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7"/>
    <style:style style:name="ce7" style:family="table-cell" style:parent-style-name="Default" style:data-style-name="N38">
      <style:table-cell-properties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38"/>
    <style:style style:name="co1" style:family="table-column">
      <style:table-column-properties fo:break-before="auto" style:column-width="2.82222222222222cm" style:use-optimal-column-width="true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4.00402777777778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0.970138888888889cm"/>
    </style:style>
    <style:style style:name="co6" style:family="table-column">
      <style:table-column-properties fo:break-before="auto" style:column-width="1.32291666666667cm" style:use-optimal-column-width="true"/>
    </style:style>
    <style:style style:name="co7" style:family="table-column">
      <style:table-column-properties fo:break-before="auto" style:column-width="1.39347222222222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1.51694444444444cm" style:use-optimal-column-width="true"/>
    </style:style>
    <style:style style:name="co12" style:family="table-column">
      <style:table-column-properties fo:break-before="auto" style:column-width="2.31069444444444cm"/>
    </style:style>
    <style:style style:name="co13" style:family="table-column">
      <style:table-column-properties fo:break-before="auto" style:column-width="4.23333333333333cm" style:use-optimal-column-width="true"/>
    </style:style>
    <style:style style:name="co14" style:family="table-column">
      <style:table-column-properties fo:break-before="auto" style:column-width="2.08138888888889cm" style:use-optimal-column-width="true"/>
    </style:style>
    <style:style style:name="co15" style:family="table-column">
      <style:table-column-properties fo:break-before="auto" style:column-width="1.67569444444444cm" style:use-optimal-column-width="true"/>
    </style:style>
    <style:style style:name="co16" style:family="table-column">
      <style:table-column-properties fo:break-before="auto" style:column-width="1.39347222222222cm" style:use-optimal-column-width="true"/>
    </style:style>
    <style:style style:name="co17" style:family="table-column">
      <style:table-column-properties fo:break-before="auto" style:column-width="2.09902777777778cm" style:use-optimal-column-width="true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NAL_final_f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5"/>
        <table:table-column table:style-name="co9" table:default-cell-style-name="ce8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0" table:number-columns-repeated="2" table:default-cell-style-name="ce5"/>
        <table:table-column table:style-name="co15" table:default-cell-style-name="ce1"/>
        <table:table-column table:style-name="co16" table:default-cell-style-name="ce1"/>
        <table:table-column table:style-name="co10" table:default-cell-style-name="ce5"/>
        <table:table-column table:style-name="co17" table:default-cell-style-name="ce6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0" table:number-columns-repeated="16358" table:default-cell-style-name="ce1"/>
        <table:table-row table:style-name="ro1">
          <table:table-cell office:value-type="string" table:style-name="ce2">
            <text:p>river_name</text:p>
          </table:table-cell>
          <table:table-cell office:value-type="string" table:style-name="ce2">
            <text:p>group_nr</text:p>
          </table:table-cell>
          <table:table-cell office:value-type="string" table:style-name="ce2">
            <text:p>DOC_label</text:p>
          </table:table-cell>
          <table:table-cell office:value-type="string" table:style-name="ce2">
            <text:p>site_nr</text:p>
          </table:table-cell>
          <table:table-cell office:value-type="string" table:style-name="ce2">
            <text:p>day_time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sample_day</text:p>
          </table:table-cell>
          <table:table-cell office:value-type="string" table:style-name="ce3">
            <text:p>sample_date</text:p>
          </table:table-cell>
          <table:table-cell office:value-type="string" table:style-name="ce7">
            <text:p>sample_time</text:p>
          </table:table-cell>
          <table:table-cell office:value-type="string" table:style-name="ce2">
            <text:p>distance_from_glacier</text:p>
          </table:table-cell>
          <table:table-cell office:value-type="string" table:style-name="ce2">
            <text:p>DOC</text:p>
          </table:table-cell>
          <table:table-cell office:value-type="string" table:style-name="ce2">
            <text:p>average_DOC_sample</text:p>
          </table:table-cell>
          <table:table-cell office:value-type="string" table:style-name="ce2">
            <text:p>BDOC_label<text:s/></text:p>
          </table:table-cell>
          <table:table-cell office:value-type="string" table:style-name="ce2">
            <text:p>BDOC</text:p>
          </table:table-cell>
          <table:table-cell office:value-type="string" table:style-name="ce2">
            <text:p>average_BDOC_sample</text:p>
          </table:table-cell>
          <table:table-cell office:value-type="string" table:style-name="ce2">
            <text:p>BDOC_after_14_days</text:p>
          </table:table-cell>
          <table:table-cell office:value-type="string" table:style-name="ce2">
            <text:p>BDOC_%</text:p>
          </table:table-cell>
          <table:table-cell office:value-type="string" table:style-name="ce3">
            <text:p>TOC_lab_day_DOC</text:p>
          </table:table-cell>
          <table:table-cell office:value-type="string" table:style-name="ce3">
            <text:p>TOC_lab_day_BDOC</text:p>
          </table:table-cell>
          <table:table-cell office:value-type="string" table:style-name="ce2">
            <text:p>CO2_Flux</text:p>
          </table:table-cell>
          <table:table-cell office:value-type="string" table:style-name="ce2">
            <text:p>diff evtl</text:p>
          </table:table-cell>
          <table:table-cell office:value-type="string" table:style-name="ce3">
            <text:p>KorExo_Date</text:p>
          </table:table-cell>
          <table:table-cell office:value-type="string" table:style-name="ce4">
            <text:p>KorExo_Time</text:p>
          </table:table-cell>
          <table:table-cell office:value-type="string" table:style-name="ce2">
            <text:p>Time_Fract_Sec</text:p>
          </table:table-cell>
          <table:table-cell office:value-type="string" table:style-name="ce2">
            <text:p>river_Name</text:p>
          </table:table-cell>
          <table:table-cell office:value-type="string" table:style-name="ce2">
            <text:p>Chlorophyll_RFU</text:p>
          </table:table-cell>
          <table:table-cell office:value-type="string" table:style-name="ce2">
            <text:p>Chlorophyll_ug/L</text:p>
          </table:table-cell>
          <table:table-cell office:value-type="string" table:style-name="ce2">
            <text:p>Cond_µS/cm</text:p>
          </table:table-cell>
          <table:table-cell office:value-type="string" table:style-name="ce2">
            <text:p>Cond_µS/cm_korr</text:p>
          </table:table-cell>
          <table:table-cell office:value-type="string" table:style-name="ce2">
            <text:p>Depth_m</text:p>
          </table:table-cell>
          <table:table-cell office:value-type="string" table:style-name="ce2">
            <text:p>fDOM_QSU</text:p>
          </table:table-cell>
          <table:table-cell office:value-type="string" table:style-name="ce2">
            <text:p>fDOM_RFU</text:p>
          </table:table-cell>
          <table:table-cell office:value-type="string" table:style-name="ce2">
            <text:p>nLF_Cond_µS/cm</text:p>
          </table:table-cell>
          <table:table-cell office:value-type="string" table:style-name="ce2">
            <text:p>ODO_%sat</text:p>
          </table:table-cell>
          <table:table-cell office:value-type="string" table:style-name="ce2">
            <text:p>ODO_%local</text:p>
          </table:table-cell>
          <table:table-cell office:value-type="string" table:style-name="ce2">
            <text:p>ODO_mg/L</text:p>
          </table:table-cell>
          <table:table-cell office:value-type="string" table:style-name="ce2">
            <text:p>ORP_mV</text:p>
          </table:table-cell>
          <table:table-cell office:value-type="string" table:style-name="ce2">
            <text:p>Pressure_psi_a</text:p>
          </table:table-cell>
          <table:table-cell office:value-type="string" table:style-name="ce2">
            <text:p>Sal_psu</text:p>
          </table:table-cell>
          <table:table-cell office:value-type="string" table:style-name="ce2">
            <text:p>Sal_psu_korr</text:p>
          </table:table-cell>
          <table:table-cell office:value-type="string" table:style-name="ce2">
            <text:p>SpCond_µS/cm</text:p>
          </table:table-cell>
          <table:table-cell office:value-type="string" table:style-name="ce2">
            <text:p>SpCond_µS/cm</text:p>
          </table:table-cell>
          <table:table-cell office:value-type="string" table:style-name="ce2">
            <text:p>BGA_PC_RFU</text:p>
          </table:table-cell>
          <table:table-cell office:value-type="string" table:style-name="ce2">
            <text:p>BGA_PC_ug/L</text:p>
          </table:table-cell>
          <table:table-cell office:value-type="string" table:style-name="ce2">
            <text:p>TDS_mg/L</text:p>
          </table:table-cell>
          <table:table-cell office:value-type="string" table:style-name="ce2">
            <text:p>TDS_mg/L_korr</text:p>
          </table:table-cell>
          <table:table-cell office:value-type="string" table:style-name="ce2">
            <text:p>Turbidity_FNU</text:p>
          </table:table-cell>
          <table:table-cell office:value-type="string" table:style-name="ce2">
            <text:p>TSS_mg/L</text:p>
          </table:table-cell>
          <table:table-cell office:value-type="string" table:style-name="ce2">
            <text:p>Wiper_Position_volt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H_mV</text:p>
          </table:table-cell>
          <table:table-cell office:value-type="string" table:style-name="ce2">
            <text:p>Temp_C</text:p>
          </table:table-cell>
          <table:table-cell office:value-type="string" table:style-name="ce2">
            <text:p>Vertical_Position_m</text:p>
          </table:table-cell>
          <table:table-cell office:value-type="string" table:style-name="ce2">
            <text:p>Battery_V</text:p>
          </table:table-cell>
          <table:table-cell office:value-type="string" table:style-name="ce2">
            <text:p>Notizen<text:s/></text:p>
          </table:table-cell>
          <table:table-cell office:value-type="string" table:style-name="ce2">
            <text:p>Fluo_abs_index_Label_D</text:p>
          </table:table-cell>
          <table:table-cell office:value-type="string" table:style-name="ce2">
            <text:p>bix</text:p>
          </table:table-cell>
          <table:table-cell office:value-type="string" table:style-name="ce2">
            <text:p>b</text:p>
          </table:table-cell>
          <table:table-cell office:value-type="string" table:style-name="ce2">
            <text:p>t</text:p>
          </table:table-cell>
          <table:table-cell office:value-type="string" table:style-name="ce2">
            <text:p>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hix</text:p>
          </table:table-cell>
          <table:table-cell office:value-type="string" table:style-name="ce2">
            <text:p>a254</text:p>
          </table:table-cell>
          <table:table-cell office:value-type="string" table:style-name="ce2">
            <text:p>a300</text:p>
          </table:table-cell>
          <table:table-cell office:value-type="string" table:style-name="ce2">
            <text:p>E2_E3</text:p>
          </table:table-cell>
          <table:table-cell office:value-type="string" table:style-name="ce2">
            <text:p>E4_E6</text:p>
          </table:table-cell>
          <table:table-cell office:value-type="string" table:style-name="ce2">
            <text:p>S275_295</text:p>
          </table:table-cell>
          <table:table-cell office:value-type="string" table:style-name="ce2">
            <text:p>S350_400</text:p>
          </table:table-cell>
          <table:table-cell office:value-type="string" table:style-name="ce2">
            <text:p>S300_70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Fluo_abs _index _Label_B</text:p>
          </table:table-cell>
          <table:table-cell office:value-type="string" table:style-name="ce2">
            <text:p>bix</text:p>
          </table:table-cell>
          <table:table-cell office:value-type="string" table:style-name="ce2">
            <text:p>b</text:p>
          </table:table-cell>
          <table:table-cell office:value-type="string" table:style-name="ce2">
            <text:p>t</text:p>
          </table:table-cell>
          <table:table-cell office:value-type="string" table:style-name="ce2">
            <text:p>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hix</text:p>
          </table:table-cell>
          <table:table-cell office:value-type="string" table:style-name="ce2">
            <text:p>a254</text:p>
          </table:table-cell>
          <table:table-cell office:value-type="string" table:style-name="ce2">
            <text:p>a300</text:p>
          </table:table-cell>
          <table:table-cell office:value-type="string" table:style-name="ce2">
            <text:p>E2_E3</text:p>
          </table:table-cell>
          <table:table-cell office:value-type="string" table:style-name="ce2">
            <text:p>E4_E6</text:p>
          </table:table-cell>
          <table:table-cell office:value-type="string" table:style-name="ce2">
            <text:p>S275_295</text:p>
          </table:table-cell>
          <table:table-cell office:value-type="string" table:style-name="ce2">
            <text:p>S350_400</text:p>
          </table:table-cell>
          <table:table-cell office:value-type="string" table:style-name="ce2">
            <text:p>S300_70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5_components_label_D</text:p>
          </table:table-cell>
          <table:table-cell office:value-type="string" table:style-name="ce2">
            <text:p>Comp.1</text:p>
          </table:table-cell>
          <table:table-cell office:value-type="string" table:style-name="ce2">
            <text:p>Comp.2</text:p>
          </table:table-cell>
          <table:table-cell office:value-type="string" table:style-name="ce2">
            <text:p>Comp.3</text:p>
          </table:table-cell>
          <table:table-cell office:value-type="string" table:style-name="ce2">
            <text:p>Comp.4</text:p>
          </table:table-cell>
          <table:table-cell office:value-type="string" table:style-name="ce2">
            <text:p>Comp.5</text:p>
          </table:table-cell>
          <table:table-cell office:value-type="string" table:style-name="ce2">
            <text:p>%Comp.1</text:p>
          </table:table-cell>
          <table:table-cell office:value-type="string" table:style-name="ce2">
            <text:p>%Comp.2</text:p>
          </table:table-cell>
          <table:table-cell office:value-type="string" table:style-name="ce2">
            <text:p>%Comp.3</text:p>
          </table:table-cell>
          <table:table-cell office:value-type="string" table:style-name="ce2">
            <text:p>%Comp.4</text:p>
          </table:table-cell>
          <table:table-cell office:value-type="string" table:style-name="ce2">
            <text:p>%Comp.5</text:p>
          </table:table-cell>
          <table:table-cell office:value-type="string" table:style-name="ce2">
            <text:p>5_components_label_B</text:p>
          </table:table-cell>
          <table:table-cell office:value-type="string" table:style-name="ce2">
            <text:p>Comp.1</text:p>
          </table:table-cell>
          <table:table-cell office:value-type="string" table:style-name="ce2">
            <text:p>Comp.2</text:p>
          </table:table-cell>
          <table:table-cell office:value-type="string" table:style-name="ce2">
            <text:p>Comp.3</text:p>
          </table:table-cell>
          <table:table-cell office:value-type="string" table:style-name="ce2">
            <text:p>Comp.4</text:p>
          </table:table-cell>
          <table:table-cell office:value-type="string" table:style-name="ce2">
            <text:p>Comp.5</text:p>
          </table:table-cell>
          <table:table-cell office:value-type="string" table:style-name="ce2">
            <text:p>%Comp.1</text:p>
          </table:table-cell>
          <table:table-cell office:value-type="string" table:style-name="ce2">
            <text:p>%Comp.2</text:p>
          </table:table-cell>
          <table:table-cell office:value-type="string" table:style-name="ce2">
            <text:p>%Comp.3</text:p>
          </table:table-cell>
          <table:table-cell office:value-type="string" table:style-name="ce2">
            <text:p>%Comp.4</text:p>
          </table:table-cell>
          <table:table-cell office:value-type="string" table:style-name="ce2">
            <text:p>%Comp.5</text:p>
          </table:table-cell>
          <table:table-cell office:value-type="string" table:style-name="ce2">
            <text:p>weather_Station_Num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Day</text:p>
          </table:table-cell>
          <table:table-cell office:value-type="string" table:style-name="ce2">
            <text:p>Hour</text:p>
          </table:table-cell>
          <table:table-cell office:value-type="string" table:style-name="ce2">
            <text:p>Air_temp</text:p>
          </table:table-cell>
          <table:table-cell office:value-type="string" table:style-name="ce2">
            <text:p>Max_temp</text:p>
          </table:table-cell>
          <table:table-cell office:value-type="string" table:style-name="ce2">
            <text:p>Min_temp</text:p>
          </table:table-cell>
          <table:table-cell office:value-type="string" table:style-name="ce2">
            <text:p>Dew_point_C</text:p>
          </table:table-cell>
          <table:table-cell office:value-type="string" table:style-name="ce2">
            <text:p>Humidity%</text:p>
          </table:table-cell>
          <table:table-cell office:value-type="string" table:style-name="ce2">
            <text:p>Wind_direction_deg</text:p>
          </table:table-cell>
          <table:table-cell office:value-type="string" table:style-name="ce2">
            <text:p>Wind_direction</text:p>
          </table:table-cell>
          <table:table-cell office:value-type="string" table:style-name="ce2">
            <text:p>Wind_speed_m/s</text:p>
          </table:table-cell>
          <table:table-cell office:value-type="string" table:style-name="ce2">
            <text:p>Max_av_wind_speed_m/s</text:p>
          </table:table-cell>
          <table:table-cell office:value-type="string" table:style-name="ce2">
            <text:p>Max_wind_gust_m/s</text:p>
          </table:table-cell>
          <table:table-cell office:value-type="string" table:style-name="ce2">
            <text:p>Air_pressure_hPa</text:p>
          </table:table-cell>
          <table:table-cell office:value-type="string" table:style-name="ce2">
            <text:p>Precipitation_in_past_hour_mm<text:s/></text:p>
          </table:table-cell>
          <table:table-cell table:number-columns-repeated="16256" table:style-name="ce2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0_1_DOC_VM_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5">
            <text:p>#NV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H_WJ00_1_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0_1_DOC_VM_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error" office:string-value="#N/A" table:formula="of:=#N/A" table:style-name="ce1">
            <text:p>#NV</text:p>
          </table:table-cell>
          <table:table-cell table:style-name="ce1"/>
          <table:table-cell office:value-type="string" table:style-name="ce1">
            <text:p>H_WJ00_1_B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5">
            <text:p>#NV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H_WJ00_1_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B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B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0_1_DOC_NM_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0.1988" table:style-name="ce1">
            <text:p>0.1988</text:p>
          </table:table-cell>
          <table:table-cell office:value-type="float" office:value="0.24401" table:style-name="ce1">
            <text:p>0.24401</text:p>
          </table:table-cell>
          <table:table-cell office:value-type="string" table:style-name="ce1">
            <text:p>H_WJ00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date" office:date-value="2024-08-23T00:00:00" table:style-name="ce5">
            <text:p>23.08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H_WJ00_1_DOC_NM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.7762635780344e-21</text:p>
          </table:table-cell>
          <table:table-cell office:value-type="float" office:value="-2.9E-19" table:style-name="ce1">
            <text:p>-2.9E-19</text:p>
          </table:table-cell>
          <table:table-cell office:value-type="float" office:value="-5.7599999999999998E-20" table:style-name="ce1">
            <text:p>-5.76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-2.9780100539999999" table:style-name="ce1">
            <text:p>-2.978010054</text:p>
          </table:table-cell>
          <table:table-cell office:value-type="float" office:value="-1.066864426" table:style-name="ce1">
            <text:p>-1.066864426</text:p>
          </table:table-cell>
          <table:table-cell office:value-type="float" office:value="21.05263158" table:style-name="ce1">
            <text:p>21.05263158</text:p>
          </table:table-cell>
          <table:table-cell office:value-type="float" office:value="-0.125" table:style-name="ce1">
            <text:p>-0.125</text:p>
          </table:table-cell>
          <table:table-cell office:value-type="float" office:value="2.3869134E-2" table:style-name="ce1">
            <text:p>0.023869134</text:p>
          </table:table-cell>
          <table:table-cell office:value-type="float" office:value="1.3793959999999999E-2" table:style-name="ce1">
            <text:p>0.01379396</text:p>
          </table:table-cell>
          <table:table-cell office:value-type="float" office:value="2.5096436999999999E-2" table:style-name="ce1">
            <text:p>0.025096437</text:p>
          </table:table-cell>
          <table:table-cell office:value-type="float" office:value="1.7304048249999999" table:style-name="ce1">
            <text:p>1.730404825</text:p>
          </table:table-cell>
          <table:table-cell office:value-type="string" table:style-name="ce1">
            <text:p>H_WJ00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0_1_DOC_NM_A</text:p>
          </table:table-cell>
          <table:table-cell office:value-type="float" office:value="2.2448210186016699E-21" table:style-name="ce1">
            <text:p>2.24482E-21</text:p>
          </table:table-cell>
          <table:table-cell office:value-type="float" office:value="1.9856953310808498E-3" table:style-name="ce1">
            <text:p>0.001985695</text:p>
          </table:table-cell>
          <table:table-cell office:value-type="float" office:value="0" table:style-name="ce1">
            <text:p>0</text:p>
          </table:table-cell>
          <table:table-cell office:value-type="float" office:value="8.1163108923678901E-4" table:style-name="ce1">
            <text:p>0.000811631</text:p>
          </table:table-cell>
          <table:table-cell office:value-type="float" office:value="0" table:style-name="ce1">
            <text:p>0</text:p>
          </table:table-cell>
          <table:table-cell office:value-type="float" office:value="8.024880479793161E-19" table:style-name="ce1">
            <text:p>8.02488E-19</text:p>
          </table:table-cell>
          <table:table-cell office:value-type="float" office:value="0.70985470864546885" table:style-name="ce1">
            <text:p>0.709854709</text:p>
          </table:table-cell>
          <table:table-cell office:value-type="float" office:value="0" table:style-name="ce1">
            <text:p>0</text:p>
          </table:table-cell>
          <table:table-cell office:value-type="float" office:value="0.29014529135453115" table:style-name="ce1">
            <text:p>0.2901452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0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0_1_DOC_NM_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4.521E-2" table:style-name="ce1">
            <text:p>0.04521</text:p>
          </table:table-cell>
          <table:table-cell table:style-name="ce1"/>
          <table:table-cell office:value-type="string" table:style-name="ce1">
            <text:p>H_WJ00_1_BDOC_NM_B</text:p>
          </table:table-cell>
          <table:table-cell office:value-type="float" office:value="7.2370000000000004E-2" table:style-name="ce1">
            <text:p>0.07237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1" table:style-name="ce1"/>
          <table:table-cell office:value-type="string" table:style-name="ce1">
            <text:p><text:s/></text:p>
          </table:table-cell>
          <table:table-cell office:value-type="string" table:style-name="ce1">
            <text:p>H_WJ00_1_DOC_N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6500000000000002E-23" table:style-name="ce1">
            <text:p>-2.65E-23</text:p>
          </table:table-cell>
          <table:table-cell office:value-type="string" table:style-name="ce1">
            <text:p>1.52465930505774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-19.399827640000002" table:style-name="ce1">
            <text:p>-19.39982764</text:p>
          </table:table-cell>
          <table:table-cell office:value-type="float" office:value="-11.432883220000001" table:style-name="ce1">
            <text:p>-11.43288322</text:p>
          </table:table-cell>
          <table:table-cell office:value-type="float" office:value="3.8885769809999999" table:style-name="ce1">
            <text:p>3.888576981</text:p>
          </table:table-cell>
          <table:table-cell office:value-type="float" office:value="7.1764705879999999" table:style-name="ce1">
            <text:p>7.176470588</text:p>
          </table:table-cell>
          <table:table-cell office:value-type="float" office:value="1.2998213E-2" table:style-name="ce1">
            <text:p>0.012998213</text:p>
          </table:table-cell>
          <table:table-cell office:value-type="float" office:value="1.0358546999999999E-2" table:style-name="ce1">
            <text:p>0.010358547</text:p>
          </table:table-cell>
          <table:table-cell office:value-type="float" office:value="1.1051686E-2" table:style-name="ce1">
            <text:p>0.011051686</text:p>
          </table:table-cell>
          <table:table-cell office:value-type="float" office:value="1.2548297980000001" table:style-name="ce1">
            <text:p>1.254829798</text:p>
          </table:table-cell>
          <table:table-cell office:value-type="string" table:style-name="ce1">
            <text:p>H_WJ00_1_BDOC_N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099999999999998E-24" table:style-name="ce1">
            <text:p>-3.31E-24</text:p>
          </table:table-cell>
          <table:table-cell office:value-type="float" office:value="-5.4900000000000005E-20" table:style-name="ce1">
            <text:p>-5.49E-20</text:p>
          </table:table-cell>
          <table:table-cell office:value-type="float" office:value="-2.8499999999999998E-19" table:style-name="ce1">
            <text:p>-2.85E-19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NA</text:p>
          </table:table-cell>
          <table:table-cell office:value-type="float" office:value="-3.7126443450000002" table:style-name="ce1">
            <text:p>-3.712644345</text:p>
          </table:table-cell>
          <table:table-cell office:value-type="float" office:value="-1.6172919109999999" table:style-name="ce1">
            <text:p>-1.617291911</text:p>
          </table:table-cell>
          <table:table-cell office:value-type="float" office:value="8.0658823529999992" table:style-name="ce1">
            <text:p>8.065882353</text:p>
          </table:table-cell>
          <table:table-cell office:value-type="float" office:value="0.322580645" table:style-name="ce1">
            <text:p>0.322580645</text:p>
          </table:table-cell>
          <table:table-cell office:value-type="float" office:value="2.0306402000000001E-2" table:style-name="ce1">
            <text:p>0.020306402</text:p>
          </table:table-cell>
          <table:table-cell office:value-type="float" office:value="1.0434056000000001E-2" table:style-name="ce1">
            <text:p>0.010434056</text:p>
          </table:table-cell>
          <table:table-cell office:value-type="float" office:value="1.3129652E-2" table:style-name="ce1">
            <text:p>0.013129652</text:p>
          </table:table-cell>
          <table:table-cell office:value-type="float" office:value="1.946165715" table:style-name="ce1">
            <text:p>1.946165715</text:p>
          </table:table-cell>
          <table:table-cell office:value-type="string" table:style-name="ce1">
            <text:p>H_WJ00_1_DOC_NM_B</text:p>
          </table:table-cell>
          <table:table-cell office:value-type="float" office:value="0" table:style-name="ce1">
            <text:p>0</text:p>
          </table:table-cell>
          <table:table-cell office:value-type="float" office:value="5.4844442781792702E-5" table:style-name="ce1">
            <text:p>5.48444E-05</text:p>
          </table:table-cell>
          <table:table-cell office:value-type="float" office:value="1.29070418010634E-6" table:style-name="ce1">
            <text:p>1.2907E-06</text:p>
          </table:table-cell>
          <table:table-cell office:value-type="float" office:value="5.0567782281437604E-4" table:style-name="ce1">
            <text:p>0.000505678</text:p>
          </table:table-cell>
          <table:table-cell office:value-type="float" office:value="2.3927823957008098E-22" table:style-name="ce1">
            <text:p>2.39278E-22</text:p>
          </table:table-cell>
          <table:table-cell office:value-type="float" office:value="0" table:style-name="ce1">
            <text:p>0</text:p>
          </table:table-cell>
          <table:table-cell office:value-type="float" office:value="9.7620463984006686E-2" table:style-name="ce1">
            <text:p>0.097620464</text:p>
          </table:table-cell>
          <table:table-cell office:value-type="float" office:value="2.2973912129873463E-3" table:style-name="ce1">
            <text:p>0.002297391</text:p>
          </table:table-cell>
          <table:table-cell office:value-type="float" office:value="0.90008214480300597" table:style-name="ce1">
            <text:p>0.900082145</text:p>
          </table:table-cell>
          <table:table-cell office:value-type="float" office:value="4.2590373032037023E-19" table:style-name="ce1">
            <text:p>4.25904E-19</text:p>
          </table:table-cell>
          <table:table-cell office:value-type="string" table:style-name="ce1">
            <text:p>H_WJ00_1_BDOC_NM_B</text:p>
          </table:table-cell>
          <table:table-cell office:value-type="float" office:value="0" table:style-name="ce1">
            <text:p>0</text:p>
          </table:table-cell>
          <table:table-cell office:value-type="float" office:value="1.18705641061895E-3" table:style-name="ce1">
            <text:p>0.001187056</text:p>
          </table:table-cell>
          <table:table-cell office:value-type="float" office:value="0" table:style-name="ce1">
            <text:p>0</text:p>
          </table:table-cell>
          <table:table-cell office:value-type="float" office:value="7.5230907084217105E-4" table:style-name="ce1">
            <text:p>0.000752309</text:p>
          </table:table-cell>
          <table:table-cell office:value-type="float" office:value="1.5715162393811099E-4" table:style-name="ce1">
            <text:p>0.000157152</text:p>
          </table:table-cell>
          <table:table-cell office:value-type="float" office:value="0" table:style-name="ce1">
            <text:p>0</text:p>
          </table:table-cell>
          <table:table-cell office:value-type="float" office:value="0.56620401882812355" table:style-name="ce1">
            <text:p>0.566204019</text:p>
          </table:table-cell>
          <table:table-cell office:value-type="float" office:value="0" table:style-name="ce1">
            <text:p>0</text:p>
          </table:table-cell>
          <table:table-cell office:value-type="float" office:value="0.35883755439186438" table:style-name="ce1">
            <text:p>0.358837554</text:p>
          </table:table-cell>
          <table:table-cell office:value-type="float" office:value="7.4958426780011966E-2" table:style-name="ce1">
            <text:p>0.074958427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1_1_DOC_V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8H3M10S" table:style-name="ce8">
            <text:p>08:03:10</text:p>
          </table:table-cell>
          <table:table-cell office:value-type="float" office:value="122" table:style-name="ce1">
            <text:p>122</text:p>
          </table:table-cell>
          <table:table-cell office:value-type="float" office:value="0.18129999999999999" table:style-name="ce1">
            <text:p>0.1813</text:p>
          </table:table-cell>
          <table:table-cell office:value-type="float" office:value="0.28210000000000002" table:style-name="ce1">
            <text:p>0.2821</text:p>
          </table:table-cell>
          <table:table-cell office:value-type="string" table:style-name="ce1">
            <text:p>H_WJ01_1_BDOC_VM_A</text:p>
          </table:table-cell>
          <table:table-cell office:value-type="float" office:value="0.1138" table:style-name="ce1">
            <text:p>0.1138</text:p>
          </table:table-cell>
          <table:table-cell office:value-type="float" office:value="0.10442499999999999" table:style-name="ce1">
            <text:p>0.104425</text:p>
          </table:table-cell>
          <table:table-cell office:value-type="float" office:value="0.17767500000000003" table:style-name="ce1">
            <text:p>0.177675</text:p>
          </table:table-cell>
          <table:table-cell office:value-type="float" office:value="62.982984757178308" table:style-name="ce1">
            <text:p>62.98298476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0H23M27S" table:style-name="ce6">
            <text:p>10:23:27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0.01" table:style-name="ce1">
            <text:p>0.01</text:p>
          </table:table-cell>
          <table:table-cell office:value-type="float" office:value="0.69" table:style-name="ce1">
            <text:p>0.6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-0.90600000000000003" table:style-name="ce1">
            <text:p>-0.906</text:p>
          </table:table-cell>
          <table:table-cell office:value-type="float" office:value="-1.44" table:style-name="ce1">
            <text:p>-1.44</text:p>
          </table:table-cell>
          <table:table-cell office:value-type="float" office:value="-0.48" table:style-name="ce1">
            <text:p>-0.4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8.9" table:style-name="ce1">
            <text:p>88.9</text:p>
          </table:table-cell>
          <table:table-cell office:value-type="float" office:value="90.6" table:style-name="ce1">
            <text:p>90.6</text:p>
          </table:table-cell>
          <table:table-cell office:value-type="float" office:value="12.89" table:style-name="ce1">
            <text:p>12.89</text:p>
          </table:table-cell>
          <table:table-cell office:value-type="float" office:value="283" table:style-name="ce1">
            <text:p>283</text:p>
          </table:table-cell>
          <table:table-cell office:value-type="float" office:value="-1.288" table:style-name="ce1">
            <text:p>-1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1" table:style-name="ce1">
            <text:p>0.1</text:p>
          </table:table-cell>
          <table:table-cell office:value-type="float" office:value="1.37" table:style-name="ce1">
            <text:p>1.37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402.37" table:style-name="ce1">
            <text:p>402.3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11" table:style-name="ce1">
            <text:p>7.11</text:p>
          </table:table-cell>
          <table:table-cell office:value-type="float" office:value="-36.4" table:style-name="ce1">
            <text:p>-36.4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-0.91500000000000004" table:style-name="ce1">
            <text:p>-0.915</text:p>
          </table:table-cell>
          <table:table-cell office:value-type="float" office:value="5.4" table:style-name="ce1">
            <text:p>5.4</text:p>
          </table:table-cell>
          <table:table-cell table:style-name="ce1"/>
          <table:table-cell office:value-type="string" table:style-name="ce1">
            <text:p>H_WJ01_1_DOC_VM_A</text:p>
          </table:table-cell>
          <table:table-cell office:value-type="float" office:value="1" table:style-name="ce1">
            <text:p>1</text:p>
          </table:table-cell>
          <table:table-cell office:value-type="float" office:value="1.5932209999999999E-3" table:style-name="ce1">
            <text:p>0.001593221</text:p>
          </table:table-cell>
          <table:table-cell office:value-type="float" office:value="-5.2499999999999997E-20" table:style-name="ce1">
            <text:p>-5.25E-20</text:p>
          </table:table-cell>
          <table:table-cell office:value-type="float" office:value="0" table:style-name="ce1">
            <text:p>0</text:p>
          </table:table-cell>
          <table:table-cell office:value-type="float" office:value="-6.9400000000000002E-19" table:style-name="ce1">
            <text:p>-6.94E-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8.7706562659999996" table:style-name="ce1">
            <text:p>8.770656266</text:p>
          </table:table-cell>
          <table:table-cell office:value-type="float" office:value="5.570062987" table:style-name="ce1">
            <text:p>5.570062987</text:p>
          </table:table-cell>
          <table:table-cell office:value-type="float" office:value="3.4485106380000001" table:style-name="ce1">
            <text:p>3.448510638</text:p>
          </table:table-cell>
          <table:table-cell office:value-type="float" office:value="-3.2763636360000001" table:style-name="ce1">
            <text:p>-3.276363636</text:p>
          </table:table-cell>
          <table:table-cell office:value-type="float" office:value="1.1848628E-2" table:style-name="ce1">
            <text:p>0.011848628</text:p>
          </table:table-cell>
          <table:table-cell office:value-type="float" office:value="1.0257344999999999E-2" table:style-name="ce1">
            <text:p>0.010257345</text:p>
          </table:table-cell>
          <table:table-cell office:value-type="float" office:value="1.2285462E-2" table:style-name="ce1">
            <text:p>0.012285462</text:p>
          </table:table-cell>
          <table:table-cell office:value-type="float" office:value="1.155136046" table:style-name="ce1">
            <text:p>1.155136046</text:p>
          </table:table-cell>
          <table:table-cell office:value-type="string" table:style-name="ce1">
            <text:p>H_WJ01_1_BDOC_VM_A</text:p>
          </table:table-cell>
          <table:table-cell office:value-type="float" office:value="1" table:style-name="ce1">
            <text:p>1</text:p>
          </table:table-cell>
          <table:table-cell office:value-type="float" office:value="3.3428109999999998E-3" table:style-name="ce1">
            <text:p>0.003342811</text:p>
          </table:table-cell>
          <table:table-cell office:value-type="float" office:value="-6.7800000000000003E-21" table:style-name="ce1">
            <text:p>-6.78E-21</text:p>
          </table:table-cell>
          <table:table-cell office:value-type="float" office:value="-2.96E-21" table:style-name="ce1">
            <text:p>-2.96E-21</text:p>
          </table:table-cell>
          <table:table-cell office:value-type="float" office:value="-1.08E-19" table:style-name="ce1">
            <text:p>-1.08E-19</text:p>
          </table:table-cell>
          <table:table-cell office:value-type="float" office:value="2.1273099999999999E-4" table:style-name="ce1">
            <text:p>0.0002127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5.3474797609999998" table:style-name="ce1">
            <text:p>5.347479761</text:p>
          </table:table-cell>
          <table:table-cell office:value-type="float" office:value="3.6205409409999998" table:style-name="ce1">
            <text:p>3.620540941</text:p>
          </table:table-cell>
          <table:table-cell office:value-type="float" office:value="3.2392717819999999" table:style-name="ce1">
            <text:p>3.239271782</text:p>
          </table:table-cell>
          <table:table-cell office:value-type="float" office:value="-1.664179104" table:style-name="ce1">
            <text:p>-1.664179104</text:p>
          </table:table-cell>
          <table:table-cell office:value-type="float" office:value="8.9535169999999994E-3" table:style-name="ce1">
            <text:p>0.008953517</text:p>
          </table:table-cell>
          <table:table-cell office:value-type="float" office:value="1.1833422E-2" table:style-name="ce1">
            <text:p>0.011833422</text:p>
          </table:table-cell>
          <table:table-cell office:value-type="float" office:value="1.2164670000000001E-2" table:style-name="ce1">
            <text:p>0.01216467</text:p>
          </table:table-cell>
          <table:table-cell office:value-type="float" office:value="0.75662955600000004" table:style-name="ce1">
            <text:p>0.756629556</text:p>
          </table:table-cell>
          <table:table-cell office:value-type="string" table:style-name="ce1">
            <text:p>H_WJ01_1_DOC_VM_A</text:p>
          </table:table-cell>
          <table:table-cell office:value-type="float" office:value="1.8721479424328901E-2" table:style-name="ce1">
            <text:p>0.018721479</text:p>
          </table:table-cell>
          <table:table-cell office:value-type="float" office:value="2.20339378289428E-2" table:style-name="ce1">
            <text:p>0.022033938</text:p>
          </table:table-cell>
          <table:table-cell office:value-type="float" office:value="0" table:style-name="ce1">
            <text:p>0</text:p>
          </table:table-cell>
          <table:table-cell office:value-type="float" office:value="8.9842821502142799E-3" table:style-name="ce1">
            <text:p>0.008984282</text:p>
          </table:table-cell>
          <table:table-cell office:value-type="float" office:value="4.7770789001306997E-3" table:style-name="ce1">
            <text:p>0.004777079</text:p>
          </table:table-cell>
          <table:table-cell office:value-type="float" office:value="0.34340766286783508" table:style-name="ce1">
            <text:p>0.343407663</text:p>
          </table:table-cell>
          <table:table-cell office:value-type="float" office:value="0.40416801055687207" table:style-name="ce1">
            <text:p>0.404168011</text:p>
          </table:table-cell>
          <table:table-cell office:value-type="float" office:value="0" table:style-name="ce1">
            <text:p>0</text:p>
          </table:table-cell>
          <table:table-cell office:value-type="float" office:value="0.16479847910635353" table:style-name="ce1">
            <text:p>0.164798479</text:p>
          </table:table-cell>
          <table:table-cell office:value-type="float" office:value="8.7625847468939408E-2" table:style-name="ce1">
            <text:p>0.087625847</text:p>
          </table:table-cell>
          <table:table-cell office:value-type="string" table:style-name="ce1">
            <text:p>H_WJ01_1_BDOC_VM_A</text:p>
          </table:table-cell>
          <table:table-cell office:value-type="float" office:value="1.6509433913376299E-2" table:style-name="ce1">
            <text:p>0.016509434</text:p>
          </table:table-cell>
          <table:table-cell office:value-type="float" office:value="3.3740279211344197E-2" table:style-name="ce1">
            <text:p>0.033740279</text:p>
          </table:table-cell>
          <table:table-cell office:value-type="float" office:value="3.0845886019680699E-5" table:style-name="ce1">
            <text:p>3.08459E-05</text:p>
          </table:table-cell>
          <table:table-cell office:value-type="float" office:value="1.3918115807541201E-2" table:style-name="ce1">
            <text:p>0.013918116</text:p>
          </table:table-cell>
          <table:table-cell office:value-type="float" office:value="2.51895801581289E-3" table:style-name="ce1">
            <text:p>0.002518958</text:p>
          </table:table-cell>
          <table:table-cell office:value-type="float" office:value="1.6509433913376299E-2" table:style-name="ce1">
            <text:p>0.016509434</text:p>
          </table:table-cell>
          <table:table-cell office:value-type="float" office:value="0.505717570874339" table:style-name="ce1">
            <text:p>0.505717571</text:p>
          </table:table-cell>
          <table:table-cell office:value-type="float" office:value="4.6233483877320249E-4" table:style-name="ce1">
            <text:p>0.000462335</text:p>
          </table:table-cell>
          <table:table-cell office:value-type="float" office:value="0.20861225460668198" table:style-name="ce1">
            <text:p>0.208612255</text:p>
          </table:table-cell>
          <table:table-cell office:value-type="float" office:value="3.7755506435258948E-2" table:style-name="ce1">
            <text:p>0.037755506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7.4000000953674316" table:style-name="ce1">
            <text:p>7.400000095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ENE<text:s text:c="5"/>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6.5999999046325684" table:style-name="ce1">
            <text:p>6.599999905</text:p>
          </table:table-cell>
          <table:table-cell table:style-name="ce1"/>
          <table:table-cell office:value-type="float" office:value="0.40000000596046448" table:style-name="ce1">
            <text:p>0.400000006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1_1_DOC_V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8H3M10S" table:style-name="ce8">
            <text:p>08:03:10</text:p>
          </table:table-cell>
          <table:table-cell office:value-type="float" office:value="122" table:style-name="ce1">
            <text:p>122</text:p>
          </table:table-cell>
          <table:table-cell office:value-type="float" office:value="0.1008" table:style-name="ce1">
            <text:p>0.1008</text:p>
          </table:table-cell>
          <table:table-cell table:style-name="ce1"/>
          <table:table-cell office:value-type="string" table:style-name="ce1">
            <text:p>H_WJ01_1_BDOC_VM_B</text:p>
          </table:table-cell>
          <table:table-cell office:value-type="float" office:value="9.5049999999999996E-2" table:style-name="ce1">
            <text:p>0.09505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0H23M27S" table:style-name="ce6">
            <text:p>10:23:27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0.01" table:style-name="ce1">
            <text:p>0.01</text:p>
          </table:table-cell>
          <table:table-cell office:value-type="float" office:value="0.69" table:style-name="ce1">
            <text:p>0.6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-0.90600000000000003" table:style-name="ce1">
            <text:p>-0.906</text:p>
          </table:table-cell>
          <table:table-cell office:value-type="float" office:value="-1.44" table:style-name="ce1">
            <text:p>-1.44</text:p>
          </table:table-cell>
          <table:table-cell office:value-type="float" office:value="-0.48" table:style-name="ce1">
            <text:p>-0.4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8.9" table:style-name="ce1">
            <text:p>88.9</text:p>
          </table:table-cell>
          <table:table-cell office:value-type="float" office:value="90.6" table:style-name="ce1">
            <text:p>90.6</text:p>
          </table:table-cell>
          <table:table-cell office:value-type="float" office:value="12.89" table:style-name="ce1">
            <text:p>12.89</text:p>
          </table:table-cell>
          <table:table-cell office:value-type="float" office:value="283" table:style-name="ce1">
            <text:p>283</text:p>
          </table:table-cell>
          <table:table-cell office:value-type="float" office:value="-1.288" table:style-name="ce1">
            <text:p>-1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1" table:style-name="ce1">
            <text:p>0.1</text:p>
          </table:table-cell>
          <table:table-cell office:value-type="float" office:value="1.37" table:style-name="ce1">
            <text:p>1.37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402.37" table:style-name="ce1">
            <text:p>402.3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11" table:style-name="ce1">
            <text:p>7.11</text:p>
          </table:table-cell>
          <table:table-cell office:value-type="float" office:value="-36.4" table:style-name="ce1">
            <text:p>-36.4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-0.91500000000000004" table:style-name="ce1">
            <text:p>-0.915</text:p>
          </table:table-cell>
          <table:table-cell office:value-type="float" office:value="5.4" table:style-name="ce1">
            <text:p>5.4</text:p>
          </table:table-cell>
          <table:table-cell table:style-name="ce1"/>
          <table:table-cell office:value-type="string" table:style-name="ce1">
            <text:p>H_WJ01_1_DOC_V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7800000000000003E-21" table:style-name="ce1">
            <text:p>-6.78E-21</text:p>
          </table:table-cell>
          <table:table-cell office:value-type="float" office:value="-4.4700000000000001E-19" table:style-name="ce1">
            <text:p>-4.47E-19</text:p>
          </table:table-cell>
          <table:table-cell office:value-type="float" office:value="-4.7400000000000003E-20" table:style-name="ce1">
            <text:p>-4.74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9.8144948420000002" table:style-name="ce1">
            <text:p>9.814494842</text:p>
          </table:table-cell>
          <table:table-cell office:value-type="float" office:value="5.9461518849999999" table:style-name="ce1">
            <text:p>5.946151885</text:p>
          </table:table-cell>
          <table:table-cell office:value-type="float" office:value="3.5154559509999999" table:style-name="ce1">
            <text:p>3.515455951</text:p>
          </table:table-cell>
          <table:table-cell office:value-type="float" office:value="-52.8125" table:style-name="ce1">
            <text:p>-52.8125</text:p>
          </table:table-cell>
          <table:table-cell office:value-type="float" office:value="1.3096238E-2" table:style-name="ce1">
            <text:p>0.013096238</text:p>
          </table:table-cell>
          <table:table-cell office:value-type="float" office:value="1.1200854999999999E-2" table:style-name="ce1">
            <text:p>0.011200855</text:p>
          </table:table-cell>
          <table:table-cell office:value-type="float" office:value="1.1866322E-2" table:style-name="ce1">
            <text:p>0.011866322</text:p>
          </table:table-cell>
          <table:table-cell office:value-type="float" office:value="1.169217715" table:style-name="ce1">
            <text:p>1.169217715</text:p>
          </table:table-cell>
          <table:table-cell office:value-type="string" table:style-name="ce1">
            <text:p>H_WJ01_1_BDOC_VM_B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-3.3900000000000001E-21" table:style-name="ce1">
            <text:p>-3.39E-21</text:p>
          </table:table-cell>
          <table:table-cell office:value-type="string" table:style-name="ce1">
            <text:p>8.47E-22</text:p>
          </table:table-cell>
          <table:table-cell office:value-type="float" office:value="-7.8100000000000002E-19" table:style-name="ce1">
            <text:p>-7.81E-19</text:p>
          </table:table-cell>
          <table:table-cell office:value-type="string" table:style-name="ce1">
            <text:p>2.10E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8.0908454289999998" table:style-name="ce1">
            <text:p>8.090845429</text:p>
          </table:table-cell>
          <table:table-cell office:value-type="float" office:value="6.018518845" table:style-name="ce1">
            <text:p>6.018518845</text:p>
          </table:table-cell>
          <table:table-cell office:value-type="float" office:value="2.2360322680000002" table:style-name="ce1">
            <text:p>2.236032268</text:p>
          </table:table-cell>
          <table:table-cell office:value-type="float" office:value="-13.043749999999999" table:style-name="ce1">
            <text:p>-13.04375</text:p>
          </table:table-cell>
          <table:table-cell office:value-type="float" office:value="8.5477929999999997E-3" table:style-name="ce1">
            <text:p>0.008547793</text:p>
          </table:table-cell>
          <table:table-cell office:value-type="float" office:value="7.7888250000000001E-3" table:style-name="ce1">
            <text:p>0.007788825</text:p>
          </table:table-cell>
          <table:table-cell office:value-type="float" office:value="8.8827960000000001E-3" table:style-name="ce1">
            <text:p>0.008882796</text:p>
          </table:table-cell>
          <table:table-cell office:value-type="float" office:value="1.097443183" table:style-name="ce1">
            <text:p>1.097443183</text:p>
          </table:table-cell>
          <table:table-cell office:value-type="string" table:style-name="ce1">
            <text:p>H_WJ01_1_DOC_VM_B</text:p>
          </table:table-cell>
          <table:table-cell office:value-type="float" office:value="1.01714115847906E-3" table:style-name="ce1">
            <text:p>0.001017141</text:p>
          </table:table-cell>
          <table:table-cell office:value-type="float" office:value="4.5485144397166303E-3" table:style-name="ce1">
            <text:p>0.004548514</text:p>
          </table:table-cell>
          <table:table-cell office:value-type="float" office:value="3.1003645517419902E-20" table:style-name="ce1">
            <text:p>3.10036E-20</text:p>
          </table:table-cell>
          <table:table-cell office:value-type="float" office:value="2.4518554769494298E-3" table:style-name="ce1">
            <text:p>0.002451855</text:p>
          </table:table-cell>
          <table:table-cell office:value-type="float" office:value="0" table:style-name="ce1">
            <text:p>0</text:p>
          </table:table-cell>
          <table:table-cell office:value-type="float" office:value="0.12686495209620266" table:style-name="ce1">
            <text:p>0.126864952</text:p>
          </table:table-cell>
          <table:table-cell office:value-type="float" office:value="0.56732250159496034" table:style-name="ce1">
            <text:p>0.567322502</text:p>
          </table:table-cell>
          <table:table-cell office:value-type="float" office:value="3.866991292788295E-18" table:style-name="ce1">
            <text:p>3.86699E-18</text:p>
          </table:table-cell>
          <table:table-cell office:value-type="float" office:value="0.30581254630883686" table:style-name="ce1">
            <text:p>0.3058125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1_1_BDOC_VM_B</text:p>
          </table:table-cell>
          <table:table-cell office:value-type="float" office:value="1.53139152364987E-2" table:style-name="ce1">
            <text:p>0.015313915</text:p>
          </table:table-cell>
          <table:table-cell office:value-type="float" office:value="3.7084799777769198E-2" table:style-name="ce1">
            <text:p>0.0370848</text:p>
          </table:table-cell>
          <table:table-cell office:value-type="float" office:value="0" table:style-name="ce1">
            <text:p>0</text:p>
          </table:table-cell>
          <table:table-cell office:value-type="float" office:value="1.73352060093716E-2" table:style-name="ce1">
            <text:p>0.017335206</text:p>
          </table:table-cell>
          <table:table-cell office:value-type="float" office:value="0" table:style-name="ce1">
            <text:p>0</text:p>
          </table:table-cell>
          <table:table-cell office:value-type="float" office:value="1.53139152364987E-2" table:style-name="ce1">
            <text:p>0.015313915</text:p>
          </table:table-cell>
          <table:table-cell office:value-type="float" office:value="0.53180431034700615" table:style-name="ce1">
            <text:p>0.53180431</text:p>
          </table:table-cell>
          <table:table-cell office:value-type="float" office:value="0" table:style-name="ce1">
            <text:p>0</text:p>
          </table:table-cell>
          <table:table-cell office:value-type="float" office:value="0.24859072535868218" table:style-name="ce1">
            <text:p>0.248590725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7.4000000953674316" table:style-name="ce1">
            <text:p>7.400000095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ENE<text:s text:c="5"/>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6.5999999046325684" table:style-name="ce1">
            <text:p>6.599999905</text:p>
          </table:table-cell>
          <table:table-cell table:style-name="ce1"/>
          <table:table-cell office:value-type="float" office:value="0.40000000596046448" table:style-name="ce1">
            <text:p>0.400000006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1_1_DOC_N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office:value-type="date" office:date-value="2024-07-19T00:00:00" table:style-name="ce5">
            <text:p>19.07.2024</text:p>
          </table:table-cell>
          <table:table-cell office:value-type="time" office:time-value="PT13H23M30S" table:style-name="ce8">
            <text:p>13:23:30</text:p>
          </table:table-cell>
          <table:table-cell office:value-type="float" office:value="122" table:style-name="ce1">
            <text:p>122</text:p>
          </table:table-cell>
          <table:table-cell office:value-type="float" office:value="0.2137" table:style-name="ce1">
            <text:p>0.2137</text:p>
          </table:table-cell>
          <table:table-cell office:value-type="float" office:value="0.139075" table:style-name="ce1">
            <text:p>0.139075</text:p>
          </table:table-cell>
          <table:table-cell office:value-type="string" table:style-name="ce1">
            <text:p>H_WJ01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date" office:date-value="2024-08-23T00:00:00" table:style-name="ce5">
            <text:p>23.08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19T00:00:00" table:style-name="ce5">
            <text:p>19.07.2024</text:p>
          </table:table-cell>
          <table:table-cell office:value-type="time" office:time-value="PT15H42M19S" table:style-name="ce6">
            <text:p>3:42:19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09" table:style-name="ce1">
            <text:p>-0.0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8" table:style-name="ce1">
            <text:p>3.8</text:p>
          </table:table-cell>
          <table:table-cell office:value-type="float" office:value="3.8E-3" table:style-name="ce1">
            <text:p>0.0038</text:p>
          </table:table-cell>
          <table:table-cell office:value-type="float" office:value="-0.94399999999999995" table:style-name="ce1">
            <text:p>-0.944</text:p>
          </table:table-cell>
          <table:table-cell office:value-type="float" office:value="-1.59" table:style-name="ce1">
            <text:p>-1.59</text:p>
          </table:table-cell>
          <table:table-cell office:value-type="float" office:value="-0.53" table:style-name="ce1">
            <text:p>-0.53</text:p>
          </table:table-cell>
          <table:table-cell office:value-type="float" office:value="7.3" table:style-name="ce1">
            <text:p>7.3</text:p>
          </table:table-cell>
          <table:table-cell office:value-type="float" office:value="89.9" table:style-name="ce1">
            <text:p>89.9</text:p>
          </table:table-cell>
          <table:table-cell office:value-type="float" office:value="91.7" table:style-name="ce1">
            <text:p>91.7</text:p>
          </table:table-cell>
          <table:table-cell office:value-type="float" office:value="12.97" table:style-name="ce1">
            <text:p>12.97</text:p>
          </table:table-cell>
          <table:table-cell office:value-type="float" office:value="314.10000000000002" table:style-name="ce1">
            <text:p>314.1</text:p>
          </table:table-cell>
          <table:table-cell office:value-type="float" office:value="-1.3420000000000001" table:style-name="ce1">
            <text:p>-1.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" table:style-name="ce1">
            <text:p>7.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0.98" table:style-name="ce1">
            <text:p>0.98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51.3" table:style-name="ce1">
            <text:p>251.3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" table:style-name="ce1">
            <text:p>7</text:p>
          </table:table-cell>
          <table:table-cell office:value-type="float" office:value="-30.7" table:style-name="ce1">
            <text:p>-30.7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-0.94499999999999995" table:style-name="ce1">
            <text:p>-0.945</text:p>
          </table:table-cell>
          <table:table-cell office:value-type="float" office:value="5.36" table:style-name="ce1">
            <text:p>5.36</text:p>
          </table:table-cell>
          <table:table-cell table:style-name="ce1"/>
          <table:table-cell office:value-type="string" table:style-name="ce1">
            <text:p>H_WJ01_1_DOC_NM_A</text:p>
          </table:table-cell>
          <table:table-cell office:value-type="float" office:value="1" table:style-name="ce1">
            <text:p>1</text:p>
          </table:table-cell>
          <table:table-cell office:value-type="float" office:value="2.7914490000000001E-3" table:style-name="ce1">
            <text:p>0.002791449</text:p>
          </table:table-cell>
          <table:table-cell office:value-type="float" office:value="-2.96E-21" table:style-name="ce1">
            <text:p>-2.96E-21</text:p>
          </table:table-cell>
          <table:table-cell office:value-type="float" office:value="0" table:style-name="ce1">
            <text:p>0</text:p>
          </table:table-cell>
          <table:table-cell office:value-type="float" office:value="-3.2500000000000002E-20" table:style-name="ce1">
            <text:p>-3.25E-20</text:p>
          </table:table-cell>
          <table:table-cell office:value-type="string" table:style-name="ce1">
            <text:p>2.71050543121376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2.7422691989999999" table:style-name="ce1">
            <text:p>2.742269199</text:p>
          </table:table-cell>
          <table:table-cell office:value-type="float" office:value="2.7883209010000001" table:style-name="ce1">
            <text:p>2.788320901</text:p>
          </table:table-cell>
          <table:table-cell office:value-type="float" office:value="1.609635578" table:style-name="ce1">
            <text:p>1.609635578</text:p>
          </table:table-cell>
          <table:table-cell office:value-type="float" office:value="-3.2183406109999999" table:style-name="ce1">
            <text:p>-3.218340611</text:p>
          </table:table-cell>
          <table:table-cell office:value-type="float" office:value="0" table:style-name="ce1">
            <text:p>0</text:p>
          </table:table-cell>
          <table:table-cell office:value-type="float" office:value="8.6075549999999994E-3" table:style-name="ce1">
            <text:p>0.008607555</text:p>
          </table:table-cell>
          <table:table-cell office:value-type="float" office:value="8.8942889999999997E-3" table:style-name="ce1">
            <text:p>0.0088942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1_1_BDOC_NM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.14E-25</text:p>
          </table:table-cell>
          <table:table-cell office:value-type="float" office:value="-4.3000000000000001E-20" table:style-name="ce1">
            <text:p>-4.3E-20</text:p>
          </table:table-cell>
          <table:table-cell office:value-type="float" office:value="-3.9799999999999997E-20" table:style-name="ce1">
            <text:p>-3.98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-2.97033477" table:style-name="ce1">
            <text:p>-2.97033477</text:p>
          </table:table-cell>
          <table:table-cell office:value-type="float" office:value="-1.174318397" table:style-name="ce1">
            <text:p>-1.174318397</text:p>
          </table:table-cell>
          <table:table-cell office:value-type="float" office:value="8.6666666669999994" table:style-name="ce1">
            <text:p>8.666666667</text:p>
          </table:table-cell>
          <table:table-cell office:value-type="float" office:value="7.1428570999999996E-2" table:style-name="ce1">
            <text:p>0.071428571</text:p>
          </table:table-cell>
          <table:table-cell office:value-type="float" office:value="2.3196813E-2" table:style-name="ce1">
            <text:p>0.023196813</text:p>
          </table:table-cell>
          <table:table-cell office:value-type="float" office:value="1.4076669999999999E-2" table:style-name="ce1">
            <text:p>0.01407667</text:p>
          </table:table-cell>
          <table:table-cell office:value-type="float" office:value="1.8417270999999999E-2" table:style-name="ce1">
            <text:p>0.018417271</text:p>
          </table:table-cell>
          <table:table-cell office:value-type="float" office:value="1.6478906499999999" table:style-name="ce1">
            <text:p>1.64789065</text:p>
          </table:table-cell>
          <table:table-cell office:value-type="string" table:style-name="ce1">
            <text:p>H_WJ01_1_DOC_NM_A</text:p>
          </table:table-cell>
          <table:table-cell office:value-type="float" office:value="1.11413375210916E-2" table:style-name="ce1">
            <text:p>0.011141338</text:p>
          </table:table-cell>
          <table:table-cell office:value-type="float" office:value="1.8297928006821802E-2" table:style-name="ce1">
            <text:p>0.018297928</text:p>
          </table:table-cell>
          <table:table-cell office:value-type="float" office:value="3.4615439856786702E-4" table:style-name="ce1">
            <text:p>0.000346154</text:p>
          </table:table-cell>
          <table:table-cell office:value-type="float" office:value="1.1288989698708099E-2" table:style-name="ce1">
            <text:p>0.01128899</text:p>
          </table:table-cell>
          <table:table-cell office:value-type="float" office:value="4.9089095228947399E-5" table:style-name="ce1">
            <text:p>4.90891E-05</text:p>
          </table:table-cell>
          <table:table-cell office:value-type="float" office:value="0.2709238724272211" table:style-name="ce1">
            <text:p>0.270923872</text:p>
          </table:table-cell>
          <table:table-cell office:value-type="float" office:value="0.44495066266666317" table:style-name="ce1">
            <text:p>0.444950663</text:p>
          </table:table-cell>
          <table:table-cell office:value-type="float" office:value="8.4174355134816678E-3" table:style-name="ce1">
            <text:p>0.008417436</text:p>
          </table:table-cell>
          <table:table-cell office:value-type="float" office:value="0.27451433000526732" table:style-name="ce1">
            <text:p>0.27451433</text:p>
          </table:table-cell>
          <table:table-cell office:value-type="float" office:value="1.1936993873669138E-3" table:style-name="ce1">
            <text:p>0.001193699</text:p>
          </table:table-cell>
          <table:table-cell office:value-type="string" table:style-name="ce1">
            <text:p>H_WJ01_1_BDOC_NM_A</text:p>
          </table:table-cell>
          <table:table-cell office:value-type="float" office:value="0" table:style-name="ce1">
            <text:p>0</text:p>
          </table:table-cell>
          <table:table-cell office:value-type="float" office:value="2.1424000440371598E-3" table:style-name="ce1">
            <text:p>0.0021424</text:p>
          </table:table-cell>
          <table:table-cell office:value-type="float" office:value="0" table:style-name="ce1">
            <text:p>0</text:p>
          </table:table-cell>
          <table:table-cell office:value-type="float" office:value="1.9028723481106101E-4" table:style-name="ce1">
            <text:p>0.0001902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1842574161718893" table:style-name="ce1">
            <text:p>0.918425742</text:p>
          </table:table-cell>
          <table:table-cell office:value-type="float" office:value="0" table:style-name="ce1">
            <text:p>0</text:p>
          </table:table-cell>
          <table:table-cell office:value-type="float" office:value="8.1574258382810974E-2" table:style-name="ce1">
            <text:p>0.081574258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1.39999961853027" table:style-name="ce1">
            <text:p>11.39999962</text:p>
          </table:table-cell>
          <table:table-cell office:value-type="float" office:value="11.60000038146973" table:style-name="ce1">
            <text:p>11.60000038</text:p>
          </table:table-cell>
          <table:table-cell office:value-type="float" office:value="10.5" table:style-name="ce1">
            <text:p>10.5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E<text:s text:c="7"/></text:p>
          </table:table-cell>
          <table:table-cell office:value-type="float" office:value="1.799999952316284" table:style-name="ce1">
            <text:p>1.799999952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1_1_DOC_N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date" office:date-value="2024-07-19T00:00:00" table:style-name="ce5">
            <text:p>19.07.2024</text:p>
          </table:table-cell>
          <table:table-cell office:value-type="time" office:time-value="PT13H23M30S" table:style-name="ce8">
            <text:p>13:23:30</text:p>
          </table:table-cell>
          <table:table-cell office:value-type="float" office:value="122" table:style-name="ce1">
            <text:p>122</text:p>
          </table:table-cell>
          <table:table-cell office:value-type="float" office:value="6.4449999999999993E-2" table:style-name="ce1">
            <text:p>0.06445</text:p>
          </table:table-cell>
          <table:table-cell table:style-name="ce1"/>
          <table:table-cell office:value-type="string" table:style-name="ce1">
            <text:p>H_WJ01_1_BDOC_NM_B</text:p>
          </table:table-cell>
          <table:table-cell office:value-type="float" office:value="7.3029999999999998E-2" table:style-name="ce1">
            <text:p>0.07303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9T00:00:00" table:style-name="ce5">
            <text:p>19.07.2024</text:p>
          </table:table-cell>
          <table:table-cell office:value-type="time" office:time-value="PT15H42M19S" table:style-name="ce6">
            <text:p>3:42:19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09" table:style-name="ce1">
            <text:p>-0.0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8" table:style-name="ce1">
            <text:p>3.8</text:p>
          </table:table-cell>
          <table:table-cell office:value-type="float" office:value="3.8E-3" table:style-name="ce1">
            <text:p>0.0038</text:p>
          </table:table-cell>
          <table:table-cell office:value-type="float" office:value="-0.94399999999999995" table:style-name="ce1">
            <text:p>-0.944</text:p>
          </table:table-cell>
          <table:table-cell office:value-type="float" office:value="-1.59" table:style-name="ce1">
            <text:p>-1.59</text:p>
          </table:table-cell>
          <table:table-cell office:value-type="float" office:value="-0.53" table:style-name="ce1">
            <text:p>-0.53</text:p>
          </table:table-cell>
          <table:table-cell office:value-type="float" office:value="7.3" table:style-name="ce1">
            <text:p>7.3</text:p>
          </table:table-cell>
          <table:table-cell office:value-type="float" office:value="89.9" table:style-name="ce1">
            <text:p>89.9</text:p>
          </table:table-cell>
          <table:table-cell office:value-type="float" office:value="91.7" table:style-name="ce1">
            <text:p>91.7</text:p>
          </table:table-cell>
          <table:table-cell office:value-type="float" office:value="12.97" table:style-name="ce1">
            <text:p>12.97</text:p>
          </table:table-cell>
          <table:table-cell office:value-type="float" office:value="314.10000000000002" table:style-name="ce1">
            <text:p>314.1</text:p>
          </table:table-cell>
          <table:table-cell office:value-type="float" office:value="-1.3420000000000001" table:style-name="ce1">
            <text:p>-1.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" table:style-name="ce1">
            <text:p>7.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0.98" table:style-name="ce1">
            <text:p>0.98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51.3" table:style-name="ce1">
            <text:p>251.3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" table:style-name="ce1">
            <text:p>7</text:p>
          </table:table-cell>
          <table:table-cell office:value-type="float" office:value="-30.7" table:style-name="ce1">
            <text:p>-30.7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-0.94499999999999995" table:style-name="ce1">
            <text:p>-0.945</text:p>
          </table:table-cell>
          <table:table-cell office:value-type="float" office:value="5.36" table:style-name="ce1">
            <text:p>5.36</text:p>
          </table:table-cell>
          <table:table-cell table:style-name="ce1"/>
          <table:table-cell office:value-type="string" table:style-name="ce1">
            <text:p>H_WJ01_1_DOC_N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.7762635780344e-21</text:p>
          </table:table-cell>
          <table:table-cell office:value-type="float" office:value="-1.4900000000000001E-20" table:style-name="ce1">
            <text:p>-1.49E-20</text:p>
          </table:table-cell>
          <table:table-cell office:value-type="float" office:value="-4.2399999999999998E-21" table:style-name="ce1">
            <text:p>-4.24E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-18.631202810000001" table:style-name="ce1">
            <text:p>-18.63120281</text:p>
          </table:table-cell>
          <table:table-cell office:value-type="float" office:value="-11.05569785" table:style-name="ce1">
            <text:p>-11.05569785</text:p>
          </table:table-cell>
          <table:table-cell office:value-type="float" office:value="3.8619302950000001" table:style-name="ce1">
            <text:p>3.861930295</text:p>
          </table:table-cell>
          <table:table-cell office:value-type="float" office:value="5.6941176469999997" table:style-name="ce1">
            <text:p>5.694117647</text:p>
          </table:table-cell>
          <table:table-cell office:value-type="float" office:value="1.2683369999999999E-2" table:style-name="ce1">
            <text:p>0.01268337</text:p>
          </table:table-cell>
          <table:table-cell office:value-type="float" office:value="1.0761514E-2" table:style-name="ce1">
            <text:p>0.010761514</text:p>
          </table:table-cell>
          <table:table-cell office:value-type="float" office:value="1.1173907E-2" table:style-name="ce1">
            <text:p>0.011173907</text:p>
          </table:table-cell>
          <table:table-cell office:value-type="float" office:value="1.178586022" table:style-name="ce1">
            <text:p>1.178586022</text:p>
          </table:table-cell>
          <table:table-cell office:value-type="string" table:style-name="ce1">
            <text:p>H_WJ01_1_BDOC_N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4.2400000000000003E-22" table:style-name="ce1">
            <text:p>-4.24E-22</text:p>
          </table:table-cell>
          <table:table-cell office:value-type="float" office:value="0" table:style-name="ce1">
            <text:p>0</text:p>
          </table:table-cell>
          <table:table-cell office:value-type="float" office:value="-1.4100000000000001E-19" table:style-name="ce1">
            <text:p>-1.41E-19</text:p>
          </table:table-cell>
          <table:table-cell office:value-type="float" office:value="-2.71E-20" table:style-name="ce1">
            <text:p>-2.71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5.6424299470000001" table:style-name="ce1">
            <text:p>5.642429947</text:p>
          </table:table-cell>
          <table:table-cell office:value-type="float" office:value="3.2477414499999999" table:style-name="ce1">
            <text:p>3.24774145</text:p>
          </table:table-cell>
          <table:table-cell office:value-type="float" office:value="4.3480801339999999" table:style-name="ce1">
            <text:p>4.348080134</text:p>
          </table:table-cell>
          <table:table-cell office:value-type="float" office:value="-0.94960212200000005" table:style-name="ce1">
            <text:p>-0.949602122</text:p>
          </table:table-cell>
          <table:table-cell office:value-type="float" office:value="1.4272418E-2" table:style-name="ce1">
            <text:p>0.014272418</text:p>
          </table:table-cell>
          <table:table-cell office:value-type="float" office:value="1.4099932000000001E-2" table:style-name="ce1">
            <text:p>0.014099932</text:p>
          </table:table-cell>
          <table:table-cell office:value-type="float" office:value="1.4201673999999999E-2" table:style-name="ce1">
            <text:p>0.014201674</text:p>
          </table:table-cell>
          <table:table-cell office:value-type="float" office:value="1.012233108" table:style-name="ce1">
            <text:p>1.012233108</text:p>
          </table:table-cell>
          <table:table-cell office:value-type="string" table:style-name="ce1">
            <text:p>H_WJ01_1_DOC_NM_B</text:p>
          </table:table-cell>
          <table:table-cell office:value-type="float" office:value="1.99201748742293E-4" table:style-name="ce1">
            <text:p>0.000199202</text:p>
          </table:table-cell>
          <table:table-cell office:value-type="float" office:value="7.7116387103353995E-4" table:style-name="ce1">
            <text:p>0.000771164</text:p>
          </table:table-cell>
          <table:table-cell office:value-type="float" office:value="0" table:style-name="ce1">
            <text:p>0</text:p>
          </table:table-cell>
          <table:table-cell office:value-type="float" office:value="5.0143572187046699E-4" table:style-name="ce1">
            <text:p>0.000501436</text:p>
          </table:table-cell>
          <table:table-cell office:value-type="float" office:value="0" table:style-name="ce1">
            <text:p>0</text:p>
          </table:table-cell>
          <table:table-cell office:value-type="float" office:value="0.1353455409406501" table:style-name="ce1">
            <text:p>0.135345541</text:p>
          </table:table-cell>
          <table:table-cell office:value-type="float" office:value="0.52395921189400874" table:style-name="ce1">
            <text:p>0.523959212</text:p>
          </table:table-cell>
          <table:table-cell office:value-type="float" office:value="0" table:style-name="ce1">
            <text:p>0</text:p>
          </table:table-cell>
          <table:table-cell office:value-type="float" office:value="0.34069524716534128" table:style-name="ce1">
            <text:p>0.3406952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1_1_BDOC_NM_B</text:p>
          </table:table-cell>
          <table:table-cell office:value-type="float" office:value="9.3832153795004496E-4" table:style-name="ce1">
            <text:p>0.000938322</text:p>
          </table:table-cell>
          <table:table-cell office:value-type="float" office:value="6.6050875485800502E-3" table:style-name="ce1">
            <text:p>0.006605088</text:p>
          </table:table-cell>
          <table:table-cell office:value-type="float" office:value="0" table:style-name="ce1">
            <text:p>0</text:p>
          </table:table-cell>
          <table:table-cell office:value-type="float" office:value="1.73996623118572E-3" table:style-name="ce1">
            <text:p>0.001739966</text:p>
          </table:table-cell>
          <table:table-cell office:value-type="float" office:value="2.4818823616674099E-3" table:style-name="ce1">
            <text:p>0.002481882</text:p>
          </table:table-cell>
          <table:table-cell office:value-type="float" office:value="9.3832153795004496E-4" table:style-name="ce1">
            <text:p>0.000938322</text:p>
          </table:table-cell>
          <table:table-cell office:value-type="float" office:value="0.56140611014023378" table:style-name="ce1">
            <text:p>0.56140611</text:p>
          </table:table-cell>
          <table:table-cell office:value-type="float" office:value="0" table:style-name="ce1">
            <text:p>0</text:p>
          </table:table-cell>
          <table:table-cell office:value-type="float" office:value="0.14789019319438612" table:style-name="ce1">
            <text:p>0.147890193</text:p>
          </table:table-cell>
          <table:table-cell office:value-type="float" office:value="0.21095010660212915" table:style-name="ce1">
            <text:p>0.210950107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1.39999961853027" table:style-name="ce1">
            <text:p>11.39999962</text:p>
          </table:table-cell>
          <table:table-cell office:value-type="float" office:value="11.60000038146973" table:style-name="ce1">
            <text:p>11.60000038</text:p>
          </table:table-cell>
          <table:table-cell office:value-type="float" office:value="10.5" table:style-name="ce1">
            <text:p>10.5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E<text:s text:c="7"/></text:p>
          </table:table-cell>
          <table:table-cell office:value-type="float" office:value="1.799999952316284" table:style-name="ce1">
            <text:p>1.799999952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2_1_DOC_V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8H30M0S" table:style-name="ce8">
            <text:p>08:30:00</text:p>
          </table:table-cell>
          <table:table-cell office:value-type="float" office:value="350" table:style-name="ce1">
            <text:p>350</text:p>
          </table:table-cell>
          <table:table-cell office:value-type="float" office:value="0.1326" table:style-name="ce1">
            <text:p>0.1326</text:p>
          </table:table-cell>
          <table:table-cell office:value-type="float" office:value="0.11904999999999999" table:style-name="ce1">
            <text:p>0.11905</text:p>
          </table:table-cell>
          <table:table-cell office:value-type="string" table:style-name="ce1">
            <text:p>H_WJ02_1_BDOC_VM_A</text:p>
          </table:table-cell>
          <table:table-cell office:value-type="float" office:value="7.0980000000000001E-2" table:style-name="ce1">
            <text:p>0.07098</text:p>
          </table:table-cell>
          <table:table-cell office:value-type="float" office:value="7.5245000000000006E-2" table:style-name="ce1">
            <text:p>0.075245</text:p>
          </table:table-cell>
          <table:table-cell office:value-type="float" office:value="4.3804999999999983E-2" table:style-name="ce1">
            <text:p>0.043805</text:p>
          </table:table-cell>
          <table:table-cell office:value-type="float" office:value="36.79546409071817" table:style-name="ce1">
            <text:p>36.79546409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0H53M32S" table:style-name="ce6">
            <text:p>10:53:32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35" table:style-name="ce1">
            <text:p>0.35</text:p>
          </table:table-cell>
          <table:table-cell office:value-type="float" office:value="6.4" table:style-name="ce1">
            <text:p>6.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0.90300000000000002" table:style-name="ce1">
            <text:p>-0.903</text:p>
          </table:table-cell>
          <table:table-cell office:value-type="float" office:value="-1.48" table:style-name="ce1">
            <text:p>-1.48</text:p>
          </table:table-cell>
          <table:table-cell office:value-type="float" office:value="-0.49" table:style-name="ce1">
            <text:p>-0.49</text:p>
          </table:table-cell>
          <table:table-cell office:value-type="float" office:value="11.7" table:style-name="ce1">
            <text:p>11.7</text:p>
          </table:table-cell>
          <table:table-cell office:value-type="float" office:value="90.7" table:style-name="ce1">
            <text:p>90.7</text:p>
          </table:table-cell>
          <table:table-cell office:value-type="float" office:value="92.5" table:style-name="ce1">
            <text:p>92.5</text:p>
          </table:table-cell>
          <table:table-cell office:value-type="float" office:value="12.73" table:style-name="ce1">
            <text:p>12.73</text:p>
          </table:table-cell>
          <table:table-cell office:value-type="float" office:value="297.3" table:style-name="ce1">
            <text:p>297.3</text:p>
          </table:table-cell>
          <table:table-cell office:value-type="float" office:value="-1.284" table:style-name="ce1">
            <text:p>-1.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" table:style-name="ce1">
            <text:p>11.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-0.27" table:style-name="ce1">
            <text:p>-0.2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41.23" table:style-name="ce1">
            <text:p>241.23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75" table:style-name="ce1">
            <text:p>6.75</text:p>
          </table:table-cell>
          <table:table-cell office:value-type="float" office:value="-18.100000000000001" table:style-name="ce1">
            <text:p>-18.1</text:p>
          </table:table-cell>
          <table:table-cell office:value-type="float" office:value="1.478" table:style-name="ce1">
            <text:p>1.478</text:p>
          </table:table-cell>
          <table:table-cell office:value-type="float" office:value="-0.90400000000000003" table:style-name="ce1">
            <text:p>-0.904</text:p>
          </table:table-cell>
          <table:table-cell office:value-type="float" office:value="5.39" table:style-name="ce1">
            <text:p>5.39</text:p>
          </table:table-cell>
          <table:table-cell table:style-name="ce1"/>
          <table:table-cell office:value-type="string" table:style-name="ce1">
            <text:p>H_WJ02_1_DOC_VM_A</text:p>
          </table:table-cell>
          <table:table-cell office:value-type="float" office:value="1" table:style-name="ce1">
            <text:p>1</text:p>
          </table:table-cell>
          <table:table-cell office:value-type="float" office:value="5.229025E-3" table:style-name="ce1">
            <text:p>0.005229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3E-18" table:style-name="ce1">
            <text:p>-1.13E-18</text:p>
          </table:table-cell>
          <table:table-cell office:value-type="float" office:value="6.7837660000000001E-3" table:style-name="ce1">
            <text:p>0.00678376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0.31777415" table:style-name="ce1">
            <text:p>10.31777415</text:p>
          </table:table-cell>
          <table:table-cell office:value-type="float" office:value="8.4066285280000006" table:style-name="ce1">
            <text:p>8.406628528</text:p>
          </table:table-cell>
          <table:table-cell office:value-type="float" office:value="2.0262322830000001" table:style-name="ce1">
            <text:p>2.026232283</text:p>
          </table:table-cell>
          <table:table-cell office:value-type="float" office:value="-17.120967740000001" table:style-name="ce1">
            <text:p>-17.12096774</text:p>
          </table:table-cell>
          <table:table-cell office:value-type="float" office:value="4.4981090000000001E-3" table:style-name="ce1">
            <text:p>0.004498109</text:p>
          </table:table-cell>
          <table:table-cell office:value-type="float" office:value="8.1742740000000005E-3" table:style-name="ce1">
            <text:p>0.008174274</text:p>
          </table:table-cell>
          <table:table-cell office:value-type="float" office:value="8.6973959999999996E-3" table:style-name="ce1">
            <text:p>0.008697396</text:p>
          </table:table-cell>
          <table:table-cell office:value-type="float" office:value="0.55027633799999998" table:style-name="ce1">
            <text:p>0.550276338</text:p>
          </table:table-cell>
          <table:table-cell office:value-type="string" table:style-name="ce1">
            <text:p>H_WJ02_1_BDOC_VM_A</text:p>
          </table:table-cell>
          <table:table-cell office:value-type="string" table:style-name="ce1">
            <text:p>NA</text:p>
          </table:table-cell>
          <table:table-cell office:value-type="float" office:value="7.436359E-3" table:style-name="ce1">
            <text:p>0.007436359</text:p>
          </table:table-cell>
          <table:table-cell office:value-type="string" table:style-name="ce1">
            <text:p>5.42E-20</text:p>
          </table:table-cell>
          <table:table-cell office:value-type="string" table:style-name="ce1">
            <text:p>1.36E-20</text:p>
          </table:table-cell>
          <table:table-cell office:value-type="float" office:value="-1.7299999999999999E-19" table:style-name="ce1">
            <text:p>-1.73E-19</text:p>
          </table:table-cell>
          <table:table-cell office:value-type="float" office:value="3.9481569999999999E-3" table:style-name="ce1">
            <text:p>0.003948157</text:p>
          </table:table-cell>
          <table:table-cell office:value-type="string" table:style-name="ce1">
            <text:p>3.78E-18</text:p>
          </table:table-cell>
          <table:table-cell office:value-type="float" office:value="0.5" table:style-name="ce1">
            <text:p>0.5</text:p>
          </table:table-cell>
          <table:table-cell office:value-type="float" office:value="11.46139142" table:style-name="ce1">
            <text:p>11.46139142</text:p>
          </table:table-cell>
          <table:table-cell office:value-type="float" office:value="7.6160743120000003" table:style-name="ce1">
            <text:p>7.616074312</text:p>
          </table:table-cell>
          <table:table-cell office:value-type="float" office:value="3.178241431" table:style-name="ce1">
            <text:p>3.178241431</text:p>
          </table:table-cell>
          <table:table-cell office:value-type="float" office:value="-13.157303369999999" table:style-name="ce1">
            <text:p>-13.15730337</text:p>
          </table:table-cell>
          <table:table-cell office:value-type="float" office:value="9.9866260000000002E-3" table:style-name="ce1">
            <text:p>0.009986626</text:p>
          </table:table-cell>
          <table:table-cell office:value-type="float" office:value="1.1068464E-2" table:style-name="ce1">
            <text:p>0.011068464</text:p>
          </table:table-cell>
          <table:table-cell office:value-type="float" office:value="1.1521129999999999E-2" table:style-name="ce1">
            <text:p>0.01152113</text:p>
          </table:table-cell>
          <table:table-cell office:value-type="float" office:value="0.90225942000000003" table:style-name="ce1">
            <text:p>0.90225942</text:p>
          </table:table-cell>
          <table:table-cell office:value-type="string" table:style-name="ce1">
            <text:p>H_WJ02_1_DOC_VM_A</text:p>
          </table:table-cell>
          <table:table-cell office:value-type="float" office:value="4.8127753724584901E-2" table:style-name="ce1">
            <text:p>0.048127754</text:p>
          </table:table-cell>
          <table:table-cell office:value-type="float" office:value="5.7975813323404901E-2" table:style-name="ce1">
            <text:p>0.057975813</text:p>
          </table:table-cell>
          <table:table-cell office:value-type="float" office:value="3.01578221317143E-3" table:style-name="ce1">
            <text:p>0.003015782</text:p>
          </table:table-cell>
          <table:table-cell office:value-type="float" office:value="3.0068788113920601E-2" table:style-name="ce1">
            <text:p>0.030068788</text:p>
          </table:table-cell>
          <table:table-cell office:value-type="float" office:value="0" table:style-name="ce1">
            <text:p>0</text:p>
          </table:table-cell>
          <table:table-cell office:value-type="float" office:value="0.34577482414964028" table:style-name="ce1">
            <text:p>0.345774824</text:p>
          </table:table-cell>
          <table:table-cell office:value-type="float" office:value="0.4165284083597775" table:style-name="ce1">
            <text:p>0.416528408</text:p>
          </table:table-cell>
          <table:table-cell office:value-type="float" office:value="2.16669485636161E-2" table:style-name="ce1">
            <text:p>0.021666949</text:p>
          </table:table-cell>
          <table:table-cell office:value-type="float" office:value="0.21602981892696602" table:style-name="ce1">
            <text:p>0.2160298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2_1_BDOC_VM_A</text:p>
          </table:table-cell>
          <table:table-cell office:value-type="float" office:value="7.3839289990790702E-2" table:style-name="ce1">
            <text:p>0.07383929</text:p>
          </table:table-cell>
          <table:table-cell office:value-type="float" office:value="7.7556746922626305E-2" table:style-name="ce1">
            <text:p>0.077556747</text:p>
          </table:table-cell>
          <table:table-cell office:value-type="float" office:value="5.7337463916960702E-3" table:style-name="ce1">
            <text:p>0.005733746</text:p>
          </table:table-cell>
          <table:table-cell office:value-type="float" office:value="3.3290962859487898E-2" table:style-name="ce1">
            <text:p>0.033290963</text:p>
          </table:table-cell>
          <table:table-cell office:value-type="float" office:value="0" table:style-name="ce1">
            <text:p>0</text:p>
          </table:table-cell>
          <table:table-cell office:value-type="float" office:value="7.3839289990790702E-2" table:style-name="ce1">
            <text:p>0.07383929</text:p>
          </table:table-cell>
          <table:table-cell office:value-type="float" office:value="0.40729147682041811" table:style-name="ce1">
            <text:p>0.407291477</text:p>
          </table:table-cell>
          <table:table-cell office:value-type="float" office:value="3.0110933326244718E-2" table:style-name="ce1">
            <text:p>0.030110933</text:p>
          </table:table-cell>
          <table:table-cell office:value-type="float" office:value="0.17482844453676785" table:style-name="ce1">
            <text:p>0.174828445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7.4000000953674316" table:style-name="ce1">
            <text:p>7.400000095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ENE<text:s text:c="5"/>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6.5999999046325684" table:style-name="ce1">
            <text:p>6.599999905</text:p>
          </table:table-cell>
          <table:table-cell table:style-name="ce1"/>
          <table:table-cell office:value-type="float" office:value="0.40000000596046448" table:style-name="ce1">
            <text:p>0.400000006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2_1_DOC_V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8H30M0S" table:style-name="ce8">
            <text:p>08:30:00</text:p>
          </table:table-cell>
          <table:table-cell office:value-type="float" office:value="350" table:style-name="ce1">
            <text:p>350</text:p>
          </table:table-cell>
          <table:table-cell office:value-type="float" office:value="0.1055" table:style-name="ce1">
            <text:p>0.1055</text:p>
          </table:table-cell>
          <table:table-cell table:style-name="ce1"/>
          <table:table-cell office:value-type="string" table:style-name="ce1">
            <text:p>H_WJ02_1_BDOC_VM_B</text:p>
          </table:table-cell>
          <table:table-cell office:value-type="float" office:value="7.9509999999999997E-2" table:style-name="ce1">
            <text:p>0.07951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0H53M32S" table:style-name="ce6">
            <text:p>10:53:32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35" table:style-name="ce1">
            <text:p>0.35</text:p>
          </table:table-cell>
          <table:table-cell office:value-type="float" office:value="6.4" table:style-name="ce1">
            <text:p>6.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0.90300000000000002" table:style-name="ce1">
            <text:p>-0.903</text:p>
          </table:table-cell>
          <table:table-cell office:value-type="float" office:value="-1.48" table:style-name="ce1">
            <text:p>-1.48</text:p>
          </table:table-cell>
          <table:table-cell office:value-type="float" office:value="-0.49" table:style-name="ce1">
            <text:p>-0.49</text:p>
          </table:table-cell>
          <table:table-cell office:value-type="float" office:value="11.7" table:style-name="ce1">
            <text:p>11.7</text:p>
          </table:table-cell>
          <table:table-cell office:value-type="float" office:value="90.7" table:style-name="ce1">
            <text:p>90.7</text:p>
          </table:table-cell>
          <table:table-cell office:value-type="float" office:value="92.5" table:style-name="ce1">
            <text:p>92.5</text:p>
          </table:table-cell>
          <table:table-cell office:value-type="float" office:value="12.73" table:style-name="ce1">
            <text:p>12.73</text:p>
          </table:table-cell>
          <table:table-cell office:value-type="float" office:value="297.3" table:style-name="ce1">
            <text:p>297.3</text:p>
          </table:table-cell>
          <table:table-cell office:value-type="float" office:value="-1.284" table:style-name="ce1">
            <text:p>-1.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" table:style-name="ce1">
            <text:p>11.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-0.27" table:style-name="ce1">
            <text:p>-0.2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41.23" table:style-name="ce1">
            <text:p>241.23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75" table:style-name="ce1">
            <text:p>6.75</text:p>
          </table:table-cell>
          <table:table-cell office:value-type="float" office:value="-18.100000000000001" table:style-name="ce1">
            <text:p>-18.1</text:p>
          </table:table-cell>
          <table:table-cell office:value-type="float" office:value="1.478" table:style-name="ce1">
            <text:p>1.478</text:p>
          </table:table-cell>
          <table:table-cell office:value-type="float" office:value="-0.90400000000000003" table:style-name="ce1">
            <text:p>-0.904</text:p>
          </table:table-cell>
          <table:table-cell office:value-type="float" office:value="5.39" table:style-name="ce1">
            <text:p>5.39</text:p>
          </table:table-cell>
          <table:table-cell table:style-name="ce1"/>
          <table:table-cell office:value-type="string" table:style-name="ce1">
            <text:p>H_WJ02_1_DOC_VM_B</text:p>
          </table:table-cell>
          <table:table-cell office:value-type="float" office:value="1" table:style-name="ce1">
            <text:p>1</text:p>
          </table:table-cell>
          <table:table-cell office:value-type="float" office:value="9.3497140000000003E-3" table:style-name="ce1">
            <text:p>0.009349714</text:p>
          </table:table-cell>
          <table:table-cell office:value-type="float" office:value="-1.7599999999999999E-19" table:style-name="ce1">
            <text:p>-1.76E-19</text:p>
          </table:table-cell>
          <table:table-cell office:value-type="float" office:value="-1.02E-20" table:style-name="ce1">
            <text:p>-1.02E-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.30104260698261e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23.78680048" table:style-name="ce1">
            <text:p>23.78680048</text:p>
          </table:table-cell>
          <table:table-cell office:value-type="float" office:value="14.16199479" table:style-name="ce1">
            <text:p>14.16199479</text:p>
          </table:table-cell>
          <table:table-cell office:value-type="float" office:value="4.0070870430000003" table:style-name="ce1">
            <text:p>4.007087043</text:p>
          </table:table-cell>
          <table:table-cell office:value-type="float" office:value="-81.95" table:style-name="ce1">
            <text:p>-81.95</text:p>
          </table:table-cell>
          <table:table-cell office:value-type="float" office:value="1.3257883999999999E-2" table:style-name="ce1">
            <text:p>0.013257884</text:p>
          </table:table-cell>
          <table:table-cell office:value-type="float" office:value="1.2294869999999999E-2" table:style-name="ce1">
            <text:p>0.01229487</text:p>
          </table:table-cell>
          <table:table-cell office:value-type="float" office:value="1.3392236E-2" table:style-name="ce1">
            <text:p>0.013392236</text:p>
          </table:table-cell>
          <table:table-cell office:value-type="float" office:value="1.078326498" table:style-name="ce1">
            <text:p>1.078326498</text:p>
          </table:table-cell>
          <table:table-cell office:value-type="string" table:style-name="ce1">
            <text:p>H_WJ02_1_BDOC_VM_B</text:p>
          </table:table-cell>
          <table:table-cell office:value-type="float" office:value="0" table:style-name="ce1">
            <text:p>0</text:p>
          </table:table-cell>
          <table:table-cell office:value-type="float" office:value="1.7861802E-2" table:style-name="ce1">
            <text:p>0.0178618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39E-20</text:p>
          </table:table-cell>
          <table:table-cell office:value-type="float" office:value="4.5151799999999998E-4" table:style-name="ce1">
            <text:p>0.000451518</text:p>
          </table:table-cell>
          <table:table-cell office:value-type="float" office:value="3.791174E-3" table:style-name="ce1">
            <text:p>0.003791174</text:p>
          </table:table-cell>
          <table:table-cell office:value-type="float" office:value="1.0322580649999999" table:style-name="ce1">
            <text:p>1.032258065</text:p>
          </table:table-cell>
          <table:table-cell office:value-type="float" office:value="0.5" table:style-name="ce1">
            <text:p>0.5</text:p>
          </table:table-cell>
          <table:table-cell office:value-type="float" office:value="11.360516260000001" table:style-name="ce1">
            <text:p>11.36051626</text:p>
          </table:table-cell>
          <table:table-cell office:value-type="float" office:value="7.7684835159999999" table:style-name="ce1">
            <text:p>7.768483516</text:p>
          </table:table-cell>
          <table:table-cell office:value-type="float" office:value="2.9148585549999999" table:style-name="ce1">
            <text:p>2.914858555</text:p>
          </table:table-cell>
          <table:table-cell office:value-type="float" office:value="-5.3881118880000001" table:style-name="ce1">
            <text:p>-5.388111888</text:p>
          </table:table-cell>
          <table:table-cell office:value-type="float" office:value="9.6744520000000001E-3" table:style-name="ce1">
            <text:p>0.009674452</text:p>
          </table:table-cell>
          <table:table-cell office:value-type="float" office:value="9.7752229999999996E-3" table:style-name="ce1">
            <text:p>0.009775223</text:p>
          </table:table-cell>
          <table:table-cell office:value-type="float" office:value="1.2630067E-2" table:style-name="ce1">
            <text:p>0.012630067</text:p>
          </table:table-cell>
          <table:table-cell office:value-type="float" office:value="0.98969117399999995" table:style-name="ce1">
            <text:p>0.989691174</text:p>
          </table:table-cell>
          <table:table-cell office:value-type="string" table:style-name="ce1">
            <text:p>H_WJ02_1_DOC_VM_B</text:p>
          </table:table-cell>
          <table:table-cell office:value-type="float" office:value="5.9033427508643099E-2" table:style-name="ce1">
            <text:p>0.059033428</text:p>
          </table:table-cell>
          <table:table-cell office:value-type="float" office:value="8.4835563696612201E-2" table:style-name="ce1">
            <text:p>0.084835564</text:p>
          </table:table-cell>
          <table:table-cell office:value-type="float" office:value="4.4040907944237796E-3" table:style-name="ce1">
            <text:p>0.004404091</text:p>
          </table:table-cell>
          <table:table-cell office:value-type="float" office:value="3.29345491028354E-2" table:style-name="ce1">
            <text:p>0.032934549</text:p>
          </table:table-cell>
          <table:table-cell office:value-type="float" office:value="8.4352687131117803E-19" table:style-name="ce1">
            <text:p>8.43527E-19</text:p>
          </table:table-cell>
          <table:table-cell office:value-type="float" office:value="0.32577782265276761" table:style-name="ce1">
            <text:p>0.325777823</text:p>
          </table:table-cell>
          <table:table-cell office:value-type="float" office:value="0.468167721085754" table:style-name="ce1">
            <text:p>0.468167721</text:p>
          </table:table-cell>
          <table:table-cell office:value-type="float" office:value="2.4304113285009813E-2" table:style-name="ce1">
            <text:p>0.024304113</text:p>
          </table:table-cell>
          <table:table-cell office:value-type="float" office:value="0.18175034297646858" table:style-name="ce1">
            <text:p>0.181750343</text:p>
          </table:table-cell>
          <table:table-cell office:value-type="float" office:value="4.655029516025018E-18" table:style-name="ce1">
            <text:p>4.65503E-18</text:p>
          </table:table-cell>
          <table:table-cell office:value-type="string" table:style-name="ce1">
            <text:p>H_WJ02_1_BDOC_VM_B</text:p>
          </table:table-cell>
          <table:table-cell office:value-type="float" office:value="8.9275527249685405E-2" table:style-name="ce1">
            <text:p>0.089275527</text:p>
          </table:table-cell>
          <table:table-cell office:value-type="float" office:value="7.9660601564560105E-2" table:style-name="ce1">
            <text:p>0.079660602</text:p>
          </table:table-cell>
          <table:table-cell office:value-type="float" office:value="1.06748475746925E-2" table:style-name="ce1">
            <text:p>0.010674848</text:p>
          </table:table-cell>
          <table:table-cell office:value-type="float" office:value="3.3229528514096301E-2" table:style-name="ce1">
            <text:p>0.033229529</text:p>
          </table:table-cell>
          <table:table-cell office:value-type="float" office:value="0" table:style-name="ce1">
            <text:p>0</text:p>
          </table:table-cell>
          <table:table-cell office:value-type="float" office:value="8.9275527249685405E-2" table:style-name="ce1">
            <text:p>0.089275527</text:p>
          </table:table-cell>
          <table:table-cell office:value-type="float" office:value="0.37427369194060034" table:style-name="ce1">
            <text:p>0.374273692</text:p>
          </table:table-cell>
          <table:table-cell office:value-type="float" office:value="5.0154210917493058E-2" table:style-name="ce1">
            <text:p>0.050154211</text:p>
          </table:table-cell>
          <table:table-cell office:value-type="float" office:value="0.15612408234623845" table:style-name="ce1">
            <text:p>0.156124082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7.4000000953674316" table:style-name="ce1">
            <text:p>7.400000095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ENE<text:s text:c="5"/>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5.4000000953674316" table:style-name="ce1">
            <text:p>5.400000095</text:p>
          </table:table-cell>
          <table:table-cell office:value-type="float" office:value="6.5999999046325684" table:style-name="ce1">
            <text:p>6.599999905</text:p>
          </table:table-cell>
          <table:table-cell table:style-name="ce1"/>
          <table:table-cell office:value-type="float" office:value="0.40000000596046448" table:style-name="ce1">
            <text:p>0.400000006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2_1_DOC_N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office:value-type="date" office:date-value="2024-07-19T00:00:00" table:style-name="ce5">
            <text:p>19.07.2024</text:p>
          </table:table-cell>
          <table:table-cell office:value-type="time" office:time-value="PT15H14M0S" table:style-name="ce8">
            <text:p>15:14:00</text:p>
          </table:table-cell>
          <table:table-cell office:value-type="float" office:value="350" table:style-name="ce1">
            <text:p>350</text:p>
          </table:table-cell>
          <table:table-cell office:value-type="float" office:value="0.1618" table:style-name="ce1">
            <text:p>0.1618</text:p>
          </table:table-cell>
          <table:table-cell office:value-type="float" office:value="0.11560999999999999" table:style-name="ce1">
            <text:p>0.11561</text:p>
          </table:table-cell>
          <table:table-cell office:value-type="string" table:style-name="ce1">
            <text:p>H_WJ02_1_BDOC_NM_A</text:p>
          </table:table-cell>
          <table:table-cell office:value-type="float" office:value="8.1939999999999999E-2" table:style-name="ce1">
            <text:p>0.08194</text:p>
          </table:table-cell>
          <table:table-cell office:value-type="float" office:value="8.0915000000000001E-2" table:style-name="ce1">
            <text:p>0.080915</text:p>
          </table:table-cell>
          <table:table-cell office:value-type="float" office:value="3.469499999999999E-2" table:style-name="ce1">
            <text:p>0.034695</text:p>
          </table:table-cell>
          <table:table-cell office:value-type="float" office:value="30.01037972493728" table:style-name="ce1">
            <text:p>30.01037972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9T00:00:00" table:style-name="ce5">
            <text:p>19.07.2024</text:p>
          </table:table-cell>
          <table:table-cell office:value-type="time" office:time-value="PT17H34M48S" table:style-name="ce6">
            <text:p>5:34:48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09" table:style-name="ce1">
            <text:p>-0.0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5.2" table:style-name="ce1">
            <text:p>5.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-0.88300000000000001" table:style-name="ce1">
            <text:p>-0.883</text:p>
          </table:table-cell>
          <table:table-cell office:value-type="float" office:value="-1.7" table:style-name="ce1">
            <text:p>-1.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94.8" table:style-name="ce1">
            <text:p>94.8</text:p>
          </table:table-cell>
          <table:table-cell office:value-type="float" office:value="12.55" table:style-name="ce1">
            <text:p>12.55</text:p>
          </table:table-cell>
          <table:table-cell office:value-type="float" office:value="310.89999999999998" table:style-name="ce1">
            <text:p>310.9</text:p>
          </table:table-cell>
          <table:table-cell office:value-type="float" office:value="-1.256" table:style-name="ce1">
            <text:p>-1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" table:style-name="ce1">
            <text:p>8.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0.99" table:style-name="ce1">
            <text:p>0.99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11.13" table:style-name="ce1">
            <text:p>311.13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59" table:style-name="ce1">
            <text:p>6.59</text:p>
          </table:table-cell>
          <table:table-cell office:value-type="float" office:value="-9.9" table:style-name="ce1">
            <text:p>-9.9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-0.876" table:style-name="ce1">
            <text:p>-0.876</text:p>
          </table:table-cell>
          <table:table-cell office:value-type="float" office:value="5.36" table:style-name="ce1">
            <text:p>5.36</text:p>
          </table:table-cell>
          <table:table-cell table:style-name="ce1"/>
          <table:table-cell office:value-type="string" table:style-name="ce1">
            <text:p>H_WJ02_1_DOC_NM_A</text:p>
          </table:table-cell>
          <table:table-cell office:value-type="float" office:value="1" table:style-name="ce1">
            <text:p>1</text:p>
          </table:table-cell>
          <table:table-cell office:value-type="float" office:value="6.6403909999999998E-3" table:style-name="ce1">
            <text:p>0.006640391</text:p>
          </table:table-cell>
          <table:table-cell office:value-type="string" table:style-name="ce1">
            <text:p>2.06676039130049e-19</text:p>
          </table:table-cell>
          <table:table-cell office:value-type="string" table:style-name="ce1">
            <text:p>2.5410988417629e-20</text:p>
          </table:table-cell>
          <table:table-cell office:value-type="string" table:style-name="ce1">
            <text:p>2.38524477946816e-19</text:p>
          </table:table-cell>
          <table:table-cell office:value-type="string" table:style-name="ce1">
            <text:p>1.35525271560688e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H_WJ02_1_BDOC_NM_A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.47E-22</text:p>
          </table:table-cell>
          <table:table-cell office:value-type="string" table:style-name="ce1">
            <text:p>2.12E-22</text:p>
          </table:table-cell>
          <table:table-cell office:value-type="string" table:style-name="ce1">
            <text:p>3.36E-19</text:p>
          </table:table-cell>
          <table:table-cell office:value-type="string" table:style-name="ce1">
            <text:p>7.01E-19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6.5656569219999996" table:style-name="ce1">
            <text:p>6.565656922</text:p>
          </table:table-cell>
          <table:table-cell office:value-type="float" office:value="3.848606513" table:style-name="ce1">
            <text:p>3.848606513</text:p>
          </table:table-cell>
          <table:table-cell office:value-type="float" office:value="4.1221995930000004" table:style-name="ce1">
            <text:p>4.122199593</text:p>
          </table:table-cell>
          <table:table-cell office:value-type="float" office:value="-3.9512195120000002" table:style-name="ce1">
            <text:p>-3.951219512</text:p>
          </table:table-cell>
          <table:table-cell office:value-type="float" office:value="1.3907506E-2" table:style-name="ce1">
            <text:p>0.013907506</text:p>
          </table:table-cell>
          <table:table-cell office:value-type="float" office:value="1.1267815E-2" table:style-name="ce1">
            <text:p>0.011267815</text:p>
          </table:table-cell>
          <table:table-cell office:value-type="float" office:value="1.377418E-2" table:style-name="ce1">
            <text:p>0.01377418</text:p>
          </table:table-cell>
          <table:table-cell office:value-type="float" office:value="1.23426821" table:style-name="ce1">
            <text:p>1.23426821</text:p>
          </table:table-cell>
          <table:table-cell office:value-type="string" table:style-name="ce1">
            <text:p>H_WJ02_1_DOC_NM_A</text:p>
          </table:table-cell>
          <table:table-cell office:value-type="float" office:value="2.8833339958970802E-2" table:style-name="ce1">
            <text:p>0.02883334</text:p>
          </table:table-cell>
          <table:table-cell office:value-type="float" office:value="3.2736138181846099E-2" table:style-name="ce1">
            <text:p>0.032736138</text:p>
          </table:table-cell>
          <table:table-cell office:value-type="float" office:value="2.0669532921866198E-3" table:style-name="ce1">
            <text:p>0.002066953</text:p>
          </table:table-cell>
          <table:table-cell office:value-type="float" office:value="1.68218060661002E-2" table:style-name="ce1">
            <text:p>0.016821806</text:p>
          </table:table-cell>
          <table:table-cell office:value-type="float" office:value="0" table:style-name="ce1">
            <text:p>0</text:p>
          </table:table-cell>
          <table:table-cell office:value-type="float" office:value="0.35836405140358679" table:style-name="ce1">
            <text:p>0.358364051</text:p>
          </table:table-cell>
          <table:table-cell office:value-type="float" office:value="0.40687118186264981" table:style-name="ce1">
            <text:p>0.406871182</text:p>
          </table:table-cell>
          <table:table-cell office:value-type="float" office:value="2.5689765975915706E-2" table:style-name="ce1">
            <text:p>0.025689766</text:p>
          </table:table-cell>
          <table:table-cell office:value-type="float" office:value="0.20907500075784768" table:style-name="ce1">
            <text:p>0.2090750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2_1_BDOC_NM_A</text:p>
          </table:table-cell>
          <table:table-cell office:value-type="float" office:value="4.1831413295924103E-3" table:style-name="ce1">
            <text:p>0.004183141</text:p>
          </table:table-cell>
          <table:table-cell office:value-type="float" office:value="6.2943758839987297E-3" table:style-name="ce1">
            <text:p>0.006294376</text:p>
          </table:table-cell>
          <table:table-cell office:value-type="float" office:value="0" table:style-name="ce1">
            <text:p>0</text:p>
          </table:table-cell>
          <table:table-cell office:value-type="float" office:value="4.0118467752884596E-3" table:style-name="ce1">
            <text:p>0.004011847</text:p>
          </table:table-cell>
          <table:table-cell office:value-type="float" office:value="4.69883937931723E-4" table:style-name="ce1">
            <text:p>0.000469884</text:p>
          </table:table-cell>
          <table:table-cell office:value-type="float" office:value="4.1831413295924103E-3" table:style-name="ce1">
            <text:p>0.004183141</text:p>
          </table:table-cell>
          <table:table-cell office:value-type="float" office:value="0.42076820404302395" table:style-name="ce1">
            <text:p>0.420768204</text:p>
          </table:table-cell>
          <table:table-cell office:value-type="float" office:value="0" table:style-name="ce1">
            <text:p>0</text:p>
          </table:table-cell>
          <table:table-cell office:value-type="float" office:value="0.26818505816044824" table:style-name="ce1">
            <text:p>0.268185058</text:p>
          </table:table-cell>
          <table:table-cell office:value-type="float" office:value="3.1410933238799683E-2" table:style-name="ce1">
            <text:p>0.031410933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.5" table:style-name="ce1">
            <text:p>8.5</text:p>
          </table:table-cell>
          <table:table-cell office:value-type="float" office:value="13.30000019073486" table:style-name="ce1">
            <text:p>13.30000019</text:p>
          </table:table-cell>
          <table:table-cell office:value-type="float" office:value="8.3999996185302734" table:style-name="ce1">
            <text:p>8.399999619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5.8000001907348633" table:style-name="ce1">
            <text:p>5.800000191</text:p>
          </table:table-cell>
          <table:table-cell office:value-type="float" office:value="6.0999999046325684" table:style-name="ce1">
            <text:p>6.099999905</text:p>
          </table:table-cell>
          <table:table-cell office:value-type="float" office:value="7.4000000953674316" table:style-name="ce1">
            <text:p>7.400000095</text:p>
          </table:table-cell>
          <table:table-cell table:style-name="ce1"/>
          <table:table-cell office:value-type="float" office:value="0.30000001192092901" table:style-name="ce1">
            <text:p>0.300000012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2_1_DOC_N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date" office:date-value="2024-07-19T00:00:00" table:style-name="ce5">
            <text:p>19.07.2024</text:p>
          </table:table-cell>
          <table:table-cell office:value-type="time" office:time-value="PT15H14M0S" table:style-name="ce8">
            <text:p>15:14:00</text:p>
          </table:table-cell>
          <table:table-cell office:value-type="float" office:value="350" table:style-name="ce1">
            <text:p>350</text:p>
          </table:table-cell>
          <table:table-cell office:value-type="float" office:value="6.9419999999999996E-2" table:style-name="ce1">
            <text:p>0.06942</text:p>
          </table:table-cell>
          <table:table-cell table:style-name="ce1"/>
          <table:table-cell office:value-type="string" table:style-name="ce1">
            <text:p>H_WJ02_1_BDOC_NM_B</text:p>
          </table:table-cell>
          <table:table-cell office:value-type="float" office:value="7.9890000000000003E-2" table:style-name="ce1">
            <text:p>0.07989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9T00:00:00" table:style-name="ce5">
            <text:p>19.07.2024</text:p>
          </table:table-cell>
          <table:table-cell office:value-type="time" office:time-value="PT17H34M48S" table:style-name="ce6">
            <text:p>5:34:48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09" table:style-name="ce1">
            <text:p>-0.0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5.2" table:style-name="ce1">
            <text:p>5.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-0.88300000000000001" table:style-name="ce1">
            <text:p>-0.883</text:p>
          </table:table-cell>
          <table:table-cell office:value-type="float" office:value="-1.7" table:style-name="ce1">
            <text:p>-1.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94.8" table:style-name="ce1">
            <text:p>94.8</text:p>
          </table:table-cell>
          <table:table-cell office:value-type="float" office:value="12.55" table:style-name="ce1">
            <text:p>12.55</text:p>
          </table:table-cell>
          <table:table-cell office:value-type="float" office:value="310.89999999999998" table:style-name="ce1">
            <text:p>310.9</text:p>
          </table:table-cell>
          <table:table-cell office:value-type="float" office:value="-1.256" table:style-name="ce1">
            <text:p>-1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" table:style-name="ce1">
            <text:p>8.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0.99" table:style-name="ce1">
            <text:p>0.99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11.13" table:style-name="ce1">
            <text:p>311.13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59" table:style-name="ce1">
            <text:p>6.59</text:p>
          </table:table-cell>
          <table:table-cell office:value-type="float" office:value="-9.9" table:style-name="ce1">
            <text:p>-9.9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-0.876" table:style-name="ce1">
            <text:p>-0.876</text:p>
          </table:table-cell>
          <table:table-cell office:value-type="float" office:value="5.36" table:style-name="ce1">
            <text:p>5.36</text:p>
          </table:table-cell>
          <table:table-cell table:style-name="ce1"/>
          <table:table-cell office:value-type="string" table:style-name="ce1">
            <text:p>H_WJ02_1_DOC_NM_B</text:p>
          </table:table-cell>
          <table:table-cell office:value-type="string" table:style-name="ce1">
            <text:p>NA</text:p>
          </table:table-cell>
          <table:table-cell office:value-type="float" office:value="5.243391E-3" table:style-name="ce1">
            <text:p>0.005243391</text:p>
          </table:table-cell>
          <table:table-cell office:value-type="string" table:style-name="ce1">
            <text:p>1.49077798716757e-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.33680868994202e-19</text:p>
          </table:table-cell>
          <table:table-cell office:value-type="string" table:style-name="ce1">
            <text:p>9.21571846612679e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15.248595659999999" table:style-name="ce1">
            <text:p>15.24859566</text:p>
          </table:table-cell>
          <table:table-cell office:value-type="float" office:value="10.044753350000001" table:style-name="ce1">
            <text:p>10.04475335</text:p>
          </table:table-cell>
          <table:table-cell office:value-type="float" office:value="2.8903014150000002" table:style-name="ce1">
            <text:p>2.890301415</text:p>
          </table:table-cell>
          <table:table-cell office:value-type="float" office:value="-23.72151899" table:style-name="ce1">
            <text:p>-23.72151899</text:p>
          </table:table-cell>
          <table:table-cell office:value-type="float" office:value="1.0789636E-2" table:style-name="ce1">
            <text:p>0.010789636</text:p>
          </table:table-cell>
          <table:table-cell office:value-type="float" office:value="9.2133509999999998E-3" table:style-name="ce1">
            <text:p>0.009213351</text:p>
          </table:table-cell>
          <table:table-cell office:value-type="float" office:value="1.0237359E-2" table:style-name="ce1">
            <text:p>0.010237359</text:p>
          </table:table-cell>
          <table:table-cell office:value-type="float" office:value="1.171087006" table:style-name="ce1">
            <text:p>1.171087006</text:p>
          </table:table-cell>
          <table:table-cell office:value-type="string" table:style-name="ce1">
            <text:p>H_WJ02_1_BDOC_N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4.2400000000000003E-22" table:style-name="ce1">
            <text:p>-4.24E-22</text:p>
          </table:table-cell>
          <table:table-cell office:value-type="float" office:value="-5.2899999999999998E-23" table:style-name="ce1">
            <text:p>-5.29E-23</text:p>
          </table:table-cell>
          <table:table-cell office:value-type="string" table:style-name="ce1">
            <text:p>1.22E-19</text:p>
          </table:table-cell>
          <table:table-cell office:value-type="string" table:style-name="ce1">
            <text:p>8.13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1.3004123430000001" table:style-name="ce1">
            <text:p>1.300412343</text:p>
          </table:table-cell>
          <table:table-cell office:value-type="float" office:value="1.277386492" table:style-name="ce1">
            <text:p>1.277386492</text:p>
          </table:table-cell>
          <table:table-cell office:value-type="float" office:value="1.455971049" table:style-name="ce1">
            <text:p>1.455971049</text:p>
          </table:table-cell>
          <table:table-cell office:value-type="float" office:value="-1.6606334840000001" table:style-name="ce1">
            <text:p>-1.660633484</text:p>
          </table:table-cell>
          <table:table-cell office:value-type="float" office:value="0" table:style-name="ce1">
            <text:p>0</text:p>
          </table:table-cell>
          <table:table-cell office:value-type="float" office:value="1.1303649000000001E-2" table:style-name="ce1">
            <text:p>0.011303649</text:p>
          </table:table-cell>
          <table:table-cell office:value-type="float" office:value="8.7949129999999997E-3" table:style-name="ce1">
            <text:p>0.0087949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2_1_DOC_NM_B</text:p>
          </table:table-cell>
          <table:table-cell office:value-type="float" office:value="2.23048694415501E-2" table:style-name="ce1">
            <text:p>0.022304869</text:p>
          </table:table-cell>
          <table:table-cell office:value-type="float" office:value="3.6758357262066402E-2" table:style-name="ce1">
            <text:p>0.036758357</text:p>
          </table:table-cell>
          <table:table-cell office:value-type="float" office:value="8.4550809109451498E-4" table:style-name="ce1">
            <text:p>0.000845508</text:p>
          </table:table-cell>
          <table:table-cell office:value-type="float" office:value="2.1418967528205501E-2" table:style-name="ce1">
            <text:p>0.021418968</text:p>
          </table:table-cell>
          <table:table-cell office:value-type="float" office:value="0" table:style-name="ce1">
            <text:p>0</text:p>
          </table:table-cell>
          <table:table-cell office:value-type="float" office:value="0.27425918603955241" table:style-name="ce1">
            <text:p>0.274259186</text:p>
          </table:table-cell>
          <table:table-cell office:value-type="float" office:value="0.45197830766342251" table:style-name="ce1">
            <text:p>0.451978308</text:p>
          </table:table-cell>
          <table:table-cell office:value-type="float" office:value="1.0396311059390003E-2" table:style-name="ce1">
            <text:p>0.010396311</text:p>
          </table:table-cell>
          <table:table-cell office:value-type="float" office:value="0.2633661952376351" table:style-name="ce1">
            <text:p>0.2633661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2_1_BDOC_NM_B</text:p>
          </table:table-cell>
          <table:table-cell office:value-type="float" office:value="6.8344853235662701E-4" table:style-name="ce1">
            <text:p>0.000683449</text:p>
          </table:table-cell>
          <table:table-cell office:value-type="float" office:value="4.6721090302627999E-3" table:style-name="ce1">
            <text:p>0.004672109</text:p>
          </table:table-cell>
          <table:table-cell office:value-type="float" office:value="0" table:style-name="ce1">
            <text:p>0</text:p>
          </table:table-cell>
          <table:table-cell office:value-type="float" office:value="2.6367222203251398E-3" table:style-name="ce1">
            <text:p>0.002636722</text:p>
          </table:table-cell>
          <table:table-cell office:value-type="float" office:value="2.5572532145721902E-4" table:style-name="ce1">
            <text:p>0.000255725</text:p>
          </table:table-cell>
          <table:table-cell office:value-type="float" office:value="6.8344853235662701E-4" table:style-name="ce1">
            <text:p>0.000683449</text:p>
          </table:table-cell>
          <table:table-cell office:value-type="float" office:value="0.56645321761129785" table:style-name="ce1">
            <text:p>0.566453218</text:p>
          </table:table-cell>
          <table:table-cell office:value-type="float" office:value="0" table:style-name="ce1">
            <text:p>0</text:p>
          </table:table-cell>
          <table:table-cell office:value-type="float" office:value="0.31967999376212525" table:style-name="ce1">
            <text:p>0.319679994</text:p>
          </table:table-cell>
          <table:table-cell office:value-type="float" office:value="3.1004505722328404E-2" table:style-name="ce1">
            <text:p>0.031004506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.5" table:style-name="ce1">
            <text:p>8.5</text:p>
          </table:table-cell>
          <table:table-cell office:value-type="float" office:value="13.30000019073486" table:style-name="ce1">
            <text:p>13.30000019</text:p>
          </table:table-cell>
          <table:table-cell office:value-type="float" office:value="8.3999996185302734" table:style-name="ce1">
            <text:p>8.399999619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5.8000001907348633" table:style-name="ce1">
            <text:p>5.800000191</text:p>
          </table:table-cell>
          <table:table-cell office:value-type="float" office:value="6.0999999046325684" table:style-name="ce1">
            <text:p>6.099999905</text:p>
          </table:table-cell>
          <table:table-cell office:value-type="float" office:value="7.4000000953674316" table:style-name="ce1">
            <text:p>7.400000095</text:p>
          </table:table-cell>
          <table:table-cell table:style-name="ce1"/>
          <table:table-cell office:value-type="float" office:value="0.30000001192092901" table:style-name="ce1">
            <text:p>0.300000012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3_1_DOC_V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9H10M0S" table:style-name="ce8">
            <text:p>09:10:00</text:p>
          </table:table-cell>
          <table:table-cell office:value-type="float" office:value="820" table:style-name="ce1">
            <text:p>820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0.12178" table:style-name="ce1">
            <text:p>0.12178</text:p>
          </table:table-cell>
          <table:table-cell office:value-type="string" table:style-name="ce1">
            <text:p>H_WJ03_1_BDOC_VM_A</text:p>
          </table:table-cell>
          <table:table-cell office:value-type="float" office:value="0.1079" table:style-name="ce1">
            <text:p>0.1079</text:p>
          </table:table-cell>
          <table:table-cell office:value-type="float" office:value="0.10349" table:style-name="ce1">
            <text:p>0.10349</text:p>
          </table:table-cell>
          <table:table-cell office:value-type="float" office:value="1.8290000000000001E-2" table:style-name="ce1">
            <text:p>0.01829</text:p>
          </table:table-cell>
          <table:table-cell office:value-type="float" office:value="15.018886516669411" table:style-name="ce1">
            <text:p>15.01888652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1H29M55S" table:style-name="ce6">
            <text:p>11:29:55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4" table:style-name="ce1">
            <text:p>-0.04</text:p>
          </table:table-cell>
          <table:table-cell office:value-type="float" office:value="0.49" table:style-name="ce1">
            <text:p>0.49</text:p>
          </table:table-cell>
          <table:table-cell office:value-type="float" office:value="7.5" table:style-name="ce1">
            <text:p>7.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-0.93100000000000005" table:style-name="ce1">
            <text:p>-0.931</text:p>
          </table:table-cell>
          <table:table-cell office:value-type="float" office:value="-1.52" table:style-name="ce1">
            <text:p>-1.52</text:p>
          </table:table-cell>
          <table:table-cell office:value-type="float" office:value="-0.51" table:style-name="ce1">
            <text:p>-0.51</text:p>
          </table:table-cell>
          <table:table-cell office:value-type="float" office:value="13.8" table:style-name="ce1">
            <text:p>13.8</text:p>
          </table:table-cell>
          <table:table-cell office:value-type="float" office:value="90.8" table:style-name="ce1">
            <text:p>90.8</text:p>
          </table:table-cell>
          <table:table-cell office:value-type="float" office:value="92.6" table:style-name="ce1">
            <text:p>92.6</text:p>
          </table:table-cell>
          <table:table-cell office:value-type="float" office:value="12.86" table:style-name="ce1">
            <text:p>12.86</text:p>
          </table:table-cell>
          <table:table-cell office:value-type="float" office:value="297.39999999999998" table:style-name="ce1">
            <text:p>297.4</text:p>
          </table:table-cell>
          <table:table-cell office:value-type="float" office:value="-1.3240000000000001" table:style-name="ce1">
            <text:p>-1.324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3.7" table:style-name="ce1">
            <text:p>13.7</text:p>
          </table:table-cell>
          <table:table-cell office:value-type="float" office:value="1.37E-2" table:style-name="ce1">
            <text:p>0.0137</text:p>
          </table:table-cell>
          <table:table-cell office:value-type="float" office:value="-0.2" table:style-name="ce1">
            <text:p>-0.2</text:p>
          </table:table-cell>
          <table:table-cell office:value-type="float" office:value="1.07" table:style-name="ce1">
            <text:p>1.07</text:p>
          </table:table-cell>
          <table:table-cell office:value-type="float" office:value="9" table:style-name="ce1">
            <text:p>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10.97" table:style-name="ce1">
            <text:p>210.9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64" table:style-name="ce1">
            <text:p>6.64</text:p>
          </table:table-cell>
          <table:table-cell office:value-type="float" office:value="-12.6" table:style-name="ce1">
            <text:p>-12.6</text:p>
          </table:table-cell>
          <table:table-cell office:value-type="float" office:value="1.129" table:style-name="ce1">
            <text:p>1.129</text:p>
          </table:table-cell>
          <table:table-cell office:value-type="float" office:value="-0.94799999999999995" table:style-name="ce1">
            <text:p>-0.948</text:p>
          </table:table-cell>
          <table:table-cell office:value-type="float" office:value="5.38" table:style-name="ce1">
            <text:p>5.38</text:p>
          </table:table-cell>
          <table:table-cell table:style-name="ce1"/>
          <table:table-cell office:value-type="string" table:style-name="ce1">
            <text:p>H_WJ03_1_DOC_VM_A</text:p>
          </table:table-cell>
          <table:table-cell office:value-type="string" table:style-name="ce1">
            <text:p>Inf</text:p>
          </table:table-cell>
          <table:table-cell office:value-type="float" office:value="9.0892633E-2" table:style-name="ce1">
            <text:p>0.090892633</text:p>
          </table:table-cell>
          <table:table-cell office:value-type="float" office:value="3.0241170000000002E-3" table:style-name="ce1">
            <text:p>0.003024117</text:p>
          </table:table-cell>
          <table:table-cell office:value-type="float" office:value="-2.1699999999999998E-19" table:style-name="ce1">
            <text:p>-2.17E-19</text:p>
          </table:table-cell>
          <table:table-cell office:value-type="float" office:value="1.1053702E-2" table:style-name="ce1">
            <text:p>0.011053702</text:p>
          </table:table-cell>
          <table:table-cell office:value-type="float" office:value="1.8053650000000001E-2" table:style-name="ce1">
            <text:p>0.01805365</text:p>
          </table:table-cell>
          <table:table-cell office:value-type="float" office:value="14.53966052" table:style-name="ce1">
            <text:p>14.53966052</text:p>
          </table:table-cell>
          <table:table-cell office:value-type="string" table:style-name="ce1">
            <text:p>3.53252886447341e-17</text:p>
          </table:table-cell>
          <table:table-cell office:value-type="float" office:value="32.735084739999998" table:style-name="ce1">
            <text:p>32.73508474</text:p>
          </table:table-cell>
          <table:table-cell office:value-type="float" office:value="21.866883099999999" table:style-name="ce1">
            <text:p>21.8668831</text:p>
          </table:table-cell>
          <table:table-cell office:value-type="float" office:value="3.113099499" table:style-name="ce1">
            <text:p>3.113099499</text:p>
          </table:table-cell>
          <table:table-cell office:value-type="float" office:value="45.727272730000003" table:style-name="ce1">
            <text:p>45.72727273</text:p>
          </table:table-cell>
          <table:table-cell office:value-type="float" office:value="9.8158129999999996E-3" table:style-name="ce1">
            <text:p>0.009815813</text:p>
          </table:table-cell>
          <table:table-cell office:value-type="float" office:value="1.0623545999999999E-2" table:style-name="ce1">
            <text:p>0.010623546</text:p>
          </table:table-cell>
          <table:table-cell office:value-type="float" office:value="1.1231158E-2" table:style-name="ce1">
            <text:p>0.011231158</text:p>
          </table:table-cell>
          <table:table-cell office:value-type="float" office:value="0.92396767499999999" table:style-name="ce1">
            <text:p>0.923967675</text:p>
          </table:table-cell>
          <table:table-cell office:value-type="string" table:style-name="ce1">
            <text:p>H_WJ03_1_BDOC_VM_A</text:p>
          </table:table-cell>
          <table:table-cell office:value-type="float" office:value="-97937100000000" table:style-name="ce1">
            <text:p>-9.79371E+13</text:p>
          </table:table-cell>
          <table:table-cell office:value-type="float" office:value="4.1973695999999998E-2" table:style-name="ce1">
            <text:p>0.041973696</text:p>
          </table:table-cell>
          <table:table-cell office:value-type="float" office:value="1.9752097E-2" table:style-name="ce1">
            <text:p>0.019752097</text:p>
          </table:table-cell>
          <table:table-cell office:value-type="float" office:value="0" table:style-name="ce1">
            <text:p>0</text:p>
          </table:table-cell>
          <table:table-cell office:value-type="float" office:value="2.7688629999999999E-3" table:style-name="ce1">
            <text:p>0.002768863</text:p>
          </table:table-cell>
          <table:table-cell office:value-type="float" office:value="1.5808356999999999E-2" table:style-name="ce1">
            <text:p>0.015808357</text:p>
          </table:table-cell>
          <table:table-cell office:value-type="float" office:value="-3228010000000000" table:style-name="ce1">
            <text:p>-3.22801E+15</text:p>
          </table:table-cell>
          <table:table-cell office:value-type="float" office:value="0.5" table:style-name="ce1">
            <text:p>0.5</text:p>
          </table:table-cell>
          <table:table-cell office:value-type="float" office:value="19.999596239999999" table:style-name="ce1">
            <text:p>19.99959624</text:p>
          </table:table-cell>
          <table:table-cell office:value-type="float" office:value="13.091840960000001" table:style-name="ce1">
            <text:p>13.09184096</text:p>
          </table:table-cell>
          <table:table-cell office:value-type="float" office:value="3.3894046969999998" table:style-name="ce1">
            <text:p>3.389404697</text:p>
          </table:table-cell>
          <table:table-cell office:value-type="float" office:value="-9.0757575760000009" table:style-name="ce1">
            <text:p>-9.075757576</text:p>
          </table:table-cell>
          <table:table-cell office:value-type="float" office:value="1.0481775E-2" table:style-name="ce1">
            <text:p>0.010481775</text:p>
          </table:table-cell>
          <table:table-cell office:value-type="float" office:value="1.1963697000000001E-2" table:style-name="ce1">
            <text:p>0.011963697</text:p>
          </table:table-cell>
          <table:table-cell office:value-type="float" office:value="1.2207890000000001E-2" table:style-name="ce1">
            <text:p>0.01220789</text:p>
          </table:table-cell>
          <table:table-cell office:value-type="float" office:value="0.87613178899999999" table:style-name="ce1">
            <text:p>0.876131789</text:p>
          </table:table-cell>
          <table:table-cell office:value-type="string" table:style-name="ce1">
            <text:p>H_WJ03_1_DOC_VM_A</text:p>
          </table:table-cell>
          <table:table-cell office:value-type="float" office:value="0.392710276408956" table:style-name="ce1">
            <text:p>0.392710276</text:p>
          </table:table-cell>
          <table:table-cell office:value-type="float" office:value="0.279802956694302" table:style-name="ce1">
            <text:p>0.279802957</text:p>
          </table:table-cell>
          <table:table-cell office:value-type="float" office:value="0.11185952896549101" table:style-name="ce1">
            <text:p>0.111859529</text:p>
          </table:table-cell>
          <table:table-cell office:value-type="float" office:value="0.11353658722745399" table:style-name="ce1">
            <text:p>0.113536587</text:p>
          </table:table-cell>
          <table:table-cell office:value-type="float" office:value="0" table:style-name="ce1">
            <text:p>0</text:p>
          </table:table-cell>
          <table:table-cell office:value-type="float" office:value="0.43736071655425929" table:style-name="ce1">
            <text:p>0.437360717</text:p>
          </table:table-cell>
          <table:table-cell office:value-type="float" office:value="0.31161604109993557" table:style-name="ce1">
            <text:p>0.311616041</text:p>
          </table:table-cell>
          <table:table-cell office:value-type="float" office:value="0.12457775281343096" table:style-name="ce1">
            <text:p>0.124577753</text:p>
          </table:table-cell>
          <table:table-cell office:value-type="float" office:value="0.12644548953237425" table:style-name="ce1">
            <text:p>0.126445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3_1_BDOC_VM_A</text:p>
          </table:table-cell>
          <table:table-cell office:value-type="float" office:value="0.21938709471526699" table:style-name="ce1">
            <text:p>0.219387095</text:p>
          </table:table-cell>
          <table:table-cell office:value-type="float" office:value="0.191575225871398" table:style-name="ce1">
            <text:p>0.191575226</text:p>
          </table:table-cell>
          <table:table-cell office:value-type="float" office:value="5.5803610311672303E-2" table:style-name="ce1">
            <text:p>0.05580361</text:p>
          </table:table-cell>
          <table:table-cell office:value-type="float" office:value="7.5062932193081203E-2" table:style-name="ce1">
            <text:p>0.075062932</text:p>
          </table:table-cell>
          <table:table-cell office:value-type="float" office:value="0" table:style-name="ce1">
            <text:p>0</text:p>
          </table:table-cell>
          <table:table-cell office:value-type="float" office:value="0.21938709471526699" table:style-name="ce1">
            <text:p>0.219387095</text:p>
          </table:table-cell>
          <table:table-cell office:value-type="float" office:value="0.35357146678816742" table:style-name="ce1">
            <text:p>0.353571467</text:p>
          </table:table-cell>
          <table:table-cell office:value-type="float" office:value="0.10299121016418979" table:style-name="ce1">
            <text:p>0.10299121</text:p>
          </table:table-cell>
          <table:table-cell office:value-type="float" office:value="0.13853623774268448" table:style-name="ce1">
            <text:p>0.138536238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8.5" table:style-name="ce1">
            <text:p>8.5</text:p>
          </table:table-cell>
          <table:table-cell office:value-type="float" office:value="7.6999998092651367" table:style-name="ce1">
            <text:p>7.699999809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ENE<text:s text:c="5"/></text:p>
          </table:table-cell>
          <table:table-cell office:value-type="float" office:value="5" table:style-name="ce1">
            <text:p>5</text:p>
          </table:table-cell>
          <table:table-cell office:value-type="float" office:value="5.5999999046325684" table:style-name="ce1">
            <text:p>5.599999905</text:p>
          </table:table-cell>
          <table:table-cell office:value-type="float" office:value="6.6999998092651367" table:style-name="ce1">
            <text:p>6.699999809</text:p>
          </table:table-cell>
          <table:table-cell table:style-name="ce1"/>
          <table:table-cell office:value-type="float" office:value="0.60000002384185791" table:style-name="ce1">
            <text:p>0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3_1_DOC_V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9H10M0S" table:style-name="ce8">
            <text:p>09:10:00</text:p>
          </table:table-cell>
          <table:table-cell office:value-type="float" office:value="820" table:style-name="ce1">
            <text:p>820</text:p>
          </table:table-cell>
          <table:table-cell office:value-type="float" office:value="9.7059999999999994E-2" table:style-name="ce1">
            <text:p>0.09706</text:p>
          </table:table-cell>
          <table:table-cell table:style-name="ce1"/>
          <table:table-cell office:value-type="string" table:style-name="ce1">
            <text:p>H_WJ03_1_BDOC_VM_B</text:p>
          </table:table-cell>
          <table:table-cell office:value-type="float" office:value="9.9080000000000001E-2" table:style-name="ce1">
            <text:p>0.09908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1H29M55S" table:style-name="ce6">
            <text:p>11:29:55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4" table:style-name="ce1">
            <text:p>-0.04</text:p>
          </table:table-cell>
          <table:table-cell office:value-type="float" office:value="0.49" table:style-name="ce1">
            <text:p>0.49</text:p>
          </table:table-cell>
          <table:table-cell office:value-type="float" office:value="7.5" table:style-name="ce1">
            <text:p>7.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-0.93100000000000005" table:style-name="ce1">
            <text:p>-0.931</text:p>
          </table:table-cell>
          <table:table-cell office:value-type="float" office:value="-1.52" table:style-name="ce1">
            <text:p>-1.52</text:p>
          </table:table-cell>
          <table:table-cell office:value-type="float" office:value="-0.51" table:style-name="ce1">
            <text:p>-0.51</text:p>
          </table:table-cell>
          <table:table-cell office:value-type="float" office:value="13.8" table:style-name="ce1">
            <text:p>13.8</text:p>
          </table:table-cell>
          <table:table-cell office:value-type="float" office:value="90.8" table:style-name="ce1">
            <text:p>90.8</text:p>
          </table:table-cell>
          <table:table-cell office:value-type="float" office:value="92.6" table:style-name="ce1">
            <text:p>92.6</text:p>
          </table:table-cell>
          <table:table-cell office:value-type="float" office:value="12.86" table:style-name="ce1">
            <text:p>12.86</text:p>
          </table:table-cell>
          <table:table-cell office:value-type="float" office:value="297.39999999999998" table:style-name="ce1">
            <text:p>297.4</text:p>
          </table:table-cell>
          <table:table-cell office:value-type="float" office:value="-1.3240000000000001" table:style-name="ce1">
            <text:p>-1.324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3.7" table:style-name="ce1">
            <text:p>13.7</text:p>
          </table:table-cell>
          <table:table-cell office:value-type="float" office:value="1.37E-2" table:style-name="ce1">
            <text:p>0.0137</text:p>
          </table:table-cell>
          <table:table-cell office:value-type="float" office:value="-0.2" table:style-name="ce1">
            <text:p>-0.2</text:p>
          </table:table-cell>
          <table:table-cell office:value-type="float" office:value="1.07" table:style-name="ce1">
            <text:p>1.07</text:p>
          </table:table-cell>
          <table:table-cell office:value-type="float" office:value="9" table:style-name="ce1">
            <text:p>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10.97" table:style-name="ce1">
            <text:p>210.9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64" table:style-name="ce1">
            <text:p>6.64</text:p>
          </table:table-cell>
          <table:table-cell office:value-type="float" office:value="-12.6" table:style-name="ce1">
            <text:p>-12.6</text:p>
          </table:table-cell>
          <table:table-cell office:value-type="float" office:value="1.129" table:style-name="ce1">
            <text:p>1.129</text:p>
          </table:table-cell>
          <table:table-cell office:value-type="float" office:value="-0.94799999999999995" table:style-name="ce1">
            <text:p>-0.948</text:p>
          </table:table-cell>
          <table:table-cell office:value-type="float" office:value="5.38" table:style-name="ce1">
            <text:p>5.38</text:p>
          </table:table-cell>
          <table:table-cell table:style-name="ce1"/>
          <table:table-cell office:value-type="string" table:style-name="ce1">
            <text:p>H_WJ03_1_DOC_VM_B</text:p>
          </table:table-cell>
          <table:table-cell office:value-type="float" office:value="-4195720000000000" table:style-name="ce1">
            <text:p>-4.19572E+15</text:p>
          </table:table-cell>
          <table:table-cell office:value-type="float" office:value="3.8175599999999997E-2" table:style-name="ce1">
            <text:p>0.03817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.42101086242752e-20</text:p>
          </table:table-cell>
          <table:table-cell office:value-type="float" office:value="3.217569E-3" table:style-name="ce1">
            <text:p>0.003217569</text:p>
          </table:table-cell>
          <table:table-cell office:value-type="float" office:value="1.239357E-2" table:style-name="ce1">
            <text:p>0.01239357</text:p>
          </table:table-cell>
          <table:table-cell office:value-type="string" table:style-name="ce1">
            <text:p>5.3581E+14</text:p>
          </table:table-cell>
          <table:table-cell office:value-type="float" office:value="0.5" table:style-name="ce1">
            <text:p>0.5</text:p>
          </table:table-cell>
          <table:table-cell office:value-type="float" office:value="18.05007419" table:style-name="ce1">
            <text:p>18.05007419</text:p>
          </table:table-cell>
          <table:table-cell office:value-type="float" office:value="12.66202507" table:style-name="ce1">
            <text:p>12.66202507</text:p>
          </table:table-cell>
          <table:table-cell office:value-type="float" office:value="2.6593914289999998" table:style-name="ce1">
            <text:p>2.659391429</text:p>
          </table:table-cell>
          <table:table-cell office:value-type="float" office:value="-12.27358491" table:style-name="ce1">
            <text:p>-12.27358491</text:p>
          </table:table-cell>
          <table:table-cell office:value-type="float" office:value="8.7851040000000002E-3" table:style-name="ce1">
            <text:p>0.008785104</text:p>
          </table:table-cell>
          <table:table-cell office:value-type="float" office:value="9.3462730000000004E-3" table:style-name="ce1">
            <text:p>0.009346273</text:p>
          </table:table-cell>
          <table:table-cell office:value-type="float" office:value="1.0254823E-2" table:style-name="ce1">
            <text:p>0.010254823</text:p>
          </table:table-cell>
          <table:table-cell office:value-type="float" office:value="0.93995794499999996" table:style-name="ce1">
            <text:p>0.939957945</text:p>
          </table:table-cell>
          <table:table-cell office:value-type="string" table:style-name="ce1">
            <text:p>H_WJ03_1_BDOC_VM_B</text:p>
          </table:table-cell>
          <table:table-cell office:value-type="float" office:value="-3716590000000000" table:style-name="ce1">
            <text:p>-3.71659E+15</text:p>
          </table:table-cell>
          <table:table-cell office:value-type="float" office:value="4.3411588000000001E-2" table:style-name="ce1">
            <text:p>0.043411588</text:p>
          </table:table-cell>
          <table:table-cell office:value-type="float" office:value="5.9996930000000004E-3" table:style-name="ce1">
            <text:p>0.005999693</text:p>
          </table:table-cell>
          <table:table-cell office:value-type="float" office:value="-7.5899999999999997E-19" table:style-name="ce1">
            <text:p>-7.59E-19</text:p>
          </table:table-cell>
          <table:table-cell office:value-type="float" office:value="1.2011154E-2" table:style-name="ce1">
            <text:p>0.012011154</text:p>
          </table:table-cell>
          <table:table-cell office:value-type="float" office:value="1.2815778E-2" table:style-name="ce1">
            <text:p>0.012815778</text:p>
          </table:table-cell>
          <table:table-cell office:value-type="float" office:value="-259380000000000" table:style-name="ce1">
            <text:p>-2.5938E+14</text:p>
          </table:table-cell>
          <table:table-cell office:value-type="float" office:value="0.5" table:style-name="ce1">
            <text:p>0.5</text:p>
          </table:table-cell>
          <table:table-cell office:value-type="float" office:value="23.706758239999999" table:style-name="ce1">
            <text:p>23.70675824</text:p>
          </table:table-cell>
          <table:table-cell office:value-type="float" office:value="15.509555300000001" table:style-name="ce1">
            <text:p>15.5095553</text:p>
          </table:table-cell>
          <table:table-cell office:value-type="float" office:value="3.3794848210000001" table:style-name="ce1">
            <text:p>3.379484821</text:p>
          </table:table-cell>
          <table:table-cell office:value-type="float" office:value="-30.208333329999999" table:style-name="ce1">
            <text:p>-30.20833333</text:p>
          </table:table-cell>
          <table:table-cell office:value-type="float" office:value="1.0492863999999999E-2" table:style-name="ce1">
            <text:p>0.010492864</text:p>
          </table:table-cell>
          <table:table-cell office:value-type="float" office:value="1.1346482E-2" table:style-name="ce1">
            <text:p>0.011346482</text:p>
          </table:table-cell>
          <table:table-cell office:value-type="float" office:value="1.2142997000000001E-2" table:style-name="ce1">
            <text:p>0.012142997</text:p>
          </table:table-cell>
          <table:table-cell office:value-type="float" office:value="0.92476805900000003" table:style-name="ce1">
            <text:p>0.924768059</text:p>
          </table:table-cell>
          <table:table-cell office:value-type="string" table:style-name="ce1">
            <text:p>H_WJ03_1_DOC_VM_B</text:p>
          </table:table-cell>
          <table:table-cell office:value-type="float" office:value="0.28969287152032802" table:style-name="ce1">
            <text:p>0.289692872</text:p>
          </table:table-cell>
          <table:table-cell office:value-type="float" office:value="0.25179973037377801" table:style-name="ce1">
            <text:p>0.25179973</text:p>
          </table:table-cell>
          <table:table-cell office:value-type="float" office:value="3.3967120542040201E-2" table:style-name="ce1">
            <text:p>0.033967121</text:p>
          </table:table-cell>
          <table:table-cell office:value-type="float" office:value="0.11182028376056399" table:style-name="ce1">
            <text:p>0.111820284</text:p>
          </table:table-cell>
          <table:table-cell office:value-type="float" office:value="0" table:style-name="ce1">
            <text:p>0</text:p>
          </table:table-cell>
          <table:table-cell office:value-type="float" office:value="0.42150632770977692" table:style-name="ce1">
            <text:p>0.421506328</text:p>
          </table:table-cell>
          <table:table-cell office:value-type="float" office:value="0.36637138881311943" table:style-name="ce1">
            <text:p>0.366371389</text:p>
          </table:table-cell>
          <table:table-cell office:value-type="float" office:value="4.9422535554334582E-2" table:style-name="ce1">
            <text:p>0.049422536</text:p>
          </table:table-cell>
          <table:table-cell office:value-type="float" office:value="0.1626997479227692" table:style-name="ce1">
            <text:p>0.1626997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3_1_BDOC_VM_B</text:p>
          </table:table-cell>
          <table:table-cell office:value-type="float" office:value="0.26064469560470299" table:style-name="ce1">
            <text:p>0.260644696</text:p>
          </table:table-cell>
          <table:table-cell office:value-type="float" office:value="0.223465403980567" table:style-name="ce1">
            <text:p>0.223465404</text:p>
          </table:table-cell>
          <table:table-cell office:value-type="float" office:value="7.3854049045898207E-2" table:style-name="ce1">
            <text:p>0.073854049</text:p>
          </table:table-cell>
          <table:table-cell office:value-type="float" office:value="8.5746245949169395E-2" table:style-name="ce1">
            <text:p>0.085746246</text:p>
          </table:table-cell>
          <table:table-cell office:value-type="float" office:value="0" table:style-name="ce1">
            <text:p>0</text:p>
          </table:table-cell>
          <table:table-cell office:value-type="float" office:value="0.26064469560470299" table:style-name="ce1">
            <text:p>0.260644696</text:p>
          </table:table-cell>
          <table:table-cell office:value-type="float" office:value="0.3471520824613275" table:style-name="ce1">
            <text:p>0.347152082</text:p>
          </table:table-cell>
          <table:table-cell office:value-type="float" office:value="0.1147317950241379" table:style-name="ce1">
            <text:p>0.114731795</text:p>
          </table:table-cell>
          <table:table-cell office:value-type="float" office:value="0.1332062472054239" table:style-name="ce1">
            <text:p>0.133206247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8.5" table:style-name="ce1">
            <text:p>8.5</text:p>
          </table:table-cell>
          <table:table-cell office:value-type="float" office:value="7.6999998092651367" table:style-name="ce1">
            <text:p>7.699999809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ENE<text:s text:c="5"/></text:p>
          </table:table-cell>
          <table:table-cell office:value-type="float" office:value="5" table:style-name="ce1">
            <text:p>5</text:p>
          </table:table-cell>
          <table:table-cell office:value-type="float" office:value="5.5999999046325684" table:style-name="ce1">
            <text:p>5.599999905</text:p>
          </table:table-cell>
          <table:table-cell office:value-type="float" office:value="6.6999998092651367" table:style-name="ce1">
            <text:p>6.699999809</text:p>
          </table:table-cell>
          <table:table-cell table:style-name="ce1"/>
          <table:table-cell office:value-type="float" office:value="0.60000002384185791" table:style-name="ce1">
            <text:p>0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3_1_DOC_N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office:value-type="date" office:date-value="2024-07-19T00:00:00" table:style-name="ce5">
            <text:p>19.07.2024</text:p>
          </table:table-cell>
          <table:table-cell office:value-type="time" office:time-value="PT15H42M0S" table:style-name="ce8">
            <text:p>15:42:00</text:p>
          </table:table-cell>
          <table:table-cell office:value-type="float" office:value="820" table:style-name="ce1">
            <text:p>820</text:p>
          </table:table-cell>
          <table:table-cell office:value-type="float" office:value="0.1082" table:style-name="ce1">
            <text:p>0.1082</text:p>
          </table:table-cell>
          <table:table-cell office:value-type="float" office:value="7.3520000000000002E-2" table:style-name="ce1">
            <text:p>0.07352</text:p>
          </table:table-cell>
          <table:table-cell office:value-type="string" table:style-name="ce1">
            <text:p>H_WJ03_1_BDOC_NM_A</text:p>
          </table:table-cell>
          <table:table-cell office:value-type="float" office:value="0.1181" table:style-name="ce1">
            <text:p>0.1181</text:p>
          </table:table-cell>
          <table:table-cell office:value-type="float" office:value="0.10101499999999999" table:style-name="ce1">
            <text:p>0.101015</text:p>
          </table:table-cell>
          <table:table-cell office:value-type="float" office:value="-2.7494999999999992E-2" table:style-name="ce1">
            <text:p>-0.027495</text:p>
          </table:table-cell>
          <table:table-cell office:value-type="float" office:value="-37.3979869423286" table:style-name="ce1">
            <text:p>-37.39798694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9T00:00:00" table:style-name="ce5">
            <text:p>19.07.2024</text:p>
          </table:table-cell>
          <table:table-cell office:value-type="time" office:time-value="PT18H0M51S" table:style-name="ce6">
            <text:p>6:00:51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1" table:style-name="ce1">
            <text:p>-0.11</text:p>
          </table:table-cell>
          <table:table-cell office:value-type="float" office:value="0.19" table:style-name="ce1">
            <text:p>0.19</text:p>
          </table:table-cell>
          <table:table-cell office:value-type="float" office:value="5.7" table:style-name="ce1">
            <text:p>5.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0.93400000000000005" table:style-name="ce1">
            <text:p>-0.934</text:p>
          </table:table-cell>
          <table:table-cell office:value-type="float" office:value="-1.62" table:style-name="ce1">
            <text:p>-1.62</text:p>
          </table:table-cell>
          <table:table-cell office:value-type="float" office:value="-0.54" table:style-name="ce1">
            <text:p>-0.54</text:p>
          </table:table-cell>
          <table:table-cell office:value-type="float" office:value="10.3" table:style-name="ce1">
            <text:p>10.3</text:p>
          </table:table-cell>
          <table:table-cell office:value-type="float" office:value="91.2" table:style-name="ce1">
            <text:p>91.2</text:p>
          </table:table-cell>
          <table:table-cell office:value-type="float" office:value="93" table:style-name="ce1">
            <text:p>93</text:p>
          </table:table-cell>
          <table:table-cell office:value-type="float" office:value="12.69" table:style-name="ce1">
            <text:p>12.69</text:p>
          </table:table-cell>
          <table:table-cell office:value-type="float" office:value="263.39999999999998" table:style-name="ce1">
            <text:p>263.4</text:p>
          </table:table-cell>
          <table:table-cell office:value-type="float" office:value="-1.3280000000000001" table:style-name="ce1">
            <text:p>-1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3" table:style-name="ce1">
            <text:p>10.3</text:p>
          </table:table-cell>
          <table:table-cell office:value-type="float" office:value="1.03E-2" table:style-name="ce1">
            <text:p>0.0103</text:p>
          </table:table-cell>
          <table:table-cell office:value-type="float" office:value="-0.36" table:style-name="ce1">
            <text:p>-0.36</text:p>
          </table:table-cell>
          <table:table-cell office:value-type="float" office:value="0.91" table:style-name="ce1">
            <text:p>0.91</text:p>
          </table:table-cell>
          <table:table-cell office:value-type="float" office:value="7" table:style-name="ce1">
            <text:p>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22.77" table:style-name="ce1">
            <text:p>222.7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89" table:style-name="ce1">
            <text:p>6.89</text:p>
          </table:table-cell>
          <table:table-cell office:value-type="float" office:value="-25.2" table:style-name="ce1">
            <text:p>-25.2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-0.93400000000000005" table:style-name="ce1">
            <text:p>-0.934</text:p>
          </table:table-cell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H_WJ03_1_DOC_NM_A</text:p>
          </table:table-cell>
          <table:table-cell office:value-type="float" office:value="0" table:style-name="ce1">
            <text:p>0</text:p>
          </table:table-cell>
          <table:table-cell office:value-type="float" office:value="4.8749522000000003E-2" table:style-name="ce1">
            <text:p>0.048749522</text:p>
          </table:table-cell>
          <table:table-cell office:value-type="string" table:style-name="ce1">
            <text:p>1.73472347597681e-18</text:p>
          </table:table-cell>
          <table:table-cell office:value-type="string" table:style-name="ce1">
            <text:p>2.71050543121376e-20</text:p>
          </table:table-cell>
          <table:table-cell office:value-type="float" office:value="1.8369619999999999E-3" table:style-name="ce1">
            <text:p>0.001836962</text:p>
          </table:table-cell>
          <table:table-cell office:value-type="float" office:value="1.2275105999999999E-2" table:style-name="ce1">
            <text:p>0.012275106</text:p>
          </table:table-cell>
          <table:table-cell office:value-type="string" table:style-name="ce1">
            <text:p>NA</text:p>
          </table:table-cell>
          <table:table-cell office:value-type="float" office:value="0.5" table:style-name="ce1">
            <text:p>0.5</text:p>
          </table:table-cell>
          <table:table-cell office:value-type="float" office:value="20.496296730000001" table:style-name="ce1">
            <text:p>20.49629673</text:p>
          </table:table-cell>
          <table:table-cell office:value-type="float" office:value="14.57865305" table:style-name="ce1">
            <text:p>14.57865305</text:p>
          </table:table-cell>
          <table:table-cell office:value-type="float" office:value="2.783831283" table:style-name="ce1">
            <text:p>2.783831283</text:p>
          </table:table-cell>
          <table:table-cell office:value-type="float" office:value="890" table:style-name="ce1">
            <text:p>890</text:p>
          </table:table-cell>
          <table:table-cell office:value-type="float" office:value="8.3969219999999994E-3" table:style-name="ce1">
            <text:p>0.008396922</text:p>
          </table:table-cell>
          <table:table-cell office:value-type="float" office:value="9.834176E-3" table:style-name="ce1">
            <text:p>0.009834176</text:p>
          </table:table-cell>
          <table:table-cell office:value-type="float" office:value="1.0383658E-2" table:style-name="ce1">
            <text:p>0.010383658</text:p>
          </table:table-cell>
          <table:table-cell office:value-type="float" office:value="0.85385103799999995" table:style-name="ce1">
            <text:p>0.853851038</text:p>
          </table:table-cell>
          <table:table-cell office:value-type="string" table:style-name="ce1">
            <text:p>H_WJ03_1_BDOC_NM_A</text:p>
          </table:table-cell>
          <table:table-cell office:value-type="string" table:style-name="ce1">
            <text:p>NA</text:p>
          </table:table-cell>
          <table:table-cell office:value-type="float" office:value="1.8849352E-2" table:style-name="ce1">
            <text:p>0.0188493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.03E-19</text:p>
          </table:table-cell>
          <table:table-cell office:value-type="float" office:value="6.7160799999999997E-4" table:style-name="ce1">
            <text:p>0.000671608</text:p>
          </table:table-cell>
          <table:table-cell office:value-type="float" office:value="7.0504299999999999E-3" table:style-name="ce1">
            <text:p>0.00705043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5.80450549" table:style-name="ce1">
            <text:p>15.80450549</text:p>
          </table:table-cell>
          <table:table-cell office:value-type="float" office:value="10.27830127" table:style-name="ce1">
            <text:p>10.27830127</text:p>
          </table:table-cell>
          <table:table-cell office:value-type="float" office:value="3.3562614260000001" table:style-name="ce1">
            <text:p>3.356261426</text:p>
          </table:table-cell>
          <table:table-cell office:value-type="float" office:value="-9.5" table:style-name="ce1">
            <text:p>-9.5</text:p>
          </table:table-cell>
          <table:table-cell office:value-type="float" office:value="1.0701501E-2" table:style-name="ce1">
            <text:p>0.010701501</text:p>
          </table:table-cell>
          <table:table-cell office:value-type="float" office:value="1.1547607999999999E-2" table:style-name="ce1">
            <text:p>0.011547608</text:p>
          </table:table-cell>
          <table:table-cell office:value-type="float" office:value="1.1859718999999999E-2" table:style-name="ce1">
            <text:p>0.011859719</text:p>
          </table:table-cell>
          <table:table-cell office:value-type="float" office:value="0.92672877300000001" table:style-name="ce1">
            <text:p>0.926728773</text:p>
          </table:table-cell>
          <table:table-cell office:value-type="string" table:style-name="ce1">
            <text:p>H_WJ03_1_DOC_NM_A</text:p>
          </table:table-cell>
          <table:table-cell office:value-type="float" office:value="0.23831305275336301" table:style-name="ce1">
            <text:p>0.238313053</text:p>
          </table:table-cell>
          <table:table-cell office:value-type="float" office:value="0.17752372920427201" table:style-name="ce1">
            <text:p>0.177523729</text:p>
          </table:table-cell>
          <table:table-cell office:value-type="float" office:value="4.3796694403072198E-2" table:style-name="ce1">
            <text:p>0.043796694</text:p>
          </table:table-cell>
          <table:table-cell office:value-type="float" office:value="7.6275586447438398E-2" table:style-name="ce1">
            <text:p>0.076275586</text:p>
          </table:table-cell>
          <table:table-cell office:value-type="float" office:value="0" table:style-name="ce1">
            <text:p>0</text:p>
          </table:table-cell>
          <table:table-cell office:value-type="float" office:value="0.44468934991435027" table:style-name="ce1">
            <text:p>0.44468935</text:p>
          </table:table-cell>
          <table:table-cell office:value-type="float" office:value="0.33125718806480631" table:style-name="ce1">
            <text:p>0.331257188</text:p>
          </table:table-cell>
          <table:table-cell office:value-type="float" office:value="8.1724115978891967E-2" table:style-name="ce1">
            <text:p>0.081724116</text:p>
          </table:table-cell>
          <table:table-cell office:value-type="float" office:value="0.14232934604195135" table:style-name="ce1">
            <text:p>0.1423293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3_1_BDOC_NM_A</text:p>
          </table:table-cell>
          <table:table-cell office:value-type="float" office:value="0.138727072184123" table:style-name="ce1">
            <text:p>0.138727072</text:p>
          </table:table-cell>
          <table:table-cell office:value-type="float" office:value="0.124418127659169" table:style-name="ce1">
            <text:p>0.124418128</text:p>
          </table:table-cell>
          <table:table-cell office:value-type="float" office:value="1.5721824651380001E-2" table:style-name="ce1">
            <text:p>0.015721825</text:p>
          </table:table-cell>
          <table:table-cell office:value-type="float" office:value="4.78405174115447E-2" table:style-name="ce1">
            <text:p>0.047840517</text:p>
          </table:table-cell>
          <table:table-cell office:value-type="float" office:value="0" table:style-name="ce1">
            <text:p>0</text:p>
          </table:table-cell>
          <table:table-cell office:value-type="float" office:value="0.138727072184123" table:style-name="ce1">
            <text:p>0.138727072</text:p>
          </table:table-cell>
          <table:table-cell office:value-type="float" office:value="0.38082416749009101" table:style-name="ce1">
            <text:p>0.380824167</text:p>
          </table:table-cell>
          <table:table-cell office:value-type="float" office:value="4.8122013222128314E-2" table:style-name="ce1">
            <text:p>0.048122013</text:p>
          </table:table-cell>
          <table:table-cell office:value-type="float" office:value="0.14643224068967958" table:style-name="ce1">
            <text:p>0.146432241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.5" table:style-name="ce1">
            <text:p>8.5</text:p>
          </table:table-cell>
          <table:table-cell office:value-type="float" office:value="13.30000019073486" table:style-name="ce1">
            <text:p>13.30000019</text:p>
          </table:table-cell>
          <table:table-cell office:value-type="float" office:value="8.3999996185302734" table:style-name="ce1">
            <text:p>8.399999619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5.8000001907348633" table:style-name="ce1">
            <text:p>5.800000191</text:p>
          </table:table-cell>
          <table:table-cell office:value-type="float" office:value="6.0999999046325684" table:style-name="ce1">
            <text:p>6.099999905</text:p>
          </table:table-cell>
          <table:table-cell office:value-type="float" office:value="7.4000000953674316" table:style-name="ce1">
            <text:p>7.400000095</text:p>
          </table:table-cell>
          <table:table-cell table:style-name="ce1"/>
          <table:table-cell office:value-type="float" office:value="0.30000001192092901" table:style-name="ce1">
            <text:p>0.300000012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3_1_DOC_N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date" office:date-value="2024-07-19T00:00:00" table:style-name="ce5">
            <text:p>19.07.2024</text:p>
          </table:table-cell>
          <table:table-cell office:value-type="time" office:time-value="PT15H42M0S" table:style-name="ce8">
            <text:p>15:42:00</text:p>
          </table:table-cell>
          <table:table-cell office:value-type="float" office:value="820" table:style-name="ce1">
            <text:p>820</text:p>
          </table:table-cell>
          <table:table-cell office:value-type="float" office:value="3.884E-2" table:style-name="ce1">
            <text:p>0.03884</text:p>
          </table:table-cell>
          <table:table-cell table:style-name="ce1"/>
          <table:table-cell office:value-type="string" table:style-name="ce1">
            <text:p>H_WJ03_1_BDOC_NM_B</text:p>
          </table:table-cell>
          <table:table-cell office:value-type="float" office:value="8.3930000000000005E-2" table:style-name="ce1">
            <text:p>0.08393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9T00:00:00" table:style-name="ce5">
            <text:p>19.07.2024</text:p>
          </table:table-cell>
          <table:table-cell office:value-type="time" office:time-value="PT18H0M51S" table:style-name="ce6">
            <text:p>6:00:51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1" table:style-name="ce1">
            <text:p>-0.11</text:p>
          </table:table-cell>
          <table:table-cell office:value-type="float" office:value="0.19" table:style-name="ce1">
            <text:p>0.19</text:p>
          </table:table-cell>
          <table:table-cell office:value-type="float" office:value="5.7" table:style-name="ce1">
            <text:p>5.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0.93400000000000005" table:style-name="ce1">
            <text:p>-0.934</text:p>
          </table:table-cell>
          <table:table-cell office:value-type="float" office:value="-1.62" table:style-name="ce1">
            <text:p>-1.62</text:p>
          </table:table-cell>
          <table:table-cell office:value-type="float" office:value="-0.54" table:style-name="ce1">
            <text:p>-0.54</text:p>
          </table:table-cell>
          <table:table-cell office:value-type="float" office:value="10.3" table:style-name="ce1">
            <text:p>10.3</text:p>
          </table:table-cell>
          <table:table-cell office:value-type="float" office:value="91.2" table:style-name="ce1">
            <text:p>91.2</text:p>
          </table:table-cell>
          <table:table-cell office:value-type="float" office:value="93" table:style-name="ce1">
            <text:p>93</text:p>
          </table:table-cell>
          <table:table-cell office:value-type="float" office:value="12.69" table:style-name="ce1">
            <text:p>12.69</text:p>
          </table:table-cell>
          <table:table-cell office:value-type="float" office:value="263.39999999999998" table:style-name="ce1">
            <text:p>263.4</text:p>
          </table:table-cell>
          <table:table-cell office:value-type="float" office:value="-1.3280000000000001" table:style-name="ce1">
            <text:p>-1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3" table:style-name="ce1">
            <text:p>10.3</text:p>
          </table:table-cell>
          <table:table-cell office:value-type="float" office:value="1.03E-2" table:style-name="ce1">
            <text:p>0.0103</text:p>
          </table:table-cell>
          <table:table-cell office:value-type="float" office:value="-0.36" table:style-name="ce1">
            <text:p>-0.36</text:p>
          </table:table-cell>
          <table:table-cell office:value-type="float" office:value="0.91" table:style-name="ce1">
            <text:p>0.91</text:p>
          </table:table-cell>
          <table:table-cell office:value-type="float" office:value="7" table:style-name="ce1">
            <text:p>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22.77" table:style-name="ce1">
            <text:p>222.7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89" table:style-name="ce1">
            <text:p>6.89</text:p>
          </table:table-cell>
          <table:table-cell office:value-type="float" office:value="-25.2" table:style-name="ce1">
            <text:p>-25.2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-0.93400000000000005" table:style-name="ce1">
            <text:p>-0.934</text:p>
          </table:table-cell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H_WJ03_1_DOC_NM_B</text:p>
          </table:table-cell>
          <table:table-cell office:value-type="float" office:value="1" table:style-name="ce1">
            <text:p>1</text:p>
          </table:table-cell>
          <table:table-cell office:value-type="float" office:value="9.4746159999999999E-3" table:style-name="ce1">
            <text:p>0.009474616</text:p>
          </table:table-cell>
          <table:table-cell office:value-type="float" office:value="-4.6800000000000003E-19" table:style-name="ce1">
            <text:p>-4.68E-19</text:p>
          </table:table-cell>
          <table:table-cell office:value-type="float" office:value="0" table:style-name="ce1">
            <text:p>0</text:p>
          </table:table-cell>
          <table:table-cell office:value-type="float" office:value="5.9746099999999998E-4" table:style-name="ce1">
            <text:p>0.000597461</text:p>
          </table:table-cell>
          <table:table-cell office:value-type="float" office:value="-1.08E-18" table:style-name="ce1">
            <text:p>-1.08E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22.172797979999999" table:style-name="ce1">
            <text:p>22.17279798</text:p>
          </table:table-cell>
          <table:table-cell office:value-type="float" office:value="12.663121540000001" table:style-name="ce1">
            <text:p>12.66312154</text:p>
          </table:table-cell>
          <table:table-cell office:value-type="float" office:value="4.528555678" table:style-name="ce1">
            <text:p>4.528555678</text:p>
          </table:table-cell>
          <table:table-cell office:value-type="float" office:value="-6.2947368419999998" table:style-name="ce1">
            <text:p>-6.294736842</text:p>
          </table:table-cell>
          <table:table-cell office:value-type="float" office:value="1.4379721E-2" table:style-name="ce1">
            <text:p>0.014379721</text:p>
          </table:table-cell>
          <table:table-cell office:value-type="float" office:value="1.3476732999999999E-2" table:style-name="ce1">
            <text:p>0.013476733</text:p>
          </table:table-cell>
          <table:table-cell office:value-type="float" office:value="1.4925450999999999E-2" table:style-name="ce1">
            <text:p>0.014925451</text:p>
          </table:table-cell>
          <table:table-cell office:value-type="float" office:value="1.067003454" table:style-name="ce1">
            <text:p>1.067003454</text:p>
          </table:table-cell>
          <table:table-cell office:value-type="string" table:style-name="ce1">
            <text:p>H_WJ03_1_BDOC_NM_B</text:p>
          </table:table-cell>
          <table:table-cell office:value-type="string" table:style-name="ce1">
            <text:p>1367104414973952</text:p>
          </table:table-cell>
          <table:table-cell office:value-type="float" office:value="1.5883636999999999E-2" table:style-name="ce1">
            <text:p>0.015883637</text:p>
          </table:table-cell>
          <table:table-cell office:value-type="float" office:value="-3.7900000000000002E-19" table:style-name="ce1">
            <text:p>-3.79E-19</text:p>
          </table:table-cell>
          <table:table-cell office:value-type="float" office:value="-2.03E-20" table:style-name="ce1">
            <text:p>-2.03E-20</text:p>
          </table:table-cell>
          <table:table-cell office:value-type="float" office:value="5.2671660000000002E-3" table:style-name="ce1">
            <text:p>0.005267166</text:p>
          </table:table-cell>
          <table:table-cell office:value-type="float" office:value="9.7479469999999999E-3" table:style-name="ce1">
            <text:p>0.009747947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8.4395226000000001" table:style-name="ce1">
            <text:p>8.4395226</text:p>
          </table:table-cell>
          <table:table-cell office:value-type="float" office:value="5.8145755939999999" table:style-name="ce1">
            <text:p>5.814575594</text:p>
          </table:table-cell>
          <table:table-cell office:value-type="float" office:value="3.1157645199999999" table:style-name="ce1">
            <text:p>3.11576452</text:p>
          </table:table-cell>
          <table:table-cell office:value-type="float" office:value="-2.3015463920000001" table:style-name="ce1">
            <text:p>-2.301546392</text:p>
          </table:table-cell>
          <table:table-cell office:value-type="float" office:value="8.9066019999999996E-3" table:style-name="ce1">
            <text:p>0.008906602</text:p>
          </table:table-cell>
          <table:table-cell office:value-type="float" office:value="1.2223388999999999E-2" table:style-name="ce1">
            <text:p>0.012223389</text:p>
          </table:table-cell>
          <table:table-cell office:value-type="float" office:value="1.1689013E-2" table:style-name="ce1">
            <text:p>0.011689013</text:p>
          </table:table-cell>
          <table:table-cell office:value-type="float" office:value="0.728652411" table:style-name="ce1">
            <text:p>0.728652411</text:p>
          </table:table-cell>
          <table:table-cell office:value-type="string" table:style-name="ce1">
            <text:p>H_WJ03_1_DOC_NM_B</text:p>
          </table:table-cell>
          <table:table-cell office:value-type="float" office:value="4.0075814996047197E-2" table:style-name="ce1">
            <text:p>0.040075815</text:p>
          </table:table-cell>
          <table:table-cell office:value-type="float" office:value="8.6794073104880201E-2" table:style-name="ce1">
            <text:p>0.086794073</text:p>
          </table:table-cell>
          <table:table-cell office:value-type="float" office:value="0" table:style-name="ce1">
            <text:p>0</text:p>
          </table:table-cell>
          <table:table-cell office:value-type="float" office:value="2.1507861975778999E-2" table:style-name="ce1">
            <text:p>0.021507862</text:p>
          </table:table-cell>
          <table:table-cell office:value-type="float" office:value="8.8551243067093194E-2" table:style-name="ce1">
            <text:p>0.088551243</text:p>
          </table:table-cell>
          <table:table-cell office:value-type="float" office:value="0.1691469434123832" table:style-name="ce1">
            <text:p>0.169146943</text:p>
          </table:table-cell>
          <table:table-cell office:value-type="float" office:value="0.36632947261208415" table:style-name="ce1">
            <text:p>0.366329473</text:p>
          </table:table-cell>
          <table:table-cell office:value-type="float" office:value="0" table:style-name="ce1">
            <text:p>0</text:p>
          </table:table-cell>
          <table:table-cell office:value-type="float" office:value="9.077767009597347E-2" table:style-name="ce1">
            <text:p>0.09077767</text:p>
          </table:table-cell>
          <table:table-cell office:value-type="float" office:value="0.37374591387955919" table:style-name="ce1">
            <text:p>0.373745914</text:p>
          </table:table-cell>
          <table:table-cell office:value-type="string" table:style-name="ce1">
            <text:p>H_WJ03_1_BDOC_NM_B</text:p>
          </table:table-cell>
          <table:table-cell office:value-type="float" office:value="9.4411176920582096E-2" table:style-name="ce1">
            <text:p>0.094411177</text:p>
          </table:table-cell>
          <table:table-cell office:value-type="float" office:value="9.7385291871183902E-2" table:style-name="ce1">
            <text:p>0.097385292</text:p>
          </table:table-cell>
          <table:table-cell office:value-type="float" office:value="9.6897340020453502E-3" table:style-name="ce1">
            <text:p>0.009689734</text:p>
          </table:table-cell>
          <table:table-cell office:value-type="float" office:value="3.7542921838408502E-2" table:style-name="ce1">
            <text:p>0.037542922</text:p>
          </table:table-cell>
          <table:table-cell office:value-type="float" office:value="1.0852651576824801E-3" table:style-name="ce1">
            <text:p>0.001085265</text:p>
          </table:table-cell>
          <table:table-cell office:value-type="float" office:value="9.4411176920582096E-2" table:style-name="ce1">
            <text:p>0.094411177</text:p>
          </table:table-cell>
          <table:table-cell office:value-type="float" office:value="0.40557874085095469" table:style-name="ce1">
            <text:p>0.405578741</text:p>
          </table:table-cell>
          <table:table-cell office:value-type="float" office:value="4.0354657671802893E-2" table:style-name="ce1">
            <text:p>0.040354658</text:p>
          </table:table-cell>
          <table:table-cell office:value-type="float" office:value="0.15635431875306677" table:style-name="ce1">
            <text:p>0.156354319</text:p>
          </table:table-cell>
          <table:table-cell office:value-type="float" office:value="4.5197839189566116E-3" table:style-name="ce1">
            <text:p>0.004519784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.5" table:style-name="ce1">
            <text:p>8.5</text:p>
          </table:table-cell>
          <table:table-cell office:value-type="float" office:value="13.30000019073486" table:style-name="ce1">
            <text:p>13.30000019</text:p>
          </table:table-cell>
          <table:table-cell office:value-type="float" office:value="8.3999996185302734" table:style-name="ce1">
            <text:p>8.399999619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5.8000001907348633" table:style-name="ce1">
            <text:p>5.800000191</text:p>
          </table:table-cell>
          <table:table-cell office:value-type="float" office:value="6.0999999046325684" table:style-name="ce1">
            <text:p>6.099999905</text:p>
          </table:table-cell>
          <table:table-cell office:value-type="float" office:value="7.4000000953674316" table:style-name="ce1">
            <text:p>7.400000095</text:p>
          </table:table-cell>
          <table:table-cell table:style-name="ce1"/>
          <table:table-cell office:value-type="float" office:value="0.30000001192092901" table:style-name="ce1">
            <text:p>0.300000012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4_1_DOC_V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9H52M30S" table:style-name="ce8">
            <text:p>09:52:30</text:p>
          </table:table-cell>
          <table:table-cell office:value-type="float" office:value="2885" table:style-name="ce1">
            <text:p>2885</text:p>
          </table:table-cell>
          <table:table-cell office:value-type="float" office:value="0.18709999999999999" table:style-name="ce1">
            <text:p>0.1871</text:p>
          </table:table-cell>
          <table:table-cell office:value-type="float" office:value="0.15489999999999998" table:style-name="ce1">
            <text:p>0.1549</text:p>
          </table:table-cell>
          <table:table-cell office:value-type="string" table:style-name="ce1">
            <text:p>H_WJ04_1_BDOC_VM_A</text:p>
          </table:table-cell>
          <table:table-cell office:value-type="float" office:value="9.4750000000000001E-2" table:style-name="ce1">
            <text:p>0.09475</text:p>
          </table:table-cell>
          <table:table-cell office:value-type="float" office:value="8.9370000000000005E-2" table:style-name="ce1">
            <text:p>0.08937</text:p>
          </table:table-cell>
          <table:table-cell office:value-type="float" office:value="6.5529999999999977E-2" table:style-name="ce1">
            <text:p>0.06553</text:p>
          </table:table-cell>
          <table:table-cell office:value-type="float" office:value="42.304712717882495" table:style-name="ce1">
            <text:p>42.30471272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2H11M4S" table:style-name="ce6">
            <text:p>12:11:04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8" table:style-name="ce1">
            <text:p>-0.08</text:p>
          </table:table-cell>
          <table:table-cell office:value-type="float" office:value="0.34" table:style-name="ce1">
            <text:p>0.34</text:p>
          </table:table-cell>
          <table:table-cell office:value-type="float" office:value="7.7" table:style-name="ce1">
            <text:p>7.7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-1.52" table:style-name="ce1">
            <text:p>-1.52</text:p>
          </table:table-cell>
          <table:table-cell office:value-type="float" office:value="-0.51" table:style-name="ce1">
            <text:p>-0.51</text:p>
          </table:table-cell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92.8" table:style-name="ce1">
            <text:p>92.8</text:p>
          </table:table-cell>
          <table:table-cell office:value-type="float" office:value="12.65" table:style-name="ce1">
            <text:p>12.65</text:p>
          </table:table-cell>
          <table:table-cell office:value-type="float" office:value="290.60000000000002" table:style-name="ce1">
            <text:p>290.6</text:p>
          </table:table-cell>
          <table:table-cell office:value-type="float" office:value="-1.272" table:style-name="ce1">
            <text:p>-1.272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3.9" table:style-name="ce1">
            <text:p>13.9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-0.32" table:style-name="ce1">
            <text:p>-0.32</text:p>
          </table:table-cell>
          <table:table-cell office:value-type="float" office:value="0.95" table:style-name="ce1">
            <text:p>0.95</text:p>
          </table:table-cell>
          <table:table-cell office:value-type="float" office:value="9" table:style-name="ce1">
            <text:p>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18.75" table:style-name="ce1">
            <text:p>218.75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65" table:style-name="ce1">
            <text:p>6.65</text:p>
          </table:table-cell>
          <table:table-cell office:value-type="float" office:value="-12.8" table:style-name="ce1">
            <text:p>-12.8</text:p>
          </table:table-cell>
          <table:table-cell office:value-type="float" office:value="1.825" table:style-name="ce1">
            <text:p>1.825</text:p>
          </table:table-cell>
          <table:table-cell office:value-type="float" office:value="-0.89800000000000002" table:style-name="ce1">
            <text:p>-0.898</text:p>
          </table:table-cell>
          <table:table-cell office:value-type="float" office:value="5.37" table:style-name="ce1">
            <text:p>5.37</text:p>
          </table:table-cell>
          <table:table-cell table:style-name="ce1"/>
          <table:table-cell office:value-type="string" table:style-name="ce1">
            <text:p>H_WJ04_1_DOC_VM_A</text:p>
          </table:table-cell>
          <table:table-cell office:value-type="string" table:style-name="ce1">
            <text:p>1056797095772160</text:p>
          </table:table-cell>
          <table:table-cell office:value-type="float" office:value="5.9890354999999999E-2" table:style-name="ce1">
            <text:p>0.0598903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634420000000001E-3" table:style-name="ce1">
            <text:p>0.003263442</text:p>
          </table:table-cell>
          <table:table-cell office:value-type="float" office:value="1.3496533E-2" table:style-name="ce1">
            <text:p>0.013496533</text:p>
          </table:table-cell>
          <table:table-cell office:value-type="float" office:value="-2324220000000000" table:style-name="ce1">
            <text:p>-2.32422E+15</text:p>
          </table:table-cell>
          <table:table-cell office:value-type="float" office:value="0.5" table:style-name="ce1">
            <text:p>0.5</text:p>
          </table:table-cell>
          <table:table-cell office:value-type="float" office:value="-4.3683328619999999" table:style-name="ce1">
            <text:p>-4.368332862</text:p>
          </table:table-cell>
          <table:table-cell office:value-type="float" office:value="-2.1348253220000002" table:style-name="ce1">
            <text:p>-2.134825322</text:p>
          </table:table-cell>
          <table:table-cell office:value-type="float" office:value="6.0135135139999996" table:style-name="ce1">
            <text:p>6.013513514</text:p>
          </table:table-cell>
          <table:table-cell office:value-type="float" office:value="0.74390243899999997" table:style-name="ce1">
            <text:p>0.743902439</text:p>
          </table:table-cell>
          <table:table-cell office:value-type="float" office:value="1.5755688E-2" table:style-name="ce1">
            <text:p>0.015755688</text:p>
          </table:table-cell>
          <table:table-cell office:value-type="float" office:value="1.2402593E-2" table:style-name="ce1">
            <text:p>0.012402593</text:p>
          </table:table-cell>
          <table:table-cell office:value-type="float" office:value="1.287814E-2" table:style-name="ce1">
            <text:p>0.01287814</text:p>
          </table:table-cell>
          <table:table-cell office:value-type="float" office:value="1.2703544170000001" table:style-name="ce1">
            <text:p>1.270354417</text:p>
          </table:table-cell>
          <table:table-cell office:value-type="string" table:style-name="ce1">
            <text:p>H_WJ04_1_BDOC_VM_A</text:p>
          </table:table-cell>
          <table:table-cell office:value-type="string" table:style-name="ce1">
            <text:p>27178599045136384</text:p>
          </table:table-cell>
          <table:table-cell office:value-type="float" office:value="5.0995014999999998E-2" table:style-name="ce1">
            <text:p>0.050995015</text:p>
          </table:table-cell>
          <table:table-cell office:value-type="float" office:value="7.0744019999999996E-3" table:style-name="ce1">
            <text:p>0.007074402</text:p>
          </table:table-cell>
          <table:table-cell office:value-type="float" office:value="-1.08E-19" table:style-name="ce1">
            <text:p>-1.08E-19</text:p>
          </table:table-cell>
          <table:table-cell office:value-type="float" office:value="9.4691740000000003E-3" table:style-name="ce1">
            <text:p>0.009469174</text:p>
          </table:table-cell>
          <table:table-cell office:value-type="float" office:value="1.1874740999999999E-2" table:style-name="ce1">
            <text:p>0.011874741</text:p>
          </table:table-cell>
          <table:table-cell office:value-type="string" table:style-name="ce1">
            <text:p>7.59171E+14</text:p>
          </table:table-cell>
          <table:table-cell office:value-type="float" office:value="0.5" table:style-name="ce1">
            <text:p>0.5</text:p>
          </table:table-cell>
          <table:table-cell office:value-type="float" office:value="22.28025195" table:style-name="ce1">
            <text:p>22.28025195</text:p>
          </table:table-cell>
          <table:table-cell office:value-type="float" office:value="14.17515242" table:style-name="ce1">
            <text:p>14.17515242</text:p>
          </table:table-cell>
          <table:table-cell office:value-type="float" office:value="3.5926825039999999" table:style-name="ce1">
            <text:p>3.592682504</text:p>
          </table:table-cell>
          <table:table-cell office:value-type="float" office:value="-18.630434780000002" table:style-name="ce1">
            <text:p>-18.63043478</text:p>
          </table:table-cell>
          <table:table-cell office:value-type="float" office:value="1.1278822000000001E-2" table:style-name="ce1">
            <text:p>0.011278822</text:p>
          </table:table-cell>
          <table:table-cell office:value-type="float" office:value="1.2392274E-2" table:style-name="ce1">
            <text:p>0.012392274</text:p>
          </table:table-cell>
          <table:table-cell office:value-type="float" office:value="1.2886722999999999E-2" table:style-name="ce1">
            <text:p>0.012886723</text:p>
          </table:table-cell>
          <table:table-cell office:value-type="float" office:value="0.91014952699999996" table:style-name="ce1">
            <text:p>0.910149527</text:p>
          </table:table-cell>
          <table:table-cell office:value-type="string" table:style-name="ce1">
            <text:p>H_WJ04_1_DOC_VM_A</text:p>
          </table:table-cell>
          <table:table-cell office:value-type="float" office:value="0.28625454578183401" table:style-name="ce1">
            <text:p>0.286254546</text:p>
          </table:table-cell>
          <table:table-cell office:value-type="float" office:value="0.21043541430044399" table:style-name="ce1">
            <text:p>0.210435414</text:p>
          </table:table-cell>
          <table:table-cell office:value-type="float" office:value="6.8930950487090595E-2" table:style-name="ce1">
            <text:p>0.06893095</text:p>
          </table:table-cell>
          <table:table-cell office:value-type="float" office:value="9.7346051133549202E-2" table:style-name="ce1">
            <text:p>0.097346051</text:p>
          </table:table-cell>
          <table:table-cell office:value-type="float" office:value="0" table:style-name="ce1">
            <text:p>0</text:p>
          </table:table-cell>
          <table:table-cell office:value-type="float" office:value="0.43177799546232526" table:style-name="ce1">
            <text:p>0.431777995</text:p>
          </table:table-cell>
          <table:table-cell office:value-type="float" office:value="0.31741463218606392" table:style-name="ce1">
            <text:p>0.317414632</text:p>
          </table:table-cell>
          <table:table-cell office:value-type="float" office:value="0.10397343226581365" table:style-name="ce1">
            <text:p>0.103973432</text:p>
          </table:table-cell>
          <table:table-cell office:value-type="float" office:value="0.14683394008579714" table:style-name="ce1">
            <text:p>0.146833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4_1_BDOC_VM_A</text:p>
          </table:table-cell>
          <table:table-cell office:value-type="float" office:value="0.242567956581038" table:style-name="ce1">
            <text:p>0.242567957</text:p>
          </table:table-cell>
          <table:table-cell office:value-type="float" office:value="0.188015375739123" table:style-name="ce1">
            <text:p>0.188015376</text:p>
          </table:table-cell>
          <table:table-cell office:value-type="float" office:value="7.8395386587628499E-2" table:style-name="ce1">
            <text:p>0.078395387</text:p>
          </table:table-cell>
          <table:table-cell office:value-type="float" office:value="7.1756717414333093E-2" table:style-name="ce1">
            <text:p>0.071756717</text:p>
          </table:table-cell>
          <table:table-cell office:value-type="float" office:value="0" table:style-name="ce1">
            <text:p>0</text:p>
          </table:table-cell>
          <table:table-cell office:value-type="float" office:value="0.242567956581038" table:style-name="ce1">
            <text:p>0.242567957</text:p>
          </table:table-cell>
          <table:table-cell office:value-type="float" office:value="0.32375392300812611" table:style-name="ce1">
            <text:p>0.323753923</text:p>
          </table:table-cell>
          <table:table-cell office:value-type="float" office:value="0.13499328899940613" table:style-name="ce1">
            <text:p>0.134993289</text:p>
          </table:table-cell>
          <table:table-cell office:value-type="float" office:value="0.1235618027182537" table:style-name="ce1">
            <text:p>0.123561803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8.5" table:style-name="ce1">
            <text:p>8.5</text:p>
          </table:table-cell>
          <table:table-cell office:value-type="float" office:value="7.6999998092651367" table:style-name="ce1">
            <text:p>7.699999809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ENE<text:s text:c="5"/></text:p>
          </table:table-cell>
          <table:table-cell office:value-type="float" office:value="5" table:style-name="ce1">
            <text:p>5</text:p>
          </table:table-cell>
          <table:table-cell office:value-type="float" office:value="5.5999999046325684" table:style-name="ce1">
            <text:p>5.599999905</text:p>
          </table:table-cell>
          <table:table-cell office:value-type="float" office:value="6.6999998092651367" table:style-name="ce1">
            <text:p>6.699999809</text:p>
          </table:table-cell>
          <table:table-cell table:style-name="ce1"/>
          <table:table-cell office:value-type="float" office:value="0.60000002384185791" table:style-name="ce1">
            <text:p>0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4_1_DOC_V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9H52M30S" table:style-name="ce8">
            <text:p>09:52:30</text:p>
          </table:table-cell>
          <table:table-cell office:value-type="float" office:value="2885" table:style-name="ce1">
            <text:p>2885</text:p>
          </table:table-cell>
          <table:table-cell office:value-type="float" office:value="0.1227" table:style-name="ce1">
            <text:p>0.1227</text:p>
          </table:table-cell>
          <table:table-cell table:style-name="ce1"/>
          <table:table-cell office:value-type="string" table:style-name="ce1">
            <text:p>H_WJ04_1_BDOC_VM_B</text:p>
          </table:table-cell>
          <table:table-cell office:value-type="float" office:value="8.3989999999999995E-2" table:style-name="ce1">
            <text:p>0.08399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2H11M4S" table:style-name="ce6">
            <text:p>12:11:04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8" table:style-name="ce1">
            <text:p>-0.08</text:p>
          </table:table-cell>
          <table:table-cell office:value-type="float" office:value="0.34" table:style-name="ce1">
            <text:p>0.34</text:p>
          </table:table-cell>
          <table:table-cell office:value-type="float" office:value="7.7" table:style-name="ce1">
            <text:p>7.7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-1.52" table:style-name="ce1">
            <text:p>-1.52</text:p>
          </table:table-cell>
          <table:table-cell office:value-type="float" office:value="-0.51" table:style-name="ce1">
            <text:p>-0.51</text:p>
          </table:table-cell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92.8" table:style-name="ce1">
            <text:p>92.8</text:p>
          </table:table-cell>
          <table:table-cell office:value-type="float" office:value="12.65" table:style-name="ce1">
            <text:p>12.65</text:p>
          </table:table-cell>
          <table:table-cell office:value-type="float" office:value="290.60000000000002" table:style-name="ce1">
            <text:p>290.6</text:p>
          </table:table-cell>
          <table:table-cell office:value-type="float" office:value="-1.272" table:style-name="ce1">
            <text:p>-1.272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3.9" table:style-name="ce1">
            <text:p>13.9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-0.32" table:style-name="ce1">
            <text:p>-0.32</text:p>
          </table:table-cell>
          <table:table-cell office:value-type="float" office:value="0.95" table:style-name="ce1">
            <text:p>0.95</text:p>
          </table:table-cell>
          <table:table-cell office:value-type="float" office:value="9" table:style-name="ce1">
            <text:p>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18.75" table:style-name="ce1">
            <text:p>218.75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65" table:style-name="ce1">
            <text:p>6.65</text:p>
          </table:table-cell>
          <table:table-cell office:value-type="float" office:value="-12.8" table:style-name="ce1">
            <text:p>-12.8</text:p>
          </table:table-cell>
          <table:table-cell office:value-type="float" office:value="1.825" table:style-name="ce1">
            <text:p>1.825</text:p>
          </table:table-cell>
          <table:table-cell office:value-type="float" office:value="-0.89800000000000002" table:style-name="ce1">
            <text:p>-0.898</text:p>
          </table:table-cell>
          <table:table-cell office:value-type="float" office:value="5.37" table:style-name="ce1">
            <text:p>5.37</text:p>
          </table:table-cell>
          <table:table-cell table:style-name="ce1"/>
          <table:table-cell office:value-type="string" table:style-name="ce1">
            <text:p>H_WJ04_1_DOC_VM_B</text:p>
          </table:table-cell>
          <table:table-cell office:value-type="string" table:style-name="ce1">
            <text:p>3.21228E+14</text:p>
          </table:table-cell>
          <table:table-cell office:value-type="float" office:value="4.6468676E-2" table:style-name="ce1">
            <text:p>0.046468676</text:p>
          </table:table-cell>
          <table:table-cell office:value-type="float" office:value="-5.4199999999999999E-19" table:style-name="ce1">
            <text:p>-5.42E-19</text:p>
          </table:table-cell>
          <table:table-cell office:value-type="string" table:style-name="ce1">
            <text:p>1.35525271560688e-20</text:p>
          </table:table-cell>
          <table:table-cell office:value-type="float" office:value="5.8510400000000003E-4" table:style-name="ce1">
            <text:p>0.000585104</text:p>
          </table:table-cell>
          <table:table-cell office:value-type="float" office:value="1.0776536E-2" table:style-name="ce1">
            <text:p>0.01077653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29.478571540000001" table:style-name="ce1">
            <text:p>29.47857154</text:p>
          </table:table-cell>
          <table:table-cell office:value-type="float" office:value="18.863654260000001" table:style-name="ce1">
            <text:p>18.86365426</text:p>
          </table:table-cell>
          <table:table-cell office:value-type="float" office:value="3.4131901070000001" table:style-name="ce1">
            <text:p>3.413190107</text:p>
          </table:table-cell>
          <table:table-cell office:value-type="float" office:value="-26.93" table:style-name="ce1">
            <text:p>-26.93</text:p>
          </table:table-cell>
          <table:table-cell office:value-type="float" office:value="1.1441758999999999E-2" table:style-name="ce1">
            <text:p>0.011441759</text:p>
          </table:table-cell>
          <table:table-cell office:value-type="float" office:value="1.0935218999999999E-2" table:style-name="ce1">
            <text:p>0.010935219</text:p>
          </table:table-cell>
          <table:table-cell office:value-type="float" office:value="1.1993518999999999E-2" table:style-name="ce1">
            <text:p>0.011993519</text:p>
          </table:table-cell>
          <table:table-cell office:value-type="float" office:value="1.0463218919999999" table:style-name="ce1">
            <text:p>1.046321892</text:p>
          </table:table-cell>
          <table:table-cell office:value-type="string" table:style-name="ce1">
            <text:p>H_WJ04_1_BDOC_VM_B</text:p>
          </table:table-cell>
          <table:table-cell office:value-type="string" table:style-name="ce1">
            <text:p>Inf</text:p>
          </table:table-cell>
          <table:table-cell office:value-type="float" office:value="2.4018353999999999E-2" table:style-name="ce1">
            <text:p>0.024018354</text:p>
          </table:table-cell>
          <table:table-cell office:value-type="float" office:value="0" table:style-name="ce1">
            <text:p>0</text:p>
          </table:table-cell>
          <table:table-cell office:value-type="float" office:value="-5.42E-20" table:style-name="ce1">
            <text:p>-5.42E-20</text:p>
          </table:table-cell>
          <table:table-cell office:value-type="float" office:value="1.3898739999999999E-3" table:style-name="ce1">
            <text:p>0.001389874</text:p>
          </table:table-cell>
          <table:table-cell office:value-type="float" office:value="5.0389290000000002E-3" table:style-name="ce1">
            <text:p>0.005038929</text:p>
          </table:table-cell>
          <table:table-cell office:value-type="string" table:style-name="ce1">
            <text:p>4.3986E+14</text:p>
          </table:table-cell>
          <table:table-cell office:value-type="float" office:value="0.5" table:style-name="ce1">
            <text:p>0.5</text:p>
          </table:table-cell>
          <table:table-cell office:value-type="float" office:value="15.88454773" table:style-name="ce1">
            <text:p>15.88454773</text:p>
          </table:table-cell>
          <table:table-cell office:value-type="float" office:value="10.01295575" table:style-name="ce1">
            <text:p>10.01295575</text:p>
          </table:table-cell>
          <table:table-cell office:value-type="float" office:value="3.6308032419999998" table:style-name="ce1">
            <text:p>3.630803242</text:p>
          </table:table-cell>
          <table:table-cell office:value-type="float" office:value="-28.866666670000001" table:style-name="ce1">
            <text:p>-28.86666667</text:p>
          </table:table-cell>
          <table:table-cell office:value-type="float" office:value="1.1435938999999999E-2" table:style-name="ce1">
            <text:p>0.011435939</text:p>
          </table:table-cell>
          <table:table-cell office:value-type="float" office:value="1.2215946E-2" table:style-name="ce1">
            <text:p>0.012215946</text:p>
          </table:table-cell>
          <table:table-cell office:value-type="float" office:value="1.2758864E-2" table:style-name="ce1">
            <text:p>0.012758864</text:p>
          </table:table-cell>
          <table:table-cell office:value-type="float" office:value="0.93614842399999998" table:style-name="ce1">
            <text:p>0.936148424</text:p>
          </table:table-cell>
          <table:table-cell office:value-type="string" table:style-name="ce1">
            <text:p>H_WJ04_1_DOC_VM_B</text:p>
          </table:table-cell>
          <table:table-cell office:value-type="float" office:value="0.26823048585021703" table:style-name="ce1">
            <text:p>0.268230486</text:p>
          </table:table-cell>
          <table:table-cell office:value-type="float" office:value="0.20438682842214201" table:style-name="ce1">
            <text:p>0.204386828</text:p>
          </table:table-cell>
          <table:table-cell office:value-type="float" office:value="2.92218819327855E-2" table:style-name="ce1">
            <text:p>0.029221882</text:p>
          </table:table-cell>
          <table:table-cell office:value-type="float" office:value="8.9194661576120896E-2" table:style-name="ce1">
            <text:p>0.089194662</text:p>
          </table:table-cell>
          <table:table-cell office:value-type="float" office:value="0" table:style-name="ce1">
            <text:p>0</text:p>
          </table:table-cell>
          <table:table-cell office:value-type="float" office:value="0.45383269049450287" table:style-name="ce1">
            <text:p>0.45383269</text:p>
          </table:table-cell>
          <table:table-cell office:value-type="float" office:value="0.34581238575638951" table:style-name="ce1">
            <text:p>0.345812386</text:p>
          </table:table-cell>
          <table:table-cell office:value-type="float" office:value="4.9441976205025079E-2" table:style-name="ce1">
            <text:p>0.049441976</text:p>
          </table:table-cell>
          <table:table-cell office:value-type="float" office:value="0.15091294754408263" table:style-name="ce1">
            <text:p>0.1509129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4_1_BDOC_VM_B</text:p>
          </table:table-cell>
          <table:table-cell office:value-type="float" office:value="0.15482714907685199" table:style-name="ce1">
            <text:p>0.154827149</text:p>
          </table:table-cell>
          <table:table-cell office:value-type="float" office:value="0.12203231320209799" table:style-name="ce1">
            <text:p>0.122032313</text:p>
          </table:table-cell>
          <table:table-cell office:value-type="float" office:value="2.50795593434909E-2" table:style-name="ce1">
            <text:p>0.025079559</text:p>
          </table:table-cell>
          <table:table-cell office:value-type="float" office:value="4.4866843817041001E-2" table:style-name="ce1">
            <text:p>0.044866844</text:p>
          </table:table-cell>
          <table:table-cell office:value-type="float" office:value="0" table:style-name="ce1">
            <text:p>0</text:p>
          </table:table-cell>
          <table:table-cell office:value-type="float" office:value="0.15482714907685199" table:style-name="ce1">
            <text:p>0.154827149</text:p>
          </table:table-cell>
          <table:table-cell office:value-type="float" office:value="0.35187499798325306" table:style-name="ce1">
            <text:p>0.351874998</text:p>
          </table:table-cell>
          <table:table-cell office:value-type="float" office:value="7.2315845384302829E-2" table:style-name="ce1">
            <text:p>0.072315845</text:p>
          </table:table-cell>
          <table:table-cell office:value-type="float" office:value="0.12937164070216781" table:style-name="ce1">
            <text:p>0.129371641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8.5" table:style-name="ce1">
            <text:p>8.5</text:p>
          </table:table-cell>
          <table:table-cell office:value-type="float" office:value="7.6999998092651367" table:style-name="ce1">
            <text:p>7.699999809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ENE<text:s text:c="5"/></text:p>
          </table:table-cell>
          <table:table-cell office:value-type="float" office:value="5" table:style-name="ce1">
            <text:p>5</text:p>
          </table:table-cell>
          <table:table-cell office:value-type="float" office:value="5.5999999046325684" table:style-name="ce1">
            <text:p>5.599999905</text:p>
          </table:table-cell>
          <table:table-cell office:value-type="float" office:value="6.6999998092651367" table:style-name="ce1">
            <text:p>6.699999809</text:p>
          </table:table-cell>
          <table:table-cell table:style-name="ce1"/>
          <table:table-cell office:value-type="float" office:value="0.60000002384185791" table:style-name="ce1">
            <text:p>0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4_1_DOC_N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17" table:style-name="ce1">
            <text:p>17</text:p>
          </table:table-cell>
          <table:table-cell office:value-type="date" office:date-value="2024-07-17T00:00:00" table:style-name="ce5">
            <text:p>17.07.2024</text:p>
          </table:table-cell>
          <table:table-cell office:value-type="time" office:time-value="PT15H12M0S" table:style-name="ce8">
            <text:p>15:12:00</text:p>
          </table:table-cell>
          <table:table-cell office:value-type="float" office:value="2885" table:style-name="ce1">
            <text:p>2885</text:p>
          </table:table-cell>
          <table:table-cell office:value-type="float" office:value="0.2203" table:style-name="ce1">
            <text:p>0.2203</text:p>
          </table:table-cell>
          <table:table-cell office:value-type="float" office:value="0.159665" table:style-name="ce1">
            <text:p>0.159665</text:p>
          </table:table-cell>
          <table:table-cell office:value-type="string" table:style-name="ce1">
            <text:p>H_WJ04_1_BDOC_NM_A</text:p>
          </table:table-cell>
          <table:table-cell office:value-type="float" office:value="8.0329999999999999E-2" table:style-name="ce1">
            <text:p>0.08033</text:p>
          </table:table-cell>
          <table:table-cell office:value-type="float" office:value="8.9260000000000006E-2" table:style-name="ce1">
            <text:p>0.08926</text:p>
          </table:table-cell>
          <table:table-cell office:value-type="float" office:value="7.0404999999999995E-2" table:style-name="ce1">
            <text:p>0.070405</text:p>
          </table:table-cell>
          <table:table-cell office:value-type="float" office:value="44.095449848119493" table:style-name="ce1">
            <text:p>44.09544985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8-29T09:01:14" table:style-name="ce5">
            <text:p>29.08.2024</text:p>
          </table:table-cell>
          <table:table-cell table:number-columns-repeated="2" table:style-name="ce1"/>
          <table:table-cell office:value-type="date" office:date-value="2024-07-17T00:00:00" table:style-name="ce5">
            <text:p>17.07.2024</text:p>
          </table:table-cell>
          <table:table-cell office:value-type="time" office:time-value="PT17H34M42S" table:style-name="ce6">
            <text:p>5:34:42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37" table:style-name="ce1">
            <text:p>0.37</text:p>
          </table:table-cell>
          <table:table-cell office:value-type="float" office:value="9.1" table:style-name="ce1">
            <text:p>9.1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0.83199999999999996" table:style-name="ce1">
            <text:p>-0.832</text:p>
          </table:table-cell>
          <table:table-cell office:value-type="float" office:value="-1.52" table:style-name="ce1">
            <text:p>-1.52</text:p>
          </table:table-cell>
          <table:table-cell office:value-type="float" office:value="-0.51" table:style-name="ce1">
            <text:p>-0.51</text:p>
          </table:table-cell>
          <table:table-cell office:value-type="float" office:value="16.5" table:style-name="ce1">
            <text:p>16.5</text:p>
          </table:table-cell>
          <table:table-cell office:value-type="float" office:value="91.4" table:style-name="ce1">
            <text:p>91.4</text:p>
          </table:table-cell>
          <table:table-cell office:value-type="float" office:value="93.2" table:style-name="ce1">
            <text:p>93.2</text:p>
          </table:table-cell>
          <table:table-cell office:value-type="float" office:value="12.65" table:style-name="ce1">
            <text:p>12.65</text:p>
          </table:table-cell>
          <table:table-cell office:value-type="float" office:value="286.8" table:style-name="ce1">
            <text:p>286.8</text:p>
          </table:table-cell>
          <table:table-cell office:value-type="float" office:value="-1.1830000000000001" table:style-name="ce1">
            <text:p>-1.183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6.3" table:style-name="ce1">
            <text:p>16.3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-0.15" table:style-name="ce1">
            <text:p>-0.1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1" table:style-name="ce1">
            <text:p>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249.54" table:style-name="ce1">
            <text:p>249.54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72" table:style-name="ce1">
            <text:p>6.72</text:p>
          </table:table-cell>
          <table:table-cell office:value-type="float" office:value="-16.399999999999999" table:style-name="ce1">
            <text:p>-16.4</text:p>
          </table:table-cell>
          <table:table-cell office:value-type="float" office:value="1.992" table:style-name="ce1">
            <text:p>1.992</text:p>
          </table:table-cell>
          <table:table-cell office:value-type="float" office:value="-0.77900000000000003" table:style-name="ce1">
            <text:p>-0.779</text:p>
          </table:table-cell>
          <table:table-cell office:value-type="float" office:value="5.4" table:style-name="ce1">
            <text:p>5.4</text:p>
          </table:table-cell>
          <table:table-cell table:style-name="ce1"/>
          <table:table-cell office:value-type="string" table:style-name="ce1">
            <text:p>H_WJ04_1_DOC_NM_A</text:p>
          </table:table-cell>
          <table:table-cell office:value-type="string" table:style-name="ce1">
            <text:p>Inf</text:p>
          </table:table-cell>
          <table:table-cell office:value-type="float" office:value="0.30372754600000001" table:style-name="ce1">
            <text:p>0.303727546</text:p>
          </table:table-cell>
          <table:table-cell office:value-type="float" office:value="6.5728110000000006E-2" table:style-name="ce1">
            <text:p>0.06572811</text:p>
          </table:table-cell>
          <table:table-cell office:value-type="float" office:value="-2.08E-17" table:style-name="ce1">
            <text:p>-2.08E-17</text:p>
          </table:table-cell>
          <table:table-cell office:value-type="float" office:value="3.3096792E-2" table:style-name="ce1">
            <text:p>0.033096792</text:p>
          </table:table-cell>
          <table:table-cell office:value-type="float" office:value="4.6221309000000002E-2" table:style-name="ce1">
            <text:p>0.046221309</text:p>
          </table:table-cell>
          <table:table-cell office:value-type="float" office:value="66.905339299999994" table:style-name="ce1">
            <text:p>66.9053393</text:p>
          </table:table-cell>
          <table:table-cell office:value-type="float" office:value="1.0375596000000001E-2" table:style-name="ce1">
            <text:p>0.010375596</text:p>
          </table:table-cell>
          <table:table-cell office:value-type="float" office:value="65.268419159999993" table:style-name="ce1">
            <text:p>65.26841916</text:p>
          </table:table-cell>
          <table:table-cell office:value-type="float" office:value="44.360946519999999" table:style-name="ce1">
            <text:p>44.36094652</text:p>
          </table:table-cell>
          <table:table-cell office:value-type="float" office:value="2.9366904379999998" table:style-name="ce1">
            <text:p>2.936690438</text:p>
          </table:table-cell>
          <table:table-cell office:value-type="float" office:value="29.875" table:style-name="ce1">
            <text:p>29.875</text:p>
          </table:table-cell>
          <table:table-cell office:value-type="float" office:value="9.6126479999999997E-3" table:style-name="ce1">
            <text:p>0.009612648</text:p>
          </table:table-cell>
          <table:table-cell office:value-type="float" office:value="9.8262179999999994E-3" table:style-name="ce1">
            <text:p>0.009826218</text:p>
          </table:table-cell>
          <table:table-cell office:value-type="float" office:value="1.0732973E-2" table:style-name="ce1">
            <text:p>0.010732973</text:p>
          </table:table-cell>
          <table:table-cell office:value-type="float" office:value="0.97826522000000005" table:style-name="ce1">
            <text:p>0.97826522</text:p>
          </table:table-cell>
          <table:table-cell office:value-type="string" table:style-name="ce1">
            <text:p>H_WJ04_1_BDOC_NM_A</text:p>
          </table:table-cell>
          <table:table-cell office:value-type="float" office:value="-2698990000000000" table:style-name="ce1">
            <text:p>-2.69899E+15</text:p>
          </table:table-cell>
          <table:table-cell office:value-type="float" office:value="6.1143562999999998E-2" table:style-name="ce1">
            <text:p>0.061143563</text:p>
          </table:table-cell>
          <table:table-cell office:value-type="float" office:value="0" table:style-name="ce1">
            <text:p>0</text:p>
          </table:table-cell>
          <table:table-cell office:value-type="float" office:value="-2.1699999999999998E-19" table:style-name="ce1">
            <text:p>-2.17E-19</text:p>
          </table:table-cell>
          <table:table-cell office:value-type="float" office:value="6.2725669999999997E-3" table:style-name="ce1">
            <text:p>0.006272567</text:p>
          </table:table-cell>
          <table:table-cell office:value-type="float" office:value="2.1280352999999998E-2" table:style-name="ce1">
            <text:p>0.021280353</text:p>
          </table:table-cell>
          <table:table-cell office:value-type="float" office:value="103.42253530000001" table:style-name="ce1">
            <text:p>103.4225353</text:p>
          </table:table-cell>
          <table:table-cell office:value-type="float" office:value="0.5" table:style-name="ce1">
            <text:p>0.5</text:p>
          </table:table-cell>
          <table:table-cell office:value-type="float" office:value="31.86668122" table:style-name="ce1">
            <text:p>31.86668122</text:p>
          </table:table-cell>
          <table:table-cell office:value-type="float" office:value="19.98534214" table:style-name="ce1">
            <text:p>19.98534214</text:p>
          </table:table-cell>
          <table:table-cell office:value-type="float" office:value="3.6411518580000002" table:style-name="ce1">
            <text:p>3.641151858</text:p>
          </table:table-cell>
          <table:table-cell office:value-type="float" office:value="-17.729729729999999" table:style-name="ce1">
            <text:p>-17.72972973</text:p>
          </table:table-cell>
          <table:table-cell office:value-type="float" office:value="1.1670553E-2" table:style-name="ce1">
            <text:p>0.011670553</text:p>
          </table:table-cell>
          <table:table-cell office:value-type="float" office:value="1.1755106E-2" table:style-name="ce1">
            <text:p>0.011755106</text:p>
          </table:table-cell>
          <table:table-cell office:value-type="float" office:value="1.2815109E-2" table:style-name="ce1">
            <text:p>0.012815109</text:p>
          </table:table-cell>
          <table:table-cell office:value-type="float" office:value="0.99280716499999999" table:style-name="ce1">
            <text:p>0.992807165</text:p>
          </table:table-cell>
          <table:table-cell office:value-type="string" table:style-name="ce1">
            <text:p>H_WJ04_1_DOC_NM_A</text:p>
          </table:table-cell>
          <table:table-cell office:value-type="float" office:value="0.88134618024702505" table:style-name="ce1">
            <text:p>0.88134618</text:p>
          </table:table-cell>
          <table:table-cell office:value-type="float" office:value="0.60045723709793597" table:style-name="ce1">
            <text:p>0.600457237</text:p>
          </table:table-cell>
          <table:table-cell office:value-type="float" office:value="0.50501491953128896" table:style-name="ce1">
            <text:p>0.50501492</text:p>
          </table:table-cell>
          <table:table-cell office:value-type="float" office:value="0.249707225055214" table:style-name="ce1">
            <text:p>0.249707225</text:p>
          </table:table-cell>
          <table:table-cell office:value-type="float" office:value="0" table:style-name="ce1">
            <text:p>0</text:p>
          </table:table-cell>
          <table:table-cell office:value-type="float" office:value="0.39406935259255177" table:style-name="ce1">
            <text:p>0.394069353</text:p>
          </table:table-cell>
          <table:table-cell office:value-type="float" office:value="0.26847769921278297" table:style-name="ce1">
            <text:p>0.268477699</text:p>
          </table:table-cell>
          <table:table-cell office:value-type="float" office:value="0.22580333000762037" table:style-name="ce1">
            <text:p>0.22580333</text:p>
          </table:table-cell>
          <table:table-cell office:value-type="float" office:value="0.11164961818704491" table:style-name="ce1">
            <text:p>0.1116496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4_1_BDOC_NM_A</text:p>
          </table:table-cell>
          <table:table-cell office:value-type="float" office:value="0.35554141472176498" table:style-name="ce1">
            <text:p>0.355541415</text:p>
          </table:table-cell>
          <table:table-cell office:value-type="float" office:value="0.28073261247949" table:style-name="ce1">
            <text:p>0.280732612</text:p>
          </table:table-cell>
          <table:table-cell office:value-type="float" office:value="0.15910737384760801" table:style-name="ce1">
            <text:p>0.159107374</text:p>
          </table:table-cell>
          <table:table-cell office:value-type="float" office:value="0.115906850067807" table:style-name="ce1">
            <text:p>0.11590685</text:p>
          </table:table-cell>
          <table:table-cell office:value-type="float" office:value="0" table:style-name="ce1">
            <text:p>0</text:p>
          </table:table-cell>
          <table:table-cell office:value-type="float" office:value="0.35554141472176498" table:style-name="ce1">
            <text:p>0.355541415</text:p>
          </table:table-cell>
          <table:table-cell office:value-type="float" office:value="0.30806126616412227" table:style-name="ce1">
            <text:p>0.308061266</text:p>
          </table:table-cell>
          <table:table-cell office:value-type="float" office:value="0.17459609915154922" table:style-name="ce1">
            <text:p>0.174596099</text:p>
          </table:table-cell>
          <table:table-cell office:value-type="float" office:value="0.12719010689074245" table:style-name="ce1">
            <text:p>0.127190107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1.30000019073486" table:style-name="ce1">
            <text:p>11.30000019</text:p>
          </table:table-cell>
          <table:table-cell office:value-type="float" office:value="10.69999980926514" table:style-name="ce1">
            <text:p>10.69999981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NE<text:s text:c="5"/>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9.3000001907348633" table:style-name="ce1">
            <text:p>9.3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4_1_DOC_N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date" office:date-value="2024-07-17T00:00:00" table:style-name="ce5">
            <text:p>17.07.2024</text:p>
          </table:table-cell>
          <table:table-cell office:value-type="time" office:time-value="PT15H12M0S" table:style-name="ce8">
            <text:p>15:12:00</text:p>
          </table:table-cell>
          <table:table-cell office:value-type="float" office:value="2885" table:style-name="ce1">
            <text:p>2885</text:p>
          </table:table-cell>
          <table:table-cell office:value-type="float" office:value="9.9030000000000007E-2" table:style-name="ce1">
            <text:p>0.09903</text:p>
          </table:table-cell>
          <table:table-cell table:style-name="ce1"/>
          <table:table-cell office:value-type="string" table:style-name="ce1">
            <text:p>H_WJ04_1_BDOC_NM_B</text:p>
          </table:table-cell>
          <table:table-cell office:value-type="float" office:value="9.819E-2" table:style-name="ce1">
            <text:p>0.09819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date" office:date-value="2024-08-29T09:01:14" table:style-name="ce5">
            <text:p>29.08.2024</text:p>
          </table:table-cell>
          <table:table-cell table:number-columns-repeated="2" table:style-name="ce1"/>
          <table:table-cell office:value-type="date" office:date-value="2024-07-17T00:00:00" table:style-name="ce5">
            <text:p>17.07.2024</text:p>
          </table:table-cell>
          <table:table-cell office:value-type="time" office:time-value="PT17H34M42S" table:style-name="ce6">
            <text:p>5:34:42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37" table:style-name="ce1">
            <text:p>0.37</text:p>
          </table:table-cell>
          <table:table-cell office:value-type="float" office:value="9.1" table:style-name="ce1">
            <text:p>9.1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0.83199999999999996" table:style-name="ce1">
            <text:p>-0.832</text:p>
          </table:table-cell>
          <table:table-cell office:value-type="float" office:value="-1.52" table:style-name="ce1">
            <text:p>-1.52</text:p>
          </table:table-cell>
          <table:table-cell office:value-type="float" office:value="-0.51" table:style-name="ce1">
            <text:p>-0.51</text:p>
          </table:table-cell>
          <table:table-cell office:value-type="float" office:value="16.5" table:style-name="ce1">
            <text:p>16.5</text:p>
          </table:table-cell>
          <table:table-cell office:value-type="float" office:value="91.4" table:style-name="ce1">
            <text:p>91.4</text:p>
          </table:table-cell>
          <table:table-cell office:value-type="float" office:value="93.2" table:style-name="ce1">
            <text:p>93.2</text:p>
          </table:table-cell>
          <table:table-cell office:value-type="float" office:value="12.65" table:style-name="ce1">
            <text:p>12.65</text:p>
          </table:table-cell>
          <table:table-cell office:value-type="float" office:value="286.8" table:style-name="ce1">
            <text:p>286.8</text:p>
          </table:table-cell>
          <table:table-cell office:value-type="float" office:value="-1.1830000000000001" table:style-name="ce1">
            <text:p>-1.183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6.3" table:style-name="ce1">
            <text:p>16.3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-0.15" table:style-name="ce1">
            <text:p>-0.1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1" table:style-name="ce1">
            <text:p>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249.54" table:style-name="ce1">
            <text:p>249.54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72" table:style-name="ce1">
            <text:p>6.72</text:p>
          </table:table-cell>
          <table:table-cell office:value-type="float" office:value="-16.399999999999999" table:style-name="ce1">
            <text:p>-16.4</text:p>
          </table:table-cell>
          <table:table-cell office:value-type="float" office:value="1.992" table:style-name="ce1">
            <text:p>1.992</text:p>
          </table:table-cell>
          <table:table-cell office:value-type="float" office:value="-0.77900000000000003" table:style-name="ce1">
            <text:p>-0.779</text:p>
          </table:table-cell>
          <table:table-cell office:value-type="float" office:value="5.4" table:style-name="ce1">
            <text:p>5.4</text:p>
          </table:table-cell>
          <table:table-cell table:style-name="ce1"/>
          <table:table-cell office:value-type="string" table:style-name="ce1">
            <text:p>H_WJ04_1_DOC_NM_B</text:p>
          </table:table-cell>
          <table:table-cell office:value-type="float" office:value="0" table:style-name="ce1">
            <text:p>0</text:p>
          </table:table-cell>
          <table:table-cell office:value-type="float" office:value="4.5076594999999997E-2" table:style-name="ce1">
            <text:p>0.045076595</text:p>
          </table:table-cell>
          <table:table-cell office:value-type="float" office:value="-3.25E-19" table:style-name="ce1">
            <text:p>-3.25E-19</text:p>
          </table:table-cell>
          <table:table-cell office:value-type="float" office:value="-2.71E-20" table:style-name="ce1">
            <text:p>-2.71E-20</text:p>
          </table:table-cell>
          <table:table-cell office:value-type="float" office:value="1.3924900000000001E-4" table:style-name="ce1">
            <text:p>0.000139249</text:p>
          </table:table-cell>
          <table:table-cell office:value-type="float" office:value="1.3229060000000001E-2" table:style-name="ce1">
            <text:p>0.0132290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31.163844529999999" table:style-name="ce1">
            <text:p>31.16384453</text:p>
          </table:table-cell>
          <table:table-cell office:value-type="float" office:value="20.733134060000001" table:style-name="ce1">
            <text:p>20.73313406</text:p>
          </table:table-cell>
          <table:table-cell office:value-type="float" office:value="3.0068707059999999" table:style-name="ce1">
            <text:p>3.006870706</text:p>
          </table:table-cell>
          <table:table-cell office:value-type="float" office:value="-314" table:style-name="ce1">
            <text:p>-314</text:p>
          </table:table-cell>
          <table:table-cell office:value-type="float" office:value="1.0366614E-2" table:style-name="ce1">
            <text:p>0.010366614</text:p>
          </table:table-cell>
          <table:table-cell office:value-type="float" office:value="9.6823480000000003E-3" table:style-name="ce1">
            <text:p>0.009682348</text:p>
          </table:table-cell>
          <table:table-cell office:value-type="float" office:value="1.0759843999999999E-2" table:style-name="ce1">
            <text:p>0.010759844</text:p>
          </table:table-cell>
          <table:table-cell office:value-type="float" office:value="1.0706715449999999" table:style-name="ce1">
            <text:p>1.070671545</text:p>
          </table:table-cell>
          <table:table-cell office:value-type="string" table:style-name="ce1">
            <text:p>H_WJ04_1_BDOC_NM_B</text:p>
          </table:table-cell>
          <table:table-cell office:value-type="string" table:style-name="ce1">
            <text:p>Inf</text:p>
          </table:table-cell>
          <table:table-cell office:value-type="float" office:value="0.27176804700000001" table:style-name="ce1">
            <text:p>0.271768047</text:p>
          </table:table-cell>
          <table:table-cell office:value-type="float" office:value="6.2865817000000004E-2" table:style-name="ce1">
            <text:p>0.062865817</text:p>
          </table:table-cell>
          <table:table-cell office:value-type="string" table:style-name="ce1">
            <text:p>6.94E-18</text:p>
          </table:table-cell>
          <table:table-cell office:value-type="float" office:value="2.7525787999999999E-2" table:style-name="ce1">
            <text:p>0.027525788</text:p>
          </table:table-cell>
          <table:table-cell office:value-type="float" office:value="3.8063551000000001E-2" table:style-name="ce1">
            <text:p>0.038063551</text:p>
          </table:table-cell>
          <table:table-cell office:value-type="float" office:value="0.94741788900000001" table:style-name="ce1">
            <text:p>0.947417889</text:p>
          </table:table-cell>
          <table:table-cell office:value-type="float" office:value="-8.2700000000000003E-16" table:style-name="ce1">
            <text:p>-8.27E-16</text:p>
          </table:table-cell>
          <table:table-cell office:value-type="float" office:value="59.004291240000001" table:style-name="ce1">
            <text:p>59.00429124</text:p>
          </table:table-cell>
          <table:table-cell office:value-type="float" office:value="37.636301580000001" table:style-name="ce1">
            <text:p>37.63630158</text:p>
          </table:table-cell>
          <table:table-cell office:value-type="float" office:value="3.4591127400000001" table:style-name="ce1">
            <text:p>3.45911274</text:p>
          </table:table-cell>
          <table:table-cell office:value-type="float" office:value="102.83018869999999" table:style-name="ce1">
            <text:p>102.8301887</text:p>
          </table:table-cell>
          <table:table-cell office:value-type="float" office:value="1.1376048999999999E-2" table:style-name="ce1">
            <text:p>0.011376049</text:p>
          </table:table-cell>
          <table:table-cell office:value-type="float" office:value="1.0974139000000001E-2" table:style-name="ce1">
            <text:p>0.010974139</text:p>
          </table:table-cell>
          <table:table-cell office:value-type="float" office:value="1.2280889E-2" table:style-name="ce1">
            <text:p>0.012280889</text:p>
          </table:table-cell>
          <table:table-cell office:value-type="float" office:value="1.036623434" table:style-name="ce1">
            <text:p>1.036623434</text:p>
          </table:table-cell>
          <table:table-cell office:value-type="string" table:style-name="ce1">
            <text:p>H_WJ04_1_DOC_NM_B</text:p>
          </table:table-cell>
          <table:table-cell office:value-type="float" office:value="0.29370489518599802" table:style-name="ce1">
            <text:p>0.293704895</text:p>
          </table:table-cell>
          <table:table-cell office:value-type="float" office:value="0.225642619310371" table:style-name="ce1">
            <text:p>0.225642619</text:p>
          </table:table-cell>
          <table:table-cell office:value-type="float" office:value="3.6230549390050298E-2" table:style-name="ce1">
            <text:p>0.036230549</text:p>
          </table:table-cell>
          <table:table-cell office:value-type="float" office:value="0.105061627476352" table:style-name="ce1">
            <text:p>0.105061627</text:p>
          </table:table-cell>
          <table:table-cell office:value-type="float" office:value="0" table:style-name="ce1">
            <text:p>0</text:p>
          </table:table-cell>
          <table:table-cell office:value-type="float" office:value="0.44457652034218809" table:style-name="ce1">
            <text:p>0.44457652</text:p>
          </table:table-cell>
          <table:table-cell office:value-type="float" office:value="0.34155171458880113" table:style-name="ce1">
            <text:p>0.341551715</text:p>
          </table:table-cell>
          <table:table-cell office:value-type="float" office:value="5.484161769831556E-2" table:style-name="ce1">
            <text:p>0.054841618</text:p>
          </table:table-cell>
          <table:table-cell office:value-type="float" office:value="0.15903014737069499" table:style-name="ce1">
            <text:p>0.1590301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4_1_BDOC_NM_B</text:p>
          </table:table-cell>
          <table:table-cell office:value-type="float" office:value="0.75525312933002997" table:style-name="ce1">
            <text:p>0.755253129</text:p>
          </table:table-cell>
          <table:table-cell office:value-type="float" office:value="0.51278585092288598" table:style-name="ce1">
            <text:p>0.512785851</text:p>
          </table:table-cell>
          <table:table-cell office:value-type="float" office:value="0.49529074078285901" table:style-name="ce1">
            <text:p>0.495290741</text:p>
          </table:table-cell>
          <table:table-cell office:value-type="float" office:value="0.21640079149986299" table:style-name="ce1">
            <text:p>0.216400791</text:p>
          </table:table-cell>
          <table:table-cell office:value-type="float" office:value="0" table:style-name="ce1">
            <text:p>0</text:p>
          </table:table-cell>
          <table:table-cell office:value-type="float" office:value="0.75525312933002997" table:style-name="ce1">
            <text:p>0.755253129</text:p>
          </table:table-cell>
          <table:table-cell office:value-type="float" office:value="0.25901800658015323" table:style-name="ce1">
            <text:p>0.259018007</text:p>
          </table:table-cell>
          <table:table-cell office:value-type="float" office:value="0.25018088959415535" table:style-name="ce1">
            <text:p>0.25018089</text:p>
          </table:table-cell>
          <table:table-cell office:value-type="float" office:value="0.10930820640971835" table:style-name="ce1">
            <text:p>0.109308206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1.30000019073486" table:style-name="ce1">
            <text:p>11.30000019</text:p>
          </table:table-cell>
          <table:table-cell office:value-type="float" office:value="10.69999980926514" table:style-name="ce1">
            <text:p>10.69999981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NE<text:s text:c="5"/>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9.3000001907348633" table:style-name="ce1">
            <text:p>9.3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5_1_DOC_V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10H17M30S" table:style-name="ce8">
            <text:p>10:17:30</text:p>
          </table:table-cell>
          <table:table-cell office:value-type="float" office:value="4700" table:style-name="ce1">
            <text:p>4700</text:p>
          </table:table-cell>
          <table:table-cell office:value-type="float" office:value="0.1234" table:style-name="ce1">
            <text:p>0.1234</text:p>
          </table:table-cell>
          <table:table-cell office:value-type="float" office:value="0.10450999999999999" table:style-name="ce1">
            <text:p>0.10451</text:p>
          </table:table-cell>
          <table:table-cell office:value-type="string" table:style-name="ce1">
            <text:p>H_WJ05_1_BDOC_VM_A</text:p>
          </table:table-cell>
          <table:table-cell office:value-type="float" office:value="7.1559999999999999E-2" table:style-name="ce1">
            <text:p>0.07156</text:p>
          </table:table-cell>
          <table:table-cell office:value-type="float" office:value="7.8484999999999999E-2" table:style-name="ce1">
            <text:p>0.078485</text:p>
          </table:table-cell>
          <table:table-cell office:value-type="float" office:value="2.6024999999999993E-2" table:style-name="ce1">
            <text:p>0.026025</text:p>
          </table:table-cell>
          <table:table-cell office:value-type="float" office:value="24.901923260931966" table:style-name="ce1">
            <text:p>24.90192326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2H36M58S" table:style-name="ce6">
            <text:p>12:36:58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1" table:style-name="ce1">
            <text:p>-0.1</text:p>
          </table:table-cell>
          <table:table-cell office:value-type="float" office:value="0.26" table:style-name="ce1">
            <text:p>0.26</text:p>
          </table:table-cell>
          <table:table-cell office:value-type="float" office:value="8" table:style-name="ce1">
            <text:p>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753" table:style-name="ce1">
            <text:p>-0.753</text:p>
          </table:table-cell>
          <table:table-cell office:value-type="float" office:value="-1.68" table:style-name="ce1">
            <text:p>-1.68</text:p>
          </table:table-cell>
          <table:table-cell office:value-type="float" office:value="-0.56000000000000005" table:style-name="ce1">
            <text:p>-0.56</text:p>
          </table:table-cell>
          <table:table-cell office:value-type="float" office:value="14.3" table:style-name="ce1">
            <text:p>14.3</text:p>
          </table:table-cell>
          <table:table-cell office:value-type="float" office:value="91" table:style-name="ce1">
            <text:p>91</text:p>
          </table:table-cell>
          <table:table-cell office:value-type="float" office:value="92.8" table:style-name="ce1">
            <text:p>92.8</text:p>
          </table:table-cell>
          <table:table-cell office:value-type="float" office:value="12.46" table:style-name="ce1">
            <text:p>12.46</text:p>
          </table:table-cell>
          <table:table-cell office:value-type="float" office:value="295.2" table:style-name="ce1">
            <text:p>295.2</text:p>
          </table:table-cell>
          <table:table-cell office:value-type="float" office:value="-1.071" table:style-name="ce1">
            <text:p>-1.071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4.1" table:style-name="ce1">
            <text:p>14.1</text:p>
          </table:table-cell>
          <table:table-cell office:value-type="float" office:value="1.41E-2" table:style-name="ce1">
            <text:p>0.0141</text:p>
          </table:table-cell>
          <table:table-cell office:value-type="float" office:value="-0.37" table:style-name="ce1">
            <text:p>-0.37</text:p>
          </table:table-cell>
          <table:table-cell office:value-type="float" office:value="0.9" table:style-name="ce1">
            <text:p>0.9</text:p>
          </table:table-cell>
          <table:table-cell office:value-type="float" office:value="9" table:style-name="ce1">
            <text:p>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11.5" table:style-name="ce1">
            <text:p>211.5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5" table:style-name="ce1">
            <text:p>6.5</text:p>
          </table:table-cell>
          <table:table-cell office:value-type="float" office:value="-5.2" table:style-name="ce1">
            <text:p>-5.2</text:p>
          </table:table-cell>
          <table:table-cell office:value-type="float" office:value="2.3639999999999999" table:style-name="ce1">
            <text:p>2.364</text:p>
          </table:table-cell>
          <table:table-cell office:value-type="float" office:value="-0.755" table:style-name="ce1">
            <text:p>-0.755</text:p>
          </table:table-cell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H_WJ05_1_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5_1_BDOC_VM_A</text:p>
          </table:table-cell>
          <table:table-cell office:value-type="float" office:value="-2093010000000000" table:style-name="ce1">
            <text:p>-2.09301E+15</text:p>
          </table:table-cell>
          <table:table-cell office:value-type="float" office:value="4.0775212999999998E-2" table:style-name="ce1">
            <text:p>0.040775213</text:p>
          </table:table-cell>
          <table:table-cell office:value-type="float" office:value="8.694439E-3" table:style-name="ce1">
            <text:p>0.008694439</text:p>
          </table:table-cell>
          <table:table-cell office:value-type="float" office:value="0" table:style-name="ce1">
            <text:p>0</text:p>
          </table:table-cell>
          <table:table-cell office:value-type="float" office:value="9.9275419999999993E-3" table:style-name="ce1">
            <text:p>0.009927542</text:p>
          </table:table-cell>
          <table:table-cell office:value-type="float" office:value="1.0485556E-2" table:style-name="ce1">
            <text:p>0.010485556</text:p>
          </table:table-cell>
          <table:table-cell office:value-type="string" table:style-name="ce1">
            <text:p>Inf</text:p>
          </table:table-cell>
          <table:table-cell office:value-type="float" office:value="-5.1299999999999997E-18" table:style-name="ce1">
            <text:p>-5.13E-18</text:p>
          </table:table-cell>
          <table:table-cell office:value-type="float" office:value="20.422833310000001" table:style-name="ce1">
            <text:p>20.42283331</text:p>
          </table:table-cell>
          <table:table-cell office:value-type="float" office:value="13.51507803" table:style-name="ce1">
            <text:p>13.51507803</text:p>
          </table:table-cell>
          <table:table-cell office:value-type="float" office:value="3.1728995470000001" table:style-name="ce1">
            <text:p>3.172899547</text:p>
          </table:table-cell>
          <table:table-cell office:value-type="float" office:value="-19.007874019999999" table:style-name="ce1">
            <text:p>-19.00787402</text:p>
          </table:table-cell>
          <table:table-cell office:value-type="float" office:value="1.0227951000000001E-2" table:style-name="ce1">
            <text:p>0.010227951</text:p>
          </table:table-cell>
          <table:table-cell office:value-type="float" office:value="1.009233E-2" table:style-name="ce1">
            <text:p>0.01009233</text:p>
          </table:table-cell>
          <table:table-cell office:value-type="float" office:value="1.1504090999999999E-2" table:style-name="ce1">
            <text:p>0.011504091</text:p>
          </table:table-cell>
          <table:table-cell office:value-type="float" office:value="1.0134380679999999" table:style-name="ce1">
            <text:p>1.013438068</text:p>
          </table:table-cell>
          <table:table-cell office:value-type="string" table:style-name="ce1">
            <text:p>H_WJ05_1_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5_1_BDOC_VM_A</text:p>
          </table:table-cell>
          <table:table-cell office:value-type="float" office:value="0.17182816456752001" table:style-name="ce1">
            <text:p>0.171828165</text:p>
          </table:table-cell>
          <table:table-cell office:value-type="float" office:value="0.16284646438060699" table:style-name="ce1">
            <text:p>0.162846464</text:p>
          </table:table-cell>
          <table:table-cell office:value-type="float" office:value="2.7829669092533201E-2" table:style-name="ce1">
            <text:p>0.027829669</text:p>
          </table:table-cell>
          <table:table-cell office:value-type="float" office:value="5.8204247087876998E-2" table:style-name="ce1">
            <text:p>0.058204247</text:p>
          </table:table-cell>
          <table:table-cell office:value-type="float" office:value="2.2789523314479102E-2" table:style-name="ce1">
            <text:p>0.022789523</text:p>
          </table:table-cell>
          <table:table-cell office:value-type="float" office:value="0.17182816456752001" table:style-name="ce1">
            <text:p>0.171828165</text:p>
          </table:table-cell>
          <table:table-cell office:value-type="float" office:value="0.36718641177471251" table:style-name="ce1">
            <text:p>0.367186412</text:p>
          </table:table-cell>
          <table:table-cell office:value-type="float" office:value="6.2750372713537422E-2" table:style-name="ce1">
            <text:p>0.062750373</text:p>
          </table:table-cell>
          <table:table-cell office:value-type="float" office:value="0.1312390092074448" table:style-name="ce1">
            <text:p>0.131239009</text:p>
          </table:table-cell>
          <table:table-cell office:value-type="float" office:value="5.1385845702746867E-2" table:style-name="ce1">
            <text:p>0.051385846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.1999998092651367" table:style-name="ce1">
            <text:p>8.199999809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NE<text:s text:c="5"/></text:p>
          </table:table-cell>
          <table:table-cell office:value-type="float" office:value="4.9000000953674316" table:style-name="ce1">
            <text:p>4.900000095</text:p>
          </table:table-cell>
          <table:table-cell office:value-type="float" office:value="5.3000001907348633" table:style-name="ce1">
            <text:p>5.300000191</text:p>
          </table:table-cell>
          <table:table-cell office:value-type="float" office:value="6.4000000953674316" table:style-name="ce1">
            <text:p>6.400000095</text:p>
          </table:table-cell>
          <table:table-cell table:style-name="ce1"/>
          <table:table-cell office:value-type="float" office:value="0.10000000149011611" table:style-name="ce1">
            <text:p>0.100000001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5_1_DOC_V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date" office:date-value="2024-07-18T00:00:00" table:style-name="ce5">
            <text:p>18.07.2024</text:p>
          </table:table-cell>
          <table:table-cell office:value-type="time" office:time-value="PT10H17M30S" table:style-name="ce8">
            <text:p>10:17:30</text:p>
          </table:table-cell>
          <table:table-cell office:value-type="float" office:value="4700" table:style-name="ce1">
            <text:p>4700</text:p>
          </table:table-cell>
          <table:table-cell office:value-type="float" office:value="8.5620000000000002E-2" table:style-name="ce1">
            <text:p>0.08562</text:p>
          </table:table-cell>
          <table:table-cell table:style-name="ce1"/>
          <table:table-cell office:value-type="string" table:style-name="ce1">
            <text:p>H_WJ05_1_BDOC_VM_B</text:p>
          </table:table-cell>
          <table:table-cell office:value-type="float" office:value="8.541E-2" table:style-name="ce1">
            <text:p>0.08541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18T00:00:00" table:style-name="ce5">
            <text:p>18.07.2024</text:p>
          </table:table-cell>
          <table:table-cell office:value-type="time" office:time-value="PT12H36M58S" table:style-name="ce6">
            <text:p>12:36:58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1" table:style-name="ce1">
            <text:p>-0.1</text:p>
          </table:table-cell>
          <table:table-cell office:value-type="float" office:value="0.26" table:style-name="ce1">
            <text:p>0.26</text:p>
          </table:table-cell>
          <table:table-cell office:value-type="float" office:value="8" table:style-name="ce1">
            <text:p>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753" table:style-name="ce1">
            <text:p>-0.753</text:p>
          </table:table-cell>
          <table:table-cell office:value-type="float" office:value="-1.68" table:style-name="ce1">
            <text:p>-1.68</text:p>
          </table:table-cell>
          <table:table-cell office:value-type="float" office:value="-0.56000000000000005" table:style-name="ce1">
            <text:p>-0.56</text:p>
          </table:table-cell>
          <table:table-cell office:value-type="float" office:value="14.3" table:style-name="ce1">
            <text:p>14.3</text:p>
          </table:table-cell>
          <table:table-cell office:value-type="float" office:value="91" table:style-name="ce1">
            <text:p>91</text:p>
          </table:table-cell>
          <table:table-cell office:value-type="float" office:value="92.8" table:style-name="ce1">
            <text:p>92.8</text:p>
          </table:table-cell>
          <table:table-cell office:value-type="float" office:value="12.46" table:style-name="ce1">
            <text:p>12.46</text:p>
          </table:table-cell>
          <table:table-cell office:value-type="float" office:value="295.2" table:style-name="ce1">
            <text:p>295.2</text:p>
          </table:table-cell>
          <table:table-cell office:value-type="float" office:value="-1.071" table:style-name="ce1">
            <text:p>-1.071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4.1" table:style-name="ce1">
            <text:p>14.1</text:p>
          </table:table-cell>
          <table:table-cell office:value-type="float" office:value="1.41E-2" table:style-name="ce1">
            <text:p>0.0141</text:p>
          </table:table-cell>
          <table:table-cell office:value-type="float" office:value="-0.37" table:style-name="ce1">
            <text:p>-0.37</text:p>
          </table:table-cell>
          <table:table-cell office:value-type="float" office:value="0.9" table:style-name="ce1">
            <text:p>0.9</text:p>
          </table:table-cell>
          <table:table-cell office:value-type="float" office:value="9" table:style-name="ce1">
            <text:p>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11.5" table:style-name="ce1">
            <text:p>211.5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5" table:style-name="ce1">
            <text:p>6.5</text:p>
          </table:table-cell>
          <table:table-cell office:value-type="float" office:value="-5.2" table:style-name="ce1">
            <text:p>-5.2</text:p>
          </table:table-cell>
          <table:table-cell office:value-type="float" office:value="2.3639999999999999" table:style-name="ce1">
            <text:p>2.364</text:p>
          </table:table-cell>
          <table:table-cell office:value-type="float" office:value="-0.755" table:style-name="ce1">
            <text:p>-0.755</text:p>
          </table:table-cell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H_WJ05_1_DOC_VM_B</text:p>
          </table:table-cell>
          <table:table-cell office:value-type="float" office:value="-249943000000000" table:style-name="ce1">
            <text:p>-2.49943E+14</text:p>
          </table:table-cell>
          <table:table-cell office:value-type="float" office:value="4.0664664000000003E-2" table:style-name="ce1">
            <text:p>0.040664664</text:p>
          </table:table-cell>
          <table:table-cell office:value-type="float" office:value="0" table:style-name="ce1">
            <text:p>0</text:p>
          </table:table-cell>
          <table:table-cell office:value-type="float" office:value="-1.08E-19" table:style-name="ce1">
            <text:p>-1.08E-19</text:p>
          </table:table-cell>
          <table:table-cell office:value-type="float" office:value="8.9276999999999998E-4" table:style-name="ce1">
            <text:p>0.00089277</text:p>
          </table:table-cell>
          <table:table-cell office:value-type="float" office:value="1.6306174E-2" table:style-name="ce1">
            <text:p>0.016306174</text:p>
          </table:table-cell>
          <table:table-cell office:value-type="string" table:style-name="ce1">
            <text:p>2.39872E+14</text:p>
          </table:table-cell>
          <table:table-cell office:value-type="float" office:value="0.5" table:style-name="ce1">
            <text:p>0.5</text:p>
          </table:table-cell>
          <table:table-cell office:value-type="float" office:value="35.784365280000003" table:style-name="ce1">
            <text:p>35.78436528</text:p>
          </table:table-cell>
          <table:table-cell office:value-type="float" office:value="22.222139089999999" table:style-name="ce1">
            <text:p>22.22213909</text:p>
          </table:table-cell>
          <table:table-cell office:value-type="float" office:value="3.6483782300000001" table:style-name="ce1">
            <text:p>3.64837823</text:p>
          </table:table-cell>
          <table:table-cell office:value-type="float" office:value="-24.485436889999999" table:style-name="ce1">
            <text:p>-24.48543689</text:p>
          </table:table-cell>
          <table:table-cell office:value-type="float" office:value="1.2205666E-2" table:style-name="ce1">
            <text:p>0.012205666</text:p>
          </table:table-cell>
          <table:table-cell office:value-type="float" office:value="1.2242462000000001E-2" table:style-name="ce1">
            <text:p>0.012242462</text:p>
          </table:table-cell>
          <table:table-cell office:value-type="float" office:value="1.270394E-2" table:style-name="ce1">
            <text:p>0.01270394</text:p>
          </table:table-cell>
          <table:table-cell office:value-type="float" office:value="0.99699437800000001" table:style-name="ce1">
            <text:p>0.996994378</text:p>
          </table:table-cell>
          <table:table-cell office:value-type="string" table:style-name="ce1">
            <text:p>H_WJ05_1_BDOC_VM_B</text:p>
          </table:table-cell>
          <table:table-cell office:value-type="float" office:value="1" table:style-name="ce1">
            <text:p>1</text:p>
          </table:table-cell>
          <table:table-cell office:value-type="float" office:value="2.406165E-2" table:style-name="ce1">
            <text:p>0.02406165</text:p>
          </table:table-cell>
          <table:table-cell office:value-type="float" office:value="-2.1699999999999998E-19" table:style-name="ce1">
            <text:p>-2.17E-19</text:p>
          </table:table-cell>
          <table:table-cell office:value-type="float" office:value="0" table:style-name="ce1">
            <text:p>0</text:p>
          </table:table-cell>
          <table:table-cell office:value-type="float" office:value="9.88334E-4" table:style-name="ce1">
            <text:p>0.000988334</text:p>
          </table:table-cell>
          <table:table-cell office:value-type="float" office:value="4.1026379999999996E-3" table:style-name="ce1">
            <text:p>0.004102638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4.143354820000001" table:style-name="ce1">
            <text:p>14.14335482</text:p>
          </table:table-cell>
          <table:table-cell office:value-type="float" office:value="9.2849002699999996" table:style-name="ce1">
            <text:p>9.28490027</text:p>
          </table:table-cell>
          <table:table-cell office:value-type="float" office:value="3.2866082599999999" table:style-name="ce1">
            <text:p>3.28660826</text:p>
          </table:table-cell>
          <table:table-cell office:value-type="float" office:value="-6.7853658540000001" table:style-name="ce1">
            <text:p>-6.785365854</text:p>
          </table:table-cell>
          <table:table-cell office:value-type="float" office:value="1.0303715999999999E-2" table:style-name="ce1">
            <text:p>0.010303716</text:p>
          </table:table-cell>
          <table:table-cell office:value-type="float" office:value="1.1366545E-2" table:style-name="ce1">
            <text:p>0.011366545</text:p>
          </table:table-cell>
          <table:table-cell office:value-type="float" office:value="1.1725002999999999E-2" table:style-name="ce1">
            <text:p>0.011725003</text:p>
          </table:table-cell>
          <table:table-cell office:value-type="float" office:value="0.90649500100000002" table:style-name="ce1">
            <text:p>0.906495001</text:p>
          </table:table-cell>
          <table:table-cell office:value-type="string" table:style-name="ce1">
            <text:p>H_WJ05_1_DOC_VM_B</text:p>
          </table:table-cell>
          <table:table-cell office:value-type="float" office:value="0.276727225152468" table:style-name="ce1">
            <text:p>0.276727225</text:p>
          </table:table-cell>
          <table:table-cell office:value-type="float" office:value="0.242275283208049" table:style-name="ce1">
            <text:p>0.242275283</text:p>
          </table:table-cell>
          <table:table-cell office:value-type="float" office:value="5.0258019721680897E-2" table:style-name="ce1">
            <text:p>0.05025802</text:p>
          </table:table-cell>
          <table:table-cell office:value-type="float" office:value="0.10286473764797099" table:style-name="ce1">
            <text:p>0.102864738</text:p>
          </table:table-cell>
          <table:table-cell office:value-type="float" office:value="0" table:style-name="ce1">
            <text:p>0</text:p>
          </table:table-cell>
          <table:table-cell office:value-type="float" office:value="0.41171971842457533" table:style-name="ce1">
            <text:p>0.411719718</text:p>
          </table:table-cell>
          <table:table-cell office:value-type="float" office:value="0.36046150258144399" table:style-name="ce1">
            <text:p>0.360461503</text:p>
          </table:table-cell>
          <table:table-cell office:value-type="float" office:value="7.4774781256114045E-2" table:style-name="ce1">
            <text:p>0.074774781</text:p>
          </table:table-cell>
          <table:table-cell office:value-type="float" office:value="0.15304399773786667" table:style-name="ce1">
            <text:p>0.1530439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5_1_BDOC_VM_B</text:p>
          </table:table-cell>
          <table:table-cell office:value-type="float" office:value="0.107353235390053" table:style-name="ce1">
            <text:p>0.107353235</text:p>
          </table:table-cell>
          <table:table-cell office:value-type="float" office:value="0.106403769770467" table:style-name="ce1">
            <text:p>0.10640377</text:p>
          </table:table-cell>
          <table:table-cell office:value-type="float" office:value="1.6321320939186201E-2" table:style-name="ce1">
            <text:p>0.016321321</text:p>
          </table:table-cell>
          <table:table-cell office:value-type="float" office:value="4.2396361531962697E-2" table:style-name="ce1">
            <text:p>0.042396362</text:p>
          </table:table-cell>
          <table:table-cell office:value-type="float" office:value="0" table:style-name="ce1">
            <text:p>0</text:p>
          </table:table-cell>
          <table:table-cell office:value-type="float" office:value="0.107353235390053" table:style-name="ce1">
            <text:p>0.107353235</text:p>
          </table:table-cell>
          <table:table-cell office:value-type="float" office:value="0.39050882375651552" table:style-name="ce1">
            <text:p>0.390508824</text:p>
          </table:table-cell>
          <table:table-cell office:value-type="float" office:value="5.9900319846404794E-2" table:style-name="ce1">
            <text:p>0.05990032</text:p>
          </table:table-cell>
          <table:table-cell office:value-type="float" office:value="0.15559743145489563" table:style-name="ce1">
            <text:p>0.155597431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.1999998092651367" table:style-name="ce1">
            <text:p>8.199999809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NE<text:s text:c="5"/></text:p>
          </table:table-cell>
          <table:table-cell office:value-type="float" office:value="4.9000000953674316" table:style-name="ce1">
            <text:p>4.900000095</text:p>
          </table:table-cell>
          <table:table-cell office:value-type="float" office:value="5.3000001907348633" table:style-name="ce1">
            <text:p>5.300000191</text:p>
          </table:table-cell>
          <table:table-cell office:value-type="float" office:value="6.4000000953674316" table:style-name="ce1">
            <text:p>6.400000095</text:p>
          </table:table-cell>
          <table:table-cell table:style-name="ce1"/>
          <table:table-cell office:value-type="float" office:value="0.10000000149011611" table:style-name="ce1">
            <text:p>0.100000001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5_1_DOC_N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17" table:style-name="ce1">
            <text:p>17</text:p>
          </table:table-cell>
          <table:table-cell office:value-type="date" office:date-value="2024-07-17T00:00:00" table:style-name="ce5">
            <text:p>17.07.2024</text:p>
          </table:table-cell>
          <table:table-cell office:value-type="time" office:time-value="PT13H42M0S" table:style-name="ce8">
            <text:p>13:42:00</text:p>
          </table:table-cell>
          <table:table-cell office:value-type="float" office:value="4700" table:style-name="ce1">
            <text:p>4700</text:p>
          </table:table-cell>
          <table:table-cell office:value-type="float" office:value="0.19009999999999999" table:style-name="ce1">
            <text:p>0.1901</text:p>
          </table:table-cell>
          <table:table-cell office:value-type="float" office:value="0.14169999999999999" table:style-name="ce1">
            <text:p>0.1417</text:p>
          </table:table-cell>
          <table:table-cell office:value-type="string" table:style-name="ce1">
            <text:p>H_WJ05_1_BDOC_NM_A</text:p>
          </table:table-cell>
          <table:table-cell office:value-type="float" office:value="7.571E-2" table:style-name="ce1">
            <text:p>0.07571</text:p>
          </table:table-cell>
          <table:table-cell office:value-type="float" office:value="8.6840000000000001E-2" table:style-name="ce1">
            <text:p>0.08684</text:p>
          </table:table-cell>
          <table:table-cell office:value-type="float" office:value="5.4859999999999992E-2" table:style-name="ce1">
            <text:p>0.05486</text:p>
          </table:table-cell>
          <table:table-cell office:value-type="float" office:value="38.715596330275226" table:style-name="ce1">
            <text:p>38.71559633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8-29T09:01:14" table:style-name="ce5">
            <text:p>29.08.2024</text:p>
          </table:table-cell>
          <table:table-cell table:number-columns-repeated="2" table:style-name="ce1"/>
          <table:table-cell office:value-type="date" office:date-value="2024-07-17T00:00:00" table:style-name="ce5">
            <text:p>17.07.2024</text:p>
          </table:table-cell>
          <table:table-cell office:value-type="time" office:time-value="PT16H6M17S" table:style-name="ce6">
            <text:p>4:06:17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9" table:style-name="ce1">
            <text:p>-0.0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.9" table:style-name="ce1">
            <text:p>9.9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76900000000000002" table:style-name="ce1">
            <text:p>-0.769</text:p>
          </table:table-cell>
          <table:table-cell office:value-type="float" office:value="-1.58" table:style-name="ce1">
            <text:p>-1.58</text:p>
          </table:table-cell>
          <table:table-cell office:value-type="float" office:value="-0.53" table:style-name="ce1">
            <text:p>-0.53</text:p>
          </table:table-cell>
          <table:table-cell office:value-type="float" office:value="17.7" table:style-name="ce1">
            <text:p>17.7</text:p>
          </table:table-cell>
          <table:table-cell office:value-type="float" office:value="91.4" table:style-name="ce1">
            <text:p>91.4</text:p>
          </table:table-cell>
          <table:table-cell office:value-type="float" office:value="93.2" table:style-name="ce1">
            <text:p>93.2</text:p>
          </table:table-cell>
          <table:table-cell office:value-type="float" office:value="12.58" table:style-name="ce1">
            <text:p>12.58</text:p>
          </table:table-cell>
          <table:table-cell office:value-type="float" office:value="297.39999999999998" table:style-name="ce1">
            <text:p>297.4</text:p>
          </table:table-cell>
          <table:table-cell office:value-type="float" office:value="-1.0940000000000001" table:style-name="ce1">
            <text:p>-1.094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7.5" table:style-name="ce1">
            <text:p>17.5</text:p>
          </table:table-cell>
          <table:table-cell office:value-type="float" office:value="1.7500000000000002E-2" table:style-name="ce1">
            <text:p>0.0175</text:p>
          </table:table-cell>
          <table:table-cell office:value-type="float" office:value="-0.25" table:style-name="ce1">
            <text:p>-0.25</text:p>
          </table:table-cell>
          <table:table-cell office:value-type="float" office:value="1.02" table:style-name="ce1">
            <text:p>1.02</text:p>
          </table:table-cell>
          <table:table-cell office:value-type="float" office:value="11" table:style-name="ce1">
            <text:p>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242.69" table:style-name="ce1">
            <text:p>242.69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46" table:style-name="ce1">
            <text:p>6.46</text:p>
          </table:table-cell>
          <table:table-cell office:value-type="float" office:value="-3.2" table:style-name="ce1">
            <text:p>-3.2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-0.76900000000000002" table:style-name="ce1">
            <text:p>-0.769</text:p>
          </table:table-cell>
          <table:table-cell office:value-type="float" office:value="5.4" table:style-name="ce1">
            <text:p>5.4</text:p>
          </table:table-cell>
          <table:table-cell table:style-name="ce1"/>
          <table:table-cell office:value-type="string" table:style-name="ce1">
            <text:p>H_WJ05_1_DOC_NM_A</text:p>
          </table:table-cell>
          <table:table-cell office:value-type="float" office:value="10.4201777" table:style-name="ce1">
            <text:p>10.4201777</text:p>
          </table:table-cell>
          <table:table-cell office:value-type="float" office:value="0.23885092199999999" table:style-name="ce1">
            <text:p>0.2388509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.73472347597681e-18</text:p>
          </table:table-cell>
          <table:table-cell office:value-type="float" office:value="3.2967718E-2" table:style-name="ce1">
            <text:p>0.032967718</text:p>
          </table:table-cell>
          <table:table-cell office:value-type="float" office:value="4.6995459000000003E-2" table:style-name="ce1">
            <text:p>0.046995459</text:p>
          </table:table-cell>
          <table:table-cell office:value-type="string" table:style-name="ce1">
            <text:p>Inf</text:p>
          </table:table-cell>
          <table:table-cell office:value-type="float" office:value="-7.5200000000000007E-15" table:style-name="ce1">
            <text:p>-7.52E-15</text:p>
          </table:table-cell>
          <table:table-cell office:value-type="float" office:value="58.46921433" table:style-name="ce1">
            <text:p>58.46921433</text:p>
          </table:table-cell>
          <table:table-cell office:value-type="float" office:value="40.462998900000002" table:style-name="ce1">
            <text:p>40.4629989</text:p>
          </table:table-cell>
          <table:table-cell office:value-type="float" office:value="2.7968435710000001" table:style-name="ce1">
            <text:p>2.796843571</text:p>
          </table:table-cell>
          <table:table-cell office:value-type="float" office:value="50.41176471" table:style-name="ce1">
            <text:p>50.41176471</text:p>
          </table:table-cell>
          <table:table-cell office:value-type="float" office:value="9.1191510000000007E-3" table:style-name="ce1">
            <text:p>0.009119151</text:p>
          </table:table-cell>
          <table:table-cell office:value-type="float" office:value="9.3453300000000007E-3" table:style-name="ce1">
            <text:p>0.00934533</text:p>
          </table:table-cell>
          <table:table-cell office:value-type="float" office:value="1.0312488999999999E-2" table:style-name="ce1">
            <text:p>0.010312489</text:p>
          </table:table-cell>
          <table:table-cell office:value-type="float" office:value="0.97579765900000004" table:style-name="ce1">
            <text:p>0.975797659</text:p>
          </table:table-cell>
          <table:table-cell office:value-type="string" table:style-name="ce1">
            <text:p>H_WJ05_1_BDOC_NM_A</text:p>
          </table:table-cell>
          <table:table-cell office:value-type="float" office:value="0" table:style-name="ce1">
            <text:p>0</text:p>
          </table:table-cell>
          <table:table-cell office:value-type="float" office:value="3.1124326000000001E-2" table:style-name="ce1">
            <text:p>0.031124326</text:p>
          </table:table-cell>
          <table:table-cell office:value-type="float" office:value="0" table:style-name="ce1">
            <text:p>0</text:p>
          </table:table-cell>
          <table:table-cell office:value-type="float" office:value="-1.6900000000000001E-20" table:style-name="ce1">
            <text:p>-1.69E-20</text:p>
          </table:table-cell>
          <table:table-cell office:value-type="float" office:value="1.1078870000000001E-3" table:style-name="ce1">
            <text:p>0.001107887</text:p>
          </table:table-cell>
          <table:table-cell office:value-type="float" office:value="8.2668399999999993E-3" table:style-name="ce1">
            <text:p>0.00826684</text:p>
          </table:table-cell>
          <table:table-cell office:value-type="string" table:style-name="ce1">
            <text:p>6.37314E+15</text:p>
          </table:table-cell>
          <table:table-cell office:value-type="float" office:value="0.5" table:style-name="ce1">
            <text:p>0.5</text:p>
          </table:table-cell>
          <table:table-cell office:value-type="float" office:value="21.669518660000001" table:style-name="ce1">
            <text:p>21.66951866</text:p>
          </table:table-cell>
          <table:table-cell office:value-type="float" office:value="14.16309126" table:style-name="ce1">
            <text:p>14.16309126</text:p>
          </table:table-cell>
          <table:table-cell office:value-type="float" office:value="3.1820338449999999" table:style-name="ce1">
            <text:p>3.182033845</text:p>
          </table:table-cell>
          <table:table-cell office:value-type="float" office:value="-17.537931029999999" table:style-name="ce1">
            <text:p>-17.53793103</text:p>
          </table:table-cell>
          <table:table-cell office:value-type="float" office:value="1.0532862E-2" table:style-name="ce1">
            <text:p>0.010532862</text:p>
          </table:table-cell>
          <table:table-cell office:value-type="float" office:value="9.8837330000000004E-3" table:style-name="ce1">
            <text:p>0.009883733</text:p>
          </table:table-cell>
          <table:table-cell office:value-type="float" office:value="1.1815805E-2" table:style-name="ce1">
            <text:p>0.011815805</text:p>
          </table:table-cell>
          <table:table-cell office:value-type="float" office:value="1.0656764359999999" table:style-name="ce1">
            <text:p>1.065676436</text:p>
          </table:table-cell>
          <table:table-cell office:value-type="string" table:style-name="ce1">
            <text:p>H_WJ05_1_DOC_NM_A</text:p>
          </table:table-cell>
          <table:table-cell office:value-type="float" office:value="0.74421332517082195" table:style-name="ce1">
            <text:p>0.744213325</text:p>
          </table:table-cell>
          <table:table-cell office:value-type="float" office:value="0.52785372856190704" table:style-name="ce1">
            <text:p>0.527853729</text:p>
          </table:table-cell>
          <table:table-cell office:value-type="float" office:value="0.485039195630944" table:style-name="ce1">
            <text:p>0.485039196</text:p>
          </table:table-cell>
          <table:table-cell office:value-type="float" office:value="0.233301595205893" table:style-name="ce1">
            <text:p>0.233301595</text:p>
          </table:table-cell>
          <table:table-cell office:value-type="float" office:value="0" table:style-name="ce1">
            <text:p>0</text:p>
          </table:table-cell>
          <table:table-cell office:value-type="float" office:value="0.37389991563852643" table:style-name="ce1">
            <text:p>0.373899916</text:p>
          </table:table-cell>
          <table:table-cell office:value-type="float" office:value="0.26519877823133159" table:style-name="ce1">
            <text:p>0.265198778</text:p>
          </table:table-cell>
          <table:table-cell office:value-type="float" office:value="0.24368834606147552" table:style-name="ce1">
            <text:p>0.243688346</text:p>
          </table:table-cell>
          <table:table-cell office:value-type="float" office:value="0.11721296006866644" table:style-name="ce1">
            <text:p>0.117212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5_1_BDOC_NM_A</text:p>
          </table:table-cell>
          <table:table-cell office:value-type="float" office:value="0.21273992805613301" table:style-name="ce1">
            <text:p>0.212739928</text:p>
          </table:table-cell>
          <table:table-cell office:value-type="float" office:value="0.149903694643963" table:style-name="ce1">
            <text:p>0.149903695</text:p>
          </table:table-cell>
          <table:table-cell office:value-type="float" office:value="3.2144299303974298E-2" table:style-name="ce1">
            <text:p>0.032144299</text:p>
          </table:table-cell>
          <table:table-cell office:value-type="float" office:value="7.0637456632648699E-2" table:style-name="ce1">
            <text:p>0.070637457</text:p>
          </table:table-cell>
          <table:table-cell office:value-type="float" office:value="0" table:style-name="ce1">
            <text:p>0</text:p>
          </table:table-cell>
          <table:table-cell office:value-type="float" office:value="0.21273992805613301" table:style-name="ce1">
            <text:p>0.212739928</text:p>
          </table:table-cell>
          <table:table-cell office:value-type="float" office:value="0.3220789014192717" table:style-name="ce1">
            <text:p>0.322078901</text:p>
          </table:table-cell>
          <table:table-cell office:value-type="float" office:value="6.9064345820866943E-2" table:style-name="ce1">
            <text:p>0.069064346</text:p>
          </table:table-cell>
          <table:table-cell office:value-type="float" office:value="0.15176967109003256" table:style-name="ce1">
            <text:p>0.151769671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0.69999980926514" table:style-name="ce1">
            <text:p>10.69999981</text:p>
          </table:table-cell>
          <table:table-cell office:value-type="float" office:value="11" table:style-name="ce1">
            <text:p>11</text:p>
          </table:table-cell>
          <table:table-cell office:value-type="float" office:value="10.10000038146973" table:style-name="ce1">
            <text:p>10.10000038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NE<text:s text:c="5"/>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8.3000001907348633" table:style-name="ce1">
            <text:p>8.3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5_1_DOC_N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date" office:date-value="2024-07-17T00:00:00" table:style-name="ce5">
            <text:p>17.07.2024</text:p>
          </table:table-cell>
          <table:table-cell office:value-type="time" office:time-value="PT13H42M0S" table:style-name="ce8">
            <text:p>13:42:00</text:p>
          </table:table-cell>
          <table:table-cell office:value-type="float" office:value="4700" table:style-name="ce1">
            <text:p>4700</text:p>
          </table:table-cell>
          <table:table-cell office:value-type="float" office:value="9.3299999999999994E-2" table:style-name="ce1">
            <text:p>0.0933</text:p>
          </table:table-cell>
          <table:table-cell table:style-name="ce1"/>
          <table:table-cell office:value-type="string" table:style-name="ce1">
            <text:p>H_WJ05_1_BDOC_NM_B</text:p>
          </table:table-cell>
          <table:table-cell office:value-type="float" office:value="9.7970000000000002E-2" table:style-name="ce1">
            <text:p>0.09797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date" office:date-value="2024-08-29T09:01:14" table:style-name="ce5">
            <text:p>29.08.2024</text:p>
          </table:table-cell>
          <table:table-cell table:number-columns-repeated="2" table:style-name="ce1"/>
          <table:table-cell office:value-type="date" office:date-value="2024-07-17T00:00:00" table:style-name="ce5">
            <text:p>17.07.2024</text:p>
          </table:table-cell>
          <table:table-cell office:value-type="time" office:time-value="PT16H6M17S" table:style-name="ce6">
            <text:p>4:06:17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9" table:style-name="ce1">
            <text:p>-0.0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.9" table:style-name="ce1">
            <text:p>9.9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76900000000000002" table:style-name="ce1">
            <text:p>-0.769</text:p>
          </table:table-cell>
          <table:table-cell office:value-type="float" office:value="-1.58" table:style-name="ce1">
            <text:p>-1.58</text:p>
          </table:table-cell>
          <table:table-cell office:value-type="float" office:value="-0.53" table:style-name="ce1">
            <text:p>-0.53</text:p>
          </table:table-cell>
          <table:table-cell office:value-type="float" office:value="17.7" table:style-name="ce1">
            <text:p>17.7</text:p>
          </table:table-cell>
          <table:table-cell office:value-type="float" office:value="91.4" table:style-name="ce1">
            <text:p>91.4</text:p>
          </table:table-cell>
          <table:table-cell office:value-type="float" office:value="93.2" table:style-name="ce1">
            <text:p>93.2</text:p>
          </table:table-cell>
          <table:table-cell office:value-type="float" office:value="12.58" table:style-name="ce1">
            <text:p>12.58</text:p>
          </table:table-cell>
          <table:table-cell office:value-type="float" office:value="297.39999999999998" table:style-name="ce1">
            <text:p>297.4</text:p>
          </table:table-cell>
          <table:table-cell office:value-type="float" office:value="-1.0940000000000001" table:style-name="ce1">
            <text:p>-1.094</text:p>
          </table:table-cell>
          <table:table-cell office:value-type="float" office:value="0.01" table:style-name="ce1">
            <text:p>0.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7.5" table:style-name="ce1">
            <text:p>17.5</text:p>
          </table:table-cell>
          <table:table-cell office:value-type="float" office:value="1.7500000000000002E-2" table:style-name="ce1">
            <text:p>0.0175</text:p>
          </table:table-cell>
          <table:table-cell office:value-type="float" office:value="-0.25" table:style-name="ce1">
            <text:p>-0.25</text:p>
          </table:table-cell>
          <table:table-cell office:value-type="float" office:value="1.02" table:style-name="ce1">
            <text:p>1.02</text:p>
          </table:table-cell>
          <table:table-cell office:value-type="float" office:value="11" table:style-name="ce1">
            <text:p>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242.69" table:style-name="ce1">
            <text:p>242.69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6.46" table:style-name="ce1">
            <text:p>6.46</text:p>
          </table:table-cell>
          <table:table-cell office:value-type="float" office:value="-3.2" table:style-name="ce1">
            <text:p>-3.2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-0.76900000000000002" table:style-name="ce1">
            <text:p>-0.769</text:p>
          </table:table-cell>
          <table:table-cell office:value-type="float" office:value="5.4" table:style-name="ce1">
            <text:p>5.4</text:p>
          </table:table-cell>
          <table:table-cell table:style-name="ce1"/>
          <table:table-cell office:value-type="string" table:style-name="ce1">
            <text:p>H_WJ05_1_DOC_NM_B</text:p>
          </table:table-cell>
          <table:table-cell office:value-type="float" office:value="-1187390000000000" table:style-name="ce1">
            <text:p>-1.18739E+15</text:p>
          </table:table-cell>
          <table:table-cell office:value-type="float" office:value="0.158415047" table:style-name="ce1">
            <text:p>0.158415047</text:p>
          </table:table-cell>
          <table:table-cell office:value-type="float" office:value="3.7551554000000001E-2" table:style-name="ce1">
            <text:p>0.037551554</text:p>
          </table:table-cell>
          <table:table-cell office:value-type="string" table:style-name="ce1">
            <text:p>8.67361737988404e-19</text:p>
          </table:table-cell>
          <table:table-cell office:value-type="float" office:value="1.4833539E-2" table:style-name="ce1">
            <text:p>0.014833539</text:p>
          </table:table-cell>
          <table:table-cell office:value-type="float" office:value="3.4487152E-2" table:style-name="ce1">
            <text:p>0.034487152</text:p>
          </table:table-cell>
          <table:table-cell office:value-type="string" table:style-name="ce1">
            <text:p>1613580080027154</text:p>
          </table:table-cell>
          <table:table-cell office:value-type="float" office:value="0.5" table:style-name="ce1">
            <text:p>0.5</text:p>
          </table:table-cell>
          <table:table-cell office:value-type="float" office:value="55.710498090000002" table:style-name="ce1">
            <text:p>55.71049809</text:p>
          </table:table-cell>
          <table:table-cell office:value-type="float" office:value="36.069447250000003" table:style-name="ce1">
            <text:p>36.06944725</text:p>
          </table:table-cell>
          <table:table-cell office:value-type="float" office:value="3.2917117920000001" table:style-name="ce1">
            <text:p>3.291711792</text:p>
          </table:table-cell>
          <table:table-cell office:value-type="float" office:value="-172.90625" table:style-name="ce1">
            <text:p>-172.90625</text:p>
          </table:table-cell>
          <table:table-cell office:value-type="float" office:value="1.1081437E-2" table:style-name="ce1">
            <text:p>0.011081437</text:p>
          </table:table-cell>
          <table:table-cell office:value-type="float" office:value="1.0629276E-2" table:style-name="ce1">
            <text:p>0.010629276</text:p>
          </table:table-cell>
          <table:table-cell office:value-type="float" office:value="1.1623807999999999E-2" table:style-name="ce1">
            <text:p>0.011623808</text:p>
          </table:table-cell>
          <table:table-cell office:value-type="float" office:value="1.042539192" table:style-name="ce1">
            <text:p>1.042539192</text:p>
          </table:table-cell>
          <table:table-cell office:value-type="string" table:style-name="ce1">
            <text:p>H_WJ05_1_BDOC_NM_B</text:p>
          </table:table-cell>
          <table:table-cell office:value-type="float" office:value="45.057938980000003" table:style-name="ce1">
            <text:p>45.05793898</text:p>
          </table:table-cell>
          <table:table-cell office:value-type="float" office:value="0.19666435099999999" table:style-name="ce1">
            <text:p>0.196664351</text:p>
          </table:table-cell>
          <table:table-cell office:value-type="float" office:value="5.3875605E-2" table:style-name="ce1">
            <text:p>0.053875605</text:p>
          </table:table-cell>
          <table:table-cell office:value-type="string" table:style-name="ce1">
            <text:p>3.47E-18</text:p>
          </table:table-cell>
          <table:table-cell office:value-type="float" office:value="3.6320962999999998E-2" table:style-name="ce1">
            <text:p>0.036320963</text:p>
          </table:table-cell>
          <table:table-cell office:value-type="float" office:value="3.9204662000000001E-2" table:style-name="ce1">
            <text:p>0.039204662</text:p>
          </table:table-cell>
          <table:table-cell office:value-type="float" office:value="5.823838201" table:style-name="ce1">
            <text:p>5.823838201</text:p>
          </table:table-cell>
          <table:table-cell office:value-type="string" table:style-name="ce1">
            <text:p>3.46E-15</text:p>
          </table:table-cell>
          <table:table-cell office:value-type="float" office:value="45.80609278" table:style-name="ce1">
            <text:p>45.80609278</text:p>
          </table:table-cell>
          <table:table-cell office:value-type="float" office:value="29.734048829999999" table:style-name="ce1">
            <text:p>29.73404883</text:p>
          </table:table-cell>
          <table:table-cell office:value-type="float" office:value="3.3979877030000001" table:style-name="ce1">
            <text:p>3.397987703</text:p>
          </table:table-cell>
          <table:table-cell office:value-type="float" office:value="-30.5" table:style-name="ce1">
            <text:p>-30.5</text:p>
          </table:table-cell>
          <table:table-cell office:value-type="float" office:value="1.0872768999999999E-2" table:style-name="ce1">
            <text:p>0.010872769</text:p>
          </table:table-cell>
          <table:table-cell office:value-type="float" office:value="1.1158906E-2" table:style-name="ce1">
            <text:p>0.011158906</text:p>
          </table:table-cell>
          <table:table-cell office:value-type="float" office:value="1.2223057000000001E-2" table:style-name="ce1">
            <text:p>0.012223057</text:p>
          </table:table-cell>
          <table:table-cell office:value-type="float" office:value="0.97435791400000005" table:style-name="ce1">
            <text:p>0.974357914</text:p>
          </table:table-cell>
          <table:table-cell office:value-type="string" table:style-name="ce1">
            <text:p>H_WJ05_1_DOC_NM_B</text:p>
          </table:table-cell>
          <table:table-cell office:value-type="float" office:value="0.66159133761017497" table:style-name="ce1">
            <text:p>0.661591338</text:p>
          </table:table-cell>
          <table:table-cell office:value-type="float" office:value="0.47308006954000698" table:style-name="ce1">
            <text:p>0.47308007</text:p>
          </table:table-cell>
          <table:table-cell office:value-type="float" office:value="0.19382373750728299" table:style-name="ce1">
            <text:p>0.193823738</text:p>
          </table:table-cell>
          <table:table-cell office:value-type="float" office:value="0.19905529093793201" table:style-name="ce1">
            <text:p>0.199055291</text:p>
          </table:table-cell>
          <table:table-cell office:value-type="float" office:value="0" table:style-name="ce1">
            <text:p>0</text:p>
          </table:table-cell>
          <table:table-cell office:value-type="float" office:value="0.433106051488444" table:style-name="ce1">
            <text:p>0.433106051</text:p>
          </table:table-cell>
          <table:table-cell office:value-type="float" office:value="0.30969849408318456" table:style-name="ce1">
            <text:p>0.309698494</text:p>
          </table:table-cell>
          <table:table-cell office:value-type="float" office:value="0.12688532764008925" table:style-name="ce1">
            <text:p>0.126885328</text:p>
          </table:table-cell>
          <table:table-cell office:value-type="float" office:value="0.1303101267882823" table:style-name="ce1">
            <text:p>0.1303101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5_1_BDOC_NM_B</text:p>
          </table:table-cell>
          <table:table-cell office:value-type="float" office:value="0.66759501612702099" table:style-name="ce1">
            <text:p>0.667595016</text:p>
          </table:table-cell>
          <table:table-cell office:value-type="float" office:value="0.46022391601051699" table:style-name="ce1">
            <text:p>0.460223916</text:p>
          </table:table-cell>
          <table:table-cell office:value-type="float" office:value="0.32778417049906899" table:style-name="ce1">
            <text:p>0.32778417</text:p>
          </table:table-cell>
          <table:table-cell office:value-type="float" office:value="0.189068910980109" table:style-name="ce1">
            <text:p>0.189068911</text:p>
          </table:table-cell>
          <table:table-cell office:value-type="float" office:value="0" table:style-name="ce1">
            <text:p>0</text:p>
          </table:table-cell>
          <table:table-cell office:value-type="float" office:value="0.66759501612702099" table:style-name="ce1">
            <text:p>0.667595016</text:p>
          </table:table-cell>
          <table:table-cell office:value-type="float" office:value="0.27982717052408623" table:style-name="ce1">
            <text:p>0.279827171</text:p>
          </table:table-cell>
          <table:table-cell office:value-type="float" office:value="0.19930063124151742" table:style-name="ce1">
            <text:p>0.199300631</text:p>
          </table:table-cell>
          <table:table-cell office:value-type="float" office:value="0.11495842904527634" table:style-name="ce1">
            <text:p>0.114958429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0.69999980926514" table:style-name="ce1">
            <text:p>10.69999981</text:p>
          </table:table-cell>
          <table:table-cell office:value-type="float" office:value="11" table:style-name="ce1">
            <text:p>11</text:p>
          </table:table-cell>
          <table:table-cell office:value-type="float" office:value="10.10000038146973" table:style-name="ce1">
            <text:p>10.10000038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NE<text:s text:c="5"/>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6.8000001907348633" table:style-name="ce1">
            <text:p>6.800000191</text:p>
          </table:table-cell>
          <table:table-cell office:value-type="float" office:value="8.3000001907348633" table:style-name="ce1">
            <text:p>8.3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9_1_DOC_VM_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10H20M31S" table:style-name="ce8">
            <text:p>10:20:31</text:p>
          </table:table-cell>
          <table:table-cell office:value-type="float" office:value="23080" table:style-name="ce1">
            <text:p>23080</text:p>
          </table:table-cell>
          <table:table-cell office:value-type="float" office:value="0.20469999999999999" table:style-name="ce1">
            <text:p>0.2047</text:p>
          </table:table-cell>
          <table:table-cell office:value-type="float" office:value="0.19334999999999999" table:style-name="ce1">
            <text:p>0.19335</text:p>
          </table:table-cell>
          <table:table-cell office:value-type="string" table:style-name="ce1">
            <text:p>H_WJ09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date" office:date-value="2024-08-23T00:00:00" table:style-name="ce5">
            <text:p>23.08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2H39M17S" table:style-name="ce6">
            <text:p>12:39:17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9" table:style-name="ce1">
            <text:p>-0.19</text:p>
          </table:table-cell>
          <table:table-cell office:value-type="float" office:value="-0.11" table:style-name="ce1">
            <text:p>-0.11</text:p>
          </table:table-cell>
          <table:table-cell office:value-type="float" office:value="42.3" table:style-name="ce1">
            <text:p>42.3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-0.80200000000000005" table:style-name="ce1">
            <text:p>-0.802</text:p>
          </table:table-cell>
          <table:table-cell office:value-type="float" office:value="-0.42" table:style-name="ce1">
            <text:p>-0.4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92.5" table:style-name="ce1">
            <text:p>92.5</text:p>
          </table:table-cell>
          <table:table-cell office:value-type="float" office:value="94.3" table:style-name="ce1">
            <text:p>94.3</text:p>
          </table:table-cell>
          <table:table-cell office:value-type="float" office:value="11.83" table:style-name="ce1">
            <text:p>11.83</text:p>
          </table:table-cell>
          <table:table-cell office:value-type="float" office:value="191.4" table:style-name="ce1">
            <text:p>191.4</text:p>
          </table:table-cell>
          <table:table-cell office:value-type="float" office:value="-1.141" table:style-name="ce1">
            <text:p>-1.141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-0.89" table:style-name="ce1">
            <text:p>-0.89</text:p>
          </table:table-cell>
          <table:table-cell office:value-type="float" office:value="0.38" table:style-name="ce1">
            <text:p>0.38</text:p>
          </table:table-cell>
          <table:table-cell office:value-type="float" office:value="45" table:style-name="ce1">
            <text:p>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3.89" table:style-name="ce1">
            <text:p>3.89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4" table:style-name="ce1">
            <text:p>7.4</text:p>
          </table:table-cell>
          <table:table-cell office:value-type="float" office:value="-51.6" table:style-name="ce1">
            <text:p>-51.6</text:p>
          </table:table-cell>
          <table:table-cell office:value-type="float" office:value="4.923" table:style-name="ce1">
            <text:p>4.923</text:p>
          </table:table-cell>
          <table:table-cell office:value-type="float" office:value="-0.79500000000000004" table:style-name="ce1">
            <text:p>-0.795</text:p>
          </table:table-cell>
          <table:table-cell office:value-type="float" office:value="5.0199999999999996" table:style-name="ce1">
            <text:p>5.02</text:p>
          </table:table-cell>
          <table:table-cell table:style-name="ce1"/>
          <table:table-cell office:value-type="string" table:style-name="ce1">
            <text:p>H_WJ09_1_DOC_VM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3881317890172e-21</text:p>
          </table:table-cell>
          <table:table-cell office:value-type="float" office:value="-9.3199999999999993E-22" table:style-name="ce1">
            <text:p>-9.32E-22</text:p>
          </table:table-cell>
          <table:table-cell office:value-type="float" office:value="6.1554929999999997E-3" table:style-name="ce1">
            <text:p>0.0061554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-1.7861481509999999" table:style-name="ce1">
            <text:p>-1.786148151</text:p>
          </table:table-cell>
          <table:table-cell office:value-type="float" office:value="-0.84208826299999995" table:style-name="ce1">
            <text:p>-0.842088263</text:p>
          </table:table-cell>
          <table:table-cell office:value-type="float" office:value="5.3921568630000003" table:style-name="ce1">
            <text:p>5.392156863</text:p>
          </table:table-cell>
          <table:table-cell office:value-type="float" office:value="0.84782608699999995" table:style-name="ce1">
            <text:p>0.847826087</text:p>
          </table:table-cell>
          <table:table-cell office:value-type="float" office:value="1.8245708999999999E-2" table:style-name="ce1">
            <text:p>0.018245709</text:p>
          </table:table-cell>
          <table:table-cell office:value-type="float" office:value="7.8573559999999994E-3" table:style-name="ce1">
            <text:p>0.007857356</text:p>
          </table:table-cell>
          <table:table-cell office:value-type="float" office:value="9.9221369999999993E-3" table:style-name="ce1">
            <text:p>0.009922137</text:p>
          </table:table-cell>
          <table:table-cell office:value-type="float" office:value="2.322118224" table:style-name="ce1">
            <text:p>2.322118224</text:p>
          </table:table-cell>
          <table:table-cell office:value-type="string" table:style-name="ce1">
            <text:p>H_WJ09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9_1_DOC_VM_A</text:p>
          </table:table-cell>
          <table:table-cell office:value-type="float" office:value="6.6395549548316299E-22" table:style-name="ce1">
            <text:p>6.63955E-22</text:p>
          </table:table-cell>
          <table:table-cell office:value-type="float" office:value="4.8757127002520999E-21" table:style-name="ce1">
            <text:p>4.87571E-21</text:p>
          </table:table-cell>
          <table:table-cell office:value-type="float" office:value="0" table:style-name="ce1">
            <text:p>0</text:p>
          </table:table-cell>
          <table:table-cell office:value-type="float" office:value="5.4834271536865901E-4" table:style-name="ce1">
            <text:p>0.000548343</text:p>
          </table:table-cell>
          <table:table-cell office:value-type="float" office:value="3.8279212498760302E-4" table:style-name="ce1">
            <text:p>0.000382792</text:p>
          </table:table-cell>
          <table:table-cell office:value-type="float" office:value="7.1306052217864236E-19" table:style-name="ce1">
            <text:p>7.13061E-19</text:p>
          </table:table-cell>
          <table:table-cell office:value-type="float" office:value="5.2363121740634267E-18" table:style-name="ce1">
            <text:p>5.23631E-18</text:p>
          </table:table-cell>
          <table:table-cell office:value-type="float" office:value="0" table:style-name="ce1">
            <text:p>0</text:p>
          </table:table-cell>
          <table:table-cell office:value-type="float" office:value="0.58889721617425173" table:style-name="ce1">
            <text:p>0.588897216</text:p>
          </table:table-cell>
          <table:table-cell office:value-type="float" office:value="0.41110278382574827" table:style-name="ce1">
            <text:p>0.411102784</text:p>
          </table:table-cell>
          <table:table-cell office:value-type="string" table:style-name="ce1">
            <text:p>H_WJ09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.1999998092651367" table:style-name="ce1">
            <text:p>4.199999809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3.5" table:style-name="ce1">
            <text:p>3.5</text:p>
          </table:table-cell>
          <table:table-cell table:number-columns-repeated="2" table:style-name="ce1"/>
          <table:table-cell office:value-type="float" office:value="225" table:style-name="ce1">
            <text:p>225</text:p>
          </table:table-cell>
          <table:table-cell office:value-type="string" table:style-name="ce1">
            <text:p>SW<text:s text:c="6"/>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8.6999998092651367" table:style-name="ce1">
            <text:p>8.699999809</text:p>
          </table:table-cell>
          <table:table-cell office:value-type="float" office:value="10.89999961853027" table:style-name="ce1">
            <text:p>10.89999962</text:p>
          </table:table-cell>
          <table:table-cell table:style-name="ce1"/>
          <table:table-cell office:value-type="float" office:value="1.3999999761581421" table:style-name="ce1">
            <text:p>1.399999976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9_1_DOC_VM_B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10H20M31S" table:style-name="ce8">
            <text:p>10:20:31</text:p>
          </table:table-cell>
          <table:table-cell office:value-type="float" office:value="23080" table:style-name="ce1">
            <text:p>23080</text:p>
          </table:table-cell>
          <table:table-cell office:value-type="float" office:value="0.182" table:style-name="ce1">
            <text:p>0.182</text:p>
          </table:table-cell>
          <table:table-cell table:style-name="ce1"/>
          <table:table-cell office:value-type="string" table:style-name="ce1">
            <text:p>H_WJ09_1_BDOC_VM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2H39M17S" table:style-name="ce6">
            <text:p>12:39:17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9" table:style-name="ce1">
            <text:p>-0.19</text:p>
          </table:table-cell>
          <table:table-cell office:value-type="float" office:value="-0.11" table:style-name="ce1">
            <text:p>-0.11</text:p>
          </table:table-cell>
          <table:table-cell office:value-type="float" office:value="42.3" table:style-name="ce1">
            <text:p>42.3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-0.80200000000000005" table:style-name="ce1">
            <text:p>-0.802</text:p>
          </table:table-cell>
          <table:table-cell office:value-type="float" office:value="-0.42" table:style-name="ce1">
            <text:p>-0.4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92.5" table:style-name="ce1">
            <text:p>92.5</text:p>
          </table:table-cell>
          <table:table-cell office:value-type="float" office:value="94.3" table:style-name="ce1">
            <text:p>94.3</text:p>
          </table:table-cell>
          <table:table-cell office:value-type="float" office:value="11.83" table:style-name="ce1">
            <text:p>11.83</text:p>
          </table:table-cell>
          <table:table-cell office:value-type="float" office:value="191.4" table:style-name="ce1">
            <text:p>191.4</text:p>
          </table:table-cell>
          <table:table-cell office:value-type="float" office:value="-1.141" table:style-name="ce1">
            <text:p>-1.141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-0.89" table:style-name="ce1">
            <text:p>-0.89</text:p>
          </table:table-cell>
          <table:table-cell office:value-type="float" office:value="0.38" table:style-name="ce1">
            <text:p>0.38</text:p>
          </table:table-cell>
          <table:table-cell office:value-type="float" office:value="45" table:style-name="ce1">
            <text:p>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3.89" table:style-name="ce1">
            <text:p>3.89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4" table:style-name="ce1">
            <text:p>7.4</text:p>
          </table:table-cell>
          <table:table-cell office:value-type="float" office:value="-51.6" table:style-name="ce1">
            <text:p>-51.6</text:p>
          </table:table-cell>
          <table:table-cell office:value-type="float" office:value="4.923" table:style-name="ce1">
            <text:p>4.923</text:p>
          </table:table-cell>
          <table:table-cell office:value-type="float" office:value="-0.79500000000000004" table:style-name="ce1">
            <text:p>-0.795</text:p>
          </table:table-cell>
          <table:table-cell office:value-type="float" office:value="5.0199999999999996" table:style-name="ce1">
            <text:p>5.02</text:p>
          </table:table-cell>
          <table:table-cell table:style-name="ce1"/>
          <table:table-cell office:value-type="string" table:style-name="ce1">
            <text:p>H_WJ09_1_DOC_V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.35525271560688e-20</text:p>
          </table:table-cell>
          <table:table-cell office:value-type="float" office:value="-5.8900000000000001E-23" table:style-name="ce1">
            <text:p>-5.89E-23</text:p>
          </table:table-cell>
          <table:table-cell office:value-type="float" office:value="7.16692E-4" table:style-name="ce1">
            <text:p>0.0007166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5.665455798" table:style-name="ce1">
            <text:p>5.665455798</text:p>
          </table:table-cell>
          <table:table-cell office:value-type="float" office:value="3.2937931520000001" table:style-name="ce1">
            <text:p>3.293793152</text:p>
          </table:table-cell>
          <table:table-cell office:value-type="float" office:value="3.4705882350000001" table:style-name="ce1">
            <text:p>3.470588235</text:p>
          </table:table-cell>
          <table:table-cell office:value-type="float" office:value="-3.0273972599999999" table:style-name="ce1">
            <text:p>-3.02739726</text:p>
          </table:table-cell>
          <table:table-cell office:value-type="float" office:value="1.4616038E-2" table:style-name="ce1">
            <text:p>0.014616038</text:p>
          </table:table-cell>
          <table:table-cell office:value-type="float" office:value="1.1074789E-2" table:style-name="ce1">
            <text:p>0.011074789</text:p>
          </table:table-cell>
          <table:table-cell office:value-type="float" office:value="1.1795483000000001E-2" table:style-name="ce1">
            <text:p>0.011795483</text:p>
          </table:table-cell>
          <table:table-cell office:value-type="float" office:value="1.3197577069999999" table:style-name="ce1">
            <text:p>1.319757707</text:p>
          </table:table-cell>
          <table:table-cell office:value-type="string" table:style-name="ce1">
            <text:p>H_WJ09_1_B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9_1_DOC_VM_B</text:p>
          </table:table-cell>
          <table:table-cell office:value-type="float" office:value="1.48686338428406E-6" table:style-name="ce1">
            <text:p>1.48686E-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029984059423601E-4" table:style-name="ce1">
            <text:p>0.0002403</text:p>
          </table:table-cell>
          <table:table-cell office:value-type="float" office:value="0" table:style-name="ce1">
            <text:p>0</text:p>
          </table:table-cell>
          <table:table-cell office:value-type="float" office:value="6.1494836557106566E-3" table:style-name="ce1">
            <text:p>0.006149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385051634428934" table:style-name="ce1">
            <text:p>0.9938505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9_1_B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.1999998092651367" table:style-name="ce1">
            <text:p>4.199999809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3.5" table:style-name="ce1">
            <text:p>3.5</text:p>
          </table:table-cell>
          <table:table-cell table:number-columns-repeated="2" table:style-name="ce1"/>
          <table:table-cell office:value-type="float" office:value="225" table:style-name="ce1">
            <text:p>225</text:p>
          </table:table-cell>
          <table:table-cell office:value-type="string" table:style-name="ce1">
            <text:p>SW<text:s text:c="6"/>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8.6999998092651367" table:style-name="ce1">
            <text:p>8.699999809</text:p>
          </table:table-cell>
          <table:table-cell office:value-type="float" office:value="10.89999961853027" table:style-name="ce1">
            <text:p>10.89999962</text:p>
          </table:table-cell>
          <table:table-cell table:style-name="ce1"/>
          <table:table-cell office:value-type="float" office:value="1.3999999761581421" table:style-name="ce1">
            <text:p>1.399999976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9_1_DOC_NM_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13H20M1S" table:style-name="ce8">
            <text:p>13:20:01</text:p>
          </table:table-cell>
          <table:table-cell office:value-type="float" office:value="23080" table:style-name="ce1">
            <text:p>23080</text:p>
          </table:table-cell>
          <table:table-cell office:value-type="float" office:value="0.22309999999999999" table:style-name="ce1">
            <text:p>0.2231</text:p>
          </table:table-cell>
          <table:table-cell office:value-type="float" office:value="0.18590000000000001" table:style-name="ce1">
            <text:p>0.1859</text:p>
          </table:table-cell>
          <table:table-cell office:value-type="string" table:style-name="ce1">
            <text:p>H_WJ09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date" office:date-value="2024-08-23T00:00:00" table:style-name="ce5">
            <text:p>23.08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5H40M34S" table:style-name="ce6">
            <text:p>3:40:34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9" table:style-name="ce1">
            <text:p>-0.19</text:p>
          </table:table-cell>
          <table:table-cell office:value-type="float" office:value="-0.13" table:style-name="ce1">
            <text:p>-0.13</text:p>
          </table:table-cell>
          <table:table-cell office:value-type="float" office:value="51" table:style-name="ce1">
            <text:p>5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-0.68700000000000006" table:style-name="ce1">
            <text:p>-0.687</text:p>
          </table:table-cell>
          <table:table-cell office:value-type="float" office:value="-0.35" table:style-name="ce1">
            <text:p>-0.35</text:p>
          </table:table-cell>
          <table:table-cell office:value-type="float" office:value="-0.12" table:style-name="ce1">
            <text:p>-0.12</text:p>
          </table:table-cell>
          <table:table-cell office:value-type="float" office:value="79.3" table:style-name="ce1">
            <text:p>79.3</text:p>
          </table:table-cell>
          <table:table-cell office:value-type="float" office:value="92.6" table:style-name="ce1">
            <text:p>92.6</text:p>
          </table:table-cell>
          <table:table-cell office:value-type="float" office:value="94.4" table:style-name="ce1">
            <text:p>94.4</text:p>
          </table:table-cell>
          <table:table-cell office:value-type="float" office:value="11.28" table:style-name="ce1">
            <text:p>11.28</text:p>
          </table:table-cell>
          <table:table-cell office:value-type="float" office:value="242.5" table:style-name="ce1">
            <text:p>242.5</text:p>
          </table:table-cell>
          <table:table-cell office:value-type="float" office:value="-0.97699999999999998" table:style-name="ce1">
            <text:p>-0.977</text:p>
          </table:table-cell>
          <table:table-cell office:value-type="float" office:value="0.04" table:style-name="ce1">
            <text:p>0.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78" table:style-name="ce1">
            <text:p>78</text:p>
          </table:table-cell>
          <table:table-cell office:value-type="float" office:value="7.8E-2" table:style-name="ce1">
            <text:p>0.078</text:p>
          </table:table-cell>
          <table:table-cell office:value-type="float" office:value="-0.96" table:style-name="ce1">
            <text:p>-0.96</text:p>
          </table:table-cell>
          <table:table-cell office:value-type="float" office:value="0.31" table:style-name="ce1">
            <text:p>0.31</text:p>
          </table:table-cell>
          <table:table-cell office:value-type="float" office:value="51" table:style-name="ce1">
            <text:p>5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01" table:style-name="ce1">
            <text:p>4.01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72" table:style-name="ce1">
            <text:p>7.72</text:p>
          </table:table-cell>
          <table:table-cell office:value-type="float" office:value="-68.3" table:style-name="ce1">
            <text:p>-68.3</text:p>
          </table:table-cell>
          <table:table-cell office:value-type="float" office:value="6.867" table:style-name="ce1">
            <text:p>6.867</text:p>
          </table:table-cell>
          <table:table-cell office:value-type="float" office:value="-0.69199999999999995" table:style-name="ce1">
            <text:p>-0.692</text:p>
          </table:table-cell>
          <table:table-cell office:value-type="float" office:value="4.6399999999999997" table:style-name="ce1">
            <text:p>4.64</text:p>
          </table:table-cell>
          <table:table-cell table:style-name="ce1"/>
          <table:table-cell office:value-type="string" table:style-name="ce1">
            <text:p>H_WJ09_1_DOC_NM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.7762635780344e-21</text:p>
          </table:table-cell>
          <table:table-cell office:value-type="float" office:value="-6.3699999999999999E-21" table:style-name="ce1">
            <text:p>-6.37E-21</text:p>
          </table:table-cell>
          <table:table-cell office:value-type="float" office:value="3.5785460000000002E-3" table:style-name="ce1">
            <text:p>0.003578546</text:p>
          </table:table-cell>
          <table:table-cell office:value-type="string" table:style-name="ce1">
            <text:p>29648510853010772</text:p>
          </table:table-cell>
          <table:table-cell office:value-type="string" table:style-name="ce1">
            <text:p>NA</text:p>
          </table:table-cell>
          <table:table-cell office:value-type="float" office:value="-1.310280565" table:style-name="ce1">
            <text:p>-1.310280565</text:p>
          </table:table-cell>
          <table:table-cell office:value-type="float" office:value="-0.55042748399999997" table:style-name="ce1">
            <text:p>-0.550427484</text:p>
          </table:table-cell>
          <table:table-cell office:value-type="float" office:value="5.745192308" table:style-name="ce1">
            <text:p>5.745192308</text:p>
          </table:table-cell>
          <table:table-cell office:value-type="float" office:value="0.449781659" table:style-name="ce1">
            <text:p>0.449781659</text:p>
          </table:table-cell>
          <table:table-cell office:value-type="float" office:value="2.2758585000000001E-2" table:style-name="ce1">
            <text:p>0.022758585</text:p>
          </table:table-cell>
          <table:table-cell office:value-type="float" office:value="1.2231824000000001E-2" table:style-name="ce1">
            <text:p>0.012231824</text:p>
          </table:table-cell>
          <table:table-cell office:value-type="float" office:value="7.854794E-3" table:style-name="ce1">
            <text:p>0.007854794</text:p>
          </table:table-cell>
          <table:table-cell office:value-type="float" office:value="1.860604326" table:style-name="ce1">
            <text:p>1.860604326</text:p>
          </table:table-cell>
          <table:table-cell office:value-type="string" table:style-name="ce1">
            <text:p>H_WJ09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9_1_DOC_NM_A</text:p>
          </table:table-cell>
          <table:table-cell office:value-type="float" office:value="0" table:style-name="ce1">
            <text:p>0</text:p>
          </table:table-cell>
          <table:table-cell office:value-type="float" office:value="7.7667677273074808E-6" table:style-name="ce1">
            <text:p>7.76677E-06</text:p>
          </table:table-cell>
          <table:table-cell office:value-type="float" office:value="7.5956195049510304E-24" table:style-name="ce1">
            <text:p>7.59562E-24</text:p>
          </table:table-cell>
          <table:table-cell office:value-type="float" office:value="5.9620054016450998E-4" table:style-name="ce1">
            <text:p>0.000596201</text:p>
          </table:table-cell>
          <table:table-cell office:value-type="float" office:value="2.9611990800676999E-5" table:style-name="ce1">
            <text:p>2.9612E-05</text:p>
          </table:table-cell>
          <table:table-cell office:value-type="float" office:value="0" table:style-name="ce1">
            <text:p>0</text:p>
          </table:table-cell>
          <table:table-cell office:value-type="float" office:value="1.2258556653185499E-2" table:style-name="ce1">
            <text:p>0.012258557</text:p>
          </table:table-cell>
          <table:table-cell office:value-type="float" office:value="1.19884275269504E-20" table:style-name="ce1">
            <text:p>1.19884E-20</text:p>
          </table:table-cell>
          <table:table-cell office:value-type="float" office:value="0.94100381971898028" table:style-name="ce1">
            <text:p>0.94100382</text:p>
          </table:table-cell>
          <table:table-cell office:value-type="float" office:value="4.6737623627834277E-2" table:style-name="ce1">
            <text:p>0.046737624</text:p>
          </table:table-cell>
          <table:table-cell office:value-type="string" table:style-name="ce1">
            <text:p>H_WJ09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5.6999998092651367" table:style-name="ce1">
            <text:p>5.699999809</text:p>
          </table:table-cell>
          <table:table-cell office:value-type="float" office:value="5.8000001907348633" table:style-name="ce1">
            <text:p>5.80000019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43" table:style-name="ce1">
            <text:p>243</text:p>
          </table:table-cell>
          <table:table-cell office:value-type="string" table:style-name="ce1">
            <text:p>WSW<text:s text:c="5"/>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11.60000038146973" table:style-name="ce1">
            <text:p>11.6000003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09_1_DOC_NM_B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13H20M1S" table:style-name="ce8">
            <text:p>13:20:01</text:p>
          </table:table-cell>
          <table:table-cell office:value-type="float" office:value="23080" table:style-name="ce1">
            <text:p>23080</text:p>
          </table:table-cell>
          <table:table-cell office:value-type="float" office:value="0.1487" table:style-name="ce1">
            <text:p>0.1487</text:p>
          </table:table-cell>
          <table:table-cell table:style-name="ce1"/>
          <table:table-cell office:value-type="string" table:style-name="ce1">
            <text:p>H_WJ09_1_BDOC_NM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5H40M34S" table:style-name="ce6">
            <text:p>3:40:34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9" table:style-name="ce1">
            <text:p>-0.19</text:p>
          </table:table-cell>
          <table:table-cell office:value-type="float" office:value="-0.13" table:style-name="ce1">
            <text:p>-0.13</text:p>
          </table:table-cell>
          <table:table-cell office:value-type="float" office:value="51" table:style-name="ce1">
            <text:p>5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-0.68700000000000006" table:style-name="ce1">
            <text:p>-0.687</text:p>
          </table:table-cell>
          <table:table-cell office:value-type="float" office:value="-0.35" table:style-name="ce1">
            <text:p>-0.35</text:p>
          </table:table-cell>
          <table:table-cell office:value-type="float" office:value="-0.12" table:style-name="ce1">
            <text:p>-0.12</text:p>
          </table:table-cell>
          <table:table-cell office:value-type="float" office:value="79.3" table:style-name="ce1">
            <text:p>79.3</text:p>
          </table:table-cell>
          <table:table-cell office:value-type="float" office:value="92.6" table:style-name="ce1">
            <text:p>92.6</text:p>
          </table:table-cell>
          <table:table-cell office:value-type="float" office:value="94.4" table:style-name="ce1">
            <text:p>94.4</text:p>
          </table:table-cell>
          <table:table-cell office:value-type="float" office:value="11.28" table:style-name="ce1">
            <text:p>11.28</text:p>
          </table:table-cell>
          <table:table-cell office:value-type="float" office:value="242.5" table:style-name="ce1">
            <text:p>242.5</text:p>
          </table:table-cell>
          <table:table-cell office:value-type="float" office:value="-0.97699999999999998" table:style-name="ce1">
            <text:p>-0.977</text:p>
          </table:table-cell>
          <table:table-cell office:value-type="float" office:value="0.04" table:style-name="ce1">
            <text:p>0.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78" table:style-name="ce1">
            <text:p>78</text:p>
          </table:table-cell>
          <table:table-cell office:value-type="float" office:value="7.8E-2" table:style-name="ce1">
            <text:p>0.078</text:p>
          </table:table-cell>
          <table:table-cell office:value-type="float" office:value="-0.96" table:style-name="ce1">
            <text:p>-0.96</text:p>
          </table:table-cell>
          <table:table-cell office:value-type="float" office:value="0.31" table:style-name="ce1">
            <text:p>0.31</text:p>
          </table:table-cell>
          <table:table-cell office:value-type="float" office:value="51" table:style-name="ce1">
            <text:p>5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01" table:style-name="ce1">
            <text:p>4.01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72" table:style-name="ce1">
            <text:p>7.72</text:p>
          </table:table-cell>
          <table:table-cell office:value-type="float" office:value="-68.3" table:style-name="ce1">
            <text:p>-68.3</text:p>
          </table:table-cell>
          <table:table-cell office:value-type="float" office:value="6.867" table:style-name="ce1">
            <text:p>6.867</text:p>
          </table:table-cell>
          <table:table-cell office:value-type="float" office:value="-0.69199999999999995" table:style-name="ce1">
            <text:p>-0.692</text:p>
          </table:table-cell>
          <table:table-cell office:value-type="float" office:value="4.6399999999999997" table:style-name="ce1">
            <text:p>4.64</text:p>
          </table:table-cell>
          <table:table-cell table:style-name="ce1"/>
          <table:table-cell office:value-type="string" table:style-name="ce1">
            <text:p>H_WJ09_1_DOC_NM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2E-20" table:style-name="ce1">
            <text:p>-1.02E-20</text:p>
          </table:table-cell>
          <table:table-cell office:value-type="float" office:value="-9.3300000000000004E-23" table:style-name="ce1">
            <text:p>-9.33E-23</text:p>
          </table:table-cell>
          <table:table-cell office:value-type="float" office:value="1.8295360000000001E-3" table:style-name="ce1">
            <text:p>0.0018295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H_WJ09_1_BDOC_N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09_1_DOC_NM_B</text:p>
          </table:table-cell>
          <table:table-cell office:value-type="float" office:value="1.40057449691909E-6" table:style-name="ce1">
            <text:p>1.40057E-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585087112493601E-4" table:style-name="ce1">
            <text:p>0.000245851</text:p>
          </table:table-cell>
          <table:table-cell office:value-type="float" office:value="0" table:style-name="ce1">
            <text:p>0</text:p>
          </table:table-cell>
          <table:table-cell office:value-type="float" office:value="5.6645755635383443E-3" table:style-name="ce1">
            <text:p>0.005664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433542443646161" table:style-name="ce1">
            <text:p>0.9943354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09_1_BDOC_N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5.6999998092651367" table:style-name="ce1">
            <text:p>5.699999809</text:p>
          </table:table-cell>
          <table:table-cell office:value-type="float" office:value="5.8000001907348633" table:style-name="ce1">
            <text:p>5.80000019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43" table:style-name="ce1">
            <text:p>243</text:p>
          </table:table-cell>
          <table:table-cell office:value-type="string" table:style-name="ce1">
            <text:p>WSW<text:s text:c="5"/>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11.60000038146973" table:style-name="ce1">
            <text:p>11.6000003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0_1_DOC_VM_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9H59M41S" table:style-name="ce8">
            <text:p>09:59:41</text:p>
          </table:table-cell>
          <table:table-cell office:value-type="float" office:value="24105" table:style-name="ce1">
            <text:p>24105</text:p>
          </table:table-cell>
          <table:table-cell office:value-type="float" office:value="0.15090000000000001" table:style-name="ce1">
            <text:p>0.1509</text:p>
          </table:table-cell>
          <table:table-cell office:value-type="float" office:value="0.13385" table:style-name="ce1">
            <text:p>0.13385</text:p>
          </table:table-cell>
          <table:table-cell office:value-type="string" table:style-name="ce1">
            <text:p>H_WJ10_1_BDOC_VM_A</text:p>
          </table:table-cell>
          <table:table-cell office:value-type="float" office:value="0.1133" table:style-name="ce1">
            <text:p>0.1133</text:p>
          </table:table-cell>
          <table:table-cell office:value-type="float" office:value="0.13145000000000001" table:style-name="ce1">
            <text:p>0.13145</text:p>
          </table:table-cell>
          <table:table-cell office:value-type="float" office:value="2.3999999999999855E-3" table:style-name="ce1">
            <text:p>0.0024</text:p>
          </table:table-cell>
          <table:table-cell office:value-type="float" office:value="1.7930519237952893" table:style-name="ce1">
            <text:p>1.793051924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2H18M55S" table:style-name="ce6">
            <text:p>12:18:55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3" table:style-name="ce1">
            <text:p>-0.13</text:p>
          </table:table-cell>
          <table:table-cell office:value-type="float" office:value="0.11" table:style-name="ce1">
            <text:p>0.11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3.2300000000000002E-2" table:style-name="ce1">
            <text:p>0.0323</text:p>
          </table:table-cell>
          <table:table-cell office:value-type="float" office:value="-0.67900000000000005" table:style-name="ce1">
            <text:p>-0.679</text:p>
          </table:table-cell>
          <table:table-cell office:value-type="float" office:value="-1.54" table:style-name="ce1">
            <text:p>-1.54</text:p>
          </table:table-cell>
          <table:table-cell office:value-type="float" office:value="-0.51" table:style-name="ce1">
            <text:p>-0.51</text:p>
          </table:table-cell>
          <table:table-cell office:value-type="float" office:value="57.6" table:style-name="ce1">
            <text:p>57.6</text:p>
          </table:table-cell>
          <table:table-cell office:value-type="float" office:value="91.9" table:style-name="ce1">
            <text:p>91.9</text:p>
          </table:table-cell>
          <table:table-cell office:value-type="float" office:value="93.7" table:style-name="ce1">
            <text:p>93.7</text:p>
          </table:table-cell>
          <table:table-cell office:value-type="float" office:value="12.61" table:style-name="ce1">
            <text:p>12.61</text:p>
          </table:table-cell>
          <table:table-cell office:value-type="float" office:value="198.1" table:style-name="ce1">
            <text:p>198.1</text:p>
          </table:table-cell>
          <table:table-cell office:value-type="float" office:value="-0.96599999999999997" table:style-name="ce1">
            <text:p>-0.966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57.1" table:style-name="ce1">
            <text:p>57.1</text:p>
          </table:table-cell>
          <table:table-cell office:value-type="float" office:value="5.7099999999999998E-2" table:style-name="ce1">
            <text:p>0.0571</text:p>
          </table:table-cell>
          <table:table-cell office:value-type="float" office:value="-0.48" table:style-name="ce1">
            <text:p>-0.48</text:p>
          </table:table-cell>
          <table:table-cell office:value-type="float" office:value="0.79" table:style-name="ce1">
            <text:p>0.79</text:p>
          </table:table-cell>
          <table:table-cell office:value-type="float" office:value="37" table:style-name="ce1">
            <text:p>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146.05000000000001" table:style-name="ce1">
            <text:p>146.05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55" table:style-name="ce1">
            <text:p>7.55</text:p>
          </table:table-cell>
          <table:table-cell office:value-type="float" office:value="-58.9" table:style-name="ce1">
            <text:p>-58.9</text:p>
          </table:table-cell>
          <table:table-cell office:value-type="float" office:value="2.294" table:style-name="ce1">
            <text:p>2.294</text:p>
          </table:table-cell>
          <table:table-cell office:value-type="float" office:value="-0.68100000000000005" table:style-name="ce1">
            <text:p>-0.681</text:p>
          </table:table-cell>
          <table:table-cell office:value-type="float" office:value="5.0999999999999996" table:style-name="ce1">
            <text:p>5.1</text:p>
          </table:table-cell>
          <table:table-cell table:style-name="ce1"/>
          <table:table-cell office:value-type="string" table:style-name="ce1">
            <text:p>H_WJ10_1_DOC_VM_A</text:p>
          </table:table-cell>
          <table:table-cell office:value-type="string" table:style-name="ce1">
            <text:p>Inf</text:p>
          </table:table-cell>
          <table:table-cell office:value-type="float" office:value="0.12068451400000001" table:style-name="ce1">
            <text:p>0.120684514</text:p>
          </table:table-cell>
          <table:table-cell office:value-type="float" office:value="6.3085750000000003E-3" table:style-name="ce1">
            <text:p>0.006308575</text:p>
          </table:table-cell>
          <table:table-cell office:value-type="string" table:style-name="ce1">
            <text:p>1.43114686768087e-17</text:p>
          </table:table-cell>
          <table:table-cell office:value-type="float" office:value="1.6997460999999998E-2" table:style-name="ce1">
            <text:p>0.016997461</text:p>
          </table:table-cell>
          <table:table-cell office:value-type="float" office:value="2.4261884000000001E-2" table:style-name="ce1">
            <text:p>0.024261884</text:p>
          </table:table-cell>
          <table:table-cell office:value-type="string" table:style-name="ce1">
            <text:p>1534958722093329</text:p>
          </table:table-cell>
          <table:table-cell office:value-type="float" office:value="0.5" table:style-name="ce1">
            <text:p>0.5</text:p>
          </table:table-cell>
          <table:table-cell office:value-type="float" office:value="39.390652129999999" table:style-name="ce1">
            <text:p>39.39065213</text:p>
          </table:table-cell>
          <table:table-cell office:value-type="float" office:value="24.055435410000001" table:style-name="ce1">
            <text:p>24.05543541</text:p>
          </table:table-cell>
          <table:table-cell office:value-type="float" office:value="3.829974811" table:style-name="ce1">
            <text:p>3.829974811</text:p>
          </table:table-cell>
          <table:table-cell office:value-type="float" office:value="-15.90769231" table:style-name="ce1">
            <text:p>-15.90769231</text:p>
          </table:table-cell>
          <table:table-cell office:value-type="float" office:value="1.2618904E-2" table:style-name="ce1">
            <text:p>0.012618904</text:p>
          </table:table-cell>
          <table:table-cell office:value-type="float" office:value="1.1744176E-2" table:style-name="ce1">
            <text:p>0.011744176</text:p>
          </table:table-cell>
          <table:table-cell office:value-type="float" office:value="1.3384303E-2" table:style-name="ce1">
            <text:p>0.013384303</text:p>
          </table:table-cell>
          <table:table-cell office:value-type="float" office:value="1.0744819000000001" table:style-name="ce1">
            <text:p>1.0744819</text:p>
          </table:table-cell>
          <table:table-cell office:value-type="string" table:style-name="ce1">
            <text:p>H_WJ10_1_BDOC_VM_A</text:p>
          </table:table-cell>
          <table:table-cell office:value-type="string" table:style-name="ce1">
            <text:p>3776873698426880</text:p>
          </table:table-cell>
          <table:table-cell office:value-type="float" office:value="3.9317562E-2" table:style-name="ce1">
            <text:p>0.039317562</text:p>
          </table:table-cell>
          <table:table-cell office:value-type="float" office:value="9.9750570000000007E-3" table:style-name="ce1">
            <text:p>0.009975057</text:p>
          </table:table-cell>
          <table:table-cell office:value-type="float" office:value="-6.51E-18" table:style-name="ce1">
            <text:p>-6.51E-18</text:p>
          </table:table-cell>
          <table:table-cell office:value-type="float" office:value="1.0057342E-2" table:style-name="ce1">
            <text:p>0.010057342</text:p>
          </table:table-cell>
          <table:table-cell office:value-type="float" office:value="1.8654423E-2" table:style-name="ce1">
            <text:p>0.018654423</text:p>
          </table:table-cell>
          <table:table-cell office:value-type="string" table:style-name="ce1">
            <text:p>Inf</text:p>
          </table:table-cell>
          <table:table-cell office:value-type="float" office:value="0.5" table:style-name="ce1">
            <text:p>0.5</text:p>
          </table:table-cell>
          <table:table-cell office:value-type="float" office:value="23.511586739999998" table:style-name="ce1">
            <text:p>23.51158674</text:p>
          </table:table-cell>
          <table:table-cell office:value-type="float" office:value="14.922944340000001" table:style-name="ce1">
            <text:p>14.92294434</text:p>
          </table:table-cell>
          <table:table-cell office:value-type="float" office:value="3.5922521340000002" table:style-name="ce1">
            <text:p>3.592252134</text:p>
          </table:table-cell>
          <table:table-cell office:value-type="float" office:value="-19.592233010000001" table:style-name="ce1">
            <text:p>-19.59223301</text:p>
          </table:table-cell>
          <table:table-cell office:value-type="float" office:value="1.1338239E-2" table:style-name="ce1">
            <text:p>0.011338239</text:p>
          </table:table-cell>
          <table:table-cell office:value-type="float" office:value="1.1622743E-2" table:style-name="ce1">
            <text:p>0.011622743</text:p>
          </table:table-cell>
          <table:table-cell office:value-type="float" office:value="1.2784859000000001E-2" table:style-name="ce1">
            <text:p>0.012784859</text:p>
          </table:table-cell>
          <table:table-cell office:value-type="float" office:value="0.97552177699999998" table:style-name="ce1">
            <text:p>0.975521777</text:p>
          </table:table-cell>
          <table:table-cell office:value-type="string" table:style-name="ce1">
            <text:p>H_WJ10_1_DOC_VM_A</text:p>
          </table:table-cell>
          <table:table-cell office:value-type="float" office:value="0.36162265025573298" table:style-name="ce1">
            <text:p>0.36162265</text:p>
          </table:table-cell>
          <table:table-cell office:value-type="float" office:value="0.29465108251204603" table:style-name="ce1">
            <text:p>0.294651083</text:p>
          </table:table-cell>
          <table:table-cell office:value-type="float" office:value="0.187646682101868" table:style-name="ce1">
            <text:p>0.187646682</text:p>
          </table:table-cell>
          <table:table-cell office:value-type="float" office:value="0.11188873762173999" table:style-name="ce1">
            <text:p>0.111888738</text:p>
          </table:table-cell>
          <table:table-cell office:value-type="float" office:value="1.8880953721929199E-2" table:style-name="ce1">
            <text:p>0.018880954</text:p>
          </table:table-cell>
          <table:table-cell office:value-type="float" office:value="0.37101294857771944" table:style-name="ce1">
            <text:p>0.371012949</text:p>
          </table:table-cell>
          <table:table-cell office:value-type="float" office:value="0.30230232217783487" table:style-name="ce1">
            <text:p>0.302302322</text:p>
          </table:table-cell>
          <table:table-cell office:value-type="float" office:value="0.1925193257894838" table:style-name="ce1">
            <text:p>0.192519326</text:p>
          </table:table-cell>
          <table:table-cell office:value-type="float" office:value="0.1147941657645723" table:style-name="ce1">
            <text:p>0.114794166</text:p>
          </table:table-cell>
          <table:table-cell office:value-type="float" office:value="1.9371237690389564E-2" table:style-name="ce1">
            <text:p>0.019371238</text:p>
          </table:table-cell>
          <table:table-cell office:value-type="string" table:style-name="ce1">
            <text:p>H_WJ10_1_BDOC_VM_A</text:p>
          </table:table-cell>
          <table:table-cell office:value-type="float" office:value="0.26537078251471602" table:style-name="ce1">
            <text:p>0.265370783</text:p>
          </table:table-cell>
          <table:table-cell office:value-type="float" office:value="0.22172109367755399" table:style-name="ce1">
            <text:p>0.221721094</text:p>
          </table:table-cell>
          <table:table-cell office:value-type="float" office:value="9.5508229352779805E-2" table:style-name="ce1">
            <text:p>0.095508229</text:p>
          </table:table-cell>
          <table:table-cell office:value-type="float" office:value="8.1584157374466199E-2" table:style-name="ce1">
            <text:p>0.081584157</text:p>
          </table:table-cell>
          <table:table-cell office:value-type="float" office:value="1.1974054170789601E-2" table:style-name="ce1">
            <text:p>0.011974054</text:p>
          </table:table-cell>
          <table:table-cell office:value-type="float" office:value="0.26537078251471602" table:style-name="ce1">
            <text:p>0.265370783</text:p>
          </table:table-cell>
          <table:table-cell office:value-type="float" office:value="0.32791298734840768" table:style-name="ce1">
            <text:p>0.327912987</text:p>
          </table:table-cell>
          <table:table-cell office:value-type="float" office:value="0.14125128233839948" table:style-name="ce1">
            <text:p>0.141251282</text:p>
          </table:table-cell>
          <table:table-cell office:value-type="float" office:value="0.12065836552236045" table:style-name="ce1">
            <text:p>0.120658366</text:p>
          </table:table-cell>
          <table:table-cell office:value-type="float" office:value="1.7708950504842173E-2" table:style-name="ce1">
            <text:p>0.017708951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.7000000476837158" table:style-name="ce1">
            <text:p>3.700000048</text:p>
          </table:table-cell>
          <table:table-cell office:value-type="float" office:value="3.9000000953674321" table:style-name="ce1">
            <text:p>3.900000095</text:p>
          </table:table-cell>
          <table:table-cell office:value-type="float" office:value="3.0999999046325679" table:style-name="ce1">
            <text:p>3.099999905</text:p>
          </table:table-cell>
          <table:table-cell table:number-columns-repeated="2" table:style-name="ce1"/>
          <table:table-cell office:value-type="float" office:value="234" table:style-name="ce1">
            <text:p>234</text:p>
          </table:table-cell>
          <table:table-cell office:value-type="string" table:style-name="ce1">
            <text:p>SW<text:s text:c="6"/>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10" table:style-name="ce1">
            <text:p>10</text:p>
          </table:table-cell>
          <table:table-cell office:value-type="float" office:value="12.80000019073486" table:style-name="ce1">
            <text:p>12.80000019</text:p>
          </table:table-cell>
          <table:table-cell table:style-name="ce1"/>
          <table:table-cell office:value-type="float" office:value="1.6000000238418579" table:style-name="ce1">
            <text:p>1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0_1_DOC_VM_B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9H59M41S" table:style-name="ce8">
            <text:p>09:59:41</text:p>
          </table:table-cell>
          <table:table-cell office:value-type="float" office:value="24105" table:style-name="ce1">
            <text:p>24105</text:p>
          </table:table-cell>
          <table:table-cell office:value-type="float" office:value="0.1168" table:style-name="ce1">
            <text:p>0.1168</text:p>
          </table:table-cell>
          <table:table-cell table:style-name="ce1"/>
          <table:table-cell office:value-type="string" table:style-name="ce1">
            <text:p>H_WJ10_1_BDOC_VM_B</text:p>
          </table:table-cell>
          <table:table-cell office:value-type="float" office:value="0.14960000000000001" table:style-name="ce1">
            <text:p>0.1496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2H18M55S" table:style-name="ce6">
            <text:p>12:18:55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3" table:style-name="ce1">
            <text:p>-0.13</text:p>
          </table:table-cell>
          <table:table-cell office:value-type="float" office:value="0.11" table:style-name="ce1">
            <text:p>0.11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3.2300000000000002E-2" table:style-name="ce1">
            <text:p>0.0323</text:p>
          </table:table-cell>
          <table:table-cell office:value-type="float" office:value="-0.67900000000000005" table:style-name="ce1">
            <text:p>-0.679</text:p>
          </table:table-cell>
          <table:table-cell office:value-type="float" office:value="-1.54" table:style-name="ce1">
            <text:p>-1.54</text:p>
          </table:table-cell>
          <table:table-cell office:value-type="float" office:value="-0.51" table:style-name="ce1">
            <text:p>-0.51</text:p>
          </table:table-cell>
          <table:table-cell office:value-type="float" office:value="57.6" table:style-name="ce1">
            <text:p>57.6</text:p>
          </table:table-cell>
          <table:table-cell office:value-type="float" office:value="91.9" table:style-name="ce1">
            <text:p>91.9</text:p>
          </table:table-cell>
          <table:table-cell office:value-type="float" office:value="93.7" table:style-name="ce1">
            <text:p>93.7</text:p>
          </table:table-cell>
          <table:table-cell office:value-type="float" office:value="12.61" table:style-name="ce1">
            <text:p>12.61</text:p>
          </table:table-cell>
          <table:table-cell office:value-type="float" office:value="198.1" table:style-name="ce1">
            <text:p>198.1</text:p>
          </table:table-cell>
          <table:table-cell office:value-type="float" office:value="-0.96599999999999997" table:style-name="ce1">
            <text:p>-0.966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57.1" table:style-name="ce1">
            <text:p>57.1</text:p>
          </table:table-cell>
          <table:table-cell office:value-type="float" office:value="5.7099999999999998E-2" table:style-name="ce1">
            <text:p>0.0571</text:p>
          </table:table-cell>
          <table:table-cell office:value-type="float" office:value="-0.48" table:style-name="ce1">
            <text:p>-0.48</text:p>
          </table:table-cell>
          <table:table-cell office:value-type="float" office:value="0.79" table:style-name="ce1">
            <text:p>0.79</text:p>
          </table:table-cell>
          <table:table-cell office:value-type="float" office:value="37" table:style-name="ce1">
            <text:p>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146.05000000000001" table:style-name="ce1">
            <text:p>146.05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55" table:style-name="ce1">
            <text:p>7.55</text:p>
          </table:table-cell>
          <table:table-cell office:value-type="float" office:value="-58.9" table:style-name="ce1">
            <text:p>-58.9</text:p>
          </table:table-cell>
          <table:table-cell office:value-type="float" office:value="2.294" table:style-name="ce1">
            <text:p>2.294</text:p>
          </table:table-cell>
          <table:table-cell office:value-type="float" office:value="-0.68100000000000005" table:style-name="ce1">
            <text:p>-0.681</text:p>
          </table:table-cell>
          <table:table-cell office:value-type="float" office:value="5.0999999999999996" table:style-name="ce1">
            <text:p>5.1</text:p>
          </table:table-cell>
          <table:table-cell table:style-name="ce1"/>
          <table:table-cell office:value-type="string" table:style-name="ce1">
            <text:p>H_WJ10_1_DOC_VM_B</text:p>
          </table:table-cell>
          <table:table-cell office:value-type="float" office:value="1" table:style-name="ce1">
            <text:p>1</text:p>
          </table:table-cell>
          <table:table-cell office:value-type="float" office:value="3.7617641E-2" table:style-name="ce1">
            <text:p>0.037617641</text:p>
          </table:table-cell>
          <table:table-cell office:value-type="float" office:value="-3.7900000000000002E-19" table:style-name="ce1">
            <text:p>-3.79E-19</text:p>
          </table:table-cell>
          <table:table-cell office:value-type="string" table:style-name="ce1">
            <text:p>2.71050543121376e-20</text:p>
          </table:table-cell>
          <table:table-cell office:value-type="float" office:value="2.8715350000000001E-3" table:style-name="ce1">
            <text:p>0.002871535</text:p>
          </table:table-cell>
          <table:table-cell office:value-type="float" office:value="1.1577588E-2" table:style-name="ce1">
            <text:p>0.011577588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29.598086670000001" table:style-name="ce1">
            <text:p>29.59808667</text:p>
          </table:table-cell>
          <table:table-cell office:value-type="float" office:value="18.223316310000001" table:style-name="ce1">
            <text:p>18.22331631</text:p>
          </table:table-cell>
          <table:table-cell office:value-type="float" office:value="3.8375996639999999" table:style-name="ce1">
            <text:p>3.837599664</text:p>
          </table:table-cell>
          <table:table-cell office:value-type="float" office:value="-17.84615385" table:style-name="ce1">
            <text:p>-17.84615385</text:p>
          </table:table-cell>
          <table:table-cell office:value-type="float" office:value="1.2397119999999999E-2" table:style-name="ce1">
            <text:p>0.01239712</text:p>
          </table:table-cell>
          <table:table-cell office:value-type="float" office:value="1.2210149999999999E-2" table:style-name="ce1">
            <text:p>0.01221015</text:p>
          </table:table-cell>
          <table:table-cell office:value-type="float" office:value="1.3411734999999999E-2" table:style-name="ce1">
            <text:p>0.013411735</text:p>
          </table:table-cell>
          <table:table-cell office:value-type="float" office:value="1.0153126189999999" table:style-name="ce1">
            <text:p>1.015312619</text:p>
          </table:table-cell>
          <table:table-cell office:value-type="string" table:style-name="ce1">
            <text:p>H_WJ10_1_BDOC_VM_B</text:p>
          </table:table-cell>
          <table:table-cell office:value-type="float" office:value="213.23666040000001" table:style-name="ce1">
            <text:p>213.2366604</text:p>
          </table:table-cell>
          <table:table-cell office:value-type="float" office:value="0.119907027" table:style-name="ce1">
            <text:p>0.119907027</text:p>
          </table:table-cell>
          <table:table-cell office:value-type="float" office:value="1.7544119E-2" table:style-name="ce1">
            <text:p>0.017544119</text:p>
          </table:table-cell>
          <table:table-cell office:value-type="float" office:value="0" table:style-name="ce1">
            <text:p>0</text:p>
          </table:table-cell>
          <table:table-cell office:value-type="float" office:value="2.4578794000000001E-2" table:style-name="ce1">
            <text:p>0.024578794</text:p>
          </table:table-cell>
          <table:table-cell office:value-type="float" office:value="2.1271277000000002E-2" table:style-name="ce1">
            <text:p>0.021271277</text:p>
          </table:table-cell>
          <table:table-cell office:value-type="float" office:value="-5.80923E+16" table:style-name="ce1">
            <text:p>-5.80923E+16</text:p>
          </table:table-cell>
          <table:table-cell office:value-type="float" office:value="0.5" table:style-name="ce1">
            <text:p>0.5</text:p>
          </table:table-cell>
          <table:table-cell office:value-type="float" office:value="32.863371620000002" table:style-name="ce1">
            <text:p>32.86337162</text:p>
          </table:table-cell>
          <table:table-cell office:value-type="float" office:value="20.79782574" table:style-name="ce1">
            <text:p>20.79782574</text:p>
          </table:table-cell>
          <table:table-cell office:value-type="float" office:value="3.6516800190000001" table:style-name="ce1">
            <text:p>3.651680019</text:p>
          </table:table-cell>
          <table:table-cell office:value-type="float" office:value="-12.52195122" table:style-name="ce1">
            <text:p>-12.52195122</text:p>
          </table:table-cell>
          <table:table-cell office:value-type="float" office:value="1.1531955999999999E-2" table:style-name="ce1">
            <text:p>0.011531956</text:p>
          </table:table-cell>
          <table:table-cell office:value-type="float" office:value="1.2215172999999999E-2" table:style-name="ce1">
            <text:p>0.012215173</text:p>
          </table:table-cell>
          <table:table-cell office:value-type="float" office:value="1.2890929000000001E-2" table:style-name="ce1">
            <text:p>0.012890929</text:p>
          </table:table-cell>
          <table:table-cell office:value-type="float" office:value="0.94406817700000001" table:style-name="ce1">
            <text:p>0.944068177</text:p>
          </table:table-cell>
          <table:table-cell office:value-type="string" table:style-name="ce1">
            <text:p>H_WJ10_1_DOC_VM_B</text:p>
          </table:table-cell>
          <table:table-cell office:value-type="float" office:value="0.266886687302819" table:style-name="ce1">
            <text:p>0.266886687</text:p>
          </table:table-cell>
          <table:table-cell office:value-type="float" office:value="0.207561479507924" table:style-name="ce1">
            <text:p>0.20756148</text:p>
          </table:table-cell>
          <table:table-cell office:value-type="float" office:value="2.2426294555068799E-2" table:style-name="ce1">
            <text:p>0.022426295</text:p>
          </table:table-cell>
          <table:table-cell office:value-type="float" office:value="8.3619311830619797E-2" table:style-name="ce1">
            <text:p>0.083619312</text:p>
          </table:table-cell>
          <table:table-cell office:value-type="float" office:value="0" table:style-name="ce1">
            <text:p>0</text:p>
          </table:table-cell>
          <table:table-cell office:value-type="float" office:value="0.45975805361913502" table:style-name="ce1">
            <text:p>0.459758054</text:p>
          </table:table-cell>
          <table:table-cell office:value-type="float" office:value="0.35756021699424478" table:style-name="ce1">
            <text:p>0.357560217</text:p>
          </table:table-cell>
          <table:table-cell office:value-type="float" office:value="3.8633135428103947E-2" table:style-name="ce1">
            <text:p>0.038633135</text:p>
          </table:table-cell>
          <table:table-cell office:value-type="float" office:value="0.14404859395851624" table:style-name="ce1">
            <text:p>0.1440485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0_1_BDOC_VM_B</text:p>
          </table:table-cell>
          <table:table-cell office:value-type="float" office:value="0.40940073440352098" table:style-name="ce1">
            <text:p>0.409400734</text:p>
          </table:table-cell>
          <table:table-cell office:value-type="float" office:value="0.288018852142362" table:style-name="ce1">
            <text:p>0.288018852</text:p>
          </table:table-cell>
          <table:table-cell office:value-type="float" office:value="0.19858571778871401" table:style-name="ce1">
            <text:p>0.198585718</text:p>
          </table:table-cell>
          <table:table-cell office:value-type="float" office:value="0.114250585296104" table:style-name="ce1">
            <text:p>0.114250585</text:p>
          </table:table-cell>
          <table:table-cell office:value-type="float" office:value="1.09264781256434E-19" table:style-name="ce1">
            <text:p>1.09265E-19</text:p>
          </table:table-cell>
          <table:table-cell office:value-type="float" office:value="0.40940073440352098" table:style-name="ce1">
            <text:p>0.409400734</text:p>
          </table:table-cell>
          <table:table-cell office:value-type="float" office:value="0.28509494980291306" table:style-name="ce1">
            <text:p>0.28509495</text:p>
          </table:table-cell>
          <table:table-cell office:value-type="float" office:value="0.19656972043123352" table:style-name="ce1">
            <text:p>0.19656972</text:p>
          </table:table-cell>
          <table:table-cell office:value-type="float" office:value="0.11309073915705485" table:style-name="ce1">
            <text:p>0.113090739</text:p>
          </table:table-cell>
          <table:table-cell office:value-type="float" office:value="1.0815554987397869E-19" table:style-name="ce1">
            <text:p>1.08156E-19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.7000000476837158" table:style-name="ce1">
            <text:p>3.700000048</text:p>
          </table:table-cell>
          <table:table-cell office:value-type="float" office:value="3.9000000953674321" table:style-name="ce1">
            <text:p>3.900000095</text:p>
          </table:table-cell>
          <table:table-cell office:value-type="float" office:value="3.0999999046325679" table:style-name="ce1">
            <text:p>3.099999905</text:p>
          </table:table-cell>
          <table:table-cell table:number-columns-repeated="2" table:style-name="ce1"/>
          <table:table-cell office:value-type="float" office:value="234" table:style-name="ce1">
            <text:p>234</text:p>
          </table:table-cell>
          <table:table-cell office:value-type="string" table:style-name="ce1">
            <text:p>SW<text:s text:c="6"/>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10" table:style-name="ce1">
            <text:p>10</text:p>
          </table:table-cell>
          <table:table-cell office:value-type="float" office:value="12.80000019073486" table:style-name="ce1">
            <text:p>12.80000019</text:p>
          </table:table-cell>
          <table:table-cell table:style-name="ce1"/>
          <table:table-cell office:value-type="float" office:value="1.6000000238418579" table:style-name="ce1">
            <text:p>1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0_1_DOC_NM_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15H34M9S" table:style-name="ce8">
            <text:p>15:34:09</text:p>
          </table:table-cell>
          <table:table-cell office:value-type="float" office:value="24105" table:style-name="ce1">
            <text:p>24105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0.1019" table:style-name="ce1">
            <text:p>0.1019</text:p>
          </table:table-cell>
          <table:table-cell office:value-type="string" table:style-name="ce1">
            <text:p>H_WJ10_1_BDOC_NM_A</text:p>
          </table:table-cell>
          <table:table-cell office:value-type="float" office:value="0.1011" table:style-name="ce1">
            <text:p>0.1011</text:p>
          </table:table-cell>
          <table:table-cell office:value-type="float" office:value="0.10164999999999999" table:style-name="ce1">
            <text:p>0.10165</text:p>
          </table:table-cell>
          <table:table-cell office:value-type="float" office:value="2.500000000000141E-4" table:style-name="ce1">
            <text:p>0.00025</text:p>
          </table:table-cell>
          <table:table-cell office:value-type="float" office:value="0.24533856722278813" table:style-name="ce1">
            <text:p>0.245338567</text:p>
          </table:table-cell>
          <table:table-cell office:value-type="error" office:string-value="#N/A" table:formula="of:=#N/A" table:style-name="ce5">
            <text:p>#NV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7H52M40S" table:style-name="ce6">
            <text:p>5:52:40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2" table:style-name="ce1">
            <text:p>-0.12</text:p>
          </table:table-cell>
          <table:table-cell office:value-type="float" office:value="0.15" table:style-name="ce1">
            <text:p>0.15</text:p>
          </table:table-cell>
          <table:table-cell office:value-type="float" office:value="37.5" table:style-name="ce1">
            <text:p>37.5</text:p>
          </table:table-cell>
          <table:table-cell office:value-type="float" office:value="3.7499999999999999E-2" table:style-name="ce1">
            <text:p>0.0375</text:p>
          </table:table-cell>
          <table:table-cell office:value-type="float" office:value="-0.76200000000000001" table:style-name="ce1">
            <text:p>-0.762</text:p>
          </table:table-cell>
          <table:table-cell office:value-type="float" office:value="-1.7" table:style-name="ce1">
            <text:p>-1.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62" table:style-name="ce1">
            <text:p>62</text:p>
          </table:table-cell>
          <table:table-cell office:value-type="float" office:value="92.2" table:style-name="ce1">
            <text:p>92.2</text:p>
          </table:table-cell>
          <table:table-cell office:value-type="float" office:value="94" table:style-name="ce1">
            <text:p>94</text:p>
          </table:table-cell>
          <table:table-cell office:value-type="float" office:value="11.86" table:style-name="ce1">
            <text:p>11.86</text:p>
          </table:table-cell>
          <table:table-cell office:value-type="float" office:value="279.7" table:style-name="ce1">
            <text:p>279.7</text:p>
          </table:table-cell>
          <table:table-cell office:value-type="float" office:value="-1.083" table:style-name="ce1">
            <text:p>-1.083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61.1" table:style-name="ce1">
            <text:p>61.1</text:p>
          </table:table-cell>
          <table:table-cell office:value-type="float" office:value="6.1100000000000002E-2" table:style-name="ce1">
            <text:p>0.0611</text:p>
          </table:table-cell>
          <table:table-cell office:value-type="float" office:value="-0.59" table:style-name="ce1">
            <text:p>-0.59</text:p>
          </table:table-cell>
          <table:table-cell office:value-type="float" office:value="0.68" table:style-name="ce1">
            <text:p>0.68</text:p>
          </table:table-cell>
          <table:table-cell office:value-type="float" office:value="40" table:style-name="ce1">
            <text:p>40</text:p>
          </table:table-cell>
          <table:table-cell office:value-type="float" office:value="0.04" table:style-name="ce1">
            <text:p>0.04</text:p>
          </table:table-cell>
          <table:table-cell office:value-type="float" office:value="136.27000000000001" table:style-name="ce1">
            <text:p>136.2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53" table:style-name="ce1">
            <text:p>7.53</text:p>
          </table:table-cell>
          <table:table-cell office:value-type="float" office:value="-58.3" table:style-name="ce1">
            <text:p>-58.3</text:p>
          </table:table-cell>
          <table:table-cell office:value-type="float" office:value="4.7359999999999998" table:style-name="ce1">
            <text:p>4.736</text:p>
          </table:table-cell>
          <table:table-cell office:value-type="float" office:value="-0.75800000000000001" table:style-name="ce1">
            <text:p>-0.758</text:p>
          </table:table-cell>
          <table:table-cell office:value-type="float" office:value="5.12" table:style-name="ce1">
            <text:p>5.12</text:p>
          </table:table-cell>
          <table:table-cell table:style-name="ce1"/>
          <table:table-cell office:value-type="string" table:style-name="ce1">
            <text:p>H_WJ10_1_DOC_NM_A</text:p>
          </table:table-cell>
          <table:table-cell office:value-type="string" table:style-name="ce1">
            <text:p>Inf</text:p>
          </table:table-cell>
          <table:table-cell office:value-type="float" office:value="0.14633328400000001" table:style-name="ce1">
            <text:p>0.146333284</text:p>
          </table:table-cell>
          <table:table-cell office:value-type="float" office:value="3.9297770000000003E-2" table:style-name="ce1">
            <text:p>0.03929777</text:p>
          </table:table-cell>
          <table:table-cell office:value-type="string" table:style-name="ce1">
            <text:p>4.33680868994202e-19</text:p>
          </table:table-cell>
          <table:table-cell office:value-type="float" office:value="2.7765081E-2" table:style-name="ce1">
            <text:p>0.027765081</text:p>
          </table:table-cell>
          <table:table-cell office:value-type="float" office:value="3.3245508999999999E-2" table:style-name="ce1">
            <text:p>0.033245509</text:p>
          </table:table-cell>
          <table:table-cell office:value-type="float" office:value="1.506858021" table:style-name="ce1">
            <text:p>1.506858021</text:p>
          </table:table-cell>
          <table:table-cell office:value-type="string" table:style-name="ce1">
            <text:p>2.86651937974338e-15</text:p>
          </table:table-cell>
          <table:table-cell office:value-type="float" office:value="68.602781669999999" table:style-name="ce1">
            <text:p>68.60278167</text:p>
          </table:table-cell>
          <table:table-cell office:value-type="float" office:value="45.89929266" table:style-name="ce1">
            <text:p>45.89929266</text:p>
          </table:table-cell>
          <table:table-cell office:value-type="float" office:value="3.0302265799999999" table:style-name="ce1">
            <text:p>3.03022658</text:p>
          </table:table-cell>
          <table:table-cell office:value-type="float" office:value="24.535603720000001" table:style-name="ce1">
            <text:p>24.53560372</text:p>
          </table:table-cell>
          <table:table-cell office:value-type="float" office:value="1.0012635000000001E-2" table:style-name="ce1">
            <text:p>0.010012635</text:p>
          </table:table-cell>
          <table:table-cell office:value-type="float" office:value="9.9422959999999998E-3" table:style-name="ce1">
            <text:p>0.009942296</text:p>
          </table:table-cell>
          <table:table-cell office:value-type="float" office:value="1.0918762E-2" table:style-name="ce1">
            <text:p>0.010918762</text:p>
          </table:table-cell>
          <table:table-cell office:value-type="float" office:value="1.0070747739999999" table:style-name="ce1">
            <text:p>1.007074774</text:p>
          </table:table-cell>
          <table:table-cell office:value-type="string" table:style-name="ce1">
            <text:p>H_WJ10_1_BDOC_NM_A</text:p>
          </table:table-cell>
          <table:table-cell office:value-type="string" table:style-name="ce1">
            <text:p>Inf</text:p>
          </table:table-cell>
          <table:table-cell office:value-type="float" office:value="4.9530515999999997E-2" table:style-name="ce1">
            <text:p>0.049530516</text:p>
          </table:table-cell>
          <table:table-cell office:value-type="float" office:value="3.2483392E-2" table:style-name="ce1">
            <text:p>0.032483392</text:p>
          </table:table-cell>
          <table:table-cell office:value-type="float" office:value="3.7683360000000002E-3" table:style-name="ce1">
            <text:p>0.003768336</text:p>
          </table:table-cell>
          <table:table-cell office:value-type="float" office:value="2.0918923999999998E-2" table:style-name="ce1">
            <text:p>0.020918924</text:p>
          </table:table-cell>
          <table:table-cell office:value-type="float" office:value="1.6926152999999999E-2" table:style-name="ce1">
            <text:p>0.016926153</text:p>
          </table:table-cell>
          <table:table-cell office:value-type="string" table:style-name="ce1">
            <text:p>Inf</text:p>
          </table:table-cell>
          <table:table-cell office:value-type="float" office:value="0" table:style-name="ce1">
            <text:p>0</text:p>
          </table:table-cell>
          <table:table-cell office:value-type="float" office:value="27.836060839999998" table:style-name="ce1">
            <text:p>27.83606084</text:p>
          </table:table-cell>
          <table:table-cell office:value-type="float" office:value="17.129040150000002" table:style-name="ce1">
            <text:p>17.12904015</text:p>
          </table:table-cell>
          <table:table-cell office:value-type="float" office:value="3.847722536" table:style-name="ce1">
            <text:p>3.847722536</text:p>
          </table:table-cell>
          <table:table-cell office:value-type="float" office:value="-15.5703125" table:style-name="ce1">
            <text:p>-15.5703125</text:p>
          </table:table-cell>
          <table:table-cell office:value-type="float" office:value="1.2208915000000001E-2" table:style-name="ce1">
            <text:p>0.012208915</text:p>
          </table:table-cell>
          <table:table-cell office:value-type="float" office:value="1.2455341E-2" table:style-name="ce1">
            <text:p>0.012455341</text:p>
          </table:table-cell>
          <table:table-cell office:value-type="float" office:value="1.3402966000000001E-2" table:style-name="ce1">
            <text:p>0.013402966</text:p>
          </table:table-cell>
          <table:table-cell office:value-type="float" office:value="0.98021521700000003" table:style-name="ce1">
            <text:p>0.980215217</text:p>
          </table:table-cell>
          <table:table-cell office:value-type="string" table:style-name="ce1">
            <text:p>H_WJ10_1_DOC_NM_A</text:p>
          </table:table-cell>
          <table:table-cell office:value-type="float" office:value="0.59152636284020399" table:style-name="ce1">
            <text:p>0.591526363</text:p>
          </table:table-cell>
          <table:table-cell office:value-type="float" office:value="0.42463626885356698" table:style-name="ce1">
            <text:p>0.424636269</text:p>
          </table:table-cell>
          <table:table-cell office:value-type="float" office:value="0.28243487355739799" table:style-name="ce1">
            <text:p>0.282434874</text:p>
          </table:table-cell>
          <table:table-cell office:value-type="float" office:value="0.16996476667429899" table:style-name="ce1">
            <text:p>0.169964767</text:p>
          </table:table-cell>
          <table:table-cell office:value-type="float" office:value="0" table:style-name="ce1">
            <text:p>0</text:p>
          </table:table-cell>
          <table:table-cell office:value-type="float" office:value="0.40279283633280272" table:style-name="ce1">
            <text:p>0.402792836</text:p>
          </table:table-cell>
          <table:table-cell office:value-type="float" office:value="0.28915101318571662" table:style-name="ce1">
            <text:p>0.289151013</text:p>
          </table:table-cell>
          <table:table-cell office:value-type="float" office:value="0.19232066556298677" table:style-name="ce1">
            <text:p>0.192320666</text:p>
          </table:table-cell>
          <table:table-cell office:value-type="float" office:value="0.11573548491849379" table:style-name="ce1">
            <text:p>0.1157354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0_1_BDOC_NM_A</text:p>
          </table:table-cell>
          <table:table-cell office:value-type="float" office:value="0.29096716270572398" table:style-name="ce1">
            <text:p>0.290967163</text:p>
          </table:table-cell>
          <table:table-cell office:value-type="float" office:value="0.22862360673552201" table:style-name="ce1">
            <text:p>0.228623607</text:p>
          </table:table-cell>
          <table:table-cell office:value-type="float" office:value="8.0602904535840306E-2" table:style-name="ce1">
            <text:p>0.080602905</text:p>
          </table:table-cell>
          <table:table-cell office:value-type="float" office:value="8.5246058090306304E-2" table:style-name="ce1">
            <text:p>0.085246058</text:p>
          </table:table-cell>
          <table:table-cell office:value-type="float" office:value="4.7896654500852301E-2" table:style-name="ce1">
            <text:p>0.047896655</text:p>
          </table:table-cell>
          <table:table-cell office:value-type="float" office:value="0.29096716270572398" table:style-name="ce1">
            <text:p>0.290967163</text:p>
          </table:table-cell>
          <table:table-cell office:value-type="float" office:value="0.3117581657244633" table:style-name="ce1">
            <text:p>0.311758166</text:p>
          </table:table-cell>
          <table:table-cell office:value-type="float" office:value="0.10991259401846049" table:style-name="ce1">
            <text:p>0.109912594</text:p>
          </table:table-cell>
          <table:table-cell office:value-type="float" office:value="0.11624414068586958" table:style-name="ce1">
            <text:p>0.116244141</text:p>
          </table:table-cell>
          <table:table-cell office:value-type="float" office:value="6.5313347841625194E-2" table:style-name="ce1">
            <text:p>0.065313348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4.6999998092651367" table:style-name="ce1">
            <text:p>4.699999809</text:p>
          </table:table-cell>
          <table:table-cell office:value-type="float" office:value="5.0999999046325684" table:style-name="ce1">
            <text:p>5.099999905</text:p>
          </table:table-cell>
          <table:table-cell office:value-type="float" office:value="4.5999999046325684" table:style-name="ce1">
            <text:p>4.599999905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string" table:style-name="ce1">
            <text:p>WSW<text:s text:c="5"/>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11.10000038146973" table:style-name="ce1">
            <text:p>11.10000038</text:p>
          </table:table-cell>
          <table:table-cell table:style-name="ce1"/>
          <table:table-cell office:value-type="float" office:value="0.60000002384185791" table:style-name="ce1">
            <text:p>0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0_1_DOC_NM_B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date" office:date-value="2024-07-22T00:00:00" table:style-name="ce5">
            <text:p>22.07.2024</text:p>
          </table:table-cell>
          <table:table-cell office:value-type="time" office:time-value="PT15H34M9S" table:style-name="ce8">
            <text:p>15:34:09</text:p>
          </table:table-cell>
          <table:table-cell office:value-type="float" office:value="24105" table:style-name="ce1">
            <text:p>24105</text:p>
          </table:table-cell>
          <table:table-cell office:value-type="float" office:value="0.1019" table:style-name="ce1">
            <text:p>0.1019</text:p>
          </table:table-cell>
          <table:table-cell table:style-name="ce1"/>
          <table:table-cell office:value-type="string" table:style-name="ce1">
            <text:p>H_WJ10_1_BDOC_NM_B</text:p>
          </table:table-cell>
          <table:table-cell office:value-type="float" office:value="0.1022" table:style-name="ce1">
            <text:p>0.1022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2T00:00:00" table:style-name="ce5">
            <text:p>22.07.2024</text:p>
          </table:table-cell>
          <table:table-cell office:value-type="time" office:time-value="PT17H52M40S" table:style-name="ce6">
            <text:p>5:52:40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2" table:style-name="ce1">
            <text:p>-0.12</text:p>
          </table:table-cell>
          <table:table-cell office:value-type="float" office:value="0.15" table:style-name="ce1">
            <text:p>0.15</text:p>
          </table:table-cell>
          <table:table-cell office:value-type="float" office:value="37.5" table:style-name="ce1">
            <text:p>37.5</text:p>
          </table:table-cell>
          <table:table-cell office:value-type="float" office:value="3.7499999999999999E-2" table:style-name="ce1">
            <text:p>0.0375</text:p>
          </table:table-cell>
          <table:table-cell office:value-type="float" office:value="-0.76200000000000001" table:style-name="ce1">
            <text:p>-0.762</text:p>
          </table:table-cell>
          <table:table-cell office:value-type="float" office:value="-1.7" table:style-name="ce1">
            <text:p>-1.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62" table:style-name="ce1">
            <text:p>62</text:p>
          </table:table-cell>
          <table:table-cell office:value-type="float" office:value="92.2" table:style-name="ce1">
            <text:p>92.2</text:p>
          </table:table-cell>
          <table:table-cell office:value-type="float" office:value="94" table:style-name="ce1">
            <text:p>94</text:p>
          </table:table-cell>
          <table:table-cell office:value-type="float" office:value="11.86" table:style-name="ce1">
            <text:p>11.86</text:p>
          </table:table-cell>
          <table:table-cell office:value-type="float" office:value="279.7" table:style-name="ce1">
            <text:p>279.7</text:p>
          </table:table-cell>
          <table:table-cell office:value-type="float" office:value="-1.083" table:style-name="ce1">
            <text:p>-1.083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61.1" table:style-name="ce1">
            <text:p>61.1</text:p>
          </table:table-cell>
          <table:table-cell office:value-type="float" office:value="6.1100000000000002E-2" table:style-name="ce1">
            <text:p>0.0611</text:p>
          </table:table-cell>
          <table:table-cell office:value-type="float" office:value="-0.59" table:style-name="ce1">
            <text:p>-0.59</text:p>
          </table:table-cell>
          <table:table-cell office:value-type="float" office:value="0.68" table:style-name="ce1">
            <text:p>0.68</text:p>
          </table:table-cell>
          <table:table-cell office:value-type="float" office:value="40" table:style-name="ce1">
            <text:p>40</text:p>
          </table:table-cell>
          <table:table-cell office:value-type="float" office:value="0.04" table:style-name="ce1">
            <text:p>0.04</text:p>
          </table:table-cell>
          <table:table-cell office:value-type="float" office:value="136.27000000000001" table:style-name="ce1">
            <text:p>136.2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53" table:style-name="ce1">
            <text:p>7.53</text:p>
          </table:table-cell>
          <table:table-cell office:value-type="float" office:value="-58.3" table:style-name="ce1">
            <text:p>-58.3</text:p>
          </table:table-cell>
          <table:table-cell office:value-type="float" office:value="4.7359999999999998" table:style-name="ce1">
            <text:p>4.736</text:p>
          </table:table-cell>
          <table:table-cell office:value-type="float" office:value="-0.75800000000000001" table:style-name="ce1">
            <text:p>-0.758</text:p>
          </table:table-cell>
          <table:table-cell office:value-type="float" office:value="5.12" table:style-name="ce1">
            <text:p>5.12</text:p>
          </table:table-cell>
          <table:table-cell table:style-name="ce1"/>
          <table:table-cell office:value-type="string" table:style-name="ce1">
            <text:p>H_WJ10_1_DOC_NM_B</text:p>
          </table:table-cell>
          <table:table-cell office:value-type="float" office:value="-6213420000000000" table:style-name="ce1">
            <text:p>-6.21342E+15</text:p>
          </table:table-cell>
          <table:table-cell office:value-type="float" office:value="7.1808686999999996E-2" table:style-name="ce1">
            <text:p>0.071808687</text:p>
          </table:table-cell>
          <table:table-cell office:value-type="string" table:style-name="ce1">
            <text:p>8.67361737988404e-19</text:p>
          </table:table-cell>
          <table:table-cell office:value-type="float" office:value="-2.1699999999999998E-19" table:style-name="ce1">
            <text:p>-2.17E-19</text:p>
          </table:table-cell>
          <table:table-cell office:value-type="float" office:value="8.0114369999999997E-3" table:style-name="ce1">
            <text:p>0.008011437</text:p>
          </table:table-cell>
          <table:table-cell office:value-type="float" office:value="2.1832526000000001E-2" table:style-name="ce1">
            <text:p>0.021832526</text:p>
          </table:table-cell>
          <table:table-cell office:value-type="string" table:style-name="ce1">
            <text:p>Inf</text:p>
          </table:table-cell>
          <table:table-cell office:value-type="float" office:value="0.5" table:style-name="ce1">
            <text:p>0.5</text:p>
          </table:table-cell>
          <table:table-cell office:value-type="float" office:value="41.676790179999998" table:style-name="ce1">
            <text:p>41.67679018</text:p>
          </table:table-cell>
          <table:table-cell office:value-type="float" office:value="26.29552176" table:style-name="ce1">
            <text:p>26.29552176</text:p>
          </table:table-cell>
          <table:table-cell office:value-type="float" office:value="3.5181644360000002" table:style-name="ce1">
            <text:p>3.518164436</text:p>
          </table:table-cell>
          <table:table-cell office:value-type="float" office:value="175" table:style-name="ce1">
            <text:p>175</text:p>
          </table:table-cell>
          <table:table-cell office:value-type="float" office:value="1.1694912E-2" table:style-name="ce1">
            <text:p>0.011694912</text:p>
          </table:table-cell>
          <table:table-cell office:value-type="float" office:value="1.1122444E-2" table:style-name="ce1">
            <text:p>0.011122444</text:p>
          </table:table-cell>
          <table:table-cell office:value-type="float" office:value="1.2293899E-2" table:style-name="ce1">
            <text:p>0.012293899</text:p>
          </table:table-cell>
          <table:table-cell office:value-type="float" office:value="1.051469548" table:style-name="ce1">
            <text:p>1.051469548</text:p>
          </table:table-cell>
          <table:table-cell office:value-type="string" table:style-name="ce1">
            <text:p>H_WJ10_1_BDOC_NM_B</text:p>
          </table:table-cell>
          <table:table-cell office:value-type="float" office:value="-883974000000000" table:style-name="ce1">
            <text:p>-8.83974E+14</text:p>
          </table:table-cell>
          <table:table-cell office:value-type="float" office:value="0.110844964" table:style-name="ce1">
            <text:p>0.110844964</text:p>
          </table:table-cell>
          <table:table-cell office:value-type="float" office:value="0" table:style-name="ce1">
            <text:p>0</text:p>
          </table:table-cell>
          <table:table-cell office:value-type="float" office:value="1.7259084000000001E-2" table:style-name="ce1">
            <text:p>0.017259084</text:p>
          </table:table-cell>
          <table:table-cell office:value-type="float" office:value="1.0344681E-2" table:style-name="ce1">
            <text:p>0.010344681</text:p>
          </table:table-cell>
          <table:table-cell office:value-type="float" office:value="2.3017905000000002E-2" table:style-name="ce1">
            <text:p>0.023017905</text:p>
          </table:table-cell>
          <table:table-cell office:value-type="string" table:style-name="ce1">
            <text:p>Inf</text:p>
          </table:table-cell>
          <table:table-cell office:value-type="float" office:value="-1.28E-14" table:style-name="ce1">
            <text:p>-1.28E-14</text:p>
          </table:table-cell>
          <table:table-cell office:value-type="float" office:value="31.69782498" table:style-name="ce1">
            <text:p>31.69782498</text:p>
          </table:table-cell>
          <table:table-cell office:value-type="float" office:value="19.908589299999999" table:style-name="ce1">
            <text:p>19.9085893</text:p>
          </table:table-cell>
          <table:table-cell office:value-type="float" office:value="3.6850994620000002" table:style-name="ce1">
            <text:p>3.685099462</text:p>
          </table:table-cell>
          <table:table-cell office:value-type="float" office:value="-27.304347830000001" table:style-name="ce1">
            <text:p>-27.30434783</text:p>
          </table:table-cell>
          <table:table-cell office:value-type="float" office:value="1.1539254000000001E-2" table:style-name="ce1">
            <text:p>0.011539254</text:p>
          </table:table-cell>
          <table:table-cell office:value-type="float" office:value="1.2190393000000001E-2" table:style-name="ce1">
            <text:p>0.012190393</text:p>
          </table:table-cell>
          <table:table-cell office:value-type="float" office:value="1.2875454999999999E-2" table:style-name="ce1">
            <text:p>0.012875455</text:p>
          </table:table-cell>
          <table:table-cell office:value-type="float" office:value="0.94658593099999999" table:style-name="ce1">
            <text:p>0.946585931</text:p>
          </table:table-cell>
          <table:table-cell office:value-type="string" table:style-name="ce1">
            <text:p>H_WJ10_1_DOC_NM_B</text:p>
          </table:table-cell>
          <table:table-cell office:value-type="float" office:value="0.41854445929523498" table:style-name="ce1">
            <text:p>0.418544459</text:p>
          </table:table-cell>
          <table:table-cell office:value-type="float" office:value="0.30663081140767401" table:style-name="ce1">
            <text:p>0.306630811</text:p>
          </table:table-cell>
          <table:table-cell office:value-type="float" office:value="8.6055541760696699E-2" table:style-name="ce1">
            <text:p>0.086055542</text:p>
          </table:table-cell>
          <table:table-cell office:value-type="float" office:value="0.136305581705327" table:style-name="ce1">
            <text:p>0.136305582</text:p>
          </table:table-cell>
          <table:table-cell office:value-type="float" office:value="0" table:style-name="ce1">
            <text:p>0</text:p>
          </table:table-cell>
          <table:table-cell office:value-type="float" office:value="0.44171861035726534" table:style-name="ce1">
            <text:p>0.44171861</text:p>
          </table:table-cell>
          <table:table-cell office:value-type="float" office:value="0.32360847909869933" table:style-name="ce1">
            <text:p>0.323608479</text:p>
          </table:table-cell>
          <table:table-cell office:value-type="float" office:value="9.082030230213424E-2" table:style-name="ce1">
            <text:p>0.090820302</text:p>
          </table:table-cell>
          <table:table-cell office:value-type="float" office:value="0.14385260824190102" table:style-name="ce1">
            <text:p>0.1438526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0_1_BDOC_NM_B</text:p>
          </table:table-cell>
          <table:table-cell office:value-type="float" office:value="0.38633601483743502" table:style-name="ce1">
            <text:p>0.386336015</text:p>
          </table:table-cell>
          <table:table-cell office:value-type="float" office:value="0.27302995480137698" table:style-name="ce1">
            <text:p>0.273029955</text:p>
          </table:table-cell>
          <table:table-cell office:value-type="float" office:value="0.13823226018889401" table:style-name="ce1">
            <text:p>0.13823226</text:p>
          </table:table-cell>
          <table:table-cell office:value-type="float" office:value="0.110166807952513" table:style-name="ce1">
            <text:p>0.110166808</text:p>
          </table:table-cell>
          <table:table-cell office:value-type="float" office:value="0" table:style-name="ce1">
            <text:p>0</text:p>
          </table:table-cell>
          <table:table-cell office:value-type="float" office:value="0.38633601483743502" table:style-name="ce1">
            <text:p>0.386336015</text:p>
          </table:table-cell>
          <table:table-cell office:value-type="float" office:value="0.30077161317979828" table:style-name="ce1">
            <text:p>0.300771613</text:p>
          </table:table-cell>
          <table:table-cell office:value-type="float" office:value="0.15227757672504869" table:style-name="ce1">
            <text:p>0.152277577</text:p>
          </table:table-cell>
          <table:table-cell office:value-type="float" office:value="0.12136048797594882" table:style-name="ce1">
            <text:p>0.121360488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4.6999998092651367" table:style-name="ce1">
            <text:p>4.699999809</text:p>
          </table:table-cell>
          <table:table-cell office:value-type="float" office:value="5.0999999046325684" table:style-name="ce1">
            <text:p>5.099999905</text:p>
          </table:table-cell>
          <table:table-cell office:value-type="float" office:value="4.5999999046325684" table:style-name="ce1">
            <text:p>4.599999905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string" table:style-name="ce1">
            <text:p>WSW<text:s text:c="5"/>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11.10000038146973" table:style-name="ce1">
            <text:p>11.10000038</text:p>
          </table:table-cell>
          <table:table-cell table:style-name="ce1"/>
          <table:table-cell office:value-type="float" office:value="0.60000002384185791" table:style-name="ce1">
            <text:p>0.600000024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1_1_DOC_VM_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office:value-type="time" office:time-value="PT9H45M25S" table:style-name="ce8">
            <text:p>09:45:25</text:p>
          </table:table-cell>
          <table:table-cell office:value-type="float" office:value="44100" table:style-name="ce1">
            <text:p>44100</text:p>
          </table:table-cell>
          <table:table-cell office:value-type="float" office:value="0.14430000000000001" table:style-name="ce1">
            <text:p>0.1443</text:p>
          </table:table-cell>
          <table:table-cell office:value-type="float" office:value="0.14205000000000001" table:style-name="ce1">
            <text:p>0.14205</text:p>
          </table:table-cell>
          <table:table-cell office:value-type="string" table:style-name="ce1">
            <text:p>H_WJ11_1_BDOC_VM_A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8-23T00:00:00" table:style-name="ce5">
            <text:p>23.08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2H4M22S" table:style-name="ce6">
            <text:p>12:04:22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6" table:style-name="ce1">
            <text:p>-0.06</text:p>
          </table:table-cell>
          <table:table-cell office:value-type="float" office:value="0.4" table:style-name="ce1">
            <text:p>0.4</text:p>
          </table:table-cell>
          <table:table-cell office:value-type="float" office:value="32.6" table:style-name="ce1">
            <text:p>32.6</text:p>
          </table:table-cell>
          <table:table-cell office:value-type="float" office:value="3.2599999999999997E-2" table:style-name="ce1">
            <text:p>0.0326</text:p>
          </table:table-cell>
          <table:table-cell office:value-type="float" office:value="-0.21299999999999999" table:style-name="ce1">
            <text:p>-0.213</text:p>
          </table:table-cell>
          <table:table-cell office:value-type="float" office:value="-1.7" table:style-name="ce1">
            <text:p>-1.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52.9" table:style-name="ce1">
            <text:p>52.9</text:p>
          </table:table-cell>
          <table:table-cell office:value-type="float" office:value="97.8" table:style-name="ce1">
            <text:p>97.8</text:p>
          </table:table-cell>
          <table:table-cell office:value-type="float" office:value="99.7" table:style-name="ce1">
            <text:p>99.7</text:p>
          </table:table-cell>
          <table:table-cell office:value-type="float" office:value="12.36" table:style-name="ce1">
            <text:p>12.36</text:p>
          </table:table-cell>
          <table:table-cell office:value-type="float" office:value="227.9" table:style-name="ce1">
            <text:p>227.9</text:p>
          </table:table-cell>
          <table:table-cell office:value-type="float" office:value="-0.30299999999999999" table:style-name="ce1">
            <text:p>-0.303</text:p>
          </table:table-cell>
          <table:table-cell office:value-type="float" office:value="0.02" table:style-name="ce1">
            <text:p>0.02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52.1" table:style-name="ce1">
            <text:p>52.1</text:p>
          </table:table-cell>
          <table:table-cell office:value-type="float" office:value="5.21E-2" table:style-name="ce1">
            <text:p>0.0521</text:p>
          </table:table-cell>
          <table:table-cell office:value-type="float" office:value="-0.44" table:style-name="ce1">
            <text:p>-0.44</text:p>
          </table:table-cell>
          <table:table-cell office:value-type="float" office:value="0.83" table:style-name="ce1">
            <text:p>0.83</text:p>
          </table:table-cell>
          <table:table-cell office:value-type="float" office:value="34" table:style-name="ce1">
            <text:p>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25.27" table:style-name="ce1">
            <text:p>225.2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18" table:style-name="ce1">
            <text:p>7.18</text:p>
          </table:table-cell>
          <table:table-cell office:value-type="float" office:value="-39.9" table:style-name="ce1">
            <text:p>-39.9</text:p>
          </table:table-cell>
          <table:table-cell office:value-type="float" office:value="5.4089999999999998" table:style-name="ce1">
            <text:p>5.409</text:p>
          </table:table-cell>
          <table:table-cell office:value-type="float" office:value="-0.22" table:style-name="ce1">
            <text:p>-0.22</text:p>
          </table:table-cell>
          <table:table-cell office:value-type="float" office:value="5.0999999999999996" table:style-name="ce1">
            <text:p>5.1</text:p>
          </table:table-cell>
          <table:table-cell table:style-name="ce1"/>
          <table:table-cell office:value-type="string" table:style-name="ce1">
            <text:p>H_WJ11_1_DOC_VM_A</text:p>
          </table:table-cell>
          <table:table-cell office:value-type="float" office:value="-3.86799E+16" table:style-name="ce1">
            <text:p>-3.86799E+16</text:p>
          </table:table-cell>
          <table:table-cell office:value-type="float" office:value="9.4056105000000001E-2" table:style-name="ce1">
            <text:p>0.0940561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03576608295941e-18</text:p>
          </table:table-cell>
          <table:table-cell office:value-type="float" office:value="1.2403399000000001E-2" table:style-name="ce1">
            <text:p>0.012403399</text:p>
          </table:table-cell>
          <table:table-cell office:value-type="float" office:value="2.6299308E-2" table:style-name="ce1">
            <text:p>0.026299308</text:p>
          </table:table-cell>
          <table:table-cell office:value-type="float" office:value="16.191481079999999" table:style-name="ce1">
            <text:p>16.19148108</text:p>
          </table:table-cell>
          <table:table-cell office:value-type="float" office:value="0.5" table:style-name="ce1">
            <text:p>0.5</text:p>
          </table:table-cell>
          <table:table-cell office:value-type="float" office:value="36.172515339999997" table:style-name="ce1">
            <text:p>36.17251534</text:p>
          </table:table-cell>
          <table:table-cell office:value-type="float" office:value="24.33722796" table:style-name="ce1">
            <text:p>24.33722796</text:p>
          </table:table-cell>
          <table:table-cell office:value-type="float" office:value="3.0420899850000001" table:style-name="ce1">
            <text:p>3.042089985</text:p>
          </table:table-cell>
          <table:table-cell office:value-type="float" office:value="38.75961538" table:style-name="ce1">
            <text:p>38.75961538</text:p>
          </table:table-cell>
          <table:table-cell office:value-type="float" office:value="9.8265220000000007E-3" table:style-name="ce1">
            <text:p>0.009826522</text:p>
          </table:table-cell>
          <table:table-cell office:value-type="float" office:value="1.0184987E-2" table:style-name="ce1">
            <text:p>0.010184987</text:p>
          </table:table-cell>
          <table:table-cell office:value-type="float" office:value="1.1053354E-2" table:style-name="ce1">
            <text:p>0.011053354</text:p>
          </table:table-cell>
          <table:table-cell office:value-type="float" office:value="0.96480460300000004" table:style-name="ce1">
            <text:p>0.964804603</text:p>
          </table:table-cell>
          <table:table-cell office:value-type="string" table:style-name="ce1">
            <text:p>H_WJ11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11_1_DOC_VM_A</text:p>
          </table:table-cell>
          <table:table-cell office:value-type="float" office:value="0.43378563404056703" table:style-name="ce1">
            <text:p>0.433785634</text:p>
          </table:table-cell>
          <table:table-cell office:value-type="float" office:value="0.306962909396719" table:style-name="ce1">
            <text:p>0.306962909</text:p>
          </table:table-cell>
          <table:table-cell office:value-type="float" office:value="0.165234473162195" table:style-name="ce1">
            <text:p>0.165234473</text:p>
          </table:table-cell>
          <table:table-cell office:value-type="float" office:value="0.13284547410491199" table:style-name="ce1">
            <text:p>0.132845474</text:p>
          </table:table-cell>
          <table:table-cell office:value-type="float" office:value="0" table:style-name="ce1">
            <text:p>0</text:p>
          </table:table-cell>
          <table:table-cell office:value-type="float" office:value="0.41757194563121031" table:style-name="ce1">
            <text:p>0.417571946</text:p>
          </table:table-cell>
          <table:table-cell office:value-type="float" office:value="0.29548949816401193" table:style-name="ce1">
            <text:p>0.295489498</text:p>
          </table:table-cell>
          <table:table-cell office:value-type="float" office:value="0.15905847273225568" table:style-name="ce1">
            <text:p>0.159058473</text:p>
          </table:table-cell>
          <table:table-cell office:value-type="float" office:value="0.12788008347252217" table:style-name="ce1">
            <text:p>0.1278800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1_1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1_1_DOC_VM_B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44100" table:style-name="ce1">
            <text:p>44100</text:p>
          </table:table-cell>
          <table:table-cell office:value-type="float" office:value="0.13980000000000001" table:style-name="ce1">
            <text:p>0.1398</text:p>
          </table:table-cell>
          <table:table-cell table:style-name="ce1"/>
          <table:table-cell office:value-type="string" table:style-name="ce1">
            <text:p>H_WJ11_1_BDOC_VM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2H4M22S" table:style-name="ce6">
            <text:p>12:04:22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0.06" table:style-name="ce1">
            <text:p>-0.06</text:p>
          </table:table-cell>
          <table:table-cell office:value-type="float" office:value="0.4" table:style-name="ce1">
            <text:p>0.4</text:p>
          </table:table-cell>
          <table:table-cell office:value-type="float" office:value="32.6" table:style-name="ce1">
            <text:p>32.6</text:p>
          </table:table-cell>
          <table:table-cell office:value-type="float" office:value="3.2599999999999997E-2" table:style-name="ce1">
            <text:p>0.0326</text:p>
          </table:table-cell>
          <table:table-cell office:value-type="float" office:value="-0.21299999999999999" table:style-name="ce1">
            <text:p>-0.213</text:p>
          </table:table-cell>
          <table:table-cell office:value-type="float" office:value="-1.7" table:style-name="ce1">
            <text:p>-1.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52.9" table:style-name="ce1">
            <text:p>52.9</text:p>
          </table:table-cell>
          <table:table-cell office:value-type="float" office:value="97.8" table:style-name="ce1">
            <text:p>97.8</text:p>
          </table:table-cell>
          <table:table-cell office:value-type="float" office:value="99.7" table:style-name="ce1">
            <text:p>99.7</text:p>
          </table:table-cell>
          <table:table-cell office:value-type="float" office:value="12.36" table:style-name="ce1">
            <text:p>12.36</text:p>
          </table:table-cell>
          <table:table-cell office:value-type="float" office:value="227.9" table:style-name="ce1">
            <text:p>227.9</text:p>
          </table:table-cell>
          <table:table-cell office:value-type="float" office:value="-0.30299999999999999" table:style-name="ce1">
            <text:p>-0.303</text:p>
          </table:table-cell>
          <table:table-cell office:value-type="float" office:value="0.02" table:style-name="ce1">
            <text:p>0.02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52.1" table:style-name="ce1">
            <text:p>52.1</text:p>
          </table:table-cell>
          <table:table-cell office:value-type="float" office:value="5.21E-2" table:style-name="ce1">
            <text:p>0.0521</text:p>
          </table:table-cell>
          <table:table-cell office:value-type="float" office:value="-0.44" table:style-name="ce1">
            <text:p>-0.44</text:p>
          </table:table-cell>
          <table:table-cell office:value-type="float" office:value="0.83" table:style-name="ce1">
            <text:p>0.83</text:p>
          </table:table-cell>
          <table:table-cell office:value-type="float" office:value="34" table:style-name="ce1">
            <text:p>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25.27" table:style-name="ce1">
            <text:p>225.27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18" table:style-name="ce1">
            <text:p>7.18</text:p>
          </table:table-cell>
          <table:table-cell office:value-type="float" office:value="-39.9" table:style-name="ce1">
            <text:p>-39.9</text:p>
          </table:table-cell>
          <table:table-cell office:value-type="float" office:value="5.4089999999999998" table:style-name="ce1">
            <text:p>5.409</text:p>
          </table:table-cell>
          <table:table-cell office:value-type="float" office:value="-0.22" table:style-name="ce1">
            <text:p>-0.22</text:p>
          </table:table-cell>
          <table:table-cell office:value-type="float" office:value="5.0999999999999996" table:style-name="ce1">
            <text:p>5.1</text:p>
          </table:table-cell>
          <table:table-cell table:style-name="ce1"/>
          <table:table-cell office:value-type="string" table:style-name="ce1">
            <text:p>H_WJ11_1_DOC_VM_B</text:p>
          </table:table-cell>
          <table:table-cell office:value-type="string" table:style-name="ce1">
            <text:p>1.59728E+13</text:p>
          </table:table-cell>
          <table:table-cell office:value-type="float" office:value="4.4838587999999999E-2" table:style-name="ce1">
            <text:p>0.0448385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3881317890172e-20</text:p>
          </table:table-cell>
          <table:table-cell office:value-type="float" office:value="1.3129210000000001E-3" table:style-name="ce1">
            <text:p>0.001312921</text:p>
          </table:table-cell>
          <table:table-cell office:value-type="float" office:value="1.7821097000000001E-2" table:style-name="ce1">
            <text:p>0.017821097</text:p>
          </table:table-cell>
          <table:table-cell office:value-type="float" office:value="-1021440000000000" table:style-name="ce1">
            <text:p>-1.02144E+15</text:p>
          </table:table-cell>
          <table:table-cell office:value-type="float" office:value="0.5" table:style-name="ce1">
            <text:p>0.5</text:p>
          </table:table-cell>
          <table:table-cell office:value-type="float" office:value="31.034461180000001" table:style-name="ce1">
            <text:p>31.03446118</text:p>
          </table:table-cell>
          <table:table-cell office:value-type="float" office:value="19.93600103" table:style-name="ce1">
            <text:p>19.93600103</text:p>
          </table:table-cell>
          <table:table-cell office:value-type="float" office:value="3.3368494260000001" table:style-name="ce1">
            <text:p>3.336849426</text:p>
          </table:table-cell>
          <table:table-cell office:value-type="float" office:value="-749.75" table:style-name="ce1">
            <text:p>-749.75</text:p>
          </table:table-cell>
          <table:table-cell office:value-type="float" office:value="1.1271474E-2" table:style-name="ce1">
            <text:p>0.011271474</text:p>
          </table:table-cell>
          <table:table-cell office:value-type="float" office:value="1.0655836E-2" table:style-name="ce1">
            <text:p>0.010655836</text:p>
          </table:table-cell>
          <table:table-cell office:value-type="float" office:value="1.1720572E-2" table:style-name="ce1">
            <text:p>0.011720572</text:p>
          </table:table-cell>
          <table:table-cell office:value-type="float" office:value="1.057774714" table:style-name="ce1">
            <text:p>1.057774714</text:p>
          </table:table-cell>
          <table:table-cell office:value-type="string" table:style-name="ce1">
            <text:p>H_WJ11_1_B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11_1_DOC_VM_B</text:p>
          </table:table-cell>
          <table:table-cell office:value-type="float" office:value="0.25046976035393798" table:style-name="ce1">
            <text:p>0.25046976</text:p>
          </table:table-cell>
          <table:table-cell office:value-type="float" office:value="0.218948574226321" table:style-name="ce1">
            <text:p>0.218948574</text:p>
          </table:table-cell>
          <table:table-cell office:value-type="float" office:value="2.6585059818631799E-2" table:style-name="ce1">
            <text:p>0.02658506</text:p>
          </table:table-cell>
          <table:table-cell office:value-type="float" office:value="9.7455594242856394E-2" table:style-name="ce1">
            <text:p>0.097455594</text:p>
          </table:table-cell>
          <table:table-cell office:value-type="float" office:value="0" table:style-name="ce1">
            <text:p>0</text:p>
          </table:table-cell>
          <table:table-cell office:value-type="float" office:value="0.42205066423745552" table:style-name="ce1">
            <text:p>0.422050664</text:p>
          </table:table-cell>
          <table:table-cell office:value-type="float" office:value="0.36893631812272282" table:style-name="ce1">
            <text:p>0.368936318</text:p>
          </table:table-cell>
          <table:table-cell office:value-type="float" office:value="4.4796793590534657E-2" table:style-name="ce1">
            <text:p>0.044796794</text:p>
          </table:table-cell>
          <table:table-cell office:value-type="float" office:value="0.16421622404928696" table:style-name="ce1">
            <text:p>0.1642162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1_1_B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1_1_DOC_NM_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office:value-type="time" office:time-value="PT14H13M0S" table:style-name="ce8">
            <text:p>14:13:00</text:p>
          </table:table-cell>
          <table:table-cell office:value-type="float" office:value="44100" table:style-name="ce1">
            <text:p>44100</text:p>
          </table:table-cell>
          <table:table-cell office:value-type="float" office:value="0.151" table:style-name="ce1">
            <text:p>0.151</text:p>
          </table:table-cell>
          <table:table-cell office:value-type="float" office:value="0.123365" table:style-name="ce1">
            <text:p>0.123365</text:p>
          </table:table-cell>
          <table:table-cell office:value-type="string" table:style-name="ce1">
            <text:p>H_WJ11_1_BDOC_NM_A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8-23T00:00:00" table:style-name="ce5">
            <text:p>23.08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6H32M15S" table:style-name="ce6">
            <text:p>4:32:15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38" table:style-name="ce1">
            <text:p>0.38</text:p>
          </table:table-cell>
          <table:table-cell office:value-type="float" office:value="36.6" table:style-name="ce1">
            <text:p>36.6</text:p>
          </table:table-cell>
          <table:table-cell office:value-type="float" office:value="3.6600000000000001E-2" table:style-name="ce1">
            <text:p>0.0366</text:p>
          </table:table-cell>
          <table:table-cell office:value-type="float" office:value="-0.253" table:style-name="ce1">
            <text:p>-0.253</text:p>
          </table:table-cell>
          <table:table-cell office:value-type="float" office:value="-1.57" table:style-name="ce1">
            <text:p>-1.57</text:p>
          </table:table-cell>
          <table:table-cell office:value-type="float" office:value="-0.52" table:style-name="ce1">
            <text:p>-0.52</text:p>
          </table:table-cell>
          <table:table-cell office:value-type="float" office:value="59.4" table:style-name="ce1">
            <text:p>59.4</text:p>
          </table:table-cell>
          <table:table-cell office:value-type="float" office:value="97.5" table:style-name="ce1">
            <text:p>97.5</text:p>
          </table:table-cell>
          <table:table-cell office:value-type="float" office:value="99.4" table:style-name="ce1">
            <text:p>99.4</text:p>
          </table:table-cell>
          <table:table-cell office:value-type="float" office:value="12.33" table:style-name="ce1">
            <text:p>12.33</text:p>
          </table:table-cell>
          <table:table-cell office:value-type="float" office:value="287.60000000000002" table:style-name="ce1">
            <text:p>287.6</text:p>
          </table:table-cell>
          <table:table-cell office:value-type="float" office:value="-0.36" table:style-name="ce1">
            <text:p>-0.36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58.5" table:style-name="ce1">
            <text:p>58.5</text:p>
          </table:table-cell>
          <table:table-cell office:value-type="float" office:value="5.8500000000000003E-2" table:style-name="ce1">
            <text:p>0.0585</text:p>
          </table:table-cell>
          <table:table-cell office:value-type="float" office:value="-0.43" table:style-name="ce1">
            <text:p>-0.43</text:p>
          </table:table-cell>
          <table:table-cell office:value-type="float" office:value="0.84" table:style-name="ce1">
            <text:p>0.84</text:p>
          </table:table-cell>
          <table:table-cell office:value-type="float" office:value="38" table:style-name="ce1">
            <text:p>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220.81" table:style-name="ce1">
            <text:p>220.81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4" table:style-name="ce1">
            <text:p>7.4</text:p>
          </table:table-cell>
          <table:table-cell office:value-type="float" office:value="-51.8" table:style-name="ce1">
            <text:p>-51.8</text:p>
          </table:table-cell>
          <table:table-cell office:value-type="float" office:value="5.3730000000000002" table:style-name="ce1">
            <text:p>5.373</text:p>
          </table:table-cell>
          <table:table-cell office:value-type="float" office:value="-0.253" table:style-name="ce1">
            <text:p>-0.253</text:p>
          </table:table-cell>
          <table:table-cell office:value-type="float" office:value="5.18" table:style-name="ce1">
            <text:p>5.18</text:p>
          </table:table-cell>
          <table:table-cell table:style-name="ce1"/>
          <table:table-cell office:value-type="string" table:style-name="ce1">
            <text:p>H_WJ11_1_DOC_NM_A</text:p>
          </table:table-cell>
          <table:table-cell office:value-type="float" office:value="-6.86875E+16" table:style-name="ce1">
            <text:p>-6.86875E+16</text:p>
          </table:table-cell>
          <table:table-cell office:value-type="float" office:value="0.12044389599999999" table:style-name="ce1">
            <text:p>0.120443896</text:p>
          </table:table-cell>
          <table:table-cell office:value-type="float" office:value="0" table:style-name="ce1">
            <text:p>0</text:p>
          </table:table-cell>
          <table:table-cell office:value-type="float" office:value="-2.7800000000000003E-17" table:style-name="ce1">
            <text:p>-2.78E-17</text:p>
          </table:table-cell>
          <table:table-cell office:value-type="float" office:value="2.0332039999999999E-2" table:style-name="ce1">
            <text:p>0.02033204</text:p>
          </table:table-cell>
          <table:table-cell office:value-type="float" office:value="3.7534132999999997E-2" table:style-name="ce1">
            <text:p>0.037534133</text:p>
          </table:table-cell>
          <table:table-cell office:value-type="float" office:value="4.1956016759999999" table:style-name="ce1">
            <text:p>4.195601676</text:p>
          </table:table-cell>
          <table:table-cell office:value-type="string" table:style-name="ce1">
            <text:p>1.41783605396181e-14</text:p>
          </table:table-cell>
          <table:table-cell office:value-type="float" office:value="46.021000729999997" table:style-name="ce1">
            <text:p>46.02100073</text:p>
          </table:table-cell>
          <table:table-cell office:value-type="float" office:value="29.83382752" table:style-name="ce1">
            <text:p>29.83382752</text:p>
          </table:table-cell>
          <table:table-cell office:value-type="float" office:value="3.3632855570000002" table:style-name="ce1">
            <text:p>3.363285557</text:p>
          </table:table-cell>
          <table:table-cell office:value-type="float" office:value="-88.571428569999995" table:style-name="ce1">
            <text:p>-88.57142857</text:p>
          </table:table-cell>
          <table:table-cell office:value-type="float" office:value="1.0973533000000001E-2" table:style-name="ce1">
            <text:p>0.010973533</text:p>
          </table:table-cell>
          <table:table-cell office:value-type="float" office:value="1.0959582000000001E-2" table:style-name="ce1">
            <text:p>0.010959582</text:p>
          </table:table-cell>
          <table:table-cell office:value-type="float" office:value="1.1976644E-2" table:style-name="ce1">
            <text:p>0.011976644</text:p>
          </table:table-cell>
          <table:table-cell office:value-type="float" office:value="1.0012729389999999" table:style-name="ce1">
            <text:p>1.001272939</text:p>
          </table:table-cell>
          <table:table-cell office:value-type="string" table:style-name="ce1">
            <text:p>H_WJ11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11_1_DOC_NM_A</text:p>
          </table:table-cell>
          <table:table-cell office:value-type="float" office:value="0.55608287541522095" table:style-name="ce1">
            <text:p>0.556082875</text:p>
          </table:table-cell>
          <table:table-cell office:value-type="float" office:value="0.399876509649636" table:style-name="ce1">
            <text:p>0.39987651</text:p>
          </table:table-cell>
          <table:table-cell office:value-type="float" office:value="0.36287592224559401" table:style-name="ce1">
            <text:p>0.362875922</text:p>
          </table:table-cell>
          <table:table-cell office:value-type="float" office:value="0.17610258052709399" table:style-name="ce1">
            <text:p>0.176102581</text:p>
          </table:table-cell>
          <table:table-cell office:value-type="float" office:value="0" table:style-name="ce1">
            <text:p>0</text:p>
          </table:table-cell>
          <table:table-cell office:value-type="float" office:value="0.37197724396403192" table:style-name="ce1">
            <text:p>0.371977244</text:p>
          </table:table-cell>
          <table:table-cell office:value-type="float" office:value="0.26748703936326396" table:style-name="ce1">
            <text:p>0.267487039</text:p>
          </table:table-cell>
          <table:table-cell office:value-type="float" office:value="0.24273645426867915" table:style-name="ce1">
            <text:p>0.242736454</text:p>
          </table:table-cell>
          <table:table-cell office:value-type="float" office:value="0.11779926240402511" table:style-name="ce1">
            <text:p>0.1177992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1_1_BDOC_N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1_1_DOC_NM_B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44100" table:style-name="ce1">
            <text:p>44100</text:p>
          </table:table-cell>
          <table:table-cell office:value-type="float" office:value="9.5729999999999996E-2" table:style-name="ce1">
            <text:p>0.09573</text:p>
          </table:table-cell>
          <table:table-cell table:style-name="ce1"/>
          <table:table-cell office:value-type="string" table:style-name="ce1">
            <text:p>H_WJ11_1_BDOC_NM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6H32M15S" table:style-name="ce6">
            <text:p>4:32:15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ari_Joekulsa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38" table:style-name="ce1">
            <text:p>0.38</text:p>
          </table:table-cell>
          <table:table-cell office:value-type="float" office:value="36.6" table:style-name="ce1">
            <text:p>36.6</text:p>
          </table:table-cell>
          <table:table-cell office:value-type="float" office:value="3.6600000000000001E-2" table:style-name="ce1">
            <text:p>0.0366</text:p>
          </table:table-cell>
          <table:table-cell office:value-type="float" office:value="-0.253" table:style-name="ce1">
            <text:p>-0.253</text:p>
          </table:table-cell>
          <table:table-cell office:value-type="float" office:value="-1.57" table:style-name="ce1">
            <text:p>-1.57</text:p>
          </table:table-cell>
          <table:table-cell office:value-type="float" office:value="-0.52" table:style-name="ce1">
            <text:p>-0.52</text:p>
          </table:table-cell>
          <table:table-cell office:value-type="float" office:value="59.4" table:style-name="ce1">
            <text:p>59.4</text:p>
          </table:table-cell>
          <table:table-cell office:value-type="float" office:value="97.5" table:style-name="ce1">
            <text:p>97.5</text:p>
          </table:table-cell>
          <table:table-cell office:value-type="float" office:value="99.4" table:style-name="ce1">
            <text:p>99.4</text:p>
          </table:table-cell>
          <table:table-cell office:value-type="float" office:value="12.33" table:style-name="ce1">
            <text:p>12.33</text:p>
          </table:table-cell>
          <table:table-cell office:value-type="float" office:value="287.60000000000002" table:style-name="ce1">
            <text:p>287.6</text:p>
          </table:table-cell>
          <table:table-cell office:value-type="float" office:value="-0.36" table:style-name="ce1">
            <text:p>-0.36</text:p>
          </table:table-cell>
          <table:table-cell office:value-type="float" office:value="0.03" table:style-name="ce1">
            <text:p>0.0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58.5" table:style-name="ce1">
            <text:p>58.5</text:p>
          </table:table-cell>
          <table:table-cell office:value-type="float" office:value="5.8500000000000003E-2" table:style-name="ce1">
            <text:p>0.0585</text:p>
          </table:table-cell>
          <table:table-cell office:value-type="float" office:value="-0.43" table:style-name="ce1">
            <text:p>-0.43</text:p>
          </table:table-cell>
          <table:table-cell office:value-type="float" office:value="0.84" table:style-name="ce1">
            <text:p>0.84</text:p>
          </table:table-cell>
          <table:table-cell office:value-type="float" office:value="38" table:style-name="ce1">
            <text:p>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220.81" table:style-name="ce1">
            <text:p>220.81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4" table:style-name="ce1">
            <text:p>7.4</text:p>
          </table:table-cell>
          <table:table-cell office:value-type="float" office:value="-51.8" table:style-name="ce1">
            <text:p>-51.8</text:p>
          </table:table-cell>
          <table:table-cell office:value-type="float" office:value="5.3730000000000002" table:style-name="ce1">
            <text:p>5.373</text:p>
          </table:table-cell>
          <table:table-cell office:value-type="float" office:value="-0.253" table:style-name="ce1">
            <text:p>-0.253</text:p>
          </table:table-cell>
          <table:table-cell office:value-type="float" office:value="5.18" table:style-name="ce1">
            <text:p>5.18</text:p>
          </table:table-cell>
          <table:table-cell table:style-name="ce1"/>
          <table:table-cell office:value-type="string" table:style-name="ce1">
            <text:p>H_WJ11_1_DOC_NM_B</text:p>
          </table:table-cell>
          <table:table-cell office:value-type="string" table:style-name="ce1">
            <text:p>Inf</text:p>
          </table:table-cell>
          <table:table-cell office:value-type="float" office:value="6.8091631E-2" table:style-name="ce1">
            <text:p>0.0680916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.45388993583784e-20</text:p>
          </table:table-cell>
          <table:table-cell office:value-type="float" office:value="4.2156060000000002E-3" table:style-name="ce1">
            <text:p>0.004215606</text:p>
          </table:table-cell>
          <table:table-cell office:value-type="float" office:value="2.5810652999999999E-2" table:style-name="ce1">
            <text:p>0.025810653</text:p>
          </table:table-cell>
          <table:table-cell office:value-type="float" office:value="-1.11741E+16" table:style-name="ce1">
            <text:p>-1.11741E+16</text:p>
          </table:table-cell>
          <table:table-cell office:value-type="float" office:value="0.5" table:style-name="ce1">
            <text:p>0.5</text:p>
          </table:table-cell>
          <table:table-cell office:value-type="float" office:value="43.480481840000003" table:style-name="ce1">
            <text:p>43.48048184</text:p>
          </table:table-cell>
          <table:table-cell office:value-type="float" office:value="26.924895020000001" table:style-name="ce1">
            <text:p>26.92489502</text:p>
          </table:table-cell>
          <table:table-cell office:value-type="float" office:value="3.702893891" table:style-name="ce1">
            <text:p>3.702893891</text:p>
          </table:table-cell>
          <table:table-cell office:value-type="float" office:value="71.285714290000001" table:style-name="ce1">
            <text:p>71.28571429</text:p>
          </table:table-cell>
          <table:table-cell office:value-type="float" office:value="1.2267498E-2" table:style-name="ce1">
            <text:p>0.012267498</text:p>
          </table:table-cell>
          <table:table-cell office:value-type="float" office:value="1.1623723000000001E-2" table:style-name="ce1">
            <text:p>0.011623723</text:p>
          </table:table-cell>
          <table:table-cell office:value-type="float" office:value="1.3053218E-2" table:style-name="ce1">
            <text:p>0.013053218</text:p>
          </table:table-cell>
          <table:table-cell office:value-type="float" office:value="1.0553846090000001" table:style-name="ce1">
            <text:p>1.055384609</text:p>
          </table:table-cell>
          <table:table-cell office:value-type="string" table:style-name="ce1">
            <text:p>H_WJ11_1_BDOC_N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WJ11_1_DOC_NM_B</text:p>
          </table:table-cell>
          <table:table-cell office:value-type="float" office:value="0.42484508350518901" table:style-name="ce1">
            <text:p>0.424845084</text:p>
          </table:table-cell>
          <table:table-cell office:value-type="float" office:value="0.32366336213939401" table:style-name="ce1">
            <text:p>0.323663362</text:p>
          </table:table-cell>
          <table:table-cell office:value-type="float" office:value="7.1390382703088895E-2" table:style-name="ce1">
            <text:p>0.071390383</text:p>
          </table:table-cell>
          <table:table-cell office:value-type="float" office:value="0.13564310518630901" table:style-name="ce1">
            <text:p>0.135643105</text:p>
          </table:table-cell>
          <table:table-cell office:value-type="float" office:value="0" table:style-name="ce1">
            <text:p>0</text:p>
          </table:table-cell>
          <table:table-cell office:value-type="float" office:value="0.44461165815501152" table:style-name="ce1">
            <text:p>0.444611658</text:p>
          </table:table-cell>
          <table:table-cell office:value-type="float" office:value="0.33872230069731835" table:style-name="ce1">
            <text:p>0.338722301</text:p>
          </table:table-cell>
          <table:table-cell office:value-type="float" office:value="7.4711930683207556E-2" table:style-name="ce1">
            <text:p>0.074711931</text:p>
          </table:table-cell>
          <table:table-cell office:value-type="float" office:value="0.14195411046446274" table:style-name="ce1">
            <text:p>0.141954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1_1_BDOC_N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table:number-columns-repeated="16271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2_1_DOC_VM_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3" table:style-name="ce1">
            <text:p>23</text:p>
          </table:table-cell>
          <table:table-cell office:value-type="date" office:date-value="2024-07-23T00:00:00" table:style-name="ce5">
            <text:p>23.07.2024</text:p>
          </table:table-cell>
          <table:table-cell office:value-type="time" office:time-value="PT10H1M28S" table:style-name="ce8">
            <text:p>10:01:28</text:p>
          </table:table-cell>
          <table:table-cell office:value-type="float" office:value="47440" table:style-name="ce1">
            <text:p>47440</text:p>
          </table:table-cell>
          <table:table-cell office:value-type="float" office:value="0.22239999999999999" table:style-name="ce1">
            <text:p>0.2224</text:p>
          </table:table-cell>
          <table:table-cell office:value-type="float" office:value="0.19055" table:style-name="ce1">
            <text:p>0.19055</text:p>
          </table:table-cell>
          <table:table-cell office:value-type="string" table:style-name="ce1">
            <text:p>H_WJ12_1_BDOC_VM_A</text:p>
          </table:table-cell>
          <table:table-cell office:value-type="float" office:value="0.20380000000000001" table:style-name="ce1">
            <text:p>0.2038</text:p>
          </table:table-cell>
          <table:table-cell office:value-type="float" office:value="0.18959999999999999" table:style-name="ce1">
            <text:p>0.1896</text:p>
          </table:table-cell>
          <table:table-cell office:value-type="float" office:value="9.5000000000000639E-4" table:style-name="ce1">
            <text:p>0.00095</text:p>
          </table:table-cell>
          <table:table-cell office:value-type="float" office:value="0.4985568092364332" table:style-name="ce1">
            <text:p>0.498556809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3T00:00:00" table:style-name="ce5">
            <text:p>23.07.2024</text:p>
          </table:table-cell>
          <table:table-cell office:value-type="time" office:time-value="PT12H19M57S" table:style-name="ce6">
            <text:p>12:19:57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2" table:style-name="ce1">
            <text:p>-0.12</text:p>
          </table:table-cell>
          <table:table-cell office:value-type="float" office:value="0.18" table:style-name="ce1">
            <text:p>0.18</text:p>
          </table:table-cell>
          <table:table-cell office:value-type="float" office:value="48.4" table:style-name="ce1">
            <text:p>48.4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-0.1" table:style-name="ce1">
            <text:p>-0.1</text:p>
          </table:table-cell>
          <table:table-cell office:value-type="float" office:value="-0.83" table:style-name="ce1">
            <text:p>-0.83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77.5" table:style-name="ce1">
            <text:p>77.5</text:p>
          </table:table-cell>
          <table:table-cell office:value-type="float" office:value="97.8" table:style-name="ce1">
            <text:p>97.8</text:p>
          </table:table-cell>
          <table:table-cell office:value-type="float" office:value="99.7" table:style-name="ce1">
            <text:p>99.7</text:p>
          </table:table-cell>
          <table:table-cell office:value-type="float" office:value="12.21" table:style-name="ce1">
            <text:p>12.21</text:p>
          </table:table-cell>
          <table:table-cell office:value-type="float" office:value="186.9" table:style-name="ce1">
            <text:p>186.9</text:p>
          </table:table-cell>
          <table:table-cell office:value-type="float" office:value="-0.14199999999999999" table:style-name="ce1">
            <text:p>-0.142</text:p>
          </table:table-cell>
          <table:table-cell office:value-type="float" office:value="0.04" table:style-name="ce1">
            <text:p>0.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76.3" table:style-name="ce1">
            <text:p>76.3</text:p>
          </table:table-cell>
          <table:table-cell office:value-type="float" office:value="7.6300000000000007E-2" table:style-name="ce1">
            <text:p>0.0763</text:p>
          </table:table-cell>
          <table:table-cell office:value-type="float" office:value="-0.74" table:style-name="ce1">
            <text:p>-0.74</text:p>
          </table:table-cell>
          <table:table-cell office:value-type="float" office:value="0.53" table:style-name="ce1">
            <text:p>0.53</text:p>
          </table:table-cell>
          <table:table-cell office:value-type="float" office:value="50" table:style-name="ce1">
            <text:p>50</text:p>
          </table:table-cell>
          <table:table-cell office:value-type="float" office:value="0.05" table:style-name="ce1">
            <text:p>0.05</text:p>
          </table:table-cell>
          <table:table-cell office:value-type="float" office:value="82.14" table:style-name="ce1">
            <text:p>82.14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56" table:style-name="ce1">
            <text:p>7.56</text:p>
          </table:table-cell>
          <table:table-cell office:value-type="float" office:value="-60" table:style-name="ce1">
            <text:p>-60</text:p>
          </table:table-cell>
          <table:table-cell office:value-type="float" office:value="5.8609999999999998" table:style-name="ce1">
            <text:p>5.861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4.6399999999999997" table:style-name="ce1">
            <text:p>4.64</text:p>
          </table:table-cell>
          <table:table-cell table:style-name="ce1"/>
          <table:table-cell office:value-type="string" table:style-name="ce1">
            <text:p>H_WJ12_1_DOC_VM_A</text:p>
          </table:table-cell>
          <table:table-cell office:value-type="float" office:value="-3.81507E+16" table:style-name="ce1">
            <text:p>-3.81507E+16</text:p>
          </table:table-cell>
          <table:table-cell office:value-type="float" office:value="2.0783123000000001E-2" table:style-name="ce1">
            <text:p>0.020783123</text:p>
          </table:table-cell>
          <table:table-cell office:value-type="float" office:value="6.4273291999999996E-2" table:style-name="ce1">
            <text:p>0.064273292</text:p>
          </table:table-cell>
          <table:table-cell office:value-type="float" office:value="0" table:style-name="ce1">
            <text:p>0</text:p>
          </table:table-cell>
          <table:table-cell office:value-type="float" office:value="1.3857911000000001E-2" table:style-name="ce1">
            <text:p>0.013857911</text:p>
          </table:table-cell>
          <table:table-cell office:value-type="string" table:style-name="ce1">
            <text:p>4.47233396150271e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12.53922053" table:style-name="ce1">
            <text:p>12.53922053</text:p>
          </table:table-cell>
          <table:table-cell office:value-type="float" office:value="8.486670771" table:style-name="ce1">
            <text:p>8.486670771</text:p>
          </table:table-cell>
          <table:table-cell office:value-type="float" office:value="3.164361269" table:style-name="ce1">
            <text:p>3.164361269</text:p>
          </table:table-cell>
          <table:table-cell office:value-type="float" office:value="102.5" table:style-name="ce1">
            <text:p>102.5</text:p>
          </table:table-cell>
          <table:table-cell office:value-type="float" office:value="9.5083019999999997E-3" table:style-name="ce1">
            <text:p>0.009508302</text:p>
          </table:table-cell>
          <table:table-cell office:value-type="float" office:value="1.1219721E-2" table:style-name="ce1">
            <text:p>0.011219721</text:p>
          </table:table-cell>
          <table:table-cell office:value-type="float" office:value="1.1642352E-2" table:style-name="ce1">
            <text:p>0.011642352</text:p>
          </table:table-cell>
          <table:table-cell office:value-type="float" office:value="0.84746338700000001" table:style-name="ce1">
            <text:p>0.847463387</text:p>
          </table:table-cell>
          <table:table-cell office:value-type="string" table:style-name="ce1">
            <text:p>H_WJ12_1_BDOC_VM_A</text:p>
          </table:table-cell>
          <table:table-cell office:value-type="float" office:value="5.0582028409999999" table:style-name="ce1">
            <text:p>5.058202841</text:p>
          </table:table-cell>
          <table:table-cell office:value-type="float" office:value="2.1889352000000001E-2" table:style-name="ce1">
            <text:p>0.021889352</text:p>
          </table:table-cell>
          <table:table-cell office:value-type="float" office:value="1.2700763E-2" table:style-name="ce1">
            <text:p>0.012700763</text:p>
          </table:table-cell>
          <table:table-cell office:value-type="float" office:value="7.4728900000000005E-4" table:style-name="ce1">
            <text:p>0.000747289</text:p>
          </table:table-cell>
          <table:table-cell office:value-type="float" office:value="2.6922204000000002E-2" table:style-name="ce1">
            <text:p>0.026922204</text:p>
          </table:table-cell>
          <table:table-cell office:value-type="float" office:value="2.0119944000000001E-2" table:style-name="ce1">
            <text:p>0.020119944</text:p>
          </table:table-cell>
          <table:table-cell office:value-type="string" table:style-name="ce1">
            <text:p>Inf</text:p>
          </table:table-cell>
          <table:table-cell office:value-type="float" office:value="1" table:style-name="ce1">
            <text:p>1</text:p>
          </table:table-cell>
          <table:table-cell office:value-type="float" office:value="13.825378779999999" table:style-name="ce1">
            <text:p>13.82537878</text:p>
          </table:table-cell>
          <table:table-cell office:value-type="float" office:value="8.9899500850000003" table:style-name="ce1">
            <text:p>8.989950085</text:p>
          </table:table-cell>
          <table:table-cell office:value-type="float" office:value="3.4629629629999998" table:style-name="ce1">
            <text:p>3.462962963</text:p>
          </table:table-cell>
          <table:table-cell office:value-type="float" office:value="-8.1304347830000001" table:style-name="ce1">
            <text:p>-8.130434783</text:p>
          </table:table-cell>
          <table:table-cell office:value-type="float" office:value="1.0381619E-2" table:style-name="ce1">
            <text:p>0.010381619</text:p>
          </table:table-cell>
          <table:table-cell office:value-type="float" office:value="1.2084081E-2" table:style-name="ce1">
            <text:p>0.012084081</text:p>
          </table:table-cell>
          <table:table-cell office:value-type="float" office:value="1.2453745E-2" table:style-name="ce1">
            <text:p>0.012453745</text:p>
          </table:table-cell>
          <table:table-cell office:value-type="float" office:value="0.85911528699999995" table:style-name="ce1">
            <text:p>0.859115287</text:p>
          </table:table-cell>
          <table:table-cell office:value-type="string" table:style-name="ce1">
            <text:p>H_WJ12_1_DOC_VM_A</text:p>
          </table:table-cell>
          <table:table-cell office:value-type="float" office:value="0" table:style-name="ce1">
            <text:p>0</text:p>
          </table:table-cell>
          <table:table-cell office:value-type="float" office:value="3.2621940119631002E-2" table:style-name="ce1">
            <text:p>0.03262194</text:p>
          </table:table-cell>
          <table:table-cell office:value-type="float" office:value="1.38555598043822E-21" table:style-name="ce1">
            <text:p>1.38556E-21</text:p>
          </table:table-cell>
          <table:table-cell office:value-type="float" office:value="1.0876911136925599E-3" table:style-name="ce1">
            <text:p>0.001087691</text:p>
          </table:table-cell>
          <table:table-cell office:value-type="float" office:value="0.14201931238500901" table:style-name="ce1">
            <text:p>0.142019312</text:p>
          </table:table-cell>
          <table:table-cell office:value-type="float" office:value="0" table:style-name="ce1">
            <text:p>0</text:p>
          </table:table-cell>
          <table:table-cell office:value-type="float" office:value="0.18563783203797612" table:style-name="ce1">
            <text:p>0.185637832</text:p>
          </table:table-cell>
          <table:table-cell office:value-type="float" office:value="7.8846202105870652E-21" table:style-name="ce1">
            <text:p>7.88462E-21</text:p>
          </table:table-cell>
          <table:table-cell office:value-type="float" office:value="6.1895956994706975E-3" table:style-name="ce1">
            <text:p>0.006189596</text:p>
          </table:table-cell>
          <table:table-cell office:value-type="float" office:value="0.80817257226255312" table:style-name="ce1">
            <text:p>0.808172572</text:p>
          </table:table-cell>
          <table:table-cell office:value-type="string" table:style-name="ce1">
            <text:p>H_WJ12_1_BDOC_VM_A</text:p>
          </table:table-cell>
          <table:table-cell office:value-type="float" office:value="0.160801726056539" table:style-name="ce1">
            <text:p>0.160801726</text:p>
          </table:table-cell>
          <table:table-cell office:value-type="float" office:value="0.13934450469401799" table:style-name="ce1">
            <text:p>0.139344505</text:p>
          </table:table-cell>
          <table:table-cell office:value-type="float" office:value="2.9218060982826199E-2" table:style-name="ce1">
            <text:p>0.029218061</text:p>
          </table:table-cell>
          <table:table-cell office:value-type="float" office:value="5.5540071536174698E-2" table:style-name="ce1">
            <text:p>0.055540072</text:p>
          </table:table-cell>
          <table:table-cell office:value-type="float" office:value="3.7516803254887002E-2" table:style-name="ce1">
            <text:p>0.037516803</text:p>
          </table:table-cell>
          <table:table-cell office:value-type="float" office:value="0.160801726056539" table:style-name="ce1">
            <text:p>0.160801726</text:p>
          </table:table-cell>
          <table:table-cell office:value-type="float" office:value="0.32987102857677075" table:style-name="ce1">
            <text:p>0.329871029</text:p>
          </table:table-cell>
          <table:table-cell office:value-type="float" office:value="6.9168079864992738E-2" table:style-name="ce1">
            <text:p>0.06916808</text:p>
          </table:table-cell>
          <table:table-cell office:value-type="float" office:value="0.13148032328290224" table:style-name="ce1">
            <text:p>0.131480323</text:p>
          </table:table-cell>
          <table:table-cell office:value-type="float" office:value="8.8813739054707047E-2" table:style-name="ce1">
            <text:p>0.088813739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6.5" table:style-name="ce1">
            <text:p>6.5</text:p>
          </table:table-cell>
          <table:table-cell office:value-type="float" office:value="8.1999998092651367" table:style-name="ce1">
            <text:p>8.199999809</text:p>
          </table:table-cell>
          <table:table-cell office:value-type="float" office:value="6.5" table:style-name="ce1">
            <text:p>6.5</text:p>
          </table:table-cell>
          <table:table-cell table:number-columns-repeated="2" table:style-name="ce1"/>
          <table:table-cell office:value-type="float" office:value="213" table:style-name="ce1">
            <text:p>213</text:p>
          </table:table-cell>
          <table:table-cell office:value-type="string" table:style-name="ce1">
            <text:p>SSW<text:s text:c="5"/></text:p>
          </table:table-cell>
          <table:table-cell office:value-type="float" office:value="6.6999998092651367" table:style-name="ce1">
            <text:p>6.699999809</text:p>
          </table:table-cell>
          <table:table-cell office:value-type="float" office:value="7.5" table:style-name="ce1">
            <text:p>7.5</text:p>
          </table:table-cell>
          <table:table-cell office:value-type="float" office:value="9.8000001907348633" table:style-name="ce1">
            <text:p>9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2_1_DOC_VM_B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date" office:date-value="2024-07-23T00:00:00" table:style-name="ce5">
            <text:p>23.07.2024</text:p>
          </table:table-cell>
          <table:table-cell office:value-type="time" office:time-value="PT10H1M28S" table:style-name="ce8">
            <text:p>10:01:28</text:p>
          </table:table-cell>
          <table:table-cell office:value-type="float" office:value="47440" table:style-name="ce1">
            <text:p>47440</text:p>
          </table:table-cell>
          <table:table-cell office:value-type="float" office:value="0.15870000000000001" table:style-name="ce1">
            <text:p>0.1587</text:p>
          </table:table-cell>
          <table:table-cell table:style-name="ce1"/>
          <table:table-cell office:value-type="string" table:style-name="ce1">
            <text:p>H_WJ12_1_BDOC_VM_B</text:p>
          </table:table-cell>
          <table:table-cell office:value-type="float" office:value="0.1754" table:style-name="ce1">
            <text:p>0.1754</text:p>
          </table:table-cell>
          <table:table-cell table:number-columns-repeated="3" table:style-name="ce1"/>
          <table:table-cell office:value-type="date" office:date-value="2025-03-04T00:00:00" table:style-name="ce5">
            <text:p>04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3T00:00:00" table:style-name="ce5">
            <text:p>23.07.2024</text:p>
          </table:table-cell>
          <table:table-cell office:value-type="time" office:time-value="PT12H19M57S" table:style-name="ce6">
            <text:p>12:19:57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2" table:style-name="ce1">
            <text:p>-0.12</text:p>
          </table:table-cell>
          <table:table-cell office:value-type="float" office:value="0.18" table:style-name="ce1">
            <text:p>0.18</text:p>
          </table:table-cell>
          <table:table-cell office:value-type="float" office:value="48.4" table:style-name="ce1">
            <text:p>48.4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-0.1" table:style-name="ce1">
            <text:p>-0.1</text:p>
          </table:table-cell>
          <table:table-cell office:value-type="float" office:value="-0.83" table:style-name="ce1">
            <text:p>-0.83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77.5" table:style-name="ce1">
            <text:p>77.5</text:p>
          </table:table-cell>
          <table:table-cell office:value-type="float" office:value="97.8" table:style-name="ce1">
            <text:p>97.8</text:p>
          </table:table-cell>
          <table:table-cell office:value-type="float" office:value="99.7" table:style-name="ce1">
            <text:p>99.7</text:p>
          </table:table-cell>
          <table:table-cell office:value-type="float" office:value="12.21" table:style-name="ce1">
            <text:p>12.21</text:p>
          </table:table-cell>
          <table:table-cell office:value-type="float" office:value="186.9" table:style-name="ce1">
            <text:p>186.9</text:p>
          </table:table-cell>
          <table:table-cell office:value-type="float" office:value="-0.14199999999999999" table:style-name="ce1">
            <text:p>-0.142</text:p>
          </table:table-cell>
          <table:table-cell office:value-type="float" office:value="0.04" table:style-name="ce1">
            <text:p>0.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76.3" table:style-name="ce1">
            <text:p>76.3</text:p>
          </table:table-cell>
          <table:table-cell office:value-type="float" office:value="7.6300000000000007E-2" table:style-name="ce1">
            <text:p>0.0763</text:p>
          </table:table-cell>
          <table:table-cell office:value-type="float" office:value="-0.74" table:style-name="ce1">
            <text:p>-0.74</text:p>
          </table:table-cell>
          <table:table-cell office:value-type="float" office:value="0.53" table:style-name="ce1">
            <text:p>0.53</text:p>
          </table:table-cell>
          <table:table-cell office:value-type="float" office:value="50" table:style-name="ce1">
            <text:p>50</text:p>
          </table:table-cell>
          <table:table-cell office:value-type="float" office:value="0.05" table:style-name="ce1">
            <text:p>0.05</text:p>
          </table:table-cell>
          <table:table-cell office:value-type="float" office:value="82.14" table:style-name="ce1">
            <text:p>82.14</text:p>
          </table:table-cell>
          <table:table-cell office:value-type="float" office:value="0" table:style-name="ce1">
            <text:p>0</text:p>
          </table:table-cell>
          <table:table-cell office:value-type="float" office:value="1.1930000000000001" table:style-name="ce1">
            <text:p>1.193</text:p>
          </table:table-cell>
          <table:table-cell office:value-type="float" office:value="7.56" table:style-name="ce1">
            <text:p>7.56</text:p>
          </table:table-cell>
          <table:table-cell office:value-type="float" office:value="-60" table:style-name="ce1">
            <text:p>-60</text:p>
          </table:table-cell>
          <table:table-cell office:value-type="float" office:value="5.8609999999999998" table:style-name="ce1">
            <text:p>5.861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4.6399999999999997" table:style-name="ce1">
            <text:p>4.64</text:p>
          </table:table-cell>
          <table:table-cell table:style-name="ce1"/>
          <table:table-cell office:value-type="string" table:style-name="ce1">
            <text:p>H_WJ12_1_DOC_VM_B</text:p>
          </table:table-cell>
          <table:table-cell office:value-type="float" office:value="1" table:style-name="ce1">
            <text:p>1</text:p>
          </table:table-cell>
          <table:table-cell office:value-type="float" office:value="6.9029119999999998E-3" table:style-name="ce1">
            <text:p>0.006902912</text:p>
          </table:table-cell>
          <table:table-cell office:value-type="float" office:value="-2.0999999999999999E-19" table:style-name="ce1">
            <text:p>-2.1E-19</text:p>
          </table:table-cell>
          <table:table-cell office:value-type="string" table:style-name="ce1">
            <text:p>6.7762635780344e-21</text:p>
          </table:table-cell>
          <table:table-cell office:value-type="string" table:style-name="ce1">
            <text:p>3.41513392205783e-05</text:p>
          </table:table-cell>
          <table:table-cell office:value-type="float" office:value="1.5843782000000001E-2" table:style-name="ce1">
            <text:p>0.015843782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H_WJ12_1_BDOC_VM_B</text:p>
          </table:table-cell>
          <table:table-cell office:value-type="string" table:style-name="ce1">
            <text:p>Inf</text:p>
          </table:table-cell>
          <table:table-cell office:value-type="float" office:value="1.9382697000000001E-2" table:style-name="ce1">
            <text:p>0.019382697</text:p>
          </table:table-cell>
          <table:table-cell office:value-type="string" table:style-name="ce1">
            <text:p>5.42E-19</text:p>
          </table:table-cell>
          <table:table-cell office:value-type="float" office:value="-6.7800000000000003E-21" table:style-name="ce1">
            <text:p>-6.78E-21</text:p>
          </table:table-cell>
          <table:table-cell office:value-type="float" office:value="5.6985619999999999E-3" table:style-name="ce1">
            <text:p>0.005698562</text:p>
          </table:table-cell>
          <table:table-cell office:value-type="float" office:value="1.5724504E-2" table:style-name="ce1">
            <text:p>0.015724504</text:p>
          </table:table-cell>
          <table:table-cell office:value-type="string" table:style-name="ce1">
            <text:p>Inf</text:p>
          </table:table-cell>
          <table:table-cell office:value-type="float" office:value="0.5" table:style-name="ce1">
            <text:p>0.5</text:p>
          </table:table-cell>
          <table:table-cell office:value-type="float" office:value="9.5930080849999992" table:style-name="ce1">
            <text:p>9.593008085</text:p>
          </table:table-cell>
          <table:table-cell office:value-type="float" office:value="6.3003114020000002" table:style-name="ce1">
            <text:p>6.300311402</text:p>
          </table:table-cell>
          <table:table-cell office:value-type="float" office:value="3.6186234819999998" table:style-name="ce1">
            <text:p>3.618623482</text:p>
          </table:table-cell>
          <table:table-cell office:value-type="float" office:value="-5.425373134" table:style-name="ce1">
            <text:p>-5.425373134</text:p>
          </table:table-cell>
          <table:table-cell office:value-type="float" office:value="1.0182929E-2" table:style-name="ce1">
            <text:p>0.010182929</text:p>
          </table:table-cell>
          <table:table-cell office:value-type="float" office:value="1.3694476000000001E-2" table:style-name="ce1">
            <text:p>0.013694476</text:p>
          </table:table-cell>
          <table:table-cell office:value-type="float" office:value="1.3172434E-2" table:style-name="ce1">
            <text:p>0.013172434</text:p>
          </table:table-cell>
          <table:table-cell office:value-type="float" office:value="0.74357928900000003" table:style-name="ce1">
            <text:p>0.743579289</text:p>
          </table:table-cell>
          <table:table-cell office:value-type="string" table:style-name="ce1">
            <text:p>H_WJ12_1_DOC_VM_B</text:p>
          </table:table-cell>
          <table:table-cell office:value-type="float" office:value="4.4836987031855902E-2" table:style-name="ce1">
            <text:p>0.044836987</text:p>
          </table:table-cell>
          <table:table-cell office:value-type="float" office:value="5.8957974968175397E-2" table:style-name="ce1">
            <text:p>0.058957975</text:p>
          </table:table-cell>
          <table:table-cell office:value-type="float" office:value="0" table:style-name="ce1">
            <text:p>0</text:p>
          </table:table-cell>
          <table:table-cell office:value-type="float" office:value="3.2613878476427202E-2" table:style-name="ce1">
            <text:p>0.032613878</text:p>
          </table:table-cell>
          <table:table-cell office:value-type="float" office:value="0" table:style-name="ce1">
            <text:p>0</text:p>
          </table:table-cell>
          <table:table-cell office:value-type="float" office:value="0.32869561001505532" table:style-name="ce1">
            <text:p>0.32869561</text:p>
          </table:table-cell>
          <table:table-cell office:value-type="float" office:value="0.43221520513071426" table:style-name="ce1">
            <text:p>0.432215205</text:p>
          </table:table-cell>
          <table:table-cell office:value-type="float" office:value="0" table:style-name="ce1">
            <text:p>0</text:p>
          </table:table-cell>
          <table:table-cell office:value-type="float" office:value="0.23908918485423031" table:style-name="ce1">
            <text:p>0.2390891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2_1_BDOC_VM_B</text:p>
          </table:table-cell>
          <table:table-cell office:value-type="float" office:value="0.105556254865527" table:style-name="ce1">
            <text:p>0.105556255</text:p>
          </table:table-cell>
          <table:table-cell office:value-type="float" office:value="8.9537920720817205E-2" table:style-name="ce1">
            <text:p>0.089537921</text:p>
          </table:table-cell>
          <table:table-cell office:value-type="float" office:value="1.6347512870353399E-2" table:style-name="ce1">
            <text:p>0.016347513</text:p>
          </table:table-cell>
          <table:table-cell office:value-type="float" office:value="4.1536317190338498E-2" table:style-name="ce1">
            <text:p>0.041536317</text:p>
          </table:table-cell>
          <table:table-cell office:value-type="float" office:value="0" table:style-name="ce1">
            <text:p>0</text:p>
          </table:table-cell>
          <table:table-cell office:value-type="float" office:value="0.105556254865527" table:style-name="ce1">
            <text:p>0.105556255</text:p>
          </table:table-cell>
          <table:table-cell office:value-type="float" office:value="0.35393559409170017" table:style-name="ce1">
            <text:p>0.353935594</text:p>
          </table:table-cell>
          <table:table-cell office:value-type="float" office:value="6.4620293090467434E-2" table:style-name="ce1">
            <text:p>0.064620293</text:p>
          </table:table-cell>
          <table:table-cell office:value-type="float" office:value="0.16418944043812031" table:style-name="ce1">
            <text:p>0.16418944</text:p>
          </table:table-cell>
          <table:table-cell office:value-type="float" office:value="0" table:style-name="ce1">
            <text:p>0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6.5" table:style-name="ce1">
            <text:p>6.5</text:p>
          </table:table-cell>
          <table:table-cell office:value-type="float" office:value="8.1999998092651367" table:style-name="ce1">
            <text:p>8.199999809</text:p>
          </table:table-cell>
          <table:table-cell office:value-type="float" office:value="6.5" table:style-name="ce1">
            <text:p>6.5</text:p>
          </table:table-cell>
          <table:table-cell table:number-columns-repeated="2" table:style-name="ce1"/>
          <table:table-cell office:value-type="float" office:value="213" table:style-name="ce1">
            <text:p>213</text:p>
          </table:table-cell>
          <table:table-cell office:value-type="string" table:style-name="ce1">
            <text:p>SSW<text:s text:c="5"/></text:p>
          </table:table-cell>
          <table:table-cell office:value-type="float" office:value="6.6999998092651367" table:style-name="ce1">
            <text:p>6.699999809</text:p>
          </table:table-cell>
          <table:table-cell office:value-type="float" office:value="7.5" table:style-name="ce1">
            <text:p>7.5</text:p>
          </table:table-cell>
          <table:table-cell office:value-type="float" office:value="9.8000001907348633" table:style-name="ce1">
            <text:p>9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2_1_DOC_NM_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3" table:style-name="ce1">
            <text:p>23</text:p>
          </table:table-cell>
          <table:table-cell office:value-type="date" office:date-value="2024-07-23T00:00:00" table:style-name="ce5">
            <text:p>23.07.2024</text:p>
          </table:table-cell>
          <table:table-cell office:value-type="time" office:time-value="PT14H23M10S" table:style-name="ce8">
            <text:p>14:23:10</text:p>
          </table:table-cell>
          <table:table-cell office:value-type="float" office:value="47440" table:style-name="ce1">
            <text:p>4744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0.21565000000000001" table:style-name="ce1">
            <text:p>0.21565</text:p>
          </table:table-cell>
          <table:table-cell office:value-type="string" table:style-name="ce1">
            <text:p>H_WJ12_1_BDOC_NM_A</text:p>
          </table:table-cell>
          <table:table-cell office:value-type="float" office:value="0.17710000000000001" table:style-name="ce1">
            <text:p>0.1771</text:p>
          </table:table-cell>
          <table:table-cell office:value-type="float" office:value="0.18159999999999998" table:style-name="ce1">
            <text:p>0.1816</text:p>
          </table:table-cell>
          <table:table-cell office:value-type="float" office:value="3.4050000000000025E-2" table:style-name="ce1">
            <text:p>0.03405</text:p>
          </table:table-cell>
          <table:table-cell office:value-type="float" office:value="15.789473684210535" table:style-name="ce1">
            <text:p>15.78947368</text:p>
          </table:table-cell>
          <table:table-cell office:value-type="date" office:date-value="2024-08-23T00:00:00" table:style-name="ce5">
            <text:p>23.08.2024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3T00:00:00" table:style-name="ce5">
            <text:p>23.07.2024</text:p>
          </table:table-cell>
          <table:table-cell office:value-type="time" office:time-value="PT16H43M17S" table:style-name="ce6">
            <text:p>4:43:17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5" table:style-name="ce1">
            <text:p>-0.15</text:p>
          </table:table-cell>
          <table:table-cell office:value-type="float" office:value="0.03" table:style-name="ce1">
            <text:p>0.03</text:p>
          </table:table-cell>
          <table:table-cell office:value-type="float" office:value="51.7" table:style-name="ce1">
            <text:p>51.7</text:p>
          </table:table-cell>
          <table:table-cell office:value-type="float" office:value="5.1700000000000003E-2" table:style-name="ce1">
            <text:p>0.0517</text:p>
          </table:table-cell>
          <table:table-cell office:value-type="float" office:value="-0.105" table:style-name="ce1">
            <text:p>-0.105</text:p>
          </table:table-cell>
          <table:table-cell office:value-type="float" office:value="-0.98" table:style-name="ce1">
            <text:p>-0.98</text:p>
          </table:table-cell>
          <table:table-cell office:value-type="float" office:value="-0.33" table:style-name="ce1">
            <text:p>-0.33</text:p>
          </table:table-cell>
          <table:table-cell office:value-type="float" office:value="79.2" table:style-name="ce1">
            <text:p>79.2</text:p>
          </table:table-cell>
          <table:table-cell office:value-type="float" office:value="97.9" table:style-name="ce1">
            <text:p>97.9</text:p>
          </table:table-cell>
          <table:table-cell office:value-type="float" office:value="99.8" table:style-name="ce1">
            <text:p>99.8</text:p>
          </table:table-cell>
          <table:table-cell office:value-type="float" office:value="11.76" table:style-name="ce1">
            <text:p>11.76</text:p>
          </table:table-cell>
          <table:table-cell office:value-type="float" office:value="195.2" table:style-name="ce1">
            <text:p>195.2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0.04" table:style-name="ce1">
            <text:p>0.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.7899999999999997E-2" table:style-name="ce1">
            <text:p>0.0779</text:p>
          </table:table-cell>
          <table:table-cell office:value-type="float" office:value="-0.8" table:style-name="ce1">
            <text:p>-0.8</text:p>
          </table:table-cell>
          <table:table-cell office:value-type="float" office:value="0.47" table:style-name="ce1">
            <text:p>0.47</text:p>
          </table:table-cell>
          <table:table-cell office:value-type="float" office:value="51" table:style-name="ce1">
            <text:p>5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73.95" table:style-name="ce1">
            <text:p>73.95</text:p>
          </table:table-cell>
          <table:table-cell office:value-type="float" office:value="0" table:style-name="ce1">
            <text:p>0</text:p>
          </table:table-cell>
          <table:table-cell office:value-type="float" office:value="1.1919999999999999" table:style-name="ce1">
            <text:p>1.192</text:p>
          </table:table-cell>
          <table:table-cell office:value-type="float" office:value="7.43" table:style-name="ce1">
            <text:p>7.43</text:p>
          </table:table-cell>
          <table:table-cell office:value-type="float" office:value="-53.5" table:style-name="ce1">
            <text:p>-53.5</text:p>
          </table:table-cell>
          <table:table-cell office:value-type="float" office:value="7.4160000000000004" table:style-name="ce1">
            <text:p>7.416</text:p>
          </table:table-cell>
          <table:table-cell office:value-type="float" office:value="-0.126" table:style-name="ce1">
            <text:p>-0.126</text:p>
          </table:table-cell>
          <table:table-cell office:value-type="float" office:value="5.22" table:style-name="ce1">
            <text:p>5.22</text:p>
          </table:table-cell>
          <table:table-cell table:style-name="ce1"/>
          <table:table-cell office:value-type="string" table:style-name="ce1">
            <text:p>H_WJ12_1_DOC_NM_A</text:p>
          </table:table-cell>
          <table:table-cell office:value-type="string" table:style-name="ce1">
            <text:p>NA</text:p>
          </table:table-cell>
          <table:table-cell office:value-type="float" office:value="1.5446783E-2" table:style-name="ce1">
            <text:p>0.015446783</text:p>
          </table:table-cell>
          <table:table-cell office:value-type="float" office:value="-3.93E-19" table:style-name="ce1">
            <text:p>-3.93E-19</text:p>
          </table:table-cell>
          <table:table-cell office:value-type="float" office:value="0" table:style-name="ce1">
            <text:p>0</text:p>
          </table:table-cell>
          <table:table-cell office:value-type="float" office:value="2.7337059999999998E-3" table:style-name="ce1">
            <text:p>0.002733706</text:p>
          </table:table-cell>
          <table:table-cell office:value-type="float" office:value="1.9922217999999998E-2" table:style-name="ce1">
            <text:p>0.019922218</text:p>
          </table:table-cell>
          <table:table-cell office:value-type="float" office:value="3.8111989070000001" table:style-name="ce1">
            <text:p>3.811198907</text:p>
          </table:table-cell>
          <table:table-cell office:value-type="string" table:style-name="ce1">
            <text:p>NA</text:p>
          </table:table-cell>
          <table:table-cell office:value-type="float" office:value="17.198117709999998" table:style-name="ce1">
            <text:p>17.19811771</text:p>
          </table:table-cell>
          <table:table-cell office:value-type="float" office:value="11.23442232" table:style-name="ce1">
            <text:p>11.23442232</text:p>
          </table:table-cell>
          <table:table-cell office:value-type="float" office:value="3.2953186219999999" table:style-name="ce1">
            <text:p>3.295318622</text:p>
          </table:table-cell>
          <table:table-cell office:value-type="float" office:value="-25.492307690000001" table:style-name="ce1">
            <text:p>-25.49230769</text:p>
          </table:table-cell>
          <table:table-cell office:value-type="float" office:value="1.0622972E-2" table:style-name="ce1">
            <text:p>0.010622972</text:p>
          </table:table-cell>
          <table:table-cell office:value-type="float" office:value="1.1133379000000001E-2" table:style-name="ce1">
            <text:p>0.011133379</text:p>
          </table:table-cell>
          <table:table-cell office:value-type="float" office:value="1.1617438000000001E-2" table:style-name="ce1">
            <text:p>0.011617438</text:p>
          </table:table-cell>
          <table:table-cell office:value-type="float" office:value="0.95415524699999998" table:style-name="ce1">
            <text:p>0.954155247</text:p>
          </table:table-cell>
          <table:table-cell office:value-type="string" table:style-name="ce1">
            <text:p>H_WJ12_1_BDOC_NM_A</text:p>
          </table:table-cell>
          <table:table-cell office:value-type="float" office:value="4.3724222700000004" table:style-name="ce1">
            <text:p>4.37242227</text:p>
          </table:table-cell>
          <table:table-cell office:value-type="float" office:value="1.3115973E-2" table:style-name="ce1">
            <text:p>0.013115973</text:p>
          </table:table-cell>
          <table:table-cell office:value-type="float" office:value="0" table:style-name="ce1">
            <text:p>0</text:p>
          </table:table-cell>
          <table:table-cell office:value-type="float" office:value="-2.03E-20" table:style-name="ce1">
            <text:p>-2.03E-20</text:p>
          </table:table-cell>
          <table:table-cell office:value-type="float" office:value="9.6883200000000003E-3" table:style-name="ce1">
            <text:p>0.00968832</text:p>
          </table:table-cell>
          <table:table-cell office:value-type="float" office:value="1.6621073E-2" table:style-name="ce1">
            <text:p>0.016621073</text:p>
          </table:table-cell>
          <table:table-cell office:value-type="float" office:value="-4.36078E+16" table:style-name="ce1">
            <text:p>-4.36078E+16</text:p>
          </table:table-cell>
          <table:table-cell office:value-type="float" office:value="0" table:style-name="ce1">
            <text:p>0</text:p>
          </table:table-cell>
          <table:table-cell office:value-type="float" office:value="18.29129739" table:style-name="ce1">
            <text:p>18.29129739</text:p>
          </table:table-cell>
          <table:table-cell office:value-type="float" office:value="10.761844139999999" table:style-name="ce1">
            <text:p>10.76184414</text:p>
          </table:table-cell>
          <table:table-cell office:value-type="float" office:value="4.3606473159999997" table:style-name="ce1">
            <text:p>4.360647316</text:p>
          </table:table-cell>
          <table:table-cell office:value-type="float" office:value="-8.6101694920000007" table:style-name="ce1">
            <text:p>-8.610169492</text:p>
          </table:table-cell>
          <table:table-cell office:value-type="float" office:value="1.354766E-2" table:style-name="ce1">
            <text:p>0.01354766</text:p>
          </table:table-cell>
          <table:table-cell office:value-type="float" office:value="1.3835969E-2" table:style-name="ce1">
            <text:p>0.013835969</text:p>
          </table:table-cell>
          <table:table-cell office:value-type="float" office:value="1.4795501000000001E-2" table:style-name="ce1">
            <text:p>0.014795501</text:p>
          </table:table-cell>
          <table:table-cell office:value-type="float" office:value="0.97916238300000003" table:style-name="ce1">
            <text:p>0.979162383</text:p>
          </table:table-cell>
          <table:table-cell office:value-type="string" table:style-name="ce1">
            <text:p>H_WJ12_1_DOC_NM_A</text:p>
          </table:table-cell>
          <table:table-cell office:value-type="float" office:value="0.109335306093922" table:style-name="ce1">
            <text:p>0.109335306</text:p>
          </table:table-cell>
          <table:table-cell office:value-type="float" office:value="0.103499432156914" table:style-name="ce1">
            <text:p>0.103499432</text:p>
          </table:table-cell>
          <table:table-cell office:value-type="float" office:value="9.6051330188993995E-3" table:style-name="ce1">
            <text:p>0.009605133</text:p>
          </table:table-cell>
          <table:table-cell office:value-type="float" office:value="5.4446929593713403E-2" table:style-name="ce1">
            <text:p>0.05444693</text:p>
          </table:table-cell>
          <table:table-cell office:value-type="float" office:value="0" table:style-name="ce1">
            <text:p>0</text:p>
          </table:table-cell>
          <table:table-cell office:value-type="float" office:value="0.39487366589150802" table:style-name="ce1">
            <text:p>0.394873666</text:p>
          </table:table-cell>
          <table:table-cell office:value-type="float" office:value="0.37379691568597528" table:style-name="ce1">
            <text:p>0.373796916</text:p>
          </table:table-cell>
          <table:table-cell office:value-type="float" office:value="3.4689746816917888E-2" table:style-name="ce1">
            <text:p>0.034689747</text:p>
          </table:table-cell>
          <table:table-cell office:value-type="float" office:value="0.19663967160559881" table:style-name="ce1">
            <text:p>0.1966396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2_1_BDOC_NM_A</text:p>
          </table:table-cell>
          <table:table-cell office:value-type="float" office:value="8.41210922529987E-2" table:style-name="ce1">
            <text:p>0.084121092</text:p>
          </table:table-cell>
          <table:table-cell office:value-type="float" office:value="0.105329279264734" table:style-name="ce1">
            <text:p>0.105329279</text:p>
          </table:table-cell>
          <table:table-cell office:value-type="float" office:value="9.0440868633999503E-3" table:style-name="ce1">
            <text:p>0.009044087</text:p>
          </table:table-cell>
          <table:table-cell office:value-type="float" office:value="4.3371243658148199E-2" table:style-name="ce1">
            <text:p>0.043371244</text:p>
          </table:table-cell>
          <table:table-cell office:value-type="float" office:value="1.73349865992115E-3" table:style-name="ce1">
            <text:p>0.001733499</text:p>
          </table:table-cell>
          <table:table-cell office:value-type="float" office:value="8.41210922529987E-2" table:style-name="ce1">
            <text:p>0.084121092</text:p>
          </table:table-cell>
          <table:table-cell office:value-type="float" office:value="0.43238762262933422" table:style-name="ce1">
            <text:p>0.432387623</text:p>
          </table:table-cell>
          <table:table-cell office:value-type="float" office:value="3.7126915184617755E-2" table:style-name="ce1">
            <text:p>0.037126915</text:p>
          </table:table-cell>
          <table:table-cell office:value-type="float" office:value="0.17804345635642424" table:style-name="ce1">
            <text:p>0.178043456</text:p>
          </table:table-cell>
          <table:table-cell office:value-type="float" office:value="7.1161919043473644E-3" table:style-name="ce1">
            <text:p>0.007116192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8.1999998092651367" table:style-name="ce1">
            <text:p>8.199999809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7.5999999046325684" table:style-name="ce1">
            <text:p>7.599999905</text:p>
          </table:table-cell>
          <table:table-cell table:number-columns-repeated="2" table:style-name="ce1"/>
          <table:table-cell office:value-type="float" office:value="208" table:style-name="ce1">
            <text:p>208</text:p>
          </table:table-cell>
          <table:table-cell office:value-type="string" table:style-name="ce1">
            <text:p>SSW<text:s text:c="5"/></text:p>
          </table:table-cell>
          <table:table-cell office:value-type="float" office:value="9.3000001907348633" table:style-name="ce1">
            <text:p>9.300000191</text:p>
          </table:table-cell>
          <table:table-cell office:value-type="float" office:value="9.5" table:style-name="ce1">
            <text:p>9.5</text:p>
          </table:table-cell>
          <table:table-cell office:value-type="float" office:value="12.39999961853027" table:style-name="ce1">
            <text:p>12.3999996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WJ12_1_DOC_NM_B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date" office:date-value="2024-07-23T00:00:00" table:style-name="ce5">
            <text:p>23.07.2024</text:p>
          </table:table-cell>
          <table:table-cell office:value-type="time" office:time-value="PT14H23M10S" table:style-name="ce8">
            <text:p>14:23:10</text:p>
          </table:table-cell>
          <table:table-cell office:value-type="float" office:value="47440" table:style-name="ce1">
            <text:p>47440</text:p>
          </table:table-cell>
          <table:table-cell office:value-type="float" office:value="0.18490000000000001" table:style-name="ce1">
            <text:p>0.1849</text:p>
          </table:table-cell>
          <table:table-cell table:style-name="ce1"/>
          <table:table-cell office:value-type="string" table:style-name="ce1">
            <text:p>H_WJ12_1_BDOC_NM_B</text:p>
          </table:table-cell>
          <table:table-cell office:value-type="float" office:value="0.18609999999999999" table:style-name="ce1">
            <text:p>0.1861</text:p>
          </table:table-cell>
          <table:table-cell table:number-columns-repeated="3" table:style-name="ce1"/>
          <table:table-cell office:value-type="date" office:date-value="2025-03-03T00:00:00" table:style-name="ce5">
            <text:p>03.03.2025</text:p>
          </table:table-cell>
          <table:table-cell office:value-type="date" office:date-value="2024-09-02T08:22:15" table:style-name="ce5">
            <text:p>02.09.2024</text:p>
          </table:table-cell>
          <table:table-cell table:number-columns-repeated="2" table:style-name="ce1"/>
          <table:table-cell office:value-type="date" office:date-value="2024-07-23T00:00:00" table:style-name="ce5">
            <text:p>23.07.2024</text:p>
          </table:table-cell>
          <table:table-cell office:value-type="time" office:time-value="PT16H43M17S" table:style-name="ce6">
            <text:p>4:43:17 P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Vestari_Joekulsa</text:p>
          </table:table-cell>
          <table:table-cell office:value-type="float" office:value="-0.15" table:style-name="ce1">
            <text:p>-0.15</text:p>
          </table:table-cell>
          <table:table-cell office:value-type="float" office:value="0.03" table:style-name="ce1">
            <text:p>0.03</text:p>
          </table:table-cell>
          <table:table-cell office:value-type="float" office:value="51.7" table:style-name="ce1">
            <text:p>51.7</text:p>
          </table:table-cell>
          <table:table-cell office:value-type="float" office:value="5.1700000000000003E-2" table:style-name="ce1">
            <text:p>0.0517</text:p>
          </table:table-cell>
          <table:table-cell office:value-type="float" office:value="-0.105" table:style-name="ce1">
            <text:p>-0.105</text:p>
          </table:table-cell>
          <table:table-cell office:value-type="float" office:value="-0.98" table:style-name="ce1">
            <text:p>-0.98</text:p>
          </table:table-cell>
          <table:table-cell office:value-type="float" office:value="-0.33" table:style-name="ce1">
            <text:p>-0.33</text:p>
          </table:table-cell>
          <table:table-cell office:value-type="float" office:value="79.2" table:style-name="ce1">
            <text:p>79.2</text:p>
          </table:table-cell>
          <table:table-cell office:value-type="float" office:value="97.9" table:style-name="ce1">
            <text:p>97.9</text:p>
          </table:table-cell>
          <table:table-cell office:value-type="float" office:value="99.8" table:style-name="ce1">
            <text:p>99.8</text:p>
          </table:table-cell>
          <table:table-cell office:value-type="float" office:value="11.76" table:style-name="ce1">
            <text:p>11.76</text:p>
          </table:table-cell>
          <table:table-cell office:value-type="float" office:value="195.2" table:style-name="ce1">
            <text:p>195.2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0.04" table:style-name="ce1">
            <text:p>0.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.7899999999999997E-2" table:style-name="ce1">
            <text:p>0.0779</text:p>
          </table:table-cell>
          <table:table-cell office:value-type="float" office:value="-0.8" table:style-name="ce1">
            <text:p>-0.8</text:p>
          </table:table-cell>
          <table:table-cell office:value-type="float" office:value="0.47" table:style-name="ce1">
            <text:p>0.47</text:p>
          </table:table-cell>
          <table:table-cell office:value-type="float" office:value="51" table:style-name="ce1">
            <text:p>5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73.95" table:style-name="ce1">
            <text:p>73.95</text:p>
          </table:table-cell>
          <table:table-cell office:value-type="float" office:value="0" table:style-name="ce1">
            <text:p>0</text:p>
          </table:table-cell>
          <table:table-cell office:value-type="float" office:value="1.1919999999999999" table:style-name="ce1">
            <text:p>1.192</text:p>
          </table:table-cell>
          <table:table-cell office:value-type="float" office:value="7.43" table:style-name="ce1">
            <text:p>7.43</text:p>
          </table:table-cell>
          <table:table-cell office:value-type="float" office:value="-53.5" table:style-name="ce1">
            <text:p>-53.5</text:p>
          </table:table-cell>
          <table:table-cell office:value-type="float" office:value="7.4160000000000004" table:style-name="ce1">
            <text:p>7.416</text:p>
          </table:table-cell>
          <table:table-cell office:value-type="float" office:value="-0.126" table:style-name="ce1">
            <text:p>-0.126</text:p>
          </table:table-cell>
          <table:table-cell office:value-type="float" office:value="5.22" table:style-name="ce1">
            <text:p>5.22</text:p>
          </table:table-cell>
          <table:table-cell table:style-name="ce1"/>
          <table:table-cell office:value-type="string" table:style-name="ce1">
            <text:p>H_WJ12_1_DOC_NM_B</text:p>
          </table:table-cell>
          <table:table-cell office:value-type="float" office:value="1" table:style-name="ce1">
            <text:p>1</text:p>
          </table:table-cell>
          <table:table-cell office:value-type="float" office:value="2.3756778999999999E-2" table:style-name="ce1">
            <text:p>0.023756779</text:p>
          </table:table-cell>
          <table:table-cell office:value-type="string" table:style-name="ce1">
            <text:p>1.0842021724855e-19</text:p>
          </table:table-cell>
          <table:table-cell office:value-type="string" table:style-name="ce1">
            <text:p>6.7762635780344e-21</text:p>
          </table:table-cell>
          <table:table-cell office:value-type="float" office:value="1.0387319999999999E-3" table:style-name="ce1">
            <text:p>0.001038732</text:p>
          </table:table-cell>
          <table:table-cell office:value-type="float" office:value="1.3539114999999999E-2" table:style-name="ce1">
            <text:p>0.013539115</text:p>
          </table:table-cell>
          <table:table-cell office:value-type="float" office:value="-5237590000000000" table:style-name="ce1">
            <text:p>-5.23759E+15</text:p>
          </table:table-cell>
          <table:table-cell office:value-type="float" office:value="0.5" table:style-name="ce1">
            <text:p>0.5</text:p>
          </table:table-cell>
          <table:table-cell office:value-type="float" office:value="22.571912730000001" table:style-name="ce1">
            <text:p>22.57191273</text:p>
          </table:table-cell>
          <table:table-cell office:value-type="float" office:value="13.3385465" table:style-name="ce1">
            <text:p>13.3385465</text:p>
          </table:table-cell>
          <table:table-cell office:value-type="float" office:value="4.0166858459999997" table:style-name="ce1">
            <text:p>4.016685846</text:p>
          </table:table-cell>
          <table:table-cell office:value-type="float" office:value="-9.8888888890000004" table:style-name="ce1">
            <text:p>-9.888888889</text:p>
          </table:table-cell>
          <table:table-cell office:value-type="float" office:value="1.3506499999999999E-2" table:style-name="ce1">
            <text:p>0.0135065</text:p>
          </table:table-cell>
          <table:table-cell office:value-type="float" office:value="1.2077928E-2" table:style-name="ce1">
            <text:p>0.012077928</text:p>
          </table:table-cell>
          <table:table-cell office:value-type="float" office:value="1.3687885E-2" table:style-name="ce1">
            <text:p>0.013687885</text:p>
          </table:table-cell>
          <table:table-cell office:value-type="float" office:value="1.118279585" table:style-name="ce1">
            <text:p>1.118279585</text:p>
          </table:table-cell>
          <table:table-cell office:value-type="string" table:style-name="ce1">
            <text:p>H_WJ12_1_BDOC_NM_B</text:p>
          </table:table-cell>
          <table:table-cell office:value-type="float" office:value="72.437494000000001" table:style-name="ce1">
            <text:p>72.437494</text:p>
          </table:table-cell>
          <table:table-cell office:value-type="float" office:value="2.8723180000000001E-2" table:style-name="ce1">
            <text:p>0.02872318</text:p>
          </table:table-cell>
          <table:table-cell office:value-type="float" office:value="1.4704872000000001E-2" table:style-name="ce1">
            <text:p>0.014704872</text:p>
          </table:table-cell>
          <table:table-cell office:value-type="string" table:style-name="ce1">
            <text:p>3.55E-15</text:p>
          </table:table-cell>
          <table:table-cell office:value-type="float" office:value="2.0507727E-2" table:style-name="ce1">
            <text:p>0.020507727</text:p>
          </table:table-cell>
          <table:table-cell office:value-type="float" office:value="1.7285330000000002E-2" table:style-name="ce1">
            <text:p>0.01728533</text:p>
          </table:table-cell>
          <table:table-cell office:value-type="string" table:style-name="ce1">
            <text:p>Inf</text:p>
          </table:table-cell>
          <table:table-cell office:value-type="float" office:value="0.5" table:style-name="ce1">
            <text:p>0.5</text:p>
          </table:table-cell>
          <table:table-cell office:value-type="float" office:value="11.41314678" table:style-name="ce1">
            <text:p>11.41314678</text:p>
          </table:table-cell>
          <table:table-cell office:value-type="float" office:value="7.5448038210000004" table:style-name="ce1">
            <text:p>7.544803821</text:p>
          </table:table-cell>
          <table:table-cell office:value-type="float" office:value="3.4176072230000001" table:style-name="ce1">
            <text:p>3.417607223</text:p>
          </table:table-cell>
          <table:table-cell office:value-type="float" office:value="-7.2105263160000002" table:style-name="ce1">
            <text:p>-7.210526316</text:p>
          </table:table-cell>
          <table:table-cell office:value-type="float" office:value="1.0342518E-2" table:style-name="ce1">
            <text:p>0.010342518</text:p>
          </table:table-cell>
          <table:table-cell office:value-type="float" office:value="1.2646308E-2" table:style-name="ce1">
            <text:p>0.012646308</text:p>
          </table:table-cell>
          <table:table-cell office:value-type="float" office:value="1.2531133999999999E-2" table:style-name="ce1">
            <text:p>0.012531134</text:p>
          </table:table-cell>
          <table:table-cell office:value-type="float" office:value="0.81782904999999995" table:style-name="ce1">
            <text:p>0.81782905</text:p>
          </table:table-cell>
          <table:table-cell office:value-type="string" table:style-name="ce1">
            <text:p>H_WJ12_1_DOC_NM_B</text:p>
          </table:table-cell>
          <table:table-cell office:value-type="float" office:value="7.9572875035685803E-2" table:style-name="ce1">
            <text:p>0.079572875</text:p>
          </table:table-cell>
          <table:table-cell office:value-type="float" office:value="7.1037786183062501E-2" table:style-name="ce1">
            <text:p>0.071037786</text:p>
          </table:table-cell>
          <table:table-cell office:value-type="float" office:value="1.10546609291148E-2" table:style-name="ce1">
            <text:p>0.011054661</text:p>
          </table:table-cell>
          <table:table-cell office:value-type="float" office:value="3.5826478037364398E-2" table:style-name="ce1">
            <text:p>0.035826478</text:p>
          </table:table-cell>
          <table:table-cell office:value-type="float" office:value="0" table:style-name="ce1">
            <text:p>0</text:p>
          </table:table-cell>
          <table:table-cell office:value-type="float" office:value="0.40291736143502882" table:style-name="ce1">
            <text:p>0.402917361</text:p>
          </table:table-cell>
          <table:table-cell office:value-type="float" office:value="0.35969992737134499" table:style-name="ce1">
            <text:p>0.359699927</text:p>
          </table:table-cell>
          <table:table-cell office:value-type="float" office:value="5.5975290714584791E-2" table:style-name="ce1">
            <text:p>0.055975291</text:p>
          </table:table-cell>
          <table:table-cell office:value-type="float" office:value="0.18140742047904143" table:style-name="ce1">
            <text:p>0.181407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WJ12_1_BDOC_NM_B</text:p>
          </table:table-cell>
          <table:table-cell office:value-type="float" office:value="0.121038163872462" table:style-name="ce1">
            <text:p>0.121038164</text:p>
          </table:table-cell>
          <table:table-cell office:value-type="float" office:value="0.122176603502443" table:style-name="ce1">
            <text:p>0.122176604</text:p>
          </table:table-cell>
          <table:table-cell office:value-type="float" office:value="2.2812780254752901E-2" table:style-name="ce1">
            <text:p>0.02281278</text:p>
          </table:table-cell>
          <table:table-cell office:value-type="float" office:value="4.6235622926001703E-2" table:style-name="ce1">
            <text:p>0.046235623</text:p>
          </table:table-cell>
          <table:table-cell office:value-type="float" office:value="5.4693146866161897E-2" table:style-name="ce1">
            <text:p>0.054693147</text:p>
          </table:table-cell>
          <table:table-cell office:value-type="float" office:value="0.121038163872462" table:style-name="ce1">
            <text:p>0.121038164</text:p>
          </table:table-cell>
          <table:table-cell office:value-type="float" office:value="0.33294590582562245" table:style-name="ce1">
            <text:p>0.332945906</text:p>
          </table:table-cell>
          <table:table-cell office:value-type="float" office:value="6.2167563744458677E-2" table:style-name="ce1">
            <text:p>0.062167564</text:p>
          </table:table-cell>
          <table:table-cell office:value-type="float" office:value="0.12599762078180329" table:style-name="ce1">
            <text:p>0.125997621</text:p>
          </table:table-cell>
          <table:table-cell office:value-type="float" office:value="0.14904538842777668" table:style-name="ce1">
            <text:p>0.149045388</text:p>
          </table:table-cell>
          <table:table-cell office:value-type="float" office:value="3054" table:style-name="ce1">
            <text:p>3054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8.1999998092651367" table:style-name="ce1">
            <text:p>8.199999809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7.5999999046325684" table:style-name="ce1">
            <text:p>7.599999905</text:p>
          </table:table-cell>
          <table:table-cell table:number-columns-repeated="2" table:style-name="ce1"/>
          <table:table-cell office:value-type="float" office:value="208" table:style-name="ce1">
            <text:p>208</text:p>
          </table:table-cell>
          <table:table-cell office:value-type="string" table:style-name="ce1">
            <text:p>SSW<text:s text:c="5"/></text:p>
          </table:table-cell>
          <table:table-cell office:value-type="float" office:value="9.3000001907348633" table:style-name="ce1">
            <text:p>9.300000191</text:p>
          </table:table-cell>
          <table:table-cell office:value-type="float" office:value="9.5" table:style-name="ce1">
            <text:p>9.5</text:p>
          </table:table-cell>
          <table:table-cell office:value-type="float" office:value="12.39999961853027" table:style-name="ce1">
            <text:p>12.3999996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ICE_1_DOC_1</text:p>
          </table:table-cell>
          <table:table-cell table:number-columns-repeated="4" table:style-name="ce1"/>
          <table:table-cell table:style-name="ce5"/>
          <table:table-cell table:style-name="ce8"/>
          <table:table-cell table:style-name="ce1"/>
          <table:table-cell office:value-type="float" office:value="0.15629999999999999" table:style-name="ce1">
            <text:p>0.1563</text:p>
          </table:table-cell>
          <table:table-cell table:style-name="ce1"/>
          <table:table-cell office:value-type="string" table:style-name="ce1">
            <text:p>H_ICE_1_BDOC_1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8-23T00:00:00" table:style-name="ce5">
            <text:p>23.08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H_ICE_1_DOC_1</text:p>
          </table:table-cell>
          <table:table-cell office:value-type="float" office:value="-1.55846E+16" table:style-name="ce1">
            <text:p>-1.55846E+16</text:p>
          </table:table-cell>
          <table:table-cell office:value-type="float" office:value="5.8558519999999999E-3" table:style-name="ce1">
            <text:p>0.005855852</text:p>
          </table:table-cell>
          <table:table-cell office:value-type="float" office:value="8.6694086000000004E-2" table:style-name="ce1">
            <text:p>0.086694086</text:p>
          </table:table-cell>
          <table:table-cell office:value-type="float" office:value="0" table:style-name="ce1">
            <text:p>0</text:p>
          </table:table-cell>
          <table:table-cell office:value-type="float" office:value="1.0001550999999999E-2" table:style-name="ce1">
            <text:p>0.010001551</text:p>
          </table:table-cell>
          <table:table-cell office:value-type="float" office:value="-6.3000000000000002E-19" table:style-name="ce1">
            <text:p>-6.3E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float" office:value="-1.622774256" table:style-name="ce1">
            <text:p>-1.622774256</text:p>
          </table:table-cell>
          <table:table-cell office:value-type="float" office:value="-0.21819734900000001" table:style-name="ce1">
            <text:p>-0.218197349</text:p>
          </table:table-cell>
          <table:table-cell office:value-type="float" office:value="-13.12068966" table:style-name="ce1">
            <text:p>-13.12068966</text:p>
          </table:table-cell>
          <table:table-cell office:value-type="float" office:value="-1.019230769" table:style-name="ce1">
            <text:p>-1.019230769</text:p>
          </table:table-cell>
          <table:table-cell office:value-type="float" office:value="4.0581019000000003E-2" table:style-name="ce1">
            <text:p>0.040581019</text:p>
          </table:table-cell>
          <table:table-cell office:value-type="float" office:value="6.9944229999999996E-3" table:style-name="ce1">
            <text:p>0.006994423</text:p>
          </table:table-cell>
          <table:table-cell office:value-type="float" office:value="6.3061649999999997E-2" table:style-name="ce1">
            <text:p>0.06306165</text:p>
          </table:table-cell>
          <table:table-cell office:value-type="float" office:value="5.8019107999999999" table:style-name="ce1">
            <text:p>5.8019108</text:p>
          </table:table-cell>
          <table:table-cell office:value-type="string" table:style-name="ce1">
            <text:p>H_ICE_1_BDOC_1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ICE_1_DOC_1</text:p>
          </table:table-cell>
          <table:table-cell office:value-type="float" office:value="0" table:style-name="ce1">
            <text:p>0</text:p>
          </table:table-cell>
          <table:table-cell office:value-type="float" office:value="3.1782982209055198E-2" table:style-name="ce1">
            <text:p>0.031782982</text:p>
          </table:table-cell>
          <table:table-cell office:value-type="float" office:value="9.7399800941667799E-22" table:style-name="ce1">
            <text:p>9.73998E-22</text:p>
          </table:table-cell>
          <table:table-cell office:value-type="float" office:value="1.37859953407571E-3" table:style-name="ce1">
            <text:p>0.0013786</text:p>
          </table:table-cell>
          <table:table-cell office:value-type="float" office:value="0.130812939387149" table:style-name="ce1">
            <text:p>0.130812939</text:p>
          </table:table-cell>
          <table:table-cell office:value-type="float" office:value="0" table:style-name="ce1">
            <text:p>0</text:p>
          </table:table-cell>
          <table:table-cell office:value-type="float" office:value="0.19382878504522785" table:style-name="ce1">
            <text:p>0.193828785</text:p>
          </table:table-cell>
          <table:table-cell office:value-type="float" office:value="5.9399350746865346E-21" table:style-name="ce1">
            <text:p>5.93994E-21</text:p>
          </table:table-cell>
          <table:table-cell office:value-type="float" office:value="8.4074008850460041E-3" table:style-name="ce1">
            <text:p>0.008407401</text:p>
          </table:table-cell>
          <table:table-cell office:value-type="float" office:value="0.79776381406972607" table:style-name="ce1">
            <text:p>0.797763814</text:p>
          </table:table-cell>
          <table:table-cell office:value-type="string" table:style-name="ce1">
            <text:p>H_ICE_1_BDOC_1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16273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ICE_1_DOC_2</text:p>
          </table:table-cell>
          <table:table-cell table:number-columns-repeated="4" table:style-name="ce1"/>
          <table:table-cell table:style-name="ce5"/>
          <table:table-cell table:style-name="ce8"/>
          <table:table-cell table:style-name="ce1"/>
          <table:table-cell office:value-type="float" office:value="0.16470000000000001" table:style-name="ce1">
            <text:p>0.1647</text:p>
          </table:table-cell>
          <table:table-cell table:style-name="ce1"/>
          <table:table-cell office:value-type="string" table:style-name="ce1">
            <text:p>H_ICE_1_BDOC_2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8-23T00:00:00" table:style-name="ce5">
            <text:p>23.08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H_ICE_1_DOC_2</text:p>
          </table:table-cell>
          <table:table-cell office:value-type="string" table:style-name="ce1">
            <text:p>5188756085839872</text:p>
          </table:table-cell>
          <table:table-cell office:value-type="float" office:value="0.11764718" table:style-name="ce1">
            <text:p>0.11764718</text:p>
          </table:table-cell>
          <table:table-cell office:value-type="float" office:value="9.0329045999999996E-2" table:style-name="ce1">
            <text:p>0.090329046</text:p>
          </table:table-cell>
          <table:table-cell office:value-type="string" table:style-name="ce1">
            <text:p>9.21571846612679e-19</text:p>
          </table:table-cell>
          <table:table-cell office:value-type="float" office:value="1.7682265999999999E-2" table:style-name="ce1">
            <text:p>0.017682266</text:p>
          </table:table-cell>
          <table:table-cell office:value-type="float" office:value="8.0684720000000001E-3" table:style-name="ce1">
            <text:p>0.008068472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4.87031382" table:style-name="ce1">
            <text:p>14.87031382</text:p>
          </table:table-cell>
          <table:table-cell office:value-type="float" office:value="10.15001438" table:style-name="ce1">
            <text:p>10.15001438</text:p>
          </table:table-cell>
          <table:table-cell office:value-type="float" office:value="2.8283474310000001" table:style-name="ce1">
            <text:p>2.828347431</text:p>
          </table:table-cell>
          <table:table-cell office:value-type="float" office:value="-79.64" table:style-name="ce1">
            <text:p>-79.64</text:p>
          </table:table-cell>
          <table:table-cell office:value-type="float" office:value="9.5890209999999997E-3" table:style-name="ce1">
            <text:p>0.009589021</text:p>
          </table:table-cell>
          <table:table-cell office:value-type="float" office:value="9.3251329999999993E-3" table:style-name="ce1">
            <text:p>0.009325133</text:p>
          </table:table-cell>
          <table:table-cell office:value-type="float" office:value="1.0298132E-2" table:style-name="ce1">
            <text:p>0.010298132</text:p>
          </table:table-cell>
          <table:table-cell office:value-type="float" office:value="1.0282985840000001" table:style-name="ce1">
            <text:p>1.028298584</text:p>
          </table:table-cell>
          <table:table-cell office:value-type="string" table:style-name="ce1">
            <text:p>H_ICE_1_BDOC_2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ICE_1_DOC_2</text:p>
          </table:table-cell>
          <table:table-cell office:value-type="float" office:value="0.19432548033182201" table:style-name="ce1">
            <text:p>0.19432548</text:p>
          </table:table-cell>
          <table:table-cell office:value-type="float" office:value="0.155611683481927" table:style-name="ce1">
            <text:p>0.155611683</text:p>
          </table:table-cell>
          <table:table-cell office:value-type="float" office:value="4.4152430158994803E-2" table:style-name="ce1">
            <text:p>0.04415243</text:p>
          </table:table-cell>
          <table:table-cell office:value-type="float" office:value="6.2343102809406803E-2" table:style-name="ce1">
            <text:p>0.062343103</text:p>
          </table:table-cell>
          <table:table-cell office:value-type="float" office:value="0.118500054659588" table:style-name="ce1">
            <text:p>0.118500055</text:p>
          </table:table-cell>
          <table:table-cell office:value-type="float" office:value="0.33799688719162169" table:style-name="ce1">
            <text:p>0.337996887</text:p>
          </table:table-cell>
          <table:table-cell office:value-type="float" office:value="0.27066066960301888" table:style-name="ce1">
            <text:p>0.27066067</text:p>
          </table:table-cell>
          <table:table-cell office:value-type="float" office:value="7.6795816638163872E-2" table:style-name="ce1">
            <text:p>0.076795817</text:p>
          </table:table-cell>
          <table:table-cell office:value-type="float" office:value="0.10843546945807349" table:style-name="ce1">
            <text:p>0.108435469</text:p>
          </table:table-cell>
          <table:table-cell office:value-type="float" office:value="0.20611115710912206" table:style-name="ce1">
            <text:p>0.206111157</text:p>
          </table:table-cell>
          <table:table-cell office:value-type="string" table:style-name="ce1">
            <text:p>H_ICE_1_BDOC_2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16273" table:style-name="ce1"/>
        </table:table-row>
        <table:table-row table:style-name="ro2">
          <table:table-cell office:value-type="string" table:style-name="ce1">
            <text:p>Vestari_Joeku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_ICE_1_DOC_3</text:p>
          </table:table-cell>
          <table:table-cell table:number-columns-repeated="4" table:style-name="ce1"/>
          <table:table-cell table:style-name="ce5"/>
          <table:table-cell table:style-name="ce8"/>
          <table:table-cell table:style-name="ce1"/>
          <table:table-cell office:value-type="float" office:value="0.17480000000000001" table:style-name="ce1">
            <text:p>0.1748</text:p>
          </table:table-cell>
          <table:table-cell table:style-name="ce1"/>
          <table:table-cell office:value-type="string" table:style-name="ce1">
            <text:p>H_ICE_1_BDOC_3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8-23T00:00:00" table:style-name="ce5">
            <text:p>23.08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H_ICE_1_DOC_3</text:p>
          </table:table-cell>
          <table:table-cell office:value-type="string" table:style-name="ce1">
            <text:p>3932691674741467</text:p>
          </table:table-cell>
          <table:table-cell office:value-type="float" office:value="0.23372748199999999" table:style-name="ce1">
            <text:p>0.233727482</text:p>
          </table:table-cell>
          <table:table-cell office:value-type="float" office:value="9.4550284999999998E-2" table:style-name="ce1">
            <text:p>0.094550285</text:p>
          </table:table-cell>
          <table:table-cell office:value-type="string" table:style-name="ce1">
            <text:p>1.73472347597681e-18</text:p>
          </table:table-cell>
          <table:table-cell office:value-type="float" office:value="2.4156816000000001E-2" table:style-name="ce1">
            <text:p>0.024156816</text:p>
          </table:table-cell>
          <table:table-cell office:value-type="float" office:value="2.8176702000000001E-2" table:style-name="ce1">
            <text:p>0.028176702</text:p>
          </table:table-cell>
          <table:table-cell office:value-type="float" office:value="0.929768861" table:style-name="ce1">
            <text:p>0.929768861</text:p>
          </table:table-cell>
          <table:table-cell office:value-type="string" table:style-name="ce1">
            <text:p>8.03677966536062e-16</text:p>
          </table:table-cell>
          <table:table-cell office:value-type="float" office:value="44.470593430000001" table:style-name="ce1">
            <text:p>44.47059343</text:p>
          </table:table-cell>
          <table:table-cell office:value-type="float" office:value="29.04327331" table:style-name="ce1">
            <text:p>29.04327331</text:p>
          </table:table-cell>
          <table:table-cell office:value-type="float" office:value="3.2266521030000002" table:style-name="ce1">
            <text:p>3.226652103</text:p>
          </table:table-cell>
          <table:table-cell office:value-type="float" office:value="30.59090909" table:style-name="ce1">
            <text:p>30.59090909</text:p>
          </table:table-cell>
          <table:table-cell office:value-type="float" office:value="1.0571993E-2" table:style-name="ce1">
            <text:p>0.010571993</text:p>
          </table:table-cell>
          <table:table-cell office:value-type="float" office:value="1.0554620000000001E-2" table:style-name="ce1">
            <text:p>0.01055462</text:p>
          </table:table-cell>
          <table:table-cell office:value-type="float" office:value="1.1375674000000001E-2" table:style-name="ce1">
            <text:p>0.011375674</text:p>
          </table:table-cell>
          <table:table-cell office:value-type="float" office:value="1.001646016" table:style-name="ce1">
            <text:p>1.001646016</text:p>
          </table:table-cell>
          <table:table-cell office:value-type="string" table:style-name="ce1">
            <text:p>H_ICE_1_BDOC_3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H_ICE_1_DOC_3</text:p>
          </table:table-cell>
          <table:table-cell office:value-type="float" office:value="0.58612893224597895" table:style-name="ce1">
            <text:p>0.586128932</text:p>
          </table:table-cell>
          <table:table-cell office:value-type="float" office:value="0.39864298309068003" table:style-name="ce1">
            <text:p>0.398642983</text:p>
          </table:table-cell>
          <table:table-cell office:value-type="float" office:value="0.37843945308069799" table:style-name="ce1">
            <text:p>0.378439453</text:p>
          </table:table-cell>
          <table:table-cell office:value-type="float" office:value="0.16852487829420201" table:style-name="ce1">
            <text:p>0.168524878</text:p>
          </table:table-cell>
          <table:table-cell office:value-type="float" office:value="0" table:style-name="ce1">
            <text:p>0</text:p>
          </table:table-cell>
          <table:table-cell office:value-type="float" office:value="0.38265656604021908" table:style-name="ce1">
            <text:p>0.382656566</text:p>
          </table:table-cell>
          <table:table-cell office:value-type="float" office:value="0.26025563078925323" table:style-name="ce1">
            <text:p>0.260255631</text:p>
          </table:table-cell>
          <table:table-cell office:value-type="float" office:value="0.24706567719681433" table:style-name="ce1">
            <text:p>0.247065677</text:p>
          </table:table-cell>
          <table:table-cell office:value-type="float" office:value="0.11002212597371336" table:style-name="ce1">
            <text:p>0.1100221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_ICE_1_BDOC_3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16273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1_1_DOC_V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1114" table:style-name="ce1">
            <text:p>0.1114</text:p>
          </table:table-cell>
          <table:table-cell office:value-type="float" office:value="0.10438500000000001" table:style-name="ce1">
            <text:p>0.104385</text:p>
          </table:table-cell>
          <table:table-cell office:value-type="string" table:style-name="ce1">
            <text:p>F6_S1_1_BDOC_VM_A</text:p>
          </table:table-cell>
          <table:table-cell office:value-type="float" office:value="0.1103" table:style-name="ce1">
            <text:p>0.1103</text:p>
          </table:table-cell>
          <table:table-cell office:value-type="float" office:value="0.104995" table:style-name="ce1">
            <text:p>0.104995</text:p>
          </table:table-cell>
          <table:table-cell office:value-type="float" office:value="-6.0999999999999943E-4" table:style-name="ce1">
            <text:p>-0.00061</text:p>
          </table:table-cell>
          <table:table-cell office:value-type="float" office:value="-0.58437514968625237" table:style-name="ce1">
            <text:p>-0.58437515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0H17M10S" table:style-name="ce6">
            <text:p>10:17:1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36" table:style-name="ce1">
            <text:p>0.36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7382.1" table:style-name="ce1">
            <text:p>7382.1</text:p>
          </table:table-cell>
          <table:table-cell office:value-type="float" office:value="7.3821000000000003" table:style-name="ce1">
            <text:p>7.3821</text:p>
          </table:table-cell>
          <table:table-cell office:value-type="float" office:value="-0.33400000000000002" table:style-name="ce1">
            <text:p>-0.334</text:p>
          </table:table-cell>
          <table:table-cell office:value-type="float" office:value="-0.6" table:style-name="ce1">
            <text:p>-0.6</text:p>
          </table:table-cell>
          <table:table-cell office:value-type="float" office:value="-0.88" table:style-name="ce1">
            <text:p>-0.88</text:p>
          </table:table-cell>
          <table:table-cell office:value-type="float" office:value="14153.2" table:style-name="ce1">
            <text:p>14153.2</text:p>
          </table:table-cell>
          <table:table-cell office:value-type="float" office:value="102.9" table:style-name="ce1">
            <text:p>102.9</text:p>
          </table:table-cell>
          <table:table-cell office:value-type="float" office:value="102.9" table:style-name="ce1">
            <text:p>102.9</text:p>
          </table:table-cell>
          <table:table-cell office:value-type="float" office:value="14.22" table:style-name="ce1">
            <text:p>14.22</text:p>
          </table:table-cell>
          <table:table-cell office:value-type="float" office:value="308.8" table:style-name="ce1">
            <text:p>308.8</text:p>
          </table:table-cell>
          <table:table-cell office:value-type="float" office:value="-0.47899999999999998" table:style-name="ce1">
            <text:p>-0.479</text:p>
          </table:table-cell>
          <table:table-cell office:value-type="float" office:value="7.91" table:style-name="ce1">
            <text:p>7.91</text:p>
          </table:table-cell>
          <table:table-cell office:value-type="float" office:value="7.9100000000000004E-3" table:style-name="ce1">
            <text:p>0.00791</text:p>
          </table:table-cell>
          <table:table-cell office:value-type="float" office:value="14109.3" table:style-name="ce1">
            <text:p>14109.3</text:p>
          </table:table-cell>
          <table:table-cell office:value-type="float" office:value="14.109299999999999" table:style-name="ce1">
            <text:p>14.1093</text:p>
          </table:table-cell>
          <table:table-cell office:value-type="float" office:value="1.45" table:style-name="ce1">
            <text:p>1.45</text:p>
          </table:table-cell>
          <table:table-cell office:value-type="float" office:value="1.46" table:style-name="ce1">
            <text:p>1.46</text:p>
          </table:table-cell>
          <table:table-cell office:value-type="float" office:value="9171" table:style-name="ce1">
            <text:p>9171</text:p>
          </table:table-cell>
          <table:table-cell office:value-type="float" office:value="9.1709999999999994" table:style-name="ce1">
            <text:p>9.171</text:p>
          </table:table-cell>
          <table:table-cell office:value-type="float" office:value="174.53" table:style-name="ce1">
            <text:p>174.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91" table:style-name="ce1">
            <text:p>7.91</text:p>
          </table:table-cell>
          <table:table-cell office:value-type="float" office:value="-89.3" table:style-name="ce1">
            <text:p>-89.3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-0.34300000000000003" table:style-name="ce1">
            <text:p>-0.343</text:p>
          </table:table-cell>
          <table:table-cell office:value-type="float" office:value="5.05" table:style-name="ce1">
            <text:p>5.05</text:p>
          </table:table-cell>
          <table:table-cell table:style-name="ce1"/>
          <table:table-cell office:value-type="string" table:style-name="ce1">
            <text:p>F6_S1_1_DOC_VM_A</text:p>
          </table:table-cell>
          <table:table-cell office:value-type="float" office:value="2.985680018" table:style-name="ce1">
            <text:p>2.985680018</text:p>
          </table:table-cell>
          <table:table-cell office:value-type="float" office:value="0.239240439" table:style-name="ce1">
            <text:p>0.239240439</text:p>
          </table:table-cell>
          <table:table-cell office:value-type="float" office:value="0.102749004" table:style-name="ce1">
            <text:p>0.102749004</text:p>
          </table:table-cell>
          <table:table-cell office:value-type="float" office:value="2.3008924E-2" table:style-name="ce1">
            <text:p>0.023008924</text:p>
          </table:table-cell>
          <table:table-cell office:value-type="float" office:value="5.0668078999999998E-2" table:style-name="ce1">
            <text:p>0.050668079</text:p>
          </table:table-cell>
          <table:table-cell office:value-type="float" office:value="4.7797099000000003E-2" table:style-name="ce1">
            <text:p>0.047797099</text:p>
          </table:table-cell>
          <table:table-cell office:value-type="float" office:value="5.1513385219999996" table:style-name="ce1">
            <text:p>5.151338522</text:p>
          </table:table-cell>
          <table:table-cell office:value-type="string" table:style-name="ce1">
            <text:p>8.96E-17</text:p>
          </table:table-cell>
          <table:table-cell office:value-type="float" office:value="65.535957620000005" table:style-name="ce1">
            <text:p>65.53595762</text:p>
          </table:table-cell>
          <table:table-cell office:value-type="float" office:value="39.263461710000001" table:style-name="ce1">
            <text:p>39.26346171</text:p>
          </table:table-cell>
          <table:table-cell office:value-type="float" office:value="3.7797000440000001" table:style-name="ce1">
            <text:p>3.779700044</text:p>
          </table:table-cell>
          <table:table-cell office:value-type="float" office:value="226.96" table:style-name="ce1">
            <text:p>226.96</text:p>
          </table:table-cell>
          <table:table-cell office:value-type="float" office:value="1.3024473999999999E-2" table:style-name="ce1">
            <text:p>0.013024474</text:p>
          </table:table-cell>
          <table:table-cell office:value-type="float" office:value="1.0967542E-2" table:style-name="ce1">
            <text:p>0.010967542</text:p>
          </table:table-cell>
          <table:table-cell office:value-type="float" office:value="1.2754074000000001E-2" table:style-name="ce1">
            <text:p>0.012754074</text:p>
          </table:table-cell>
          <table:table-cell office:value-type="float" office:value="1.187547197" table:style-name="ce1">
            <text:p>1.187547197</text:p>
          </table:table-cell>
          <table:table-cell office:value-type="string" table:style-name="ce1">
            <text:p>F6_S1_1_BDOC_VM_A</text:p>
          </table:table-cell>
          <table:table-cell office:value-type="float" office:value="-1.34129E+16" table:style-name="ce1">
            <text:p>-1.34129E+16</text:p>
          </table:table-cell>
          <table:table-cell office:value-type="float" office:value="0.155990239" table:style-name="ce1">
            <text:p>0.155990239</text:p>
          </table:table-cell>
          <table:table-cell office:value-type="float" office:value="6.4761898999999998E-2" table:style-name="ce1">
            <text:p>0.064761899</text:p>
          </table:table-cell>
          <table:table-cell office:value-type="float" office:value="-6.94E-18" table:style-name="ce1">
            <text:p>-6.94E-18</text:p>
          </table:table-cell>
          <table:table-cell office:value-type="float" office:value="3.3064156999999997E-2" table:style-name="ce1">
            <text:p>0.033064157</text:p>
          </table:table-cell>
          <table:table-cell office:value-type="float" office:value="3.3142908999999998E-2" table:style-name="ce1">
            <text:p>0.033142909</text:p>
          </table:table-cell>
          <table:table-cell office:value-type="float" office:value="-1613910000000000" table:style-name="ce1">
            <text:p>-1.61391E+15</text:p>
          </table:table-cell>
          <table:table-cell office:value-type="string" table:style-name="ce1">
            <text:p>1.49E-15</text:p>
          </table:table-cell>
          <table:table-cell office:value-type="float" office:value="53.555936320000001" table:style-name="ce1">
            <text:p>53.55593632</text:p>
          </table:table-cell>
          <table:table-cell office:value-type="float" office:value="30.00049082" table:style-name="ce1">
            <text:p>30.00049082</text:p>
          </table:table-cell>
          <table:table-cell office:value-type="float" office:value="4.6726280119999997" table:style-name="ce1">
            <text:p>4.672628012</text:p>
          </table:table-cell>
          <table:table-cell office:value-type="float" office:value="-42.292307690000001" table:style-name="ce1">
            <text:p>-42.29230769</text:p>
          </table:table-cell>
          <table:table-cell office:value-type="float" office:value="1.4961955000000001E-2" table:style-name="ce1">
            <text:p>0.014961955</text:p>
          </table:table-cell>
          <table:table-cell office:value-type="float" office:value="1.3260496E-2" table:style-name="ce1">
            <text:p>0.013260496</text:p>
          </table:table-cell>
          <table:table-cell office:value-type="float" office:value="1.5444004000000001E-2" table:style-name="ce1">
            <text:p>0.015444004</text:p>
          </table:table-cell>
          <table:table-cell office:value-type="float" office:value="1.128310361" table:style-name="ce1">
            <text:p>1.128310361</text:p>
          </table:table-cell>
          <table:table-cell office:value-type="string" table:style-name="ce1">
            <text:p>F6_S1_1_DOC_VM_A</text:p>
          </table:table-cell>
          <table:table-cell office:value-type="float" office:value="0.79984952408525301" table:style-name="ce1">
            <text:p>0.799849524</text:p>
          </table:table-cell>
          <table:table-cell office:value-type="float" office:value="0.58644835573424903" table:style-name="ce1">
            <text:p>0.586448356</text:p>
          </table:table-cell>
          <table:table-cell office:value-type="float" office:value="0.61180055945549205" table:style-name="ce1">
            <text:p>0.611800559</text:p>
          </table:table-cell>
          <table:table-cell office:value-type="float" office:value="0.224309632029564" table:style-name="ce1">
            <text:p>0.224309632</text:p>
          </table:table-cell>
          <table:table-cell office:value-type="float" office:value="2.0532454181004599E-2" table:style-name="ce1">
            <text:p>0.020532454</text:p>
          </table:table-cell>
          <table:table-cell office:value-type="float" office:value="0.35660754932951144" table:style-name="ce1">
            <text:p>0.356607549</text:p>
          </table:table-cell>
          <table:table-cell office:value-type="float" office:value="0.26146406873953643" table:style-name="ce1">
            <text:p>0.261464069</text:p>
          </table:table-cell>
          <table:table-cell office:value-type="float" office:value="0.27276717884574603" table:style-name="ce1">
            <text:p>0.272767179</text:p>
          </table:table-cell>
          <table:table-cell office:value-type="float" office:value="0.10000694600718597" table:style-name="ce1">
            <text:p>0.100006946</text:p>
          </table:table-cell>
          <table:table-cell office:value-type="float" office:value="9.1542570780202177E-3" table:style-name="ce1">
            <text:p>0.009154257</text:p>
          </table:table-cell>
          <table:table-cell office:value-type="string" table:style-name="ce1">
            <text:p>F6_S1_1_BDOC_VM_A</text:p>
          </table:table-cell>
          <table:table-cell office:value-type="float" office:value="0.62606703946142706" table:style-name="ce1">
            <text:p>0.626067039</text:p>
          </table:table-cell>
          <table:table-cell office:value-type="float" office:value="0.42633129209186199" table:style-name="ce1">
            <text:p>0.426331292</text:p>
          </table:table-cell>
          <table:table-cell office:value-type="float" office:value="0.29498869880943202" table:style-name="ce1">
            <text:p>0.294988699</text:p>
          </table:table-cell>
          <table:table-cell office:value-type="float" office:value="0.159893455049818" table:style-name="ce1">
            <text:p>0.159893455</text:p>
          </table:table-cell>
          <table:table-cell office:value-type="float" office:value="1.47620195998247E-2" table:style-name="ce1">
            <text:p>0.01476202</text:p>
          </table:table-cell>
          <table:table-cell office:value-type="float" office:value="0.4113334794525606" table:style-name="ce1">
            <text:p>0.411333479</text:p>
          </table:table-cell>
          <table:table-cell office:value-type="float" office:value="0.2801047215750383" table:style-name="ce1">
            <text:p>0.280104722</text:p>
          </table:table-cell>
          <table:table-cell office:value-type="float" office:value="0.19381107809931744" table:style-name="ce1">
            <text:p>0.193811078</text:p>
          </table:table-cell>
          <table:table-cell office:value-type="float" office:value="0.1050518986974803" table:style-name="ce1">
            <text:p>0.105051899</text:p>
          </table:table-cell>
          <table:table-cell office:value-type="float" office:value="9.6988221756032934E-3" table:style-name="ce1">
            <text:p>0.009698822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14.39999961853027" table:style-name="ce1">
            <text:p>14.39999962</text:p>
          </table:table-cell>
          <table:table-cell office:value-type="float" office:value="14.60000038146973" table:style-name="ce1">
            <text:p>14.60000038</text:p>
          </table:table-cell>
          <table:table-cell office:value-type="float" office:value="12.80000019073486" table:style-name="ce1">
            <text:p>12.80000019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NE<text:s text:c="5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3.7000000476837158" table:style-name="ce1">
            <text:p>3.700000048</text:p>
          </table:table-cell>
          <table:table-cell office:value-type="float" office:value="998.4000244140625" table:style-name="ce1">
            <text:p>998.400024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1_1_DOC_V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9.7369999999999998E-2" table:style-name="ce1">
            <text:p>0.09737</text:p>
          </table:table-cell>
          <table:table-cell table:style-name="ce1"/>
          <table:table-cell office:value-type="string" table:style-name="ce1">
            <text:p>F6_S1_1_BDOC_VM_B</text:p>
          </table:table-cell>
          <table:table-cell office:value-type="float" office:value="9.9690000000000001E-2" table:style-name="ce1">
            <text:p>0.09969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0H17M10S" table:style-name="ce6">
            <text:p>10:17:1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36" table:style-name="ce1">
            <text:p>0.36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7382.1" table:style-name="ce1">
            <text:p>7382.1</text:p>
          </table:table-cell>
          <table:table-cell office:value-type="float" office:value="7.3821000000000003" table:style-name="ce1">
            <text:p>7.3821</text:p>
          </table:table-cell>
          <table:table-cell office:value-type="float" office:value="-0.33400000000000002" table:style-name="ce1">
            <text:p>-0.334</text:p>
          </table:table-cell>
          <table:table-cell office:value-type="float" office:value="-0.6" table:style-name="ce1">
            <text:p>-0.6</text:p>
          </table:table-cell>
          <table:table-cell office:value-type="float" office:value="-0.88" table:style-name="ce1">
            <text:p>-0.88</text:p>
          </table:table-cell>
          <table:table-cell office:value-type="float" office:value="14153.2" table:style-name="ce1">
            <text:p>14153.2</text:p>
          </table:table-cell>
          <table:table-cell office:value-type="float" office:value="102.9" table:style-name="ce1">
            <text:p>102.9</text:p>
          </table:table-cell>
          <table:table-cell office:value-type="float" office:value="102.9" table:style-name="ce1">
            <text:p>102.9</text:p>
          </table:table-cell>
          <table:table-cell office:value-type="float" office:value="14.22" table:style-name="ce1">
            <text:p>14.22</text:p>
          </table:table-cell>
          <table:table-cell office:value-type="float" office:value="308.8" table:style-name="ce1">
            <text:p>308.8</text:p>
          </table:table-cell>
          <table:table-cell office:value-type="float" office:value="-0.47899999999999998" table:style-name="ce1">
            <text:p>-0.479</text:p>
          </table:table-cell>
          <table:table-cell office:value-type="float" office:value="7.91" table:style-name="ce1">
            <text:p>7.91</text:p>
          </table:table-cell>
          <table:table-cell office:value-type="float" office:value="7.9100000000000004E-3" table:style-name="ce1">
            <text:p>0.00791</text:p>
          </table:table-cell>
          <table:table-cell office:value-type="float" office:value="14109.3" table:style-name="ce1">
            <text:p>14109.3</text:p>
          </table:table-cell>
          <table:table-cell office:value-type="float" office:value="14.109299999999999" table:style-name="ce1">
            <text:p>14.1093</text:p>
          </table:table-cell>
          <table:table-cell office:value-type="float" office:value="1.45" table:style-name="ce1">
            <text:p>1.45</text:p>
          </table:table-cell>
          <table:table-cell office:value-type="float" office:value="1.46" table:style-name="ce1">
            <text:p>1.46</text:p>
          </table:table-cell>
          <table:table-cell office:value-type="float" office:value="9171" table:style-name="ce1">
            <text:p>9171</text:p>
          </table:table-cell>
          <table:table-cell office:value-type="float" office:value="9.1709999999999994" table:style-name="ce1">
            <text:p>9.171</text:p>
          </table:table-cell>
          <table:table-cell office:value-type="float" office:value="174.53" table:style-name="ce1">
            <text:p>174.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91" table:style-name="ce1">
            <text:p>7.91</text:p>
          </table:table-cell>
          <table:table-cell office:value-type="float" office:value="-89.3" table:style-name="ce1">
            <text:p>-89.3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-0.34300000000000003" table:style-name="ce1">
            <text:p>-0.343</text:p>
          </table:table-cell>
          <table:table-cell office:value-type="float" office:value="5.05" table:style-name="ce1">
            <text:p>5.05</text:p>
          </table:table-cell>
          <table:table-cell table:style-name="ce1"/>
          <table:table-cell office:value-type="string" table:style-name="ce1">
            <text:p>F6_S1_1_DOC_VM_B</text:p>
          </table:table-cell>
          <table:table-cell office:value-type="float" office:value="6.7159636540000003" table:style-name="ce1">
            <text:p>6.715963654</text:p>
          </table:table-cell>
          <table:table-cell office:value-type="float" office:value="0.21812911800000001" table:style-name="ce1">
            <text:p>0.218129118</text:p>
          </table:table-cell>
          <table:table-cell office:value-type="float" office:value="9.7645407000000004E-2" table:style-name="ce1">
            <text:p>0.097645407</text:p>
          </table:table-cell>
          <table:table-cell office:value-type="float" office:value="2.2123981000000001E-2" table:style-name="ce1">
            <text:p>0.022123981</text:p>
          </table:table-cell>
          <table:table-cell office:value-type="float" office:value="3.4751076999999998E-2" table:style-name="ce1">
            <text:p>0.034751077</text:p>
          </table:table-cell>
          <table:table-cell office:value-type="float" office:value="4.3097673000000003E-2" table:style-name="ce1">
            <text:p>0.043097673</text:p>
          </table:table-cell>
          <table:table-cell office:value-type="float" office:value="11.73790561" table:style-name="ce1">
            <text:p>11.73790561</text:p>
          </table:table-cell>
          <table:table-cell office:value-type="float" office:value="8.5944799999999998E-3" table:style-name="ce1">
            <text:p>0.00859448</text:p>
          </table:table-cell>
          <table:table-cell office:value-type="float" office:value="59.638050380000003" table:style-name="ce1">
            <text:p>59.63805038</text:p>
          </table:table-cell>
          <table:table-cell office:value-type="float" office:value="34.724079670000002" table:style-name="ce1">
            <text:p>34.72407967</text:p>
          </table:table-cell>
          <table:table-cell office:value-type="float" office:value="4.1284945430000004" table:style-name="ce1">
            <text:p>4.128494543</text:p>
          </table:table-cell>
          <table:table-cell office:value-type="float" office:value="-105.53658540000001" table:style-name="ce1">
            <text:p>-105.5365854</text:p>
          </table:table-cell>
          <table:table-cell office:value-type="float" office:value="1.380226E-2" table:style-name="ce1">
            <text:p>0.01380226</text:p>
          </table:table-cell>
          <table:table-cell office:value-type="float" office:value="1.1780252999999999E-2" table:style-name="ce1">
            <text:p>0.011780253</text:p>
          </table:table-cell>
          <table:table-cell office:value-type="float" office:value="1.3787193E-2" table:style-name="ce1">
            <text:p>0.013787193</text:p>
          </table:table-cell>
          <table:table-cell office:value-type="float" office:value="1.1716438" table:style-name="ce1">
            <text:p>1.1716438</text:p>
          </table:table-cell>
          <table:table-cell office:value-type="string" table:style-name="ce1">
            <text:p>F6_S1_1_BDOC_VM_B</text:p>
          </table:table-cell>
          <table:table-cell office:value-type="float" office:value="18.32354883" table:style-name="ce1">
            <text:p>18.32354883</text:p>
          </table:table-cell>
          <table:table-cell office:value-type="float" office:value="0.181163553" table:style-name="ce1">
            <text:p>0.181163553</text:p>
          </table:table-cell>
          <table:table-cell office:value-type="float" office:value="4.1594108999999997E-2" table:style-name="ce1">
            <text:p>0.041594109</text:p>
          </table:table-cell>
          <table:table-cell office:value-type="string" table:style-name="ce1">
            <text:p>6.94E-18</text:p>
          </table:table-cell>
          <table:table-cell office:value-type="float" office:value="3.1316496999999999E-2" table:style-name="ce1">
            <text:p>0.031316497</text:p>
          </table:table-cell>
          <table:table-cell office:value-type="float" office:value="3.4927626000000003E-2" table:style-name="ce1">
            <text:p>0.034927626</text:p>
          </table:table-cell>
          <table:table-cell office:value-type="float" office:value="5.8943057129999996" table:style-name="ce1">
            <text:p>5.894305713</text:p>
          </table:table-cell>
          <table:table-cell office:value-type="float" office:value="-5.4499999999999998E-15" table:style-name="ce1">
            <text:p>-5.45E-15</text:p>
          </table:table-cell>
          <table:table-cell office:value-type="float" office:value="63.738844780000001" table:style-name="ce1">
            <text:p>63.73884478</text:p>
          </table:table-cell>
          <table:table-cell office:value-type="float" office:value="37.00583185" table:style-name="ce1">
            <text:p>37.00583185</text:p>
          </table:table-cell>
          <table:table-cell office:value-type="float" office:value="4.0615067079999996" table:style-name="ce1">
            <text:p>4.061506708</text:p>
          </table:table-cell>
          <table:table-cell office:value-type="float" office:value="-85.8" table:style-name="ce1">
            <text:p>-85.8</text:p>
          </table:table-cell>
          <table:table-cell office:value-type="float" office:value="1.3929393999999999E-2" table:style-name="ce1">
            <text:p>0.013929394</text:p>
          </table:table-cell>
          <table:table-cell office:value-type="float" office:value="1.1256998000000001E-2" table:style-name="ce1">
            <text:p>0.011256998</text:p>
          </table:table-cell>
          <table:table-cell office:value-type="float" office:value="1.3671634E-2" table:style-name="ce1">
            <text:p>0.013671634</text:p>
          </table:table-cell>
          <table:table-cell office:value-type="float" office:value="1.237398666" table:style-name="ce1">
            <text:p>1.237398666</text:p>
          </table:table-cell>
          <table:table-cell office:value-type="string" table:style-name="ce1">
            <text:p>F6_S1_1_DOC_VM_B</text:p>
          </table:table-cell>
          <table:table-cell office:value-type="float" office:value="0.67882543098347203" table:style-name="ce1">
            <text:p>0.678825431</text:p>
          </table:table-cell>
          <table:table-cell office:value-type="float" office:value="0.51667328630552001" table:style-name="ce1">
            <text:p>0.516673286</text:p>
          </table:table-cell>
          <table:table-cell office:value-type="float" office:value="0.49035141674232202" table:style-name="ce1">
            <text:p>0.490351417</text:p>
          </table:table-cell>
          <table:table-cell office:value-type="float" office:value="0.19300596276686399" table:style-name="ce1">
            <text:p>0.193005963</text:p>
          </table:table-cell>
          <table:table-cell office:value-type="float" office:value="1.1930677231133701E-3" table:style-name="ce1">
            <text:p>0.001193068</text:p>
          </table:table-cell>
          <table:table-cell office:value-type="float" office:value="0.36106791449590547" table:style-name="ce1">
            <text:p>0.361067914</text:p>
          </table:table-cell>
          <table:table-cell office:value-type="float" office:value="0.27481902923377982" table:style-name="ce1">
            <text:p>0.274819029</text:p>
          </table:table-cell>
          <table:table-cell office:value-type="float" office:value="0.26081840092047703" table:style-name="ce1">
            <text:p>0.260818401</text:p>
          </table:table-cell>
          <table:table-cell office:value-type="float" office:value="0.10266006145430152" table:style-name="ce1">
            <text:p>0.102660061</text:p>
          </table:table-cell>
          <table:table-cell office:value-type="float" office:value="6.3459389553632015E-4" table:style-name="ce1">
            <text:p>0.000634594</text:p>
          </table:table-cell>
          <table:table-cell office:value-type="string" table:style-name="ce1">
            <text:p>F6_S1_1_BDOC_VM_B</text:p>
          </table:table-cell>
          <table:table-cell office:value-type="float" office:value="0.64778996644570697" table:style-name="ce1">
            <text:p>0.647789966</text:p>
          </table:table-cell>
          <table:table-cell office:value-type="float" office:value="0.49501812385544602" table:style-name="ce1">
            <text:p>0.495018124</text:p>
          </table:table-cell>
          <table:table-cell office:value-type="float" office:value="0.38013325340298498" table:style-name="ce1">
            <text:p>0.380133253</text:p>
          </table:table-cell>
          <table:table-cell office:value-type="float" office:value="0.18521102758750199" table:style-name="ce1">
            <text:p>0.185211028</text:p>
          </table:table-cell>
          <table:table-cell office:value-type="float" office:value="0" table:style-name="ce1">
            <text:p>0</text:p>
          </table:table-cell>
          <table:table-cell office:value-type="float" office:value="0.37923429860994939" table:style-name="ce1">
            <text:p>0.379234299</text:p>
          </table:table-cell>
          <table:table-cell office:value-type="float" office:value="0.28979740459636638" table:style-name="ce1">
            <text:p>0.289797405</text:p>
          </table:table-cell>
          <table:table-cell office:value-type="float" office:value="0.22254059988544386" table:style-name="ce1">
            <text:p>0.2225406</text:p>
          </table:table-cell>
          <table:table-cell office:value-type="float" office:value="0.10842769690824036" table:style-name="ce1">
            <text:p>0.10842769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14.39999961853027" table:style-name="ce1">
            <text:p>14.39999962</text:p>
          </table:table-cell>
          <table:table-cell office:value-type="float" office:value="14.60000038146973" table:style-name="ce1">
            <text:p>14.60000038</text:p>
          </table:table-cell>
          <table:table-cell office:value-type="float" office:value="12.80000019073486" table:style-name="ce1">
            <text:p>12.80000019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NE<text:s text:c="5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3.7000000476837158" table:style-name="ce1">
            <text:p>3.700000048</text:p>
          </table:table-cell>
          <table:table-cell office:value-type="float" office:value="998.4000244140625" table:style-name="ce1">
            <text:p>998.400024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1_1_DOC_N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13850000000000001" table:style-name="ce1">
            <text:p>0.1385</text:p>
          </table:table-cell>
          <table:table-cell office:value-type="float" office:value="0.1203" table:style-name="ce1">
            <text:p>0.1203</text:p>
          </table:table-cell>
          <table:table-cell office:value-type="string" table:style-name="ce1">
            <text:p>F6_S1_1_BDOC_NM_A</text:p>
          </table:table-cell>
          <table:table-cell office:value-type="float" office:value="0.152" table:style-name="ce1">
            <text:p>0.152</text:p>
          </table:table-cell>
          <table:table-cell office:value-type="float" office:value="0.1236" table:style-name="ce1">
            <text:p>0.1236</text:p>
          </table:table-cell>
          <table:table-cell office:value-type="float" office:value="-3.2999999999999974E-3" table:style-name="ce1">
            <text:p>-0.0033</text:p>
          </table:table-cell>
          <table:table-cell office:value-type="float" office:value="-2.7431421446383979" table:style-name="ce1">
            <text:p>-2.743142145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4H15M0S" table:style-name="ce6">
            <text:p>2:15:0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89" table:style-name="ce1">
            <text:p>0.89</text:p>
          </table:table-cell>
          <table:table-cell office:value-type="float" office:value="3.27" table:style-name="ce1">
            <text:p>3.27</text:p>
          </table:table-cell>
          <table:table-cell office:value-type="float" office:value="7156.8" table:style-name="ce1">
            <text:p>7156.8</text:p>
          </table:table-cell>
          <table:table-cell office:value-type="float" office:value="7.1568000000000005" table:style-name="ce1">
            <text:p>7.1568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-0.72" table:style-name="ce1">
            <text:p>-0.72</text:p>
          </table:table-cell>
          <table:table-cell office:value-type="float" office:value="-0.92" table:style-name="ce1">
            <text:p>-0.92</text:p>
          </table:table-cell>
          <table:table-cell office:value-type="float" office:value="13728.2" table:style-name="ce1">
            <text:p>13728.2</text:p>
          </table:table-cell>
          <table:table-cell office:value-type="float" office:value="105.9" table:style-name="ce1">
            <text:p>105.9</text:p>
          </table:table-cell>
          <table:table-cell office:value-type="float" office:value="105.9" table:style-name="ce1">
            <text:p>105.9</text:p>
          </table:table-cell>
          <table:table-cell office:value-type="float" office:value="14.67" table:style-name="ce1">
            <text:p>14.67</text:p>
          </table:table-cell>
          <table:table-cell office:value-type="float" office:value="336.9" table:style-name="ce1">
            <text:p>336.9</text:p>
          </table:table-cell>
          <table:table-cell office:value-type="float" office:value="-0.36899999999999999" table:style-name="ce1">
            <text:p>-0.369</text:p>
          </table:table-cell>
          <table:table-cell office:value-type="float" office:value="7.66" table:style-name="ce1">
            <text:p>7.66</text:p>
          </table:table-cell>
          <table:table-cell office:value-type="float" office:value="7.6600000000000001E-3" table:style-name="ce1">
            <text:p>0.00766</text:p>
          </table:table-cell>
          <table:table-cell office:value-type="float" office:value="13686.3" table:style-name="ce1">
            <text:p>13686.3</text:p>
          </table:table-cell>
          <table:table-cell office:value-type="float" office:value="13.686299999999999" table:style-name="ce1">
            <text:p>13.6863</text:p>
          </table:table-cell>
          <table:table-cell office:value-type="float" office:value="1.4" table:style-name="ce1">
            <text:p>1.4</text:p>
          </table:table-cell>
          <table:table-cell office:value-type="float" office:value="1.42" table:style-name="ce1">
            <text:p>1.42</text:p>
          </table:table-cell>
          <table:table-cell office:value-type="float" office:value="8896" table:style-name="ce1">
            <text:p>8896</text:p>
          </table:table-cell>
          <table:table-cell office:value-type="float" office:value="8.8960000000000008" table:style-name="ce1">
            <text:p>8.896</text:p>
          </table:table-cell>
          <table:table-cell office:value-type="float" office:value="305.98" table:style-name="ce1">
            <text:p>305.9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48" table:style-name="ce1">
            <text:p>7.48</text:p>
          </table:table-cell>
          <table:table-cell office:value-type="float" office:value="-67.599999999999994" table:style-name="ce1">
            <text:p>-67.6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4.5599999999999996" table:style-name="ce1">
            <text:p>4.56</text:p>
          </table:table-cell>
          <table:table-cell table:style-name="ce1"/>
          <table:table-cell office:value-type="string" table:style-name="ce1">
            <text:p>F6_S1_1_DOC_NM_A</text:p>
          </table:table-cell>
          <table:table-cell office:value-type="float" office:value="-1.96276E+16" table:style-name="ce1">
            <text:p>-1.96276E+16</text:p>
          </table:table-cell>
          <table:table-cell office:value-type="float" office:value="0.14486068299999999" table:style-name="ce1">
            <text:p>0.144860683</text:p>
          </table:table-cell>
          <table:table-cell office:value-type="float" office:value="2.7144850000000002E-2" table:style-name="ce1">
            <text:p>0.02714485</text:p>
          </table:table-cell>
          <table:table-cell office:value-type="float" office:value="-1.7299999999999999E-17" table:style-name="ce1">
            <text:p>-1.73E-17</text:p>
          </table:table-cell>
          <table:table-cell office:value-type="float" office:value="2.2308037999999999E-2" table:style-name="ce1">
            <text:p>0.022308038</text:p>
          </table:table-cell>
          <table:table-cell office:value-type="float" office:value="3.5387523999999997E-2" table:style-name="ce1">
            <text:p>0.035387524</text:p>
          </table:table-cell>
          <table:table-cell office:value-type="float" office:value="5.9043734470000002" table:style-name="ce1">
            <text:p>5.904373447</text:p>
          </table:table-cell>
          <table:table-cell office:value-type="string" table:style-name="ce1">
            <text:p>3.36E-15</text:p>
          </table:table-cell>
          <table:table-cell office:value-type="float" office:value="58.771839800000002" table:style-name="ce1">
            <text:p>58.7718398</text:p>
          </table:table-cell>
          <table:table-cell office:value-type="float" office:value="33.765765690000002" table:style-name="ce1">
            <text:p>33.76576569</text:p>
          </table:table-cell>
          <table:table-cell office:value-type="float" office:value="4.1720009210000004" table:style-name="ce1">
            <text:p>4.172000921</text:p>
          </table:table-cell>
          <table:table-cell office:value-type="float" office:value="-33.391304349999999" table:style-name="ce1">
            <text:p>-33.39130435</text:p>
          </table:table-cell>
          <table:table-cell office:value-type="float" office:value="1.4374572E-2" table:style-name="ce1">
            <text:p>0.014374572</text:p>
          </table:table-cell>
          <table:table-cell office:value-type="float" office:value="1.1392279999999999E-2" table:style-name="ce1">
            <text:p>0.01139228</text:p>
          </table:table-cell>
          <table:table-cell office:value-type="float" office:value="1.4025829E-2" table:style-name="ce1">
            <text:p>0.014025829</text:p>
          </table:table-cell>
          <table:table-cell office:value-type="float" office:value="1.2617818940000001" table:style-name="ce1">
            <text:p>1.261781894</text:p>
          </table:table-cell>
          <table:table-cell office:value-type="string" table:style-name="ce1">
            <text:p>F6_S1_1_BDOC_NM_A</text:p>
          </table:table-cell>
          <table:table-cell office:value-type="float" office:value="12.82573393" table:style-name="ce1">
            <text:p>12.82573393</text:p>
          </table:table-cell>
          <table:table-cell office:value-type="float" office:value="0.41869344600000002" table:style-name="ce1">
            <text:p>0.418693446</text:p>
          </table:table-cell>
          <table:table-cell office:value-type="float" office:value="0.12448563999999999" table:style-name="ce1">
            <text:p>0.12448564</text:p>
          </table:table-cell>
          <table:table-cell office:value-type="float" office:value="-6.94E-18" table:style-name="ce1">
            <text:p>-6.94E-18</text:p>
          </table:table-cell>
          <table:table-cell office:value-type="float" office:value="6.7578473E-2" table:style-name="ce1">
            <text:p>0.067578473</text:p>
          </table:table-cell>
          <table:table-cell office:value-type="float" office:value="5.3706120000000003E-2" table:style-name="ce1">
            <text:p>0.05370612</text:p>
          </table:table-cell>
          <table:table-cell office:value-type="float" office:value="1.8744672360000001" table:style-name="ce1">
            <text:p>1.874467236</text:p>
          </table:table-cell>
          <table:table-cell office:value-type="float" office:value="-3.7000000000000002E-15" table:style-name="ce1">
            <text:p>-3.7E-15</text:p>
          </table:table-cell>
          <table:table-cell office:value-type="float" office:value="85.907256880000006" table:style-name="ce1">
            <text:p>85.90725688</text:p>
          </table:table-cell>
          <table:table-cell office:value-type="float" office:value="48.996817839999999" table:style-name="ce1">
            <text:p>48.99681784</text:p>
          </table:table-cell>
          <table:table-cell office:value-type="float" office:value="4.3474928840000002" table:style-name="ce1">
            <text:p>4.347492884</text:p>
          </table:table-cell>
          <table:table-cell office:value-type="float" office:value="144.85" table:style-name="ce1">
            <text:p>144.85</text:p>
          </table:table-cell>
          <table:table-cell office:value-type="float" office:value="1.4579448E-2" table:style-name="ce1">
            <text:p>0.014579448</text:p>
          </table:table-cell>
          <table:table-cell office:value-type="float" office:value="1.1972729E-2" table:style-name="ce1">
            <text:p>0.011972729</text:p>
          </table:table-cell>
          <table:table-cell office:value-type="float" office:value="1.4479142E-2" table:style-name="ce1">
            <text:p>0.014479142</text:p>
          </table:table-cell>
          <table:table-cell office:value-type="float" office:value="1.2177214089999999" table:style-name="ce1">
            <text:p>1.217721409</text:p>
          </table:table-cell>
          <table:table-cell office:value-type="string" table:style-name="ce1">
            <text:p>F6_S1_1_DOC_NM_A</text:p>
          </table:table-cell>
          <table:table-cell office:value-type="float" office:value="0.65259677498478796" table:style-name="ce1">
            <text:p>0.652596775</text:p>
          </table:table-cell>
          <table:table-cell office:value-type="float" office:value="0.47233434444767303" table:style-name="ce1">
            <text:p>0.472334344</text:p>
          </table:table-cell>
          <table:table-cell office:value-type="float" office:value="0.28435252914577402" table:style-name="ce1">
            <text:p>0.284352529</text:p>
          </table:table-cell>
          <table:table-cell office:value-type="float" office:value="0.185153543989722" table:style-name="ce1">
            <text:p>0.185153544</text:p>
          </table:table-cell>
          <table:table-cell office:value-type="float" office:value="0" table:style-name="ce1">
            <text:p>0</text:p>
          </table:table-cell>
          <table:table-cell office:value-type="float" office:value="0.40929600615608658" table:style-name="ce1">
            <text:p>0.409296006</text:p>
          </table:table-cell>
          <table:table-cell office:value-type="float" office:value="0.29623891530461871" table:style-name="ce1">
            <text:p>0.296238915</text:p>
          </table:table-cell>
          <table:table-cell office:value-type="float" office:value="0.17834037644832132" table:style-name="ce1">
            <text:p>0.178340376</text:p>
          </table:table-cell>
          <table:table-cell office:value-type="float" office:value="0.11612470209097341" table:style-name="ce1">
            <text:p>0.1161247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1_1_BDOC_NM_A</text:p>
          </table:table-cell>
          <table:table-cell office:value-type="float" office:value="1.1241839205336901" table:style-name="ce1">
            <text:p>1.124183921</text:p>
          </table:table-cell>
          <table:table-cell office:value-type="float" office:value="0.76199698638816804" table:style-name="ce1">
            <text:p>0.761996986</text:p>
          </table:table-cell>
          <table:table-cell office:value-type="float" office:value="0.74810843476592503" table:style-name="ce1">
            <text:p>0.748108435</text:p>
          </table:table-cell>
          <table:table-cell office:value-type="float" office:value="0.28500895092067302" table:style-name="ce1">
            <text:p>0.285008951</text:p>
          </table:table-cell>
          <table:table-cell office:value-type="float" office:value="4.4032316606437798E-2" table:style-name="ce1">
            <text:p>0.044032317</text:p>
          </table:table-cell>
          <table:table-cell office:value-type="float" office:value="0.37936500133933149" table:style-name="ce1">
            <text:p>0.379365001</text:p>
          </table:table-cell>
          <table:table-cell office:value-type="float" office:value="0.25714207656028359" table:style-name="ce1">
            <text:p>0.257142077</text:p>
          </table:table-cell>
          <table:table-cell office:value-type="float" office:value="0.2524552719293543" table:style-name="ce1">
            <text:p>0.252455272</text:p>
          </table:table-cell>
          <table:table-cell office:value-type="float" office:value="9.6178587037975979E-2" table:style-name="ce1">
            <text:p>0.096178587</text:p>
          </table:table-cell>
          <table:table-cell office:value-type="float" office:value="1.4859063133054783E-2" table:style-name="ce1">
            <text:p>0.014859063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.19999980926514" table:style-name="ce1">
            <text:p>12.19999981</text:p>
          </table:table-cell>
          <table:table-cell office:value-type="float" office:value="13.5" table:style-name="ce1">
            <text:p>13.5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89" table:style-name="ce1">
            <text:p>8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SE<text:s text:c="5"/>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1004.799987792969" table:style-name="ce1">
            <text:p>1004.79998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1_1_DOC_N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1021" table:style-name="ce1">
            <text:p>0.1021</text:p>
          </table:table-cell>
          <table:table-cell table:style-name="ce1"/>
          <table:table-cell office:value-type="string" table:style-name="ce1">
            <text:p>F6_S1_1_BDOC_NM_B</text:p>
          </table:table-cell>
          <table:table-cell office:value-type="float" office:value="9.5200000000000007E-2" table:style-name="ce1">
            <text:p>0.0952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4H15M0S" table:style-name="ce6">
            <text:p>2:15:0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89" table:style-name="ce1">
            <text:p>0.89</text:p>
          </table:table-cell>
          <table:table-cell office:value-type="float" office:value="3.27" table:style-name="ce1">
            <text:p>3.27</text:p>
          </table:table-cell>
          <table:table-cell office:value-type="float" office:value="7156.8" table:style-name="ce1">
            <text:p>7156.8</text:p>
          </table:table-cell>
          <table:table-cell office:value-type="float" office:value="7.1568000000000005" table:style-name="ce1">
            <text:p>7.1568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-0.72" table:style-name="ce1">
            <text:p>-0.72</text:p>
          </table:table-cell>
          <table:table-cell office:value-type="float" office:value="-0.92" table:style-name="ce1">
            <text:p>-0.92</text:p>
          </table:table-cell>
          <table:table-cell office:value-type="float" office:value="13728.2" table:style-name="ce1">
            <text:p>13728.2</text:p>
          </table:table-cell>
          <table:table-cell office:value-type="float" office:value="105.9" table:style-name="ce1">
            <text:p>105.9</text:p>
          </table:table-cell>
          <table:table-cell office:value-type="float" office:value="105.9" table:style-name="ce1">
            <text:p>105.9</text:p>
          </table:table-cell>
          <table:table-cell office:value-type="float" office:value="14.67" table:style-name="ce1">
            <text:p>14.67</text:p>
          </table:table-cell>
          <table:table-cell office:value-type="float" office:value="336.9" table:style-name="ce1">
            <text:p>336.9</text:p>
          </table:table-cell>
          <table:table-cell office:value-type="float" office:value="-0.36899999999999999" table:style-name="ce1">
            <text:p>-0.369</text:p>
          </table:table-cell>
          <table:table-cell office:value-type="float" office:value="7.66" table:style-name="ce1">
            <text:p>7.66</text:p>
          </table:table-cell>
          <table:table-cell office:value-type="float" office:value="7.6600000000000001E-3" table:style-name="ce1">
            <text:p>0.00766</text:p>
          </table:table-cell>
          <table:table-cell office:value-type="float" office:value="13686.3" table:style-name="ce1">
            <text:p>13686.3</text:p>
          </table:table-cell>
          <table:table-cell office:value-type="float" office:value="13.686299999999999" table:style-name="ce1">
            <text:p>13.6863</text:p>
          </table:table-cell>
          <table:table-cell office:value-type="float" office:value="1.4" table:style-name="ce1">
            <text:p>1.4</text:p>
          </table:table-cell>
          <table:table-cell office:value-type="float" office:value="1.42" table:style-name="ce1">
            <text:p>1.42</text:p>
          </table:table-cell>
          <table:table-cell office:value-type="float" office:value="8896" table:style-name="ce1">
            <text:p>8896</text:p>
          </table:table-cell>
          <table:table-cell office:value-type="float" office:value="8.8960000000000008" table:style-name="ce1">
            <text:p>8.896</text:p>
          </table:table-cell>
          <table:table-cell office:value-type="float" office:value="305.98" table:style-name="ce1">
            <text:p>305.9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48" table:style-name="ce1">
            <text:p>7.48</text:p>
          </table:table-cell>
          <table:table-cell office:value-type="float" office:value="-67.599999999999994" table:style-name="ce1">
            <text:p>-67.6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4.5599999999999996" table:style-name="ce1">
            <text:p>4.56</text:p>
          </table:table-cell>
          <table:table-cell table:style-name="ce1"/>
          <table:table-cell office:value-type="string" table:style-name="ce1">
            <text:p>F6_S1_1_DOC_NM_B</text:p>
          </table:table-cell>
          <table:table-cell office:value-type="float" office:value="5.4242767819999997" table:style-name="ce1">
            <text:p>5.424276782</text:p>
          </table:table-cell>
          <table:table-cell office:value-type="float" office:value="0.349525959" table:style-name="ce1">
            <text:p>0.349525959</text:p>
          </table:table-cell>
          <table:table-cell office:value-type="float" office:value="0.103990253" table:style-name="ce1">
            <text:p>0.103990253</text:p>
          </table:table-cell>
          <table:table-cell office:value-type="float" office:value="9.7368260000000005E-3" table:style-name="ce1">
            <text:p>0.009736826</text:p>
          </table:table-cell>
          <table:table-cell office:value-type="float" office:value="3.9383807999999999E-2" table:style-name="ce1">
            <text:p>0.039383808</text:p>
          </table:table-cell>
          <table:table-cell office:value-type="float" office:value="4.3977492E-2" table:style-name="ce1">
            <text:p>0.043977492</text:p>
          </table:table-cell>
          <table:table-cell office:value-type="float" office:value="3.7556911579999999" table:style-name="ce1">
            <text:p>3.755691158</text:p>
          </table:table-cell>
          <table:table-cell office:value-type="float" office:value="1.1826019E-2" table:style-name="ce1">
            <text:p>0.011826019</text:p>
          </table:table-cell>
          <table:table-cell office:value-type="float" office:value="74.354858530000001" table:style-name="ce1">
            <text:p>74.35485853</text:p>
          </table:table-cell>
          <table:table-cell office:value-type="float" office:value="43.131804670000001" table:style-name="ce1">
            <text:p>43.13180467</text:p>
          </table:table-cell>
          <table:table-cell office:value-type="float" office:value="4.1712050459999999" table:style-name="ce1">
            <text:p>4.171205046</text:p>
          </table:table-cell>
          <table:table-cell office:value-type="float" office:value="1355.5" table:style-name="ce1">
            <text:p>1355.5</text:p>
          </table:table-cell>
          <table:table-cell office:value-type="float" office:value="1.4113659000000001E-2" table:style-name="ce1">
            <text:p>0.014113659</text:p>
          </table:table-cell>
          <table:table-cell office:value-type="float" office:value="1.1686810000000001E-2" table:style-name="ce1">
            <text:p>0.01168681</text:p>
          </table:table-cell>
          <table:table-cell office:value-type="float" office:value="1.397811E-2" table:style-name="ce1">
            <text:p>0.01397811</text:p>
          </table:table-cell>
          <table:table-cell office:value-type="float" office:value="1.207657116" table:style-name="ce1">
            <text:p>1.207657116</text:p>
          </table:table-cell>
          <table:table-cell office:value-type="string" table:style-name="ce1">
            <text:p>F6_S1_1_BDOC_NM_B</text:p>
          </table:table-cell>
          <table:table-cell office:value-type="string" table:style-name="ce1">
            <text:p>Inf</text:p>
          </table:table-cell>
          <table:table-cell office:value-type="float" office:value="0.141697657" table:style-name="ce1">
            <text:p>0.141697657</text:p>
          </table:table-cell>
          <table:table-cell office:value-type="float" office:value="2.0707861000000001E-2" table:style-name="ce1">
            <text:p>0.020707861</text:p>
          </table:table-cell>
          <table:table-cell office:value-type="float" office:value="3.4481300000000002E-4" table:style-name="ce1">
            <text:p>0.000344813</text:p>
          </table:table-cell>
          <table:table-cell office:value-type="float" office:value="2.1812890000000001E-2" table:style-name="ce1">
            <text:p>0.02181289</text:p>
          </table:table-cell>
          <table:table-cell office:value-type="float" office:value="3.2543401999999999E-2" table:style-name="ce1">
            <text:p>0.032543402</text:p>
          </table:table-cell>
          <table:table-cell office:value-type="float" office:value="0.827290152" table:style-name="ce1">
            <text:p>0.827290152</text:p>
          </table:table-cell>
          <table:table-cell office:value-type="string" table:style-name="ce1">
            <text:p>2.80E-15</text:p>
          </table:table-cell>
          <table:table-cell office:value-type="float" office:value="41.996959160000003" table:style-name="ce1">
            <text:p>41.99695916</text:p>
          </table:table-cell>
          <table:table-cell office:value-type="float" office:value="23.990743729999998" table:style-name="ce1">
            <text:p>23.99074373</text:p>
          </table:table-cell>
          <table:table-cell office:value-type="float" office:value="4.3583996410000001" table:style-name="ce1">
            <text:p>4.358399641</text:p>
          </table:table-cell>
          <table:table-cell office:value-type="float" office:value="-19.013422819999999" table:style-name="ce1">
            <text:p>-19.01342282</text:p>
          </table:table-cell>
          <table:table-cell office:value-type="float" office:value="1.4418235999999999E-2" table:style-name="ce1">
            <text:p>0.014418236</text:p>
          </table:table-cell>
          <table:table-cell office:value-type="float" office:value="1.2166150000000001E-2" table:style-name="ce1">
            <text:p>0.01216615</text:p>
          </table:table-cell>
          <table:table-cell office:value-type="float" office:value="1.446767E-2" table:style-name="ce1">
            <text:p>0.01446767</text:p>
          </table:table-cell>
          <table:table-cell office:value-type="float" office:value="1.185110868" table:style-name="ce1">
            <text:p>1.185110868</text:p>
          </table:table-cell>
          <table:table-cell office:value-type="string" table:style-name="ce1">
            <text:p>F6_S1_1_DOC_NM_B</text:p>
          </table:table-cell>
          <table:table-cell office:value-type="float" office:value="0.86578372451212304" table:style-name="ce1">
            <text:p>0.865783725</text:p>
          </table:table-cell>
          <table:table-cell office:value-type="float" office:value="0.59522991623663801" table:style-name="ce1">
            <text:p>0.595229916</text:p>
          </table:table-cell>
          <table:table-cell office:value-type="float" office:value="0.56159278423083803" table:style-name="ce1">
            <text:p>0.561592784</text:p>
          </table:table-cell>
          <table:table-cell office:value-type="float" office:value="0.23883088209841899" table:style-name="ce1">
            <text:p>0.238830882</text:p>
          </table:table-cell>
          <table:table-cell office:value-type="float" office:value="0" table:style-name="ce1">
            <text:p>0</text:p>
          </table:table-cell>
          <table:table-cell office:value-type="float" office:value="0.38284666207739981" table:style-name="ce1">
            <text:p>0.382846662</text:p>
          </table:table-cell>
          <table:table-cell office:value-type="float" office:value="0.26320867457773084" table:style-name="ce1">
            <text:p>0.263208675</text:p>
          </table:table-cell>
          <table:table-cell office:value-type="float" office:value="0.2483344475096092" table:style-name="ce1">
            <text:p>0.248334448</text:p>
          </table:table-cell>
          <table:table-cell office:value-type="float" office:value="0.10561021583526016" table:style-name="ce1">
            <text:p>0.1056102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1_1_BDOC_NM_B</text:p>
          </table:table-cell>
          <table:table-cell office:value-type="float" office:value="0.57814346424068197" table:style-name="ce1">
            <text:p>0.578143464</text:p>
          </table:table-cell>
          <table:table-cell office:value-type="float" office:value="0.37797992163705801" table:style-name="ce1">
            <text:p>0.377979922</text:p>
          </table:table-cell>
          <table:table-cell office:value-type="float" office:value="0.20159506632231899" table:style-name="ce1">
            <text:p>0.201595066</text:p>
          </table:table-cell>
          <table:table-cell office:value-type="float" office:value="0.15209827445367399" table:style-name="ce1">
            <text:p>0.152098274</text:p>
          </table:table-cell>
          <table:table-cell office:value-type="float" office:value="0" table:style-name="ce1">
            <text:p>0</text:p>
          </table:table-cell>
          <table:table-cell office:value-type="float" office:value="0.44139264102826015" table:style-name="ce1">
            <text:p>0.441392641</text:p>
          </table:table-cell>
          <table:table-cell office:value-type="float" office:value="0.28857466387889691" table:style-name="ce1">
            <text:p>0.288574664</text:p>
          </table:table-cell>
          <table:table-cell office:value-type="float" office:value="0.15391089624984858" table:style-name="ce1">
            <text:p>0.153910896</text:p>
          </table:table-cell>
          <table:table-cell office:value-type="float" office:value="0.11612179884299427" table:style-name="ce1">
            <text:p>0.116121799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.19999980926514" table:style-name="ce1">
            <text:p>12.19999981</text:p>
          </table:table-cell>
          <table:table-cell office:value-type="float" office:value="13.5" table:style-name="ce1">
            <text:p>13.5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89" table:style-name="ce1">
            <text:p>8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SE<text:s text:c="5"/>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1004.799987792969" table:style-name="ce1">
            <text:p>1004.79998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2_1_DOC_V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1042" table:style-name="ce1">
            <text:p>0.1042</text:p>
          </table:table-cell>
          <table:table-cell office:value-type="float" office:value="9.617500000000001E-2" table:style-name="ce1">
            <text:p>0.096175</text:p>
          </table:table-cell>
          <table:table-cell office:value-type="string" table:style-name="ce1">
            <text:p>F6_S2_1_BDOC_VM_A</text:p>
          </table:table-cell>
          <table:table-cell office:value-type="float" office:value="9.6619999999999998E-2" table:style-name="ce1">
            <text:p>0.09662</text:p>
          </table:table-cell>
          <table:table-cell office:value-type="float" office:value="0.10486000000000001" table:style-name="ce1">
            <text:p>0.10486</text:p>
          </table:table-cell>
          <table:table-cell office:value-type="float" office:value="-8.6849999999999983E-3" table:style-name="ce1">
            <text:p>-0.008685</text:p>
          </table:table-cell>
          <table:table-cell office:value-type="float" office:value="-9.0304133090719887" table:style-name="ce1">
            <text:p>-9.030413309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2H18M0S" table:style-name="ce6">
            <text:p>12:18:0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91" table:style-name="ce1">
            <text:p>0.91</text:p>
          </table:table-cell>
          <table:table-cell office:value-type="float" office:value="3.36" table:style-name="ce1">
            <text:p>3.36</text:p>
          </table:table-cell>
          <table:table-cell office:value-type="float" office:value="7918" table:style-name="ce1">
            <text:p>7918</text:p>
          </table:table-cell>
          <table:table-cell office:value-type="float" office:value="7.9180000000000001" table:style-name="ce1">
            <text:p>7.918</text:p>
          </table:table-cell>
          <table:table-cell office:value-type="float" office:value="-0.32400000000000001" table:style-name="ce1">
            <text:p>-0.324</text:p>
          </table:table-cell>
          <table:table-cell office:value-type="float" office:value="-0.68" table:style-name="ce1">
            <text:p>-0.68</text:p>
          </table:table-cell>
          <table:table-cell office:value-type="float" office:value="-0.9" table:style-name="ce1">
            <text:p>-0.9</text:p>
          </table:table-cell>
          <table:table-cell office:value-type="float" office:value="14986.3" table:style-name="ce1">
            <text:p>14986.3</text:p>
          </table:table-cell>
          <table:table-cell office:value-type="float" office:value="106.8" table:style-name="ce1">
            <text:p>106.8</text:p>
          </table:table-cell>
          <table:table-cell office:value-type="float" office:value="106.8" table:style-name="ce1">
            <text:p>106.8</text:p>
          </table:table-cell>
          <table:table-cell office:value-type="float" office:value="14.55" table:style-name="ce1">
            <text:p>14.55</text:p>
          </table:table-cell>
          <table:table-cell office:value-type="float" office:value="372.8" table:style-name="ce1">
            <text:p>372.8</text:p>
          </table:table-cell>
          <table:table-cell office:value-type="float" office:value="-0.46400000000000002" table:style-name="ce1">
            <text:p>-0.464</text:p>
          </table:table-cell>
          <table:table-cell office:value-type="float" office:value="8.42" table:style-name="ce1">
            <text:p>8.42</text:p>
          </table:table-cell>
          <table:table-cell office:value-type="float" office:value="8.4200000000000004E-3" table:style-name="ce1">
            <text:p>0.00842</text:p>
          </table:table-cell>
          <table:table-cell office:value-type="float" office:value="14920.3" table:style-name="ce1">
            <text:p>14920.3</text:p>
          </table:table-cell>
          <table:table-cell office:value-type="float" office:value="14.920299999999999" table:style-name="ce1">
            <text:p>14.9203</text:p>
          </table:table-cell>
          <table:table-cell office:value-type="float" office:value="1.43" table:style-name="ce1">
            <text:p>1.43</text:p>
          </table:table-cell>
          <table:table-cell office:value-type="float" office:value="1.45" table:style-name="ce1">
            <text:p>1.45</text:p>
          </table:table-cell>
          <table:table-cell office:value-type="float" office:value="9698" table:style-name="ce1">
            <text:p>9698</text:p>
          </table:table-cell>
          <table:table-cell office:value-type="float" office:value="9.6980000000000004" table:style-name="ce1">
            <text:p>9.698</text:p>
          </table:table-cell>
          <table:table-cell office:value-type="float" office:value="309.14999999999998" table:style-name="ce1">
            <text:p>309.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" table:style-name="ce1">
            <text:p>7.2</text:p>
          </table:table-cell>
          <table:table-cell office:value-type="float" office:value="-53.1" table:style-name="ce1">
            <text:p>-53.1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-0.32300000000000001" table:style-name="ce1">
            <text:p>-0.323</text:p>
          </table:table-cell>
          <table:table-cell office:value-type="float" office:value="4.8" table:style-name="ce1">
            <text:p>4.8</text:p>
          </table:table-cell>
          <table:table-cell table:style-name="ce1"/>
          <table:table-cell office:value-type="string" table:style-name="ce1">
            <text:p>F6_S2_1_DOC_VM_A</text:p>
          </table:table-cell>
          <table:table-cell office:value-type="float" office:value="4.9818195239999996" table:style-name="ce1">
            <text:p>4.981819524</text:p>
          </table:table-cell>
          <table:table-cell office:value-type="float" office:value="0.336456757" table:style-name="ce1">
            <text:p>0.336456757</text:p>
          </table:table-cell>
          <table:table-cell office:value-type="float" office:value="0.127924491" table:style-name="ce1">
            <text:p>0.127924491</text:p>
          </table:table-cell>
          <table:table-cell office:value-type="float" office:value="5.0569296E-2" table:style-name="ce1">
            <text:p>0.050569296</text:p>
          </table:table-cell>
          <table:table-cell office:value-type="float" office:value="6.0839931E-2" table:style-name="ce1">
            <text:p>0.060839931</text:p>
          </table:table-cell>
          <table:table-cell office:value-type="float" office:value="4.5823088999999997E-2" table:style-name="ce1">
            <text:p>0.045823089</text:p>
          </table:table-cell>
          <table:table-cell office:value-type="float" office:value="1.3559895390000001" table:style-name="ce1">
            <text:p>1.355989539</text:p>
          </table:table-cell>
          <table:table-cell office:value-type="float" office:value="-4.9400000000000004E-16" table:style-name="ce1">
            <text:p>-4.94E-16</text:p>
          </table:table-cell>
          <table:table-cell office:value-type="float" office:value="80.553198309999999" table:style-name="ce1">
            <text:p>80.55319831</text:p>
          </table:table-cell>
          <table:table-cell office:value-type="float" office:value="46.014421910000003" table:style-name="ce1">
            <text:p>46.01442191</text:p>
          </table:table-cell>
          <table:table-cell office:value-type="float" office:value="4.3637374859999998" table:style-name="ce1">
            <text:p>4.363737486</text:p>
          </table:table-cell>
          <table:table-cell office:value-type="float" office:value="670.375" table:style-name="ce1">
            <text:p>670.375</text:p>
          </table:table-cell>
          <table:table-cell office:value-type="float" office:value="1.4505149E-2" table:style-name="ce1">
            <text:p>0.014505149</text:p>
          </table:table-cell>
          <table:table-cell office:value-type="float" office:value="1.2253004E-2" table:style-name="ce1">
            <text:p>0.012253004</text:p>
          </table:table-cell>
          <table:table-cell office:value-type="float" office:value="1.4567567E-2" table:style-name="ce1">
            <text:p>0.014567567</text:p>
          </table:table-cell>
          <table:table-cell office:value-type="float" office:value="1.1838034740000001" table:style-name="ce1">
            <text:p>1.183803474</text:p>
          </table:table-cell>
          <table:table-cell office:value-type="string" table:style-name="ce1">
            <text:p>F6_S2_1_BDOC_VM_A</text:p>
          </table:table-cell>
          <table:table-cell office:value-type="float" office:value="11.528154750000001" table:style-name="ce1">
            <text:p>11.52815475</text:p>
          </table:table-cell>
          <table:table-cell office:value-type="float" office:value="0.160277211" table:style-name="ce1">
            <text:p>0.160277211</text:p>
          </table:table-cell>
          <table:table-cell office:value-type="float" office:value="0.190591714" table:style-name="ce1">
            <text:p>0.190591714</text:p>
          </table:table-cell>
          <table:table-cell office:value-type="string" table:style-name="ce1">
            <text:p>7.32E-18</text:p>
          </table:table-cell>
          <table:table-cell office:value-type="float" office:value="4.747821E-2" table:style-name="ce1">
            <text:p>0.04747821</text:p>
          </table:table-cell>
          <table:table-cell office:value-type="float" office:value="3.019633E-2" table:style-name="ce1">
            <text:p>0.03019633</text:p>
          </table:table-cell>
          <table:table-cell office:value-type="float" office:value="2.6781580219999999" table:style-name="ce1">
            <text:p>2.678158022</text:p>
          </table:table-cell>
          <table:table-cell office:value-type="float" office:value="-8.7199999999999997E-16" table:style-name="ce1">
            <text:p>-8.72E-16</text:p>
          </table:table-cell>
          <table:table-cell office:value-type="float" office:value="48.04946855" table:style-name="ce1">
            <text:p>48.04946855</text:p>
          </table:table-cell>
          <table:table-cell office:value-type="float" office:value="27.026866649999999" table:style-name="ce1">
            <text:p>27.02686665</text:p>
          </table:table-cell>
          <table:table-cell office:value-type="float" office:value="4.5156440470000003" table:style-name="ce1">
            <text:p>4.515644047</text:p>
          </table:table-cell>
          <table:table-cell office:value-type="float" office:value="-587" table:style-name="ce1">
            <text:p>-587</text:p>
          </table:table-cell>
          <table:table-cell office:value-type="float" office:value="1.4992349E-2" table:style-name="ce1">
            <text:p>0.014992349</text:p>
          </table:table-cell>
          <table:table-cell office:value-type="float" office:value="1.3127163000000001E-2" table:style-name="ce1">
            <text:p>0.013127163</text:p>
          </table:table-cell>
          <table:table-cell office:value-type="float" office:value="1.4500383E-2" table:style-name="ce1">
            <text:p>0.014500383</text:p>
          </table:table-cell>
          <table:table-cell office:value-type="float" office:value="1.142085958" table:style-name="ce1">
            <text:p>1.142085958</text:p>
          </table:table-cell>
          <table:table-cell office:value-type="string" table:style-name="ce1">
            <text:p>F6_S2_1_DOC_VM_A</text:p>
          </table:table-cell>
          <table:table-cell office:value-type="float" office:value="0.95573498869560103" table:style-name="ce1">
            <text:p>0.955734989</text:p>
          </table:table-cell>
          <table:table-cell office:value-type="float" office:value="0.64823000622034499" table:style-name="ce1">
            <text:p>0.648230006</text:p>
          </table:table-cell>
          <table:table-cell office:value-type="float" office:value="0.61254863797324799" table:style-name="ce1">
            <text:p>0.612548638</text:p>
          </table:table-cell>
          <table:table-cell office:value-type="float" office:value="0.24759689739176299" table:style-name="ce1">
            <text:p>0.247596897</text:p>
          </table:table-cell>
          <table:table-cell office:value-type="float" office:value="6.3605819118323095E-2" table:style-name="ce1">
            <text:p>0.063605819</text:p>
          </table:table-cell>
          <table:table-cell office:value-type="float" office:value="0.37810215094851707" table:style-name="ce1">
            <text:p>0.378102151</text:p>
          </table:table-cell>
          <table:table-cell office:value-type="float" office:value="0.25644887187377607" table:style-name="ce1">
            <text:p>0.256448872</text:p>
          </table:table-cell>
          <table:table-cell office:value-type="float" office:value="0.24233282271518405" table:style-name="ce1">
            <text:p>0.242332823</text:p>
          </table:table-cell>
          <table:table-cell office:value-type="float" office:value="9.7952801330182956E-2" table:style-name="ce1">
            <text:p>0.097952801</text:p>
          </table:table-cell>
          <table:table-cell office:value-type="float" office:value="2.5163353132339878E-2" table:style-name="ce1">
            <text:p>0.025163353</text:p>
          </table:table-cell>
          <table:table-cell office:value-type="string" table:style-name="ce1">
            <text:p>F6_S2_1_BDOC_VM_A</text:p>
          </table:table-cell>
          <table:table-cell office:value-type="float" office:value="0.60486354236630302" table:style-name="ce1">
            <text:p>0.604863542</text:p>
          </table:table-cell>
          <table:table-cell office:value-type="float" office:value="0.45235289492580699" table:style-name="ce1">
            <text:p>0.452352895</text:p>
          </table:table-cell>
          <table:table-cell office:value-type="float" office:value="0.337061123756762" table:style-name="ce1">
            <text:p>0.337061124</text:p>
          </table:table-cell>
          <table:table-cell office:value-type="float" office:value="0.161227181947113" table:style-name="ce1">
            <text:p>0.161227182</text:p>
          </table:table-cell>
          <table:table-cell office:value-type="float" office:value="8.0160619493623797E-2" table:style-name="ce1">
            <text:p>0.080160619</text:p>
          </table:table-cell>
          <table:table-cell office:value-type="float" office:value="0.36979663214586517" table:style-name="ce1">
            <text:p>0.369796632</text:p>
          </table:table-cell>
          <table:table-cell office:value-type="float" office:value="0.27655589297146393" table:style-name="ce1">
            <text:p>0.276555893</text:p>
          </table:table-cell>
          <table:table-cell office:value-type="float" office:value="0.20606973252996505" table:style-name="ce1">
            <text:p>0.206069733</text:p>
          </table:table-cell>
          <table:table-cell office:value-type="float" office:value="9.8569784287485807E-2" table:style-name="ce1">
            <text:p>0.098569784</text:p>
          </table:table-cell>
          <table:table-cell office:value-type="float" office:value="4.9007958065220111E-2" table:style-name="ce1">
            <text:p>0.049007958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.20000076293945" table:style-name="ce1">
            <text:p>16.20000076</text:p>
          </table:table-cell>
          <table:table-cell office:value-type="float" office:value="16.39999961853027" table:style-name="ce1">
            <text:p>16.39999962</text:p>
          </table:table-cell>
          <table:table-cell office:value-type="float" office:value="15.10000038146973" table:style-name="ce1">
            <text:p>15.10000038</text:p>
          </table:table-cell>
          <table:table-cell office:value-type="float" office:value="9.6000003814697266" table:style-name="ce1">
            <text:p>9.600000381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<text:s text:c="7"/></text:p>
          </table:table-cell>
          <table:table-cell office:value-type="float" office:value="2" table:style-name="ce1">
            <text:p>2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999.4000244140625" table:style-name="ce1">
            <text:p>999.400024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2_1_DOC_V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8.8150000000000006E-2" table:style-name="ce1">
            <text:p>0.08815</text:p>
          </table:table-cell>
          <table:table-cell table:style-name="ce1"/>
          <table:table-cell office:value-type="string" table:style-name="ce1">
            <text:p>F6_S2_1_BDOC_VM_B</text:p>
          </table:table-cell>
          <table:table-cell office:value-type="float" office:value="0.11310000000000001" table:style-name="ce1">
            <text:p>0.1131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2H18M0S" table:style-name="ce6">
            <text:p>12:18:0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91" table:style-name="ce1">
            <text:p>0.91</text:p>
          </table:table-cell>
          <table:table-cell office:value-type="float" office:value="3.36" table:style-name="ce1">
            <text:p>3.36</text:p>
          </table:table-cell>
          <table:table-cell office:value-type="float" office:value="7918" table:style-name="ce1">
            <text:p>7918</text:p>
          </table:table-cell>
          <table:table-cell office:value-type="float" office:value="7.9180000000000001" table:style-name="ce1">
            <text:p>7.918</text:p>
          </table:table-cell>
          <table:table-cell office:value-type="float" office:value="-0.32400000000000001" table:style-name="ce1">
            <text:p>-0.324</text:p>
          </table:table-cell>
          <table:table-cell office:value-type="float" office:value="-0.68" table:style-name="ce1">
            <text:p>-0.68</text:p>
          </table:table-cell>
          <table:table-cell office:value-type="float" office:value="-0.9" table:style-name="ce1">
            <text:p>-0.9</text:p>
          </table:table-cell>
          <table:table-cell office:value-type="float" office:value="14986.3" table:style-name="ce1">
            <text:p>14986.3</text:p>
          </table:table-cell>
          <table:table-cell office:value-type="float" office:value="106.8" table:style-name="ce1">
            <text:p>106.8</text:p>
          </table:table-cell>
          <table:table-cell office:value-type="float" office:value="106.8" table:style-name="ce1">
            <text:p>106.8</text:p>
          </table:table-cell>
          <table:table-cell office:value-type="float" office:value="14.55" table:style-name="ce1">
            <text:p>14.55</text:p>
          </table:table-cell>
          <table:table-cell office:value-type="float" office:value="372.8" table:style-name="ce1">
            <text:p>372.8</text:p>
          </table:table-cell>
          <table:table-cell office:value-type="float" office:value="-0.46400000000000002" table:style-name="ce1">
            <text:p>-0.464</text:p>
          </table:table-cell>
          <table:table-cell office:value-type="float" office:value="8.42" table:style-name="ce1">
            <text:p>8.42</text:p>
          </table:table-cell>
          <table:table-cell office:value-type="float" office:value="8.4200000000000004E-3" table:style-name="ce1">
            <text:p>0.00842</text:p>
          </table:table-cell>
          <table:table-cell office:value-type="float" office:value="14920.3" table:style-name="ce1">
            <text:p>14920.3</text:p>
          </table:table-cell>
          <table:table-cell office:value-type="float" office:value="14.920299999999999" table:style-name="ce1">
            <text:p>14.9203</text:p>
          </table:table-cell>
          <table:table-cell office:value-type="float" office:value="1.43" table:style-name="ce1">
            <text:p>1.43</text:p>
          </table:table-cell>
          <table:table-cell office:value-type="float" office:value="1.45" table:style-name="ce1">
            <text:p>1.45</text:p>
          </table:table-cell>
          <table:table-cell office:value-type="float" office:value="9698" table:style-name="ce1">
            <text:p>9698</text:p>
          </table:table-cell>
          <table:table-cell office:value-type="float" office:value="9.6980000000000004" table:style-name="ce1">
            <text:p>9.698</text:p>
          </table:table-cell>
          <table:table-cell office:value-type="float" office:value="309.14999999999998" table:style-name="ce1">
            <text:p>309.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" table:style-name="ce1">
            <text:p>7.2</text:p>
          </table:table-cell>
          <table:table-cell office:value-type="float" office:value="-53.1" table:style-name="ce1">
            <text:p>-53.1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-0.32300000000000001" table:style-name="ce1">
            <text:p>-0.323</text:p>
          </table:table-cell>
          <table:table-cell office:value-type="float" office:value="4.8" table:style-name="ce1">
            <text:p>4.8</text:p>
          </table:table-cell>
          <table:table-cell table:style-name="ce1"/>
          <table:table-cell office:value-type="string" table:style-name="ce1">
            <text:p>F6_S2_1_DOC_VM_B</text:p>
          </table:table-cell>
          <table:table-cell office:value-type="float" office:value="5.4003205879999996" table:style-name="ce1">
            <text:p>5.400320588</text:p>
          </table:table-cell>
          <table:table-cell office:value-type="float" office:value="0.28950408599999999" table:style-name="ce1">
            <text:p>0.289504086</text:p>
          </table:table-cell>
          <table:table-cell office:value-type="float" office:value="0.112778802" table:style-name="ce1">
            <text:p>0.112778802</text:p>
          </table:table-cell>
          <table:table-cell office:value-type="float" office:value="3.0844343E-2" table:style-name="ce1">
            <text:p>0.030844343</text:p>
          </table:table-cell>
          <table:table-cell office:value-type="float" office:value="6.3483027999999997E-2" table:style-name="ce1">
            <text:p>0.063483028</text:p>
          </table:table-cell>
          <table:table-cell office:value-type="float" office:value="4.5372915999999999E-2" table:style-name="ce1">
            <text:p>0.045372916</text:p>
          </table:table-cell>
          <table:table-cell office:value-type="float" office:value="2.3384995129999999" table:style-name="ce1">
            <text:p>2.338499513</text:p>
          </table:table-cell>
          <table:table-cell office:value-type="float" office:value="2.2568388000000002E-2" table:style-name="ce1">
            <text:p>0.022568388</text:p>
          </table:table-cell>
          <table:table-cell office:value-type="float" office:value="75.181596220000003" table:style-name="ce1">
            <text:p>75.18159622</text:p>
          </table:table-cell>
          <table:table-cell office:value-type="float" office:value="44.280904280000001" table:style-name="ce1">
            <text:p>44.28090428</text:p>
          </table:table-cell>
          <table:table-cell office:value-type="float" office:value="4.0227088870000003" table:style-name="ce1">
            <text:p>4.022708887</text:p>
          </table:table-cell>
          <table:table-cell office:value-type="float" office:value="252.08695650000001" table:style-name="ce1">
            <text:p>252.0869565</text:p>
          </table:table-cell>
          <table:table-cell office:value-type="float" office:value="1.3669390999999999E-2" table:style-name="ce1">
            <text:p>0.013669391</text:p>
          </table:table-cell>
          <table:table-cell office:value-type="float" office:value="1.1477377E-2" table:style-name="ce1">
            <text:p>0.011477377</text:p>
          </table:table-cell>
          <table:table-cell office:value-type="float" office:value="1.3538365E-2" table:style-name="ce1">
            <text:p>0.013538365</text:p>
          </table:table-cell>
          <table:table-cell office:value-type="float" office:value="1.1909855359999999" table:style-name="ce1">
            <text:p>1.190985536</text:p>
          </table:table-cell>
          <table:table-cell office:value-type="string" table:style-name="ce1">
            <text:p>F6_S2_1_BDOC_VM_B</text:p>
          </table:table-cell>
          <table:table-cell office:value-type="float" office:value="49.329304860000001" table:style-name="ce1">
            <text:p>49.32930486</text:p>
          </table:table-cell>
          <table:table-cell office:value-type="float" office:value="0.21978094300000001" table:style-name="ce1">
            <text:p>0.219780943</text:p>
          </table:table-cell>
          <table:table-cell office:value-type="float" office:value="0.113079683" table:style-name="ce1">
            <text:p>0.113079683</text:p>
          </table:table-cell>
          <table:table-cell office:value-type="float" office:value="9.6730540000000004E-3" table:style-name="ce1">
            <text:p>0.009673054</text:p>
          </table:table-cell>
          <table:table-cell office:value-type="float" office:value="6.3339590000000001E-2" table:style-name="ce1">
            <text:p>0.06333959</text:p>
          </table:table-cell>
          <table:table-cell office:value-type="float" office:value="3.5485804000000003E-2" table:style-name="ce1">
            <text:p>0.035485804</text:p>
          </table:table-cell>
          <table:table-cell office:value-type="float" office:value="4.9201588940000001" table:style-name="ce1">
            <text:p>4.920158894</text:p>
          </table:table-cell>
          <table:table-cell office:value-type="float" office:value="-9.5399999999999992E-16" table:style-name="ce1">
            <text:p>-9.54E-16</text:p>
          </table:table-cell>
          <table:table-cell office:value-type="float" office:value="58.99990537" table:style-name="ce1">
            <text:p>58.99990537</text:p>
          </table:table-cell>
          <table:table-cell office:value-type="float" office:value="32.819512860000003" table:style-name="ce1">
            <text:p>32.81951286</text:p>
          </table:table-cell>
          <table:table-cell office:value-type="float" office:value="4.8303405570000004" table:style-name="ce1">
            <text:p>4.830340557</text:p>
          </table:table-cell>
          <table:table-cell office:value-type="float" office:value="92.5" table:style-name="ce1">
            <text:p>92.5</text:p>
          </table:table-cell>
          <table:table-cell office:value-type="float" office:value="1.5242711000000001E-2" table:style-name="ce1">
            <text:p>0.015242711</text:p>
          </table:table-cell>
          <table:table-cell office:value-type="float" office:value="1.3983971E-2" table:style-name="ce1">
            <text:p>0.013983971</text:p>
          </table:table-cell>
          <table:table-cell office:value-type="float" office:value="1.6040934E-2" table:style-name="ce1">
            <text:p>0.016040934</text:p>
          </table:table-cell>
          <table:table-cell office:value-type="float" office:value="1.090013066" table:style-name="ce1">
            <text:p>1.090013066</text:p>
          </table:table-cell>
          <table:table-cell office:value-type="string" table:style-name="ce1">
            <text:p>F6_S2_1_DOC_VM_B</text:p>
          </table:table-cell>
          <table:table-cell office:value-type="float" office:value="0.84572446639241605" table:style-name="ce1">
            <text:p>0.845724466</text:p>
          </table:table-cell>
          <table:table-cell office:value-type="float" office:value="0.63822618211104798" table:style-name="ce1">
            <text:p>0.638226182</text:p>
          </table:table-cell>
          <table:table-cell office:value-type="float" office:value="0.59728009858177999" table:style-name="ce1">
            <text:p>0.597280099</text:p>
          </table:table-cell>
          <table:table-cell office:value-type="float" office:value="0.243474344348934" table:style-name="ce1">
            <text:p>0.243474344</text:p>
          </table:table-cell>
          <table:table-cell office:value-type="float" office:value="0.10195423990770899" table:style-name="ce1">
            <text:p>0.10195424</text:p>
          </table:table-cell>
          <table:table-cell office:value-type="float" office:value="0.34851388304461745" table:style-name="ce1">
            <text:p>0.348513883</text:p>
          </table:table-cell>
          <table:table-cell office:value-type="float" office:value="0.26300608984044066" table:style-name="ce1">
            <text:p>0.26300609</text:p>
          </table:table-cell>
          <table:table-cell office:value-type="float" office:value="0.24613265276568416" table:style-name="ce1">
            <text:p>0.246132653</text:p>
          </table:table-cell>
          <table:table-cell office:value-type="float" office:value="0.10033313749660042" table:style-name="ce1">
            <text:p>0.100333137</text:p>
          </table:table-cell>
          <table:table-cell office:value-type="float" office:value="4.2014236852657282E-2" table:style-name="ce1">
            <text:p>0.042014237</text:p>
          </table:table-cell>
          <table:table-cell office:value-type="string" table:style-name="ce1">
            <text:p>F6_S2_1_BDOC_VM_B</text:p>
          </table:table-cell>
          <table:table-cell office:value-type="float" office:value="0.67161135553383799" table:style-name="ce1">
            <text:p>0.671611356</text:p>
          </table:table-cell>
          <table:table-cell office:value-type="float" office:value="0.51193226868575104" table:style-name="ce1">
            <text:p>0.511932269</text:p>
          </table:table-cell>
          <table:table-cell office:value-type="float" office:value="0.40991431526477901" table:style-name="ce1">
            <text:p>0.409914315</text:p>
          </table:table-cell>
          <table:table-cell office:value-type="float" office:value="0.18603495419587401" table:style-name="ce1">
            <text:p>0.186034954</text:p>
          </table:table-cell>
          <table:table-cell office:value-type="float" office:value="8.4162452345241001E-2" table:style-name="ce1">
            <text:p>0.084162452</text:p>
          </table:table-cell>
          <table:table-cell office:value-type="float" office:value="0.36037315427777311" table:style-name="ce1">
            <text:p>0.360373154</text:p>
          </table:table-cell>
          <table:table-cell office:value-type="float" office:value="0.27469256575660372" table:style-name="ce1">
            <text:p>0.274692566</text:p>
          </table:table-cell>
          <table:table-cell office:value-type="float" office:value="0.21995178246824507" table:style-name="ce1">
            <text:p>0.219951782</text:p>
          </table:table-cell>
          <table:table-cell office:value-type="float" office:value="9.9822617198303695E-2" table:style-name="ce1">
            <text:p>0.099822617</text:p>
          </table:table-cell>
          <table:table-cell office:value-type="float" office:value="4.5159880299074459E-2" table:style-name="ce1">
            <text:p>0.04515988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.20000076293945" table:style-name="ce1">
            <text:p>16.20000076</text:p>
          </table:table-cell>
          <table:table-cell office:value-type="float" office:value="16.39999961853027" table:style-name="ce1">
            <text:p>16.39999962</text:p>
          </table:table-cell>
          <table:table-cell office:value-type="float" office:value="15.10000038146973" table:style-name="ce1">
            <text:p>15.10000038</text:p>
          </table:table-cell>
          <table:table-cell office:value-type="float" office:value="9.6000003814697266" table:style-name="ce1">
            <text:p>9.600000381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<text:s text:c="7"/></text:p>
          </table:table-cell>
          <table:table-cell office:value-type="float" office:value="2" table:style-name="ce1">
            <text:p>2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999.4000244140625" table:style-name="ce1">
            <text:p>999.400024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2_1_DOC_N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10009999999999999" table:style-name="ce1">
            <text:p>0.1001</text:p>
          </table:table-cell>
          <table:table-cell office:value-type="float" office:value="9.5399999999999999E-2" table:style-name="ce1">
            <text:p>0.0954</text:p>
          </table:table-cell>
          <table:table-cell office:value-type="string" table:style-name="ce1">
            <text:p>F6_S2_1_BDOC_NM_A</text:p>
          </table:table-cell>
          <table:table-cell office:value-type="float" office:value="0.1196" table:style-name="ce1">
            <text:p>0.1196</text:p>
          </table:table-cell>
          <table:table-cell office:value-type="float" office:value="0.11815000000000001" table:style-name="ce1">
            <text:p>0.11815</text:p>
          </table:table-cell>
          <table:table-cell office:value-type="float" office:value="-2.2750000000000006E-2" table:style-name="ce1">
            <text:p>-0.02275</text:p>
          </table:table-cell>
          <table:table-cell office:value-type="float" office:value="-23.846960167714883" table:style-name="ce1">
            <text:p>-23.84696017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4H8M0S" table:style-name="ce6">
            <text:p>2:08:0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75" table:style-name="ce1">
            <text:p>0.75</text:p>
          </table:table-cell>
          <table:table-cell office:value-type="float" office:value="2.72" table:style-name="ce1">
            <text:p>2.72</text:p>
          </table:table-cell>
          <table:table-cell office:value-type="float" office:value="7177.7" table:style-name="ce1">
            <text:p>7177.7</text:p>
          </table:table-cell>
          <table:table-cell office:value-type="float" office:value="7.1776999999999997" table:style-name="ce1">
            <text:p>7.1777</text:p>
          </table:table-cell>
          <table:table-cell office:value-type="float" office:value="-0.222" table:style-name="ce1">
            <text:p>-0.222</text:p>
          </table:table-cell>
          <table:table-cell office:value-type="float" office:value="-0.65" table:style-name="ce1">
            <text:p>-0.65</text:p>
          </table:table-cell>
          <table:table-cell office:value-type="float" office:value="-0.89" table:style-name="ce1">
            <text:p>-0.89</text:p>
          </table:table-cell>
          <table:table-cell office:value-type="float" office:value="13706.5" table:style-name="ce1">
            <text:p>13706.5</text:p>
          </table:table-cell>
          <table:table-cell office:value-type="float" office:value="105.2" table:style-name="ce1">
            <text:p>105.2</text:p>
          </table:table-cell>
          <table:table-cell office:value-type="float" office:value="105.2" table:style-name="ce1">
            <text:p>105.2</text:p>
          </table:table-cell>
          <table:table-cell office:value-type="float" office:value="14.52" table:style-name="ce1">
            <text:p>14.52</text:p>
          </table:table-cell>
          <table:table-cell office:value-type="float" office:value="346.8" table:style-name="ce1">
            <text:p>346.8</text:p>
          </table:table-cell>
          <table:table-cell office:value-type="float" office:value="-0.31900000000000001" table:style-name="ce1">
            <text:p>-0.319</text:p>
          </table:table-cell>
          <table:table-cell office:value-type="float" office:value="7.65" table:style-name="ce1">
            <text:p>7.65</text:p>
          </table:table-cell>
          <table:table-cell office:value-type="float" office:value="7.6500000000000005E-3" table:style-name="ce1">
            <text:p>0.00765</text:p>
          </table:table-cell>
          <table:table-cell office:value-type="float" office:value="13658.4" table:style-name="ce1">
            <text:p>13658.4</text:p>
          </table:table-cell>
          <table:table-cell office:value-type="float" office:value="13.6584" table:style-name="ce1">
            <text:p>13.6584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8878" table:style-name="ce1">
            <text:p>8878</text:p>
          </table:table-cell>
          <table:table-cell office:value-type="float" office:value="8.8780000000000001" table:style-name="ce1">
            <text:p>8.878</text:p>
          </table:table-cell>
          <table:table-cell office:value-type="float" office:value="226.31" table:style-name="ce1">
            <text:p>226.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" table:style-name="ce1">
            <text:p>7.2</text:p>
          </table:table-cell>
          <table:table-cell office:value-type="float" office:value="-53.1" table:style-name="ce1">
            <text:p>-53.1</text:p>
          </table:table-cell>
          <table:table-cell office:value-type="float" office:value="0.158" table:style-name="ce1">
            <text:p>0.158</text:p>
          </table:table-cell>
          <table:table-cell office:value-type="float" office:value="-0.22700000000000001" table:style-name="ce1">
            <text:p>-0.227</text:p>
          </table:table-cell>
          <table:table-cell office:value-type="float" office:value="4.57" table:style-name="ce1">
            <text:p>4.57</text:p>
          </table:table-cell>
          <table:table-cell table:style-name="ce1"/>
          <table:table-cell office:value-type="string" table:style-name="ce1">
            <text:p>F6_S2_1_DOC_NM_A</text:p>
          </table:table-cell>
          <table:table-cell office:value-type="string" table:style-name="ce1">
            <text:p>Inf</text:p>
          </table:table-cell>
          <table:table-cell office:value-type="float" office:value="0.25639153999999997" table:style-name="ce1">
            <text:p>0.25639154</text:p>
          </table:table-cell>
          <table:table-cell office:value-type="float" office:value="6.4519529000000006E-2" table:style-name="ce1">
            <text:p>0.064519529</text:p>
          </table:table-cell>
          <table:table-cell office:value-type="float" office:value="-1.3900000000000002E-17" table:style-name="ce1">
            <text:p>-1.39E-17</text:p>
          </table:table-cell>
          <table:table-cell office:value-type="float" office:value="3.1624208000000001E-2" table:style-name="ce1">
            <text:p>0.031624208</text:p>
          </table:table-cell>
          <table:table-cell office:value-type="float" office:value="4.0903461000000002E-2" table:style-name="ce1">
            <text:p>0.040903461</text:p>
          </table:table-cell>
          <table:table-cell office:value-type="float" office:value="6.4931109749999996" table:style-name="ce1">
            <text:p>6.493110975</text:p>
          </table:table-cell>
          <table:table-cell office:value-type="string" table:style-name="ce1">
            <text:p>7.45E-15</text:p>
          </table:table-cell>
          <table:table-cell office:value-type="float" office:value="75.135544519999996" table:style-name="ce1">
            <text:p>75.13554452</text:p>
          </table:table-cell>
          <table:table-cell office:value-type="float" office:value="43.17566343" table:style-name="ce1">
            <text:p>43.17566343</text:p>
          </table:table-cell>
          <table:table-cell office:value-type="float" office:value="4.2663517000000004" table:style-name="ce1">
            <text:p>4.2663517</text:p>
          </table:table-cell>
          <table:table-cell office:value-type="float" office:value="50.06542056" table:style-name="ce1">
            <text:p>50.06542056</text:p>
          </table:table-cell>
          <table:table-cell office:value-type="float" office:value="1.4340215999999999E-2" table:style-name="ce1">
            <text:p>0.014340216</text:p>
          </table:table-cell>
          <table:table-cell office:value-type="float" office:value="1.1783352E-2" table:style-name="ce1">
            <text:p>0.011783352</text:p>
          </table:table-cell>
          <table:table-cell office:value-type="float" office:value="1.4211767E-2" table:style-name="ce1">
            <text:p>0.014211767</text:p>
          </table:table-cell>
          <table:table-cell office:value-type="float" office:value="1.2169894560000001" table:style-name="ce1">
            <text:p>1.216989456</text:p>
          </table:table-cell>
          <table:table-cell office:value-type="string" table:style-name="ce1">
            <text:p>F6_S2_1_BDOC_NM_A</text:p>
          </table:table-cell>
          <table:table-cell office:value-type="string" table:style-name="ce1">
            <text:p>1.38626E+15</text:p>
          </table:table-cell>
          <table:table-cell office:value-type="float" office:value="0.181421102" table:style-name="ce1">
            <text:p>0.181421102</text:p>
          </table:table-cell>
          <table:table-cell office:value-type="float" office:value="3.2810859999999997E-2" table:style-name="ce1">
            <text:p>0.03281086</text:p>
          </table:table-cell>
          <table:table-cell office:value-type="float" office:value="0" table:style-name="ce1">
            <text:p>0</text:p>
          </table:table-cell>
          <table:table-cell office:value-type="float" office:value="3.6781100999999997E-2" table:style-name="ce1">
            <text:p>0.036781101</text:p>
          </table:table-cell>
          <table:table-cell office:value-type="float" office:value="4.2779237999999997E-2" table:style-name="ce1">
            <text:p>0.042779238</text:p>
          </table:table-cell>
          <table:table-cell office:value-type="float" office:value="2.0707714629999998" table:style-name="ce1">
            <text:p>2.070771463</text:p>
          </table:table-cell>
          <table:table-cell office:value-type="string" table:style-name="ce1">
            <text:p>7.36E-15</text:p>
          </table:table-cell>
          <table:table-cell office:value-type="float" office:value="53.382694209999997" table:style-name="ce1">
            <text:p>53.38269421</text:p>
          </table:table-cell>
          <table:table-cell office:value-type="float" office:value="30.564075939999999" table:style-name="ce1">
            <text:p>30.56407594</text:p>
          </table:table-cell>
          <table:table-cell office:value-type="float" office:value="4.3309964069999998" table:style-name="ce1">
            <text:p>4.330996407</text:p>
          </table:table-cell>
          <table:table-cell office:value-type="float" office:value="72.819999999999993" table:style-name="ce1">
            <text:p>72.82</text:p>
          </table:table-cell>
          <table:table-cell office:value-type="float" office:value="1.4368587E-2" table:style-name="ce1">
            <text:p>0.014368587</text:p>
          </table:table-cell>
          <table:table-cell office:value-type="float" office:value="1.2037011E-2" table:style-name="ce1">
            <text:p>0.012037011</text:p>
          </table:table-cell>
          <table:table-cell office:value-type="float" office:value="1.4368739E-2" table:style-name="ce1">
            <text:p>0.014368739</text:p>
          </table:table-cell>
          <table:table-cell office:value-type="float" office:value="1.193700542" table:style-name="ce1">
            <text:p>1.193700542</text:p>
          </table:table-cell>
          <table:table-cell office:value-type="string" table:style-name="ce1">
            <text:p>F6_S2_1_DOC_NM_A</text:p>
          </table:table-cell>
          <table:table-cell office:value-type="float" office:value="0.84816662487608396" table:style-name="ce1">
            <text:p>0.848166625</text:p>
          </table:table-cell>
          <table:table-cell office:value-type="float" office:value="0.58948435810300703" table:style-name="ce1">
            <text:p>0.589484358</text:p>
          </table:table-cell>
          <table:table-cell office:value-type="float" office:value="0.454225506523807" table:style-name="ce1">
            <text:p>0.454225507</text:p>
          </table:table-cell>
          <table:table-cell office:value-type="float" office:value="0.2340798214182" table:style-name="ce1">
            <text:p>0.234079821</text:p>
          </table:table-cell>
          <table:table-cell office:value-type="float" office:value="0" table:style-name="ce1">
            <text:p>0</text:p>
          </table:table-cell>
          <table:table-cell office:value-type="float" office:value="0.39895769283640864" table:style-name="ce1">
            <text:p>0.398957693</text:p>
          </table:table-cell>
          <table:table-cell office:value-type="float" office:value="0.27727962003490342" table:style-name="ce1">
            <text:p>0.27727962</text:p>
          </table:table-cell>
          <table:table-cell office:value-type="float" office:value="0.21365702775284592" table:style-name="ce1">
            <text:p>0.213657028</text:p>
          </table:table-cell>
          <table:table-cell office:value-type="float" office:value="0.11010565937584196" table:style-name="ce1">
            <text:p>0.110105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2_1_BDOC_NM_A</text:p>
          </table:table-cell>
          <table:table-cell office:value-type="float" office:value="0.70269571219094396" table:style-name="ce1">
            <text:p>0.702695712</text:p>
          </table:table-cell>
          <table:table-cell office:value-type="float" office:value="0.48722430437532699" table:style-name="ce1">
            <text:p>0.487224304</text:p>
          </table:table-cell>
          <table:table-cell office:value-type="float" office:value="0.37294645900530898" table:style-name="ce1">
            <text:p>0.372946459</text:p>
          </table:table-cell>
          <table:table-cell office:value-type="float" office:value="0.19513664225211599" table:style-name="ce1">
            <text:p>0.195136642</text:p>
          </table:table-cell>
          <table:table-cell office:value-type="float" office:value="0" table:style-name="ce1">
            <text:p>0</text:p>
          </table:table-cell>
          <table:table-cell office:value-type="float" office:value="0.39971243797385286" table:style-name="ce1">
            <text:p>0.399712438</text:p>
          </table:table-cell>
          <table:table-cell office:value-type="float" office:value="0.27714643929555821" table:style-name="ce1">
            <text:p>0.277146439</text:p>
          </table:table-cell>
          <table:table-cell office:value-type="float" office:value="0.21214209191334921" table:style-name="ce1">
            <text:p>0.212142092</text:p>
          </table:table-cell>
          <table:table-cell office:value-type="float" office:value="0.11099903081723976" table:style-name="ce1">
            <text:p>0.11099903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.19999980926514" table:style-name="ce1">
            <text:p>12.19999981</text:p>
          </table:table-cell>
          <table:table-cell office:value-type="float" office:value="13.5" table:style-name="ce1">
            <text:p>13.5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89" table:style-name="ce1">
            <text:p>8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SE<text:s text:c="5"/>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1004.799987792969" table:style-name="ce1">
            <text:p>1004.79998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2_1_DOC_N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9.0700000000000003E-2" table:style-name="ce1">
            <text:p>0.0907</text:p>
          </table:table-cell>
          <table:table-cell table:style-name="ce1"/>
          <table:table-cell office:value-type="string" table:style-name="ce1">
            <text:p>F6_S2_1_BDOC_NM_B</text:p>
          </table:table-cell>
          <table:table-cell office:value-type="float" office:value="0.1167" table:style-name="ce1">
            <text:p>0.1167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4H8M0S" table:style-name="ce6">
            <text:p>2:08:0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75" table:style-name="ce1">
            <text:p>0.75</text:p>
          </table:table-cell>
          <table:table-cell office:value-type="float" office:value="2.72" table:style-name="ce1">
            <text:p>2.72</text:p>
          </table:table-cell>
          <table:table-cell office:value-type="float" office:value="7177.7" table:style-name="ce1">
            <text:p>7177.7</text:p>
          </table:table-cell>
          <table:table-cell office:value-type="float" office:value="7.1776999999999997" table:style-name="ce1">
            <text:p>7.1777</text:p>
          </table:table-cell>
          <table:table-cell office:value-type="float" office:value="-0.222" table:style-name="ce1">
            <text:p>-0.222</text:p>
          </table:table-cell>
          <table:table-cell office:value-type="float" office:value="-0.65" table:style-name="ce1">
            <text:p>-0.65</text:p>
          </table:table-cell>
          <table:table-cell office:value-type="float" office:value="-0.89" table:style-name="ce1">
            <text:p>-0.89</text:p>
          </table:table-cell>
          <table:table-cell office:value-type="float" office:value="13706.5" table:style-name="ce1">
            <text:p>13706.5</text:p>
          </table:table-cell>
          <table:table-cell office:value-type="float" office:value="105.2" table:style-name="ce1">
            <text:p>105.2</text:p>
          </table:table-cell>
          <table:table-cell office:value-type="float" office:value="105.2" table:style-name="ce1">
            <text:p>105.2</text:p>
          </table:table-cell>
          <table:table-cell office:value-type="float" office:value="14.52" table:style-name="ce1">
            <text:p>14.52</text:p>
          </table:table-cell>
          <table:table-cell office:value-type="float" office:value="346.8" table:style-name="ce1">
            <text:p>346.8</text:p>
          </table:table-cell>
          <table:table-cell office:value-type="float" office:value="-0.31900000000000001" table:style-name="ce1">
            <text:p>-0.319</text:p>
          </table:table-cell>
          <table:table-cell office:value-type="float" office:value="7.65" table:style-name="ce1">
            <text:p>7.65</text:p>
          </table:table-cell>
          <table:table-cell office:value-type="float" office:value="7.6500000000000005E-3" table:style-name="ce1">
            <text:p>0.00765</text:p>
          </table:table-cell>
          <table:table-cell office:value-type="float" office:value="13658.4" table:style-name="ce1">
            <text:p>13658.4</text:p>
          </table:table-cell>
          <table:table-cell office:value-type="float" office:value="13.6584" table:style-name="ce1">
            <text:p>13.6584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8878" table:style-name="ce1">
            <text:p>8878</text:p>
          </table:table-cell>
          <table:table-cell office:value-type="float" office:value="8.8780000000000001" table:style-name="ce1">
            <text:p>8.878</text:p>
          </table:table-cell>
          <table:table-cell office:value-type="float" office:value="226.31" table:style-name="ce1">
            <text:p>226.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" table:style-name="ce1">
            <text:p>7.2</text:p>
          </table:table-cell>
          <table:table-cell office:value-type="float" office:value="-53.1" table:style-name="ce1">
            <text:p>-53.1</text:p>
          </table:table-cell>
          <table:table-cell office:value-type="float" office:value="0.158" table:style-name="ce1">
            <text:p>0.158</text:p>
          </table:table-cell>
          <table:table-cell office:value-type="float" office:value="-0.22700000000000001" table:style-name="ce1">
            <text:p>-0.227</text:p>
          </table:table-cell>
          <table:table-cell office:value-type="float" office:value="4.57" table:style-name="ce1">
            <text:p>4.57</text:p>
          </table:table-cell>
          <table:table-cell table:style-name="ce1"/>
          <table:table-cell office:value-type="string" table:style-name="ce1">
            <text:p>F6_S2_1_DOC_NM_B</text:p>
          </table:table-cell>
          <table:table-cell office:value-type="float" office:value="3.4515891280000002" table:style-name="ce1">
            <text:p>3.451589128</text:p>
          </table:table-cell>
          <table:table-cell office:value-type="float" office:value="0.28851195200000002" table:style-name="ce1">
            <text:p>0.288511952</text:p>
          </table:table-cell>
          <table:table-cell office:value-type="float" office:value="4.3294731000000003E-2" table:style-name="ce1">
            <text:p>0.043294731</text:p>
          </table:table-cell>
          <table:table-cell office:value-type="float" office:value="4.9721372E-2" table:style-name="ce1">
            <text:p>0.049721372</text:p>
          </table:table-cell>
          <table:table-cell office:value-type="float" office:value="4.1612028000000002E-2" table:style-name="ce1">
            <text:p>0.041612028</text:p>
          </table:table-cell>
          <table:table-cell office:value-type="float" office:value="4.2821863000000002E-2" table:style-name="ce1">
            <text:p>0.042821863</text:p>
          </table:table-cell>
          <table:table-cell office:value-type="float" office:value="2.1857681379999998" table:style-name="ce1">
            <text:p>2.185768138</text:p>
          </table:table-cell>
          <table:table-cell office:value-type="float" office:value="-5.9899999999999997E-17" table:style-name="ce1">
            <text:p>-5.99E-17</text:p>
          </table:table-cell>
          <table:table-cell office:value-type="float" office:value="70.683880009999996" table:style-name="ce1">
            <text:p>70.68388001</text:p>
          </table:table-cell>
          <table:table-cell office:value-type="float" office:value="40.63514455" table:style-name="ce1">
            <text:p>40.63514455</text:p>
          </table:table-cell>
          <table:table-cell office:value-type="float" office:value="4.2609800599999996" table:style-name="ce1">
            <text:p>4.26098006</text:p>
          </table:table-cell>
          <table:table-cell office:value-type="float" office:value="135.51351349999999" table:style-name="ce1">
            <text:p>135.5135135</text:p>
          </table:table-cell>
          <table:table-cell office:value-type="float" office:value="1.4348148E-2" table:style-name="ce1">
            <text:p>0.014348148</text:p>
          </table:table-cell>
          <table:table-cell office:value-type="float" office:value="1.1851385000000001E-2" table:style-name="ce1">
            <text:p>0.011851385</text:p>
          </table:table-cell>
          <table:table-cell office:value-type="float" office:value="1.4217408000000001E-2" table:style-name="ce1">
            <text:p>0.014217408</text:p>
          </table:table-cell>
          <table:table-cell office:value-type="float" office:value="1.210672685" table:style-name="ce1">
            <text:p>1.210672685</text:p>
          </table:table-cell>
          <table:table-cell office:value-type="string" table:style-name="ce1">
            <text:p>F6_S2_1_BDOC_NM_B</text:p>
          </table:table-cell>
          <table:table-cell office:value-type="float" office:value="15.67910547" table:style-name="ce1">
            <text:p>15.67910547</text:p>
          </table:table-cell>
          <table:table-cell office:value-type="float" office:value="0.27160543100000001" table:style-name="ce1">
            <text:p>0.271605431</text:p>
          </table:table-cell>
          <table:table-cell office:value-type="float" office:value="0.112247053" table:style-name="ce1">
            <text:p>0.112247053</text:p>
          </table:table-cell>
          <table:table-cell office:value-type="float" office:value="2.5951144999999998E-2" table:style-name="ce1">
            <text:p>0.025951145</text:p>
          </table:table-cell>
          <table:table-cell office:value-type="float" office:value="3.8661872999999999E-2" table:style-name="ce1">
            <text:p>0.038661873</text:p>
          </table:table-cell>
          <table:table-cell office:value-type="float" office:value="4.5250893E-2" table:style-name="ce1">
            <text:p>0.045250893</text:p>
          </table:table-cell>
          <table:table-cell office:value-type="float" office:value="1.938808007" table:style-name="ce1">
            <text:p>1.938808007</text:p>
          </table:table-cell>
          <table:table-cell office:value-type="float" office:value="-1.54E-15" table:style-name="ce1">
            <text:p>-1.54E-15</text:p>
          </table:table-cell>
          <table:table-cell office:value-type="float" office:value="75.615797979999996" table:style-name="ce1">
            <text:p>75.61579798</text:p>
          </table:table-cell>
          <table:table-cell office:value-type="float" office:value="43.379606680000002" table:style-name="ce1">
            <text:p>43.37960668</text:p>
          </table:table-cell>
          <table:table-cell office:value-type="float" office:value="4.2791210140000002" table:style-name="ce1">
            <text:p>4.279121014</text:p>
          </table:table-cell>
          <table:table-cell office:value-type="float" office:value="-62.741176469999999" table:style-name="ce1">
            <text:p>-62.74117647</text:p>
          </table:table-cell>
          <table:table-cell office:value-type="float" office:value="1.4341713000000001E-2" table:style-name="ce1">
            <text:p>0.014341713</text:p>
          </table:table-cell>
          <table:table-cell office:value-type="float" office:value="1.187332E-2" table:style-name="ce1">
            <text:p>0.01187332</text:p>
          </table:table-cell>
          <table:table-cell office:value-type="float" office:value="1.425861E-2" table:style-name="ce1">
            <text:p>0.01425861</text:p>
          </table:table-cell>
          <table:table-cell office:value-type="float" office:value="1.2078940890000001" table:style-name="ce1">
            <text:p>1.207894089</text:p>
          </table:table-cell>
          <table:table-cell office:value-type="string" table:style-name="ce1">
            <text:p>F6_S2_1_DOC_NM_B</text:p>
          </table:table-cell>
          <table:table-cell office:value-type="float" office:value="0.79275832067035901" table:style-name="ce1">
            <text:p>0.792758321</text:p>
          </table:table-cell>
          <table:table-cell office:value-type="float" office:value="0.55599300655817097" table:style-name="ce1">
            <text:p>0.555993007</text:p>
          </table:table-cell>
          <table:table-cell office:value-type="float" office:value="0.67108826899076301" table:style-name="ce1">
            <text:p>0.671088269</text:p>
          </table:table-cell>
          <table:table-cell office:value-type="float" office:value="0.21758308904465501" table:style-name="ce1">
            <text:p>0.217583089</text:p>
          </table:table-cell>
          <table:table-cell office:value-type="float" office:value="0" table:style-name="ce1">
            <text:p>0</text:p>
          </table:table-cell>
          <table:table-cell office:value-type="float" office:value="0.3543176378301704" table:style-name="ce1">
            <text:p>0.354317638</text:p>
          </table:table-cell>
          <table:table-cell office:value-type="float" office:value="0.2484970811371659" table:style-name="ce1">
            <text:p>0.248497081</text:p>
          </table:table-cell>
          <table:table-cell office:value-type="float" office:value="0.29993808206677536" table:style-name="ce1">
            <text:p>0.299938082</text:p>
          </table:table-cell>
          <table:table-cell office:value-type="float" office:value="9.7247198965888196E-2" table:style-name="ce1">
            <text:p>0.0972471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2_1_BDOC_NM_B</text:p>
          </table:table-cell>
          <table:table-cell office:value-type="float" office:value="0.81634251833009697" table:style-name="ce1">
            <text:p>0.816342518</text:p>
          </table:table-cell>
          <table:table-cell office:value-type="float" office:value="0.57826168389098898" table:style-name="ce1">
            <text:p>0.578261684</text:p>
          </table:table-cell>
          <table:table-cell office:value-type="float" office:value="0.58098720701351902" table:style-name="ce1">
            <text:p>0.580987207</text:p>
          </table:table-cell>
          <table:table-cell office:value-type="float" office:value="0.22907253628794899" table:style-name="ce1">
            <text:p>0.229072536</text:p>
          </table:table-cell>
          <table:table-cell office:value-type="float" office:value="0" table:style-name="ce1">
            <text:p>0</text:p>
          </table:table-cell>
          <table:table-cell office:value-type="float" office:value="0.37027979705841552" table:style-name="ce1">
            <text:p>0.370279797</text:p>
          </table:table-cell>
          <table:table-cell office:value-type="float" office:value="0.26229017128228499" table:style-name="ce1">
            <text:p>0.262290171</text:p>
          </table:table-cell>
          <table:table-cell office:value-type="float" office:value="0.2635264246024635" table:style-name="ce1">
            <text:p>0.263526425</text:p>
          </table:table-cell>
          <table:table-cell office:value-type="float" office:value="0.10390360705683593" table:style-name="ce1">
            <text:p>0.10390360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2.19999980926514" table:style-name="ce1">
            <text:p>12.19999981</text:p>
          </table:table-cell>
          <table:table-cell office:value-type="float" office:value="13.5" table:style-name="ce1">
            <text:p>13.5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89" table:style-name="ce1">
            <text:p>8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SE<text:s text:c="5"/>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4.5999999046325684" table:style-name="ce1">
            <text:p>4.59999990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1004.799987792969" table:style-name="ce1">
            <text:p>1004.79998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3_1_DOC_V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1298" table:style-name="ce1">
            <text:p>0.1298</text:p>
          </table:table-cell>
          <table:table-cell office:value-type="float" office:value="0.12570000000000001" table:style-name="ce1">
            <text:p>0.1257</text:p>
          </table:table-cell>
          <table:table-cell office:value-type="string" table:style-name="ce1">
            <text:p>F6_S3_1_BDOC_VM_A</text:p>
          </table:table-cell>
          <table:table-cell office:value-type="float" office:value="0.1237" table:style-name="ce1">
            <text:p>0.1237</text:p>
          </table:table-cell>
          <table:table-cell office:value-type="float" office:value="0.12055" table:style-name="ce1">
            <text:p>0.12055</text:p>
          </table:table-cell>
          <table:table-cell office:value-type="float" office:value="5.1500000000000018E-3" table:style-name="ce1">
            <text:p>0.00515</text:p>
          </table:table-cell>
          <table:table-cell office:value-type="float" office:value="4.0970564836913326" table:style-name="ce1">
            <text:p>4.097056484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-88.4" table:style-name="ce1">
            <text:p>-88.4</text:p>
          </table:table-cell>
          <table:table-cell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2H44M40S" table:style-name="ce6">
            <text:p>12:44:4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22" table:style-name="ce1">
            <text:p>1.2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681" table:style-name="ce1">
            <text:p>9681</text:p>
          </table:table-cell>
          <table:table-cell office:value-type="float" office:value="9.6809999999999992" table:style-name="ce1">
            <text:p>9.681</text:p>
          </table:table-cell>
          <table:table-cell office:value-type="float" office:value="-0.28699999999999998" table:style-name="ce1">
            <text:p>-0.287</text:p>
          </table:table-cell>
          <table:table-cell office:value-type="float" office:value="-0.69" table:style-name="ce1">
            <text:p>-0.69</text:p>
          </table:table-cell>
          <table:table-cell office:value-type="float" office:value="-0.91" table:style-name="ce1">
            <text:p>-0.91</text:p>
          </table:table-cell>
          <table:table-cell office:value-type="float" office:value="17751.900000000001" table:style-name="ce1">
            <text:p>17751.9</text:p>
          </table:table-cell>
          <table:table-cell office:value-type="float" office:value="110.8" table:style-name="ce1">
            <text:p>110.8</text:p>
          </table:table-cell>
          <table:table-cell office:value-type="float" office:value="110.8" table:style-name="ce1">
            <text:p>110.8</text:p>
          </table:table-cell>
          <table:table-cell office:value-type="float" office:value="14.53" table:style-name="ce1">
            <text:p>14.53</text:p>
          </table:table-cell>
          <table:table-cell office:value-type="float" office:value="312.5" table:style-name="ce1">
            <text:p>312.5</text:p>
          </table:table-cell>
          <table:table-cell office:value-type="float" office:value="-0.41299999999999998" table:style-name="ce1">
            <text:p>-0.413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1.013E-2" table:style-name="ce1">
            <text:p>0.01013</text:p>
          </table:table-cell>
          <table:table-cell office:value-type="float" office:value="17622.099999999999" table:style-name="ce1">
            <text:p>17622.1</text:p>
          </table:table-cell>
          <table:table-cell office:value-type="float" office:value="17.6221" table:style-name="ce1">
            <text:p>17.6221</text:p>
          </table:table-cell>
          <table:table-cell office:value-type="float" office:value="1.89" table:style-name="ce1">
            <text:p>1.89</text:p>
          </table:table-cell>
          <table:table-cell office:value-type="float" office:value="1.91" table:style-name="ce1">
            <text:p>1.91</text:p>
          </table:table-cell>
          <table:table-cell office:value-type="float" office:value="11454" table:style-name="ce1">
            <text:p>11454</text:p>
          </table:table-cell>
          <table:table-cell office:value-type="float" office:value="11.454000000000001" table:style-name="ce1">
            <text:p>11.454</text:p>
          </table:table-cell>
          <table:table-cell office:value-type="float" office:value="344.17" table:style-name="ce1">
            <text:p>344.1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81" table:style-name="ce1">
            <text:p>7.81</text:p>
          </table:table-cell>
          <table:table-cell office:value-type="float" office:value="-84.4" table:style-name="ce1">
            <text:p>-84.4</text:p>
          </table:table-cell>
          <table:table-cell office:value-type="float" office:value="1.407" table:style-name="ce1">
            <text:p>1.407</text:p>
          </table:table-cell>
          <table:table-cell office:value-type="float" office:value="-0.28699999999999998" table:style-name="ce1">
            <text:p>-0.287</text:p>
          </table:table-cell>
          <table:table-cell office:value-type="float" office:value="4.78" table:style-name="ce1">
            <text:p>4.78</text:p>
          </table:table-cell>
          <table:table-cell table:style-name="ce1"/>
          <table:table-cell office:value-type="string" table:style-name="ce1">
            <text:p>F6_S3_1_DOC_VM_A</text:p>
          </table:table-cell>
          <table:table-cell office:value-type="float" office:value="3.2781434780000001" table:style-name="ce1">
            <text:p>3.278143478</text:p>
          </table:table-cell>
          <table:table-cell office:value-type="float" office:value="0.99807863100000005" table:style-name="ce1">
            <text:p>0.998078631</text:p>
          </table:table-cell>
          <table:table-cell office:value-type="float" office:value="0.27870681600000002" table:style-name="ce1">
            <text:p>0.278706816</text:p>
          </table:table-cell>
          <table:table-cell office:value-type="float" office:value="0.124239788" table:style-name="ce1">
            <text:p>0.124239788</text:p>
          </table:table-cell>
          <table:table-cell office:value-type="float" office:value="0.126194219" table:style-name="ce1">
            <text:p>0.126194219</text:p>
          </table:table-cell>
          <table:table-cell office:value-type="float" office:value="0.13087670000000001" table:style-name="ce1">
            <text:p>0.1308767</text:p>
          </table:table-cell>
          <table:table-cell office:value-type="float" office:value="1.453969565" table:style-name="ce1">
            <text:p>1.453969565</text:p>
          </table:table-cell>
          <table:table-cell office:value-type="float" office:value="2.269928E-3" table:style-name="ce1">
            <text:p>0.002269928</text:p>
          </table:table-cell>
          <table:table-cell office:value-type="float" office:value="171.51408119999999" table:style-name="ce1">
            <text:p>171.5140812</text:p>
          </table:table-cell>
          <table:table-cell office:value-type="float" office:value="95.782057519999995" table:style-name="ce1">
            <text:p>95.78205752</text:p>
          </table:table-cell>
          <table:table-cell office:value-type="float" office:value="4.383655439" table:style-name="ce1">
            <text:p>4.383655439</text:p>
          </table:table-cell>
          <table:table-cell office:value-type="float" office:value="50.247787610000003" table:style-name="ce1">
            <text:p>50.24778761</text:p>
          </table:table-cell>
          <table:table-cell office:value-type="float" office:value="1.5049926E-2" table:style-name="ce1">
            <text:p>0.015049926</text:p>
          </table:table-cell>
          <table:table-cell office:value-type="float" office:value="1.1663613E-2" table:style-name="ce1">
            <text:p>0.011663613</text:p>
          </table:table-cell>
          <table:table-cell office:value-type="float" office:value="1.4666393999999999E-2" table:style-name="ce1">
            <text:p>0.014666394</text:p>
          </table:table-cell>
          <table:table-cell office:value-type="float" office:value="1.2903314699999999" table:style-name="ce1">
            <text:p>1.29033147</text:p>
          </table:table-cell>
          <table:table-cell office:value-type="string" table:style-name="ce1">
            <text:p>F6_S3_1_BDOC_VM_A</text:p>
          </table:table-cell>
          <table:table-cell office:value-type="float" office:value="3.235782189" table:style-name="ce1">
            <text:p>3.235782189</text:p>
          </table:table-cell>
          <table:table-cell office:value-type="float" office:value="0.65924155600000001" table:style-name="ce1">
            <text:p>0.659241556</text:p>
          </table:table-cell>
          <table:table-cell office:value-type="float" office:value="0.30015018100000002" table:style-name="ce1">
            <text:p>0.300150181</text:p>
          </table:table-cell>
          <table:table-cell office:value-type="float" office:value="4.0881827000000003E-2" table:style-name="ce1">
            <text:p>0.040881827</text:p>
          </table:table-cell>
          <table:table-cell office:value-type="float" office:value="8.5328741E-2" table:style-name="ce1">
            <text:p>0.085328741</text:p>
          </table:table-cell>
          <table:table-cell office:value-type="float" office:value="9.6485734000000004E-2" table:style-name="ce1">
            <text:p>0.096485734</text:p>
          </table:table-cell>
          <table:table-cell office:value-type="float" office:value="2.7129401980000001" table:style-name="ce1">
            <text:p>2.712940198</text:p>
          </table:table-cell>
          <table:table-cell office:value-type="float" office:value="-7.4800000000000003E-16" table:style-name="ce1">
            <text:p>-7.48E-16</text:p>
          </table:table-cell>
          <table:table-cell office:value-type="float" office:value="115.595254" table:style-name="ce1">
            <text:p>115.595254</text:p>
          </table:table-cell>
          <table:table-cell office:value-type="float" office:value="65.099562919999997" table:style-name="ce1">
            <text:p>65.09956292</text:p>
          </table:table-cell>
          <table:table-cell office:value-type="float" office:value="4.278102015" table:style-name="ce1">
            <text:p>4.278102015</text:p>
          </table:table-cell>
          <table:table-cell office:value-type="float" office:value="71.827272730000004" table:style-name="ce1">
            <text:p>71.82727273</text:p>
          </table:table-cell>
          <table:table-cell office:value-type="float" office:value="1.4801971000000001E-2" table:style-name="ce1">
            <text:p>0.014801971</text:p>
          </table:table-cell>
          <table:table-cell office:value-type="float" office:value="1.15476E-2" table:style-name="ce1">
            <text:p>0.0115476</text:p>
          </table:table-cell>
          <table:table-cell office:value-type="float" office:value="1.4411415E-2" table:style-name="ce1">
            <text:p>0.014411415</text:p>
          </table:table-cell>
          <table:table-cell office:value-type="float" office:value="1.2818223559999999" table:style-name="ce1">
            <text:p>1.281822356</text:p>
          </table:table-cell>
          <table:table-cell office:value-type="string" table:style-name="ce1">
            <text:p>F6_S3_1_DOC_VM_A</text:p>
          </table:table-cell>
          <table:table-cell office:value-type="float" office:value="2.2982370065323701" table:style-name="ce1">
            <text:p>2.298237007</text:p>
          </table:table-cell>
          <table:table-cell office:value-type="float" office:value="1.5889327783978999" table:style-name="ce1">
            <text:p>1.588932778</text:p>
          </table:table-cell>
          <table:table-cell office:value-type="float" office:value="2.4874372187044198" table:style-name="ce1">
            <text:p>2.487437219</text:p>
          </table:table-cell>
          <table:table-cell office:value-type="float" office:value="0.58009794370165801" table:style-name="ce1">
            <text:p>0.580097944</text:p>
          </table:table-cell>
          <table:table-cell office:value-type="float" office:value="0" table:style-name="ce1">
            <text:p>0</text:p>
          </table:table-cell>
          <table:table-cell office:value-type="float" office:value="0.33045787332970827" table:style-name="ce1">
            <text:p>0.330457873</text:p>
          </table:table-cell>
          <table:table-cell office:value-type="float" office:value="0.22846875466750913" table:style-name="ce1">
            <text:p>0.228468755</text:p>
          </table:table-cell>
          <table:table-cell office:value-type="float" office:value="0.35766250869594524" table:style-name="ce1">
            <text:p>0.357662509</text:p>
          </table:table-cell>
          <table:table-cell office:value-type="float" office:value="8.3410863306837418E-2" table:style-name="ce1">
            <text:p>0.0834108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3_1_BDOC_VM_A</text:p>
          </table:table-cell>
          <table:table-cell office:value-type="float" office:value="1.7080001441380901" table:style-name="ce1">
            <text:p>1.708000144</text:p>
          </table:table-cell>
          <table:table-cell office:value-type="float" office:value="1.15696170623464" table:style-name="ce1">
            <text:p>1.156961706</text:p>
          </table:table-cell>
          <table:table-cell office:value-type="float" office:value="1.7035312282227799" table:style-name="ce1">
            <text:p>1.703531228</text:p>
          </table:table-cell>
          <table:table-cell office:value-type="float" office:value="0.42452047708488799" table:style-name="ce1">
            <text:p>0.424520477</text:p>
          </table:table-cell>
          <table:table-cell office:value-type="float" office:value="0" table:style-name="ce1">
            <text:p>0</text:p>
          </table:table-cell>
          <table:table-cell office:value-type="float" office:value="0.3420780106224528" table:style-name="ce1">
            <text:p>0.342078011</text:p>
          </table:table-cell>
          <table:table-cell office:value-type="float" office:value="0.23171611559483957" table:style-name="ce1">
            <text:p>0.231716116</text:p>
          </table:table-cell>
          <table:table-cell office:value-type="float" office:value="0.34118297681862386" table:style-name="ce1">
            <text:p>0.341182977</text:p>
          </table:table-cell>
          <table:table-cell office:value-type="float" office:value="8.5022896964083758E-2" table:style-name="ce1">
            <text:p>0.08502289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.20000076293945" table:style-name="ce1">
            <text:p>16.20000076</text:p>
          </table:table-cell>
          <table:table-cell office:value-type="float" office:value="16.39999961853027" table:style-name="ce1">
            <text:p>16.39999962</text:p>
          </table:table-cell>
          <table:table-cell office:value-type="float" office:value="15.10000038146973" table:style-name="ce1">
            <text:p>15.10000038</text:p>
          </table:table-cell>
          <table:table-cell office:value-type="float" office:value="9.6000003814697266" table:style-name="ce1">
            <text:p>9.600000381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<text:s text:c="7"/></text:p>
          </table:table-cell>
          <table:table-cell office:value-type="float" office:value="2" table:style-name="ce1">
            <text:p>2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999.4000244140625" table:style-name="ce1">
            <text:p>999.400024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3_1_DOC_V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1216" table:style-name="ce1">
            <text:p>0.1216</text:p>
          </table:table-cell>
          <table:table-cell table:style-name="ce1"/>
          <table:table-cell office:value-type="string" table:style-name="ce1">
            <text:p>F6_S3_1_BDOC_VM_B</text:p>
          </table:table-cell>
          <table:table-cell office:value-type="float" office:value="0.1174" table:style-name="ce1">
            <text:p>0.1174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2H44M40S" table:style-name="ce6">
            <text:p>12:44:4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22" table:style-name="ce1">
            <text:p>1.2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681" table:style-name="ce1">
            <text:p>9681</text:p>
          </table:table-cell>
          <table:table-cell office:value-type="float" office:value="9.6809999999999992" table:style-name="ce1">
            <text:p>9.681</text:p>
          </table:table-cell>
          <table:table-cell office:value-type="float" office:value="-0.28699999999999998" table:style-name="ce1">
            <text:p>-0.287</text:p>
          </table:table-cell>
          <table:table-cell office:value-type="float" office:value="-0.69" table:style-name="ce1">
            <text:p>-0.69</text:p>
          </table:table-cell>
          <table:table-cell office:value-type="float" office:value="-0.91" table:style-name="ce1">
            <text:p>-0.91</text:p>
          </table:table-cell>
          <table:table-cell office:value-type="float" office:value="17751.900000000001" table:style-name="ce1">
            <text:p>17751.9</text:p>
          </table:table-cell>
          <table:table-cell office:value-type="float" office:value="110.8" table:style-name="ce1">
            <text:p>110.8</text:p>
          </table:table-cell>
          <table:table-cell office:value-type="float" office:value="110.8" table:style-name="ce1">
            <text:p>110.8</text:p>
          </table:table-cell>
          <table:table-cell office:value-type="float" office:value="14.53" table:style-name="ce1">
            <text:p>14.53</text:p>
          </table:table-cell>
          <table:table-cell office:value-type="float" office:value="312.5" table:style-name="ce1">
            <text:p>312.5</text:p>
          </table:table-cell>
          <table:table-cell office:value-type="float" office:value="-0.41299999999999998" table:style-name="ce1">
            <text:p>-0.413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1.013E-2" table:style-name="ce1">
            <text:p>0.01013</text:p>
          </table:table-cell>
          <table:table-cell office:value-type="float" office:value="17622.099999999999" table:style-name="ce1">
            <text:p>17622.1</text:p>
          </table:table-cell>
          <table:table-cell office:value-type="float" office:value="17.6221" table:style-name="ce1">
            <text:p>17.6221</text:p>
          </table:table-cell>
          <table:table-cell office:value-type="float" office:value="1.89" table:style-name="ce1">
            <text:p>1.89</text:p>
          </table:table-cell>
          <table:table-cell office:value-type="float" office:value="1.91" table:style-name="ce1">
            <text:p>1.91</text:p>
          </table:table-cell>
          <table:table-cell office:value-type="float" office:value="11454" table:style-name="ce1">
            <text:p>11454</text:p>
          </table:table-cell>
          <table:table-cell office:value-type="float" office:value="11.454000000000001" table:style-name="ce1">
            <text:p>11.454</text:p>
          </table:table-cell>
          <table:table-cell office:value-type="float" office:value="344.17" table:style-name="ce1">
            <text:p>344.1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81" table:style-name="ce1">
            <text:p>7.81</text:p>
          </table:table-cell>
          <table:table-cell office:value-type="float" office:value="-84.4" table:style-name="ce1">
            <text:p>-84.4</text:p>
          </table:table-cell>
          <table:table-cell office:value-type="float" office:value="1.407" table:style-name="ce1">
            <text:p>1.407</text:p>
          </table:table-cell>
          <table:table-cell office:value-type="float" office:value="-0.28699999999999998" table:style-name="ce1">
            <text:p>-0.287</text:p>
          </table:table-cell>
          <table:table-cell office:value-type="float" office:value="4.78" table:style-name="ce1">
            <text:p>4.78</text:p>
          </table:table-cell>
          <table:table-cell table:style-name="ce1"/>
          <table:table-cell office:value-type="string" table:style-name="ce1">
            <text:p>F6_S3_1_DOC_VM_B</text:p>
          </table:table-cell>
          <table:table-cell office:value-type="float" office:value="4.9941578529999999" table:style-name="ce1">
            <text:p>4.994157853</text:p>
          </table:table-cell>
          <table:table-cell office:value-type="float" office:value="1.2295125570000001" table:style-name="ce1">
            <text:p>1.229512557</text:p>
          </table:table-cell>
          <table:table-cell office:value-type="float" office:value="0.488799653" table:style-name="ce1">
            <text:p>0.488799653</text:p>
          </table:table-cell>
          <table:table-cell office:value-type="float" office:value="0.22919472099999999" table:style-name="ce1">
            <text:p>0.229194721</text:p>
          </table:table-cell>
          <table:table-cell office:value-type="float" office:value="0.191048935" table:style-name="ce1">
            <text:p>0.191048935</text:p>
          </table:table-cell>
          <table:table-cell office:value-type="float" office:value="0.13364616600000001" table:style-name="ce1">
            <text:p>0.133646166</text:p>
          </table:table-cell>
          <table:table-cell office:value-type="float" office:value="1.44154808" table:style-name="ce1">
            <text:p>1.44154808</text:p>
          </table:table-cell>
          <table:table-cell office:value-type="float" office:value="9.5615739999999998E-3" table:style-name="ce1">
            <text:p>0.009561574</text:p>
          </table:table-cell>
          <table:table-cell office:value-type="float" office:value="173.43290210000001" table:style-name="ce1">
            <text:p>173.4329021</text:p>
          </table:table-cell>
          <table:table-cell office:value-type="float" office:value="99.243610450000006" table:style-name="ce1">
            <text:p>99.24361045</text:p>
          </table:table-cell>
          <table:table-cell office:value-type="float" office:value="4.0945959719999996" table:style-name="ce1">
            <text:p>4.094595972</text:p>
          </table:table-cell>
          <table:table-cell office:value-type="float" office:value="27.928879309999999" table:style-name="ce1">
            <text:p>27.92887931</text:p>
          </table:table-cell>
          <table:table-cell office:value-type="float" office:value="1.4302715000000001E-2" table:style-name="ce1">
            <text:p>0.014302715</text:p>
          </table:table-cell>
          <table:table-cell office:value-type="float" office:value="1.115792E-2" table:style-name="ce1">
            <text:p>0.01115792</text:p>
          </table:table-cell>
          <table:table-cell office:value-type="float" office:value="1.3786853999999999E-2" table:style-name="ce1">
            <text:p>0.013786854</text:p>
          </table:table-cell>
          <table:table-cell office:value-type="float" office:value="1.281844226" table:style-name="ce1">
            <text:p>1.281844226</text:p>
          </table:table-cell>
          <table:table-cell office:value-type="string" table:style-name="ce1">
            <text:p>F6_S3_1_BDOC_VM_B</text:p>
          </table:table-cell>
          <table:table-cell office:value-type="float" office:value="3.4428275500000001" table:style-name="ce1">
            <text:p>3.44282755</text:p>
          </table:table-cell>
          <table:table-cell office:value-type="float" office:value="0.59308115800000005" table:style-name="ce1">
            <text:p>0.593081158</text:p>
          </table:table-cell>
          <table:table-cell office:value-type="float" office:value="0.20095549100000001" table:style-name="ce1">
            <text:p>0.200955491</text:p>
          </table:table-cell>
          <table:table-cell office:value-type="float" office:value="8.2732284000000003E-2" table:style-name="ce1">
            <text:p>0.082732284</text:p>
          </table:table-cell>
          <table:table-cell office:value-type="float" office:value="0.117143539" table:style-name="ce1">
            <text:p>0.117143539</text:p>
          </table:table-cell>
          <table:table-cell office:value-type="float" office:value="0.10114875399999999" table:style-name="ce1">
            <text:p>0.101148754</text:p>
          </table:table-cell>
          <table:table-cell office:value-type="float" office:value="2.6844962140000002" table:style-name="ce1">
            <text:p>2.684496214</text:p>
          </table:table-cell>
          <table:table-cell office:value-type="float" office:value="-2.5099999999999999E-16" table:style-name="ce1">
            <text:p>-2.51E-16</text:p>
          </table:table-cell>
          <table:table-cell office:value-type="float" office:value="115.3299085" table:style-name="ce1">
            <text:p>115.3299085</text:p>
          </table:table-cell>
          <table:table-cell office:value-type="float" office:value="64.97237251" table:style-name="ce1">
            <text:p>64.97237251</text:p>
          </table:table-cell>
          <table:table-cell office:value-type="float" office:value="4.2684008630000001" table:style-name="ce1">
            <text:p>4.268400863</text:p>
          </table:table-cell>
          <table:table-cell office:value-type="float" office:value="25.737864080000001" table:style-name="ce1">
            <text:p>25.73786408</text:p>
          </table:table-cell>
          <table:table-cell office:value-type="float" office:value="1.4762608999999999E-2" table:style-name="ce1">
            <text:p>0.014762609</text:p>
          </table:table-cell>
          <table:table-cell office:value-type="float" office:value="1.1532924999999999E-2" table:style-name="ce1">
            <text:p>0.011532925</text:p>
          </table:table-cell>
          <table:table-cell office:value-type="float" office:value="1.4280002E-2" table:style-name="ce1">
            <text:p>0.014280002</text:p>
          </table:table-cell>
          <table:table-cell office:value-type="float" office:value="1.2800403330000001" table:style-name="ce1">
            <text:p>1.280040333</text:p>
          </table:table-cell>
          <table:table-cell office:value-type="string" table:style-name="ce1">
            <text:p>F6_S3_1_DOC_VM_B</text:p>
          </table:table-cell>
          <table:table-cell office:value-type="float" office:value="2.62618183783523" table:style-name="ce1">
            <text:p>2.626181838</text:p>
          </table:table-cell>
          <table:table-cell office:value-type="float" office:value="1.7477211606263501" table:style-name="ce1">
            <text:p>1.747721161</text:p>
          </table:table-cell>
          <table:table-cell office:value-type="float" office:value="3.0613145331848401" table:style-name="ce1">
            <text:p>3.061314533</text:p>
          </table:table-cell>
          <table:table-cell office:value-type="float" office:value="0.67444389960481099" table:style-name="ce1">
            <text:p>0.6744439</text:p>
          </table:table-cell>
          <table:table-cell office:value-type="float" office:value="0.122360159742993" table:style-name="ce1">
            <text:p>0.12236016</text:p>
          </table:table-cell>
          <table:table-cell office:value-type="float" office:value="0.31902028059647647" table:style-name="ce1">
            <text:p>0.319020281</text:p>
          </table:table-cell>
          <table:table-cell office:value-type="float" office:value="0.21230765022996845" table:style-name="ce1">
            <text:p>0.21230765</text:p>
          </table:table-cell>
          <table:table-cell office:value-type="float" office:value="0.37187882701059699" table:style-name="ce1">
            <text:p>0.371878827</text:p>
          </table:table-cell>
          <table:table-cell office:value-type="float" office:value="8.1929316164895391E-2" table:style-name="ce1">
            <text:p>0.081929316</text:p>
          </table:table-cell>
          <table:table-cell office:value-type="float" office:value="1.4863925998062759E-2" table:style-name="ce1">
            <text:p>0.014863926</text:p>
          </table:table-cell>
          <table:table-cell office:value-type="string" table:style-name="ce1">
            <text:p>F6_S3_1_BDOC_VM_B</text:p>
          </table:table-cell>
          <table:table-cell office:value-type="float" office:value="1.8471595849045199" table:style-name="ce1">
            <text:p>1.847159585</text:p>
          </table:table-cell>
          <table:table-cell office:value-type="float" office:value="1.1657025549173801" table:style-name="ce1">
            <text:p>1.165702555</text:p>
          </table:table-cell>
          <table:table-cell office:value-type="float" office:value="1.5669449515943601" table:style-name="ce1">
            <text:p>1.566944952</text:p>
          </table:table-cell>
          <table:table-cell office:value-type="float" office:value="0.43768135480138698" table:style-name="ce1">
            <text:p>0.437681355</text:p>
          </table:table-cell>
          <table:table-cell office:value-type="float" office:value="2.5177836600708901E-2" table:style-name="ce1">
            <text:p>0.025177837</text:p>
          </table:table-cell>
          <table:table-cell office:value-type="float" office:value="0.3663061327691387" table:style-name="ce1">
            <text:p>0.366306133</text:p>
          </table:table-cell>
          <table:table-cell office:value-type="float" office:value="0.23116789601747484" table:style-name="ce1">
            <text:p>0.231167896</text:p>
          </table:table-cell>
          <table:table-cell office:value-type="float" office:value="0.31073738845922427" table:style-name="ce1">
            <text:p>0.310737388</text:p>
          </table:table-cell>
          <table:table-cell office:value-type="float" office:value="8.6795621652116545E-2" table:style-name="ce1">
            <text:p>0.086795622</text:p>
          </table:table-cell>
          <table:table-cell office:value-type="float" office:value="4.9929611020455948E-3" table:style-name="ce1">
            <text:p>0.004992961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.20000076293945" table:style-name="ce1">
            <text:p>16.20000076</text:p>
          </table:table-cell>
          <table:table-cell office:value-type="float" office:value="16.39999961853027" table:style-name="ce1">
            <text:p>16.39999962</text:p>
          </table:table-cell>
          <table:table-cell office:value-type="float" office:value="15.10000038146973" table:style-name="ce1">
            <text:p>15.10000038</text:p>
          </table:table-cell>
          <table:table-cell office:value-type="float" office:value="9.6000003814697266" table:style-name="ce1">
            <text:p>9.600000381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<text:s text:c="7"/></text:p>
          </table:table-cell>
          <table:table-cell office:value-type="float" office:value="2" table:style-name="ce1">
            <text:p>2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999.4000244140625" table:style-name="ce1">
            <text:p>999.400024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3_1_DOC_N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14419999999999999" table:style-name="ce1">
            <text:p>0.1442</text:p>
          </table:table-cell>
          <table:table-cell office:value-type="float" office:value="0.15789999999999998" table:style-name="ce1">
            <text:p>0.1579</text:p>
          </table:table-cell>
          <table:table-cell office:value-type="string" table:style-name="ce1">
            <text:p>F6_S3_1_BDOC_NM_A</text:p>
          </table:table-cell>
          <table:table-cell office:value-type="float" office:value="0.12790000000000001" table:style-name="ce1">
            <text:p>0.1279</text:p>
          </table:table-cell>
          <table:table-cell office:value-type="float" office:value="0.12705" table:style-name="ce1">
            <text:p>0.12705</text:p>
          </table:table-cell>
          <table:table-cell office:value-type="float" office:value="3.0849999999999989E-2" table:style-name="ce1">
            <text:p>0.03085</text:p>
          </table:table-cell>
          <table:table-cell office:value-type="float" office:value="19.53768207726408" table:style-name="ce1">
            <text:p>19.53768208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3H51M10S" table:style-name="ce6">
            <text:p>1:51:1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2.16" table:style-name="ce1">
            <text:p>2.16</text:p>
          </table:table-cell>
          <table:table-cell office:value-type="float" office:value="8.34" table:style-name="ce1">
            <text:p>8.34</text:p>
          </table:table-cell>
          <table:table-cell office:value-type="float" office:value="85.5" table:style-name="ce1">
            <text:p>85.5</text:p>
          </table:table-cell>
          <table:table-cell office:value-type="float" office:value="8.5500000000000007E-2" table:style-name="ce1">
            <text:p>0.0855</text:p>
          </table:table-cell>
          <table:table-cell office:value-type="float" office:value="-0.251" table:style-name="ce1">
            <text:p>-0.251</text:p>
          </table:table-cell>
          <table:table-cell office:value-type="float" office:value="-0.27" table:style-name="ce1">
            <text:p>-0.27</text:p>
          </table:table-cell>
          <table:table-cell office:value-type="float" office:value="-0.77" table:style-name="ce1">
            <text:p>-0.77</text:p>
          </table:table-cell>
          <table:table-cell office:value-type="float" office:value="154.5" table:style-name="ce1">
            <text:p>154.5</text:p>
          </table:table-cell>
          <table:table-cell office:value-type="float" office:value="107.8" table:style-name="ce1">
            <text:p>107.8</text:p>
          </table:table-cell>
          <table:table-cell office:value-type="float" office:value="107.8" table:style-name="ce1">
            <text:p>107.8</text:p>
          </table:table-cell>
          <table:table-cell office:value-type="float" office:value="14.97" table:style-name="ce1">
            <text:p>14.97</text:p>
          </table:table-cell>
          <table:table-cell office:value-type="float" office:value="310.8" table:style-name="ce1">
            <text:p>310.8</text:p>
          </table:table-cell>
          <table:table-cell office:value-type="float" office:value="-0.35699999999999998" table:style-name="ce1">
            <text:p>-0.35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5" table:style-name="ce1">
            <text:p>0.00007</text:p>
          </table:table-cell>
          <table:table-cell office:value-type="float" office:value="153.19999999999999" table:style-name="ce1">
            <text:p>153.2</text:p>
          </table:table-cell>
          <table:table-cell office:value-type="float" office:value="0.15319999999999998" table:style-name="ce1">
            <text:p>0.1532</text:p>
          </table:table-cell>
          <table:table-cell office:value-type="float" office:value="2.93" table:style-name="ce1">
            <text:p>2.93</text:p>
          </table:table-cell>
          <table:table-cell office:value-type="float" office:value="2.95" table:style-name="ce1">
            <text:p>2.95</text:p>
          </table:table-cell>
          <table:table-cell office:value-type="float" office:value="100" table:style-name="ce1">
            <text:p>100</text:p>
          </table:table-cell>
          <table:table-cell office:value-type="float" office:value="0.1" table:style-name="ce1">
            <text:p>0.1</text:p>
          </table:table-cell>
          <table:table-cell office:value-type="float" office:value="5.08" table:style-name="ce1">
            <text:p>5.0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67" table:style-name="ce1">
            <text:p>7.67</text:p>
          </table:table-cell>
          <table:table-cell office:value-type="float" office:value="-77.400000000000006" table:style-name="ce1">
            <text:p>-77.4</text:p>
          </table:table-cell>
          <table:table-cell office:value-type="float" office:value="1.853" table:style-name="ce1">
            <text:p>1.853</text:p>
          </table:table-cell>
          <table:table-cell office:value-type="float" office:value="-0.251" table:style-name="ce1">
            <text:p>-0.251</text:p>
          </table:table-cell>
          <table:table-cell office:value-type="float" office:value="4.54" table:style-name="ce1">
            <text:p>4.54</text:p>
          </table:table-cell>
          <table:table-cell table:style-name="ce1"/>
          <table:table-cell office:value-type="string" table:style-name="ce1">
            <text:p>F6_S3_1_DOC_NM_A</text:p>
          </table:table-cell>
          <table:table-cell office:value-type="float" office:value="2.9332528510000002" table:style-name="ce1">
            <text:p>2.933252851</text:p>
          </table:table-cell>
          <table:table-cell office:value-type="float" office:value="0.99745069799999997" table:style-name="ce1">
            <text:p>0.997450698</text:p>
          </table:table-cell>
          <table:table-cell office:value-type="float" office:value="0.28340949599999998" table:style-name="ce1">
            <text:p>0.283409496</text:p>
          </table:table-cell>
          <table:table-cell office:value-type="float" office:value="5.2256271999999999E-2" table:style-name="ce1">
            <text:p>0.052256272</text:p>
          </table:table-cell>
          <table:table-cell office:value-type="float" office:value="0.13103292499999999" table:style-name="ce1">
            <text:p>0.131032925</text:p>
          </table:table-cell>
          <table:table-cell office:value-type="float" office:value="0.121468082" table:style-name="ce1">
            <text:p>0.121468082</text:p>
          </table:table-cell>
          <table:table-cell office:value-type="float" office:value="2.2081274400000002" table:style-name="ce1">
            <text:p>2.20812744</text:p>
          </table:table-cell>
          <table:table-cell office:value-type="string" table:style-name="ce1">
            <text:p>5.38E-16</text:p>
          </table:table-cell>
          <table:table-cell office:value-type="float" office:value="169.97134919999999" table:style-name="ce1">
            <text:p>169.9713492</text:p>
          </table:table-cell>
          <table:table-cell office:value-type="float" office:value="96.726117410000001" table:style-name="ce1">
            <text:p>96.72611741</text:p>
          </table:table-cell>
          <table:table-cell office:value-type="float" office:value="4.1841195549999997" table:style-name="ce1">
            <text:p>4.184119555</text:p>
          </table:table-cell>
          <table:table-cell office:value-type="float" office:value="37.099697890000002" table:style-name="ce1">
            <text:p>37.09969789</text:p>
          </table:table-cell>
          <table:table-cell office:value-type="float" office:value="1.4575338E-2" table:style-name="ce1">
            <text:p>0.014575338</text:p>
          </table:table-cell>
          <table:table-cell office:value-type="float" office:value="1.1318386E-2" table:style-name="ce1">
            <text:p>0.011318386</text:p>
          </table:table-cell>
          <table:table-cell office:value-type="float" office:value="1.4109424000000001E-2" table:style-name="ce1">
            <text:p>0.014109424</text:p>
          </table:table-cell>
          <table:table-cell office:value-type="float" office:value="1.287757716" table:style-name="ce1">
            <text:p>1.287757716</text:p>
          </table:table-cell>
          <table:table-cell office:value-type="string" table:style-name="ce1">
            <text:p>F6_S3_1_BDOC_NM_A</text:p>
          </table:table-cell>
          <table:table-cell office:value-type="float" office:value="4.8552702910000001" table:style-name="ce1">
            <text:p>4.855270291</text:p>
          </table:table-cell>
          <table:table-cell office:value-type="float" office:value="0.68465619499999997" table:style-name="ce1">
            <text:p>0.684656195</text:p>
          </table:table-cell>
          <table:table-cell office:value-type="float" office:value="0.29640293899999998" table:style-name="ce1">
            <text:p>0.296402939</text:p>
          </table:table-cell>
          <table:table-cell office:value-type="float" office:value="6.0383503999999998E-2" table:style-name="ce1">
            <text:p>0.060383504</text:p>
          </table:table-cell>
          <table:table-cell office:value-type="float" office:value="0.109820238" table:style-name="ce1">
            <text:p>0.109820238</text:p>
          </table:table-cell>
          <table:table-cell office:value-type="float" office:value="9.8232648000000006E-2" table:style-name="ce1">
            <text:p>0.098232648</text:p>
          </table:table-cell>
          <table:table-cell office:value-type="float" office:value="1.4596424530000001" table:style-name="ce1">
            <text:p>1.459642453</text:p>
          </table:table-cell>
          <table:table-cell office:value-type="string" table:style-name="ce1">
            <text:p>7.39E-16</text:p>
          </table:table-cell>
          <table:table-cell office:value-type="float" office:value="139.84586089999999" table:style-name="ce1">
            <text:p>139.8458609</text:p>
          </table:table-cell>
          <table:table-cell office:value-type="float" office:value="79.241821270000003" table:style-name="ce1">
            <text:p>79.24182127</text:p>
          </table:table-cell>
          <table:table-cell office:value-type="float" office:value="4.2390727830000001" table:style-name="ce1">
            <text:p>4.239072783</text:p>
          </table:table-cell>
          <table:table-cell office:value-type="float" office:value="34.734042549999998" table:style-name="ce1">
            <text:p>34.73404255</text:p>
          </table:table-cell>
          <table:table-cell office:value-type="float" office:value="1.4651814000000001E-2" table:style-name="ce1">
            <text:p>0.014651814</text:p>
          </table:table-cell>
          <table:table-cell office:value-type="float" office:value="1.1445240000000001E-2" table:style-name="ce1">
            <text:p>0.01144524</text:p>
          </table:table-cell>
          <table:table-cell office:value-type="float" office:value="1.4214065E-2" table:style-name="ce1">
            <text:p>0.014214065</text:p>
          </table:table-cell>
          <table:table-cell office:value-type="float" office:value="1.2801665419999999" table:style-name="ce1">
            <text:p>1.280166542</text:p>
          </table:table-cell>
          <table:table-cell office:value-type="string" table:style-name="ce1">
            <text:p>F6_S3_1_DOC_NM_A</text:p>
          </table:table-cell>
          <table:table-cell office:value-type="float" office:value="2.3560646336398401" table:style-name="ce1">
            <text:p>2.356064634</text:p>
          </table:table-cell>
          <table:table-cell office:value-type="float" office:value="1.5606802747020501" table:style-name="ce1">
            <text:p>1.560680275</text:p>
          </table:table-cell>
          <table:table-cell office:value-type="float" office:value="2.0599052973704302" table:style-name="ce1">
            <text:p>2.059905297</text:p>
          </table:table-cell>
          <table:table-cell office:value-type="float" office:value="0.58366101624764499" table:style-name="ce1">
            <text:p>0.583661016</text:p>
          </table:table-cell>
          <table:table-cell office:value-type="float" office:value="0" table:style-name="ce1">
            <text:p>0</text:p>
          </table:table-cell>
          <table:table-cell office:value-type="float" office:value="0.35913915573900773" table:style-name="ce1">
            <text:p>0.359139156</text:p>
          </table:table-cell>
          <table:table-cell office:value-type="float" office:value="0.23789729204886403" table:style-name="ce1">
            <text:p>0.237897292</text:p>
          </table:table-cell>
          <table:table-cell office:value-type="float" office:value="0.31399505719715087" table:style-name="ce1">
            <text:p>0.313995057</text:p>
          </table:table-cell>
          <table:table-cell office:value-type="float" office:value="8.896849501497732E-2" table:style-name="ce1">
            <text:p>0.0889684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3_1_BDOC_NM_A</text:p>
          </table:table-cell>
          <table:table-cell office:value-type="float" office:value="1.98796897466024" table:style-name="ce1">
            <text:p>1.987968975</text:p>
          </table:table-cell>
          <table:table-cell office:value-type="float" office:value="1.30198934687096" table:style-name="ce1">
            <text:p>1.301989347</text:p>
          </table:table-cell>
          <table:table-cell office:value-type="float" office:value="1.99089739362735" table:style-name="ce1">
            <text:p>1.990897394</text:p>
          </table:table-cell>
          <table:table-cell office:value-type="float" office:value="0.48237024344031099" table:style-name="ce1">
            <text:p>0.482370243</text:p>
          </table:table-cell>
          <table:table-cell office:value-type="float" office:value="0" table:style-name="ce1">
            <text:p>0</text:p>
          </table:table-cell>
          <table:table-cell office:value-type="float" office:value="0.34494031449420204" table:style-name="ce1">
            <text:p>0.344940314</text:p>
          </table:table-cell>
          <table:table-cell office:value-type="float" office:value="0.22591329165714266" table:style-name="ce1">
            <text:p>0.225913292</text:p>
          </table:table-cell>
          <table:table-cell office:value-type="float" office:value="0.34544843598521185" table:style-name="ce1">
            <text:p>0.345448436</text:p>
          </table:table-cell>
          <table:table-cell office:value-type="float" office:value="8.3697957863443459E-2" table:style-name="ce1">
            <text:p>0.083697958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3.30000019073486" table:style-name="ce1">
            <text:p>13.30000019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0.69999980926514" table:style-name="ce1">
            <text:p>10.69999981</text:p>
          </table:table-cell>
          <table:table-cell office:value-type="float" office:value="84" table:style-name="ce1">
            <text:p>84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ESE<text:s text:c="5"/>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5.1999998092651367" table:style-name="ce1">
            <text:p>5.199999809</text:p>
          </table:table-cell>
          <table:table-cell office:value-type="float" office:value="1005.5" table:style-name="ce1">
            <text:p>1005.5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3_1_DOC_N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1716" table:style-name="ce1">
            <text:p>0.1716</text:p>
          </table:table-cell>
          <table:table-cell table:style-name="ce1"/>
          <table:table-cell office:value-type="string" table:style-name="ce1">
            <text:p>F6_S3_1_BDOC_NM_B</text:p>
          </table:table-cell>
          <table:table-cell office:value-type="float" office:value="0.12620000000000001" table:style-name="ce1">
            <text:p>0.1262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3H51M10S" table:style-name="ce6">
            <text:p>1:51:1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2.16" table:style-name="ce1">
            <text:p>2.16</text:p>
          </table:table-cell>
          <table:table-cell office:value-type="float" office:value="8.34" table:style-name="ce1">
            <text:p>8.34</text:p>
          </table:table-cell>
          <table:table-cell office:value-type="float" office:value="85.5" table:style-name="ce1">
            <text:p>85.5</text:p>
          </table:table-cell>
          <table:table-cell office:value-type="float" office:value="8.5500000000000007E-2" table:style-name="ce1">
            <text:p>0.0855</text:p>
          </table:table-cell>
          <table:table-cell office:value-type="float" office:value="-0.251" table:style-name="ce1">
            <text:p>-0.251</text:p>
          </table:table-cell>
          <table:table-cell office:value-type="float" office:value="-0.27" table:style-name="ce1">
            <text:p>-0.27</text:p>
          </table:table-cell>
          <table:table-cell office:value-type="float" office:value="-0.77" table:style-name="ce1">
            <text:p>-0.77</text:p>
          </table:table-cell>
          <table:table-cell office:value-type="float" office:value="154.5" table:style-name="ce1">
            <text:p>154.5</text:p>
          </table:table-cell>
          <table:table-cell office:value-type="float" office:value="107.8" table:style-name="ce1">
            <text:p>107.8</text:p>
          </table:table-cell>
          <table:table-cell office:value-type="float" office:value="107.8" table:style-name="ce1">
            <text:p>107.8</text:p>
          </table:table-cell>
          <table:table-cell office:value-type="float" office:value="14.97" table:style-name="ce1">
            <text:p>14.97</text:p>
          </table:table-cell>
          <table:table-cell office:value-type="float" office:value="310.8" table:style-name="ce1">
            <text:p>310.8</text:p>
          </table:table-cell>
          <table:table-cell office:value-type="float" office:value="-0.35699999999999998" table:style-name="ce1">
            <text:p>-0.35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5" table:style-name="ce1">
            <text:p>0.00007</text:p>
          </table:table-cell>
          <table:table-cell office:value-type="float" office:value="153.19999999999999" table:style-name="ce1">
            <text:p>153.2</text:p>
          </table:table-cell>
          <table:table-cell office:value-type="float" office:value="0.15319999999999998" table:style-name="ce1">
            <text:p>0.1532</text:p>
          </table:table-cell>
          <table:table-cell office:value-type="float" office:value="2.93" table:style-name="ce1">
            <text:p>2.93</text:p>
          </table:table-cell>
          <table:table-cell office:value-type="float" office:value="2.95" table:style-name="ce1">
            <text:p>2.95</text:p>
          </table:table-cell>
          <table:table-cell office:value-type="float" office:value="100" table:style-name="ce1">
            <text:p>100</text:p>
          </table:table-cell>
          <table:table-cell office:value-type="float" office:value="0.1" table:style-name="ce1">
            <text:p>0.1</text:p>
          </table:table-cell>
          <table:table-cell office:value-type="float" office:value="5.08" table:style-name="ce1">
            <text:p>5.0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67" table:style-name="ce1">
            <text:p>7.67</text:p>
          </table:table-cell>
          <table:table-cell office:value-type="float" office:value="-77.400000000000006" table:style-name="ce1">
            <text:p>-77.4</text:p>
          </table:table-cell>
          <table:table-cell office:value-type="float" office:value="1.853" table:style-name="ce1">
            <text:p>1.853</text:p>
          </table:table-cell>
          <table:table-cell office:value-type="float" office:value="-0.251" table:style-name="ce1">
            <text:p>-0.251</text:p>
          </table:table-cell>
          <table:table-cell office:value-type="float" office:value="4.54" table:style-name="ce1">
            <text:p>4.54</text:p>
          </table:table-cell>
          <table:table-cell table:style-name="ce1"/>
          <table:table-cell office:value-type="string" table:style-name="ce1">
            <text:p>F6_S3_1_DOC_NM_B</text:p>
          </table:table-cell>
          <table:table-cell office:value-type="float" office:value="2.2975677320000001" table:style-name="ce1">
            <text:p>2.297567732</text:p>
          </table:table-cell>
          <table:table-cell office:value-type="float" office:value="1.127457653" table:style-name="ce1">
            <text:p>1.127457653</text:p>
          </table:table-cell>
          <table:table-cell office:value-type="float" office:value="0.40055968400000003" table:style-name="ce1">
            <text:p>0.400559684</text:p>
          </table:table-cell>
          <table:table-cell office:value-type="float" office:value="0.23830652099999999" table:style-name="ce1">
            <text:p>0.238306521</text:p>
          </table:table-cell>
          <table:table-cell office:value-type="float" office:value="0.169906326" table:style-name="ce1">
            <text:p>0.169906326</text:p>
          </table:table-cell>
          <table:table-cell office:value-type="float" office:value="0.14958811799999999" table:style-name="ce1">
            <text:p>0.149588118</text:p>
          </table:table-cell>
          <table:table-cell office:value-type="float" office:value="2.1778463239999999" table:style-name="ce1">
            <text:p>2.177846324</text:p>
          </table:table-cell>
          <table:table-cell office:value-type="float" office:value="3.8847268999999997E-2" table:style-name="ce1">
            <text:p>0.038847269</text:p>
          </table:table-cell>
          <table:table-cell office:value-type="float" office:value="172.18073440000001" table:style-name="ce1">
            <text:p>172.1807344</text:p>
          </table:table-cell>
          <table:table-cell office:value-type="float" office:value="101.21506189999999" table:style-name="ce1">
            <text:p>101.2150619</text:p>
          </table:table-cell>
          <table:table-cell office:value-type="float" office:value="3.8192277269999999" table:style-name="ce1">
            <text:p>3.819227727</text:p>
          </table:table-cell>
          <table:table-cell office:value-type="float" office:value="27.40555556" table:style-name="ce1">
            <text:p>27.40555556</text:p>
          </table:table-cell>
          <table:table-cell office:value-type="float" office:value="1.3663176000000001E-2" table:style-name="ce1">
            <text:p>0.013663176</text:p>
          </table:table-cell>
          <table:table-cell office:value-type="float" office:value="1.0542502E-2" table:style-name="ce1">
            <text:p>0.010542502</text:p>
          </table:table-cell>
          <table:table-cell office:value-type="float" office:value="1.2924531E-2" table:style-name="ce1">
            <text:p>0.012924531</text:p>
          </table:table-cell>
          <table:table-cell office:value-type="float" office:value="1.2960088830000001" table:style-name="ce1">
            <text:p>1.296008883</text:p>
          </table:table-cell>
          <table:table-cell office:value-type="string" table:style-name="ce1">
            <text:p>F6_S3_1_BDOC_NM_B</text:p>
          </table:table-cell>
          <table:table-cell office:value-type="float" office:value="8.1820122719999997" table:style-name="ce1">
            <text:p>8.182012272</text:p>
          </table:table-cell>
          <table:table-cell office:value-type="float" office:value="0.58059834799999999" table:style-name="ce1">
            <text:p>0.580598348</text:p>
          </table:table-cell>
          <table:table-cell office:value-type="float" office:value="0.154195001" table:style-name="ce1">
            <text:p>0.154195001</text:p>
          </table:table-cell>
          <table:table-cell office:value-type="float" office:value="4.5974396000000001E-2" table:style-name="ce1">
            <text:p>0.045974396</text:p>
          </table:table-cell>
          <table:table-cell office:value-type="float" office:value="7.6930859000000004E-2" table:style-name="ce1">
            <text:p>0.076930859</text:p>
          </table:table-cell>
          <table:table-cell office:value-type="float" office:value="7.7405618999999995E-2" table:style-name="ce1">
            <text:p>0.077405619</text:p>
          </table:table-cell>
          <table:table-cell office:value-type="float" office:value="1.747359399" table:style-name="ce1">
            <text:p>1.747359399</text:p>
          </table:table-cell>
          <table:table-cell office:value-type="float" office:value="-7.4900000000000004E-16" table:style-name="ce1">
            <text:p>-7.49E-16</text:p>
          </table:table-cell>
          <table:table-cell office:value-type="float" office:value="108.5219319" table:style-name="ce1">
            <text:p>108.5219319</text:p>
          </table:table-cell>
          <table:table-cell office:value-type="float" office:value="60.858420479999999" table:style-name="ce1">
            <text:p>60.85842048</text:p>
          </table:table-cell>
          <table:table-cell office:value-type="float" office:value="4.3038153560000003" table:style-name="ce1">
            <text:p>4.303815356</text:p>
          </table:table-cell>
          <table:table-cell office:value-type="float" office:value="43.994082839999997" table:style-name="ce1">
            <text:p>43.99408284</text:p>
          </table:table-cell>
          <table:table-cell office:value-type="float" office:value="1.4885483E-2" table:style-name="ce1">
            <text:p>0.014885483</text:p>
          </table:table-cell>
          <table:table-cell office:value-type="float" office:value="1.1619569E-2" table:style-name="ce1">
            <text:p>0.011619569</text:p>
          </table:table-cell>
          <table:table-cell office:value-type="float" office:value="1.4367134E-2" table:style-name="ce1">
            <text:p>0.014367134</text:p>
          </table:table-cell>
          <table:table-cell office:value-type="float" office:value="1.2810701470000001" table:style-name="ce1">
            <text:p>1.281070147</text:p>
          </table:table-cell>
          <table:table-cell office:value-type="string" table:style-name="ce1">
            <text:p>F6_S3_1_DOC_NM_B</text:p>
          </table:table-cell>
          <table:table-cell office:value-type="float" office:value="2.8323829173413699" table:style-name="ce1">
            <text:p>2.832382917</text:p>
          </table:table-cell>
          <table:table-cell office:value-type="float" office:value="1.78401020921489" table:style-name="ce1">
            <text:p>1.784010209</text:p>
          </table:table-cell>
          <table:table-cell office:value-type="float" office:value="2.51741854847001" table:style-name="ce1">
            <text:p>2.517418548</text:p>
          </table:table-cell>
          <table:table-cell office:value-type="float" office:value="0.70265525739461498" table:style-name="ce1">
            <text:p>0.702655257</text:p>
          </table:table-cell>
          <table:table-cell office:value-type="float" office:value="5.77417609030886E-2" table:style-name="ce1">
            <text:p>0.057741761</text:p>
          </table:table-cell>
          <table:table-cell office:value-type="float" office:value="0.35879250566769005" table:style-name="ce1">
            <text:p>0.358792506</text:p>
          </table:table-cell>
          <table:table-cell office:value-type="float" office:value="0.22598974495361432" table:style-name="ce1">
            <text:p>0.225989745</text:p>
          </table:table-cell>
          <table:table-cell office:value-type="float" office:value="0.31889434980341436" table:style-name="ce1">
            <text:p>0.31889435</text:p>
          </table:table-cell>
          <table:table-cell office:value-type="float" office:value="8.9008953866248949E-2" table:style-name="ce1">
            <text:p>0.089008954</text:p>
          </table:table-cell>
          <table:table-cell office:value-type="float" office:value="7.3144457090322463E-3" table:style-name="ce1">
            <text:p>0.007314446</text:p>
          </table:table-cell>
          <table:table-cell office:value-type="string" table:style-name="ce1">
            <text:p>F6_S3_1_BDOC_NM_B</text:p>
          </table:table-cell>
          <table:table-cell office:value-type="float" office:value="1.68514069513761" table:style-name="ce1">
            <text:p>1.685140695</text:p>
          </table:table-cell>
          <table:table-cell office:value-type="float" office:value="1.00460651660809" table:style-name="ce1">
            <text:p>1.004606517</text:p>
          </table:table-cell>
          <table:table-cell office:value-type="float" office:value="1.0426333615198" table:style-name="ce1">
            <text:p>1.042633362</text:p>
          </table:table-cell>
          <table:table-cell office:value-type="float" office:value="0.40468420118256598" table:style-name="ce1">
            <text:p>0.404684201</text:p>
          </table:table-cell>
          <table:table-cell office:value-type="float" office:value="0" table:style-name="ce1">
            <text:p>0</text:p>
          </table:table-cell>
          <table:table-cell office:value-type="float" office:value="0.40732760713480198" table:style-name="ce1">
            <text:p>0.407327607</text:p>
          </table:table-cell>
          <table:table-cell office:value-type="float" office:value="0.24283074386770181" table:style-name="ce1">
            <text:p>0.242830744</text:p>
          </table:table-cell>
          <table:table-cell office:value-type="float" office:value="0.25202248897804597" table:style-name="ce1">
            <text:p>0.252022489</text:p>
          </table:table-cell>
          <table:table-cell office:value-type="float" office:value="9.7819160019450194E-2" table:style-name="ce1">
            <text:p>0.09781916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3.30000019073486" table:style-name="ce1">
            <text:p>13.30000019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0.69999980926514" table:style-name="ce1">
            <text:p>10.69999981</text:p>
          </table:table-cell>
          <table:table-cell office:value-type="float" office:value="84" table:style-name="ce1">
            <text:p>84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ESE<text:s text:c="5"/>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5.1999998092651367" table:style-name="ce1">
            <text:p>5.199999809</text:p>
          </table:table-cell>
          <table:table-cell office:value-type="float" office:value="1005.5" table:style-name="ce1">
            <text:p>1005.5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4_1_DOC_V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0.12567999999999999" table:style-name="ce1">
            <text:p>0.12568</text:p>
          </table:table-cell>
          <table:table-cell office:value-type="string" table:style-name="ce1">
            <text:p>F6_S4_1_BDOC_VM_A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0.1583" table:style-name="ce1">
            <text:p>0.1583</text:p>
          </table:table-cell>
          <table:table-cell office:value-type="float" office:value="-3.262000000000001E-2" table:style-name="ce1">
            <text:p>-0.03262</text:p>
          </table:table-cell>
          <table:table-cell office:value-type="float" office:value="-25.954805856142599" table:style-name="ce1">
            <text:p>-25.95480586</text:p>
          </table:table-cell>
          <table:table-cell office:value-type="date" office:date-value="2024-08-29T00:00:00" table:style-name="ce5">
            <text:p>29.08.202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-107.41" table:style-name="ce1">
            <text:p>-107.41</text:p>
          </table:table-cell>
          <table:table-cell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1H35M10S" table:style-name="ce6">
            <text:p>11:35:1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6" table:style-name="ce1">
            <text:p>1.06</text:p>
          </table:table-cell>
          <table:table-cell office:value-type="float" office:value="3.97" table:style-name="ce1">
            <text:p>3.97</text:p>
          </table:table-cell>
          <table:table-cell office:value-type="float" office:value="9231.9" table:style-name="ce1">
            <text:p>9231.9</text:p>
          </table:table-cell>
          <table:table-cell office:value-type="float" office:value="9.2318999999999996" table:style-name="ce1">
            <text:p>9.2319</text:p>
          </table:table-cell>
          <table:table-cell office:value-type="float" office:value="-0.22500000000000001" table:style-name="ce1">
            <text:p>-0.225</text:p>
          </table:table-cell>
          <table:table-cell office:value-type="float" office:value="-0.54" table:style-name="ce1">
            <text:p>-0.54</text:p>
          </table:table-cell>
          <table:table-cell office:value-type="float" office:value="-0.86" table:style-name="ce1">
            <text:p>-0.86</text:p>
          </table:table-cell>
          <table:table-cell office:value-type="float" office:value="17022.7" table:style-name="ce1">
            <text:p>17022.7</text:p>
          </table:table-cell>
          <table:table-cell office:value-type="float" office:value="108.1" table:style-name="ce1">
            <text:p>108.1</text:p>
          </table:table-cell>
          <table:table-cell office:value-type="float" office:value="108.1" table:style-name="ce1">
            <text:p>108.1</text:p>
          </table:table-cell>
          <table:table-cell office:value-type="float" office:value="14.29" table:style-name="ce1">
            <text:p>14.29</text:p>
          </table:table-cell>
          <table:table-cell office:value-type="float" office:value="347.1" table:style-name="ce1">
            <text:p>347.1</text:p>
          </table:table-cell>
          <table:table-cell office:value-type="float" office:value="-0.32300000000000001" table:style-name="ce1">
            <text:p>-0.323</text:p>
          </table:table-cell>
          <table:table-cell office:value-type="float" office:value="9.67" table:style-name="ce1">
            <text:p>9.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16906.400000000001" table:style-name="ce1">
            <text:p>16906.4</text:p>
          </table:table-cell>
          <table:table-cell office:value-type="float" office:value="16.906400000000001" table:style-name="ce1">
            <text:p>16.9064</text:p>
          </table:table-cell>
          <table:table-cell office:value-type="float" office:value="1.53" table:style-name="ce1">
            <text:p>1.53</text:p>
          </table:table-cell>
          <table:table-cell office:value-type="float" office:value="1.55" table:style-name="ce1">
            <text:p>1.55</text:p>
          </table:table-cell>
          <table:table-cell office:value-type="float" office:value="10989" table:style-name="ce1">
            <text:p>10989</text:p>
          </table:table-cell>
          <table:table-cell office:value-type="float" office:value="10.989000000000001" table:style-name="ce1">
            <text:p>10.989</text:p>
          </table:table-cell>
          <table:table-cell office:value-type="float" office:value="326.25" table:style-name="ce1">
            <text:p>326.2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18" table:style-name="ce1">
            <text:p>7.18</text:p>
          </table:table-cell>
          <table:table-cell office:value-type="float" office:value="-52.2" table:style-name="ce1">
            <text:p>-52.2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4.63" table:style-name="ce1">
            <text:p>4.63</text:p>
          </table:table-cell>
          <table:table-cell table:style-name="ce1"/>
          <table:table-cell office:value-type="string" table:style-name="ce1">
            <text:p>F6_S4_1_DOC_VM_A</text:p>
          </table:table-cell>
          <table:table-cell office:value-type="float" office:value="4.3981605320000003" table:style-name="ce1">
            <text:p>4.398160532</text:p>
          </table:table-cell>
          <table:table-cell office:value-type="float" office:value="1.072997985" table:style-name="ce1">
            <text:p>1.072997985</text:p>
          </table:table-cell>
          <table:table-cell office:value-type="float" office:value="0.32311580099999998" table:style-name="ce1">
            <text:p>0.323115801</text:p>
          </table:table-cell>
          <table:table-cell office:value-type="float" office:value="0.10640103400000001" table:style-name="ce1">
            <text:p>0.106401034</text:p>
          </table:table-cell>
          <table:table-cell office:value-type="float" office:value="0.17403276500000001" table:style-name="ce1">
            <text:p>0.174032765</text:p>
          </table:table-cell>
          <table:table-cell office:value-type="float" office:value="0.14454992999999999" table:style-name="ce1">
            <text:p>0.14454993</text:p>
          </table:table-cell>
          <table:table-cell office:value-type="float" office:value="2.3788714500000001" table:style-name="ce1">
            <text:p>2.37887145</text:p>
          </table:table-cell>
          <table:table-cell office:value-type="float" office:value="8.1438099999999998E-4" table:style-name="ce1">
            <text:p>0.000814381</text:p>
          </table:table-cell>
          <table:table-cell office:value-type="float" office:value="169.9866998" table:style-name="ce1">
            <text:p>169.9866998</text:p>
          </table:table-cell>
          <table:table-cell office:value-type="float" office:value="100.44862999999999" table:style-name="ce1">
            <text:p>100.44863</text:p>
          </table:table-cell>
          <table:table-cell office:value-type="float" office:value="3.7586849080000002" table:style-name="ce1">
            <text:p>3.758684908</text:p>
          </table:table-cell>
          <table:table-cell office:value-type="float" office:value="37.132352939999997" table:style-name="ce1">
            <text:p>37.13235294</text:p>
          </table:table-cell>
          <table:table-cell office:value-type="float" office:value="1.3479527E-2" table:style-name="ce1">
            <text:p>0.013479527</text:p>
          </table:table-cell>
          <table:table-cell office:value-type="float" office:value="1.0365024E-2" table:style-name="ce1">
            <text:p>0.010365024</text:p>
          </table:table-cell>
          <table:table-cell office:value-type="float" office:value="1.2868945E-2" table:style-name="ce1">
            <text:p>0.012868945</text:p>
          </table:table-cell>
          <table:table-cell office:value-type="float" office:value="1.300481993" table:style-name="ce1">
            <text:p>1.300481993</text:p>
          </table:table-cell>
          <table:table-cell office:value-type="string" table:style-name="ce1">
            <text:p>F6_S4_1_BDOC_VM_A</text:p>
          </table:table-cell>
          <table:table-cell office:value-type="float" office:value="14.083036999999999" table:style-name="ce1">
            <text:p>14.083037</text:p>
          </table:table-cell>
          <table:table-cell office:value-type="float" office:value="0.57500594699999996" table:style-name="ce1">
            <text:p>0.575005947</text:p>
          </table:table-cell>
          <table:table-cell office:value-type="float" office:value="0.26463476699999999" table:style-name="ce1">
            <text:p>0.264634767</text:p>
          </table:table-cell>
          <table:table-cell office:value-type="float" office:value="5.8122834999999998E-2" table:style-name="ce1">
            <text:p>0.058122835</text:p>
          </table:table-cell>
          <table:table-cell office:value-type="float" office:value="9.6857823999999995E-2" table:style-name="ce1">
            <text:p>0.096857824</text:p>
          </table:table-cell>
          <table:table-cell office:value-type="float" office:value="9.7125251999999995E-2" table:style-name="ce1">
            <text:p>0.097125252</text:p>
          </table:table-cell>
          <table:table-cell office:value-type="float" office:value="2.16611223" table:style-name="ce1">
            <text:p>2.16611223</text:p>
          </table:table-cell>
          <table:table-cell office:value-type="string" table:style-name="ce1">
            <text:p>1.75E-16</text:p>
          </table:table-cell>
          <table:table-cell office:value-type="float" office:value="108.9901242" table:style-name="ce1">
            <text:p>108.9901242</text:p>
          </table:table-cell>
          <table:table-cell office:value-type="float" office:value="61.349638630000001" table:style-name="ce1">
            <text:p>61.34963863</text:p>
          </table:table-cell>
          <table:table-cell office:value-type="float" office:value="4.3139475259999998" table:style-name="ce1">
            <text:p>4.313947526</text:p>
          </table:table-cell>
          <table:table-cell office:value-type="float" office:value="77.923913040000002" table:style-name="ce1">
            <text:p>77.92391304</text:p>
          </table:table-cell>
          <table:table-cell office:value-type="float" office:value="1.4794689E-2" table:style-name="ce1">
            <text:p>0.014794689</text:p>
          </table:table-cell>
          <table:table-cell office:value-type="float" office:value="1.1718427999999999E-2" table:style-name="ce1">
            <text:p>0.011718428</text:p>
          </table:table-cell>
          <table:table-cell office:value-type="float" office:value="1.4541863E-2" table:style-name="ce1">
            <text:p>0.014541863</text:p>
          </table:table-cell>
          <table:table-cell office:value-type="float" office:value="1.2625148070000001" table:style-name="ce1">
            <text:p>1.262514807</text:p>
          </table:table-cell>
          <table:table-cell office:value-type="string" table:style-name="ce1">
            <text:p>F6_S4_1_DOC_VM_A</text:p>
          </table:table-cell>
          <table:table-cell office:value-type="float" office:value="2.7575829903459401" table:style-name="ce1">
            <text:p>2.75758299</text:p>
          </table:table-cell>
          <table:table-cell office:value-type="float" office:value="1.85014372683065" table:style-name="ce1">
            <text:p>1.850143727</text:p>
          </table:table-cell>
          <table:table-cell office:value-type="float" office:value="2.6230143455236599" table:style-name="ce1">
            <text:p>2.623014346</text:p>
          </table:table-cell>
          <table:table-cell office:value-type="float" office:value="0.69850406706444201" table:style-name="ce1">
            <text:p>0.698504067</text:p>
          </table:table-cell>
          <table:table-cell office:value-type="float" office:value="5.4156608008559697E-2" table:style-name="ce1">
            <text:p>0.054156608</text:p>
          </table:table-cell>
          <table:table-cell office:value-type="float" office:value="0.34541453391960852" table:style-name="ce1">
            <text:p>0.345414534</text:p>
          </table:table-cell>
          <table:table-cell office:value-type="float" office:value="0.23174879426106601" table:style-name="ce1">
            <text:p>0.231748794</text:p>
          </table:table-cell>
          <table:table-cell office:value-type="float" office:value="0.32855848066782584" table:style-name="ce1">
            <text:p>0.328558481</text:p>
          </table:table-cell>
          <table:table-cell office:value-type="float" office:value="8.7494540548985367E-2" table:style-name="ce1">
            <text:p>0.087494541</text:p>
          </table:table-cell>
          <table:table-cell office:value-type="float" office:value="6.7836506025143592E-3" table:style-name="ce1">
            <text:p>0.006783651</text:p>
          </table:table-cell>
          <table:table-cell office:value-type="string" table:style-name="ce1">
            <text:p>F6_S4_1_BDOC_VM_A</text:p>
          </table:table-cell>
          <table:table-cell office:value-type="float" office:value="1.61743758783781" table:style-name="ce1">
            <text:p>1.617437588</text:p>
          </table:table-cell>
          <table:table-cell office:value-type="float" office:value="1.0754843631830699" table:style-name="ce1">
            <text:p>1.075484363</text:p>
          </table:table-cell>
          <table:table-cell office:value-type="float" office:value="1.4036304949187199" table:style-name="ce1">
            <text:p>1.403630495</text:p>
          </table:table-cell>
          <table:table-cell office:value-type="float" office:value="0.42287580925196" table:style-name="ce1">
            <text:p>0.422875809</text:p>
          </table:table-cell>
          <table:table-cell office:value-type="float" office:value="0" table:style-name="ce1">
            <text:p>0</text:p>
          </table:table-cell>
          <table:table-cell office:value-type="float" office:value="0.35788544402266509" table:style-name="ce1">
            <text:p>0.357885444</text:p>
          </table:table-cell>
          <table:table-cell office:value-type="float" office:value="0.23796911964420256" table:style-name="ce1">
            <text:p>0.23796912</text:p>
          </table:table-cell>
          <table:table-cell office:value-type="float" office:value="0.31057700568790769" table:style-name="ce1">
            <text:p>0.310577006</text:p>
          </table:table-cell>
          <table:table-cell office:value-type="float" office:value="9.3568430645224618E-2" table:style-name="ce1">
            <text:p>0.09356843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E<text:s text:c="7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3.2000000476837158" table:style-name="ce1">
            <text:p>3.200000048</text:p>
          </table:table-cell>
          <table:table-cell office:value-type="float" office:value="1006.200012207031" table:style-name="ce1">
            <text:p>1006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4_1_DOC_V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8.0159999999999995E-2" table:style-name="ce1">
            <text:p>0.08016</text:p>
          </table:table-cell>
          <table:table-cell table:style-name="ce1"/>
          <table:table-cell office:value-type="string" table:style-name="ce1">
            <text:p>F6_S4_1_BDOC_VM_B</text:p>
          </table:table-cell>
          <table:table-cell office:value-type="float" office:value="0.1419" table:style-name="ce1">
            <text:p>0.1419</text:p>
          </table:table-cell>
          <table:table-cell table:number-columns-repeated="3" table:style-name="ce1"/>
          <table:table-cell office:value-type="date" office:date-value="2024-08-29T00:00:00" table:style-name="ce5">
            <text:p>29.08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1H35M10S" table:style-name="ce6">
            <text:p>11:35:1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6" table:style-name="ce1">
            <text:p>1.06</text:p>
          </table:table-cell>
          <table:table-cell office:value-type="float" office:value="3.97" table:style-name="ce1">
            <text:p>3.97</text:p>
          </table:table-cell>
          <table:table-cell office:value-type="float" office:value="9231.9" table:style-name="ce1">
            <text:p>9231.9</text:p>
          </table:table-cell>
          <table:table-cell office:value-type="float" office:value="9.2318999999999996" table:style-name="ce1">
            <text:p>9.2319</text:p>
          </table:table-cell>
          <table:table-cell office:value-type="float" office:value="-0.22500000000000001" table:style-name="ce1">
            <text:p>-0.225</text:p>
          </table:table-cell>
          <table:table-cell office:value-type="float" office:value="-0.54" table:style-name="ce1">
            <text:p>-0.54</text:p>
          </table:table-cell>
          <table:table-cell office:value-type="float" office:value="-0.86" table:style-name="ce1">
            <text:p>-0.86</text:p>
          </table:table-cell>
          <table:table-cell office:value-type="float" office:value="17022.7" table:style-name="ce1">
            <text:p>17022.7</text:p>
          </table:table-cell>
          <table:table-cell office:value-type="float" office:value="108.1" table:style-name="ce1">
            <text:p>108.1</text:p>
          </table:table-cell>
          <table:table-cell office:value-type="float" office:value="108.1" table:style-name="ce1">
            <text:p>108.1</text:p>
          </table:table-cell>
          <table:table-cell office:value-type="float" office:value="14.29" table:style-name="ce1">
            <text:p>14.29</text:p>
          </table:table-cell>
          <table:table-cell office:value-type="float" office:value="347.1" table:style-name="ce1">
            <text:p>347.1</text:p>
          </table:table-cell>
          <table:table-cell office:value-type="float" office:value="-0.32300000000000001" table:style-name="ce1">
            <text:p>-0.323</text:p>
          </table:table-cell>
          <table:table-cell office:value-type="float" office:value="9.67" table:style-name="ce1">
            <text:p>9.67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16906.400000000001" table:style-name="ce1">
            <text:p>16906.4</text:p>
          </table:table-cell>
          <table:table-cell office:value-type="float" office:value="16.906400000000001" table:style-name="ce1">
            <text:p>16.9064</text:p>
          </table:table-cell>
          <table:table-cell office:value-type="float" office:value="1.53" table:style-name="ce1">
            <text:p>1.53</text:p>
          </table:table-cell>
          <table:table-cell office:value-type="float" office:value="1.55" table:style-name="ce1">
            <text:p>1.55</text:p>
          </table:table-cell>
          <table:table-cell office:value-type="float" office:value="10989" table:style-name="ce1">
            <text:p>10989</text:p>
          </table:table-cell>
          <table:table-cell office:value-type="float" office:value="10.989000000000001" table:style-name="ce1">
            <text:p>10.989</text:p>
          </table:table-cell>
          <table:table-cell office:value-type="float" office:value="326.25" table:style-name="ce1">
            <text:p>326.2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18" table:style-name="ce1">
            <text:p>7.18</text:p>
          </table:table-cell>
          <table:table-cell office:value-type="float" office:value="-52.2" table:style-name="ce1">
            <text:p>-52.2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4.63" table:style-name="ce1">
            <text:p>4.63</text:p>
          </table:table-cell>
          <table:table-cell table:style-name="ce1"/>
          <table:table-cell office:value-type="string" table:style-name="ce1">
            <text:p>F6_S4_1_DOC_VM_B</text:p>
          </table:table-cell>
          <table:table-cell office:value-type="float" office:value="3.329608168" table:style-name="ce1">
            <text:p>3.329608168</text:p>
          </table:table-cell>
          <table:table-cell office:value-type="float" office:value="1.1053422820000001" table:style-name="ce1">
            <text:p>1.105342282</text:p>
          </table:table-cell>
          <table:table-cell office:value-type="float" office:value="0.222813397" table:style-name="ce1">
            <text:p>0.222813397</text:p>
          </table:table-cell>
          <table:table-cell office:value-type="float" office:value="9.7254340999999994E-2" table:style-name="ce1">
            <text:p>0.097254341</text:p>
          </table:table-cell>
          <table:table-cell office:value-type="float" office:value="0.14366193199999999" table:style-name="ce1">
            <text:p>0.143661932</text:p>
          </table:table-cell>
          <table:table-cell office:value-type="float" office:value="0.14460121200000001" table:style-name="ce1">
            <text:p>0.144601212</text:p>
          </table:table-cell>
          <table:table-cell office:value-type="float" office:value="1.55842083" table:style-name="ce1">
            <text:p>1.55842083</text:p>
          </table:table-cell>
          <table:table-cell office:value-type="float" office:value="2.1227669999999998E-3" table:style-name="ce1">
            <text:p>0.002122767</text:p>
          </table:table-cell>
          <table:table-cell office:value-type="float" office:value="160.22593190000001" table:style-name="ce1">
            <text:p>160.2259319</text:p>
          </table:table-cell>
          <table:table-cell office:value-type="float" office:value="92.000335629999995" table:style-name="ce1">
            <text:p>92.00033563</text:p>
          </table:table-cell>
          <table:table-cell office:value-type="float" office:value="4.0675838630000003" table:style-name="ce1">
            <text:p>4.067583863</text:p>
          </table:table-cell>
          <table:table-cell office:value-type="float" office:value="31.393316200000001" table:style-name="ce1">
            <text:p>31.3933162</text:p>
          </table:table-cell>
          <table:table-cell office:value-type="float" office:value="1.4246132999999999E-2" table:style-name="ce1">
            <text:p>0.014246133</text:p>
          </table:table-cell>
          <table:table-cell office:value-type="float" office:value="1.1046887E-2" table:style-name="ce1">
            <text:p>0.011046887</text:p>
          </table:table-cell>
          <table:table-cell office:value-type="float" office:value="1.3721646000000001E-2" table:style-name="ce1">
            <text:p>0.013721646</text:p>
          </table:table-cell>
          <table:table-cell office:value-type="float" office:value="1.289606142" table:style-name="ce1">
            <text:p>1.289606142</text:p>
          </table:table-cell>
          <table:table-cell office:value-type="string" table:style-name="ce1">
            <text:p>F6_S4_1_BDOC_VM_B</text:p>
          </table:table-cell>
          <table:table-cell office:value-type="float" office:value="2.9974223129999999" table:style-name="ce1">
            <text:p>2.997422313</text:p>
          </table:table-cell>
          <table:table-cell office:value-type="float" office:value="0.92134380699999996" table:style-name="ce1">
            <text:p>0.921343807</text:p>
          </table:table-cell>
          <table:table-cell office:value-type="float" office:value="0.217896065" table:style-name="ce1">
            <text:p>0.217896065</text:p>
          </table:table-cell>
          <table:table-cell office:value-type="float" office:value="3.6871748000000003E-2" table:style-name="ce1">
            <text:p>0.036871748</text:p>
          </table:table-cell>
          <table:table-cell office:value-type="float" office:value="0.12650243999999999" table:style-name="ce1">
            <text:p>0.12650244</text:p>
          </table:table-cell>
          <table:table-cell office:value-type="float" office:value="0.11268689699999999" table:style-name="ce1">
            <text:p>0.112686897</text:p>
          </table:table-cell>
          <table:table-cell office:value-type="float" office:value="1.595418373" table:style-name="ce1">
            <text:p>1.595418373</text:p>
          </table:table-cell>
          <table:table-cell office:value-type="float" office:value="1.1977489999999999E-3" table:style-name="ce1">
            <text:p>0.001197749</text:p>
          </table:table-cell>
          <table:table-cell office:value-type="float" office:value="147.4235588" table:style-name="ce1">
            <text:p>147.4235588</text:p>
          </table:table-cell>
          <table:table-cell office:value-type="float" office:value="83.734055139999995" table:style-name="ce1">
            <text:p>83.73405514</text:p>
          </table:table-cell>
          <table:table-cell office:value-type="float" office:value="4.1193701169999999" table:style-name="ce1">
            <text:p>4.119370117</text:p>
          </table:table-cell>
          <table:table-cell office:value-type="float" office:value="45.076045630000003" table:style-name="ce1">
            <text:p>45.07604563</text:p>
          </table:table-cell>
          <table:table-cell office:value-type="float" office:value="1.4571937E-2" table:style-name="ce1">
            <text:p>0.014571937</text:p>
          </table:table-cell>
          <table:table-cell office:value-type="float" office:value="1.076847E-2" table:style-name="ce1">
            <text:p>0.01076847</text:p>
          </table:table-cell>
          <table:table-cell office:value-type="float" office:value="1.4094372000000001E-2" table:style-name="ce1">
            <text:p>0.014094372</text:p>
          </table:table-cell>
          <table:table-cell office:value-type="float" office:value="1.353204037" table:style-name="ce1">
            <text:p>1.353204037</text:p>
          </table:table-cell>
          <table:table-cell office:value-type="string" table:style-name="ce1">
            <text:p>F6_S4_1_DOC_VM_B</text:p>
          </table:table-cell>
          <table:table-cell office:value-type="float" office:value="2.6360780549762799" table:style-name="ce1">
            <text:p>2.636078055</text:p>
          </table:table-cell>
          <table:table-cell office:value-type="float" office:value="1.74930069555852" table:style-name="ce1">
            <text:p>1.749300696</text:p>
          </table:table-cell>
          <table:table-cell office:value-type="float" office:value="2.4147522308001599" table:style-name="ce1">
            <text:p>2.414752231</text:p>
          </table:table-cell>
          <table:table-cell office:value-type="float" office:value="0.67980711731163801" table:style-name="ce1">
            <text:p>0.679807117</text:p>
          </table:table-cell>
          <table:table-cell office:value-type="float" office:value="0" table:style-name="ce1">
            <text:p>0</text:p>
          </table:table-cell>
          <table:table-cell office:value-type="float" office:value="0.35241976874825287" table:style-name="ce1">
            <text:p>0.352419769</text:p>
          </table:table-cell>
          <table:table-cell office:value-type="float" office:value="0.23386566472723008" table:style-name="ce1">
            <text:p>0.233865665</text:p>
          </table:table-cell>
          <table:table-cell office:value-type="float" office:value="0.32283050995262641" table:style-name="ce1">
            <text:p>0.32283051</text:p>
          </table:table-cell>
          <table:table-cell office:value-type="float" office:value="9.088405657189072E-2" table:style-name="ce1">
            <text:p>0.0908840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4_1_BDOC_VM_B</text:p>
          </table:table-cell>
          <table:table-cell office:value-type="float" office:value="2.2950354266856001" table:style-name="ce1">
            <text:p>2.295035427</text:p>
          </table:table-cell>
          <table:table-cell office:value-type="float" office:value="1.48710482524236" table:style-name="ce1">
            <text:p>1.487104825</text:p>
          </table:table-cell>
          <table:table-cell office:value-type="float" office:value="2.2593546911959401" table:style-name="ce1">
            <text:p>2.259354691</text:p>
          </table:table-cell>
          <table:table-cell office:value-type="float" office:value="0.56634050794021196" table:style-name="ce1">
            <text:p>0.566340508</text:p>
          </table:table-cell>
          <table:table-cell office:value-type="float" office:value="0" table:style-name="ce1">
            <text:p>0</text:p>
          </table:table-cell>
          <table:table-cell office:value-type="float" office:value="0.34732030536807817" table:style-name="ce1">
            <text:p>0.347320305</text:p>
          </table:table-cell>
          <table:table-cell office:value-type="float" office:value="0.22505173384771249" table:style-name="ce1">
            <text:p>0.225051734</text:p>
          </table:table-cell>
          <table:table-cell office:value-type="float" office:value="0.34192054386464754" table:style-name="ce1">
            <text:p>0.341920544</text:p>
          </table:table-cell>
          <table:table-cell office:value-type="float" office:value="8.5707416919561699E-2" table:style-name="ce1">
            <text:p>0.08570741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E<text:s text:c="7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3.2000000476837158" table:style-name="ce1">
            <text:p>3.200000048</text:p>
          </table:table-cell>
          <table:table-cell office:value-type="float" office:value="1006.200012207031" table:style-name="ce1">
            <text:p>1006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4_1_DOC_N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12189999999999999" table:style-name="ce1">
            <text:p>0.1219</text:p>
          </table:table-cell>
          <table:table-cell office:value-type="float" office:value="0.12409999999999999" table:style-name="ce1">
            <text:p>0.1241</text:p>
          </table:table-cell>
          <table:table-cell office:value-type="string" table:style-name="ce1">
            <text:p>F6_S4_1_BDOC_NM_A</text:p>
          </table:table-cell>
          <table:table-cell office:value-type="float" office:value="0.18060000000000001" table:style-name="ce1">
            <text:p>0.1806</text:p>
          </table:table-cell>
          <table:table-cell office:value-type="float" office:value="0.16410000000000002" table:style-name="ce1">
            <text:p>0.1641</text:p>
          </table:table-cell>
          <table:table-cell office:value-type="float" office:value="-4.0000000000000036E-2" table:style-name="ce1">
            <text:p>-0.04</text:p>
          </table:table-cell>
          <table:table-cell office:value-type="float" office:value="-32.232070910556047" table:style-name="ce1">
            <text:p>-32.23207091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4H9M20S" table:style-name="ce6">
            <text:p>2:09:2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.32" table:style-name="ce1">
            <text:p>4.32</text:p>
          </table:table-cell>
          <table:table-cell office:value-type="float" office:value="9767.7000000000007" table:style-name="ce1">
            <text:p>9767.7</text:p>
          </table:table-cell>
          <table:table-cell office:value-type="float" office:value="9.7677000000000014" table:style-name="ce1">
            <text:p>9.7677</text:p>
          </table:table-cell>
          <table:table-cell office:value-type="float" office:value="-0.214" table:style-name="ce1">
            <text:p>-0.214</text:p>
          </table:table-cell>
          <table:table-cell office:value-type="float" office:value="-0.64" table:style-name="ce1">
            <text:p>-0.64</text:p>
          </table:table-cell>
          <table:table-cell office:value-type="float" office:value="-0.89" table:style-name="ce1">
            <text:p>-0.89</text:p>
          </table:table-cell>
          <table:table-cell office:value-type="float" office:value="17803" table:style-name="ce1">
            <text:p>17803</text:p>
          </table:table-cell>
          <table:table-cell office:value-type="float" office:value="107.9" table:style-name="ce1">
            <text:p>107.9</text:p>
          </table:table-cell>
          <table:table-cell office:value-type="float" office:value="107.9" table:style-name="ce1">
            <text:p>107.9</text:p>
          </table:table-cell>
          <table:table-cell office:value-type="float" office:value="14.07" table:style-name="ce1">
            <text:p>14.07</text:p>
          </table:table-cell>
          <table:table-cell office:value-type="float" office:value="328.8" table:style-name="ce1">
            <text:p>328.8</text:p>
          </table:table-cell>
          <table:table-cell office:value-type="float" office:value="-0.307" table:style-name="ce1">
            <text:p>-0.307</text:p>
          </table:table-cell>
          <table:table-cell office:value-type="float" office:value="10.16" table:style-name="ce1">
            <text:p>10.16</text:p>
          </table:table-cell>
          <table:table-cell office:value-type="float" office:value="1.0160000000000001E-2" table:style-name="ce1">
            <text:p>0.01016</text:p>
          </table:table-cell>
          <table:table-cell office:value-type="float" office:value="17663.8" table:style-name="ce1">
            <text:p>17663.8</text:p>
          </table:table-cell>
          <table:table-cell office:value-type="float" office:value="17.663799999999998" table:style-name="ce1">
            <text:p>17.6638</text:p>
          </table:table-cell>
          <table:table-cell office:value-type="float" office:value="1.7" table:style-name="ce1">
            <text:p>1.7</text:p>
          </table:table-cell>
          <table:table-cell office:value-type="float" office:value="1.71" table:style-name="ce1">
            <text:p>1.71</text:p>
          </table:table-cell>
          <table:table-cell office:value-type="float" office:value="11481" table:style-name="ce1">
            <text:p>11481</text:p>
          </table:table-cell>
          <table:table-cell office:value-type="float" office:value="11.481" table:style-name="ce1">
            <text:p>11.481</text:p>
          </table:table-cell>
          <table:table-cell office:value-type="float" office:value="361.64" table:style-name="ce1">
            <text:p>361.6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39" table:style-name="ce1">
            <text:p>7.39</text:p>
          </table:table-cell>
          <table:table-cell office:value-type="float" office:value="-62.9" table:style-name="ce1">
            <text:p>-62.9</text:p>
          </table:table-cell>
          <table:table-cell office:value-type="float" office:value="1.5960000000000001" table:style-name="ce1">
            <text:p>1.596</text:p>
          </table:table-cell>
          <table:table-cell office:value-type="float" office:value="-0.223" table:style-name="ce1">
            <text:p>-0.223</text:p>
          </table:table-cell>
          <table:table-cell office:value-type="float" office:value="4.8499999999999996" table:style-name="ce1">
            <text:p>4.85</text:p>
          </table:table-cell>
          <table:table-cell table:style-name="ce1"/>
          <table:table-cell office:value-type="string" table:style-name="ce1">
            <text:p>F6_S4_1_DOC_NM_A</text:p>
          </table:table-cell>
          <table:table-cell office:value-type="float" office:value="5.0867450659999998" table:style-name="ce1">
            <text:p>5.086745066</text:p>
          </table:table-cell>
          <table:table-cell office:value-type="float" office:value="1.0377295179999999" table:style-name="ce1">
            <text:p>1.037729518</text:p>
          </table:table-cell>
          <table:table-cell office:value-type="float" office:value="0.36503667699999998" table:style-name="ce1">
            <text:p>0.365036677</text:p>
          </table:table-cell>
          <table:table-cell office:value-type="float" office:value="8.1756345999999994E-2" table:style-name="ce1">
            <text:p>0.081756346</text:p>
          </table:table-cell>
          <table:table-cell office:value-type="float" office:value="0.196306077" table:style-name="ce1">
            <text:p>0.196306077</text:p>
          </table:table-cell>
          <table:table-cell office:value-type="float" office:value="0.116796415" table:style-name="ce1">
            <text:p>0.116796415</text:p>
          </table:table-cell>
          <table:table-cell office:value-type="float" office:value="1.771704832" table:style-name="ce1">
            <text:p>1.771704832</text:p>
          </table:table-cell>
          <table:table-cell office:value-type="string" table:style-name="ce1">
            <text:p>5.38E-17</text:p>
          </table:table-cell>
          <table:table-cell office:value-type="float" office:value="169.1632515" table:style-name="ce1">
            <text:p>169.1632515</text:p>
          </table:table-cell>
          <table:table-cell office:value-type="float" office:value="94.421339380000006" table:style-name="ce1">
            <text:p>94.42133938</text:p>
          </table:table-cell>
          <table:table-cell office:value-type="float" office:value="4.3799921690000003" table:style-name="ce1">
            <text:p>4.379992169</text:p>
          </table:table-cell>
          <table:table-cell office:value-type="float" office:value="39.195121950000001" table:style-name="ce1">
            <text:p>39.19512195</text:p>
          </table:table-cell>
          <table:table-cell office:value-type="float" office:value="1.5048199999999999E-2" table:style-name="ce1">
            <text:p>0.0150482</text:p>
          </table:table-cell>
          <table:table-cell office:value-type="float" office:value="1.1653412E-2" table:style-name="ce1">
            <text:p>0.011653412</text:p>
          </table:table-cell>
          <table:table-cell office:value-type="float" office:value="1.4644116E-2" table:style-name="ce1">
            <text:p>0.014644116</text:p>
          </table:table-cell>
          <table:table-cell office:value-type="float" office:value="1.29131281" table:style-name="ce1">
            <text:p>1.29131281</text:p>
          </table:table-cell>
          <table:table-cell office:value-type="string" table:style-name="ce1">
            <text:p>F6_S4_1_BDOC_NM_A</text:p>
          </table:table-cell>
          <table:table-cell office:value-type="float" office:value="7.37799535" table:style-name="ce1">
            <text:p>7.37799535</text:p>
          </table:table-cell>
          <table:table-cell office:value-type="float" office:value="1.048254427" table:style-name="ce1">
            <text:p>1.048254427</text:p>
          </table:table-cell>
          <table:table-cell office:value-type="float" office:value="0.57938665099999997" table:style-name="ce1">
            <text:p>0.579386651</text:p>
          </table:table-cell>
          <table:table-cell office:value-type="float" office:value="8.9505562999999996E-2" table:style-name="ce1">
            <text:p>0.089505563</text:p>
          </table:table-cell>
          <table:table-cell office:value-type="float" office:value="0.214966556" table:style-name="ce1">
            <text:p>0.214966556</text:p>
          </table:table-cell>
          <table:table-cell office:value-type="float" office:value="0.116887376" table:style-name="ce1">
            <text:p>0.116887376</text:p>
          </table:table-cell>
          <table:table-cell office:value-type="float" office:value="2.4529179160000001" table:style-name="ce1">
            <text:p>2.452917916</text:p>
          </table:table-cell>
          <table:table-cell office:value-type="string" table:style-name="ce1">
            <text:p>5.49E-17</text:p>
          </table:table-cell>
          <table:table-cell office:value-type="float" office:value="143.18351279999999" table:style-name="ce1">
            <text:p>143.1835128</text:p>
          </table:table-cell>
          <table:table-cell office:value-type="float" office:value="80.138732989999994" table:style-name="ce1">
            <text:p>80.13873299</text:p>
          </table:table-cell>
          <table:table-cell office:value-type="float" office:value="4.392976644" table:style-name="ce1">
            <text:p>4.392976644</text:p>
          </table:table-cell>
          <table:table-cell office:value-type="float" office:value="37.46443515" table:style-name="ce1">
            <text:p>37.46443515</text:p>
          </table:table-cell>
          <table:table-cell office:value-type="float" office:value="1.4959197E-2" table:style-name="ce1">
            <text:p>0.014959197</text:p>
          </table:table-cell>
          <table:table-cell office:value-type="float" office:value="1.1992048E-2" table:style-name="ce1">
            <text:p>0.011992048</text:p>
          </table:table-cell>
          <table:table-cell office:value-type="float" office:value="1.4750845E-2" table:style-name="ce1">
            <text:p>0.014750845</text:p>
          </table:table-cell>
          <table:table-cell office:value-type="float" office:value="1.247426358" table:style-name="ce1">
            <text:p>1.247426358</text:p>
          </table:table-cell>
          <table:table-cell office:value-type="string" table:style-name="ce1">
            <text:p>F6_S4_1_DOC_NM_A</text:p>
          </table:table-cell>
          <table:table-cell office:value-type="float" office:value="2.4976337319995898" table:style-name="ce1">
            <text:p>2.497633732</text:p>
          </table:table-cell>
          <table:table-cell office:value-type="float" office:value="1.6019945997770599" table:style-name="ce1">
            <text:p>1.6019946</text:p>
          </table:table-cell>
          <table:table-cell office:value-type="float" office:value="1.52284942741748" table:style-name="ce1">
            <text:p>1.522849427</text:p>
          </table:table-cell>
          <table:table-cell office:value-type="float" office:value="0.58080962306767603" table:style-name="ce1">
            <text:p>0.580809623</text:p>
          </table:table-cell>
          <table:table-cell office:value-type="float" office:value="0.24451929824162799" table:style-name="ce1">
            <text:p>0.244519298</text:p>
          </table:table-cell>
          <table:table-cell office:value-type="float" office:value="0.38736175815441459" table:style-name="ce1">
            <text:p>0.387361758</text:p>
          </table:table-cell>
          <table:table-cell office:value-type="float" office:value="0.24845574303911649" table:style-name="ce1">
            <text:p>0.248455743</text:p>
          </table:table-cell>
          <table:table-cell office:value-type="float" office:value="0.23618099966027184" table:style-name="ce1">
            <text:p>0.236181</text:p>
          </table:table-cell>
          <table:table-cell office:value-type="float" office:value="9.0078634774193853E-2" table:style-name="ce1">
            <text:p>0.090078635</text:p>
          </table:table-cell>
          <table:table-cell office:value-type="float" office:value="3.7922864372003214E-2" table:style-name="ce1">
            <text:p>0.037922864</text:p>
          </table:table-cell>
          <table:table-cell office:value-type="string" table:style-name="ce1">
            <text:p>F6_S4_1_BDOC_NM_A</text:p>
          </table:table-cell>
          <table:table-cell office:value-type="float" office:value="2.24596583982329" table:style-name="ce1">
            <text:p>2.24596584</text:p>
          </table:table-cell>
          <table:table-cell office:value-type="float" office:value="1.5466362374790901" table:style-name="ce1">
            <text:p>1.546636237</text:p>
          </table:table-cell>
          <table:table-cell office:value-type="float" office:value="1.99637094277946" table:style-name="ce1">
            <text:p>1.996370943</text:p>
          </table:table-cell>
          <table:table-cell office:value-type="float" office:value="0.56017996648312696" table:style-name="ce1">
            <text:p>0.560179966</text:p>
          </table:table-cell>
          <table:table-cell office:value-type="float" office:value="0.42760346401497201" table:style-name="ce1">
            <text:p>0.427603464</text:p>
          </table:table-cell>
          <table:table-cell office:value-type="float" office:value="0.33142195033895389" table:style-name="ce1">
            <text:p>0.33142195</text:p>
          </table:table-cell>
          <table:table-cell office:value-type="float" office:value="0.22822662268565552" table:style-name="ce1">
            <text:p>0.228226623</text:p>
          </table:table-cell>
          <table:table-cell office:value-type="float" office:value="0.29459092374621421" table:style-name="ce1">
            <text:p>0.294590924</text:p>
          </table:table-cell>
          <table:table-cell office:value-type="float" office:value="8.2661959385479766E-2" table:style-name="ce1">
            <text:p>0.082661959</text:p>
          </table:table-cell>
          <table:table-cell office:value-type="float" office:value="6.3098543843696592E-2" table:style-name="ce1">
            <text:p>0.063098544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7.20000076293945" table:style-name="ce1">
            <text:p>17.20000076</text:p>
          </table:table-cell>
          <table:table-cell office:value-type="float" office:value="17.5" table:style-name="ce1">
            <text:p>17.5</text:p>
          </table:table-cell>
          <table:table-cell office:value-type="float" office:value="16.39999961853027" table:style-name="ce1">
            <text:p>16.39999962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57" table:style-name="ce1">
            <text:p>57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W<text:s text:c="7"/></text:p>
          </table:table-cell>
          <table:table-cell office:value-type="float" office:value="4.1999998092651367" table:style-name="ce1">
            <text:p>4.199999809</text:p>
          </table:table-cell>
          <table:table-cell office:value-type="float" office:value="5.3000001907348633" table:style-name="ce1">
            <text:p>5.300000191</text:p>
          </table:table-cell>
          <table:table-cell office:value-type="float" office:value="7.5" table:style-name="ce1">
            <text:p>7.5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4_1_DOC_N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1263" table:style-name="ce1">
            <text:p>0.1263</text:p>
          </table:table-cell>
          <table:table-cell table:style-name="ce1"/>
          <table:table-cell office:value-type="string" table:style-name="ce1">
            <text:p>F6_S4_1_BDOC_NM_B</text:p>
          </table:table-cell>
          <table:table-cell office:value-type="float" office:value="0.14760000000000001" table:style-name="ce1">
            <text:p>0.1476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4H9M20S" table:style-name="ce6">
            <text:p>2:09:2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.32" table:style-name="ce1">
            <text:p>4.32</text:p>
          </table:table-cell>
          <table:table-cell office:value-type="float" office:value="9767.7000000000007" table:style-name="ce1">
            <text:p>9767.7</text:p>
          </table:table-cell>
          <table:table-cell office:value-type="float" office:value="9.7677000000000014" table:style-name="ce1">
            <text:p>9.7677</text:p>
          </table:table-cell>
          <table:table-cell office:value-type="float" office:value="-0.214" table:style-name="ce1">
            <text:p>-0.214</text:p>
          </table:table-cell>
          <table:table-cell office:value-type="float" office:value="-0.64" table:style-name="ce1">
            <text:p>-0.64</text:p>
          </table:table-cell>
          <table:table-cell office:value-type="float" office:value="-0.89" table:style-name="ce1">
            <text:p>-0.89</text:p>
          </table:table-cell>
          <table:table-cell office:value-type="float" office:value="17803" table:style-name="ce1">
            <text:p>17803</text:p>
          </table:table-cell>
          <table:table-cell office:value-type="float" office:value="107.9" table:style-name="ce1">
            <text:p>107.9</text:p>
          </table:table-cell>
          <table:table-cell office:value-type="float" office:value="107.9" table:style-name="ce1">
            <text:p>107.9</text:p>
          </table:table-cell>
          <table:table-cell office:value-type="float" office:value="14.07" table:style-name="ce1">
            <text:p>14.07</text:p>
          </table:table-cell>
          <table:table-cell office:value-type="float" office:value="328.8" table:style-name="ce1">
            <text:p>328.8</text:p>
          </table:table-cell>
          <table:table-cell office:value-type="float" office:value="-0.307" table:style-name="ce1">
            <text:p>-0.307</text:p>
          </table:table-cell>
          <table:table-cell office:value-type="float" office:value="10.16" table:style-name="ce1">
            <text:p>10.16</text:p>
          </table:table-cell>
          <table:table-cell office:value-type="float" office:value="1.0160000000000001E-2" table:style-name="ce1">
            <text:p>0.01016</text:p>
          </table:table-cell>
          <table:table-cell office:value-type="float" office:value="17663.8" table:style-name="ce1">
            <text:p>17663.8</text:p>
          </table:table-cell>
          <table:table-cell office:value-type="float" office:value="17.663799999999998" table:style-name="ce1">
            <text:p>17.6638</text:p>
          </table:table-cell>
          <table:table-cell office:value-type="float" office:value="1.7" table:style-name="ce1">
            <text:p>1.7</text:p>
          </table:table-cell>
          <table:table-cell office:value-type="float" office:value="1.71" table:style-name="ce1">
            <text:p>1.71</text:p>
          </table:table-cell>
          <table:table-cell office:value-type="float" office:value="11481" table:style-name="ce1">
            <text:p>11481</text:p>
          </table:table-cell>
          <table:table-cell office:value-type="float" office:value="11.481" table:style-name="ce1">
            <text:p>11.481</text:p>
          </table:table-cell>
          <table:table-cell office:value-type="float" office:value="361.64" table:style-name="ce1">
            <text:p>361.6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39" table:style-name="ce1">
            <text:p>7.39</text:p>
          </table:table-cell>
          <table:table-cell office:value-type="float" office:value="-62.9" table:style-name="ce1">
            <text:p>-62.9</text:p>
          </table:table-cell>
          <table:table-cell office:value-type="float" office:value="1.5960000000000001" table:style-name="ce1">
            <text:p>1.596</text:p>
          </table:table-cell>
          <table:table-cell office:value-type="float" office:value="-0.223" table:style-name="ce1">
            <text:p>-0.223</text:p>
          </table:table-cell>
          <table:table-cell office:value-type="float" office:value="4.8499999999999996" table:style-name="ce1">
            <text:p>4.85</text:p>
          </table:table-cell>
          <table:table-cell table:style-name="ce1"/>
          <table:table-cell office:value-type="string" table:style-name="ce1">
            <text:p>F6_S4_1_DOC_NM_B</text:p>
          </table:table-cell>
          <table:table-cell office:value-type="float" office:value="3.9163499599999998" table:style-name="ce1">
            <text:p>3.91634996</text:p>
          </table:table-cell>
          <table:table-cell office:value-type="float" office:value="1.3258565819999999" table:style-name="ce1">
            <text:p>1.325856582</text:p>
          </table:table-cell>
          <table:table-cell office:value-type="float" office:value="0.450604962" table:style-name="ce1">
            <text:p>0.450604962</text:p>
          </table:table-cell>
          <table:table-cell office:value-type="float" office:value="0.22551803300000001" table:style-name="ce1">
            <text:p>0.225518033</text:p>
          </table:table-cell>
          <table:table-cell office:value-type="float" office:value="0.207423149" table:style-name="ce1">
            <text:p>0.207423149</text:p>
          </table:table-cell>
          <table:table-cell office:value-type="float" office:value="0.15002647999999999" table:style-name="ce1">
            <text:p>0.15002648</text:p>
          </table:table-cell>
          <table:table-cell office:value-type="float" office:value="1.6369244940000001" table:style-name="ce1">
            <text:p>1.636924494</text:p>
          </table:table-cell>
          <table:table-cell office:value-type="float" office:value="1.7020594999999999E-2" table:style-name="ce1">
            <text:p>0.017020595</text:p>
          </table:table-cell>
          <table:table-cell office:value-type="float" office:value="182.42285219999999" table:style-name="ce1">
            <text:p>182.4228522</text:p>
          </table:table-cell>
          <table:table-cell office:value-type="float" office:value="105.33230330000001" table:style-name="ce1">
            <text:p>105.3323033</text:p>
          </table:table-cell>
          <table:table-cell office:value-type="float" office:value="3.9947497869999999" table:style-name="ce1">
            <text:p>3.994749787</text:p>
          </table:table-cell>
          <table:table-cell office:value-type="float" office:value="31.942477879999998" table:style-name="ce1">
            <text:p>31.94247788</text:p>
          </table:table-cell>
          <table:table-cell office:value-type="float" office:value="1.4128297999999999E-2" table:style-name="ce1">
            <text:p>0.014128298</text:p>
          </table:table-cell>
          <table:table-cell office:value-type="float" office:value="1.0939829999999999E-2" table:style-name="ce1">
            <text:p>0.01093983</text:p>
          </table:table-cell>
          <table:table-cell office:value-type="float" office:value="1.3485326000000001E-2" table:style-name="ce1">
            <text:p>0.013485326</text:p>
          </table:table-cell>
          <table:table-cell office:value-type="float" office:value="1.2914549289999999" table:style-name="ce1">
            <text:p>1.291454929</text:p>
          </table:table-cell>
          <table:table-cell office:value-type="string" table:style-name="ce1">
            <text:p>F6_S4_1_BDOC_NM_B</text:p>
          </table:table-cell>
          <table:table-cell office:value-type="float" office:value="9.5100653689999994" table:style-name="ce1">
            <text:p>9.510065369</text:p>
          </table:table-cell>
          <table:table-cell office:value-type="float" office:value="0.73867424699999995" table:style-name="ce1">
            <text:p>0.738674247</text:p>
          </table:table-cell>
          <table:table-cell office:value-type="float" office:value="0.21887082299999999" table:style-name="ce1">
            <text:p>0.218870823</text:p>
          </table:table-cell>
          <table:table-cell office:value-type="float" office:value="3.9306556999999999E-2" table:style-name="ce1">
            <text:p>0.039306557</text:p>
          </table:table-cell>
          <table:table-cell office:value-type="float" office:value="0.12419627900000001" table:style-name="ce1">
            <text:p>0.124196279</text:p>
          </table:table-cell>
          <table:table-cell office:value-type="float" office:value="0.101543045" table:style-name="ce1">
            <text:p>0.101543045</text:p>
          </table:table-cell>
          <table:table-cell office:value-type="float" office:value="1.988861633" table:style-name="ce1">
            <text:p>1.988861633</text:p>
          </table:table-cell>
          <table:table-cell office:value-type="float" office:value="-3.2500000000000001E-16" table:style-name="ce1">
            <text:p>-3.25E-16</text:p>
          </table:table-cell>
          <table:table-cell office:value-type="float" office:value="135.86348520000001" table:style-name="ce1">
            <text:p>135.8634852</text:p>
          </table:table-cell>
          <table:table-cell office:value-type="float" office:value="76.456789779999994" table:style-name="ce1">
            <text:p>76.45678978</text:p>
          </table:table-cell>
          <table:table-cell office:value-type="float" office:value="4.2812276699999998" table:style-name="ce1">
            <text:p>4.28122767</text:p>
          </table:table-cell>
          <table:table-cell office:value-type="float" office:value="81.530434779999993" table:style-name="ce1">
            <text:p>81.53043478</text:p>
          </table:table-cell>
          <table:table-cell office:value-type="float" office:value="1.4807058999999999E-2" table:style-name="ce1">
            <text:p>0.014807059</text:p>
          </table:table-cell>
          <table:table-cell office:value-type="float" office:value="1.1470098E-2" table:style-name="ce1">
            <text:p>0.011470098</text:p>
          </table:table-cell>
          <table:table-cell office:value-type="float" office:value="1.4342436E-2" table:style-name="ce1">
            <text:p>0.014342436</text:p>
          </table:table-cell>
          <table:table-cell office:value-type="float" office:value="1.290926966" table:style-name="ce1">
            <text:p>1.290926966</text:p>
          </table:table-cell>
          <table:table-cell office:value-type="string" table:style-name="ce1">
            <text:p>F6_S4_1_DOC_NM_B</text:p>
          </table:table-cell>
          <table:table-cell office:value-type="float" office:value="2.8238287970901101" table:style-name="ce1">
            <text:p>2.823828797</text:p>
          </table:table-cell>
          <table:table-cell office:value-type="float" office:value="1.9392479511897101" table:style-name="ce1">
            <text:p>1.939247951</text:p>
          </table:table-cell>
          <table:table-cell office:value-type="float" office:value="3.0079759793337999" table:style-name="ce1">
            <text:p>3.007975979</text:p>
          </table:table-cell>
          <table:table-cell office:value-type="float" office:value="0.735212085720653" table:style-name="ce1">
            <text:p>0.735212086</text:p>
          </table:table-cell>
          <table:table-cell office:value-type="float" office:value="9.9767043299154798E-2" table:style-name="ce1">
            <text:p>0.099767043</text:p>
          </table:table-cell>
          <table:table-cell office:value-type="float" office:value="0.32812204789987343" table:style-name="ce1">
            <text:p>0.328122048</text:p>
          </table:table-cell>
          <table:table-cell office:value-type="float" office:value="0.2253359020156265" table:style-name="ce1">
            <text:p>0.225335902</text:p>
          </table:table-cell>
          <table:table-cell office:value-type="float" office:value="0.34951950323252495" table:style-name="ce1">
            <text:p>0.349519503</text:p>
          </table:table-cell>
          <table:table-cell office:value-type="float" office:value="8.5429858727975802E-2" table:style-name="ce1">
            <text:p>0.085429859</text:p>
          </table:table-cell>
          <table:table-cell office:value-type="float" office:value="1.1592688123999396E-2" table:style-name="ce1">
            <text:p>0.011592688</text:p>
          </table:table-cell>
          <table:table-cell office:value-type="string" table:style-name="ce1">
            <text:p>F6_S4_1_BDOC_NM_B</text:p>
          </table:table-cell>
          <table:table-cell office:value-type="float" office:value="1.83078256295671" table:style-name="ce1">
            <text:p>1.830782563</text:p>
          </table:table-cell>
          <table:table-cell office:value-type="float" office:value="1.2180390607209099" table:style-name="ce1">
            <text:p>1.218039061</text:p>
          </table:table-cell>
          <table:table-cell office:value-type="float" office:value="1.4757754995971299" table:style-name="ce1">
            <text:p>1.4757755</text:p>
          </table:table-cell>
          <table:table-cell office:value-type="float" office:value="0.42923648937430398" table:style-name="ce1">
            <text:p>0.429236489</text:p>
          </table:table-cell>
          <table:table-cell office:value-type="float" office:value="3.1838977392428497E-2" table:style-name="ce1">
            <text:p>0.031838977</text:p>
          </table:table-cell>
          <table:table-cell office:value-type="float" office:value="0.36720874263054587" table:style-name="ce1">
            <text:p>0.367208743</text:p>
          </table:table-cell>
          <table:table-cell office:value-type="float" office:value="0.24430787195169093" table:style-name="ce1">
            <text:p>0.244307872</text:p>
          </table:table-cell>
          <table:table-cell office:value-type="float" office:value="0.29600329202220049" table:style-name="ce1">
            <text:p>0.296003292</text:p>
          </table:table-cell>
          <table:table-cell office:value-type="float" office:value="8.6093998677665373E-2" table:style-name="ce1">
            <text:p>0.086093999</text:p>
          </table:table-cell>
          <table:table-cell office:value-type="float" office:value="6.3860947178971455E-3" table:style-name="ce1">
            <text:p>0.006386095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7.20000076293945" table:style-name="ce1">
            <text:p>17.20000076</text:p>
          </table:table-cell>
          <table:table-cell office:value-type="float" office:value="17.5" table:style-name="ce1">
            <text:p>17.5</text:p>
          </table:table-cell>
          <table:table-cell office:value-type="float" office:value="16.39999961853027" table:style-name="ce1">
            <text:p>16.39999962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57" table:style-name="ce1">
            <text:p>57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W<text:s text:c="7"/></text:p>
          </table:table-cell>
          <table:table-cell office:value-type="float" office:value="4.1999998092651367" table:style-name="ce1">
            <text:p>4.199999809</text:p>
          </table:table-cell>
          <table:table-cell office:value-type="float" office:value="5.3000001907348633" table:style-name="ce1">
            <text:p>5.300000191</text:p>
          </table:table-cell>
          <table:table-cell office:value-type="float" office:value="7.5" table:style-name="ce1">
            <text:p>7.5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5_1_DOC_V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18310000000000001" table:style-name="ce1">
            <text:p>0.1831</text:p>
          </table:table-cell>
          <table:table-cell office:value-type="float" office:value="0.17394999999999999" table:style-name="ce1">
            <text:p>0.17395</text:p>
          </table:table-cell>
          <table:table-cell office:value-type="string" table:style-name="ce1">
            <text:p>F6_S5_1_BDOC_VM_A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0.155" table:style-name="ce1">
            <text:p>0.155</text:p>
          </table:table-cell>
          <table:table-cell office:value-type="float" office:value="1.8949999999999995E-2" table:style-name="ce1">
            <text:p>0.01895</text:p>
          </table:table-cell>
          <table:table-cell office:value-type="float" office:value="10.893935038804244" table:style-name="ce1">
            <text:p>10.89393504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-62.14" table:style-name="ce1">
            <text:p>-62.14</text:p>
          </table:table-cell>
          <table:table-cell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0H49M50S" table:style-name="ce6">
            <text:p>10:49:5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8" table:style-name="ce1">
            <text:p>1.08</text:p>
          </table:table-cell>
          <table:table-cell office:value-type="float" office:value="4.05" table:style-name="ce1">
            <text:p>4.05</text:p>
          </table:table-cell>
          <table:table-cell office:value-type="float" office:value="89.3" table:style-name="ce1">
            <text:p>89.3</text:p>
          </table:table-cell>
          <table:table-cell office:value-type="float" office:value="8.929999999999999E-2" table:style-name="ce1">
            <text:p>0.0893</text:p>
          </table:table-cell>
          <table:table-cell office:value-type="float" office:value="-0.20699999999999999" table:style-name="ce1">
            <text:p>-0.20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-0.87" table:style-name="ce1">
            <text:p>-0.87</text:p>
          </table:table-cell>
          <table:table-cell office:value-type="float" office:value="161.80000000000001" table:style-name="ce1">
            <text:p>161.8</text:p>
          </table:table-cell>
          <table:table-cell office:value-type="float" office:value="106.1" table:style-name="ce1">
            <text:p>106.1</text:p>
          </table:table-cell>
          <table:table-cell office:value-type="float" office:value="106.1" table:style-name="ce1">
            <text:p>106.1</text:p>
          </table:table-cell>
          <table:table-cell office:value-type="float" office:value="14.76" table:style-name="ce1">
            <text:p>14.76</text:p>
          </table:table-cell>
          <table:table-cell office:value-type="float" office:value="360.9" table:style-name="ce1">
            <text:p>360.9</text:p>
          </table:table-cell>
          <table:table-cell office:value-type="float" office:value="-0.29499999999999998" table:style-name="ce1">
            <text:p>-0.295</text:p>
          </table:table-cell>
          <table:table-cell office:value-type="float" office:value="0.08" table:style-name="ce1">
            <text:p>0.08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160.5" table:style-name="ce1">
            <text:p>160.5</text:p>
          </table:table-cell>
          <table:table-cell office:value-type="float" office:value="0.1605" table:style-name="ce1">
            <text:p>0.1605</text:p>
          </table:table-cell>
          <table:table-cell office:value-type="float" office:value="1.59" table:style-name="ce1">
            <text:p>1.59</text:p>
          </table:table-cell>
          <table:table-cell office:value-type="float" office:value="1.61" table:style-name="ce1">
            <text:p>1.61</text:p>
          </table:table-cell>
          <table:table-cell office:value-type="float" office:value="104" table:style-name="ce1">
            <text:p>104</text:p>
          </table:table-cell>
          <table:table-cell office:value-type="float" office:value="0.104" table:style-name="ce1">
            <text:p>0.104</text:p>
          </table:table-cell>
          <table:table-cell office:value-type="float" office:value="4.99" table:style-name="ce1">
            <text:p>4.9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81" table:style-name="ce1">
            <text:p>6.81</text:p>
          </table:table-cell>
          <table:table-cell office:value-type="float" office:value="-33.200000000000003" table:style-name="ce1">
            <text:p>-33.2</text:p>
          </table:table-cell>
          <table:table-cell office:value-type="float" office:value="1.774" table:style-name="ce1">
            <text:p>1.774</text:p>
          </table:table-cell>
          <table:table-cell office:value-type="float" office:value="-0.21099999999999999" table:style-name="ce1">
            <text:p>-0.211</text:p>
          </table:table-cell>
          <table:table-cell office:value-type="float" office:value="4.66" table:style-name="ce1">
            <text:p>4.66</text:p>
          </table:table-cell>
          <table:table-cell table:style-name="ce1"/>
          <table:table-cell office:value-type="string" table:style-name="ce1">
            <text:p>F6_S5_1_DOC_VM_A</text:p>
          </table:table-cell>
          <table:table-cell office:value-type="float" office:value="2.3112432740000002" table:style-name="ce1">
            <text:p>2.311243274</text:p>
          </table:table-cell>
          <table:table-cell office:value-type="float" office:value="0.398233161" table:style-name="ce1">
            <text:p>0.398233161</text:p>
          </table:table-cell>
          <table:table-cell office:value-type="float" office:value="0.16370273599999999" table:style-name="ce1">
            <text:p>0.163702736</text:p>
          </table:table-cell>
          <table:table-cell office:value-type="float" office:value="0.12255906900000001" table:style-name="ce1">
            <text:p>0.122559069</text:p>
          </table:table-cell>
          <table:table-cell office:value-type="float" office:value="9.8942441000000006E-2" table:style-name="ce1">
            <text:p>0.098942441</text:p>
          </table:table-cell>
          <table:table-cell office:value-type="float" office:value="0.121663883" table:style-name="ce1">
            <text:p>0.121663883</text:p>
          </table:table-cell>
          <table:table-cell office:value-type="float" office:value="2.0032800329999998" table:style-name="ce1">
            <text:p>2.003280033</text:p>
          </table:table-cell>
          <table:table-cell office:value-type="float" office:value="6.3444854999999994E-2" table:style-name="ce1">
            <text:p>0.06344485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S5_1_BDOC_VM_A</text:p>
          </table:table-cell>
          <table:table-cell office:value-type="float" office:value="4.2616806110000001" table:style-name="ce1">
            <text:p>4.261680611</text:p>
          </table:table-cell>
          <table:table-cell office:value-type="float" office:value="0.73938884400000005" table:style-name="ce1">
            <text:p>0.739388844</text:p>
          </table:table-cell>
          <table:table-cell office:value-type="float" office:value="0.162143499" table:style-name="ce1">
            <text:p>0.162143499</text:p>
          </table:table-cell>
          <table:table-cell office:value-type="float" office:value="2.2134569E-2" table:style-name="ce1">
            <text:p>0.022134569</text:p>
          </table:table-cell>
          <table:table-cell office:value-type="float" office:value="0.11194544100000001" table:style-name="ce1">
            <text:p>0.111945441</text:p>
          </table:table-cell>
          <table:table-cell office:value-type="float" office:value="0.111693247" table:style-name="ce1">
            <text:p>0.111693247</text:p>
          </table:table-cell>
          <table:table-cell office:value-type="float" office:value="2.6031142300000001" table:style-name="ce1">
            <text:p>2.60311423</text:p>
          </table:table-cell>
          <table:table-cell office:value-type="string" table:style-name="ce1">
            <text:p>1.34E-16</text:p>
          </table:table-cell>
          <table:table-cell office:value-type="float" office:value="129.02700039999999" table:style-name="ce1">
            <text:p>129.0270004</text:p>
          </table:table-cell>
          <table:table-cell office:value-type="float" office:value="72.176174439999997" table:style-name="ce1">
            <text:p>72.17617444</text:p>
          </table:table-cell>
          <table:table-cell office:value-type="float" office:value="4.370541104" table:style-name="ce1">
            <text:p>4.370541104</text:p>
          </table:table-cell>
          <table:table-cell office:value-type="float" office:value="35.222222219999999" table:style-name="ce1">
            <text:p>35.22222222</text:p>
          </table:table-cell>
          <table:table-cell office:value-type="float" office:value="1.4993457999999999E-2" table:style-name="ce1">
            <text:p>0.014993458</text:p>
          </table:table-cell>
          <table:table-cell office:value-type="float" office:value="1.1670247E-2" table:style-name="ce1">
            <text:p>0.011670247</text:p>
          </table:table-cell>
          <table:table-cell office:value-type="float" office:value="1.4583891999999999E-2" table:style-name="ce1">
            <text:p>0.014583892</text:p>
          </table:table-cell>
          <table:table-cell office:value-type="float" office:value="1.2847593289999999" table:style-name="ce1">
            <text:p>1.284759329</text:p>
          </table:table-cell>
          <table:table-cell office:value-type="string" table:style-name="ce1">
            <text:p>F6_S5_1_DOC_VM_A</text:p>
          </table:table-cell>
          <table:table-cell office:value-type="float" office:value="3.1368258864729301" table:style-name="ce1">
            <text:p>3.136825886</text:p>
          </table:table-cell>
          <table:table-cell office:value-type="float" office:value="2.26608422129677" table:style-name="ce1">
            <text:p>2.266084221</text:p>
          </table:table-cell>
          <table:table-cell office:value-type="float" office:value="4.5007633278113799" table:style-name="ce1">
            <text:p>4.500763328</text:p>
          </table:table-cell>
          <table:table-cell office:value-type="float" office:value="0.86550931689626998" table:style-name="ce1">
            <text:p>0.865509317</text:p>
          </table:table-cell>
          <table:table-cell office:value-type="float" office:value="0" table:style-name="ce1">
            <text:p>0</text:p>
          </table:table-cell>
          <table:table-cell office:value-type="float" office:value="0.29127798817893885" table:style-name="ce1">
            <text:p>0.291277988</text:p>
          </table:table-cell>
          <table:table-cell office:value-type="float" office:value="0.21042304447619095" table:style-name="ce1">
            <text:p>0.210423044</text:p>
          </table:table-cell>
          <table:table-cell office:value-type="float" office:value="0.41792988672014331" table:style-name="ce1">
            <text:p>0.417929887</text:p>
          </table:table-cell>
          <table:table-cell office:value-type="float" office:value="8.0369080624726849E-2" table:style-name="ce1">
            <text:p>0.0803690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5_1_BDOC_VM_A</text:p>
          </table:table-cell>
          <table:table-cell office:value-type="float" office:value="1.99293221725523" table:style-name="ce1">
            <text:p>1.992932217</text:p>
          </table:table-cell>
          <table:table-cell office:value-type="float" office:value="1.28891923545933" table:style-name="ce1">
            <text:p>1.288919235</text:p>
          </table:table-cell>
          <table:table-cell office:value-type="float" office:value="1.5668238378456401" table:style-name="ce1">
            <text:p>1.566823838</text:p>
          </table:table-cell>
          <table:table-cell office:value-type="float" office:value="0.50056498781907399" table:style-name="ce1">
            <text:p>0.500564988</text:p>
          </table:table-cell>
          <table:table-cell office:value-type="float" office:value="0" table:style-name="ce1">
            <text:p>0</text:p>
          </table:table-cell>
          <table:table-cell office:value-type="float" office:value="0.37256360035093683" table:style-name="ce1">
            <text:p>0.3725636</text:p>
          </table:table-cell>
          <table:table-cell office:value-type="float" office:value="0.2409536996625341" table:style-name="ce1">
            <text:p>0.2409537</text:p>
          </table:table-cell>
          <table:table-cell office:value-type="float" office:value="0.2929058625723876" table:style-name="ce1">
            <text:p>0.292905863</text:p>
          </table:table-cell>
          <table:table-cell office:value-type="float" office:value="9.3576837414141426E-2" table:style-name="ce1">
            <text:p>0.09357683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1.80000019073486" table:style-name="ce1">
            <text:p>11.80000019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9.6999998092651367" table:style-name="ce1">
            <text:p>9.699999809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NE<text:s text:c="5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7999999523162842" table:style-name="ce1">
            <text:p>2.799999952</text:p>
          </table:table-cell>
          <table:table-cell office:value-type="float" office:value="3.9000000953674321" table:style-name="ce1">
            <text:p>3.900000095</text:p>
          </table:table-cell>
          <table:table-cell office:value-type="float" office:value="1006.099975585938" table:style-name="ce1">
            <text:p>1006.09997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5_1_DOC_V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1648" table:style-name="ce1">
            <text:p>0.1648</text:p>
          </table:table-cell>
          <table:table-cell table:style-name="ce1"/>
          <table:table-cell office:value-type="string" table:style-name="ce1">
            <text:p>F6_S5_1_BDOC_VM_B</text:p>
          </table:table-cell>
          <table:table-cell office:value-type="float" office:value="0.1615" table:style-name="ce1">
            <text:p>0.1615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10H49M50S" table:style-name="ce6">
            <text:p>10:49:5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8" table:style-name="ce1">
            <text:p>1.08</text:p>
          </table:table-cell>
          <table:table-cell office:value-type="float" office:value="4.05" table:style-name="ce1">
            <text:p>4.05</text:p>
          </table:table-cell>
          <table:table-cell office:value-type="float" office:value="89.3" table:style-name="ce1">
            <text:p>89.3</text:p>
          </table:table-cell>
          <table:table-cell office:value-type="float" office:value="8.929999999999999E-2" table:style-name="ce1">
            <text:p>0.0893</text:p>
          </table:table-cell>
          <table:table-cell office:value-type="float" office:value="-0.20699999999999999" table:style-name="ce1">
            <text:p>-0.20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-0.87" table:style-name="ce1">
            <text:p>-0.87</text:p>
          </table:table-cell>
          <table:table-cell office:value-type="float" office:value="161.80000000000001" table:style-name="ce1">
            <text:p>161.8</text:p>
          </table:table-cell>
          <table:table-cell office:value-type="float" office:value="106.1" table:style-name="ce1">
            <text:p>106.1</text:p>
          </table:table-cell>
          <table:table-cell office:value-type="float" office:value="106.1" table:style-name="ce1">
            <text:p>106.1</text:p>
          </table:table-cell>
          <table:table-cell office:value-type="float" office:value="14.76" table:style-name="ce1">
            <text:p>14.76</text:p>
          </table:table-cell>
          <table:table-cell office:value-type="float" office:value="360.9" table:style-name="ce1">
            <text:p>360.9</text:p>
          </table:table-cell>
          <table:table-cell office:value-type="float" office:value="-0.29499999999999998" table:style-name="ce1">
            <text:p>-0.295</text:p>
          </table:table-cell>
          <table:table-cell office:value-type="float" office:value="0.08" table:style-name="ce1">
            <text:p>0.08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160.5" table:style-name="ce1">
            <text:p>160.5</text:p>
          </table:table-cell>
          <table:table-cell office:value-type="float" office:value="0.1605" table:style-name="ce1">
            <text:p>0.1605</text:p>
          </table:table-cell>
          <table:table-cell office:value-type="float" office:value="1.59" table:style-name="ce1">
            <text:p>1.59</text:p>
          </table:table-cell>
          <table:table-cell office:value-type="float" office:value="1.61" table:style-name="ce1">
            <text:p>1.61</text:p>
          </table:table-cell>
          <table:table-cell office:value-type="float" office:value="104" table:style-name="ce1">
            <text:p>104</text:p>
          </table:table-cell>
          <table:table-cell office:value-type="float" office:value="0.104" table:style-name="ce1">
            <text:p>0.104</text:p>
          </table:table-cell>
          <table:table-cell office:value-type="float" office:value="4.99" table:style-name="ce1">
            <text:p>4.9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81" table:style-name="ce1">
            <text:p>6.81</text:p>
          </table:table-cell>
          <table:table-cell office:value-type="float" office:value="-33.200000000000003" table:style-name="ce1">
            <text:p>-33.2</text:p>
          </table:table-cell>
          <table:table-cell office:value-type="float" office:value="1.774" table:style-name="ce1">
            <text:p>1.774</text:p>
          </table:table-cell>
          <table:table-cell office:value-type="float" office:value="-0.21099999999999999" table:style-name="ce1">
            <text:p>-0.211</text:p>
          </table:table-cell>
          <table:table-cell office:value-type="float" office:value="4.66" table:style-name="ce1">
            <text:p>4.66</text:p>
          </table:table-cell>
          <table:table-cell table:style-name="ce1"/>
          <table:table-cell office:value-type="string" table:style-name="ce1">
            <text:p>F6_S5_1_DOC_VM_B</text:p>
          </table:table-cell>
          <table:table-cell office:value-type="float" office:value="1.465342259" table:style-name="ce1">
            <text:p>1.465342259</text:p>
          </table:table-cell>
          <table:table-cell office:value-type="float" office:value="0.40578879299999998" table:style-name="ce1">
            <text:p>0.405788793</text:p>
          </table:table-cell>
          <table:table-cell office:value-type="float" office:value="0.164679303" table:style-name="ce1">
            <text:p>0.164679303</text:p>
          </table:table-cell>
          <table:table-cell office:value-type="float" office:value="0.10145826099999999" table:style-name="ce1">
            <text:p>0.101458261</text:p>
          </table:table-cell>
          <table:table-cell office:value-type="float" office:value="8.4305571999999995E-2" table:style-name="ce1">
            <text:p>0.084305572</text:p>
          </table:table-cell>
          <table:table-cell office:value-type="float" office:value="0.107352537" table:style-name="ce1">
            <text:p>0.107352537</text:p>
          </table:table-cell>
          <table:table-cell office:value-type="float" office:value="1.5098265900000001" table:style-name="ce1">
            <text:p>1.50982659</text:p>
          </table:table-cell>
          <table:table-cell office:value-type="float" office:value="8.0055559999999998E-2" table:style-name="ce1">
            <text:p>0.0800555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S5_1_BDOC_VM_B</text:p>
          </table:table-cell>
          <table:table-cell office:value-type="float" office:value="3.0882256379999999" table:style-name="ce1">
            <text:p>3.088225638</text:p>
          </table:table-cell>
          <table:table-cell office:value-type="float" office:value="1.045350679" table:style-name="ce1">
            <text:p>1.045350679</text:p>
          </table:table-cell>
          <table:table-cell office:value-type="float" office:value="0.219273781" table:style-name="ce1">
            <text:p>0.219273781</text:p>
          </table:table-cell>
          <table:table-cell office:value-type="float" office:value="9.0448708000000003E-2" table:style-name="ce1">
            <text:p>0.090448708</text:p>
          </table:table-cell>
          <table:table-cell office:value-type="float" office:value="0.14001999200000001" table:style-name="ce1">
            <text:p>0.140019992</text:p>
          </table:table-cell>
          <table:table-cell office:value-type="float" office:value="0.121245571" table:style-name="ce1">
            <text:p>0.121245571</text:p>
          </table:table-cell>
          <table:table-cell office:value-type="float" office:value="2.463093277" table:style-name="ce1">
            <text:p>2.463093277</text:p>
          </table:table-cell>
          <table:table-cell office:value-type="float" office:value="-5.34E-16" table:style-name="ce1">
            <text:p>-5.34E-16</text:p>
          </table:table-cell>
          <table:table-cell office:value-type="float" office:value="164.52628369999999" table:style-name="ce1">
            <text:p>164.5262837</text:p>
          </table:table-cell>
          <table:table-cell office:value-type="float" office:value="92.846809759999999" table:style-name="ce1">
            <text:p>92.84680976</text:p>
          </table:table-cell>
          <table:table-cell office:value-type="float" office:value="4.3149124299999997" table:style-name="ce1">
            <text:p>4.31491243</text:p>
          </table:table-cell>
          <table:table-cell office:value-type="float" office:value="34.168224299999999" table:style-name="ce1">
            <text:p>34.1682243</text:p>
          </table:table-cell>
          <table:table-cell office:value-type="float" office:value="1.4791567E-2" table:style-name="ce1">
            <text:p>0.014791567</text:p>
          </table:table-cell>
          <table:table-cell office:value-type="float" office:value="1.1751406000000001E-2" table:style-name="ce1">
            <text:p>0.011751406</text:p>
          </table:table-cell>
          <table:table-cell office:value-type="float" office:value="1.4533974999999999E-2" table:style-name="ce1">
            <text:p>0.014533975</text:p>
          </table:table-cell>
          <table:table-cell office:value-type="float" office:value="1.258706203" table:style-name="ce1">
            <text:p>1.258706203</text:p>
          </table:table-cell>
          <table:table-cell office:value-type="string" table:style-name="ce1">
            <text:p>F6_S5_1_DOC_VM_B</text:p>
          </table:table-cell>
          <table:table-cell office:value-type="float" office:value="1.73419898068828" table:style-name="ce1">
            <text:p>1.734198981</text:p>
          </table:table-cell>
          <table:table-cell office:value-type="float" office:value="1.3114043584657" table:style-name="ce1">
            <text:p>1.311404358</text:p>
          </table:table-cell>
          <table:table-cell office:value-type="float" office:value="1.77195382588559" table:style-name="ce1">
            <text:p>1.771953826</text:p>
          </table:table-cell>
          <table:table-cell office:value-type="float" office:value="0.62685323148303496" table:style-name="ce1">
            <text:p>0.626853231</text:p>
          </table:table-cell>
          <table:table-cell office:value-type="float" office:value="3.06079918920159E-2" table:style-name="ce1">
            <text:p>0.030607992</text:p>
          </table:table-cell>
          <table:table-cell office:value-type="float" office:value="0.31674760843870792" table:style-name="ce1">
            <text:p>0.316747608</text:p>
          </table:table-cell>
          <table:table-cell office:value-type="float" office:value="0.23952510574954217" table:style-name="ce1">
            <text:p>0.239525106</text:p>
          </table:table-cell>
          <table:table-cell office:value-type="float" office:value="0.32364344741473783" table:style-name="ce1">
            <text:p>0.323643447</text:p>
          </table:table-cell>
          <table:table-cell office:value-type="float" office:value="0.11449335637109163" table:style-name="ce1">
            <text:p>0.114493356</text:p>
          </table:table-cell>
          <table:table-cell office:value-type="float" office:value="5.5904820259204523E-3" table:style-name="ce1">
            <text:p>0.005590482</text:p>
          </table:table-cell>
          <table:table-cell office:value-type="string" table:style-name="ce1">
            <text:p>F6_S5_1_BDOC_VM_B</text:p>
          </table:table-cell>
          <table:table-cell office:value-type="float" office:value="2.5476856208249501" table:style-name="ce1">
            <text:p>2.547685621</text:p>
          </table:table-cell>
          <table:table-cell office:value-type="float" office:value="1.7074409999483799" table:style-name="ce1">
            <text:p>1.707441</text:p>
          </table:table-cell>
          <table:table-cell office:value-type="float" office:value="2.2501970957091002" table:style-name="ce1">
            <text:p>2.250197096</text:p>
          </table:table-cell>
          <table:table-cell office:value-type="float" office:value="0.64117741093562797" table:style-name="ce1">
            <text:p>0.641177411</text:p>
          </table:table-cell>
          <table:table-cell office:value-type="float" office:value="0" table:style-name="ce1">
            <text:p>0</text:p>
          </table:table-cell>
          <table:table-cell office:value-type="float" office:value="0.35649411864647634" table:style-name="ce1">
            <text:p>0.356494119</text:p>
          </table:table-cell>
          <table:table-cell office:value-type="float" office:value="0.2389198531569052" table:style-name="ce1">
            <text:p>0.238919853</text:p>
          </table:table-cell>
          <table:table-cell office:value-type="float" office:value="0.31486696155074539" table:style-name="ce1">
            <text:p>0.314866962</text:p>
          </table:table-cell>
          <table:table-cell office:value-type="float" office:value="8.9719066645873091E-2" table:style-name="ce1">
            <text:p>0.08971906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1.80000019073486" table:style-name="ce1">
            <text:p>11.80000019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9.6999998092651367" table:style-name="ce1">
            <text:p>9.699999809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NE<text:s text:c="5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7999999523162842" table:style-name="ce1">
            <text:p>2.799999952</text:p>
          </table:table-cell>
          <table:table-cell office:value-type="float" office:value="3.9000000953674321" table:style-name="ce1">
            <text:p>3.900000095</text:p>
          </table:table-cell>
          <table:table-cell office:value-type="float" office:value="1006.099975585938" table:style-name="ce1">
            <text:p>1006.09997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5_1_DOC_N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14030000000000001" table:style-name="ce1">
            <text:p>0.1403</text:p>
          </table:table-cell>
          <table:table-cell office:value-type="float" office:value="0.1326" table:style-name="ce1">
            <text:p>0.1326</text:p>
          </table:table-cell>
          <table:table-cell office:value-type="string" table:style-name="ce1">
            <text:p>F6_S5_1_BDOC_NM_A</text:p>
          </table:table-cell>
          <table:table-cell office:value-type="float" office:value="0.12640000000000001" table:style-name="ce1">
            <text:p>0.1264</text:p>
          </table:table-cell>
          <table:table-cell office:value-type="float" office:value="0.13275000000000001" table:style-name="ce1">
            <text:p>0.13275</text:p>
          </table:table-cell>
          <table:table-cell office:value-type="float" office:value="-1.5000000000001124E-4" table:style-name="ce1">
            <text:p>-0.00015</text:p>
          </table:table-cell>
          <table:table-cell office:value-type="float" office:value="-0.11312217194570451" table:style-name="ce1">
            <text:p>-0.113122172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5H28M30S" table:style-name="ce6">
            <text:p>3:28:3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.12" table:style-name="ce1">
            <text:p>4.12</text:p>
          </table:table-cell>
          <table:table-cell office:value-type="float" office:value="9905.2999999999993" table:style-name="ce1">
            <text:p>9905.3</text:p>
          </table:table-cell>
          <table:table-cell office:value-type="float" office:value="9.9052999999999987" table:style-name="ce1">
            <text:p>9.9053</text:p>
          </table:table-cell>
          <table:table-cell office:value-type="float" office:value="-0.24399999999999999" table:style-name="ce1">
            <text:p>-0.244</text:p>
          </table:table-cell>
          <table:table-cell office:value-type="float" office:value="-0.4" table:style-name="ce1">
            <text:p>-0.4</text:p>
          </table:table-cell>
          <table:table-cell office:value-type="float" office:value="-0.81" table:style-name="ce1">
            <text:p>-0.81</text:p>
          </table:table-cell>
          <table:table-cell office:value-type="float" office:value="17981" table:style-name="ce1">
            <text:p>17981</text:p>
          </table:table-cell>
          <table:table-cell office:value-type="float" office:value="105.6" table:style-name="ce1">
            <text:p>105.6</text:p>
          </table:table-cell>
          <table:table-cell office:value-type="float" office:value="105.6" table:style-name="ce1">
            <text:p>105.6</text:p>
          </table:table-cell>
          <table:table-cell office:value-type="float" office:value="13.71" table:style-name="ce1">
            <text:p>13.71</text:p>
          </table:table-cell>
          <table:table-cell office:value-type="float" office:value="357.9" table:style-name="ce1">
            <text:p>357.9</text:p>
          </table:table-cell>
          <table:table-cell office:value-type="float" office:value="-0.35099999999999998" table:style-name="ce1">
            <text:p>-0.351</text:p>
          </table:table-cell>
          <table:table-cell office:value-type="float" office:value="10.27" table:style-name="ce1">
            <text:p>10.27</text:p>
          </table:table-cell>
          <table:table-cell office:value-type="float" office:value="1.027E-2" table:style-name="ce1">
            <text:p>0.01027</text:p>
          </table:table-cell>
          <table:table-cell office:value-type="float" office:value="17834.5" table:style-name="ce1">
            <text:p>17834.5</text:p>
          </table:table-cell>
          <table:table-cell office:value-type="float" office:value="17.834499999999998" table:style-name="ce1">
            <text:p>17.8345</text:p>
          </table:table-cell>
          <table:table-cell office:value-type="float" office:value="1.6" table:style-name="ce1">
            <text:p>1.6</text:p>
          </table:table-cell>
          <table:table-cell office:value-type="float" office:value="1.62" table:style-name="ce1">
            <text:p>1.62</text:p>
          </table:table-cell>
          <table:table-cell office:value-type="float" office:value="11592" table:style-name="ce1">
            <text:p>11592</text:p>
          </table:table-cell>
          <table:table-cell office:value-type="float" office:value="11.592000000000001" table:style-name="ce1">
            <text:p>11.592</text:p>
          </table:table-cell>
          <table:table-cell office:value-type="float" office:value="347.39" table:style-name="ce1">
            <text:p>347.3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53" table:style-name="ce1">
            <text:p>6.53</text:p>
          </table:table-cell>
          <table:table-cell office:value-type="float" office:value="-18.7" table:style-name="ce1">
            <text:p>-18.7</text:p>
          </table:table-cell>
          <table:table-cell office:value-type="float" office:value="1.7230000000000001" table:style-name="ce1">
            <text:p>1.723</text:p>
          </table:table-cell>
          <table:table-cell office:value-type="float" office:value="-0.249" table:style-name="ce1">
            <text:p>-0.249</text:p>
          </table:table-cell>
          <table:table-cell office:value-type="float" office:value="4.8600000000000003" table:style-name="ce1">
            <text:p>4.86</text:p>
          </table:table-cell>
          <table:table-cell table:style-name="ce1"/>
          <table:table-cell office:value-type="string" table:style-name="ce1">
            <text:p>F6_S5_1_DOC_NM_A</text:p>
          </table:table-cell>
          <table:table-cell office:value-type="float" office:value="3.632692553" table:style-name="ce1">
            <text:p>3.632692553</text:p>
          </table:table-cell>
          <table:table-cell office:value-type="float" office:value="0.96377797300000001" table:style-name="ce1">
            <text:p>0.963777973</text:p>
          </table:table-cell>
          <table:table-cell office:value-type="float" office:value="0.290786088" table:style-name="ce1">
            <text:p>0.290786088</text:p>
          </table:table-cell>
          <table:table-cell office:value-type="float" office:value="6.2833006999999996E-2" table:style-name="ce1">
            <text:p>0.062833007</text:p>
          </table:table-cell>
          <table:table-cell office:value-type="float" office:value="0.17311148700000001" table:style-name="ce1">
            <text:p>0.173111487</text:p>
          </table:table-cell>
          <table:table-cell office:value-type="float" office:value="0.13919584099999999" table:style-name="ce1">
            <text:p>0.139195841</text:p>
          </table:table-cell>
          <table:table-cell office:value-type="float" office:value="1.8700442319999999" table:style-name="ce1">
            <text:p>1.870044232</text:p>
          </table:table-cell>
          <table:table-cell office:value-type="float" office:value="-2.2400000000000001E-17" table:style-name="ce1">
            <text:p>-2.24E-17</text:p>
          </table:table-cell>
          <table:table-cell office:value-type="float" office:value="183.59278470000001" table:style-name="ce1">
            <text:p>183.5927847</text:p>
          </table:table-cell>
          <table:table-cell office:value-type="float" office:value="103.5319011" table:style-name="ce1">
            <text:p>103.5319011</text:p>
          </table:table-cell>
          <table:table-cell office:value-type="float" office:value="4.2701371789999998" table:style-name="ce1">
            <text:p>4.270137179</text:p>
          </table:table-cell>
          <table:table-cell office:value-type="float" office:value="49.243243239999998" table:style-name="ce1">
            <text:p>49.24324324</text:p>
          </table:table-cell>
          <table:table-cell office:value-type="float" office:value="1.4749772E-2" table:style-name="ce1">
            <text:p>0.014749772</text:p>
          </table:table-cell>
          <table:table-cell office:value-type="float" office:value="1.1479232000000001E-2" table:style-name="ce1">
            <text:p>0.011479232</text:p>
          </table:table-cell>
          <table:table-cell office:value-type="float" office:value="1.4326751E-2" table:style-name="ce1">
            <text:p>0.014326751</text:p>
          </table:table-cell>
          <table:table-cell office:value-type="float" office:value="1.2849093279999999" table:style-name="ce1">
            <text:p>1.284909328</text:p>
          </table:table-cell>
          <table:table-cell office:value-type="string" table:style-name="ce1">
            <text:p>F6_S5_1_BDOC_NM_A</text:p>
          </table:table-cell>
          <table:table-cell office:value-type="float" office:value="4.2663310829999999" table:style-name="ce1">
            <text:p>4.266331083</text:p>
          </table:table-cell>
          <table:table-cell office:value-type="float" office:value="0.63297793599999996" table:style-name="ce1">
            <text:p>0.632977936</text:p>
          </table:table-cell>
          <table:table-cell office:value-type="float" office:value="0.18587672999999999" table:style-name="ce1">
            <text:p>0.18587673</text:p>
          </table:table-cell>
          <table:table-cell office:value-type="float" office:value="0.147098902" table:style-name="ce1">
            <text:p>0.147098902</text:p>
          </table:table-cell>
          <table:table-cell office:value-type="float" office:value="9.8247809000000005E-2" table:style-name="ce1">
            <text:p>0.098247809</text:p>
          </table:table-cell>
          <table:table-cell office:value-type="float" office:value="7.7490055000000002E-2" table:style-name="ce1">
            <text:p>0.077490055</text:p>
          </table:table-cell>
          <table:table-cell office:value-type="float" office:value="1.434633279" table:style-name="ce1">
            <text:p>1.434633279</text:p>
          </table:table-cell>
          <table:table-cell office:value-type="float" office:value="2.8565629999999999E-3" table:style-name="ce1">
            <text:p>0.002856563</text:p>
          </table:table-cell>
          <table:table-cell office:value-type="float" office:value="138.60136850000001" table:style-name="ce1">
            <text:p>138.6013685</text:p>
          </table:table-cell>
          <table:table-cell office:value-type="float" office:value="77.905225450000003" table:style-name="ce1">
            <text:p>77.90522545</text:p>
          </table:table-cell>
          <table:table-cell office:value-type="float" office:value="4.2942691780000004" table:style-name="ce1">
            <text:p>4.294269178</text:p>
          </table:table-cell>
          <table:table-cell office:value-type="float" office:value="39.924686190000003" table:style-name="ce1">
            <text:p>39.92468619</text:p>
          </table:table-cell>
          <table:table-cell office:value-type="float" office:value="1.4804041E-2" table:style-name="ce1">
            <text:p>0.014804041</text:p>
          </table:table-cell>
          <table:table-cell office:value-type="float" office:value="1.1486481E-2" table:style-name="ce1">
            <text:p>0.011486481</text:p>
          </table:table-cell>
          <table:table-cell office:value-type="float" office:value="1.4375120999999999E-2" table:style-name="ce1">
            <text:p>0.014375121</text:p>
          </table:table-cell>
          <table:table-cell office:value-type="float" office:value="1.2888229739999999" table:style-name="ce1">
            <text:p>1.288822974</text:p>
          </table:table-cell>
          <table:table-cell office:value-type="string" table:style-name="ce1">
            <text:p>F6_S5_1_DOC_NM_A</text:p>
          </table:table-cell>
          <table:table-cell office:value-type="float" office:value="2.73823257354631" table:style-name="ce1">
            <text:p>2.738232574</text:p>
          </table:table-cell>
          <table:table-cell office:value-type="float" office:value="1.8235497710772799" table:style-name="ce1">
            <text:p>1.823549771</text:p>
          </table:table-cell>
          <table:table-cell office:value-type="float" office:value="2.05046462394722" table:style-name="ce1">
            <text:p>2.050464624</text:p>
          </table:table-cell>
          <table:table-cell office:value-type="float" office:value="0.66306402587983804" table:style-name="ce1">
            <text:p>0.663064026</text:p>
          </table:table-cell>
          <table:table-cell office:value-type="float" office:value="0" table:style-name="ce1">
            <text:p>0</text:p>
          </table:table-cell>
          <table:table-cell office:value-type="float" office:value="0.3763732678417373" table:style-name="ce1">
            <text:p>0.376373268</text:p>
          </table:table-cell>
          <table:table-cell office:value-type="float" office:value="0.25064904750714018" table:style-name="ce1">
            <text:p>0.250649048</text:p>
          </table:table-cell>
          <table:table-cell office:value-type="float" office:value="0.28183875926558222" table:style-name="ce1">
            <text:p>0.281838759</text:p>
          </table:table-cell>
          <table:table-cell office:value-type="float" office:value="9.113892538554022E-2" table:style-name="ce1">
            <text:p>0.0911389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5_1_BDOC_NM_A</text:p>
          </table:table-cell>
          <table:table-cell office:value-type="float" office:value="1.72127169082485" table:style-name="ce1">
            <text:p>1.721271691</text:p>
          </table:table-cell>
          <table:table-cell office:value-type="float" office:value="1.13888054863218" table:style-name="ce1">
            <text:p>1.138880549</text:p>
          </table:table-cell>
          <table:table-cell office:value-type="float" office:value="1.4886419513740099" table:style-name="ce1">
            <text:p>1.488641951</text:p>
          </table:table-cell>
          <table:table-cell office:value-type="float" office:value="0.40738800399962599" table:style-name="ce1">
            <text:p>0.407388004</text:p>
          </table:table-cell>
          <table:table-cell office:value-type="float" office:value="0" table:style-name="ce1">
            <text:p>0</text:p>
          </table:table-cell>
          <table:table-cell office:value-type="float" office:value="0.36190196681187747" table:style-name="ce1">
            <text:p>0.361901967</text:p>
          </table:table-cell>
          <table:table-cell office:value-type="float" office:value="0.23945267485126853" table:style-name="ce1">
            <text:p>0.239452675</text:p>
          </table:table-cell>
          <table:table-cell office:value-type="float" office:value="0.31299094323845811" table:style-name="ce1">
            <text:p>0.312990943</text:p>
          </table:table-cell>
          <table:table-cell office:value-type="float" office:value="8.5654415098396011E-2" table:style-name="ce1">
            <text:p>0.085654415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.60000038146973" table:style-name="ce1">
            <text:p>18.60000038</text:p>
          </table:table-cell>
          <table:table-cell office:value-type="float" office:value="16.89999961853027" table:style-name="ce1">
            <text:p>16.89999962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54" table:style-name="ce1">
            <text:p>54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W<text:s text:c="7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6.5" table:style-name="ce1">
            <text:p>6.5</text:p>
          </table:table-cell>
          <table:table-cell office:value-type="float" office:value="1000.200012207031" table:style-name="ce1">
            <text:p>1000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5_1_DOC_N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1249" table:style-name="ce1">
            <text:p>0.1249</text:p>
          </table:table-cell>
          <table:table-cell table:style-name="ce1"/>
          <table:table-cell office:value-type="string" table:style-name="ce1">
            <text:p>F6_S5_1_BDOC_NM_B</text:p>
          </table:table-cell>
          <table:table-cell office:value-type="float" office:value="0.1391" table:style-name="ce1">
            <text:p>0.1391</text:p>
          </table:table-cell>
          <table:table-cell table:number-columns-repeated="3" table:style-name="ce1"/>
          <table:table-cell office:value-type="date" office:date-value="2024-09-02T00:00:00" table:style-name="ce5">
            <text:p>02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5H28M30S" table:style-name="ce6">
            <text:p>3:28:3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.12" table:style-name="ce1">
            <text:p>4.12</text:p>
          </table:table-cell>
          <table:table-cell office:value-type="float" office:value="9905.2999999999993" table:style-name="ce1">
            <text:p>9905.3</text:p>
          </table:table-cell>
          <table:table-cell office:value-type="float" office:value="9.9052999999999987" table:style-name="ce1">
            <text:p>9.9053</text:p>
          </table:table-cell>
          <table:table-cell office:value-type="float" office:value="-0.24399999999999999" table:style-name="ce1">
            <text:p>-0.244</text:p>
          </table:table-cell>
          <table:table-cell office:value-type="float" office:value="-0.4" table:style-name="ce1">
            <text:p>-0.4</text:p>
          </table:table-cell>
          <table:table-cell office:value-type="float" office:value="-0.81" table:style-name="ce1">
            <text:p>-0.81</text:p>
          </table:table-cell>
          <table:table-cell office:value-type="float" office:value="17981" table:style-name="ce1">
            <text:p>17981</text:p>
          </table:table-cell>
          <table:table-cell office:value-type="float" office:value="105.6" table:style-name="ce1">
            <text:p>105.6</text:p>
          </table:table-cell>
          <table:table-cell office:value-type="float" office:value="105.6" table:style-name="ce1">
            <text:p>105.6</text:p>
          </table:table-cell>
          <table:table-cell office:value-type="float" office:value="13.71" table:style-name="ce1">
            <text:p>13.71</text:p>
          </table:table-cell>
          <table:table-cell office:value-type="float" office:value="357.9" table:style-name="ce1">
            <text:p>357.9</text:p>
          </table:table-cell>
          <table:table-cell office:value-type="float" office:value="-0.35099999999999998" table:style-name="ce1">
            <text:p>-0.351</text:p>
          </table:table-cell>
          <table:table-cell office:value-type="float" office:value="10.27" table:style-name="ce1">
            <text:p>10.27</text:p>
          </table:table-cell>
          <table:table-cell office:value-type="float" office:value="1.027E-2" table:style-name="ce1">
            <text:p>0.01027</text:p>
          </table:table-cell>
          <table:table-cell office:value-type="float" office:value="17834.5" table:style-name="ce1">
            <text:p>17834.5</text:p>
          </table:table-cell>
          <table:table-cell office:value-type="float" office:value="17.834499999999998" table:style-name="ce1">
            <text:p>17.8345</text:p>
          </table:table-cell>
          <table:table-cell office:value-type="float" office:value="1.6" table:style-name="ce1">
            <text:p>1.6</text:p>
          </table:table-cell>
          <table:table-cell office:value-type="float" office:value="1.62" table:style-name="ce1">
            <text:p>1.62</text:p>
          </table:table-cell>
          <table:table-cell office:value-type="float" office:value="11592" table:style-name="ce1">
            <text:p>11592</text:p>
          </table:table-cell>
          <table:table-cell office:value-type="float" office:value="11.592000000000001" table:style-name="ce1">
            <text:p>11.592</text:p>
          </table:table-cell>
          <table:table-cell office:value-type="float" office:value="347.39" table:style-name="ce1">
            <text:p>347.3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53" table:style-name="ce1">
            <text:p>6.53</text:p>
          </table:table-cell>
          <table:table-cell office:value-type="float" office:value="-18.7" table:style-name="ce1">
            <text:p>-18.7</text:p>
          </table:table-cell>
          <table:table-cell office:value-type="float" office:value="1.7230000000000001" table:style-name="ce1">
            <text:p>1.723</text:p>
          </table:table-cell>
          <table:table-cell office:value-type="float" office:value="-0.249" table:style-name="ce1">
            <text:p>-0.249</text:p>
          </table:table-cell>
          <table:table-cell office:value-type="float" office:value="4.8600000000000003" table:style-name="ce1">
            <text:p>4.86</text:p>
          </table:table-cell>
          <table:table-cell table:style-name="ce1"/>
          <table:table-cell office:value-type="string" table:style-name="ce1">
            <text:p>F6_S5_1_DOC_NM_B</text:p>
          </table:table-cell>
          <table:table-cell office:value-type="float" office:value="3.1323941560000002" table:style-name="ce1">
            <text:p>3.132394156</text:p>
          </table:table-cell>
          <table:table-cell office:value-type="float" office:value="1.1878408819999999" table:style-name="ce1">
            <text:p>1.187840882</text:p>
          </table:table-cell>
          <table:table-cell office:value-type="float" office:value="0.33084798300000001" table:style-name="ce1">
            <text:p>0.330847983</text:p>
          </table:table-cell>
          <table:table-cell office:value-type="float" office:value="0.246146911" table:style-name="ce1">
            <text:p>0.246146911</text:p>
          </table:table-cell>
          <table:table-cell office:value-type="float" office:value="0.167033132" table:style-name="ce1">
            <text:p>0.167033132</text:p>
          </table:table-cell>
          <table:table-cell office:value-type="float" office:value="0.130482715" table:style-name="ce1">
            <text:p>0.130482715</text:p>
          </table:table-cell>
          <table:table-cell office:value-type="float" office:value="2.2477405340000001" table:style-name="ce1">
            <text:p>2.247740534</text:p>
          </table:table-cell>
          <table:table-cell office:value-type="float" office:value="3.0160678E-2" table:style-name="ce1">
            <text:p>0.030160678</text:p>
          </table:table-cell>
          <table:table-cell office:value-type="float" office:value="186.62013590000001" table:style-name="ce1">
            <text:p>186.6201359</text:p>
          </table:table-cell>
          <table:table-cell office:value-type="float" office:value="106.0526835" table:style-name="ce1">
            <text:p>106.0526835</text:p>
          </table:table-cell>
          <table:table-cell office:value-type="float" office:value="4.1833280879999997" table:style-name="ce1">
            <text:p>4.183328088</text:p>
          </table:table-cell>
          <table:table-cell office:value-type="float" office:value="29.7489083" table:style-name="ce1">
            <text:p>29.7489083</text:p>
          </table:table-cell>
          <table:table-cell office:value-type="float" office:value="1.4561971E-2" table:style-name="ce1">
            <text:p>0.014561971</text:p>
          </table:table-cell>
          <table:table-cell office:value-type="float" office:value="1.1281309999999999E-2" table:style-name="ce1">
            <text:p>0.01128131</text:p>
          </table:table-cell>
          <table:table-cell office:value-type="float" office:value="1.4053089E-2" table:style-name="ce1">
            <text:p>0.014053089</text:p>
          </table:table-cell>
          <table:table-cell office:value-type="float" office:value="1.2908050579999999" table:style-name="ce1">
            <text:p>1.290805058</text:p>
          </table:table-cell>
          <table:table-cell office:value-type="string" table:style-name="ce1">
            <text:p>F6_S5_1_BDOC_NM_B</text:p>
          </table:table-cell>
          <table:table-cell office:value-type="float" office:value="3.031326972" table:style-name="ce1">
            <text:p>3.031326972</text:p>
          </table:table-cell>
          <table:table-cell office:value-type="float" office:value="0.946793565" table:style-name="ce1">
            <text:p>0.946793565</text:p>
          </table:table-cell>
          <table:table-cell office:value-type="float" office:value="0.40686570500000002" table:style-name="ce1">
            <text:p>0.406865705</text:p>
          </table:table-cell>
          <table:table-cell office:value-type="float" office:value="0.13566531400000001" table:style-name="ce1">
            <text:p>0.135665314</text:p>
          </table:table-cell>
          <table:table-cell office:value-type="float" office:value="0.132706834" table:style-name="ce1">
            <text:p>0.132706834</text:p>
          </table:table-cell>
          <table:table-cell office:value-type="float" office:value="0.119224312" table:style-name="ce1">
            <text:p>0.119224312</text:p>
          </table:table-cell>
          <table:table-cell office:value-type="float" office:value="2.111525994" table:style-name="ce1">
            <text:p>2.111525994</text:p>
          </table:table-cell>
          <table:table-cell office:value-type="float" office:value="2.8456500000000002E-4" table:style-name="ce1">
            <text:p>0.000284565</text:p>
          </table:table-cell>
          <table:table-cell office:value-type="float" office:value="158.02422200000001" table:style-name="ce1">
            <text:p>158.024222</text:p>
          </table:table-cell>
          <table:table-cell office:value-type="float" office:value="88.532203890000005" table:style-name="ce1">
            <text:p>88.53220389</text:p>
          </table:table-cell>
          <table:table-cell office:value-type="float" office:value="4.3482962479999996" table:style-name="ce1">
            <text:p>4.348296248</text:p>
          </table:table-cell>
          <table:table-cell office:value-type="float" office:value="46.209606989999997" table:style-name="ce1">
            <text:p>46.20960699</text:p>
          </table:table-cell>
          <table:table-cell office:value-type="float" office:value="1.4936191E-2" table:style-name="ce1">
            <text:p>0.014936191</text:p>
          </table:table-cell>
          <table:table-cell office:value-type="float" office:value="1.1698060999999999E-2" table:style-name="ce1">
            <text:p>0.011698061</text:p>
          </table:table-cell>
          <table:table-cell office:value-type="float" office:value="1.4587087E-2" table:style-name="ce1">
            <text:p>0.014587087</text:p>
          </table:table-cell>
          <table:table-cell office:value-type="float" office:value="1.276809098" table:style-name="ce1">
            <text:p>1.276809098</text:p>
          </table:table-cell>
          <table:table-cell office:value-type="string" table:style-name="ce1">
            <text:p>F6_S5_1_DOC_NM_B</text:p>
          </table:table-cell>
          <table:table-cell office:value-type="float" office:value="2.73163848844671" table:style-name="ce1">
            <text:p>2.731638488</text:p>
          </table:table-cell>
          <table:table-cell office:value-type="float" office:value="1.8457346487162201" table:style-name="ce1">
            <text:p>1.845734649</text:p>
          </table:table-cell>
          <table:table-cell office:value-type="float" office:value="2.7570635381819" table:style-name="ce1">
            <text:p>2.757063538</text:p>
          </table:table-cell>
          <table:table-cell office:value-type="float" office:value="0.70104176404739704" table:style-name="ce1">
            <text:p>0.701041764</text:p>
          </table:table-cell>
          <table:table-cell office:value-type="float" office:value="4.3521782692212997E-2" table:style-name="ce1">
            <text:p>0.043521783</text:p>
          </table:table-cell>
          <table:table-cell office:value-type="float" office:value="0.33811590708706868" table:style-name="ce1">
            <text:p>0.338115907</text:p>
          </table:table-cell>
          <table:table-cell office:value-type="float" office:value="0.22846077459817266" table:style-name="ce1">
            <text:p>0.228460775</text:p>
          </table:table-cell>
          <table:table-cell office:value-type="float" office:value="0.3412629610586343" table:style-name="ce1">
            <text:p>0.341262961</text:p>
          </table:table-cell>
          <table:table-cell office:value-type="float" office:value="8.6773331448990007E-2" table:style-name="ce1">
            <text:p>0.086773331</text:p>
          </table:table-cell>
          <table:table-cell office:value-type="float" office:value="5.3870258071343465E-3" table:style-name="ce1">
            <text:p>0.005387026</text:p>
          </table:table-cell>
          <table:table-cell office:value-type="string" table:style-name="ce1">
            <text:p>F6_S5_1_BDOC_NM_B</text:p>
          </table:table-cell>
          <table:table-cell office:value-type="float" office:value="2.1388334828906999" table:style-name="ce1">
            <text:p>2.138833483</text:p>
          </table:table-cell>
          <table:table-cell office:value-type="float" office:value="1.4811610374914601" table:style-name="ce1">
            <text:p>1.481161037</text:p>
          </table:table-cell>
          <table:table-cell office:value-type="float" office:value="2.3477978687373402" table:style-name="ce1">
            <text:p>2.347797869</text:p>
          </table:table-cell>
          <table:table-cell office:value-type="float" office:value="0.54561480512027805" table:style-name="ce1">
            <text:p>0.545614805</text:p>
          </table:table-cell>
          <table:table-cell office:value-type="float" office:value="0" table:style-name="ce1">
            <text:p>0</text:p>
          </table:table-cell>
          <table:table-cell office:value-type="float" office:value="0.32837398601183826" table:style-name="ce1">
            <text:p>0.328373986</text:p>
          </table:table-cell>
          <table:table-cell office:value-type="float" office:value="0.22740187943436813" table:style-name="ce1">
            <text:p>0.227401879</text:p>
          </table:table-cell>
          <table:table-cell office:value-type="float" office:value="0.36045617888186809" table:style-name="ce1">
            <text:p>0.360456179</text:p>
          </table:table-cell>
          <table:table-cell office:value-type="float" office:value="8.3767955671925437E-2" table:style-name="ce1">
            <text:p>0.083767956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.60000038146973" table:style-name="ce1">
            <text:p>18.60000038</text:p>
          </table:table-cell>
          <table:table-cell office:value-type="float" office:value="16.89999961853027" table:style-name="ce1">
            <text:p>16.89999962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54" table:style-name="ce1">
            <text:p>54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W<text:s text:c="7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6.5" table:style-name="ce1">
            <text:p>6.5</text:p>
          </table:table-cell>
          <table:table-cell office:value-type="float" office:value="1000.200012207031" table:style-name="ce1">
            <text:p>1000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6_1_DOC_VM_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12620000000000001" table:style-name="ce1">
            <text:p>0.1262</text:p>
          </table:table-cell>
          <table:table-cell office:value-type="float" office:value="0.13164999999999999" table:style-name="ce1">
            <text:p>0.13165</text:p>
          </table:table-cell>
          <table:table-cell office:value-type="string" table:style-name="ce1">
            <text:p>F6_S6_1_BDOC_VM_A</text:p>
          </table:table-cell>
          <table:table-cell office:value-type="float" office:value="0.14419999999999999" table:style-name="ce1">
            <text:p>0.1442</text:p>
          </table:table-cell>
          <table:table-cell office:value-type="float" office:value="0.16849999999999998" table:style-name="ce1">
            <text:p>0.1685</text:p>
          </table:table-cell>
          <table:table-cell office:value-type="float" office:value="-3.6849999999999994E-2" table:style-name="ce1">
            <text:p>-0.03685</text:p>
          </table:table-cell>
          <table:table-cell office:value-type="float" office:value="-27.99088492214203" table:style-name="ce1">
            <text:p>-27.99088492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-22.74" table:style-name="ce1">
            <text:p>-22.74</text:p>
          </table:table-cell>
          <table:table-cell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9H46M20S" table:style-name="ce6">
            <text:p>9:46:2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5" table:style-name="ce1">
            <text:p>1.05</text:p>
          </table:table-cell>
          <table:table-cell office:value-type="float" office:value="3.92" table:style-name="ce1">
            <text:p>3.92</text:p>
          </table:table-cell>
          <table:table-cell office:value-type="float" office:value="9450.9" table:style-name="ce1">
            <text:p>9450.9</text:p>
          </table:table-cell>
          <table:table-cell office:value-type="float" office:value="9.450899999999999" table:style-name="ce1">
            <text:p>9.4509</text:p>
          </table:table-cell>
          <table:table-cell office:value-type="float" office:value="-0.11600000000000001" table:style-name="ce1">
            <text:p>-0.116</text:p>
          </table:table-cell>
          <table:table-cell office:value-type="float" office:value="-0.55000000000000004" table:style-name="ce1">
            <text:p>-0.55</text:p>
          </table:table-cell>
          <table:table-cell office:value-type="float" office:value="-0.86" table:style-name="ce1">
            <text:p>-0.86</text:p>
          </table:table-cell>
          <table:table-cell office:value-type="float" office:value="17325.8" table:style-name="ce1">
            <text:p>17325.8</text:p>
          </table:table-cell>
          <table:table-cell office:value-type="float" office:value="105.3" table:style-name="ce1">
            <text:p>105.3</text:p>
          </table:table-cell>
          <table:table-cell office:value-type="float" office:value="105.3" table:style-name="ce1">
            <text:p>105.3</text:p>
          </table:table-cell>
          <table:table-cell office:value-type="float" office:value="13.82" table:style-name="ce1">
            <text:p>13.82</text:p>
          </table:table-cell>
          <table:table-cell office:value-type="float" office:value="354.9" table:style-name="ce1">
            <text:p>354.9</text:p>
          </table:table-cell>
          <table:table-cell office:value-type="float" office:value="-0.16600000000000001" table:style-name="ce1">
            <text:p>-0.166</text:p>
          </table:table-cell>
          <table:table-cell office:value-type="float" office:value="9.86" table:style-name="ce1">
            <text:p>9.86</text:p>
          </table:table-cell>
          <table:table-cell office:value-type="float" office:value="9.859999999999999E-3" table:style-name="ce1">
            <text:p>0.00986</text:p>
          </table:table-cell>
          <table:table-cell office:value-type="float" office:value="17198.8" table:style-name="ce1">
            <text:p>17198.8</text:p>
          </table:table-cell>
          <table:table-cell office:value-type="float" office:value="17.198799999999999" table:style-name="ce1">
            <text:p>17.1988</text:p>
          </table:table-cell>
          <table:table-cell office:value-type="float" office:value="1.5" table:style-name="ce1">
            <text:p>1.5</text:p>
          </table:table-cell>
          <table:table-cell office:value-type="float" office:value="1.52" table:style-name="ce1">
            <text:p>1.52</text:p>
          </table:table-cell>
          <table:table-cell office:value-type="float" office:value="11179" table:style-name="ce1">
            <text:p>11179</text:p>
          </table:table-cell>
          <table:table-cell office:value-type="float" office:value="11.179" table:style-name="ce1">
            <text:p>11.179</text:p>
          </table:table-cell>
          <table:table-cell office:value-type="float" office:value="300.89999999999998" table:style-name="ce1">
            <text:p>300.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57" table:style-name="ce1">
            <text:p>6.57</text:p>
          </table:table-cell>
          <table:table-cell office:value-type="float" office:value="-20.8" table:style-name="ce1">
            <text:p>-20.8</text:p>
          </table:table-cell>
          <table:table-cell office:value-type="float" office:value="1.4139999999999999" table:style-name="ce1">
            <text:p>1.414</text:p>
          </table:table-cell>
          <table:table-cell office:value-type="float" office:value="-0.113" table:style-name="ce1">
            <text:p>-0.113</text:p>
          </table:table-cell>
          <table:table-cell office:value-type="float" office:value="4.9000000000000004" table:style-name="ce1">
            <text:p>4.9</text:p>
          </table:table-cell>
          <table:table-cell table:style-name="ce1"/>
          <table:table-cell office:value-type="string" table:style-name="ce1">
            <text:p>F6_S6_1_DOC_VM_A</text:p>
          </table:table-cell>
          <table:table-cell office:value-type="float" office:value="2.7107127969999998" table:style-name="ce1">
            <text:p>2.710712797</text:p>
          </table:table-cell>
          <table:table-cell office:value-type="float" office:value="0.36524089100000001" table:style-name="ce1">
            <text:p>0.365240891</text:p>
          </table:table-cell>
          <table:table-cell office:value-type="float" office:value="0.14879519499999999" table:style-name="ce1">
            <text:p>0.148795195</text:p>
          </table:table-cell>
          <table:table-cell office:value-type="float" office:value="3.8456037999999998E-2" table:style-name="ce1">
            <text:p>0.038456038</text:p>
          </table:table-cell>
          <table:table-cell office:value-type="float" office:value="7.4845675E-2" table:style-name="ce1">
            <text:p>0.074845675</text:p>
          </table:table-cell>
          <table:table-cell office:value-type="float" office:value="8.9639392999999998E-2" table:style-name="ce1">
            <text:p>0.089639393</text:p>
          </table:table-cell>
          <table:table-cell office:value-type="float" office:value="1.7664057799999999" table:style-name="ce1">
            <text:p>1.76640578</text:p>
          </table:table-cell>
          <table:table-cell office:value-type="float" office:value="5.4925349999999998E-3" table:style-name="ce1">
            <text:p>0.00549253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S6_1_BDOC_VM_A</text:p>
          </table:table-cell>
          <table:table-cell office:value-type="float" office:value="6.7115312559999998" table:style-name="ce1">
            <text:p>6.711531256</text:p>
          </table:table-cell>
          <table:table-cell office:value-type="float" office:value="0.69218438699999996" table:style-name="ce1">
            <text:p>0.692184387</text:p>
          </table:table-cell>
          <table:table-cell office:value-type="float" office:value="0.12343088100000001" table:style-name="ce1">
            <text:p>0.123430881</text:p>
          </table:table-cell>
          <table:table-cell office:value-type="float" office:value="2.9229844000000001E-2" table:style-name="ce1">
            <text:p>0.029229844</text:p>
          </table:table-cell>
          <table:table-cell office:value-type="float" office:value="8.4680009000000001E-2" table:style-name="ce1">
            <text:p>0.084680009</text:p>
          </table:table-cell>
          <table:table-cell office:value-type="float" office:value="9.7069987999999996E-2" table:style-name="ce1">
            <text:p>0.097069988</text:p>
          </table:table-cell>
          <table:table-cell office:value-type="float" office:value="2.7271707150000002" table:style-name="ce1">
            <text:p>2.727170715</text:p>
          </table:table-cell>
          <table:table-cell office:value-type="float" office:value="-5.6000000000000003E-16" table:style-name="ce1">
            <text:p>-5.6E-16</text:p>
          </table:table-cell>
          <table:table-cell office:value-type="float" office:value="122.07977219999999" table:style-name="ce1">
            <text:p>122.0797722</text:p>
          </table:table-cell>
          <table:table-cell office:value-type="float" office:value="67.738764029999999" table:style-name="ce1">
            <text:p>67.73876403</text:p>
          </table:table-cell>
          <table:table-cell office:value-type="float" office:value="4.61088685" table:style-name="ce1">
            <text:p>4.61088685</text:p>
          </table:table-cell>
          <table:table-cell office:value-type="float" office:value="61.323529409999999" table:style-name="ce1">
            <text:p>61.32352941</text:p>
          </table:table-cell>
          <table:table-cell office:value-type="float" office:value="1.5175894000000001E-2" table:style-name="ce1">
            <text:p>0.015175894</text:p>
          </table:table-cell>
          <table:table-cell office:value-type="float" office:value="1.2828015999999999E-2" table:style-name="ce1">
            <text:p>0.012828016</text:p>
          </table:table-cell>
          <table:table-cell office:value-type="float" office:value="1.5215396000000001E-2" table:style-name="ce1">
            <text:p>0.015215396</text:p>
          </table:table-cell>
          <table:table-cell office:value-type="float" office:value="1.1830274119999999" table:style-name="ce1">
            <text:p>1.183027412</text:p>
          </table:table-cell>
          <table:table-cell office:value-type="string" table:style-name="ce1">
            <text:p>F6_S6_1_DOC_VM_A</text:p>
          </table:table-cell>
          <table:table-cell office:value-type="float" office:value="2.5349544367625501" table:style-name="ce1">
            <text:p>2.534954437</text:p>
          </table:table-cell>
          <table:table-cell office:value-type="float" office:value="1.68712362675559" table:style-name="ce1">
            <text:p>1.687123627</text:p>
          </table:table-cell>
          <table:table-cell office:value-type="float" office:value="2.68353489877402" table:style-name="ce1">
            <text:p>2.683534899</text:p>
          </table:table-cell>
          <table:table-cell office:value-type="float" office:value="0.64027067372964397" table:style-name="ce1">
            <text:p>0.640270674</text:p>
          </table:table-cell>
          <table:table-cell office:value-type="float" office:value="0" table:style-name="ce1">
            <text:p>0</text:p>
          </table:table-cell>
          <table:table-cell office:value-type="float" office:value="0.33593871295091693" table:style-name="ce1">
            <text:p>0.335938713</text:p>
          </table:table-cell>
          <table:table-cell office:value-type="float" office:value="0.22358198299027082" table:style-name="ce1">
            <text:p>0.223581983</text:p>
          </table:table-cell>
          <table:table-cell office:value-type="float" office:value="0.35562897974779556" table:style-name="ce1">
            <text:p>0.35562898</text:p>
          </table:table-cell>
          <table:table-cell office:value-type="float" office:value="8.4850324311016703E-2" table:style-name="ce1">
            <text:p>0.0848503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6_1_BDOC_VM_A</text:p>
          </table:table-cell>
          <table:table-cell office:value-type="float" office:value="1.7897522052877901" table:style-name="ce1">
            <text:p>1.789752205</text:p>
          </table:table-cell>
          <table:table-cell office:value-type="float" office:value="1.19384882776159" table:style-name="ce1">
            <text:p>1.193848828</text:p>
          </table:table-cell>
          <table:table-cell office:value-type="float" office:value="1.65902291902483" table:style-name="ce1">
            <text:p>1.659022919</text:p>
          </table:table-cell>
          <table:table-cell office:value-type="float" office:value="0.45423233417574699" table:style-name="ce1">
            <text:p>0.454232334</text:p>
          </table:table-cell>
          <table:table-cell office:value-type="float" office:value="0" table:style-name="ce1">
            <text:p>0</text:p>
          </table:table-cell>
          <table:table-cell office:value-type="float" office:value="0.35114825782239412" table:style-name="ce1">
            <text:p>0.351148258</text:p>
          </table:table-cell>
          <table:table-cell office:value-type="float" office:value="0.23423238967563112" table:style-name="ce1">
            <text:p>0.23423239</text:p>
          </table:table-cell>
          <table:table-cell office:value-type="float" office:value="0.32549925402065166" table:style-name="ce1">
            <text:p>0.325499254</text:p>
          </table:table-cell>
          <table:table-cell office:value-type="float" office:value="8.9120098481323115E-2" table:style-name="ce1">
            <text:p>0.089120098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1.10000038146973" table:style-name="ce1">
            <text:p>11.10000038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9.6999998092651367" table:style-name="ce1">
            <text:p>9.699999809</text:p>
          </table:table-cell>
          <table:table-cell office:value-type="float" office:value="91" table:style-name="ce1">
            <text:p>91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N<text:s text:c="7"/></text:p>
          </table:table-cell>
          <table:table-cell office:value-type="float" office:value="0.40000000596046448" table:style-name="ce1">
            <text:p>0.400000006</text:p>
          </table:table-cell>
          <table:table-cell office:value-type="float" office:value="1.8999999761581421" table:style-name="ce1">
            <text:p>1.899999976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1006.400024414062" table:style-name="ce1">
            <text:p>1006.40002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6_1_DOC_VM_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1371" table:style-name="ce1">
            <text:p>0.1371</text:p>
          </table:table-cell>
          <table:table-cell table:style-name="ce1"/>
          <table:table-cell office:value-type="string" table:style-name="ce1">
            <text:p>F6_S6_1_BDOC_VM_B</text:p>
          </table:table-cell>
          <table:table-cell office:value-type="float" office:value="0.1928" table:style-name="ce1">
            <text:p>0.1928</text:p>
          </table:table-cell>
          <table:table-cell table:number-columns-repeated="3" table:style-name="ce1"/>
          <table:table-cell office:value-type="date" office:date-value="2024-08-29T00:00:00" table:style-name="ce5">
            <text:p>29.08.2024</text:p>
          </table:table-cell>
          <table:table-cell office:value-type="date" office:date-value="2024-09-03T00:00:00" table:style-name="ce5">
            <text:p>03.09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9H46M20S" table:style-name="ce6">
            <text:p>9:46:2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5" table:style-name="ce1">
            <text:p>1.05</text:p>
          </table:table-cell>
          <table:table-cell office:value-type="float" office:value="3.92" table:style-name="ce1">
            <text:p>3.92</text:p>
          </table:table-cell>
          <table:table-cell office:value-type="float" office:value="9450.9" table:style-name="ce1">
            <text:p>9450.9</text:p>
          </table:table-cell>
          <table:table-cell office:value-type="float" office:value="9.450899999999999" table:style-name="ce1">
            <text:p>9.4509</text:p>
          </table:table-cell>
          <table:table-cell office:value-type="float" office:value="-0.11600000000000001" table:style-name="ce1">
            <text:p>-0.116</text:p>
          </table:table-cell>
          <table:table-cell office:value-type="float" office:value="-0.55000000000000004" table:style-name="ce1">
            <text:p>-0.55</text:p>
          </table:table-cell>
          <table:table-cell office:value-type="float" office:value="-0.86" table:style-name="ce1">
            <text:p>-0.86</text:p>
          </table:table-cell>
          <table:table-cell office:value-type="float" office:value="17325.8" table:style-name="ce1">
            <text:p>17325.8</text:p>
          </table:table-cell>
          <table:table-cell office:value-type="float" office:value="105.3" table:style-name="ce1">
            <text:p>105.3</text:p>
          </table:table-cell>
          <table:table-cell office:value-type="float" office:value="105.3" table:style-name="ce1">
            <text:p>105.3</text:p>
          </table:table-cell>
          <table:table-cell office:value-type="float" office:value="13.82" table:style-name="ce1">
            <text:p>13.82</text:p>
          </table:table-cell>
          <table:table-cell office:value-type="float" office:value="354.9" table:style-name="ce1">
            <text:p>354.9</text:p>
          </table:table-cell>
          <table:table-cell office:value-type="float" office:value="-0.16600000000000001" table:style-name="ce1">
            <text:p>-0.166</text:p>
          </table:table-cell>
          <table:table-cell office:value-type="float" office:value="9.86" table:style-name="ce1">
            <text:p>9.86</text:p>
          </table:table-cell>
          <table:table-cell office:value-type="float" office:value="9.859999999999999E-3" table:style-name="ce1">
            <text:p>0.00986</text:p>
          </table:table-cell>
          <table:table-cell office:value-type="float" office:value="17198.8" table:style-name="ce1">
            <text:p>17198.8</text:p>
          </table:table-cell>
          <table:table-cell office:value-type="float" office:value="17.198799999999999" table:style-name="ce1">
            <text:p>17.1988</text:p>
          </table:table-cell>
          <table:table-cell office:value-type="float" office:value="1.5" table:style-name="ce1">
            <text:p>1.5</text:p>
          </table:table-cell>
          <table:table-cell office:value-type="float" office:value="1.52" table:style-name="ce1">
            <text:p>1.52</text:p>
          </table:table-cell>
          <table:table-cell office:value-type="float" office:value="11179" table:style-name="ce1">
            <text:p>11179</text:p>
          </table:table-cell>
          <table:table-cell office:value-type="float" office:value="11.179" table:style-name="ce1">
            <text:p>11.179</text:p>
          </table:table-cell>
          <table:table-cell office:value-type="float" office:value="300.89999999999998" table:style-name="ce1">
            <text:p>300.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57" table:style-name="ce1">
            <text:p>6.57</text:p>
          </table:table-cell>
          <table:table-cell office:value-type="float" office:value="-20.8" table:style-name="ce1">
            <text:p>-20.8</text:p>
          </table:table-cell>
          <table:table-cell office:value-type="float" office:value="1.4139999999999999" table:style-name="ce1">
            <text:p>1.414</text:p>
          </table:table-cell>
          <table:table-cell office:value-type="float" office:value="-0.113" table:style-name="ce1">
            <text:p>-0.113</text:p>
          </table:table-cell>
          <table:table-cell office:value-type="float" office:value="4.9000000000000004" table:style-name="ce1">
            <text:p>4.9</text:p>
          </table:table-cell>
          <table:table-cell table:style-name="ce1"/>
          <table:table-cell office:value-type="string" table:style-name="ce1">
            <text:p>F6_S6_1_DOC_VM_B</text:p>
          </table:table-cell>
          <table:table-cell office:value-type="float" office:value="3.18905744" table:style-name="ce1">
            <text:p>3.18905744</text:p>
          </table:table-cell>
          <table:table-cell office:value-type="float" office:value="1.0241640839999999" table:style-name="ce1">
            <text:p>1.024164084</text:p>
          </table:table-cell>
          <table:table-cell office:value-type="float" office:value="0.32419343299999998" table:style-name="ce1">
            <text:p>0.324193433</text:p>
          </table:table-cell>
          <table:table-cell office:value-type="float" office:value="6.2703485000000003E-2" table:style-name="ce1">
            <text:p>0.062703485</text:p>
          </table:table-cell>
          <table:table-cell office:value-type="float" office:value="0.15276284600000001" table:style-name="ce1">
            <text:p>0.152762846</text:p>
          </table:table-cell>
          <table:table-cell office:value-type="float" office:value="0.13881102000000001" table:style-name="ce1">
            <text:p>0.13881102</text:p>
          </table:table-cell>
          <table:table-cell office:value-type="float" office:value="1.697996058" table:style-name="ce1">
            <text:p>1.697996058</text:p>
          </table:table-cell>
          <table:table-cell office:value-type="float" office:value="5.3546500000000005E-4" table:style-name="ce1">
            <text:p>0.000535465</text:p>
          </table:table-cell>
          <table:table-cell office:value-type="float" office:value="154.00127689999999" table:style-name="ce1">
            <text:p>154.0012769</text:p>
          </table:table-cell>
          <table:table-cell office:value-type="float" office:value="89.137454829999996" table:style-name="ce1">
            <text:p>89.13745483</text:p>
          </table:table-cell>
          <table:table-cell office:value-type="float" office:value="4.0091121300000001" table:style-name="ce1">
            <text:p>4.00911213</text:p>
          </table:table-cell>
          <table:table-cell office:value-type="float" office:value="35.464705879999997" table:style-name="ce1">
            <text:p>35.46470588</text:p>
          </table:table-cell>
          <table:table-cell office:value-type="float" office:value="1.4053471E-2" table:style-name="ce1">
            <text:p>0.014053471</text:p>
          </table:table-cell>
          <table:table-cell office:value-type="float" office:value="1.0990471999999999E-2" table:style-name="ce1">
            <text:p>0.010990472</text:p>
          </table:table-cell>
          <table:table-cell office:value-type="float" office:value="1.3581075999999999E-2" table:style-name="ce1">
            <text:p>0.013581076</text:p>
          </table:table-cell>
          <table:table-cell office:value-type="float" office:value="1.278695854" table:style-name="ce1">
            <text:p>1.278695854</text:p>
          </table:table-cell>
          <table:table-cell office:value-type="string" table:style-name="ce1">
            <text:p>F6_S6_1_BDOC_VM_B</text:p>
          </table:table-cell>
          <table:table-cell office:value-type="float" office:value="3.0114128309999999" table:style-name="ce1">
            <text:p>3.011412831</text:p>
          </table:table-cell>
          <table:table-cell office:value-type="float" office:value="0.87094700899999999" table:style-name="ce1">
            <text:p>0.870947009</text:p>
          </table:table-cell>
          <table:table-cell office:value-type="float" office:value="0.347393022" table:style-name="ce1">
            <text:p>0.347393022</text:p>
          </table:table-cell>
          <table:table-cell office:value-type="float" office:value="3.9596955000000003E-2" table:style-name="ce1">
            <text:p>0.039596955</text:p>
          </table:table-cell>
          <table:table-cell office:value-type="float" office:value="0.13408063200000001" table:style-name="ce1">
            <text:p>0.134080632</text:p>
          </table:table-cell>
          <table:table-cell office:value-type="float" office:value="0.12064934300000001" table:style-name="ce1">
            <text:p>0.120649343</text:p>
          </table:table-cell>
          <table:table-cell office:value-type="float" office:value="2.2436437329999999" table:style-name="ce1">
            <text:p>2.243643733</text:p>
          </table:table-cell>
          <table:table-cell office:value-type="float" office:value="-4.7599999999999999E-17" table:style-name="ce1">
            <text:p>-4.76E-17</text:p>
          </table:table-cell>
          <table:table-cell office:value-type="float" office:value="151.29190180000001" table:style-name="ce1">
            <text:p>151.2919018</text:p>
          </table:table-cell>
          <table:table-cell office:value-type="float" office:value="85.253761299999994" table:style-name="ce1">
            <text:p>85.2537613</text:p>
          </table:table-cell>
          <table:table-cell office:value-type="float" office:value="4.3019151679999998" table:style-name="ce1">
            <text:p>4.301915168</text:p>
          </table:table-cell>
          <table:table-cell office:value-type="float" office:value="44.425339370000003" table:style-name="ce1">
            <text:p>44.42533937</text:p>
          </table:table-cell>
          <table:table-cell office:value-type="float" office:value="1.4762653000000001E-2" table:style-name="ce1">
            <text:p>0.014762653</text:p>
          </table:table-cell>
          <table:table-cell office:value-type="float" office:value="1.1757324E-2" table:style-name="ce1">
            <text:p>0.011757324</text:p>
          </table:table-cell>
          <table:table-cell office:value-type="float" office:value="1.442506E-2" table:style-name="ce1">
            <text:p>0.01442506</text:p>
          </table:table-cell>
          <table:table-cell office:value-type="float" office:value="1.255613315" table:style-name="ce1">
            <text:p>1.255613315</text:p>
          </table:table-cell>
          <table:table-cell office:value-type="string" table:style-name="ce1">
            <text:p>F6_S6_1_DOC_VM_B</text:p>
          </table:table-cell>
          <table:table-cell office:value-type="float" office:value="2.4177291923495901" table:style-name="ce1">
            <text:p>2.417729192</text:p>
          </table:table-cell>
          <table:table-cell office:value-type="float" office:value="1.7048583883203801" table:style-name="ce1">
            <text:p>1.704858388</text:p>
          </table:table-cell>
          <table:table-cell office:value-type="float" office:value="2.3457308668516101" table:style-name="ce1">
            <text:p>2.345730867</text:p>
          </table:table-cell>
          <table:table-cell office:value-type="float" office:value="0.66779339867480203" table:style-name="ce1">
            <text:p>0.667793399</text:p>
          </table:table-cell>
          <table:table-cell office:value-type="float" office:value="5.1977814864265601E-2" table:style-name="ce1">
            <text:p>0.051977815</text:p>
          </table:table-cell>
          <table:table-cell office:value-type="float" office:value="0.33635211945768057" table:style-name="ce1">
            <text:p>0.336352119</text:p>
          </table:table-cell>
          <table:table-cell office:value-type="float" office:value="0.23717823075523758" table:style-name="ce1">
            <text:p>0.237178231</text:p>
          </table:table-cell>
          <table:table-cell office:value-type="float" office:value="0.32633578286577503" table:style-name="ce1">
            <text:p>0.326335783</text:p>
          </table:table-cell>
          <table:table-cell office:value-type="float" office:value="9.2902764178412436E-2" table:style-name="ce1">
            <text:p>0.092902764</text:p>
          </table:table-cell>
          <table:table-cell office:value-type="float" office:value="7.2311027428942701E-3" table:style-name="ce1">
            <text:p>0.007231103</text:p>
          </table:table-cell>
          <table:table-cell office:value-type="string" table:style-name="ce1">
            <text:p>F6_S6_1_BDOC_VM_B</text:p>
          </table:table-cell>
          <table:table-cell office:value-type="float" office:value="0.96192005999824604" table:style-name="ce1">
            <text:p>0.96192006</text:p>
          </table:table-cell>
          <table:table-cell office:value-type="float" office:value="0.81850824614866602" table:style-name="ce1">
            <text:p>0.818508246</text:p>
          </table:table-cell>
          <table:table-cell office:value-type="float" office:value="0.525961122011944" table:style-name="ce1">
            <text:p>0.525961122</text:p>
          </table:table-cell>
          <table:table-cell office:value-type="float" office:value="0.41882446052738798" table:style-name="ce1">
            <text:p>0.418824461</text:p>
          </table:table-cell>
          <table:table-cell office:value-type="float" office:value="3.5247590129864399E-2" table:style-name="ce1">
            <text:p>0.03524759</text:p>
          </table:table-cell>
          <table:table-cell office:value-type="float" office:value="0.34846349691167899" table:style-name="ce1">
            <text:p>0.348463497</text:p>
          </table:table-cell>
          <table:table-cell office:value-type="float" office:value="0.29651138131429505" table:style-name="ce1">
            <text:p>0.296511381</text:p>
          </table:table-cell>
          <table:table-cell office:value-type="float" office:value="0.19053376620111911" table:style-name="ce1">
            <text:p>0.190533766</text:p>
          </table:table-cell>
          <table:table-cell office:value-type="float" office:value="0.1517226245471866" table:style-name="ce1">
            <text:p>0.151722625</text:p>
          </table:table-cell>
          <table:table-cell office:value-type="float" office:value="1.2768731025720086E-2" table:style-name="ce1">
            <text:p>0.012768731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1.10000038146973" table:style-name="ce1">
            <text:p>11.10000038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9.6999998092651367" table:style-name="ce1">
            <text:p>9.699999809</text:p>
          </table:table-cell>
          <table:table-cell office:value-type="float" office:value="91" table:style-name="ce1">
            <text:p>91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N<text:s text:c="7"/></text:p>
          </table:table-cell>
          <table:table-cell office:value-type="float" office:value="0.40000000596046448" table:style-name="ce1">
            <text:p>0.400000006</text:p>
          </table:table-cell>
          <table:table-cell office:value-type="float" office:value="1.8999999761581421" table:style-name="ce1">
            <text:p>1.899999976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1006.400024414062" table:style-name="ce1">
            <text:p>1006.40002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6_1_DOC_NM_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0.13550000000000001" table:style-name="ce1">
            <text:p>0.1355</text:p>
          </table:table-cell>
          <table:table-cell office:value-type="string" table:style-name="ce1">
            <text:p>F6_S6_1_BDOC_NM_A</text:p>
          </table:table-cell>
          <table:table-cell office:value-type="float" office:value="0.13439999999999999" table:style-name="ce1">
            <text:p>0.1344</text:p>
          </table:table-cell>
          <table:table-cell office:value-type="float" office:value="0.1411" table:style-name="ce1">
            <text:p>0.1411</text:p>
          </table:table-cell>
          <table:table-cell office:value-type="float" office:value="-5.5999999999999939E-3" table:style-name="ce1">
            <text:p>-0.0056</text:p>
          </table:table-cell>
          <table:table-cell office:value-type="float" office:value="-4.1328413284132779" table:style-name="ce1">
            <text:p>-4.132841328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9-03T00:00:00" table:style-name="ce5">
            <text:p>03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5H58M20S" table:style-name="ce6">
            <text:p>3:58:2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4.26" table:style-name="ce1">
            <text:p>4.26</text:p>
          </table:table-cell>
          <table:table-cell office:value-type="float" office:value="10279" table:style-name="ce1">
            <text:p>10279</text:p>
          </table:table-cell>
          <table:table-cell office:value-type="float" office:value="10.279" table:style-name="ce1">
            <text:p>10.279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-0.57999999999999996" table:style-name="ce1">
            <text:p>-0.58</text:p>
          </table:table-cell>
          <table:table-cell office:value-type="float" office:value="-0.87" table:style-name="ce1">
            <text:p>-0.87</text:p>
          </table:table-cell>
          <table:table-cell office:value-type="float" office:value="18287.400000000001" table:style-name="ce1">
            <text:p>18287.4</text:p>
          </table:table-cell>
          <table:table-cell office:value-type="float" office:value="105.7" table:style-name="ce1">
            <text:p>105.7</text:p>
          </table:table-cell>
          <table:table-cell office:value-type="float" office:value="105.7" table:style-name="ce1">
            <text:p>105.7</text:p>
          </table:table-cell>
          <table:table-cell office:value-type="float" office:value="13.47" table:style-name="ce1">
            <text:p>13.47</text:p>
          </table:table-cell>
          <table:table-cell office:value-type="float" office:value="370.7" table:style-name="ce1">
            <text:p>370.7</text:p>
          </table:table-cell>
          <table:table-cell office:value-type="float" office:value="-0.30399999999999999" table:style-name="ce1">
            <text:p>-0.304</text:p>
          </table:table-cell>
          <table:table-cell office:value-type="float" office:value="10.48" table:style-name="ce1">
            <text:p>10.48</text:p>
          </table:table-cell>
          <table:table-cell office:value-type="float" office:value="1.048E-2" table:style-name="ce1">
            <text:p>0.01048</text:p>
          </table:table-cell>
          <table:table-cell office:value-type="float" office:value="18109.8" table:style-name="ce1">
            <text:p>18109.8</text:p>
          </table:table-cell>
          <table:table-cell office:value-type="float" office:value="18.1098" table:style-name="ce1">
            <text:p>18.1098</text:p>
          </table:table-cell>
          <table:table-cell office:value-type="float" office:value="1.66" table:style-name="ce1">
            <text:p>1.66</text:p>
          </table:table-cell>
          <table:table-cell office:value-type="float" office:value="1.68" table:style-name="ce1">
            <text:p>1.68</text:p>
          </table:table-cell>
          <table:table-cell office:value-type="float" office:value="11771" table:style-name="ce1">
            <text:p>11771</text:p>
          </table:table-cell>
          <table:table-cell office:value-type="float" office:value="11.771000000000001" table:style-name="ce1">
            <text:p>11.771</text:p>
          </table:table-cell>
          <table:table-cell office:value-type="float" office:value="347.66" table:style-name="ce1">
            <text:p>347.6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47" table:style-name="ce1">
            <text:p>6.47</text:p>
          </table:table-cell>
          <table:table-cell office:value-type="float" office:value="-15.7" table:style-name="ce1">
            <text:p>-15.7</text:p>
          </table:table-cell>
          <table:table-cell office:value-type="float" office:value="2.3610000000000002" table:style-name="ce1">
            <text:p>2.361</text:p>
          </table:table-cell>
          <table:table-cell office:value-type="float" office:value="-0.2" table:style-name="ce1">
            <text:p>-0.2</text:p>
          </table:table-cell>
          <table:table-cell office:value-type="float" office:value="4.84" table:style-name="ce1">
            <text:p>4.84</text:p>
          </table:table-cell>
          <table:table-cell table:style-name="ce1"/>
          <table:table-cell office:value-type="string" table:style-name="ce1">
            <text:p>F6_S6_1_DOC_NM_A</text:p>
          </table:table-cell>
          <table:table-cell office:value-type="float" office:value="5.1072069850000004" table:style-name="ce1">
            <text:p>5.107206985</text:p>
          </table:table-cell>
          <table:table-cell office:value-type="float" office:value="1.1102148570000001" table:style-name="ce1">
            <text:p>1.110214857</text:p>
          </table:table-cell>
          <table:table-cell office:value-type="float" office:value="0.25684788800000002" table:style-name="ce1">
            <text:p>0.256847888</text:p>
          </table:table-cell>
          <table:table-cell office:value-type="float" office:value="0.27711924799999998" table:style-name="ce1">
            <text:p>0.277119248</text:p>
          </table:table-cell>
          <table:table-cell office:value-type="float" office:value="0.16205491399999999" table:style-name="ce1">
            <text:p>0.162054914</text:p>
          </table:table-cell>
          <table:table-cell office:value-type="float" office:value="0.13245278599999999" table:style-name="ce1">
            <text:p>0.132452786</text:p>
          </table:table-cell>
          <table:table-cell office:value-type="float" office:value="2.0750297639999999" table:style-name="ce1">
            <text:p>2.075029764</text:p>
          </table:table-cell>
          <table:table-cell office:value-type="float" office:value="1.0664369999999999E-2" table:style-name="ce1">
            <text:p>0.01066437</text:p>
          </table:table-cell>
          <table:table-cell office:value-type="float" office:value="180.18934469999999" table:style-name="ce1">
            <text:p>180.1893447</text:p>
          </table:table-cell>
          <table:table-cell office:value-type="float" office:value="101.7632964" table:style-name="ce1">
            <text:p>101.7632964</text:p>
          </table:table-cell>
          <table:table-cell office:value-type="float" office:value="4.2473509930000004" table:style-name="ce1">
            <text:p>4.247350993</text:p>
          </table:table-cell>
          <table:table-cell office:value-type="float" office:value="69.631284919999999" table:style-name="ce1">
            <text:p>69.63128492</text:p>
          </table:table-cell>
          <table:table-cell office:value-type="float" office:value="1.4671788E-2" table:style-name="ce1">
            <text:p>0.014671788</text:p>
          </table:table-cell>
          <table:table-cell office:value-type="float" office:value="1.1524869E-2" table:style-name="ce1">
            <text:p>0.011524869</text:p>
          </table:table-cell>
          <table:table-cell office:value-type="float" office:value="1.4227241E-2" table:style-name="ce1">
            <text:p>0.014227241</text:p>
          </table:table-cell>
          <table:table-cell office:value-type="float" office:value="1.2730546410000001" table:style-name="ce1">
            <text:p>1.273054641</text:p>
          </table:table-cell>
          <table:table-cell office:value-type="string" table:style-name="ce1">
            <text:p>F6_S6_1_BDOC_NM_A</text:p>
          </table:table-cell>
          <table:table-cell office:value-type="float" office:value="3.1321495279999998" table:style-name="ce1">
            <text:p>3.132149528</text:p>
          </table:table-cell>
          <table:table-cell office:value-type="float" office:value="0.69861345799999996" table:style-name="ce1">
            <text:p>0.698613458</text:p>
          </table:table-cell>
          <table:table-cell office:value-type="float" office:value="0.19232461200000001" table:style-name="ce1">
            <text:p>0.192324612</text:p>
          </table:table-cell>
          <table:table-cell office:value-type="float" office:value="7.9399943000000001E-2" table:style-name="ce1">
            <text:p>0.079399943</text:p>
          </table:table-cell>
          <table:table-cell office:value-type="float" office:value="9.3053530999999995E-2" table:style-name="ce1">
            <text:p>0.093053531</text:p>
          </table:table-cell>
          <table:table-cell office:value-type="float" office:value="9.1273823000000004E-2" table:style-name="ce1">
            <text:p>0.091273823</text:p>
          </table:table-cell>
          <table:table-cell office:value-type="float" office:value="2.5214631770000002" table:style-name="ce1">
            <text:p>2.521463177</text:p>
          </table:table-cell>
          <table:table-cell office:value-type="float" office:value="-6.6499999999999996E-16" table:style-name="ce1">
            <text:p>-6.65E-16</text:p>
          </table:table-cell>
          <table:table-cell office:value-type="float" office:value="136.50382310000001" table:style-name="ce1">
            <text:p>136.5038231</text:p>
          </table:table-cell>
          <table:table-cell office:value-type="float" office:value="76.383326350000004" table:style-name="ce1">
            <text:p>76.38332635</text:p>
          </table:table-cell>
          <table:table-cell office:value-type="float" office:value="4.281894887" table:style-name="ce1">
            <text:p>4.281894887</text:p>
          </table:table-cell>
          <table:table-cell office:value-type="float" office:value="106.7" table:style-name="ce1">
            <text:p>106.7</text:p>
          </table:table-cell>
          <table:table-cell office:value-type="float" office:value="1.4929718E-2" table:style-name="ce1">
            <text:p>0.014929718</text:p>
          </table:table-cell>
          <table:table-cell office:value-type="float" office:value="1.1403226000000001E-2" table:style-name="ce1">
            <text:p>0.011403226</text:p>
          </table:table-cell>
          <table:table-cell office:value-type="float" office:value="1.4338788E-2" table:style-name="ce1">
            <text:p>0.014338788</text:p>
          </table:table-cell>
          <table:table-cell office:value-type="float" office:value="1.309253974" table:style-name="ce1">
            <text:p>1.309253974</text:p>
          </table:table-cell>
          <table:table-cell office:value-type="string" table:style-name="ce1">
            <text:p>F6_S6_1_DOC_NM_A</text:p>
          </table:table-cell>
          <table:table-cell office:value-type="float" office:value="2.6018453550993499" table:style-name="ce1">
            <text:p>2.601845355</text:p>
          </table:table-cell>
          <table:table-cell office:value-type="float" office:value="1.7580609133039899" table:style-name="ce1">
            <text:p>1.758060913</text:p>
          </table:table-cell>
          <table:table-cell office:value-type="float" office:value="2.6496185721674799" table:style-name="ce1">
            <text:p>2.649618572</text:p>
          </table:table-cell>
          <table:table-cell office:value-type="float" office:value="0.65324578855999205" table:style-name="ce1">
            <text:p>0.653245789</text:p>
          </table:table-cell>
          <table:table-cell office:value-type="float" office:value="1.7819735743527802E-2" table:style-name="ce1">
            <text:p>0.017819736</text:p>
          </table:table-cell>
          <table:table-cell office:value-type="float" office:value="0.3387559069675653" table:style-name="ce1">
            <text:p>0.338755907</text:p>
          </table:table-cell>
          <table:table-cell office:value-type="float" office:value="0.22889658604163213" table:style-name="ce1">
            <text:p>0.228896586</text:p>
          </table:table-cell>
          <table:table-cell office:value-type="float" office:value="0.34497589980647664" table:style-name="ce1">
            <text:p>0.3449759</text:p>
          </table:table-cell>
          <table:table-cell office:value-type="float" office:value="8.5051507439777338E-2" table:style-name="ce1">
            <text:p>0.085051507</text:p>
          </table:table-cell>
          <table:table-cell office:value-type="float" office:value="2.3200997445486531E-3" table:style-name="ce1">
            <text:p>0.0023201</text:p>
          </table:table-cell>
          <table:table-cell office:value-type="string" table:style-name="ce1">
            <text:p>F6_S6_1_BDOC_NM_A</text:p>
          </table:table-cell>
          <table:table-cell office:value-type="float" office:value="0.85594701312367605" table:style-name="ce1">
            <text:p>0.855947013</text:p>
          </table:table-cell>
          <table:table-cell office:value-type="float" office:value="0.74242390512796697" table:style-name="ce1">
            <text:p>0.742423905</text:p>
          </table:table-cell>
          <table:table-cell office:value-type="float" office:value="0.49232413404369002" table:style-name="ce1">
            <text:p>0.492324134</text:p>
          </table:table-cell>
          <table:table-cell office:value-type="float" office:value="0.363499360146399" table:style-name="ce1">
            <text:p>0.36349936</text:p>
          </table:table-cell>
          <table:table-cell office:value-type="float" office:value="0" table:style-name="ce1">
            <text:p>0</text:p>
          </table:table-cell>
          <table:table-cell office:value-type="float" office:value="0.34876903344917792" table:style-name="ce1">
            <text:p>0.348769033</text:p>
          </table:table-cell>
          <table:table-cell office:value-type="float" office:value="0.30251226282815674" table:style-name="ce1">
            <text:p>0.302512263</text:p>
          </table:table-cell>
          <table:table-cell office:value-type="float" office:value="0.20060518903792382" table:style-name="ce1">
            <text:p>0.200605189</text:p>
          </table:table-cell>
          <table:table-cell office:value-type="float" office:value="0.14811351468474149" table:style-name="ce1">
            <text:p>0.148113515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.60000038146973" table:style-name="ce1">
            <text:p>18.60000038</text:p>
          </table:table-cell>
          <table:table-cell office:value-type="float" office:value="16.89999961853027" table:style-name="ce1">
            <text:p>16.89999962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54" table:style-name="ce1">
            <text:p>54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W<text:s text:c="7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6.5" table:style-name="ce1">
            <text:p>6.5</text:p>
          </table:table-cell>
          <table:table-cell office:value-type="float" office:value="1000.200012207031" table:style-name="ce1">
            <text:p>1000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6_1_DOC_NM_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1368" table:style-name="ce1">
            <text:p>0.1368</text:p>
          </table:table-cell>
          <table:table-cell table:style-name="ce1"/>
          <table:table-cell office:value-type="string" table:style-name="ce1">
            <text:p>F6_S6_1_BDOC_NM_B</text:p>
          </table:table-cell>
          <table:table-cell office:value-type="float" office:value="0.14779999999999999" table:style-name="ce1">
            <text:p>0.1478</text:p>
          </table:table-cell>
          <table:table-cell table:number-columns-repeated="3" table:style-name="ce1"/>
          <table:table-cell office:value-type="date" office:date-value="2024-09-03T00:00:00" table:style-name="ce5">
            <text:p>03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5H58M20S" table:style-name="ce6">
            <text:p>3:58:2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4.26" table:style-name="ce1">
            <text:p>4.26</text:p>
          </table:table-cell>
          <table:table-cell office:value-type="float" office:value="10279" table:style-name="ce1">
            <text:p>10279</text:p>
          </table:table-cell>
          <table:table-cell office:value-type="float" office:value="10.279" table:style-name="ce1">
            <text:p>10.279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-0.57999999999999996" table:style-name="ce1">
            <text:p>-0.58</text:p>
          </table:table-cell>
          <table:table-cell office:value-type="float" office:value="-0.87" table:style-name="ce1">
            <text:p>-0.87</text:p>
          </table:table-cell>
          <table:table-cell office:value-type="float" office:value="18287.400000000001" table:style-name="ce1">
            <text:p>18287.4</text:p>
          </table:table-cell>
          <table:table-cell office:value-type="float" office:value="105.7" table:style-name="ce1">
            <text:p>105.7</text:p>
          </table:table-cell>
          <table:table-cell office:value-type="float" office:value="105.7" table:style-name="ce1">
            <text:p>105.7</text:p>
          </table:table-cell>
          <table:table-cell office:value-type="float" office:value="13.47" table:style-name="ce1">
            <text:p>13.47</text:p>
          </table:table-cell>
          <table:table-cell office:value-type="float" office:value="370.7" table:style-name="ce1">
            <text:p>370.7</text:p>
          </table:table-cell>
          <table:table-cell office:value-type="float" office:value="-0.30399999999999999" table:style-name="ce1">
            <text:p>-0.304</text:p>
          </table:table-cell>
          <table:table-cell office:value-type="float" office:value="10.48" table:style-name="ce1">
            <text:p>10.48</text:p>
          </table:table-cell>
          <table:table-cell office:value-type="float" office:value="1.048E-2" table:style-name="ce1">
            <text:p>0.01048</text:p>
          </table:table-cell>
          <table:table-cell office:value-type="float" office:value="18109.8" table:style-name="ce1">
            <text:p>18109.8</text:p>
          </table:table-cell>
          <table:table-cell office:value-type="float" office:value="18.1098" table:style-name="ce1">
            <text:p>18.1098</text:p>
          </table:table-cell>
          <table:table-cell office:value-type="float" office:value="1.66" table:style-name="ce1">
            <text:p>1.66</text:p>
          </table:table-cell>
          <table:table-cell office:value-type="float" office:value="1.68" table:style-name="ce1">
            <text:p>1.68</text:p>
          </table:table-cell>
          <table:table-cell office:value-type="float" office:value="11771" table:style-name="ce1">
            <text:p>11771</text:p>
          </table:table-cell>
          <table:table-cell office:value-type="float" office:value="11.771000000000001" table:style-name="ce1">
            <text:p>11.771</text:p>
          </table:table-cell>
          <table:table-cell office:value-type="float" office:value="347.66" table:style-name="ce1">
            <text:p>347.6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47" table:style-name="ce1">
            <text:p>6.47</text:p>
          </table:table-cell>
          <table:table-cell office:value-type="float" office:value="-15.7" table:style-name="ce1">
            <text:p>-15.7</text:p>
          </table:table-cell>
          <table:table-cell office:value-type="float" office:value="2.3610000000000002" table:style-name="ce1">
            <text:p>2.361</text:p>
          </table:table-cell>
          <table:table-cell office:value-type="float" office:value="-0.2" table:style-name="ce1">
            <text:p>-0.2</text:p>
          </table:table-cell>
          <table:table-cell office:value-type="float" office:value="4.84" table:style-name="ce1">
            <text:p>4.84</text:p>
          </table:table-cell>
          <table:table-cell table:style-name="ce1"/>
          <table:table-cell office:value-type="string" table:style-name="ce1">
            <text:p>F6_S6_1_DOC_NM_B</text:p>
          </table:table-cell>
          <table:table-cell office:value-type="float" office:value="4.4403339170000002" table:style-name="ce1">
            <text:p>4.440333917</text:p>
          </table:table-cell>
          <table:table-cell office:value-type="float" office:value="1.0122259920000001" table:style-name="ce1">
            <text:p>1.012225992</text:p>
          </table:table-cell>
          <table:table-cell office:value-type="float" office:value="0.36947817399999999" table:style-name="ce1">
            <text:p>0.369478174</text:p>
          </table:table-cell>
          <table:table-cell office:value-type="float" office:value="0.16442172799999999" table:style-name="ce1">
            <text:p>0.164421728</text:p>
          </table:table-cell>
          <table:table-cell office:value-type="float" office:value="0.168672408" table:style-name="ce1">
            <text:p>0.168672408</text:p>
          </table:table-cell>
          <table:table-cell office:value-type="float" office:value="0.127265457" table:style-name="ce1">
            <text:p>0.127265457</text:p>
          </table:table-cell>
          <table:table-cell office:value-type="float" office:value="1.713278815" table:style-name="ce1">
            <text:p>1.713278815</text:p>
          </table:table-cell>
          <table:table-cell office:value-type="float" office:value="-2.5299999999999999E-17" table:style-name="ce1">
            <text:p>-2.53E-17</text:p>
          </table:table-cell>
          <table:table-cell office:value-type="float" office:value="172.06012279999999" table:style-name="ce1">
            <text:p>172.0601228</text:p>
          </table:table-cell>
          <table:table-cell office:value-type="float" office:value="97.087952209999997" table:style-name="ce1">
            <text:p>97.08795221</text:p>
          </table:table-cell>
          <table:table-cell office:value-type="float" office:value="4.3617236659999996" table:style-name="ce1">
            <text:p>4.361723666</text:p>
          </table:table-cell>
          <table:table-cell office:value-type="float" office:value="21.441241689999998" table:style-name="ce1">
            <text:p>21.44124169</text:p>
          </table:table-cell>
          <table:table-cell office:value-type="float" office:value="1.4689343000000001E-2" table:style-name="ce1">
            <text:p>0.014689343</text:p>
          </table:table-cell>
          <table:table-cell office:value-type="float" office:value="1.2395694000000001E-2" table:style-name="ce1">
            <text:p>0.012395694</text:p>
          </table:table-cell>
          <table:table-cell office:value-type="float" office:value="1.4501897999999999E-2" table:style-name="ce1">
            <text:p>0.014501898</text:p>
          </table:table-cell>
          <table:table-cell office:value-type="float" office:value="1.1850360129999999" table:style-name="ce1">
            <text:p>1.185036013</text:p>
          </table:table-cell>
          <table:table-cell office:value-type="string" table:style-name="ce1">
            <text:p>F6_S6_1_BDOC_NM_B</text:p>
          </table:table-cell>
          <table:table-cell office:value-type="float" office:value="2.1492671419999998" table:style-name="ce1">
            <text:p>2.149267142</text:p>
          </table:table-cell>
          <table:table-cell office:value-type="float" office:value="1.0283027570000001" table:style-name="ce1">
            <text:p>1.028302757</text:p>
          </table:table-cell>
          <table:table-cell office:value-type="float" office:value="0.37052564100000002" table:style-name="ce1">
            <text:p>0.370525641</text:p>
          </table:table-cell>
          <table:table-cell office:value-type="float" office:value="0.15277343400000001" table:style-name="ce1">
            <text:p>0.152773434</text:p>
          </table:table-cell>
          <table:table-cell office:value-type="float" office:value="0.136479768" table:style-name="ce1">
            <text:p>0.136479768</text:p>
          </table:table-cell>
          <table:table-cell office:value-type="float" office:value="0.1248996" table:style-name="ce1">
            <text:p>0.1248996</text:p>
          </table:table-cell>
          <table:table-cell office:value-type="float" office:value="1.7713328559999999" table:style-name="ce1">
            <text:p>1.771332856</text:p>
          </table:table-cell>
          <table:table-cell office:value-type="float" office:value="3.1966067000000001E-2" table:style-name="ce1">
            <text:p>0.031966067</text:p>
          </table:table-cell>
          <table:table-cell office:value-type="float" office:value="159.52748109999999" table:style-name="ce1">
            <text:p>159.5274811</text:p>
          </table:table-cell>
          <table:table-cell office:value-type="float" office:value="89.667049399999996" table:style-name="ce1">
            <text:p>89.6670494</text:p>
          </table:table-cell>
          <table:table-cell office:value-type="float" office:value="4.3096627380000001" table:style-name="ce1">
            <text:p>4.309662738</text:p>
          </table:table-cell>
          <table:table-cell office:value-type="float" office:value="83.707692309999999" table:style-name="ce1">
            <text:p>83.70769231</text:p>
          </table:table-cell>
          <table:table-cell office:value-type="float" office:value="1.4806813E-2" table:style-name="ce1">
            <text:p>0.014806813</text:p>
          </table:table-cell>
          <table:table-cell office:value-type="float" office:value="1.1606408E-2" table:style-name="ce1">
            <text:p>0.011606408</text:p>
          </table:table-cell>
          <table:table-cell office:value-type="float" office:value="1.4428302E-2" table:style-name="ce1">
            <text:p>0.014428302</text:p>
          </table:table-cell>
          <table:table-cell office:value-type="float" office:value="1.2757446640000001" table:style-name="ce1">
            <text:p>1.275744664</text:p>
          </table:table-cell>
          <table:table-cell office:value-type="string" table:style-name="ce1">
            <text:p>F6_S6_1_DOC_NM_B</text:p>
          </table:table-cell>
          <table:table-cell office:value-type="float" office:value="0.99533379054677196" table:style-name="ce1">
            <text:p>0.995333791</text:p>
          </table:table-cell>
          <table:table-cell office:value-type="float" office:value="0.91811003421509896" table:style-name="ce1">
            <text:p>0.918110034</text:p>
          </table:table-cell>
          <table:table-cell office:value-type="float" office:value="0.53053602969237101" table:style-name="ce1">
            <text:p>0.53053603</text:p>
          </table:table-cell>
          <table:table-cell office:value-type="float" office:value="0.49947148738455799" table:style-name="ce1">
            <text:p>0.499471487</text:p>
          </table:table-cell>
          <table:table-cell office:value-type="float" office:value="1.9177831886620599E-2" table:style-name="ce1">
            <text:p>0.019177832</text:p>
          </table:table-cell>
          <table:table-cell office:value-type="float" office:value="0.33596300184108718" table:style-name="ce1">
            <text:p>0.335963002</text:p>
          </table:table-cell>
          <table:table-cell office:value-type="float" office:value="0.30989704764859327" table:style-name="ce1">
            <text:p>0.309897048</text:p>
          </table:table-cell>
          <table:table-cell office:value-type="float" office:value="0.17907608363460398" table:style-name="ce1">
            <text:p>0.179076084</text:p>
          </table:table-cell>
          <table:table-cell office:value-type="float" office:value="0.16859061937761421" table:style-name="ce1">
            <text:p>0.168590619</text:p>
          </table:table-cell>
          <table:table-cell office:value-type="float" office:value="6.4732474981015033E-3" table:style-name="ce1">
            <text:p>0.006473247</text:p>
          </table:table-cell>
          <table:table-cell office:value-type="string" table:style-name="ce1">
            <text:p>F6_S6_1_BDOC_NM_B</text:p>
          </table:table-cell>
          <table:table-cell office:value-type="float" office:value="2.27753988672842" table:style-name="ce1">
            <text:p>2.277539887</text:p>
          </table:table-cell>
          <table:table-cell office:value-type="float" office:value="1.5083867597698899" table:style-name="ce1">
            <text:p>1.50838676</text:p>
          </table:table-cell>
          <table:table-cell office:value-type="float" office:value="2.4357235671773698" table:style-name="ce1">
            <text:p>2.435723567</text:p>
          </table:table-cell>
          <table:table-cell office:value-type="float" office:value="0.58115479569442696" table:style-name="ce1">
            <text:p>0.581154796</text:p>
          </table:table-cell>
          <table:table-cell office:value-type="float" office:value="3.7440438907464402E-2" table:style-name="ce1">
            <text:p>0.037440439</text:p>
          </table:table-cell>
          <table:table-cell office:value-type="float" office:value="0.33296171956839982" table:style-name="ce1">
            <text:p>0.33296172</text:p>
          </table:table-cell>
          <table:table-cell office:value-type="float" office:value="0.22051646701504163" table:style-name="ce1">
            <text:p>0.220516467</text:p>
          </table:table-cell>
          <table:table-cell office:value-type="float" office:value="0.35608715880081532" table:style-name="ce1">
            <text:p>0.356087159</text:p>
          </table:table-cell>
          <table:table-cell office:value-type="float" office:value="8.4961102651771994E-2" table:style-name="ce1">
            <text:p>0.084961103</text:p>
          </table:table-cell>
          <table:table-cell office:value-type="float" office:value="5.4735519639711469E-3" table:style-name="ce1">
            <text:p>0.005473552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.60000038146973" table:style-name="ce1">
            <text:p>18.60000038</text:p>
          </table:table-cell>
          <table:table-cell office:value-type="float" office:value="16.89999961853027" table:style-name="ce1">
            <text:p>16.89999962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54" table:style-name="ce1">
            <text:p>54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W<text:s text:c="7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4.4000000953674316" table:style-name="ce1">
            <text:p>4.400000095</text:p>
          </table:table-cell>
          <table:table-cell office:value-type="float" office:value="6.5" table:style-name="ce1">
            <text:p>6.5</text:p>
          </table:table-cell>
          <table:table-cell office:value-type="float" office:value="1000.200012207031" table:style-name="ce1">
            <text:p>1000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7_1_DOC_VM_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21410000000000001" table:style-name="ce1">
            <text:p>0.2141</text:p>
          </table:table-cell>
          <table:table-cell office:value-type="float" office:value="0.1638" table:style-name="ce1">
            <text:p>0.1638</text:p>
          </table:table-cell>
          <table:table-cell office:value-type="string" table:style-name="ce1">
            <text:p>F6_S7_1_BDOC_VM_A</text:p>
          </table:table-cell>
          <table:table-cell office:value-type="float" office:value="0.1321" table:style-name="ce1">
            <text:p>0.1321</text:p>
          </table:table-cell>
          <table:table-cell office:value-type="float" office:value="0.1221" table:style-name="ce1">
            <text:p>0.1221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25.45787545787546" table:style-name="ce1">
            <text:p>25.45787546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-17.59" table:style-name="ce1">
            <text:p>-17.59</text:p>
          </table:table-cell>
          <table:table-cell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9H24M50S" table:style-name="ce6">
            <text:p>9:24:5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4" table:style-name="ce1">
            <text:p>1.04</text:p>
          </table:table-cell>
          <table:table-cell office:value-type="float" office:value="3.89" table:style-name="ce1">
            <text:p>3.89</text:p>
          </table:table-cell>
          <table:table-cell office:value-type="float" office:value="9656.2999999999993" table:style-name="ce1">
            <text:p>9656.3</text:p>
          </table:table-cell>
          <table:table-cell office:value-type="float" office:value="9.6562999999999999" table:style-name="ce1">
            <text:p>9.6563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-0.5" table:style-name="ce1">
            <text:p>-0.5</text:p>
          </table:table-cell>
          <table:table-cell office:value-type="float" office:value="-0.84" table:style-name="ce1">
            <text:p>-0.84</text:p>
          </table:table-cell>
          <table:table-cell office:value-type="float" office:value="17404.8" table:style-name="ce1">
            <text:p>17404.8</text:p>
          </table:table-cell>
          <table:table-cell office:value-type="float" office:value="106.3" table:style-name="ce1">
            <text:p>106.3</text:p>
          </table:table-cell>
          <table:table-cell office:value-type="float" office:value="106.3" table:style-name="ce1">
            <text:p>106.3</text:p>
          </table:table-cell>
          <table:table-cell office:value-type="float" office:value="13.75" table:style-name="ce1">
            <text:p>13.75</text:p>
          </table:table-cell>
          <table:table-cell office:value-type="float" office:value="326.5" table:style-name="ce1">
            <text:p>326.5</text:p>
          </table:table-cell>
          <table:table-cell office:value-type="float" office:value="-0.24299999999999999" table:style-name="ce1">
            <text:p>-0.243</text:p>
          </table:table-cell>
          <table:table-cell office:value-type="float" office:value="9.93" table:style-name="ce1">
            <text:p>9.93</text:p>
          </table:table-cell>
          <table:table-cell office:value-type="float" office:value="9.9299999999999996E-3" table:style-name="ce1">
            <text:p>0.00993</text:p>
          </table:table-cell>
          <table:table-cell office:value-type="float" office:value="17253" table:style-name="ce1">
            <text:p>17253</text:p>
          </table:table-cell>
          <table:table-cell office:value-type="float" office:value="17.253" table:style-name="ce1">
            <text:p>17.253</text:p>
          </table:table-cell>
          <table:table-cell office:value-type="float" office:value="1.48" table:style-name="ce1">
            <text:p>1.48</text:p>
          </table:table-cell>
          <table:table-cell office:value-type="float" office:value="1.5" table:style-name="ce1">
            <text:p>1.5</text:p>
          </table:table-cell>
          <table:table-cell office:value-type="float" office:value="11214" table:style-name="ce1">
            <text:p>11214</text:p>
          </table:table-cell>
          <table:table-cell office:value-type="float" office:value="11.214" table:style-name="ce1">
            <text:p>11.214</text:p>
          </table:table-cell>
          <table:table-cell office:value-type="float" office:value="300.18" table:style-name="ce1">
            <text:p>300.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73" table:style-name="ce1">
            <text:p>6.73</text:p>
          </table:table-cell>
          <table:table-cell office:value-type="float" office:value="-29" table:style-name="ce1">
            <text:p>-29</text:p>
          </table:table-cell>
          <table:table-cell office:value-type="float" office:value="1.9470000000000001" table:style-name="ce1">
            <text:p>1.947</text:p>
          </table:table-cell>
          <table:table-cell office:value-type="float" office:value="-0.17299999999999999" table:style-name="ce1">
            <text:p>-0.173</text:p>
          </table:table-cell>
          <table:table-cell office:value-type="float" office:value="4.97" table:style-name="ce1">
            <text:p>4.97</text:p>
          </table:table-cell>
          <table:table-cell table:style-name="ce1"/>
          <table:table-cell office:value-type="string" table:style-name="ce1">
            <text:p>F6_S7_1_DOC_VM_A</text:p>
          </table:table-cell>
          <table:table-cell office:value-type="float" office:value="3.38729097" table:style-name="ce1">
            <text:p>3.38729097</text:p>
          </table:table-cell>
          <table:table-cell office:value-type="float" office:value="0.45475126199999999" table:style-name="ce1">
            <text:p>0.454751262</text:p>
          </table:table-cell>
          <table:table-cell office:value-type="float" office:value="0.175933066" table:style-name="ce1">
            <text:p>0.175933066</text:p>
          </table:table-cell>
          <table:table-cell office:value-type="float" office:value="0.14114870500000001" table:style-name="ce1">
            <text:p>0.141148705</text:p>
          </table:table-cell>
          <table:table-cell office:value-type="float" office:value="0.11504415899999999" table:style-name="ce1">
            <text:p>0.115044159</text:p>
          </table:table-cell>
          <table:table-cell office:value-type="float" office:value="0.115258073" table:style-name="ce1">
            <text:p>0.115258073</text:p>
          </table:table-cell>
          <table:table-cell office:value-type="float" office:value="1.7432521400000001" table:style-name="ce1">
            <text:p>1.74325214</text:p>
          </table:table-cell>
          <table:table-cell office:value-type="float" office:value="8.3896705000000002E-2" table:style-name="ce1">
            <text:p>0.08389670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S7_1_BDOC_VM_A</text:p>
          </table:table-cell>
          <table:table-cell office:value-type="float" office:value="6.1381926089999999" table:style-name="ce1">
            <text:p>6.138192609</text:p>
          </table:table-cell>
          <table:table-cell office:value-type="float" office:value="0.82649381099999997" table:style-name="ce1">
            <text:p>0.826493811</text:p>
          </table:table-cell>
          <table:table-cell office:value-type="float" office:value="0.21707025199999999" table:style-name="ce1">
            <text:p>0.217070252</text:p>
          </table:table-cell>
          <table:table-cell office:value-type="float" office:value="2.2966236000000001E-2" table:style-name="ce1">
            <text:p>0.022966236</text:p>
          </table:table-cell>
          <table:table-cell office:value-type="float" office:value="0.10711559700000001" table:style-name="ce1">
            <text:p>0.107115597</text:p>
          </table:table-cell>
          <table:table-cell office:value-type="float" office:value="0.110598054" table:style-name="ce1">
            <text:p>0.110598054</text:p>
          </table:table-cell>
          <table:table-cell office:value-type="float" office:value="2.4282700180000001" table:style-name="ce1">
            <text:p>2.428270018</text:p>
          </table:table-cell>
          <table:table-cell office:value-type="float" office:value="2.6717989999999999E-3" table:style-name="ce1">
            <text:p>0.002671799</text:p>
          </table:table-cell>
          <table:table-cell office:value-type="float" office:value="142.7460217" table:style-name="ce1">
            <text:p>142.7460217</text:p>
          </table:table-cell>
          <table:table-cell office:value-type="float" office:value="81.036741180000007" table:style-name="ce1">
            <text:p>81.03674118</text:p>
          </table:table-cell>
          <table:table-cell office:value-type="float" office:value="4.228340159" table:style-name="ce1">
            <text:p>4.228340159</text:p>
          </table:table-cell>
          <table:table-cell office:value-type="float" office:value="42.033472799999998" table:style-name="ce1">
            <text:p>42.0334728</text:p>
          </table:table-cell>
          <table:table-cell office:value-type="float" office:value="1.4601538000000001E-2" table:style-name="ce1">
            <text:p>0.014601538</text:p>
          </table:table-cell>
          <table:table-cell office:value-type="float" office:value="1.1467071000000001E-2" table:style-name="ce1">
            <text:p>0.011467071</text:p>
          </table:table-cell>
          <table:table-cell office:value-type="float" office:value="1.421772E-2" table:style-name="ce1">
            <text:p>0.01421772</text:p>
          </table:table-cell>
          <table:table-cell office:value-type="float" office:value="1.2733450829999999" table:style-name="ce1">
            <text:p>1.273345083</text:p>
          </table:table-cell>
          <table:table-cell office:value-type="string" table:style-name="ce1">
            <text:p>F6_S7_1_DOC_VM_A</text:p>
          </table:table-cell>
          <table:table-cell office:value-type="float" office:value="3.7621188916192998" table:style-name="ce1">
            <text:p>3.762118892</text:p>
          </table:table-cell>
          <table:table-cell office:value-type="float" office:value="2.4950309980725498" table:style-name="ce1">
            <text:p>2.495030998</text:p>
          </table:table-cell>
          <table:table-cell office:value-type="float" office:value="4.5692363115330599" table:style-name="ce1">
            <text:p>4.569236312</text:p>
          </table:table-cell>
          <table:table-cell office:value-type="float" office:value="0.99685908111648003" table:style-name="ce1">
            <text:p>0.996859081</text:p>
          </table:table-cell>
          <table:table-cell office:value-type="float" office:value="0.104237141315485" table:style-name="ce1">
            <text:p>0.104237141</text:p>
          </table:table-cell>
          <table:table-cell office:value-type="float" office:value="0.31541600800497033" table:style-name="ce1">
            <text:p>0.315416008</text:p>
          </table:table-cell>
          <table:table-cell office:value-type="float" office:value="0.2091833724377514" table:style-name="ce1">
            <text:p>0.209183372</text:p>
          </table:table-cell>
          <table:table-cell office:value-type="float" office:value="0.3830847239372554" table:style-name="ce1">
            <text:p>0.383084724</text:p>
          </table:table-cell>
          <table:table-cell office:value-type="float" office:value="8.3576654796767305E-2" table:style-name="ce1">
            <text:p>0.083576655</text:p>
          </table:table-cell>
          <table:table-cell office:value-type="float" office:value="8.7392408232555337E-3" table:style-name="ce1">
            <text:p>0.008739241</text:p>
          </table:table-cell>
          <table:table-cell office:value-type="string" table:style-name="ce1">
            <text:p>F6_S7_1_BDOC_VM_A</text:p>
          </table:table-cell>
          <table:table-cell office:value-type="float" office:value="2.1803771240948402" table:style-name="ce1">
            <text:p>2.180377124</text:p>
          </table:table-cell>
          <table:table-cell office:value-type="float" office:value="1.47223553227588" table:style-name="ce1">
            <text:p>1.472235532</text:p>
          </table:table-cell>
          <table:table-cell office:value-type="float" office:value="1.9274217036676999" table:style-name="ce1">
            <text:p>1.927421704</text:p>
          </table:table-cell>
          <table:table-cell office:value-type="float" office:value="0.57741411004564602" table:style-name="ce1">
            <text:p>0.57741411</text:p>
          </table:table-cell>
          <table:table-cell office:value-type="float" office:value="0" table:style-name="ce1">
            <text:p>0</text:p>
          </table:table-cell>
          <table:table-cell office:value-type="float" office:value="0.35410399854553259" table:style-name="ce1">
            <text:p>0.354103999</text:p>
          </table:table-cell>
          <table:table-cell office:value-type="float" office:value="0.23909831148871635" table:style-name="ce1">
            <text:p>0.239098311</text:p>
          </table:table-cell>
          <table:table-cell office:value-type="float" office:value="0.31302279069521555" table:style-name="ce1">
            <text:p>0.313022791</text:p>
          </table:table-cell>
          <table:table-cell office:value-type="float" office:value="9.3774899270535464E-2" table:style-name="ce1">
            <text:p>0.093774899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1.10000038146973" table:style-name="ce1">
            <text:p>11.10000038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9.6999998092651367" table:style-name="ce1">
            <text:p>9.699999809</text:p>
          </table:table-cell>
          <table:table-cell office:value-type="float" office:value="91" table:style-name="ce1">
            <text:p>91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N<text:s text:c="7"/></text:p>
          </table:table-cell>
          <table:table-cell office:value-type="float" office:value="0.40000000596046448" table:style-name="ce1">
            <text:p>0.400000006</text:p>
          </table:table-cell>
          <table:table-cell office:value-type="float" office:value="1.8999999761581421" table:style-name="ce1">
            <text:p>1.899999976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1006.400024414062" table:style-name="ce1">
            <text:p>1006.40002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7_1_DOC_VM_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28" table:style-name="ce1">
            <text:p>28</text:p>
          </table:table-cell>
          <table:table-cell office:value-type="date" office:date-value="2024-07-28T00:00:00" table:style-name="ce5">
            <text:p>28.07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1135" table:style-name="ce1">
            <text:p>0.1135</text:p>
          </table:table-cell>
          <table:table-cell table:style-name="ce1"/>
          <table:table-cell office:value-type="string" table:style-name="ce1">
            <text:p>F6_S7_1_BDOC_VM_B</text:p>
          </table:table-cell>
          <table:table-cell office:value-type="float" office:value="0.11210000000000001" table:style-name="ce1">
            <text:p>0.1121</text:p>
          </table:table-cell>
          <table:table-cell table:number-columns-repeated="3" table:style-name="ce1"/>
          <table:table-cell office:value-type="date" office:date-value="2024-08-29T00:00:00" table:style-name="ce5">
            <text:p>29.08.2024</text:p>
          </table:table-cell>
          <table:table-cell office:value-type="date" office:date-value="2024-08-29T00:00:00" table:style-name="ce5">
            <text:p>29.08.2024</text:p>
          </table:table-cell>
          <table:table-cell table:number-columns-repeated="2" table:style-name="ce1"/>
          <table:table-cell office:value-type="date" office:date-value="2024-07-28T00:00:00" table:style-name="ce5">
            <text:p>28.07.2024</text:p>
          </table:table-cell>
          <table:table-cell office:value-type="time" office:time-value="PT9H24M50S" table:style-name="ce6">
            <text:p>9:24:5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04" table:style-name="ce1">
            <text:p>1.04</text:p>
          </table:table-cell>
          <table:table-cell office:value-type="float" office:value="3.89" table:style-name="ce1">
            <text:p>3.89</text:p>
          </table:table-cell>
          <table:table-cell office:value-type="float" office:value="9656.2999999999993" table:style-name="ce1">
            <text:p>9656.3</text:p>
          </table:table-cell>
          <table:table-cell office:value-type="float" office:value="9.6562999999999999" table:style-name="ce1">
            <text:p>9.6563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-0.5" table:style-name="ce1">
            <text:p>-0.5</text:p>
          </table:table-cell>
          <table:table-cell office:value-type="float" office:value="-0.84" table:style-name="ce1">
            <text:p>-0.84</text:p>
          </table:table-cell>
          <table:table-cell office:value-type="float" office:value="17404.8" table:style-name="ce1">
            <text:p>17404.8</text:p>
          </table:table-cell>
          <table:table-cell office:value-type="float" office:value="106.3" table:style-name="ce1">
            <text:p>106.3</text:p>
          </table:table-cell>
          <table:table-cell office:value-type="float" office:value="106.3" table:style-name="ce1">
            <text:p>106.3</text:p>
          </table:table-cell>
          <table:table-cell office:value-type="float" office:value="13.75" table:style-name="ce1">
            <text:p>13.75</text:p>
          </table:table-cell>
          <table:table-cell office:value-type="float" office:value="326.5" table:style-name="ce1">
            <text:p>326.5</text:p>
          </table:table-cell>
          <table:table-cell office:value-type="float" office:value="-0.24299999999999999" table:style-name="ce1">
            <text:p>-0.243</text:p>
          </table:table-cell>
          <table:table-cell office:value-type="float" office:value="9.93" table:style-name="ce1">
            <text:p>9.93</text:p>
          </table:table-cell>
          <table:table-cell office:value-type="float" office:value="9.9299999999999996E-3" table:style-name="ce1">
            <text:p>0.00993</text:p>
          </table:table-cell>
          <table:table-cell office:value-type="float" office:value="17253" table:style-name="ce1">
            <text:p>17253</text:p>
          </table:table-cell>
          <table:table-cell office:value-type="float" office:value="17.253" table:style-name="ce1">
            <text:p>17.253</text:p>
          </table:table-cell>
          <table:table-cell office:value-type="float" office:value="1.48" table:style-name="ce1">
            <text:p>1.48</text:p>
          </table:table-cell>
          <table:table-cell office:value-type="float" office:value="1.5" table:style-name="ce1">
            <text:p>1.5</text:p>
          </table:table-cell>
          <table:table-cell office:value-type="float" office:value="11214" table:style-name="ce1">
            <text:p>11214</text:p>
          </table:table-cell>
          <table:table-cell office:value-type="float" office:value="11.214" table:style-name="ce1">
            <text:p>11.214</text:p>
          </table:table-cell>
          <table:table-cell office:value-type="float" office:value="300.18" table:style-name="ce1">
            <text:p>300.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73" table:style-name="ce1">
            <text:p>6.73</text:p>
          </table:table-cell>
          <table:table-cell office:value-type="float" office:value="-29" table:style-name="ce1">
            <text:p>-29</text:p>
          </table:table-cell>
          <table:table-cell office:value-type="float" office:value="1.9470000000000001" table:style-name="ce1">
            <text:p>1.947</text:p>
          </table:table-cell>
          <table:table-cell office:value-type="float" office:value="-0.17299999999999999" table:style-name="ce1">
            <text:p>-0.173</text:p>
          </table:table-cell>
          <table:table-cell office:value-type="float" office:value="4.97" table:style-name="ce1">
            <text:p>4.97</text:p>
          </table:table-cell>
          <table:table-cell table:style-name="ce1"/>
          <table:table-cell office:value-type="string" table:style-name="ce1">
            <text:p>F6_S7_1_DOC_VM_B</text:p>
          </table:table-cell>
          <table:table-cell office:value-type="float" office:value="4.7989299499999998" table:style-name="ce1">
            <text:p>4.79892995</text:p>
          </table:table-cell>
          <table:table-cell office:value-type="float" office:value="0.92674047400000004" table:style-name="ce1">
            <text:p>0.926740474</text:p>
          </table:table-cell>
          <table:table-cell office:value-type="float" office:value="0.395857968" table:style-name="ce1">
            <text:p>0.395857968</text:p>
          </table:table-cell>
          <table:table-cell office:value-type="float" office:value="0.131836431" table:style-name="ce1">
            <text:p>0.131836431</text:p>
          </table:table-cell>
          <table:table-cell office:value-type="float" office:value="0.145839734" table:style-name="ce1">
            <text:p>0.145839734</text:p>
          </table:table-cell>
          <table:table-cell office:value-type="float" office:value="0.14764904600000001" table:style-name="ce1">
            <text:p>0.147649046</text:p>
          </table:table-cell>
          <table:table-cell office:value-type="float" office:value="2.0364217880000002" table:style-name="ce1">
            <text:p>2.036421788</text:p>
          </table:table-cell>
          <table:table-cell office:value-type="float" office:value="6.0421529999999998E-3" table:style-name="ce1">
            <text:p>0.006042153</text:p>
          </table:table-cell>
          <table:table-cell office:value-type="float" office:value="157.1602043" table:style-name="ce1">
            <text:p>157.1602043</text:p>
          </table:table-cell>
          <table:table-cell office:value-type="float" office:value="90.408262500000006" table:style-name="ce1">
            <text:p>90.4082625</text:p>
          </table:table-cell>
          <table:table-cell office:value-type="float" office:value="4.1083674329999997" table:style-name="ce1">
            <text:p>4.108367433</text:p>
          </table:table-cell>
          <table:table-cell office:value-type="float" office:value="36.811258279999997" table:style-name="ce1">
            <text:p>36.81125828</text:p>
          </table:table-cell>
          <table:table-cell office:value-type="float" office:value="1.4081754E-2" table:style-name="ce1">
            <text:p>0.014081754</text:p>
          </table:table-cell>
          <table:table-cell office:value-type="float" office:value="1.1273254999999999E-2" table:style-name="ce1">
            <text:p>0.011273255</text:p>
          </table:table-cell>
          <table:table-cell office:value-type="float" office:value="1.3843512000000001E-2" table:style-name="ce1">
            <text:p>0.013843512</text:p>
          </table:table-cell>
          <table:table-cell office:value-type="float" office:value="1.249129361" table:style-name="ce1">
            <text:p>1.249129361</text:p>
          </table:table-cell>
          <table:table-cell office:value-type="string" table:style-name="ce1">
            <text:p>F6_S7_1_BDOC_VM_B</text:p>
          </table:table-cell>
          <table:table-cell office:value-type="float" office:value="6.4118060440000004" table:style-name="ce1">
            <text:p>6.411806044</text:p>
          </table:table-cell>
          <table:table-cell office:value-type="float" office:value="0.57143095499999996" table:style-name="ce1">
            <text:p>0.571430955</text:p>
          </table:table-cell>
          <table:table-cell office:value-type="float" office:value="0.21613969" table:style-name="ce1">
            <text:p>0.21613969</text:p>
          </table:table-cell>
          <table:table-cell office:value-type="float" office:value="6.9890893999999995E-2" table:style-name="ce1">
            <text:p>0.069890894</text:p>
          </table:table-cell>
          <table:table-cell office:value-type="float" office:value="0.101089208" table:style-name="ce1">
            <text:p>0.101089208</text:p>
          </table:table-cell>
          <table:table-cell office:value-type="float" office:value="8.7796147000000005E-2" table:style-name="ce1">
            <text:p>0.087796147</text:p>
          </table:table-cell>
          <table:table-cell office:value-type="float" office:value="1.7873729709999999" table:style-name="ce1">
            <text:p>1.787372971</text:p>
          </table:table-cell>
          <table:table-cell office:value-type="float" office:value="-6.4600000000000004E-16" table:style-name="ce1">
            <text:p>-6.46E-16</text:p>
          </table:table-cell>
          <table:table-cell office:value-type="float" office:value="119.74100369999999" table:style-name="ce1">
            <text:p>119.7410037</text:p>
          </table:table-cell>
          <table:table-cell office:value-type="float" office:value="67.587451290000004" table:style-name="ce1">
            <text:p>67.58745129</text:p>
          </table:table-cell>
          <table:table-cell office:value-type="float" office:value="4.237620358" table:style-name="ce1">
            <text:p>4.237620358</text:p>
          </table:table-cell>
          <table:table-cell office:value-type="float" office:value="123.9565217" table:style-name="ce1">
            <text:p>123.9565217</text:p>
          </table:table-cell>
          <table:table-cell office:value-type="float" office:value="1.4678951000000001E-2" table:style-name="ce1">
            <text:p>0.014678951</text:p>
          </table:table-cell>
          <table:table-cell office:value-type="float" office:value="1.1426545E-2" table:style-name="ce1">
            <text:p>0.011426545</text:p>
          </table:table-cell>
          <table:table-cell office:value-type="float" office:value="1.4202995E-2" table:style-name="ce1">
            <text:p>0.014202995</text:p>
          </table:table-cell>
          <table:table-cell office:value-type="float" office:value="1.284636071" table:style-name="ce1">
            <text:p>1.284636071</text:p>
          </table:table-cell>
          <table:table-cell office:value-type="string" table:style-name="ce1">
            <text:p>F6_S7_1_DOC_VM_B</text:p>
          </table:table-cell>
          <table:table-cell office:value-type="float" office:value="2.4782369623238401" table:style-name="ce1">
            <text:p>2.478236962</text:p>
          </table:table-cell>
          <table:table-cell office:value-type="float" office:value="1.74424024783456" table:style-name="ce1">
            <text:p>1.744240248</text:p>
          </table:table-cell>
          <table:table-cell office:value-type="float" office:value="2.54296757494193" table:style-name="ce1">
            <text:p>2.542967575</text:p>
          </table:table-cell>
          <table:table-cell office:value-type="float" office:value="0.64624632899849799" table:style-name="ce1">
            <text:p>0.646246329</text:p>
          </table:table-cell>
          <table:table-cell office:value-type="float" office:value="1.30079294264203E-2" table:style-name="ce1">
            <text:p>0.013007929</text:p>
          </table:table-cell>
          <table:table-cell office:value-type="float" office:value="0.33378281702677237" table:style-name="ce1">
            <text:p>0.333782817</text:p>
          </table:table-cell>
          <table:table-cell office:value-type="float" office:value="0.23492403363549594" table:style-name="ce1">
            <text:p>0.234924034</text:p>
          </table:table-cell>
          <table:table-cell office:value-type="float" office:value="0.34250109802895506" table:style-name="ce1">
            <text:p>0.342501098</text:p>
          </table:table-cell>
          <table:table-cell office:value-type="float" office:value="8.7040070608930709E-2" table:style-name="ce1">
            <text:p>0.087040071</text:p>
          </table:table-cell>
          <table:table-cell office:value-type="float" office:value="1.7519806998458664E-3" table:style-name="ce1">
            <text:p>0.001751981</text:p>
          </table:table-cell>
          <table:table-cell office:value-type="string" table:style-name="ce1">
            <text:p>F6_S7_1_BDOC_VM_B</text:p>
          </table:table-cell>
          <table:table-cell office:value-type="float" office:value="1.8308536530372801" table:style-name="ce1">
            <text:p>1.830853653</text:p>
          </table:table-cell>
          <table:table-cell office:value-type="float" office:value="1.1912113318320701" table:style-name="ce1">
            <text:p>1.191211332</text:p>
          </table:table-cell>
          <table:table-cell office:value-type="float" office:value="1.22181282329848" table:style-name="ce1">
            <text:p>1.221812823</text:p>
          </table:table-cell>
          <table:table-cell office:value-type="float" office:value="0.453482732981634" table:style-name="ce1">
            <text:p>0.453482733</text:p>
          </table:table-cell>
          <table:table-cell office:value-type="float" office:value="0" table:style-name="ce1">
            <text:p>0</text:p>
          </table:table-cell>
          <table:table-cell office:value-type="float" office:value="0.38976221582285925" table:style-name="ce1">
            <text:p>0.389762216</text:p>
          </table:table-cell>
          <table:table-cell office:value-type="float" office:value="0.25359163330063988" table:style-name="ce1">
            <text:p>0.253591633</text:p>
          </table:table-cell>
          <table:table-cell office:value-type="float" office:value="0.26010624745434108" table:style-name="ce1">
            <text:p>0.260106247</text:p>
          </table:table-cell>
          <table:table-cell office:value-type="float" office:value="9.6539903422159901E-2" table:style-name="ce1">
            <text:p>0.096539903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1.10000038146973" table:style-name="ce1">
            <text:p>11.10000038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9.6999998092651367" table:style-name="ce1">
            <text:p>9.699999809</text:p>
          </table:table-cell>
          <table:table-cell office:value-type="float" office:value="91" table:style-name="ce1">
            <text:p>91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N<text:s text:c="7"/></text:p>
          </table:table-cell>
          <table:table-cell office:value-type="float" office:value="0.40000000596046448" table:style-name="ce1">
            <text:p>0.400000006</text:p>
          </table:table-cell>
          <table:table-cell office:value-type="float" office:value="1.8999999761581421" table:style-name="ce1">
            <text:p>1.899999976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1006.400024414062" table:style-name="ce1">
            <text:p>1006.400024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7_1_DOC_NM_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A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1361" table:style-name="ce1">
            <text:p>0.1361</text:p>
          </table:table-cell>
          <table:table-cell office:value-type="float" office:value="0.14710000000000001" table:style-name="ce1">
            <text:p>0.1471</text:p>
          </table:table-cell>
          <table:table-cell office:value-type="string" table:style-name="ce1">
            <text:p>F6_S7_1_BDOC_NM_A</text:p>
          </table:table-cell>
          <table:table-cell office:value-type="float" office:value="0.16830000000000001" table:style-name="ce1">
            <text:p>0.1683</text:p>
          </table:table-cell>
          <table:table-cell office:value-type="float" office:value="0.14250000000000002" table:style-name="ce1">
            <text:p>0.1425</text:p>
          </table:table-cell>
          <table:table-cell office:value-type="float" office:value="4.599999999999993E-3" table:style-name="ce1">
            <text:p>0.0046</text:p>
          </table:table-cell>
          <table:table-cell office:value-type="float" office:value="3.1271244051665548" table:style-name="ce1">
            <text:p>3.127124405</text:p>
          </table:table-cell>
          <table:table-cell office:value-type="date" office:date-value="2024-09-02T00:00:00" table:style-name="ce5">
            <text:p>02.09.2024</text:p>
          </table:table-cell>
          <table:table-cell office:value-type="date" office:date-value="2024-09-02T00:00:00" table:style-name="ce5">
            <text:p>02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8H6M20S" table:style-name="ce6">
            <text:p>6:06:2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4.25" table:style-name="ce1">
            <text:p>4.25</text:p>
          </table:table-cell>
          <table:table-cell office:value-type="float" office:value="10329" table:style-name="ce1">
            <text:p>10329</text:p>
          </table:table-cell>
          <table:table-cell office:value-type="float" office:value="10.329000000000001" table:style-name="ce1">
            <text:p>10.329</text:p>
          </table:table-cell>
          <table:table-cell office:value-type="float" office:value="-0.187" table:style-name="ce1">
            <text:p>-0.187</text:p>
          </table:table-cell>
          <table:table-cell office:value-type="float" office:value="-0.46" table:style-name="ce1">
            <text:p>-0.46</text:p>
          </table:table-cell>
          <table:table-cell office:value-type="float" office:value="-0.83" table:style-name="ce1">
            <text:p>-0.83</text:p>
          </table:table-cell>
          <table:table-cell office:value-type="float" office:value="18132.5" table:style-name="ce1">
            <text:p>18132.5</text:p>
          </table:table-cell>
          <table:table-cell office:value-type="float" office:value="105.9" table:style-name="ce1">
            <text:p>105.9</text:p>
          </table:table-cell>
          <table:table-cell office:value-type="float" office:value="105.9" table:style-name="ce1">
            <text:p>105.9</text:p>
          </table:table-cell>
          <table:table-cell office:value-type="float" office:value="13.36" table:style-name="ce1">
            <text:p>13.36</text:p>
          </table:table-cell>
          <table:table-cell office:value-type="float" office:value="347.5" table:style-name="ce1">
            <text:p>347.5</text:p>
          </table:table-cell>
          <table:table-cell office:value-type="float" office:value="-0.26900000000000002" table:style-name="ce1">
            <text:p>-0.269</text:p>
          </table:table-cell>
          <table:table-cell office:value-type="float" office:value="10.39" table:style-name="ce1">
            <text:p>10.39</text:p>
          </table:table-cell>
          <table:table-cell office:value-type="float" office:value="1.039E-2" table:style-name="ce1">
            <text:p>0.01039</text:p>
          </table:table-cell>
          <table:table-cell office:value-type="float" office:value="17939.2" table:style-name="ce1">
            <text:p>17939.2</text:p>
          </table:table-cell>
          <table:table-cell office:value-type="float" office:value="17.9392" table:style-name="ce1">
            <text:p>17.9392</text:p>
          </table:table-cell>
          <table:table-cell office:value-type="float" office:value="1.62" table:style-name="ce1">
            <text:p>1.62</text:p>
          </table:table-cell>
          <table:table-cell office:value-type="float" office:value="1.64" table:style-name="ce1">
            <text:p>1.64</text:p>
          </table:table-cell>
          <table:table-cell office:value-type="float" office:value="11660" table:style-name="ce1">
            <text:p>11660</text:p>
          </table:table-cell>
          <table:table-cell office:value-type="float" office:value="11.66" table:style-name="ce1">
            <text:p>11.66</text:p>
          </table:table-cell>
          <table:table-cell office:value-type="float" office:value="353.61" table:style-name="ce1">
            <text:p>353.6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45" table:style-name="ce1">
            <text:p>6.45</text:p>
          </table:table-cell>
          <table:table-cell office:value-type="float" office:value="-14.7" table:style-name="ce1">
            <text:p>-14.7</text:p>
          </table:table-cell>
          <table:table-cell office:value-type="float" office:value="2.7890000000000001" table:style-name="ce1">
            <text:p>2.789</text:p>
          </table:table-cell>
          <table:table-cell office:value-type="float" office:value="-0.191" table:style-name="ce1">
            <text:p>-0.191</text:p>
          </table:table-cell>
          <table:table-cell office:value-type="float" office:value="4.76" table:style-name="ce1">
            <text:p>4.76</text:p>
          </table:table-cell>
          <table:table-cell table:style-name="ce1"/>
          <table:table-cell office:value-type="string" table:style-name="ce1">
            <text:p>F6_S7_1_DOC_NM_A</text:p>
          </table:table-cell>
          <table:table-cell office:value-type="float" office:value="3.024266323" table:style-name="ce1">
            <text:p>3.024266323</text:p>
          </table:table-cell>
          <table:table-cell office:value-type="float" office:value="0.99595357500000004" table:style-name="ce1">
            <text:p>0.995953575</text:p>
          </table:table-cell>
          <table:table-cell office:value-type="float" office:value="0.33495287400000001" table:style-name="ce1">
            <text:p>0.334952874</text:p>
          </table:table-cell>
          <table:table-cell office:value-type="float" office:value="0.18475301999999999" table:style-name="ce1">
            <text:p>0.18475302</text:p>
          </table:table-cell>
          <table:table-cell office:value-type="float" office:value="0.132597516" table:style-name="ce1">
            <text:p>0.132597516</text:p>
          </table:table-cell>
          <table:table-cell office:value-type="float" office:value="0.13370864800000001" table:style-name="ce1">
            <text:p>0.133708648</text:p>
          </table:table-cell>
          <table:table-cell office:value-type="float" office:value="2.2221266819999999" table:style-name="ce1">
            <text:p>2.222126682</text:p>
          </table:table-cell>
          <table:table-cell office:value-type="float" office:value="-3.2900000000000002E-16" table:style-name="ce1">
            <text:p>-3.29E-16</text:p>
          </table:table-cell>
          <table:table-cell office:value-type="float" office:value="177.3648403" table:style-name="ce1">
            <text:p>177.3648403</text:p>
          </table:table-cell>
          <table:table-cell office:value-type="float" office:value="99.951929480000004" table:style-name="ce1">
            <text:p>99.95192948</text:p>
          </table:table-cell>
          <table:table-cell office:value-type="float" office:value="4.2589681739999996" table:style-name="ce1">
            <text:p>4.258968174</text:p>
          </table:table-cell>
          <table:table-cell office:value-type="float" office:value="34.152000000000001" table:style-name="ce1">
            <text:p>34.152</text:p>
          </table:table-cell>
          <table:table-cell office:value-type="float" office:value="1.4756582000000001E-2" table:style-name="ce1">
            <text:p>0.014756582</text:p>
          </table:table-cell>
          <table:table-cell office:value-type="float" office:value="1.1284466999999999E-2" table:style-name="ce1">
            <text:p>0.011284467</text:p>
          </table:table-cell>
          <table:table-cell office:value-type="float" office:value="1.4339189E-2" table:style-name="ce1">
            <text:p>0.014339189</text:p>
          </table:table-cell>
          <table:table-cell office:value-type="float" office:value="1.3076897860000001" table:style-name="ce1">
            <text:p>1.307689786</text:p>
          </table:table-cell>
          <table:table-cell office:value-type="string" table:style-name="ce1">
            <text:p>F6_S7_1_BDOC_NM_A</text:p>
          </table:table-cell>
          <table:table-cell office:value-type="float" office:value="3.6797562620000002" table:style-name="ce1">
            <text:p>3.679756262</text:p>
          </table:table-cell>
          <table:table-cell office:value-type="float" office:value="0.94612674399999996" table:style-name="ce1">
            <text:p>0.946126744</text:p>
          </table:table-cell>
          <table:table-cell office:value-type="float" office:value="0.36251170100000002" table:style-name="ce1">
            <text:p>0.362511701</text:p>
          </table:table-cell>
          <table:table-cell office:value-type="float" office:value="7.6984477999999995E-2" table:style-name="ce1">
            <text:p>0.076984478</text:p>
          </table:table-cell>
          <table:table-cell office:value-type="float" office:value="0.13785920700000001" table:style-name="ce1">
            <text:p>0.137859207</text:p>
          </table:table-cell>
          <table:table-cell office:value-type="float" office:value="0.12013579200000001" table:style-name="ce1">
            <text:p>0.120135792</text:p>
          </table:table-cell>
          <table:table-cell office:value-type="float" office:value="1.7006895660000001" table:style-name="ce1">
            <text:p>1.700689566</text:p>
          </table:table-cell>
          <table:table-cell office:value-type="float" office:value="2.3447659999999999E-3" table:style-name="ce1">
            <text:p>0.002344766</text:p>
          </table:table-cell>
          <table:table-cell office:value-type="float" office:value="162.34869610000001" table:style-name="ce1">
            <text:p>162.3486961</text:p>
          </table:table-cell>
          <table:table-cell office:value-type="float" office:value="91.221842570000007" table:style-name="ce1">
            <text:p>91.22184257</text:p>
          </table:table-cell>
          <table:table-cell office:value-type="float" office:value="4.296483705" table:style-name="ce1">
            <text:p>4.296483705</text:p>
          </table:table-cell>
          <table:table-cell office:value-type="float" office:value="31.752136749999998" table:style-name="ce1">
            <text:p>31.75213675</text:p>
          </table:table-cell>
          <table:table-cell office:value-type="float" office:value="1.4849474999999999E-2" table:style-name="ce1">
            <text:p>0.014849475</text:p>
          </table:table-cell>
          <table:table-cell office:value-type="float" office:value="1.1529697E-2" table:style-name="ce1">
            <text:p>0.011529697</text:p>
          </table:table-cell>
          <table:table-cell office:value-type="float" office:value="1.4393158E-2" table:style-name="ce1">
            <text:p>0.014393158</text:p>
          </table:table-cell>
          <table:table-cell office:value-type="float" office:value="1.2879327759999999" table:style-name="ce1">
            <text:p>1.287932776</text:p>
          </table:table-cell>
          <table:table-cell office:value-type="string" table:style-name="ce1">
            <text:p>F6_S7_1_DOC_NM_A</text:p>
          </table:table-cell>
          <table:table-cell office:value-type="float" office:value="2.5283470380903399" table:style-name="ce1">
            <text:p>2.528347038</text:p>
          </table:table-cell>
          <table:table-cell office:value-type="float" office:value="1.6665542517221501" table:style-name="ce1">
            <text:p>1.666554252</text:p>
          </table:table-cell>
          <table:table-cell office:value-type="float" office:value="2.1734441815599101" table:style-name="ce1">
            <text:p>2.173444182</text:p>
          </table:table-cell>
          <table:table-cell office:value-type="float" office:value="0.61954498257328905" table:style-name="ce1">
            <text:p>0.619544983</text:p>
          </table:table-cell>
          <table:table-cell office:value-type="float" office:value="0" table:style-name="ce1">
            <text:p>0</text:p>
          </table:table-cell>
          <table:table-cell office:value-type="float" office:value="0.36181835630561682" table:style-name="ce1">
            <text:p>0.361818356</text:p>
          </table:table-cell>
          <table:table-cell office:value-type="float" office:value="0.23849175408597537" table:style-name="ce1">
            <text:p>0.238491754</text:p>
          </table:table-cell>
          <table:table-cell office:value-type="float" office:value="0.31103008781894714" table:style-name="ce1">
            <text:p>0.311030088</text:p>
          </table:table-cell>
          <table:table-cell office:value-type="float" office:value="8.865980178946066E-2" table:style-name="ce1">
            <text:p>0.0886598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7_1_BDOC_NM_A</text:p>
          </table:table-cell>
          <table:table-cell office:value-type="float" office:value="2.3494814123552898" table:style-name="ce1">
            <text:p>2.349481412</text:p>
          </table:table-cell>
          <table:table-cell office:value-type="float" office:value="1.46836045339341" table:style-name="ce1">
            <text:p>1.468360453</text:p>
          </table:table-cell>
          <table:table-cell office:value-type="float" office:value="1.7389741198670701" table:style-name="ce1">
            <text:p>1.73897412</text:p>
          </table:table-cell>
          <table:table-cell office:value-type="float" office:value="0.56024772285955005" table:style-name="ce1">
            <text:p>0.560247723</text:p>
          </table:table-cell>
          <table:table-cell office:value-type="float" office:value="4.2372719592877403E-2" table:style-name="ce1">
            <text:p>0.04237272</text:p>
          </table:table-cell>
          <table:table-cell office:value-type="float" office:value="0.38144421811853407" table:style-name="ce1">
            <text:p>0.381444218</text:p>
          </table:table-cell>
          <table:table-cell office:value-type="float" office:value="0.23839201370797106" table:style-name="ce1">
            <text:p>0.238392014</text:p>
          </table:table-cell>
          <table:table-cell office:value-type="float" office:value="0.28232682326952269" table:style-name="ce1">
            <text:p>0.282326823</text:p>
          </table:table-cell>
          <table:table-cell office:value-type="float" office:value="9.0957627276829003E-2" table:style-name="ce1">
            <text:p>0.090957627</text:p>
          </table:table-cell>
          <table:table-cell office:value-type="float" office:value="6.8793176271431849E-3" table:style-name="ce1">
            <text:p>0.006879318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16.70000076293945" table:style-name="ce1">
            <text:p>16.70000076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10.80000019073486" table:style-name="ce1">
            <text:p>10.80000019</text:p>
          </table:table-cell>
          <table:table-cell office:value-type="float" office:value="83" table:style-name="ce1">
            <text:p>83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WSW<text:s text:c="5"/>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9.5" table:style-name="ce1">
            <text:p>9.5</text:p>
          </table:table-cell>
          <table:table-cell office:value-type="float" office:value="1002.200012207031" table:style-name="ce1">
            <text:p>1002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7_1_DOC_NM_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date" office:date-value="2024-07-27T00:00:00" table:style-name="ce5">
            <text:p>27.07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15809999999999999" table:style-name="ce1">
            <text:p>0.1581</text:p>
          </table:table-cell>
          <table:table-cell table:style-name="ce1"/>
          <table:table-cell office:value-type="string" table:style-name="ce1">
            <text:p>F6_S7_1_BDOC_NM_B</text:p>
          </table:table-cell>
          <table:table-cell office:value-type="float" office:value="0.1167" table:style-name="ce1">
            <text:p>0.1167</text:p>
          </table:table-cell>
          <table:table-cell table:number-columns-repeated="3" table:style-name="ce1"/>
          <table:table-cell office:value-type="date" office:date-value="2024-09-03T00:00:00" table:style-name="ce5">
            <text:p>03.09.2024</text:p>
          </table:table-cell>
          <table:table-cell office:value-type="date" office:date-value="2024-09-03T00:00:00" table:style-name="ce5">
            <text:p>03.09.2024</text:p>
          </table:table-cell>
          <table:table-cell table:number-columns-repeated="2" table:style-name="ce1"/>
          <table:table-cell office:value-type="date" office:date-value="2024-07-27T00:00:00" table:style-name="ce5">
            <text:p>27.07.2024</text:p>
          </table:table-cell>
          <table:table-cell office:value-type="time" office:time-value="PT18H6M20S" table:style-name="ce6">
            <text:p>6:06:20 P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4.25" table:style-name="ce1">
            <text:p>4.25</text:p>
          </table:table-cell>
          <table:table-cell office:value-type="float" office:value="10329" table:style-name="ce1">
            <text:p>10329</text:p>
          </table:table-cell>
          <table:table-cell office:value-type="float" office:value="10.329000000000001" table:style-name="ce1">
            <text:p>10.329</text:p>
          </table:table-cell>
          <table:table-cell office:value-type="float" office:value="-0.187" table:style-name="ce1">
            <text:p>-0.187</text:p>
          </table:table-cell>
          <table:table-cell office:value-type="float" office:value="-0.46" table:style-name="ce1">
            <text:p>-0.46</text:p>
          </table:table-cell>
          <table:table-cell office:value-type="float" office:value="-0.83" table:style-name="ce1">
            <text:p>-0.83</text:p>
          </table:table-cell>
          <table:table-cell office:value-type="float" office:value="18132.5" table:style-name="ce1">
            <text:p>18132.5</text:p>
          </table:table-cell>
          <table:table-cell office:value-type="float" office:value="105.9" table:style-name="ce1">
            <text:p>105.9</text:p>
          </table:table-cell>
          <table:table-cell office:value-type="float" office:value="105.9" table:style-name="ce1">
            <text:p>105.9</text:p>
          </table:table-cell>
          <table:table-cell office:value-type="float" office:value="13.36" table:style-name="ce1">
            <text:p>13.36</text:p>
          </table:table-cell>
          <table:table-cell office:value-type="float" office:value="347.5" table:style-name="ce1">
            <text:p>347.5</text:p>
          </table:table-cell>
          <table:table-cell office:value-type="float" office:value="-0.26900000000000002" table:style-name="ce1">
            <text:p>-0.269</text:p>
          </table:table-cell>
          <table:table-cell office:value-type="float" office:value="10.39" table:style-name="ce1">
            <text:p>10.39</text:p>
          </table:table-cell>
          <table:table-cell office:value-type="float" office:value="1.039E-2" table:style-name="ce1">
            <text:p>0.01039</text:p>
          </table:table-cell>
          <table:table-cell office:value-type="float" office:value="17939.2" table:style-name="ce1">
            <text:p>17939.2</text:p>
          </table:table-cell>
          <table:table-cell office:value-type="float" office:value="17.9392" table:style-name="ce1">
            <text:p>17.9392</text:p>
          </table:table-cell>
          <table:table-cell office:value-type="float" office:value="1.62" table:style-name="ce1">
            <text:p>1.62</text:p>
          </table:table-cell>
          <table:table-cell office:value-type="float" office:value="1.64" table:style-name="ce1">
            <text:p>1.64</text:p>
          </table:table-cell>
          <table:table-cell office:value-type="float" office:value="11660" table:style-name="ce1">
            <text:p>11660</text:p>
          </table:table-cell>
          <table:table-cell office:value-type="float" office:value="11.66" table:style-name="ce1">
            <text:p>11.66</text:p>
          </table:table-cell>
          <table:table-cell office:value-type="float" office:value="353.61" table:style-name="ce1">
            <text:p>353.6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45" table:style-name="ce1">
            <text:p>6.45</text:p>
          </table:table-cell>
          <table:table-cell office:value-type="float" office:value="-14.7" table:style-name="ce1">
            <text:p>-14.7</text:p>
          </table:table-cell>
          <table:table-cell office:value-type="float" office:value="2.7890000000000001" table:style-name="ce1">
            <text:p>2.789</text:p>
          </table:table-cell>
          <table:table-cell office:value-type="float" office:value="-0.191" table:style-name="ce1">
            <text:p>-0.191</text:p>
          </table:table-cell>
          <table:table-cell office:value-type="float" office:value="4.76" table:style-name="ce1">
            <text:p>4.76</text:p>
          </table:table-cell>
          <table:table-cell table:style-name="ce1"/>
          <table:table-cell office:value-type="string" table:style-name="ce1">
            <text:p>F6_S7_1_DOC_NM_B</text:p>
          </table:table-cell>
          <table:table-cell office:value-type="float" office:value="3.766758555" table:style-name="ce1">
            <text:p>3.766758555</text:p>
          </table:table-cell>
          <table:table-cell office:value-type="float" office:value="0.98023795899999999" table:style-name="ce1">
            <text:p>0.980237959</text:p>
          </table:table-cell>
          <table:table-cell office:value-type="float" office:value="0.28014885099999998" table:style-name="ce1">
            <text:p>0.280148851</text:p>
          </table:table-cell>
          <table:table-cell office:value-type="float" office:value="6.4986444000000004E-2" table:style-name="ce1">
            <text:p>0.064986444</text:p>
          </table:table-cell>
          <table:table-cell office:value-type="float" office:value="0.140507928" table:style-name="ce1">
            <text:p>0.140507928</text:p>
          </table:table-cell>
          <table:table-cell office:value-type="float" office:value="0.12325663100000001" table:style-name="ce1">
            <text:p>0.123256631</text:p>
          </table:table-cell>
          <table:table-cell office:value-type="float" office:value="1.7642756719999999" table:style-name="ce1">
            <text:p>1.764275672</text:p>
          </table:table-cell>
          <table:table-cell office:value-type="float" office:value="-8.5799999999999996E-17" table:style-name="ce1">
            <text:p>-8.58E-17</text:p>
          </table:table-cell>
          <table:table-cell office:value-type="float" office:value="172.0491581" table:style-name="ce1">
            <text:p>172.0491581</text:p>
          </table:table-cell>
          <table:table-cell office:value-type="float" office:value="96.754625610000005" table:style-name="ce1">
            <text:p>96.75462561</text:p>
          </table:table-cell>
          <table:table-cell office:value-type="float" office:value="4.2864406779999999" table:style-name="ce1">
            <text:p>4.286440678</text:p>
          </table:table-cell>
          <table:table-cell office:value-type="float" office:value="69.5" table:style-name="ce1">
            <text:p>69.5</text:p>
          </table:table-cell>
          <table:table-cell office:value-type="float" office:value="1.4830571000000001E-2" table:style-name="ce1">
            <text:p>0.014830571</text:p>
          </table:table-cell>
          <table:table-cell office:value-type="float" office:value="1.1622079E-2" table:style-name="ce1">
            <text:p>0.011622079</text:p>
          </table:table-cell>
          <table:table-cell office:value-type="float" office:value="1.437285E-2" table:style-name="ce1">
            <text:p>0.01437285</text:p>
          </table:table-cell>
          <table:table-cell office:value-type="float" office:value="1.2760686960000001" table:style-name="ce1">
            <text:p>1.276068696</text:p>
          </table:table-cell>
          <table:table-cell office:value-type="string" table:style-name="ce1">
            <text:p>F6_S7_1_BDOC_NM_B</text:p>
          </table:table-cell>
          <table:table-cell office:value-type="float" office:value="3.5749129239999999" table:style-name="ce1">
            <text:p>3.574912924</text:p>
          </table:table-cell>
          <table:table-cell office:value-type="float" office:value="1.0906269230000001" table:style-name="ce1">
            <text:p>1.090626923</text:p>
          </table:table-cell>
          <table:table-cell office:value-type="float" office:value="0.27723500299999998" table:style-name="ce1">
            <text:p>0.277235003</text:p>
          </table:table-cell>
          <table:table-cell office:value-type="float" office:value="4.4319183999999998E-2" table:style-name="ce1">
            <text:p>0.044319184</text:p>
          </table:table-cell>
          <table:table-cell office:value-type="float" office:value="0.124955486" table:style-name="ce1">
            <text:p>0.124955486</text:p>
          </table:table-cell>
          <table:table-cell office:value-type="float" office:value="0.119221245" table:style-name="ce1">
            <text:p>0.119221245</text:p>
          </table:table-cell>
          <table:table-cell office:value-type="float" office:value="2.3665635730000001" table:style-name="ce1">
            <text:p>2.366563573</text:p>
          </table:table-cell>
          <table:table-cell office:value-type="float" office:value="1.435289E-3" table:style-name="ce1">
            <text:p>0.001435289</text:p>
          </table:table-cell>
          <table:table-cell office:value-type="float" office:value="168.6797086" table:style-name="ce1">
            <text:p>168.6797086</text:p>
          </table:table-cell>
          <table:table-cell office:value-type="float" office:value="93.339124389999995" table:style-name="ce1">
            <text:p>93.33912439</text:p>
          </table:table-cell>
          <table:table-cell office:value-type="float" office:value="4.4775190690000004" table:style-name="ce1">
            <text:p>4.477519069</text:p>
          </table:table-cell>
          <table:table-cell office:value-type="float" office:value="58.34615385" table:style-name="ce1">
            <text:p>58.34615385</text:p>
          </table:table-cell>
          <table:table-cell office:value-type="float" office:value="1.5289473E-2" table:style-name="ce1">
            <text:p>0.015289473</text:p>
          </table:table-cell>
          <table:table-cell office:value-type="float" office:value="1.1935223999999999E-2" table:style-name="ce1">
            <text:p>0.011935224</text:p>
          </table:table-cell>
          <table:table-cell office:value-type="float" office:value="1.4930097E-2" table:style-name="ce1">
            <text:p>0.014930097</text:p>
          </table:table-cell>
          <table:table-cell office:value-type="float" office:value="1.2810377799999999" table:style-name="ce1">
            <text:p>1.28103778</text:p>
          </table:table-cell>
          <table:table-cell office:value-type="string" table:style-name="ce1">
            <text:p>F6_S7_1_DOC_NM_B</text:p>
          </table:table-cell>
          <table:table-cell office:value-type="float" office:value="0.95792080220860598" table:style-name="ce1">
            <text:p>0.957920802</text:p>
          </table:table-cell>
          <table:table-cell office:value-type="float" office:value="0.85043444275677504" table:style-name="ce1">
            <text:p>0.850434443</text:p>
          </table:table-cell>
          <table:table-cell office:value-type="float" office:value="0.49310200548737898" table:style-name="ce1">
            <text:p>0.493102005</text:p>
          </table:table-cell>
          <table:table-cell office:value-type="float" office:value="0.45109444227364198" table:style-name="ce1">
            <text:p>0.451094442</text:p>
          </table:table-cell>
          <table:table-cell office:value-type="float" office:value="1.5738540836021601E-2" table:style-name="ce1">
            <text:p>0.015738541</text:p>
          </table:table-cell>
          <table:table-cell office:value-type="float" office:value="0.34603337128270995" table:style-name="ce1">
            <text:p>0.346033371</text:p>
          </table:table-cell>
          <table:table-cell office:value-type="float" office:value="0.3072056652319935" table:style-name="ce1">
            <text:p>0.307205665</text:p>
          </table:table-cell>
          <table:table-cell office:value-type="float" office:value="0.17812511112782486" table:style-name="ce1">
            <text:p>0.178125111</text:p>
          </table:table-cell>
          <table:table-cell office:value-type="float" office:value="0.16295055944807604" table:style-name="ce1">
            <text:p>0.162950559</text:p>
          </table:table-cell>
          <table:table-cell office:value-type="float" office:value="5.6852929093956237E-3" table:style-name="ce1">
            <text:p>0.005685293</text:p>
          </table:table-cell>
          <table:table-cell office:value-type="string" table:style-name="ce1">
            <text:p>F6_S7_1_BDOC_NM_B</text:p>
          </table:table-cell>
          <table:table-cell office:value-type="float" office:value="0.95645713468969895" table:style-name="ce1">
            <text:p>0.956457135</text:p>
          </table:table-cell>
          <table:table-cell office:value-type="float" office:value="0.80080197183095903" table:style-name="ce1">
            <text:p>0.800801972</text:p>
          </table:table-cell>
          <table:table-cell office:value-type="float" office:value="0.52955810686575899" table:style-name="ce1">
            <text:p>0.529558107</text:p>
          </table:table-cell>
          <table:table-cell office:value-type="float" office:value="0.41372895336564902" table:style-name="ce1">
            <text:p>0.413728953</text:p>
          </table:table-cell>
          <table:table-cell office:value-type="float" office:value="7.5641149649810502E-3" table:style-name="ce1">
            <text:p>0.007564115</text:p>
          </table:table-cell>
          <table:table-cell office:value-type="float" office:value="0.35318249081173608" table:style-name="ce1">
            <text:p>0.353182491</text:p>
          </table:table-cell>
          <table:table-cell office:value-type="float" office:value="0.29570508159779207" table:style-name="ce1">
            <text:p>0.295705082</text:p>
          </table:table-cell>
          <table:table-cell office:value-type="float" office:value="0.19554525177239038" table:style-name="ce1">
            <text:p>0.195545252</text:p>
          </table:table-cell>
          <table:table-cell office:value-type="float" office:value="0.15277404179542084" table:style-name="ce1">
            <text:p>0.152774042</text:p>
          </table:table-cell>
          <table:table-cell office:value-type="float" office:value="2.7931340226606677E-3" table:style-name="ce1">
            <text:p>0.002793134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16.70000076293945" table:style-name="ce1">
            <text:p>16.70000076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10.80000019073486" table:style-name="ce1">
            <text:p>10.80000019</text:p>
          </table:table-cell>
          <table:table-cell office:value-type="float" office:value="83" table:style-name="ce1">
            <text:p>83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WSW<text:s text:c="5"/>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9.5" table:style-name="ce1">
            <text:p>9.5</text:p>
          </table:table-cell>
          <table:table-cell office:value-type="float" office:value="1002.200012207031" table:style-name="ce1">
            <text:p>1002.20001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ICE_1_DOC_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date" office:date-value="2024-07-29T00:00:00" table:style-name="ce5">
            <text:p>29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0.28360000000000002" table:style-name="ce1">
            <text:p>0.2836</text:p>
          </table:table-cell>
          <table:table-cell office:value-type="float" office:value="0.25700000000000001" table:style-name="ce1">
            <text:p>0.257</text:p>
          </table:table-cell>
          <table:table-cell office:value-type="string" table:style-name="ce1">
            <text:p>F6_ICE_1_BDOC_A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1_DOC_A</text:p>
          </table:table-cell>
          <table:table-cell office:value-type="float" office:value="0" table:style-name="ce1">
            <text:p>0</text:p>
          </table:table-cell>
          <table:table-cell office:value-type="float" office:value="2.9066617999999999E-2" table:style-name="ce1">
            <text:p>0.029066618</text:p>
          </table:table-cell>
          <table:table-cell office:value-type="float" office:value="1.7357303000000001E-2" table:style-name="ce1">
            <text:p>0.017357303</text:p>
          </table:table-cell>
          <table:table-cell office:value-type="string" table:style-name="ce1">
            <text:p>2.44E-19</text:p>
          </table:table-cell>
          <table:table-cell office:value-type="float" office:value="1.0044679999999999E-3" table:style-name="ce1">
            <text:p>0.001004468</text:p>
          </table:table-cell>
          <table:table-cell office:value-type="string" table:style-name="ce1">
            <text:p>3.18E-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2.43E-1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ICE_1_BDOC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1_DOC_A</text:p>
          </table:table-cell>
          <table:table-cell office:value-type="float" office:value="1.07319029260301E-2" table:style-name="ce1">
            <text:p>0.010731903</text:p>
          </table:table-cell>
          <table:table-cell office:value-type="float" office:value="0" table:style-name="ce1">
            <text:p>0</text:p>
          </table:table-cell>
          <table:table-cell office:value-type="float" office:value="4.9937083797458098E-3" table:style-name="ce1">
            <text:p>0.004993708</text:p>
          </table:table-cell>
          <table:table-cell office:value-type="float" office:value="2.91468693081056E-4" table:style-name="ce1">
            <text:p>0.000291469</text:p>
          </table:table-cell>
          <table:table-cell office:value-type="float" office:value="3.2026601295535403E-2" table:style-name="ce1">
            <text:p>0.032026601</text:p>
          </table:table-cell>
          <table:table-cell office:value-type="float" office:value="0.22337803092709135" table:style-name="ce1">
            <text:p>0.223378031</text:p>
          </table:table-cell>
          <table:table-cell office:value-type="float" office:value="0" table:style-name="ce1">
            <text:p>0</text:p>
          </table:table-cell>
          <table:table-cell office:value-type="float" office:value="0.10394100212984038" table:style-name="ce1">
            <text:p>0.103941002</text:p>
          </table:table-cell>
          <table:table-cell office:value-type="float" office:value="6.0667435389693183E-3" table:style-name="ce1">
            <text:p>0.006066744</text:p>
          </table:table-cell>
          <table:table-cell office:value-type="float" office:value="0.66661422340409893" table:style-name="ce1">
            <text:p>0.666614223</text:p>
          </table:table-cell>
          <table:table-cell office:value-type="string" table:style-name="ce1">
            <text:p>F6_ICE_1_BDOC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table:number-columns-repeated="16270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ICE_1_DOC_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date" office:date-value="2024-07-29T00:00:00" table:style-name="ce5">
            <text:p>29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0.23039999999999999" table:style-name="ce1">
            <text:p>0.2304</text:p>
          </table:table-cell>
          <table:table-cell table:style-name="ce1"/>
          <table:table-cell office:value-type="string" table:style-name="ce1">
            <text:p>F6_ICE_1_BDOC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1_DOC_B</text:p>
          </table:table-cell>
          <table:table-cell office:value-type="string" table:style-name="ce1">
            <text:p>8.32097E+15</text:p>
          </table:table-cell>
          <table:table-cell office:value-type="float" office:value="2.4660129999999999E-2" table:style-name="ce1">
            <text:p>0.02466013</text:p>
          </table:table-cell>
          <table:table-cell office:value-type="float" office:value="3.9516057E-2" table:style-name="ce1">
            <text:p>0.039516057</text:p>
          </table:table-cell>
          <table:table-cell office:value-type="float" office:value="-1.6899999999999999E-21" table:style-name="ce1">
            <text:p>-1.69E-21</text:p>
          </table:table-cell>
          <table:table-cell office:value-type="float" office:value="2.1856480000000001E-3" table:style-name="ce1">
            <text:p>0.002185648</text:p>
          </table:table-cell>
          <table:table-cell office:value-type="string" table:style-name="ce1">
            <text:p>1.69E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ICE_1_BDOC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1_DOC_B</text:p>
          </table:table-cell>
          <table:table-cell office:value-type="float" office:value="7.4630295631164202E-3" table:style-name="ce1">
            <text:p>0.00746303</text:p>
          </table:table-cell>
          <table:table-cell office:value-type="float" office:value="0" table:style-name="ce1">
            <text:p>0</text:p>
          </table:table-cell>
          <table:table-cell office:value-type="float" office:value="2.46053535116625E-3" table:style-name="ce1">
            <text:p>0.002460535</text:p>
          </table:table-cell>
          <table:table-cell office:value-type="float" office:value="1.2648288230872299E-4" table:style-name="ce1">
            <text:p>0.000126483</text:p>
          </table:table-cell>
          <table:table-cell office:value-type="float" office:value="3.8028154490665003E-2" table:style-name="ce1">
            <text:p>0.038028154</text:p>
          </table:table-cell>
          <table:table-cell office:value-type="float" office:value="0.15522688470185519" table:style-name="ce1">
            <text:p>0.155226885</text:p>
          </table:table-cell>
          <table:table-cell office:value-type="float" office:value="0" table:style-name="ce1">
            <text:p>0</text:p>
          </table:table-cell>
          <table:table-cell office:value-type="float" office:value="5.117777358781235E-2" table:style-name="ce1">
            <text:p>0.051177774</text:p>
          </table:table-cell>
          <table:table-cell office:value-type="float" office:value="2.630773953506338E-3" table:style-name="ce1">
            <text:p>0.002630774</text:p>
          </table:table-cell>
          <table:table-cell office:value-type="float" office:value="0.790964567756826" table:style-name="ce1">
            <text:p>0.790964568</text:p>
          </table:table-cell>
          <table:table-cell office:value-type="string" table:style-name="ce1">
            <text:p>F6_ICE_1_BDOC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table:number-columns-repeated="16270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UP_1_DOC_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date" office:date-value="2024-07-29T00:00:00" table:style-name="ce5">
            <text:p>29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0.12609999999999999" table:style-name="ce1">
            <text:p>0.1261</text:p>
          </table:table-cell>
          <table:table-cell office:value-type="float" office:value="0.13674999999999998" table:style-name="ce1">
            <text:p>0.13675</text:p>
          </table:table-cell>
          <table:table-cell office:value-type="string" table:style-name="ce1">
            <text:p>F6_SUP_1_BDOC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1_DOC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.96E-21</text:p>
          </table:table-cell>
          <table:table-cell office:value-type="string" table:style-name="ce1">
            <text:p>5.42E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SUP_1_BDOC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1_DOC_B</text:p>
          </table:table-cell>
          <table:table-cell office:value-type="float" office:value="3.1376451591740699E-5" table:style-name="ce1">
            <text:p>3.13765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8134755183147E-4" table:style-name="ce1">
            <text:p>0.000298135</text:p>
          </table:table-cell>
          <table:table-cell office:value-type="float" office:value="3.8293517629593899E-4" table:style-name="ce1">
            <text:p>0.000382935</text:p>
          </table:table-cell>
          <table:table-cell office:value-type="float" office:value="4.4040439164699172E-2" table:style-name="ce1">
            <text:p>0.044040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846623446680964" table:style-name="ce1">
            <text:p>0.418466234</text:p>
          </table:table-cell>
          <table:table-cell office:value-type="float" office:value="0.53749332636849134" table:style-name="ce1">
            <text:p>0.537493326</text:p>
          </table:table-cell>
          <table:table-cell office:value-type="string" table:style-name="ce1">
            <text:p>F6_SUP_1_BDOC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table:number-columns-repeated="16270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6_SUP_1_DOC_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date" office:date-value="2024-07-29T00:00:00" table:style-name="ce5">
            <text:p>29.07.2024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table:style-name="ce1"/>
          <table:table-cell office:value-type="string" table:style-name="ce1">
            <text:p>F6_SUP_1_BDOC_A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1_DOC_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2.65E-23</text:p>
          </table:table-cell>
          <table:table-cell office:value-type="string" table:style-name="ce1">
            <text:p>2.65E-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F6_SUP_1_BDOC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1_DOC_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233497819800499E-6" table:style-name="ce1">
            <text:p>3.62335E-06</text:p>
          </table:table-cell>
          <table:table-cell office:value-type="float" office:value="1.38605485792741E-4" table:style-name="ce1">
            <text:p>0.000138605</text:p>
          </table:table-cell>
          <table:table-cell office:value-type="float" office:value="8.8849594836338099E-4" table:style-name="ce1">
            <text:p>0.000888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153416687394236E-3" table:style-name="ce1">
            <text:p>0.003515342</text:p>
          </table:table-cell>
          <table:table-cell office:value-type="float" office:value="0.13447380712353632" table:style-name="ce1">
            <text:p>0.134473807</text:p>
          </table:table-cell>
          <table:table-cell office:value-type="float" office:value="0.86201085120772414" table:style-name="ce1">
            <text:p>0.862010851</text:p>
          </table:table-cell>
          <table:table-cell office:value-type="string" table:style-name="ce1">
            <text:p>F6_SUP_1_BDOC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7" table:style-name="ce1">
            <text:p>7</text:p>
          </table:table-cell>
          <table:table-cell table:number-columns-repeated="16270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1_2_DOC_V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5181" table:style-name="ce1">
            <text:p>0.5181</text:p>
          </table:table-cell>
          <table:table-cell office:value-type="float" office:value="0.38275000000000003" table:style-name="ce1">
            <text:p>0.38275</text:p>
          </table:table-cell>
          <table:table-cell office:value-type="string" table:style-name="ce1">
            <text:p>F6_S1_2_BDOC_VM_A</text:p>
          </table:table-cell>
          <table:table-cell office:value-type="float" office:value="0.26440000000000002" table:style-name="ce1">
            <text:p>0.2644</text:p>
          </table:table-cell>
          <table:table-cell office:value-type="float" office:value="0.24704999999999999" table:style-name="ce1">
            <text:p>0.24705</text:p>
          </table:table-cell>
          <table:table-cell office:value-type="float" office:value="0.13570000000000004" table:style-name="ce1">
            <text:p>0.1357</text:p>
          </table:table-cell>
          <table:table-cell office:value-type="float" office:value="35.45395166557806" table:style-name="ce1">
            <text:p>35.45395167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2_DOC_VM_A</text:p>
          </table:table-cell>
          <table:table-cell office:value-type="float" office:value="3.5747578452104301" table:style-name="ce1">
            <text:p>3.574757845</text:p>
          </table:table-cell>
          <table:table-cell office:value-type="float" office:value="0.51386447146471403" table:style-name="ce1">
            <text:p>0.513864471</text:p>
          </table:table-cell>
          <table:table-cell office:value-type="float" office:value="0.45253192867176001" table:style-name="ce1">
            <text:p>0.452531929</text:p>
          </table:table-cell>
          <table:table-cell office:value-type="float" office:value="6.7484707105961703E-2" table:style-name="ce1">
            <text:p>0.067484707</text:p>
          </table:table-cell>
          <table:table-cell office:value-type="float" office:value="9.2950329728779493E-2" table:style-name="ce1">
            <text:p>0.09295033</text:p>
          </table:table-cell>
          <table:table-cell office:value-type="float" office:value="6.2101136300654503E-2" table:style-name="ce1">
            <text:p>0.062101136</text:p>
          </table:table-cell>
          <table:table-cell office:value-type="float" office:value="3.8638676421434099" table:style-name="ce1">
            <text:p>3.863867642</text:p>
          </table:table-cell>
          <table:table-cell office:value-type="float" office:value="1.7597576001634901E-2" table:style-name="ce1">
            <text:p>0.017597576</text:p>
          </table:table-cell>
          <table:table-cell office:value-type="float" office:value="81.481907626507905" table:style-name="ce1">
            <text:p>81.48190763</text:p>
          </table:table-cell>
          <table:table-cell office:value-type="float" office:value="48.739147604132498" table:style-name="ce1">
            <text:p>48.7391476</text:p>
          </table:table-cell>
          <table:table-cell office:value-type="float" office:value="3.7589405955409299" table:style-name="ce1">
            <text:p>3.758940596</text:p>
          </table:table-cell>
          <table:table-cell office:value-type="float" office:value="23.291262135922299" table:style-name="ce1">
            <text:p>23.29126214</text:p>
          </table:table-cell>
          <table:table-cell office:value-type="float" office:value="1.3261383391479401E-2" table:style-name="ce1">
            <text:p>0.013261383</text:p>
          </table:table-cell>
          <table:table-cell office:value-type="float" office:value="1.07265025784248E-2" table:style-name="ce1">
            <text:p>0.010726503</text:p>
          </table:table-cell>
          <table:table-cell office:value-type="float" office:value="1.2675109283315E-2" table:style-name="ce1">
            <text:p>0.012675109</text:p>
          </table:table-cell>
          <table:table-cell office:value-type="float" office:value="1.23631941488116" table:style-name="ce1">
            <text:p>1.236319415</text:p>
          </table:table-cell>
          <table:table-cell office:value-type="string" table:style-name="ce1">
            <text:p>F6_S1_2_BDOC_VM_A</text:p>
          </table:table-cell>
          <table:table-cell office:value-type="float" office:value="2.65391282234514" table:style-name="ce1">
            <text:p>2.653912822</text:p>
          </table:table-cell>
          <table:table-cell office:value-type="float" office:value="0.229347051808901" table:style-name="ce1">
            <text:p>0.229347052</text:p>
          </table:table-cell>
          <table:table-cell office:value-type="float" office:value="0.23444939604672799" table:style-name="ce1">
            <text:p>0.234449396</text:p>
          </table:table-cell>
          <table:table-cell office:value-type="float" office:value="2.2628116315615902E-2" table:style-name="ce1">
            <text:p>0.022628116</text:p>
          </table:table-cell>
          <table:table-cell office:value-type="float" office:value="8.1634753449151304E-2" table:style-name="ce1">
            <text:p>0.081634753</text:p>
          </table:table-cell>
          <table:table-cell office:value-type="float" office:value="4.7946246794012402E-2" table:style-name="ce1">
            <text:p>0.047946247</text:p>
          </table:table-cell>
          <table:table-cell office:value-type="float" office:value="2.5298277697504798" table:style-name="ce1">
            <text:p>2.52982777</text:p>
          </table:table-cell>
          <table:table-cell office:value-type="float" office:value="1.87719897402156E-2" table:style-name="ce1">
            <text:p>0.01877199</text:p>
          </table:table-cell>
          <table:table-cell office:value-type="float" office:value="65.921914743327605" table:style-name="ce1">
            <text:p>65.92191474</text:p>
          </table:table-cell>
          <table:table-cell office:value-type="float" office:value="39.188901813666803" table:style-name="ce1">
            <text:p>39.18890181</text:p>
          </table:table-cell>
          <table:table-cell office:value-type="float" office:value="3.8788494507587798" table:style-name="ce1">
            <text:p>3.878849451</text:p>
          </table:table-cell>
          <table:table-cell office:value-type="float" office:value="26.521531100478501" table:style-name="ce1">
            <text:p>26.5215311</text:p>
          </table:table-cell>
          <table:table-cell office:value-type="float" office:value="1.3359433324821699E-2" table:style-name="ce1">
            <text:p>0.013359433</text:p>
          </table:table-cell>
          <table:table-cell office:value-type="float" office:value="1.1022581771696099E-2" table:style-name="ce1">
            <text:p>0.011022582</text:p>
          </table:table-cell>
          <table:table-cell office:value-type="float" office:value="1.2992660072011299E-2" table:style-name="ce1">
            <text:p>0.01299266</text:p>
          </table:table-cell>
          <table:table-cell office:value-type="float" office:value="1.2120058259967801" table:style-name="ce1">
            <text:p>1.212005826</text:p>
          </table:table-cell>
          <table:table-cell office:value-type="string" table:style-name="ce1">
            <text:p>F6_S1_2_DOC_VM_A</text:p>
          </table:table-cell>
          <table:table-cell office:value-type="float" office:value="0.96652814493236205" table:style-name="ce1">
            <text:p>0.966528145</text:p>
          </table:table-cell>
          <table:table-cell office:value-type="float" office:value="0.56464161918232003" table:style-name="ce1">
            <text:p>0.564641619</text:p>
          </table:table-cell>
          <table:table-cell office:value-type="float" office:value="0.99721476635574102" table:style-name="ce1">
            <text:p>0.997214766</text:p>
          </table:table-cell>
          <table:table-cell office:value-type="float" office:value="0.26142346960822899" table:style-name="ce1">
            <text:p>0.26142347</text:p>
          </table:table-cell>
          <table:table-cell office:value-type="float" office:value="0.254174525137771" table:style-name="ce1">
            <text:p>0.254174525</text:p>
          </table:table-cell>
          <table:table-cell office:value-type="float" office:value="0.3175209242909971" table:style-name="ce1">
            <text:p>0.317520924</text:p>
          </table:table-cell>
          <table:table-cell office:value-type="float" office:value="0.18549436946658385" table:style-name="ce1">
            <text:p>0.185494369</text:p>
          </table:table-cell>
          <table:table-cell office:value-type="float" office:value="0.32760200102818937" table:style-name="ce1">
            <text:p>0.327602001</text:p>
          </table:table-cell>
          <table:table-cell office:value-type="float" office:value="8.5882053343799059E-2" table:style-name="ce1">
            <text:p>0.085882053</text:p>
          </table:table-cell>
          <table:table-cell office:value-type="float" office:value="8.3500651870430681E-2" table:style-name="ce1">
            <text:p>0.083500652</text:p>
          </table:table-cell>
          <table:table-cell office:value-type="string" table:style-name="ce1">
            <text:p>F6_S1_2_BDOC_VM_A</text:p>
          </table:table-cell>
          <table:table-cell office:value-type="float" office:value="0.81138195118992396" table:style-name="ce1">
            <text:p>0.811381951</text:p>
          </table:table-cell>
          <table:table-cell office:value-type="float" office:value="0.57187812456808496" table:style-name="ce1">
            <text:p>0.571878125</text:p>
          </table:table-cell>
          <table:table-cell office:value-type="float" office:value="0.52361615132902795" table:style-name="ce1">
            <text:p>0.523616151</text:p>
          </table:table-cell>
          <table:table-cell office:value-type="float" office:value="0.23550187620059601" table:style-name="ce1">
            <text:p>0.235501876</text:p>
          </table:table-cell>
          <table:table-cell office:value-type="float" office:value="0.174028485715126" table:style-name="ce1">
            <text:p>0.174028486</text:p>
          </table:table-cell>
          <table:table-cell office:value-type="float" office:value="0.35027613677235903" table:style-name="ce1">
            <text:p>0.350276137</text:p>
          </table:table-cell>
          <table:table-cell office:value-type="float" office:value="0.24688158256978773" table:style-name="ce1">
            <text:p>0.246881583</text:p>
          </table:table-cell>
          <table:table-cell office:value-type="float" office:value="0.22604673713799575" table:style-name="ce1">
            <text:p>0.226046737</text:p>
          </table:table-cell>
          <table:table-cell office:value-type="float" office:value="0.10166689963612235" table:style-name="ce1">
            <text:p>0.1016669</text:p>
          </table:table-cell>
          <table:table-cell office:value-type="float" office:value="7.5128643883735191E-2" table:style-name="ce1">
            <text:p>0.075128644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10.30000019073486" table:style-name="ce1">
            <text:p>10.3000001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7.6999998092651367" table:style-name="ce1">
            <text:p>7.699999809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E<text:s text:c="5"/></text:p>
          </table:table-cell>
          <table:table-cell office:value-type="float" office:value="0.60000002384185791" table:style-name="ce1">
            <text:p>0.600000024</text:p>
          </table:table-cell>
          <table:table-cell office:value-type="float" office:value="1.299999952316284" table:style-name="ce1">
            <text:p>1.299999952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996.70001220703125" table:style-name="ce1">
            <text:p>996.7000122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1_2_DOC_V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24740000000000001" table:style-name="ce1">
            <text:p>0.2474</text:p>
          </table:table-cell>
          <table:table-cell table:style-name="ce1"/>
          <table:table-cell office:value-type="string" table:style-name="ce1">
            <text:p>F6_S1_2_BDOC_VM_B</text:p>
          </table:table-cell>
          <table:table-cell office:value-type="float" office:value="0.22969999999999999" table:style-name="ce1">
            <text:p>0.2297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2_DOC_VM_B</text:p>
          </table:table-cell>
          <table:table-cell office:value-type="float" office:value="3.1155939259418401" table:style-name="ce1">
            <text:p>3.115593926</text:p>
          </table:table-cell>
          <table:table-cell office:value-type="float" office:value="0.34149731057142702" table:style-name="ce1">
            <text:p>0.341497311</text:p>
          </table:table-cell>
          <table:table-cell office:value-type="float" office:value="0.21569938880008599" table:style-name="ce1">
            <text:p>0.215699389</text:p>
          </table:table-cell>
          <table:table-cell office:value-type="float" office:value="2.8979257746954101E-2" table:style-name="ce1">
            <text:p>0.028979258</text:p>
          </table:table-cell>
          <table:table-cell office:value-type="float" office:value="6.2003737338468298E-2" table:style-name="ce1">
            <text:p>0.062003737</text:p>
          </table:table-cell>
          <table:table-cell office:value-type="float" office:value="4.86719149768646E-2" table:style-name="ce1">
            <text:p>0.048671915</text:p>
          </table:table-cell>
          <table:table-cell office:value-type="float" office:value="1.96098174405599" table:style-name="ce1">
            <text:p>1.960981744</text:p>
          </table:table-cell>
          <table:table-cell office:value-type="float" office:value="1.24316364555269E-2" table:style-name="ce1">
            <text:p>0.012431636</text:p>
          </table:table-cell>
          <table:table-cell office:value-type="float" office:value="62.8342577805318" table:style-name="ce1">
            <text:p>62.83425778</text:p>
          </table:table-cell>
          <table:table-cell office:value-type="float" office:value="37.2064856955081" table:style-name="ce1">
            <text:p>37.2064857</text:p>
          </table:table-cell>
          <table:table-cell office:value-type="float" office:value="3.8612935323383102" table:style-name="ce1">
            <text:p>3.861293532</text:p>
          </table:table-cell>
          <table:table-cell office:value-type="float" office:value="65.037037037036995" table:style-name="ce1">
            <text:p>65.03703704</text:p>
          </table:table-cell>
          <table:table-cell office:value-type="float" office:value="1.3459616289069099E-2" table:style-name="ce1">
            <text:p>0.013459616</text:p>
          </table:table-cell>
          <table:table-cell office:value-type="float" office:value="1.0983278321503301E-2" table:style-name="ce1">
            <text:p>0.010983278</text:p>
          </table:table-cell>
          <table:table-cell office:value-type="float" office:value="1.28826257995775E-2" table:style-name="ce1">
            <text:p>0.012882626</text:p>
          </table:table-cell>
          <table:table-cell office:value-type="float" office:value="1.2254643736667901" table:style-name="ce1">
            <text:p>1.225464374</text:p>
          </table:table-cell>
          <table:table-cell office:value-type="string" table:style-name="ce1">
            <text:p>F6_S1_2_BDOC_VM_B</text:p>
          </table:table-cell>
          <table:table-cell office:value-type="float" office:value="0" table:style-name="ce1">
            <text:p>0</text:p>
          </table:table-cell>
          <table:table-cell office:value-type="float" office:value="0.10310986481076199" table:style-name="ce1">
            <text:p>0.103109865</text:p>
          </table:table-cell>
          <table:table-cell office:value-type="float" office:value="8.2485527793693295E-2" table:style-name="ce1">
            <text:p>0.082485528</text:p>
          </table:table-cell>
          <table:table-cell office:value-type="float" office:value="1.9515639104739099E-18" table:style-name="ce1">
            <text:p>1.95156E-18</text:p>
          </table:table-cell>
          <table:table-cell office:value-type="float" office:value="2.33160229940097E-2" table:style-name="ce1">
            <text:p>0.023316023</text:p>
          </table:table-cell>
          <table:table-cell office:value-type="float" office:value="1.9942947216108599E-2" table:style-name="ce1">
            <text:p>0.019942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794193128767503" table:style-name="ce1">
            <text:p>37.79419313</text:p>
          </table:table-cell>
          <table:table-cell office:value-type="float" office:value="21.8142525833888" table:style-name="ce1">
            <text:p>21.81425258</text:p>
          </table:table-cell>
          <table:table-cell office:value-type="float" office:value="4.2385909696162702" table:style-name="ce1">
            <text:p>4.23859097</text:p>
          </table:table-cell>
          <table:table-cell office:value-type="float" office:value="-207.38461538461499" table:style-name="ce1">
            <text:p>-207.3846154</text:p>
          </table:table-cell>
          <table:table-cell office:value-type="float" office:value="1.4197251451736099E-2" table:style-name="ce1">
            <text:p>0.014197251</text:p>
          </table:table-cell>
          <table:table-cell office:value-type="float" office:value="1.1988764259142E-2" table:style-name="ce1">
            <text:p>0.011988764</text:p>
          </table:table-cell>
          <table:table-cell office:value-type="float" office:value="1.40296155631897E-2" table:style-name="ce1">
            <text:p>0.014029616</text:p>
          </table:table-cell>
          <table:table-cell office:value-type="float" office:value="1.1842130802522" table:style-name="ce1">
            <text:p>1.18421308</text:p>
          </table:table-cell>
          <table:table-cell office:value-type="string" table:style-name="ce1">
            <text:p>F6_S1_2_DOC_VM_B</text:p>
          </table:table-cell>
          <table:table-cell office:value-type="float" office:value="0.72296307209807698" table:style-name="ce1">
            <text:p>0.722963072</text:p>
          </table:table-cell>
          <table:table-cell office:value-type="float" office:value="0.46226031376375298" table:style-name="ce1">
            <text:p>0.462260314</text:p>
          </table:table-cell>
          <table:table-cell office:value-type="float" office:value="0.73427515479267502" table:style-name="ce1">
            <text:p>0.734275155</text:p>
          </table:table-cell>
          <table:table-cell office:value-type="float" office:value="0.19922635575741601" table:style-name="ce1">
            <text:p>0.199226356</text:p>
          </table:table-cell>
          <table:table-cell office:value-type="float" office:value="9.9471042086126504E-2" table:style-name="ce1">
            <text:p>0.099471042</text:p>
          </table:table-cell>
          <table:table-cell office:value-type="float" office:value="0.3259239003870863" table:style-name="ce1">
            <text:p>0.3259239</text:p>
          </table:table-cell>
          <table:table-cell office:value-type="float" office:value="0.20839471650856595" table:style-name="ce1">
            <text:p>0.208394717</text:p>
          </table:table-cell>
          <table:table-cell office:value-type="float" office:value="0.33102357733548854" table:style-name="ce1">
            <text:p>0.331023577</text:p>
          </table:table-cell>
          <table:table-cell office:value-type="float" office:value="8.9814588648247762E-2" table:style-name="ce1">
            <text:p>0.089814589</text:p>
          </table:table-cell>
          <table:table-cell office:value-type="float" office:value="4.4843217120611484E-2" table:style-name="ce1">
            <text:p>0.044843217</text:p>
          </table:table-cell>
          <table:table-cell office:value-type="string" table:style-name="ce1">
            <text:p>F6_S1_2_BDOC_VM_B</text:p>
          </table:table-cell>
          <table:table-cell office:value-type="float" office:value="0.44573140260749899" table:style-name="ce1">
            <text:p>0.445731403</text:p>
          </table:table-cell>
          <table:table-cell office:value-type="float" office:value="0.33763664154016698" table:style-name="ce1">
            <text:p>0.337636642</text:p>
          </table:table-cell>
          <table:table-cell office:value-type="float" office:value="0.144491541988747" table:style-name="ce1">
            <text:p>0.144491542</text:p>
          </table:table-cell>
          <table:table-cell office:value-type="float" office:value="0.13255973361470799" table:style-name="ce1">
            <text:p>0.132559734</text:p>
          </table:table-cell>
          <table:table-cell office:value-type="float" office:value="5.4791724807473102E-2" table:style-name="ce1">
            <text:p>0.054791725</text:p>
          </table:table-cell>
          <table:table-cell office:value-type="float" office:value="0.39968345434017966" table:style-name="ce1">
            <text:p>0.399683454</text:p>
          </table:table-cell>
          <table:table-cell office:value-type="float" office:value="0.30275582652053551" table:style-name="ce1">
            <text:p>0.302755827</text:p>
          </table:table-cell>
          <table:table-cell office:value-type="float" office:value="0.12956430327134844" table:style-name="ce1">
            <text:p>0.129564303</text:p>
          </table:table-cell>
          <table:table-cell office:value-type="float" office:value="0.11886515495116509" table:style-name="ce1">
            <text:p>0.118865155</text:p>
          </table:table-cell>
          <table:table-cell office:value-type="float" office:value="4.9131260916771065E-2" table:style-name="ce1">
            <text:p>0.049131261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10.30000019073486" table:style-name="ce1">
            <text:p>10.3000001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7.6999998092651367" table:style-name="ce1">
            <text:p>7.699999809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E<text:s text:c="5"/></text:p>
          </table:table-cell>
          <table:table-cell office:value-type="float" office:value="0.60000002384185791" table:style-name="ce1">
            <text:p>0.600000024</text:p>
          </table:table-cell>
          <table:table-cell office:value-type="float" office:value="1.299999952316284" table:style-name="ce1">
            <text:p>1.299999952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996.70001220703125" table:style-name="ce1">
            <text:p>996.7000122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2_2_DOC_V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0.49895" table:style-name="ce1">
            <text:p>0.49895</text:p>
          </table:table-cell>
          <table:table-cell office:value-type="string" table:style-name="ce1">
            <text:p>F6_S2_2_BDOC_VM_A</text:p>
          </table:table-cell>
          <table:table-cell office:value-type="float" office:value="0.15290000000000001" table:style-name="ce1">
            <text:p>0.1529</text:p>
          </table:table-cell>
          <table:table-cell office:value-type="float" office:value="0.16084999999999999" table:style-name="ce1">
            <text:p>0.16085</text:p>
          </table:table-cell>
          <table:table-cell office:value-type="float" office:value="0.33810000000000001" table:style-name="ce1">
            <text:p>0.3381</text:p>
          </table:table-cell>
          <table:table-cell office:value-type="float" office:value="67.762300831746671" table:style-name="ce1">
            <text:p>67.76230083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6T00:00:00" table:style-name="ce5">
            <text:p>06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81" table:style-name="ce1">
            <text:p>0.81</text:p>
          </table:table-cell>
          <table:table-cell office:value-type="float" office:value="2.96" table:style-name="ce1">
            <text:p>2.96</text:p>
          </table:table-cell>
          <table:table-cell office:value-type="float" office:value="2.6469999999999998" table:style-name="ce1">
            <text:p>2.647</text:p>
          </table:table-cell>
          <table:table-cell office:value-type="float" office:value="2.6469999999999996E-3" table:style-name="ce1">
            <text:p>0.002647</text:p>
          </table:table-cell>
          <table:table-cell office:value-type="float" office:value="-0.35599999999999998" table:style-name="ce1">
            <text:p>-0.356</text:p>
          </table:table-cell>
          <table:table-cell office:value-type="float" office:value="-0.87" table:style-name="ce1">
            <text:p>-0.87</text:p>
          </table:table-cell>
          <table:table-cell office:value-type="float" office:value="-0.97" table:style-name="ce1">
            <text:p>-0.97</text:p>
          </table:table-cell>
          <table:table-cell office:value-type="float" office:value="5032.3999999999996" table:style-name="ce1">
            <text:p>5032.4</text:p>
          </table:table-cell>
          <table:table-cell office:value-type="float" office:value="105.7" table:style-name="ce1">
            <text:p>105.7</text:p>
          </table:table-cell>
          <table:table-cell office:value-type="float" office:value="105.7" table:style-name="ce1">
            <text:p>105.7</text:p>
          </table:table-cell>
          <table:table-cell office:value-type="float" office:value="15.06" table:style-name="ce1">
            <text:p>15.06</text:p>
          </table:table-cell>
          <table:table-cell office:value-type="float" office:value="359.3" table:style-name="ce1">
            <text:p>359.3</text:p>
          </table:table-cell>
          <table:table-cell office:value-type="float" office:value="-0.50800000000000001" table:style-name="ce1">
            <text:p>-0.508</text:p>
          </table:table-cell>
          <table:table-cell office:value-type="float" office:value="2.63E-3" table:style-name="ce1">
            <text:p>0.00263</text:p>
          </table:table-cell>
          <table:table-cell office:value-type="float" office:value="2.6299999999999998E-6" table:style-name="ce1">
            <text:p>0.00000263</text:p>
          </table:table-cell>
          <table:table-cell office:value-type="float" office:value="5.0125000000000002" table:style-name="ce1">
            <text:p>5.0125</text:p>
          </table:table-cell>
          <table:table-cell office:value-type="float" office:value="5.0125000000000005E-3" table:style-name="ce1">
            <text:p>0.0050125</text:p>
          </table:table-cell>
          <table:table-cell office:value-type="float" office:value="0.88" table:style-name="ce1">
            <text:p>0.88</text:p>
          </table:table-cell>
          <table:table-cell office:value-type="float" office:value="0.89" table:style-name="ce1">
            <text:p>0.89</text:p>
          </table:table-cell>
          <table:table-cell office:value-type="float" office:value="3.258" table:style-name="ce1">
            <text:p>3.258</text:p>
          </table:table-cell>
          <table:table-cell office:value-type="float" office:value="3.258E-3" table:style-name="ce1">
            <text:p>0.003258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83" table:style-name="ce1">
            <text:p>6.83</text:p>
          </table:table-cell>
          <table:table-cell office:value-type="float" office:value="-34.299999999999997" table:style-name="ce1">
            <text:p>-34.3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-0.35799999999999998" table:style-name="ce1">
            <text:p>-0.358</text:p>
          </table:table-cell>
          <table:table-cell office:value-type="float" office:value="4.67" table:style-name="ce1">
            <text:p>4.67</text:p>
          </table:table-cell>
          <table:table-cell table:style-name="ce1"/>
          <table:table-cell office:value-type="string" table:style-name="ce1">
            <text:p>F6_S2_2_DOC_VM_A</text:p>
          </table:table-cell>
          <table:table-cell office:value-type="float" office:value="4.7309246182460596" table:style-name="ce1">
            <text:p>4.730924618</text:p>
          </table:table-cell>
          <table:table-cell office:value-type="float" office:value="0.365179356667724" table:style-name="ce1">
            <text:p>0.365179357</text:p>
          </table:table-cell>
          <table:table-cell office:value-type="float" office:value="0.28787263594398399" table:style-name="ce1">
            <text:p>0.287872636</text:p>
          </table:table-cell>
          <table:table-cell office:value-type="float" office:value="1.29360440298709E-2" table:style-name="ce1">
            <text:p>0.012936044</text:p>
          </table:table-cell>
          <table:table-cell office:value-type="float" office:value="6.1372787057351302E-2" table:style-name="ce1">
            <text:p>0.061372787</text:p>
          </table:table-cell>
          <table:table-cell office:value-type="float" office:value="4.6510234846834898E-2" table:style-name="ce1">
            <text:p>0.046510235</text:p>
          </table:table-cell>
          <table:table-cell office:value-type="float" office:value="3.8059383388952801" table:style-name="ce1">
            <text:p>3.805938339</text:p>
          </table:table-cell>
          <table:table-cell office:value-type="float" office:value="7.1483152861309702E-3" table:style-name="ce1">
            <text:p>0.007148315</text:p>
          </table:table-cell>
          <table:table-cell office:value-type="float" office:value="68.511774738400007" table:style-name="ce1">
            <text:p>68.51177474</text:p>
          </table:table-cell>
          <table:table-cell office:value-type="float" office:value="40.351159051082803" table:style-name="ce1">
            <text:p>40.35115905</text:p>
          </table:table-cell>
          <table:table-cell office:value-type="float" office:value="3.9255477163015202" table:style-name="ce1">
            <text:p>3.925547716</text:p>
          </table:table-cell>
          <table:table-cell office:value-type="float" office:value="75.666666666666202" table:style-name="ce1">
            <text:p>75.66666667</text:p>
          </table:table-cell>
          <table:table-cell office:value-type="float" office:value="1.3656230799573199E-2" table:style-name="ce1">
            <text:p>0.013656231</text:p>
          </table:table-cell>
          <table:table-cell office:value-type="float" office:value="1.12165807228725E-2" table:style-name="ce1">
            <text:p>0.011216581</text:p>
          </table:table-cell>
          <table:table-cell office:value-type="float" office:value="1.30409735428632E-2" table:style-name="ce1">
            <text:p>0.013040974</text:p>
          </table:table-cell>
          <table:table-cell office:value-type="float" office:value="1.21750390221201" table:style-name="ce1">
            <text:p>1.217503902</text:p>
          </table:table-cell>
          <table:table-cell office:value-type="string" table:style-name="ce1">
            <text:p>F6_S2_2_BDOC_VM_A</text:p>
          </table:table-cell>
          <table:table-cell office:value-type="float" office:value="17.925970842962901" table:style-name="ce1">
            <text:p>17.92597084</text:p>
          </table:table-cell>
          <table:table-cell office:value-type="float" office:value="0.16934590591142801" table:style-name="ce1">
            <text:p>0.169345906</text:p>
          </table:table-cell>
          <table:table-cell office:value-type="float" office:value="4.96003537414254E-2" table:style-name="ce1">
            <text:p>0.049600354</text:p>
          </table:table-cell>
          <table:table-cell office:value-type="float" office:value="0" table:style-name="ce1">
            <text:p>0</text:p>
          </table:table-cell>
          <table:table-cell office:value-type="float" office:value="5.12297164318909E-2" table:style-name="ce1">
            <text:p>0.051229716</text:p>
          </table:table-cell>
          <table:table-cell office:value-type="float" office:value="4.1552283176955002E-2" table:style-name="ce1">
            <text:p>0.041552283</text:p>
          </table:table-cell>
          <table:table-cell office:value-type="float" office:value="3.6062920454663598" table:style-name="ce1">
            <text:p>3.606292045</text:p>
          </table:table-cell>
          <table:table-cell office:value-type="float" office:value="1.7037240083430699E-15" table:style-name="ce1">
            <text:p>1.70372E-15</text:p>
          </table:table-cell>
          <table:table-cell office:value-type="float" office:value="61.463671415654403" table:style-name="ce1">
            <text:p>61.46367142</text:p>
          </table:table-cell>
          <table:table-cell office:value-type="float" office:value="36.365493902019303" table:style-name="ce1">
            <text:p>36.3654939</text:p>
          </table:table-cell>
          <table:table-cell office:value-type="float" office:value="3.91610414657666" table:style-name="ce1">
            <text:p>3.916104147</text:p>
          </table:table-cell>
          <table:table-cell office:value-type="float" office:value="55.6923076923078" table:style-name="ce1">
            <text:p>55.69230769</text:p>
          </table:table-cell>
          <table:table-cell office:value-type="float" office:value="1.3561878685109E-2" table:style-name="ce1">
            <text:p>0.013561879</text:p>
          </table:table-cell>
          <table:table-cell office:value-type="float" office:value="1.1098084495051E-2" table:style-name="ce1">
            <text:p>0.011098084</text:p>
          </table:table-cell>
          <table:table-cell office:value-type="float" office:value="1.3149906458326199E-2" table:style-name="ce1">
            <text:p>0.013149906</text:p>
          </table:table-cell>
          <table:table-cell office:value-type="float" office:value="1.2220017509468999" table:style-name="ce1">
            <text:p>1.222001751</text:p>
          </table:table-cell>
          <table:table-cell office:value-type="string" table:style-name="ce1">
            <text:p>F6_S2_2_DOC_VM_A</text:p>
          </table:table-cell>
          <table:table-cell office:value-type="float" office:value="0.73814059199773896" table:style-name="ce1">
            <text:p>0.738140592</text:p>
          </table:table-cell>
          <table:table-cell office:value-type="float" office:value="0.48934611379947002" table:style-name="ce1">
            <text:p>0.489346114</text:p>
          </table:table-cell>
          <table:table-cell office:value-type="float" office:value="0.69682700648238505" table:style-name="ce1">
            <text:p>0.696827006</text:p>
          </table:table-cell>
          <table:table-cell office:value-type="float" office:value="0.20825644011629901" table:style-name="ce1">
            <text:p>0.20825644</text:p>
          </table:table-cell>
          <table:table-cell office:value-type="float" office:value="0.181399640744313" table:style-name="ce1">
            <text:p>0.181399641</text:p>
          </table:table-cell>
          <table:table-cell office:value-type="float" office:value="0.31899318400178189" table:style-name="ce1">
            <text:p>0.318993184</text:p>
          </table:table-cell>
          <table:table-cell office:value-type="float" office:value="0.21147471987324251" table:style-name="ce1">
            <text:p>0.21147472</text:p>
          </table:table-cell>
          <table:table-cell office:value-type="float" office:value="0.30113919747273188" table:style-name="ce1">
            <text:p>0.301139197</text:p>
          </table:table-cell>
          <table:table-cell office:value-type="float" office:value="8.9999636440232691E-2" table:style-name="ce1">
            <text:p>0.089999636</text:p>
          </table:table-cell>
          <table:table-cell office:value-type="float" office:value="7.8393262212010983E-2" table:style-name="ce1">
            <text:p>0.078393262</text:p>
          </table:table-cell>
          <table:table-cell office:value-type="string" table:style-name="ce1">
            <text:p>F6_S2_2_BDOC_VM_A</text:p>
          </table:table-cell>
          <table:table-cell office:value-type="float" office:value="0.65089950681305098" table:style-name="ce1">
            <text:p>0.650899507</text:p>
          </table:table-cell>
          <table:table-cell office:value-type="float" office:value="0.50344901714248302" table:style-name="ce1">
            <text:p>0.503449017</text:p>
          </table:table-cell>
          <table:table-cell office:value-type="float" office:value="0.48995368915437798" table:style-name="ce1">
            <text:p>0.489953689</text:p>
          </table:table-cell>
          <table:table-cell office:value-type="float" office:value="0.19124017941088001" table:style-name="ce1">
            <text:p>0.191240179</text:p>
          </table:table-cell>
          <table:table-cell office:value-type="float" office:value="4.13808893665258E-2" table:style-name="ce1">
            <text:p>0.041380889</text:p>
          </table:table-cell>
          <table:table-cell office:value-type="float" office:value="0.34679068297269283" table:style-name="ce1">
            <text:p>0.346790683</text:p>
          </table:table-cell>
          <table:table-cell office:value-type="float" office:value="0.2682310044320223" table:style-name="ce1">
            <text:p>0.268231004</text:p>
          </table:table-cell>
          <table:table-cell office:value-type="float" office:value="0.26104087145304677" table:style-name="ce1">
            <text:p>0.261040871</text:p>
          </table:table-cell>
          <table:table-cell office:value-type="float" office:value="0.10189024839554482" table:style-name="ce1">
            <text:p>0.101890248</text:p>
          </table:table-cell>
          <table:table-cell office:value-type="float" office:value="2.204719274669327E-2" table:style-name="ce1">
            <text:p>0.022047193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10.30000019073486" table:style-name="ce1">
            <text:p>10.3000001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7.6999998092651367" table:style-name="ce1">
            <text:p>7.699999809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E<text:s text:c="5"/></text:p>
          </table:table-cell>
          <table:table-cell office:value-type="float" office:value="0.60000002384185791" table:style-name="ce1">
            <text:p>0.600000024</text:p>
          </table:table-cell>
          <table:table-cell office:value-type="float" office:value="1.299999952316284" table:style-name="ce1">
            <text:p>1.299999952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996.70001220703125" table:style-name="ce1">
            <text:p>996.7000122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2_2_DOC_V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31290000000000001" table:style-name="ce1">
            <text:p>0.3129</text:p>
          </table:table-cell>
          <table:table-cell table:style-name="ce1"/>
          <table:table-cell office:value-type="string" table:style-name="ce1">
            <text:p>F6_S2_2_BDOC_VM_B</text:p>
          </table:table-cell>
          <table:table-cell office:value-type="float" office:value="0.16880000000000001" table:style-name="ce1">
            <text:p>0.1688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6T00:00:00" table:style-name="ce5">
            <text:p>06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81" table:style-name="ce1">
            <text:p>0.81</text:p>
          </table:table-cell>
          <table:table-cell office:value-type="float" office:value="2.96" table:style-name="ce1">
            <text:p>2.96</text:p>
          </table:table-cell>
          <table:table-cell office:value-type="float" office:value="2.6469999999999998" table:style-name="ce1">
            <text:p>2.647</text:p>
          </table:table-cell>
          <table:table-cell office:value-type="float" office:value="2.6469999999999996E-3" table:style-name="ce1">
            <text:p>0.002647</text:p>
          </table:table-cell>
          <table:table-cell office:value-type="float" office:value="-0.35599999999999998" table:style-name="ce1">
            <text:p>-0.356</text:p>
          </table:table-cell>
          <table:table-cell office:value-type="float" office:value="-0.87" table:style-name="ce1">
            <text:p>-0.87</text:p>
          </table:table-cell>
          <table:table-cell office:value-type="float" office:value="-0.97" table:style-name="ce1">
            <text:p>-0.97</text:p>
          </table:table-cell>
          <table:table-cell office:value-type="float" office:value="5032.3999999999996" table:style-name="ce1">
            <text:p>5032.4</text:p>
          </table:table-cell>
          <table:table-cell office:value-type="float" office:value="105.7" table:style-name="ce1">
            <text:p>105.7</text:p>
          </table:table-cell>
          <table:table-cell office:value-type="float" office:value="105.7" table:style-name="ce1">
            <text:p>105.7</text:p>
          </table:table-cell>
          <table:table-cell office:value-type="float" office:value="15.06" table:style-name="ce1">
            <text:p>15.06</text:p>
          </table:table-cell>
          <table:table-cell office:value-type="float" office:value="359.3" table:style-name="ce1">
            <text:p>359.3</text:p>
          </table:table-cell>
          <table:table-cell office:value-type="float" office:value="-0.50800000000000001" table:style-name="ce1">
            <text:p>-0.508</text:p>
          </table:table-cell>
          <table:table-cell office:value-type="float" office:value="2.63E-3" table:style-name="ce1">
            <text:p>0.00263</text:p>
          </table:table-cell>
          <table:table-cell office:value-type="float" office:value="2.6299999999999998E-6" table:style-name="ce1">
            <text:p>0.00000263</text:p>
          </table:table-cell>
          <table:table-cell office:value-type="float" office:value="5.0125000000000002" table:style-name="ce1">
            <text:p>5.0125</text:p>
          </table:table-cell>
          <table:table-cell office:value-type="float" office:value="5.0125000000000005E-3" table:style-name="ce1">
            <text:p>0.0050125</text:p>
          </table:table-cell>
          <table:table-cell office:value-type="float" office:value="0.88" table:style-name="ce1">
            <text:p>0.88</text:p>
          </table:table-cell>
          <table:table-cell office:value-type="float" office:value="0.89" table:style-name="ce1">
            <text:p>0.89</text:p>
          </table:table-cell>
          <table:table-cell office:value-type="float" office:value="3.258" table:style-name="ce1">
            <text:p>3.258</text:p>
          </table:table-cell>
          <table:table-cell office:value-type="float" office:value="3.258E-3" table:style-name="ce1">
            <text:p>0.003258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83" table:style-name="ce1">
            <text:p>6.83</text:p>
          </table:table-cell>
          <table:table-cell office:value-type="float" office:value="-34.299999999999997" table:style-name="ce1">
            <text:p>-34.3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-0.35799999999999998" table:style-name="ce1">
            <text:p>-0.358</text:p>
          </table:table-cell>
          <table:table-cell office:value-type="float" office:value="4.67" table:style-name="ce1">
            <text:p>4.67</text:p>
          </table:table-cell>
          <table:table-cell table:style-name="ce1"/>
          <table:table-cell office:value-type="string" table:style-name="ce1">
            <text:p>F6_S2_2_DOC_VM_B</text:p>
          </table:table-cell>
          <table:table-cell office:value-type="float" office:value="2.98175330797836" table:style-name="ce1">
            <text:p>2.981753308</text:p>
          </table:table-cell>
          <table:table-cell office:value-type="float" office:value="0.45163983882292802" table:style-name="ce1">
            <text:p>0.451639839</text:p>
          </table:table-cell>
          <table:table-cell office:value-type="float" office:value="0.13519269201324799" table:style-name="ce1">
            <text:p>0.135192692</text:p>
          </table:table-cell>
          <table:table-cell office:value-type="float" office:value="2.2028881450680202E-2" table:style-name="ce1">
            <text:p>0.022028881</text:p>
          </table:table-cell>
          <table:table-cell office:value-type="float" office:value="5.70818330176905E-2" table:style-name="ce1">
            <text:p>0.057081833</text:p>
          </table:table-cell>
          <table:table-cell office:value-type="float" office:value="6.6498765002904706E-2" table:style-name="ce1">
            <text:p>0.066498765</text:p>
          </table:table-cell>
          <table:table-cell office:value-type="float" office:value="6.4647317049097799" table:style-name="ce1">
            <text:p>6.464731705</text:p>
          </table:table-cell>
          <table:table-cell office:value-type="float" office:value="8.5724117224934802E-3" table:style-name="ce1">
            <text:p>0.008572412</text:p>
          </table:table-cell>
          <table:table-cell office:value-type="float" office:value="88.428039323706599" table:style-name="ce1">
            <text:p>88.42803932</text:p>
          </table:table-cell>
          <table:table-cell office:value-type="float" office:value="52.830073786018602" table:style-name="ce1">
            <text:p>52.83007379</text:p>
          </table:table-cell>
          <table:table-cell office:value-type="float" office:value="3.77320110701107" table:style-name="ce1">
            <text:p>3.773201107</text:p>
          </table:table-cell>
          <table:table-cell office:value-type="float" office:value="49.9096774193548" table:style-name="ce1">
            <text:p>49.90967742</text:p>
          </table:table-cell>
          <table:table-cell office:value-type="float" office:value="1.32543681212253E-2" table:style-name="ce1">
            <text:p>0.013254368</text:p>
          </table:table-cell>
          <table:table-cell office:value-type="float" office:value="1.07139120470808E-2" table:style-name="ce1">
            <text:p>0.010713912</text:p>
          </table:table-cell>
          <table:table-cell office:value-type="float" office:value="1.27244959510682E-2" table:style-name="ce1">
            <text:p>0.012724496</text:p>
          </table:table-cell>
          <table:table-cell office:value-type="float" office:value="1.2371175032033901" table:style-name="ce1">
            <text:p>1.237117503</text:p>
          </table:table-cell>
          <table:table-cell office:value-type="string" table:style-name="ce1">
            <text:p>F6_S2_2_BDOC_VM_B</text:p>
          </table:table-cell>
          <table:table-cell office:value-type="float" office:value="0" table:style-name="ce1">
            <text:p>0</text:p>
          </table:table-cell>
          <table:table-cell office:value-type="float" office:value="0.26422629717831098" table:style-name="ce1">
            <text:p>0.264226297</text:p>
          </table:table-cell>
          <table:table-cell office:value-type="float" office:value="8.78730405307806E-2" table:style-name="ce1">
            <text:p>0.087873041</text:p>
          </table:table-cell>
          <table:table-cell office:value-type="float" office:value="0" table:style-name="ce1">
            <text:p>0</text:p>
          </table:table-cell>
          <table:table-cell office:value-type="float" office:value="2.4572620682818101E-2" table:style-name="ce1">
            <text:p>0.024572621</text:p>
          </table:table-cell>
          <table:table-cell office:value-type="float" office:value="4.9418717135434803E-2" table:style-name="ce1">
            <text:p>0.049418717</text:p>
          </table:table-cell>
          <table:table-cell office:value-type="float" office:value="3.39728409865607" table:style-name="ce1">
            <text:p>3.397284099</text:p>
          </table:table-cell>
          <table:table-cell office:value-type="float" office:value="1.7372964213171401E-16" table:style-name="ce1">
            <text:p>1.7373E-16</text:p>
          </table:table-cell>
          <table:table-cell office:value-type="float" office:value="63.261880726373498" table:style-name="ce1">
            <text:p>63.26188073</text:p>
          </table:table-cell>
          <table:table-cell office:value-type="float" office:value="36.736100455082202" table:style-name="ce1">
            <text:p>36.73610046</text:p>
          </table:table-cell>
          <table:table-cell office:value-type="float" office:value="4.1039260969976903" table:style-name="ce1">
            <text:p>4.103926097</text:p>
          </table:table-cell>
          <table:table-cell office:value-type="float" office:value="51.354838709677502" table:style-name="ce1">
            <text:p>51.35483871</text:p>
          </table:table-cell>
          <table:table-cell office:value-type="float" office:value="1.3934624035934901E-2" table:style-name="ce1">
            <text:p>0.013934624</text:p>
          </table:table-cell>
          <table:table-cell office:value-type="float" office:value="1.1572200469732801E-2" table:style-name="ce1">
            <text:p>0.0115722</text:p>
          </table:table-cell>
          <table:table-cell office:value-type="float" office:value="1.3655650170623901E-2" table:style-name="ce1">
            <text:p>0.01365565</text:p>
          </table:table-cell>
          <table:table-cell office:value-type="float" office:value="1.20414644322668" table:style-name="ce1">
            <text:p>1.204146443</text:p>
          </table:table-cell>
          <table:table-cell office:value-type="string" table:style-name="ce1">
            <text:p>F6_S2_2_DOC_VM_B</text:p>
          </table:table-cell>
          <table:table-cell office:value-type="float" office:value="1.0017285764849699" table:style-name="ce1">
            <text:p>1.001728576</text:p>
          </table:table-cell>
          <table:table-cell office:value-type="float" office:value="0.70948881326885205" table:style-name="ce1">
            <text:p>0.709488813</text:p>
          </table:table-cell>
          <table:table-cell office:value-type="float" office:value="1.15974009906945" table:style-name="ce1">
            <text:p>1.159740099</text:p>
          </table:table-cell>
          <table:table-cell office:value-type="float" office:value="0.28464469810961901" table:style-name="ce1">
            <text:p>0.284644698</text:p>
          </table:table-cell>
          <table:table-cell office:value-type="float" office:value="0" table:style-name="ce1">
            <text:p>0</text:p>
          </table:table-cell>
          <table:table-cell office:value-type="float" office:value="0.31744450572161848" table:style-name="ce1">
            <text:p>0.317444506</text:p>
          </table:table-cell>
          <table:table-cell office:value-type="float" office:value="0.22483468169935719" table:style-name="ce1">
            <text:p>0.224834682</text:p>
          </table:table-cell>
          <table:table-cell office:value-type="float" office:value="0.36751783981892444" table:style-name="ce1">
            <text:p>0.36751784</text:p>
          </table:table-cell>
          <table:table-cell office:value-type="float" office:value="9.0202972760099809E-2" table:style-name="ce1">
            <text:p>0.0902029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2_2_BDOC_VM_B</text:p>
          </table:table-cell>
          <table:table-cell office:value-type="float" office:value="0.83069008643451603" table:style-name="ce1">
            <text:p>0.830690086</text:p>
          </table:table-cell>
          <table:table-cell office:value-type="float" office:value="0.550113500790535" table:style-name="ce1">
            <text:p>0.550113501</text:p>
          </table:table-cell>
          <table:table-cell office:value-type="float" office:value="0.45332706323555499" table:style-name="ce1">
            <text:p>0.453327063</text:p>
          </table:table-cell>
          <table:table-cell office:value-type="float" office:value="0.22411481832225899" table:style-name="ce1">
            <text:p>0.224114818</text:p>
          </table:table-cell>
          <table:table-cell office:value-type="float" office:value="0" table:style-name="ce1">
            <text:p>0</text:p>
          </table:table-cell>
          <table:table-cell office:value-type="float" office:value="0.40359135925888423" table:style-name="ce1">
            <text:p>0.403591359</text:p>
          </table:table-cell>
          <table:table-cell office:value-type="float" office:value="0.26727302896279048" table:style-name="ce1">
            <text:p>0.267273029</text:p>
          </table:table-cell>
          <table:table-cell office:value-type="float" office:value="0.22024927060989866" table:style-name="ce1">
            <text:p>0.220249271</text:p>
          </table:table-cell>
          <table:table-cell office:value-type="float" office:value="0.10888634116842649" table:style-name="ce1">
            <text:p>0.10888634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10.30000019073486" table:style-name="ce1">
            <text:p>10.30000019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7.6999998092651367" table:style-name="ce1">
            <text:p>7.699999809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E<text:s text:c="5"/></text:p>
          </table:table-cell>
          <table:table-cell office:value-type="float" office:value="0.60000002384185791" table:style-name="ce1">
            <text:p>0.600000024</text:p>
          </table:table-cell>
          <table:table-cell office:value-type="float" office:value="1.299999952316284" table:style-name="ce1">
            <text:p>1.299999952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996.70001220703125" table:style-name="ce1">
            <text:p>996.7000122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3_2_DOC_V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624" table:style-name="ce1">
            <text:p>0.624</text:p>
          </table:table-cell>
          <table:table-cell office:value-type="float" office:value="0.52275000000000005" table:style-name="ce1">
            <text:p>0.52275</text:p>
          </table:table-cell>
          <table:table-cell office:value-type="string" table:style-name="ce1">
            <text:p>F6_S3_2_BDOC_VM_A</text:p>
          </table:table-cell>
          <table:table-cell office:value-type="float" office:value="0.36649999999999999" table:style-name="ce1">
            <text:p>0.3665</text:p>
          </table:table-cell>
          <table:table-cell office:value-type="float" office:value="0.44769999999999999" table:style-name="ce1">
            <text:p>0.4477</text:p>
          </table:table-cell>
          <table:table-cell office:value-type="float" office:value="7.5050000000000061E-2" table:style-name="ce1">
            <text:p>0.07505</text:p>
          </table:table-cell>
          <table:table-cell office:value-type="float" office:value="14.356767097082752" table:style-name="ce1">
            <text:p>14.3567671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2_DOC_VM_A</text:p>
          </table:table-cell>
          <table:table-cell office:value-type="float" office:value="3.1220275833583999" table:style-name="ce1">
            <text:p>3.122027583</text:p>
          </table:table-cell>
          <table:table-cell office:value-type="float" office:value="0.35439347482019901" table:style-name="ce1">
            <text:p>0.354393475</text:p>
          </table:table-cell>
          <table:table-cell office:value-type="float" office:value="0.119018108598585" table:style-name="ce1">
            <text:p>0.119018109</text:p>
          </table:table-cell>
          <table:table-cell office:value-type="float" office:value="4.6184134683102201E-2" table:style-name="ce1">
            <text:p>0.046184135</text:p>
          </table:table-cell>
          <table:table-cell office:value-type="float" office:value="7.1044903949200502E-2" table:style-name="ce1">
            <text:p>0.071044904</text:p>
          </table:table-cell>
          <table:table-cell office:value-type="float" office:value="6.64915100313479E-2" table:style-name="ce1">
            <text:p>0.06649151</text:p>
          </table:table-cell>
          <table:table-cell office:value-type="float" office:value="1.6009233578553801" table:style-name="ce1">
            <text:p>1.600923358</text:p>
          </table:table-cell>
          <table:table-cell office:value-type="float" office:value="2.0256643186621601E-2" table:style-name="ce1">
            <text:p>0.020256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9245283018868" table:style-name="ce1">
            <text:p>1.79245283</text:p>
          </table:table-cell>
          <table:table-cell office:value-type="float" office:value="0.239819004524887" table:style-name="ce1">
            <text:p>0.239819005</text:p>
          </table:table-cell>
          <table:table-cell office:value-type="float" office:value="0" table:style-name="ce1">
            <text:p>0</text:p>
          </table:table-cell>
          <table:table-cell office:value-type="float" office:value="9.2448511087941596E-4" table:style-name="ce1">
            <text:p>0.0009244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3_2_BDOC_VM_A</text:p>
          </table:table-cell>
          <table:table-cell office:value-type="float" office:value="1.63848660844115" table:style-name="ce1">
            <text:p>1.638486608</text:p>
          </table:table-cell>
          <table:table-cell office:value-type="float" office:value="0.39972630324396602" table:style-name="ce1">
            <text:p>0.399726303</text:p>
          </table:table-cell>
          <table:table-cell office:value-type="float" office:value="0.157045802351931" table:style-name="ce1">
            <text:p>0.157045802</text:p>
          </table:table-cell>
          <table:table-cell office:value-type="float" office:value="3.46944695195361E-18" table:style-name="ce1">
            <text:p>3.46945E-18</text:p>
          </table:table-cell>
          <table:table-cell office:value-type="float" office:value="8.2503325120185905E-2" table:style-name="ce1">
            <text:p>0.082503325</text:p>
          </table:table-cell>
          <table:table-cell office:value-type="float" office:value="7.3665609169069099E-2" table:style-name="ce1">
            <text:p>0.073665609</text:p>
          </table:table-cell>
          <table:table-cell office:value-type="float" office:value="1.9068073747554699" table:style-name="ce1">
            <text:p>1.906807375</text:p>
          </table:table-cell>
          <table:table-cell office:value-type="float" office:value="0" table:style-name="ce1">
            <text:p>0</text:p>
          </table:table-cell>
          <table:table-cell office:value-type="float" office:value="90.162653427095407" table:style-name="ce1">
            <text:p>90.16265343</text:p>
          </table:table-cell>
          <table:table-cell office:value-type="float" office:value="51.893689181534398" table:style-name="ce1">
            <text:p>51.89368918</text:p>
          </table:table-cell>
          <table:table-cell office:value-type="float" office:value="3.9938368926472698" table:style-name="ce1">
            <text:p>3.993836893</text:p>
          </table:table-cell>
          <table:table-cell office:value-type="float" office:value="72.484848484848399" table:style-name="ce1">
            <text:p>72.48484848</text:p>
          </table:table-cell>
          <table:table-cell office:value-type="float" office:value="1.4092208354752099E-2" table:style-name="ce1">
            <text:p>0.014092208</text:p>
          </table:table-cell>
          <table:table-cell office:value-type="float" office:value="1.08680571721286E-2" table:style-name="ce1">
            <text:p>0.010868057</text:p>
          </table:table-cell>
          <table:table-cell office:value-type="float" office:value="1.32992366530194E-2" table:style-name="ce1">
            <text:p>0.013299237</text:p>
          </table:table-cell>
          <table:table-cell office:value-type="float" office:value="1.2966630678841" table:style-name="ce1">
            <text:p>1.296663068</text:p>
          </table:table-cell>
          <table:table-cell office:value-type="string" table:style-name="ce1">
            <text:p>F6_S3_2_DOC_VM_A</text:p>
          </table:table-cell>
          <table:table-cell office:value-type="float" office:value="0.71867497246678502" table:style-name="ce1">
            <text:p>0.718674972</text:p>
          </table:table-cell>
          <table:table-cell office:value-type="float" office:value="0.54201816097139799" table:style-name="ce1">
            <text:p>0.542018161</text:p>
          </table:table-cell>
          <table:table-cell office:value-type="float" office:value="0.71903296785686499" table:style-name="ce1">
            <text:p>0.719032968</text:p>
          </table:table-cell>
          <table:table-cell office:value-type="float" office:value="0.27465447668201598" table:style-name="ce1">
            <text:p>0.274654477</text:p>
          </table:table-cell>
          <table:table-cell office:value-type="float" office:value="4.9519978074790402E-2" table:style-name="ce1">
            <text:p>0.049519978</text:p>
          </table:table-cell>
          <table:table-cell office:value-type="float" office:value="0.31193836495198524" table:style-name="ce1">
            <text:p>0.311938365</text:p>
          </table:table-cell>
          <table:table-cell office:value-type="float" office:value="0.23526109212814422" table:style-name="ce1">
            <text:p>0.235261092</text:p>
          </table:table-cell>
          <table:table-cell office:value-type="float" office:value="0.31209375160230723" table:style-name="ce1">
            <text:p>0.312093752</text:p>
          </table:table-cell>
          <table:table-cell office:value-type="float" office:value="0.11921281756738908" table:style-name="ce1">
            <text:p>0.119212818</text:p>
          </table:table-cell>
          <table:table-cell office:value-type="float" office:value="2.1493973750174245E-2" table:style-name="ce1">
            <text:p>0.021493974</text:p>
          </table:table-cell>
          <table:table-cell office:value-type="string" table:style-name="ce1">
            <text:p>F6_S3_2_BDOC_VM_A</text:p>
          </table:table-cell>
          <table:table-cell office:value-type="float" office:value="1.22856422600947" table:style-name="ce1">
            <text:p>1.228564226</text:p>
          </table:table-cell>
          <table:table-cell office:value-type="float" office:value="0.84394859532295596" table:style-name="ce1">
            <text:p>0.843948595</text:p>
          </table:table-cell>
          <table:table-cell office:value-type="float" office:value="0.82040877842356397" table:style-name="ce1">
            <text:p>0.820408778</text:p>
          </table:table-cell>
          <table:table-cell office:value-type="float" office:value="0.33198708430219798" table:style-name="ce1">
            <text:p>0.331987084</text:p>
          </table:table-cell>
          <table:table-cell office:value-type="float" office:value="3.7798967333586397E-2" table:style-name="ce1">
            <text:p>0.037798967</text:p>
          </table:table-cell>
          <table:table-cell office:value-type="float" office:value="0.37654744380343147" table:style-name="ce1">
            <text:p>0.376547444</text:p>
          </table:table-cell>
          <table:table-cell office:value-type="float" office:value="0.2586650982851475" table:style-name="ce1">
            <text:p>0.258665098</text:p>
          </table:table-cell>
          <table:table-cell office:value-type="float" office:value="0.25145028794522917" table:style-name="ce1">
            <text:p>0.251450288</text:p>
          </table:table-cell>
          <table:table-cell office:value-type="float" office:value="0.10175201696682268" table:style-name="ce1">
            <text:p>0.101752017</text:p>
          </table:table-cell>
          <table:table-cell office:value-type="float" office:value="1.1585152999369245E-2" table:style-name="ce1">
            <text:p>0.011585153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8000001907348633" table:style-name="ce1">
            <text:p>9.800000191</text:p>
          </table:table-cell>
          <table:table-cell office:value-type="float" office:value="11.39999961853027" table:style-name="ce1">
            <text:p>11.39999962</text:p>
          </table:table-cell>
          <table:table-cell office:value-type="float" office:value="8.8999996185302734" table:style-name="ce1">
            <text:p>8.899999619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86" table:style-name="ce1">
            <text:p>86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<text:s text:c="7"/></text:p>
          </table:table-cell>
          <table:table-cell office:value-type="float" office:value="1.8999999761581421" table:style-name="ce1">
            <text:p>1.899999976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7" table:style-name="ce1">
            <text:p>997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3_2_DOC_V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42149999999999999" table:style-name="ce1">
            <text:p>0.4215</text:p>
          </table:table-cell>
          <table:table-cell table:style-name="ce1"/>
          <table:table-cell office:value-type="string" table:style-name="ce1">
            <text:p>F6_S3_2_BDOC_VM_B</text:p>
          </table:table-cell>
          <table:table-cell office:value-type="float" office:value="0.52890000000000004" table:style-name="ce1">
            <text:p>0.5289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2_DOC_VM_B</text:p>
          </table:table-cell>
          <table:table-cell office:value-type="float" office:value="4.5924975861658597" table:style-name="ce1">
            <text:p>4.592497586</text:p>
          </table:table-cell>
          <table:table-cell office:value-type="float" office:value="1.2583685735007699" table:style-name="ce1">
            <text:p>1.258368574</text:p>
          </table:table-cell>
          <table:table-cell office:value-type="float" office:value="0.51678808433206302" table:style-name="ce1">
            <text:p>0.516788084</text:p>
          </table:table-cell>
          <table:table-cell office:value-type="float" office:value="0.24646669040657801" table:style-name="ce1">
            <text:p>0.24646669</text:p>
          </table:table-cell>
          <table:table-cell office:value-type="float" office:value="0.18418500831978701" table:style-name="ce1">
            <text:p>0.184185008</text:p>
          </table:table-cell>
          <table:table-cell office:value-type="float" office:value="0.15687110452318401" table:style-name="ce1">
            <text:p>0.156871105</text:p>
          </table:table-cell>
          <table:table-cell office:value-type="float" office:value="1.7716715049845499" table:style-name="ce1">
            <text:p>1.771671505</text:p>
          </table:table-cell>
          <table:table-cell office:value-type="float" office:value="3.9737395956114203E-2" table:style-name="ce1">
            <text:p>0.039737396</text:p>
          </table:table-cell>
          <table:table-cell office:value-type="float" office:value="154.33241056156399" table:style-name="ce1">
            <text:p>154.3324106</text:p>
          </table:table-cell>
          <table:table-cell office:value-type="float" office:value="91.702096032125695" table:style-name="ce1">
            <text:p>91.70209603</text:p>
          </table:table-cell>
          <table:table-cell office:value-type="float" office:value="3.6717763056539798" table:style-name="ce1">
            <text:p>3.671776306</text:p>
          </table:table-cell>
          <table:table-cell office:value-type="float" office:value="29.0424242424243" table:style-name="ce1">
            <text:p>29.04242424</text:p>
          </table:table-cell>
          <table:table-cell office:value-type="float" office:value="1.3253935578155599E-2" table:style-name="ce1">
            <text:p>0.013253936</text:p>
          </table:table-cell>
          <table:table-cell office:value-type="float" office:value="1.0169198156393101E-2" table:style-name="ce1">
            <text:p>0.010169198</text:p>
          </table:table-cell>
          <table:table-cell office:value-type="float" office:value="1.23482359487504E-2" table:style-name="ce1">
            <text:p>0.012348236</text:p>
          </table:table-cell>
          <table:table-cell office:value-type="float" office:value="1.3033412639150099" table:style-name="ce1">
            <text:p>1.303341264</text:p>
          </table:table-cell>
          <table:table-cell office:value-type="string" table:style-name="ce1">
            <text:p>F6_S3_2_BDOC_VM_B</text:p>
          </table:table-cell>
          <table:table-cell office:value-type="float" office:value="7.2546871597751403" table:style-name="ce1">
            <text:p>7.25468716</text:p>
          </table:table-cell>
          <table:table-cell office:value-type="float" office:value="0.486055895789402" table:style-name="ce1">
            <text:p>0.486055896</text:p>
          </table:table-cell>
          <table:table-cell office:value-type="float" office:value="0.34924886317128301" table:style-name="ce1">
            <text:p>0.349248863</text:p>
          </table:table-cell>
          <table:table-cell office:value-type="float" office:value="2.07761405793008E-2" table:style-name="ce1">
            <text:p>0.020776141</text:p>
          </table:table-cell>
          <table:table-cell office:value-type="float" office:value="0.15424473050481399" table:style-name="ce1">
            <text:p>0.154244731</text:p>
          </table:table-cell>
          <table:table-cell office:value-type="float" office:value="8.2525112848571794E-2" table:style-name="ce1">
            <text:p>0.082525113</text:p>
          </table:table-cell>
          <table:table-cell office:value-type="float" office:value="1.66905344907223" table:style-name="ce1">
            <text:p>1.669053449</text:p>
          </table:table-cell>
          <table:table-cell office:value-type="float" office:value="0" table:style-name="ce1">
            <text:p>0</text:p>
          </table:table-cell>
          <table:table-cell office:value-type="float" office:value="99.537464162856907" table:style-name="ce1">
            <text:p>99.53746416</text:p>
          </table:table-cell>
          <table:table-cell office:value-type="float" office:value="57.722518874084997" table:style-name="ce1">
            <text:p>57.72251887</text:p>
          </table:table-cell>
          <table:table-cell office:value-type="float" office:value="3.9562757201646099" table:style-name="ce1">
            <text:p>3.95627572</text:p>
          </table:table-cell>
          <table:table-cell office:value-type="float" office:value="43.564516129032299" table:style-name="ce1">
            <text:p>43.56451613</text:p>
          </table:table-cell>
          <table:table-cell office:value-type="float" office:value="1.39186171372106E-2" table:style-name="ce1">
            <text:p>0.013918617</text:p>
          </table:table-cell>
          <table:table-cell office:value-type="float" office:value="1.08384982174501E-2" table:style-name="ce1">
            <text:p>0.010838498</text:p>
          </table:table-cell>
          <table:table-cell office:value-type="float" office:value="1.3250378097200999E-2" table:style-name="ce1">
            <text:p>0.013250378</text:p>
          </table:table-cell>
          <table:table-cell office:value-type="float" office:value="1.28418318275879" table:style-name="ce1">
            <text:p>1.284183183</text:p>
          </table:table-cell>
          <table:table-cell office:value-type="string" table:style-name="ce1">
            <text:p>F6_S3_2_DOC_VM_B</text:p>
          </table:table-cell>
          <table:table-cell office:value-type="float" office:value="2.40345639462373" table:style-name="ce1">
            <text:p>2.403456395</text:p>
          </table:table-cell>
          <table:table-cell office:value-type="float" office:value="1.5775110873643301" table:style-name="ce1">
            <text:p>1.577511087</text:p>
          </table:table-cell>
          <table:table-cell office:value-type="float" office:value="3.3985402284878599" table:style-name="ce1">
            <text:p>3.398540228</text:p>
          </table:table-cell>
          <table:table-cell office:value-type="float" office:value="0.62571662449488297" table:style-name="ce1">
            <text:p>0.625716624</text:p>
          </table:table-cell>
          <table:table-cell office:value-type="float" office:value="0.13183915162774401" table:style-name="ce1">
            <text:p>0.131839152</text:p>
          </table:table-cell>
          <table:table-cell office:value-type="float" office:value="0.29537146890670529" table:style-name="ce1">
            <text:p>0.295371469</text:p>
          </table:table-cell>
          <table:table-cell office:value-type="float" office:value="0.19386736873350371" table:style-name="ce1">
            <text:p>0.193867369</text:p>
          </table:table-cell>
          <table:table-cell office:value-type="float" office:value="0.41766175649054893" table:style-name="ce1">
            <text:p>0.417661756</text:p>
          </table:table-cell>
          <table:table-cell office:value-type="float" office:value="7.6897104898519697E-2" table:style-name="ce1">
            <text:p>0.076897105</text:p>
          </table:table-cell>
          <table:table-cell office:value-type="float" office:value="1.6202300970722224E-2" table:style-name="ce1">
            <text:p>0.016202301</text:p>
          </table:table-cell>
          <table:table-cell office:value-type="string" table:style-name="ce1">
            <text:p>F6_S3_2_BDOC_VM_B</text:p>
          </table:table-cell>
          <table:table-cell office:value-type="float" office:value="1.3431932824997601" table:style-name="ce1">
            <text:p>1.343193282</text:p>
          </table:table-cell>
          <table:table-cell office:value-type="float" office:value="1.0017406336422101" table:style-name="ce1">
            <text:p>1.001740634</text:p>
          </table:table-cell>
          <table:table-cell office:value-type="float" office:value="1.08568084117037" table:style-name="ce1">
            <text:p>1.085680841</text:p>
          </table:table-cell>
          <table:table-cell office:value-type="float" office:value="0.38259957962655899" table:style-name="ce1">
            <text:p>0.38259958</text:p>
          </table:table-cell>
          <table:table-cell office:value-type="float" office:value="0.29461952728298102" table:style-name="ce1">
            <text:p>0.294619527</text:p>
          </table:table-cell>
          <table:table-cell office:value-type="float" office:value="0.32698335105482468" table:style-name="ce1">
            <text:p>0.326983351</text:p>
          </table:table-cell>
          <table:table-cell office:value-type="float" office:value="0.24386103887187346" table:style-name="ce1">
            <text:p>0.243861039</text:p>
          </table:table-cell>
          <table:table-cell office:value-type="float" office:value="0.26429521666549272" table:style-name="ce1">
            <text:p>0.264295217</text:p>
          </table:table-cell>
          <table:table-cell office:value-type="float" office:value="9.3139010065352856E-2" table:style-name="ce1">
            <text:p>0.09313901</text:p>
          </table:table-cell>
          <table:table-cell office:value-type="float" office:value="7.1721383342456299E-2" table:style-name="ce1">
            <text:p>0.071721383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8000001907348633" table:style-name="ce1">
            <text:p>9.800000191</text:p>
          </table:table-cell>
          <table:table-cell office:value-type="float" office:value="11.39999961853027" table:style-name="ce1">
            <text:p>11.39999962</text:p>
          </table:table-cell>
          <table:table-cell office:value-type="float" office:value="8.8999996185302734" table:style-name="ce1">
            <text:p>8.899999619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86" table:style-name="ce1">
            <text:p>86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<text:s text:c="7"/></text:p>
          </table:table-cell>
          <table:table-cell office:value-type="float" office:value="1.8999999761581421" table:style-name="ce1">
            <text:p>1.899999976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7" table:style-name="ce1">
            <text:p>997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4_2_DOC_V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6734" table:style-name="ce1">
            <text:p>0.6734</text:p>
          </table:table-cell>
          <table:table-cell office:value-type="float" office:value="0.42170000000000002" table:style-name="ce1">
            <text:p>0.4217</text:p>
          </table:table-cell>
          <table:table-cell office:value-type="string" table:style-name="ce1">
            <text:p>F6_S4_2_BDOC_VM_A</text:p>
          </table:table-cell>
          <table:table-cell office:value-type="float" office:value="0.27079999999999999" table:style-name="ce1">
            <text:p>0.2708</text:p>
          </table:table-cell>
          <table:table-cell office:value-type="float" office:value="0.23949999999999999" table:style-name="ce1">
            <text:p>0.2395</text:p>
          </table:table-cell>
          <table:table-cell office:value-type="float" office:value="0.18220000000000003" table:style-name="ce1">
            <text:p>0.1822</text:p>
          </table:table-cell>
          <table:table-cell office:value-type="float" office:value="43.206070666350492" table:style-name="ce1">
            <text:p>43.20607067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2_DOC_VM_A</text:p>
          </table:table-cell>
          <table:table-cell office:value-type="float" office:value="3.6472731646677898" table:style-name="ce1">
            <text:p>3.647273165</text:p>
          </table:table-cell>
          <table:table-cell office:value-type="float" office:value="1.2710674967556801" table:style-name="ce1">
            <text:p>1.271067497</text:p>
          </table:table-cell>
          <table:table-cell office:value-type="float" office:value="0.62847263109915696" table:style-name="ce1">
            <text:p>0.628472631</text:p>
          </table:table-cell>
          <table:table-cell office:value-type="float" office:value="0.28158085957329598" table:style-name="ce1">
            <text:p>0.28158086</text:p>
          </table:table-cell>
          <table:table-cell office:value-type="float" office:value="0.204999655625073" table:style-name="ce1">
            <text:p>0.204999656</text:p>
          </table:table-cell>
          <table:table-cell office:value-type="float" office:value="0.15637608809592499" table:style-name="ce1">
            <text:p>0.156376088</text:p>
          </table:table-cell>
          <table:table-cell office:value-type="float" office:value="2.1109449022731002" table:style-name="ce1">
            <text:p>2.110944902</text:p>
          </table:table-cell>
          <table:table-cell office:value-type="float" office:value="3.2045609033772397E-2" table:style-name="ce1">
            <text:p>0.032045609</text:p>
          </table:table-cell>
          <table:table-cell office:value-type="float" office:value="156.72271318191" table:style-name="ce1">
            <text:p>156.7227132</text:p>
          </table:table-cell>
          <table:table-cell office:value-type="float" office:value="94.322657161771303" table:style-name="ce1">
            <text:p>94.32265716</text:p>
          </table:table-cell>
          <table:table-cell office:value-type="float" office:value="3.5134938884182501" table:style-name="ce1">
            <text:p>3.513493888</text:p>
          </table:table-cell>
          <table:table-cell office:value-type="float" office:value="26.651006711409298" table:style-name="ce1">
            <text:p>26.65100671</text:p>
          </table:table-cell>
          <table:table-cell office:value-type="float" office:value="1.29607511234114E-2" table:style-name="ce1">
            <text:p>0.012960751</text:p>
          </table:table-cell>
          <table:table-cell office:value-type="float" office:value="9.7574810234546498E-3" table:style-name="ce1">
            <text:p>0.009757481</text:p>
          </table:table-cell>
          <table:table-cell office:value-type="float" office:value="1.17933804720406E-2" table:style-name="ce1">
            <text:p>0.01179338</text:p>
          </table:table-cell>
          <table:table-cell office:value-type="float" office:value="1.32828863230755" table:style-name="ce1">
            <text:p>1.328288632</text:p>
          </table:table-cell>
          <table:table-cell office:value-type="string" table:style-name="ce1">
            <text:p>F6_S4_2_BDOC_VM_A</text:p>
          </table:table-cell>
          <table:table-cell office:value-type="float" office:value="2.9031021563053798" table:style-name="ce1">
            <text:p>2.903102156</text:p>
          </table:table-cell>
          <table:table-cell office:value-type="float" office:value="0.63502951853746503" table:style-name="ce1">
            <text:p>0.635029519</text:p>
          </table:table-cell>
          <table:table-cell office:value-type="float" office:value="0.29622181913293799" table:style-name="ce1">
            <text:p>0.296221819</text:p>
          </table:table-cell>
          <table:table-cell office:value-type="float" office:value="4.0899986403815099E-2" table:style-name="ce1">
            <text:p>0.040899986</text:p>
          </table:table-cell>
          <table:table-cell office:value-type="float" office:value="0.13163217189219301" table:style-name="ce1">
            <text:p>0.131632172</text:p>
          </table:table-cell>
          <table:table-cell office:value-type="float" office:value="9.8889499879291506E-2" table:style-name="ce1">
            <text:p>0.0988895</text:p>
          </table:table-cell>
          <table:table-cell office:value-type="float" office:value="2.8355415982913899" table:style-name="ce1">
            <text:p>2.835541598</text:p>
          </table:table-cell>
          <table:table-cell office:value-type="float" office:value="3.7401965993471599E-3" table:style-name="ce1">
            <text:p>0.003740197</text:p>
          </table:table-cell>
          <table:table-cell office:value-type="float" office:value="122.369240063531" table:style-name="ce1">
            <text:p>122.3692401</text:p>
          </table:table-cell>
          <table:table-cell office:value-type="float" office:value="72.449195247419794" table:style-name="ce1">
            <text:p>72.44919525</text:p>
          </table:table-cell>
          <table:table-cell office:value-type="float" office:value="3.7238320520402102" table:style-name="ce1">
            <text:p>3.723832052</text:p>
          </table:table-cell>
          <table:table-cell office:value-type="float" office:value="50.383561643835698" table:style-name="ce1">
            <text:p>50.38356164</text:p>
          </table:table-cell>
          <table:table-cell office:value-type="float" office:value="1.34200647274729E-2" table:style-name="ce1">
            <text:p>0.013420065</text:p>
          </table:table-cell>
          <table:table-cell office:value-type="float" office:value="1.03525986203788E-2" table:style-name="ce1">
            <text:p>0.010352599</text:p>
          </table:table-cell>
          <table:table-cell office:value-type="float" office:value="1.2538449963704099E-2" table:style-name="ce1">
            <text:p>0.01253845</text:p>
          </table:table-cell>
          <table:table-cell office:value-type="float" office:value="1.2962991437778699" table:style-name="ce1">
            <text:p>1.296299144</text:p>
          </table:table-cell>
          <table:table-cell office:value-type="string" table:style-name="ce1">
            <text:p>F6_S4_2_DOC_VM_A</text:p>
          </table:table-cell>
          <table:table-cell office:value-type="float" office:value="2.3535169950286199" table:style-name="ce1">
            <text:p>2.353516995</text:p>
          </table:table-cell>
          <table:table-cell office:value-type="float" office:value="1.5703370237429899" table:style-name="ce1">
            <text:p>1.570337024</text:p>
          </table:table-cell>
          <table:table-cell office:value-type="float" office:value="3.1046534908495" table:style-name="ce1">
            <text:p>3.104653491</text:p>
          </table:table-cell>
          <table:table-cell office:value-type="float" office:value="0.66156444848510298" table:style-name="ce1">
            <text:p>0.661564448</text:p>
          </table:table-cell>
          <table:table-cell office:value-type="float" office:value="0.25099566729044298" table:style-name="ce1">
            <text:p>0.250995667</text:p>
          </table:table-cell>
          <table:table-cell office:value-type="float" office:value="0.29637286899581872" table:style-name="ce1">
            <text:p>0.296372869</text:p>
          </table:table-cell>
          <table:table-cell office:value-type="float" office:value="0.19774885416172891" table:style-name="ce1">
            <text:p>0.197748854</text:p>
          </table:table-cell>
          <table:table-cell office:value-type="float" office:value="0.39096172420448605" table:style-name="ce1">
            <text:p>0.390961724</text:p>
          </table:table-cell>
          <table:table-cell office:value-type="float" office:value="8.3309257607796533E-2" table:style-name="ce1">
            <text:p>0.083309258</text:p>
          </table:table-cell>
          <table:table-cell office:value-type="float" office:value="3.1607295030169923E-2" table:style-name="ce1">
            <text:p>0.031607295</text:p>
          </table:table-cell>
          <table:table-cell office:value-type="string" table:style-name="ce1">
            <text:p>F6_S4_2_BDOC_VM_A</text:p>
          </table:table-cell>
          <table:table-cell office:value-type="float" office:value="1.8096708063034801" table:style-name="ce1">
            <text:p>1.809670806</text:p>
          </table:table-cell>
          <table:table-cell office:value-type="float" office:value="1.26832845969685" table:style-name="ce1">
            <text:p>1.26832846</text:p>
          </table:table-cell>
          <table:table-cell office:value-type="float" office:value="1.5024037139134101" table:style-name="ce1">
            <text:p>1.502403714</text:p>
          </table:table-cell>
          <table:table-cell office:value-type="float" office:value="0.49314230949848697" table:style-name="ce1">
            <text:p>0.493142309</text:p>
          </table:table-cell>
          <table:table-cell office:value-type="float" office:value="1.7798817261938601E-2" table:style-name="ce1">
            <text:p>0.017798817</text:p>
          </table:table-cell>
          <table:table-cell office:value-type="float" office:value="0.35544067900089676" table:style-name="ce1">
            <text:p>0.355440679</text:p>
          </table:table-cell>
          <table:table-cell office:value-type="float" office:value="0.24911466071095395" table:style-name="ce1">
            <text:p>0.249114661</text:p>
          </table:table-cell>
          <table:table-cell office:value-type="float" office:value="0.29508979994966977" table:style-name="ce1">
            <text:p>0.2950898</text:p>
          </table:table-cell>
          <table:table-cell office:value-type="float" office:value="9.6858962813382452E-2" table:style-name="ce1">
            <text:p>0.096858963</text:p>
          </table:table-cell>
          <table:table-cell office:value-type="float" office:value="3.4958975250968401E-3" table:style-name="ce1">
            <text:p>0.003495898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1.60000038146973" table:style-name="ce1">
            <text:p>11.60000038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9.8000001907348633" table:style-name="ce1">
            <text:p>9.800000191</text:p>
          </table:table-cell>
          <table:table-cell office:value-type="float" office:value="9.1999998092651367" table:style-name="ce1">
            <text:p>9.199999809</text:p>
          </table:table-cell>
          <table:table-cell office:value-type="float" office:value="85" table:style-name="ce1">
            <text:p>85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NW<text:s text:c="6"/>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4.8000001907348633" table:style-name="ce1">
            <text:p>4.800000191</text:p>
          </table:table-cell>
          <table:table-cell office:value-type="float" office:value="996.79998779296875" table:style-name="ce1">
            <text:p>996.7999878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4_2_DOC_V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string" table:style-name="ce1">
            <text:p>F6_S4_2_BDOC_VM_B</text:p>
          </table:table-cell>
          <table:table-cell office:value-type="float" office:value="0.2082" table:style-name="ce1">
            <text:p>0.2082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2_DOC_VM_B</text:p>
          </table:table-cell>
          <table:table-cell office:value-type="float" office:value="3.1360270856281902" table:style-name="ce1">
            <text:p>3.136027086</text:p>
          </table:table-cell>
          <table:table-cell office:value-type="float" office:value="0.86029901845097401" table:style-name="ce1">
            <text:p>0.860299018</text:p>
          </table:table-cell>
          <table:table-cell office:value-type="float" office:value="0.258400321234944" table:style-name="ce1">
            <text:p>0.258400321</text:p>
          </table:table-cell>
          <table:table-cell office:value-type="float" office:value="9.4867088930612894E-2" table:style-name="ce1">
            <text:p>0.094867089</text:p>
          </table:table-cell>
          <table:table-cell office:value-type="float" office:value="0.109371548839249" table:style-name="ce1">
            <text:p>0.109371549</text:p>
          </table:table-cell>
          <table:table-cell office:value-type="float" office:value="0.107518329401472" table:style-name="ce1">
            <text:p>0.107518329</text:p>
          </table:table-cell>
          <table:table-cell office:value-type="float" office:value="1.25247785518192" table:style-name="ce1">
            <text:p>1.252477855</text:p>
          </table:table-cell>
          <table:table-cell office:value-type="float" office:value="6.8633148692041502E-3" table:style-name="ce1">
            <text:p>0.006863315</text:p>
          </table:table-cell>
          <table:table-cell office:value-type="float" office:value="135.05758039502001" table:style-name="ce1">
            <text:p>135.0575804</text:p>
          </table:table-cell>
          <table:table-cell office:value-type="float" office:value="78.598193914805805" table:style-name="ce1">
            <text:p>78.59819391</text:p>
          </table:table-cell>
          <table:table-cell office:value-type="float" office:value="3.8861786091604" table:style-name="ce1">
            <text:p>3.886178609</text:p>
          </table:table-cell>
          <table:table-cell office:value-type="float" office:value="35.569230769230799" table:style-name="ce1">
            <text:p>35.56923077</text:p>
          </table:table-cell>
          <table:table-cell office:value-type="float" office:value="1.3848881957457201E-2" table:style-name="ce1">
            <text:p>0.013848882</text:p>
          </table:table-cell>
          <table:table-cell office:value-type="float" office:value="1.0505013713616699E-2" table:style-name="ce1">
            <text:p>0.010505014</text:p>
          </table:table-cell>
          <table:table-cell office:value-type="float" office:value="1.3182715303481401E-2" table:style-name="ce1">
            <text:p>0.013182715</text:p>
          </table:table-cell>
          <table:table-cell office:value-type="float" office:value="1.31831164956084" table:style-name="ce1">
            <text:p>1.31831165</text:p>
          </table:table-cell>
          <table:table-cell office:value-type="string" table:style-name="ce1">
            <text:p>F6_S4_2_BDOC_VM_B</text:p>
          </table:table-cell>
          <table:table-cell office:value-type="float" office:value="6.4536532267922198" table:style-name="ce1">
            <text:p>6.453653227</text:p>
          </table:table-cell>
          <table:table-cell office:value-type="float" office:value="0.62404827449717004" table:style-name="ce1">
            <text:p>0.624048274</text:p>
          </table:table-cell>
          <table:table-cell office:value-type="float" office:value="0.12610934081868699" table:style-name="ce1">
            <text:p>0.126109341</text:p>
          </table:table-cell>
          <table:table-cell office:value-type="float" office:value="3.7634657760008801E-2" table:style-name="ce1">
            <text:p>0.037634658</text:p>
          </table:table-cell>
          <table:table-cell office:value-type="float" office:value="8.4031036803082798E-2" table:style-name="ce1">
            <text:p>0.084031037</text:p>
          </table:table-cell>
          <table:table-cell office:value-type="float" office:value="8.7617393163213805E-2" table:style-name="ce1">
            <text:p>0.087617393</text:p>
          </table:table-cell>
          <table:table-cell office:value-type="float" office:value="2.1244096783791901" table:style-name="ce1">
            <text:p>2.124409678</text:p>
          </table:table-cell>
          <table:table-cell office:value-type="float" office:value="3.5999882005324098E-3" table:style-name="ce1">
            <text:p>0.003599988</text:p>
          </table:table-cell>
          <table:table-cell office:value-type="float" office:value="106.735783751193" table:style-name="ce1">
            <text:p>106.7357838</text:p>
          </table:table-cell>
          <table:table-cell office:value-type="float" office:value="61.651167630369599" table:style-name="ce1">
            <text:p>61.65116763</text:p>
          </table:table-cell>
          <table:table-cell office:value-type="float" office:value="3.94187529899538" table:style-name="ce1">
            <text:p>3.941875299</text:p>
          </table:table-cell>
          <table:table-cell office:value-type="float" office:value="28.907894736842099" table:style-name="ce1">
            <text:p>28.90789474</text:p>
          </table:table-cell>
          <table:table-cell office:value-type="float" office:value="1.39939229897435E-2" table:style-name="ce1">
            <text:p>0.013993923</text:p>
          </table:table-cell>
          <table:table-cell office:value-type="float" office:value="1.0693625776347899E-2" table:style-name="ce1">
            <text:p>0.010693626</text:p>
          </table:table-cell>
          <table:table-cell office:value-type="float" office:value="1.3161554847315401E-2" table:style-name="ce1">
            <text:p>0.013161555</text:p>
          </table:table-cell>
          <table:table-cell office:value-type="float" office:value="1.30862284527434" table:style-name="ce1">
            <text:p>1.308622845</text:p>
          </table:table-cell>
          <table:table-cell office:value-type="string" table:style-name="ce1">
            <text:p>F6_S4_2_DOC_VM_B</text:p>
          </table:table-cell>
          <table:table-cell office:value-type="float" office:value="2.0524805176405199" table:style-name="ce1">
            <text:p>2.052480518</text:p>
          </table:table-cell>
          <table:table-cell office:value-type="float" office:value="1.29952752398297" table:style-name="ce1">
            <text:p>1.299527524</text:p>
          </table:table-cell>
          <table:table-cell office:value-type="float" office:value="1.91562507772157" table:style-name="ce1">
            <text:p>1.915625078</text:p>
          </table:table-cell>
          <table:table-cell office:value-type="float" office:value="0.51293855271296196" table:style-name="ce1">
            <text:p>0.512938553</text:p>
          </table:table-cell>
          <table:table-cell office:value-type="float" office:value="0" table:style-name="ce1">
            <text:p>0</text:p>
          </table:table-cell>
          <table:table-cell office:value-type="float" office:value="0.35506531777155315" table:style-name="ce1">
            <text:p>0.355065318</text:p>
          </table:table-cell>
          <table:table-cell office:value-type="float" office:value="0.22480951672385494" table:style-name="ce1">
            <text:p>0.224809517</text:p>
          </table:table-cell>
          <table:table-cell office:value-type="float" office:value="0.33139024760842756" table:style-name="ce1">
            <text:p>0.331390248</text:p>
          </table:table-cell>
          <table:table-cell office:value-type="float" office:value="8.8734917896164334E-2" table:style-name="ce1">
            <text:p>0.0887349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4_2_BDOC_VM_B</text:p>
          </table:table-cell>
          <table:table-cell office:value-type="float" office:value="1.6613837135493399" table:style-name="ce1">
            <text:p>1.661383714</text:p>
          </table:table-cell>
          <table:table-cell office:value-type="float" office:value="1.0774029580579201" table:style-name="ce1">
            <text:p>1.077402958</text:p>
          </table:table-cell>
          <table:table-cell office:value-type="float" office:value="1.3142351013306901" table:style-name="ce1">
            <text:p>1.314235101</text:p>
          </table:table-cell>
          <table:table-cell office:value-type="float" office:value="0.42174866817630502" table:style-name="ce1">
            <text:p>0.421748668</text:p>
          </table:table-cell>
          <table:table-cell office:value-type="float" office:value="0" table:style-name="ce1">
            <text:p>0</text:p>
          </table:table-cell>
          <table:table-cell office:value-type="float" office:value="0.37127797624756848" table:style-name="ce1">
            <text:p>0.371277976</text:p>
          </table:table-cell>
          <table:table-cell office:value-type="float" office:value="0.24077278873542346" table:style-name="ce1">
            <text:p>0.240772789</text:p>
          </table:table-cell>
          <table:table-cell office:value-type="float" office:value="0.29369888771398844" table:style-name="ce1">
            <text:p>0.293698888</text:p>
          </table:table-cell>
          <table:table-cell office:value-type="float" office:value="9.4250347303019663E-2" table:style-name="ce1">
            <text:p>0.09425034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1.60000038146973" table:style-name="ce1">
            <text:p>11.60000038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9.8000001907348633" table:style-name="ce1">
            <text:p>9.800000191</text:p>
          </table:table-cell>
          <table:table-cell office:value-type="float" office:value="9.1999998092651367" table:style-name="ce1">
            <text:p>9.199999809</text:p>
          </table:table-cell>
          <table:table-cell office:value-type="float" office:value="85" table:style-name="ce1">
            <text:p>85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NW<text:s text:c="6"/>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4.8000001907348633" table:style-name="ce1">
            <text:p>4.800000191</text:p>
          </table:table-cell>
          <table:table-cell office:value-type="float" office:value="996.79998779296875" table:style-name="ce1">
            <text:p>996.7999878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5_2_DOC_V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47439999999999999" table:style-name="ce1">
            <text:p>0.4744</text:p>
          </table:table-cell>
          <table:table-cell office:value-type="float" office:value="0.33150000000000002" table:style-name="ce1">
            <text:p>0.3315</text:p>
          </table:table-cell>
          <table:table-cell office:value-type="string" table:style-name="ce1">
            <text:p>F6_S5_2_BDOC_VM_A</text:p>
          </table:table-cell>
          <table:table-cell office:value-type="float" office:value="0.35730000000000001" table:style-name="ce1">
            <text:p>0.3573</text:p>
          </table:table-cell>
          <table:table-cell office:value-type="float" office:value="0.25485000000000002" table:style-name="ce1">
            <text:p>0.25485</text:p>
          </table:table-cell>
          <table:table-cell office:value-type="float" office:value="7.6649999999999996E-2" table:style-name="ce1">
            <text:p>0.07665</text:p>
          </table:table-cell>
          <table:table-cell office:value-type="float" office:value="23.122171945701353" table:style-name="ce1">
            <text:p>23.12217195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2_DOC_VM_A</text:p>
          </table:table-cell>
          <table:table-cell office:value-type="float" office:value="2.5417374536402502" table:style-name="ce1">
            <text:p>2.541737454</text:p>
          </table:table-cell>
          <table:table-cell office:value-type="float" office:value="0.67394343988965499" table:style-name="ce1">
            <text:p>0.67394344</text:p>
          </table:table-cell>
          <table:table-cell office:value-type="float" office:value="0.37081340698085802" table:style-name="ce1">
            <text:p>0.370813407</text:p>
          </table:table-cell>
          <table:table-cell office:value-type="float" office:value="9.9127632754289194E-2" table:style-name="ce1">
            <text:p>0.099127633</text:p>
          </table:table-cell>
          <table:table-cell office:value-type="float" office:value="0.113437739061098" table:style-name="ce1">
            <text:p>0.113437739</text:p>
          </table:table-cell>
          <table:table-cell office:value-type="float" office:value="9.4126369687529604E-2" table:style-name="ce1">
            <text:p>0.09412637</text:p>
          </table:table-cell>
          <table:table-cell office:value-type="float" office:value="1.5056150744338499" table:style-name="ce1">
            <text:p>1.505615074</text:p>
          </table:table-cell>
          <table:table-cell office:value-type="float" office:value="6.8686982416238607E-2" table:style-name="ce1">
            <text:p>0.068686982</text:p>
          </table:table-cell>
          <table:table-cell office:value-type="float" office:value="105.16564001158901" table:style-name="ce1">
            <text:p>105.16564</text:p>
          </table:table-cell>
          <table:table-cell office:value-type="float" office:value="61.5777042012122" table:style-name="ce1">
            <text:p>61.5777042</text:p>
          </table:table-cell>
          <table:table-cell office:value-type="float" office:value="3.8277162385104901" table:style-name="ce1">
            <text:p>3.827716239</text:p>
          </table:table-cell>
          <table:table-cell office:value-type="float" office:value="31.4838709677419" table:style-name="ce1">
            <text:p>31.48387097</text:p>
          </table:table-cell>
          <table:table-cell office:value-type="float" office:value="1.36864154363658E-2" table:style-name="ce1">
            <text:p>0.013686415</text:p>
          </table:table-cell>
          <table:table-cell office:value-type="float" office:value="1.06230095055459E-2" table:style-name="ce1">
            <text:p>0.01062301</text:p>
          </table:table-cell>
          <table:table-cell office:value-type="float" office:value="1.2804990540018799E-2" table:style-name="ce1">
            <text:p>0.012804991</text:p>
          </table:table-cell>
          <table:table-cell office:value-type="float" office:value="1.2883745824778401" table:style-name="ce1">
            <text:p>1.288374582</text:p>
          </table:table-cell>
          <table:table-cell office:value-type="string" table:style-name="ce1">
            <text:p>F6_S5_2_BDOC_VM_A</text:p>
          </table:table-cell>
          <table:table-cell office:value-type="float" office:value="3.9040943646887398" table:style-name="ce1">
            <text:p>3.904094365</text:p>
          </table:table-cell>
          <table:table-cell office:value-type="float" office:value="0.65635385294831405" table:style-name="ce1">
            <text:p>0.656353853</text:p>
          </table:table-cell>
          <table:table-cell office:value-type="float" office:value="0.24908580352712301" table:style-name="ce1">
            <text:p>0.249085804</text:p>
          </table:table-cell>
          <table:table-cell office:value-type="float" office:value="1.8769964860410899E-2" table:style-name="ce1">
            <text:p>0.018769965</text:p>
          </table:table-cell>
          <table:table-cell office:value-type="float" office:value="0.14363214354915499" table:style-name="ce1">
            <text:p>0.143632144</text:p>
          </table:table-cell>
          <table:table-cell office:value-type="float" office:value="0.113810771938859" table:style-name="ce1">
            <text:p>0.113810772</text:p>
          </table:table-cell>
          <table:table-cell office:value-type="float" office:value="2.3034768989623302" table:style-name="ce1">
            <text:p>2.303476899</text:p>
          </table:table-cell>
          <table:table-cell office:value-type="float" office:value="3.8367133959078199E-16" table:style-name="ce1">
            <text:p>3.83671E-16</text:p>
          </table:table-cell>
          <table:table-cell office:value-type="float" office:value="114.883645573116" table:style-name="ce1">
            <text:p>114.8836456</text:p>
          </table:table-cell>
          <table:table-cell office:value-type="float" office:value="67.841832123247897" table:style-name="ce1">
            <text:p>67.84183212</text:p>
          </table:table-cell>
          <table:table-cell office:value-type="float" office:value="3.7493221592309598" table:style-name="ce1">
            <text:p>3.749322159</text:p>
          </table:table-cell>
          <table:table-cell office:value-type="float" office:value="23.078125" table:style-name="ce1">
            <text:p>23.078125</text:p>
          </table:table-cell>
          <table:table-cell office:value-type="float" office:value="1.34430822626372E-2" table:style-name="ce1">
            <text:p>0.013443082</text:p>
          </table:table-cell>
          <table:table-cell office:value-type="float" office:value="1.03117445203539E-2" table:style-name="ce1">
            <text:p>0.010311745</text:p>
          </table:table-cell>
          <table:table-cell office:value-type="float" office:value="1.25623645942462E-2" table:style-name="ce1">
            <text:p>0.012562365</text:p>
          </table:table-cell>
          <table:table-cell office:value-type="float" office:value="1.3036671182167601" table:style-name="ce1">
            <text:p>1.303667118</text:p>
          </table:table-cell>
          <table:table-cell office:value-type="string" table:style-name="ce1">
            <text:p>F6_S5_2_DOC_VM_A</text:p>
          </table:table-cell>
          <table:table-cell office:value-type="float" office:value="1.3837793771492" table:style-name="ce1">
            <text:p>1.383779377</text:p>
          </table:table-cell>
          <table:table-cell office:value-type="float" office:value="0.91218162978797701" table:style-name="ce1">
            <text:p>0.91218163</text:p>
          </table:table-cell>
          <table:table-cell office:value-type="float" office:value="1.8345241286995799" table:style-name="ce1">
            <text:p>1.834524129</text:p>
          </table:table-cell>
          <table:table-cell office:value-type="float" office:value="0.36561103709103399" table:style-name="ce1">
            <text:p>0.365611037</text:p>
          </table:table-cell>
          <table:table-cell office:value-type="float" office:value="0.10832529332698899" table:style-name="ce1">
            <text:p>0.108325293</text:p>
          </table:table-cell>
          <table:table-cell office:value-type="float" office:value="0.30053273518743878" table:style-name="ce1">
            <text:p>0.300532735</text:p>
          </table:table-cell>
          <table:table-cell office:value-type="float" office:value="0.19810993335707044" table:style-name="ce1">
            <text:p>0.198109933</text:p>
          </table:table-cell>
          <table:table-cell office:value-type="float" office:value="0.39842663019105867" table:style-name="ce1">
            <text:p>0.39842663</text:p>
          </table:table-cell>
          <table:table-cell office:value-type="float" office:value="7.9404337718958121E-2" table:style-name="ce1">
            <text:p>0.079404338</text:p>
          </table:table-cell>
          <table:table-cell office:value-type="float" office:value="2.3526363545473973E-2" table:style-name="ce1">
            <text:p>0.023526364</text:p>
          </table:table-cell>
          <table:table-cell office:value-type="string" table:style-name="ce1">
            <text:p>F6_S5_2_BDOC_VM_A</text:p>
          </table:table-cell>
          <table:table-cell office:value-type="float" office:value="1.63571766410301" table:style-name="ce1">
            <text:p>1.635717664</text:p>
          </table:table-cell>
          <table:table-cell office:value-type="float" office:value="1.1533485115603499" table:style-name="ce1">
            <text:p>1.153348512</text:p>
          </table:table-cell>
          <table:table-cell office:value-type="float" office:value="1.61897305271911" table:style-name="ce1">
            <text:p>1.618973053</text:p>
          </table:table-cell>
          <table:table-cell office:value-type="float" office:value="0.46652235340113801" table:style-name="ce1">
            <text:p>0.466522353</text:p>
          </table:table-cell>
          <table:table-cell office:value-type="float" office:value="0.10572699998367099" table:style-name="ce1">
            <text:p>0.105727</text:p>
          </table:table-cell>
          <table:table-cell office:value-type="float" office:value="0.32843832987737587" table:style-name="ce1">
            <text:p>0.32843833</text:p>
          </table:table-cell>
          <table:table-cell office:value-type="float" office:value="0.23158266687250456" table:style-name="ce1">
            <text:p>0.231582667</text:p>
          </table:table-cell>
          <table:table-cell office:value-type="float" office:value="0.32507615294546038" table:style-name="ce1">
            <text:p>0.325076153</text:p>
          </table:table-cell>
          <table:table-cell office:value-type="float" office:value="9.3673759209268626E-2" table:style-name="ce1">
            <text:p>0.093673759</text:p>
          </table:table-cell>
          <table:table-cell office:value-type="float" office:value="2.1229091095390555E-2" table:style-name="ce1">
            <text:p>0.021229091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10.60000038146973" table:style-name="ce1">
            <text:p>10.60000038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83" table:style-name="ce1">
            <text:p>83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SE<text:s text:c="5"/></text:p>
          </table:table-cell>
          <table:table-cell office:value-type="float" office:value="1" table:style-name="ce1">
            <text:p>1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4.1999998092651367" table:style-name="ce1">
            <text:p>4.199999809</text:p>
          </table:table-cell>
          <table:table-cell office:value-type="float" office:value="997" table:style-name="ce1">
            <text:p>997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5_2_DOC_V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18859999999999999" table:style-name="ce1">
            <text:p>0.1886</text:p>
          </table:table-cell>
          <table:table-cell table:style-name="ce1"/>
          <table:table-cell office:value-type="string" table:style-name="ce1">
            <text:p>F6_S5_2_BDOC_VM_B</text:p>
          </table:table-cell>
          <table:table-cell office:value-type="float" office:value="0.15240000000000001" table:style-name="ce1">
            <text:p>0.1524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2_DOC_VM_B</text:p>
          </table:table-cell>
          <table:table-cell office:value-type="float" office:value="2.06638972139225" table:style-name="ce1">
            <text:p>2.066389721</text:p>
          </table:table-cell>
          <table:table-cell office:value-type="float" office:value="1.0403178043157499" table:style-name="ce1">
            <text:p>1.040317804</text:p>
          </table:table-cell>
          <table:table-cell office:value-type="float" office:value="0.31580864028109101" table:style-name="ce1">
            <text:p>0.31580864</text:p>
          </table:table-cell>
          <table:table-cell office:value-type="float" office:value="0.22640642591545701" table:style-name="ce1">
            <text:p>0.226406426</text:p>
          </table:table-cell>
          <table:table-cell office:value-type="float" office:value="0.13501449261841" table:style-name="ce1">
            <text:p>0.135014493</text:p>
          </table:table-cell>
          <table:table-cell office:value-type="float" office:value="0.131108932925002" table:style-name="ce1">
            <text:p>0.131108933</text:p>
          </table:table-cell>
          <table:table-cell office:value-type="float" office:value="1.88517837364643" table:style-name="ce1">
            <text:p>1.885178374</text:p>
          </table:table-cell>
          <table:table-cell office:value-type="float" office:value="3.32361495877865E-2" table:style-name="ce1">
            <text:p>0.03323615</text:p>
          </table:table-cell>
          <table:table-cell office:value-type="float" office:value="146.659319856434" table:style-name="ce1">
            <text:p>146.6593199</text:p>
          </table:table-cell>
          <table:table-cell office:value-type="float" office:value="86.4006679727799" table:style-name="ce1">
            <text:p>86.40066797</text:p>
          </table:table-cell>
          <table:table-cell office:value-type="float" office:value="3.7432536622976098" table:style-name="ce1">
            <text:p>3.743253662</text:p>
          </table:table-cell>
          <table:table-cell office:value-type="float" office:value="32.5" table:style-name="ce1">
            <text:p>32.5</text:p>
          </table:table-cell>
          <table:table-cell office:value-type="float" office:value="1.35094601647162E-2" table:style-name="ce1">
            <text:p>0.01350946</text:p>
          </table:table-cell>
          <table:table-cell office:value-type="float" office:value="1.0285179552796101E-2" table:style-name="ce1">
            <text:p>0.01028518</text:p>
          </table:table-cell>
          <table:table-cell office:value-type="float" office:value="1.25399589869701E-2" table:style-name="ce1">
            <text:p>0.012539959</text:p>
          </table:table-cell>
          <table:table-cell office:value-type="float" office:value="1.3134880237500099" table:style-name="ce1">
            <text:p>1.313488024</text:p>
          </table:table-cell>
          <table:table-cell office:value-type="string" table:style-name="ce1">
            <text:p>F6_S5_2_BDOC_VM_B</text:p>
          </table:table-cell>
          <table:table-cell office:value-type="float" office:value="4.9168303446480497" table:style-name="ce1">
            <text:p>4.916830345</text:p>
          </table:table-cell>
          <table:table-cell office:value-type="float" office:value="0.79922295950223099" table:style-name="ce1">
            <text:p>0.79922296</text:p>
          </table:table-cell>
          <table:table-cell office:value-type="float" office:value="0.101030703181721" table:style-name="ce1">
            <text:p>0.101030703</text:p>
          </table:table-cell>
          <table:table-cell office:value-type="float" office:value="9.8572985046075701E-2" table:style-name="ce1">
            <text:p>0.098572985</text:p>
          </table:table-cell>
          <table:table-cell office:value-type="float" office:value="0.104803524563295" table:style-name="ce1">
            <text:p>0.104803525</text:p>
          </table:table-cell>
          <table:table-cell office:value-type="float" office:value="9.6488557130228997E-2" table:style-name="ce1">
            <text:p>0.096488557</text:p>
          </table:table-cell>
          <table:table-cell office:value-type="float" office:value="2.0155200631478198" table:style-name="ce1">
            <text:p>2.015520063</text:p>
          </table:table-cell>
          <table:table-cell office:value-type="float" office:value="1.6018364593392301E-2" table:style-name="ce1">
            <text:p>0.016018365</text:p>
          </table:table-cell>
          <table:table-cell office:value-type="float" office:value="123.967891999524" table:style-name="ce1">
            <text:p>123.967892</text:p>
          </table:table-cell>
          <table:table-cell office:value-type="float" office:value="71.376848475539703" table:style-name="ce1">
            <text:p>71.37684848</text:p>
          </table:table-cell>
          <table:table-cell office:value-type="float" office:value="3.9676750932449201" table:style-name="ce1">
            <text:p>3.967675093</text:p>
          </table:table-cell>
          <table:table-cell office:value-type="float" office:value="25.2878787878788" table:style-name="ce1">
            <text:p>25.28787879</text:p>
          </table:table-cell>
          <table:table-cell office:value-type="float" office:value="1.4027637861079601E-2" table:style-name="ce1">
            <text:p>0.014027638</text:p>
          </table:table-cell>
          <table:table-cell office:value-type="float" office:value="1.0770636518907899E-2" table:style-name="ce1">
            <text:p>0.010770637</text:p>
          </table:table-cell>
          <table:table-cell office:value-type="float" office:value="1.32545681040013E-2" table:style-name="ce1">
            <text:p>0.013254568</text:p>
          </table:table-cell>
          <table:table-cell office:value-type="float" office:value="1.30239636593938" table:style-name="ce1">
            <text:p>1.302396366</text:p>
          </table:table-cell>
          <table:table-cell office:value-type="string" table:style-name="ce1">
            <text:p>F6_S5_2_DOC_VM_B</text:p>
          </table:table-cell>
          <table:table-cell office:value-type="float" office:value="2.0627888916568899" table:style-name="ce1">
            <text:p>2.062788892</text:p>
          </table:table-cell>
          <table:table-cell office:value-type="float" office:value="1.4661912449476699" table:style-name="ce1">
            <text:p>1.466191245</text:p>
          </table:table-cell>
          <table:table-cell office:value-type="float" office:value="3.2438955968081502" table:style-name="ce1">
            <text:p>3.243895597</text:p>
          </table:table-cell>
          <table:table-cell office:value-type="float" office:value="0.569239541406385" table:style-name="ce1">
            <text:p>0.569239541</text:p>
          </table:table-cell>
          <table:table-cell office:value-type="float" office:value="0" table:style-name="ce1">
            <text:p>0</text:p>
          </table:table-cell>
          <table:table-cell office:value-type="float" office:value="0.28095294263923359" table:style-name="ce1">
            <text:p>0.280952943</text:p>
          </table:table-cell>
          <table:table-cell office:value-type="float" office:value="0.19969602629043384" table:style-name="ce1">
            <text:p>0.199696026</text:p>
          </table:table-cell>
          <table:table-cell office:value-type="float" office:value="0.44182030319431037" table:style-name="ce1">
            <text:p>0.441820303</text:p>
          </table:table-cell>
          <table:table-cell office:value-type="float" office:value="7.7530727876022165E-2" table:style-name="ce1">
            <text:p>0.0775307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5_2_BDOC_VM_B</text:p>
          </table:table-cell>
          <table:table-cell office:value-type="float" office:value="1.8391892586867999" table:style-name="ce1">
            <text:p>1.839189259</text:p>
          </table:table-cell>
          <table:table-cell office:value-type="float" office:value="1.20207284416878" table:style-name="ce1">
            <text:p>1.202072844</text:p>
          </table:table-cell>
          <table:table-cell office:value-type="float" office:value="1.6983761030900999" table:style-name="ce1">
            <text:p>1.698376103</text:p>
          </table:table-cell>
          <table:table-cell office:value-type="float" office:value="0.481612340965972" table:style-name="ce1">
            <text:p>0.481612341</text:p>
          </table:table-cell>
          <table:table-cell office:value-type="float" office:value="0" table:style-name="ce1">
            <text:p>0</text:p>
          </table:table-cell>
          <table:table-cell office:value-type="float" office:value="0.35225071889619869" table:style-name="ce1">
            <text:p>0.352250719</text:p>
          </table:table-cell>
          <table:table-cell office:value-type="float" office:value="0.2302269989475608" table:style-name="ce1">
            <text:p>0.230226999</text:p>
          </table:table-cell>
          <table:table-cell office:value-type="float" office:value="0.32528147956712833" table:style-name="ce1">
            <text:p>0.32528148</text:p>
          </table:table-cell>
          <table:table-cell office:value-type="float" office:value="9.2240802589112242E-2" table:style-name="ce1">
            <text:p>0.092240803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10.60000038146973" table:style-name="ce1">
            <text:p>10.60000038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83" table:style-name="ce1">
            <text:p>83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SE<text:s text:c="5"/></text:p>
          </table:table-cell>
          <table:table-cell office:value-type="float" office:value="1" table:style-name="ce1">
            <text:p>1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4.1999998092651367" table:style-name="ce1">
            <text:p>4.199999809</text:p>
          </table:table-cell>
          <table:table-cell office:value-type="float" office:value="997" table:style-name="ce1">
            <text:p>997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6_2_DOC_VM_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0.25260000000000005" table:style-name="ce1">
            <text:p>0.2526</text:p>
          </table:table-cell>
          <table:table-cell office:value-type="string" table:style-name="ce1">
            <text:p>F6_S6_2_BDOC_VM_A</text:p>
          </table:table-cell>
          <table:table-cell office:value-type="float" office:value="0.2303" table:style-name="ce1">
            <text:p>0.2303</text:p>
          </table:table-cell>
          <table:table-cell office:value-type="float" office:value="0.1734" table:style-name="ce1">
            <text:p>0.1734</text:p>
          </table:table-cell>
          <table:table-cell office:value-type="float" office:value="7.9200000000000048E-2" table:style-name="ce1">
            <text:p>0.0792</text:p>
          </table:table-cell>
          <table:table-cell office:value-type="float" office:value="31.353919239904997" table:style-name="ce1">
            <text:p>31.35391924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2_DOC_VM_A</text:p>
          </table:table-cell>
          <table:table-cell office:value-type="float" office:value="2.7663656469420599" table:style-name="ce1">
            <text:p>2.766365647</text:p>
          </table:table-cell>
          <table:table-cell office:value-type="float" office:value="0.88186787829147295" table:style-name="ce1">
            <text:p>0.881867878</text:p>
          </table:table-cell>
          <table:table-cell office:value-type="float" office:value="0.35475743543923999" table:style-name="ce1">
            <text:p>0.354757435</text:p>
          </table:table-cell>
          <table:table-cell office:value-type="float" office:value="0.151597851122801" table:style-name="ce1">
            <text:p>0.151597851</text:p>
          </table:table-cell>
          <table:table-cell office:value-type="float" office:value="0.12618664292040199" table:style-name="ce1">
            <text:p>0.126186643</text:p>
          </table:table-cell>
          <table:table-cell office:value-type="float" office:value="0.123482022048023" table:style-name="ce1">
            <text:p>0.123482022</text:p>
          </table:table-cell>
          <table:table-cell office:value-type="float" office:value="1.6425543684749" table:style-name="ce1">
            <text:p>1.642554368</text:p>
          </table:table-cell>
          <table:table-cell office:value-type="float" office:value="2.4432954826855199E-2" table:style-name="ce1">
            <text:p>0.024432955</text:p>
          </table:table-cell>
          <table:table-cell office:value-type="float" office:value="131.111388133265" table:style-name="ce1">
            <text:p>131.1113881</text:p>
          </table:table-cell>
          <table:table-cell office:value-type="float" office:value="77.046690149764601" table:style-name="ce1">
            <text:p>77.04669015</text:p>
          </table:table-cell>
          <table:table-cell office:value-type="float" office:value="3.7556737369364899" table:style-name="ce1">
            <text:p>3.755673737</text:p>
          </table:table-cell>
          <table:table-cell office:value-type="float" office:value="15.544854881266501" table:style-name="ce1">
            <text:p>15.54485488</text:p>
          </table:table-cell>
          <table:table-cell office:value-type="float" office:value="1.35747247823895E-2" table:style-name="ce1">
            <text:p>0.013574725</text:p>
          </table:table-cell>
          <table:table-cell office:value-type="float" office:value="1.0276584279612901E-2" table:style-name="ce1">
            <text:p>0.010276584</text:p>
          </table:table-cell>
          <table:table-cell office:value-type="float" office:value="1.25594917417236E-2" table:style-name="ce1">
            <text:p>0.012559492</text:p>
          </table:table-cell>
          <table:table-cell office:value-type="float" office:value="1.32093742561131" table:style-name="ce1">
            <text:p>1.320937426</text:p>
          </table:table-cell>
          <table:table-cell office:value-type="string" table:style-name="ce1">
            <text:p>F6_S6_2_BDOC_VM_A</text:p>
          </table:table-cell>
          <table:table-cell office:value-type="float" office:value="3.5809052640137402" table:style-name="ce1">
            <text:p>3.580905264</text:p>
          </table:table-cell>
          <table:table-cell office:value-type="float" office:value="0.57392748148694706" table:style-name="ce1">
            <text:p>0.573927481</text:p>
          </table:table-cell>
          <table:table-cell office:value-type="float" office:value="9.4436188008813801E-2" table:style-name="ce1">
            <text:p>0.094436188</text:p>
          </table:table-cell>
          <table:table-cell office:value-type="float" office:value="2.58210628991833E-2" table:style-name="ce1">
            <text:p>0.025821063</text:p>
          </table:table-cell>
          <table:table-cell office:value-type="float" office:value="0.102423566391337" table:style-name="ce1">
            <text:p>0.102423566</text:p>
          </table:table-cell>
          <table:table-cell office:value-type="float" office:value="9.4471371633979104E-2" table:style-name="ce1">
            <text:p>0.094471372</text:p>
          </table:table-cell>
          <table:table-cell office:value-type="float" office:value="2.0021404437082202" table:style-name="ce1">
            <text:p>2.002140444</text:p>
          </table:table-cell>
          <table:table-cell office:value-type="float" office:value="1.39990293305777E-2" table:style-name="ce1">
            <text:p>0.013999029</text:p>
          </table:table-cell>
          <table:table-cell office:value-type="float" office:value="118.383574914467" table:style-name="ce1">
            <text:p>118.3835749</text:p>
          </table:table-cell>
          <table:table-cell office:value-type="float" office:value="68.210245738127" table:style-name="ce1">
            <text:p>68.21024574</text:p>
          </table:table-cell>
          <table:table-cell office:value-type="float" office:value="3.9635903919089799" table:style-name="ce1">
            <text:p>3.963590392</text:p>
          </table:table-cell>
          <table:table-cell office:value-type="float" office:value="30.021739130434799" table:style-name="ce1">
            <text:p>30.02173913</text:p>
          </table:table-cell>
          <table:table-cell office:value-type="float" office:value="1.4088246869851001E-2" table:style-name="ce1">
            <text:p>0.014088247</text:p>
          </table:table-cell>
          <table:table-cell office:value-type="float" office:value="1.0766907221738399E-2" table:style-name="ce1">
            <text:p>0.010766907</text:p>
          </table:table-cell>
          <table:table-cell office:value-type="float" office:value="1.3216068834342299E-2" table:style-name="ce1">
            <text:p>0.013216069</text:p>
          </table:table-cell>
          <table:table-cell office:value-type="float" office:value="1.30847666648477" table:style-name="ce1">
            <text:p>1.308476666</text:p>
          </table:table-cell>
          <table:table-cell office:value-type="string" table:style-name="ce1">
            <text:p>F6_S6_2_DOC_VM_A</text:p>
          </table:table-cell>
          <table:table-cell office:value-type="float" office:value="1.8033705916774001" table:style-name="ce1">
            <text:p>1.803370592</text:p>
          </table:table-cell>
          <table:table-cell office:value-type="float" office:value="1.20757988321909" table:style-name="ce1">
            <text:p>1.207579883</text:p>
          </table:table-cell>
          <table:table-cell office:value-type="float" office:value="2.1959890690549502" table:style-name="ce1">
            <text:p>2.195989069</text:p>
          </table:table-cell>
          <table:table-cell office:value-type="float" office:value="0.48433763761767901" table:style-name="ce1">
            <text:p>0.484337638</text:p>
          </table:table-cell>
          <table:table-cell office:value-type="float" office:value="8.7950994978277207E-3" table:style-name="ce1">
            <text:p>0.008795099</text:p>
          </table:table-cell>
          <table:table-cell office:value-type="float" office:value="0.31637679361845616" table:style-name="ce1">
            <text:p>0.316376794</text:p>
          </table:table-cell>
          <table:table-cell office:value-type="float" office:value="0.2118534333731385" table:style-name="ce1">
            <text:p>0.211853433</text:p>
          </table:table-cell>
          <table:table-cell office:value-type="float" office:value="0.38525635479203119" table:style-name="ce1">
            <text:p>0.385256355</text:p>
          </table:table-cell>
          <table:table-cell office:value-type="float" office:value="8.4970437870836968E-2" table:style-name="ce1">
            <text:p>0.084970438</text:p>
          </table:table-cell>
          <table:table-cell office:value-type="float" office:value="1.5429803455372048E-3" table:style-name="ce1">
            <text:p>0.00154298</text:p>
          </table:table-cell>
          <table:table-cell office:value-type="string" table:style-name="ce1">
            <text:p>F6_S6_2_BDOC_VM_A</text:p>
          </table:table-cell>
          <table:table-cell office:value-type="float" office:value="1.7490039557071499" table:style-name="ce1">
            <text:p>1.749003956</text:p>
          </table:table-cell>
          <table:table-cell office:value-type="float" office:value="1.1669980925396499" table:style-name="ce1">
            <text:p>1.166998093</text:p>
          </table:table-cell>
          <table:table-cell office:value-type="float" office:value="1.32067723792581" table:style-name="ce1">
            <text:p>1.320677238</text:p>
          </table:table-cell>
          <table:table-cell office:value-type="float" office:value="0.46348415594758602" table:style-name="ce1">
            <text:p>0.463484156</text:p>
          </table:table-cell>
          <table:table-cell office:value-type="float" office:value="0" table:style-name="ce1">
            <text:p>0</text:p>
          </table:table-cell>
          <table:table-cell office:value-type="float" office:value="0.37211556092572651" table:style-name="ce1">
            <text:p>0.372115561</text:p>
          </table:table-cell>
          <table:table-cell office:value-type="float" office:value="0.24828883227371962" table:style-name="ce1">
            <text:p>0.248288832</text:p>
          </table:table-cell>
          <table:table-cell office:value-type="float" office:value="0.28098538576140791" table:style-name="ce1">
            <text:p>0.280985386</text:p>
          </table:table-cell>
          <table:table-cell office:value-type="float" office:value="9.8610221039146045E-2" table:style-name="ce1">
            <text:p>0.09861022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3.19999980926514" table:style-name="ce1">
            <text:p>13.19999981</text:p>
          </table:table-cell>
          <table:table-cell office:value-type="float" office:value="13.39999961853027" table:style-name="ce1">
            <text:p>13.39999962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9.3000001907348633" table:style-name="ce1">
            <text:p>9.300000191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<text:s text:c="6"/>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7.20001220703125" table:style-name="ce1">
            <text:p>997.2000122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6_2_DOC_VM_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20050000000000001" table:style-name="ce1">
            <text:p>0.2005</text:p>
          </table:table-cell>
          <table:table-cell table:style-name="ce1"/>
          <table:table-cell office:value-type="string" table:style-name="ce1">
            <text:p>F6_S6_2_BDOC_VM_B</text:p>
          </table:table-cell>
          <table:table-cell office:value-type="float" office:value="0.11650000000000001" table:style-name="ce1">
            <text:p>0.1165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2_DOC_VM_B</text:p>
          </table:table-cell>
          <table:table-cell office:value-type="float" office:value="3.1198178737118001" table:style-name="ce1">
            <text:p>3.119817874</text:p>
          </table:table-cell>
          <table:table-cell office:value-type="float" office:value="0.98306159790672598" table:style-name="ce1">
            <text:p>0.983061598</text:p>
          </table:table-cell>
          <table:table-cell office:value-type="float" office:value="0.277817710705619" table:style-name="ce1">
            <text:p>0.277817711</text:p>
          </table:table-cell>
          <table:table-cell office:value-type="float" office:value="0.15453070453816101" table:style-name="ce1">
            <text:p>0.154530705</text:p>
          </table:table-cell>
          <table:table-cell office:value-type="float" office:value="0.11650248073635799" table:style-name="ce1">
            <text:p>0.116502481</text:p>
          </table:table-cell>
          <table:table-cell office:value-type="float" office:value="0.12255789325220701" table:style-name="ce1">
            <text:p>0.122557893</text:p>
          </table:table-cell>
          <table:table-cell office:value-type="float" office:value="1.7337041566870699" table:style-name="ce1">
            <text:p>1.733704157</text:p>
          </table:table-cell>
          <table:table-cell office:value-type="float" office:value="5.2640925160358398E-2" table:style-name="ce1">
            <text:p>0.052640925</text:p>
          </table:table-cell>
          <table:table-cell office:value-type="float" office:value="135.725330071988" table:style-name="ce1">
            <text:p>135.7253301</text:p>
          </table:table-cell>
          <table:table-cell office:value-type="float" office:value="78.989633380614805" table:style-name="ce1">
            <text:p>78.98963338</text:p>
          </table:table-cell>
          <table:table-cell office:value-type="float" office:value="3.8536002207031901" table:style-name="ce1">
            <text:p>3.853600221</text:p>
          </table:table-cell>
          <table:table-cell office:value-type="float" office:value="58.829145728643198" table:style-name="ce1">
            <text:p>58.82914573</text:p>
          </table:table-cell>
          <table:table-cell office:value-type="float" office:value="1.3827153401789499E-2" table:style-name="ce1">
            <text:p>0.013827153</text:p>
          </table:table-cell>
          <table:table-cell office:value-type="float" office:value="1.0429214826145601E-2" table:style-name="ce1">
            <text:p>0.010429215</text:p>
          </table:table-cell>
          <table:table-cell office:value-type="float" office:value="1.28501651521866E-2" table:style-name="ce1">
            <text:p>0.012850165</text:p>
          </table:table-cell>
          <table:table-cell office:value-type="float" office:value="1.3258096253924501" table:style-name="ce1">
            <text:p>1.325809625</text:p>
          </table:table-cell>
          <table:table-cell office:value-type="string" table:style-name="ce1">
            <text:p>F6_S6_2_BDOC_VM_B</text:p>
          </table:table-cell>
          <table:table-cell office:value-type="float" office:value="9.7601068064462204" table:style-name="ce1">
            <text:p>9.760106806</text:p>
          </table:table-cell>
          <table:table-cell office:value-type="float" office:value="0.93626428658535599" table:style-name="ce1">
            <text:p>0.936264287</text:p>
          </table:table-cell>
          <table:table-cell office:value-type="float" office:value="0.20476400326003799" table:style-name="ce1">
            <text:p>0.204764003</text:p>
          </table:table-cell>
          <table:table-cell office:value-type="float" office:value="3.8966825432878799E-2" table:style-name="ce1">
            <text:p>0.038966825</text:p>
          </table:table-cell>
          <table:table-cell office:value-type="float" office:value="0.124410723264965" table:style-name="ce1">
            <text:p>0.124410723</text:p>
          </table:table-cell>
          <table:table-cell office:value-type="float" office:value="0.12589365067633199" table:style-name="ce1">
            <text:p>0.125893651</text:p>
          </table:table-cell>
          <table:table-cell office:value-type="float" office:value="1.6376510786238601" table:style-name="ce1">
            <text:p>1.637651079</text:p>
          </table:table-cell>
          <table:table-cell office:value-type="float" office:value="1.1139336585137299E-2" table:style-name="ce1">
            <text:p>0.011139337</text:p>
          </table:table-cell>
          <table:table-cell office:value-type="float" office:value="140.94890882580901" table:style-name="ce1">
            <text:p>140.9489088</text:p>
          </table:table-cell>
          <table:table-cell office:value-type="float" office:value="83.038893737008607" table:style-name="ce1">
            <text:p>83.03889374</text:p>
          </table:table-cell>
          <table:table-cell office:value-type="float" office:value="3.7638272103350801" table:style-name="ce1">
            <text:p>3.76382721</text:p>
          </table:table-cell>
          <table:table-cell office:value-type="float" office:value="22.759493670886101" table:style-name="ce1">
            <text:p>22.75949367</text:p>
          </table:table-cell>
          <table:table-cell office:value-type="float" office:value="1.3474822459686699E-2" table:style-name="ce1">
            <text:p>0.013474822</text:p>
          </table:table-cell>
          <table:table-cell office:value-type="float" office:value="1.0393446562602E-2" table:style-name="ce1">
            <text:p>0.010393447</text:p>
          </table:table-cell>
          <table:table-cell office:value-type="float" office:value="1.2658036750791E-2" table:style-name="ce1">
            <text:p>0.012658037</text:p>
          </table:table-cell>
          <table:table-cell office:value-type="float" office:value="1.2964729628930101" table:style-name="ce1">
            <text:p>1.296472963</text:p>
          </table:table-cell>
          <table:table-cell office:value-type="string" table:style-name="ce1">
            <text:p>F6_S6_2_DOC_VM_B</text:p>
          </table:table-cell>
          <table:table-cell office:value-type="float" office:value="1.9419447137556101" table:style-name="ce1">
            <text:p>1.941944714</text:p>
          </table:table-cell>
          <table:table-cell office:value-type="float" office:value="1.2533873885867199" table:style-name="ce1">
            <text:p>1.253387389</text:p>
          </table:table-cell>
          <table:table-cell office:value-type="float" office:value="2.4043990383935401" table:style-name="ce1">
            <text:p>2.404399038</text:p>
          </table:table-cell>
          <table:table-cell office:value-type="float" office:value="0.50823343145143196" table:style-name="ce1">
            <text:p>0.508233431</text:p>
          </table:table-cell>
          <table:table-cell office:value-type="float" office:value="0" table:style-name="ce1">
            <text:p>0</text:p>
          </table:table-cell>
          <table:table-cell office:value-type="float" office:value="0.31793647307619982" table:style-name="ce1">
            <text:p>0.317936473</text:p>
          </table:table-cell>
          <table:table-cell office:value-type="float" office:value="0.20520541233883974" table:style-name="ce1">
            <text:p>0.205205412</text:p>
          </table:table-cell>
          <table:table-cell office:value-type="float" office:value="0.39364980100605096" table:style-name="ce1">
            <text:p>0.393649801</text:p>
          </table:table-cell>
          <table:table-cell office:value-type="float" office:value="8.3208313578909704E-2" table:style-name="ce1">
            <text:p>0.0832083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6_2_BDOC_VM_B</text:p>
          </table:table-cell>
          <table:table-cell office:value-type="float" office:value="2.22190443655946" table:style-name="ce1">
            <text:p>2.221904437</text:p>
          </table:table-cell>
          <table:table-cell office:value-type="float" office:value="1.45591054314429" table:style-name="ce1">
            <text:p>1.455910543</text:p>
          </table:table-cell>
          <table:table-cell office:value-type="float" office:value="1.8988036057437301" table:style-name="ce1">
            <text:p>1.898803606</text:p>
          </table:table-cell>
          <table:table-cell office:value-type="float" office:value="0.58979453388867098" table:style-name="ce1">
            <text:p>0.589794534</text:p>
          </table:table-cell>
          <table:table-cell office:value-type="float" office:value="0" table:style-name="ce1">
            <text:p>0</text:p>
          </table:table-cell>
          <table:table-cell office:value-type="float" office:value="0.36032364253899696" table:style-name="ce1">
            <text:p>0.360323643</text:p>
          </table:table-cell>
          <table:table-cell office:value-type="float" office:value="0.23610330916346831" table:style-name="ce1">
            <text:p>0.236103309</text:p>
          </table:table-cell>
          <table:table-cell office:value-type="float" office:value="0.3079267588786116" table:style-name="ce1">
            <text:p>0.307926759</text:p>
          </table:table-cell>
          <table:table-cell office:value-type="float" office:value="9.5646289418923294E-2" table:style-name="ce1">
            <text:p>0.095646289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3.19999980926514" table:style-name="ce1">
            <text:p>13.19999981</text:p>
          </table:table-cell>
          <table:table-cell office:value-type="float" office:value="13.39999961853027" table:style-name="ce1">
            <text:p>13.39999962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9.3000001907348633" table:style-name="ce1">
            <text:p>9.300000191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<text:s text:c="6"/>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7.20001220703125" table:style-name="ce1">
            <text:p>997.2000122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7_2_DOC_VM_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41120000000000001" table:style-name="ce1">
            <text:p>0.4112</text:p>
          </table:table-cell>
          <table:table-cell office:value-type="float" office:value="0.28554999999999997" table:style-name="ce1">
            <text:p>0.28555</text:p>
          </table:table-cell>
          <table:table-cell office:value-type="string" table:style-name="ce1">
            <text:p>F6_S7_2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0.156" table:style-name="ce1">
            <text:p>0.156</text:p>
          </table:table-cell>
          <table:table-cell office:value-type="float" office:value="0.12954999999999997" table:style-name="ce1">
            <text:p>0.12955</text:p>
          </table:table-cell>
          <table:table-cell office:value-type="float" office:value="45.368586937489056" table:style-name="ce1">
            <text:p>45.36858694</text:p>
          </table:table-cell>
          <table:table-cell office:value-type="date" office:date-value="2024-09-12T00:00:00" table:style-name="ce5">
            <text:p>12.09.2024</text:p>
          </table:table-cell>
          <table:table-cell office:value-type="error" office:string-value="#N/A" table:formula="of:=#N/A" table:style-name="ce5">
            <text:p>#NV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2_DOC_VM_A</text:p>
          </table:table-cell>
          <table:table-cell office:value-type="float" office:value="2.6701379225842601" table:style-name="ce1">
            <text:p>2.670137923</text:p>
          </table:table-cell>
          <table:table-cell office:value-type="float" office:value="1.5761622231494801" table:style-name="ce1">
            <text:p>1.576162223</text:p>
          </table:table-cell>
          <table:table-cell office:value-type="float" office:value="0.68264600315296797" table:style-name="ce1">
            <text:p>0.682646003</text:p>
          </table:table-cell>
          <table:table-cell office:value-type="float" office:value="0.390316876456686" table:style-name="ce1">
            <text:p>0.390316876</text:p>
          </table:table-cell>
          <table:table-cell office:value-type="float" office:value="0.19704598101740001" table:style-name="ce1">
            <text:p>0.197045981</text:p>
          </table:table-cell>
          <table:table-cell office:value-type="float" office:value="0.17297770720333" table:style-name="ce1">
            <text:p>0.172977707</text:p>
          </table:table-cell>
          <table:table-cell office:value-type="float" office:value="1.3707521825972799" table:style-name="ce1">
            <text:p>1.370752183</text:p>
          </table:table-cell>
          <table:table-cell office:value-type="float" office:value="4.9913463292913303E-2" table:style-name="ce1">
            <text:p>0.049913463</text:p>
          </table:table-cell>
          <table:table-cell office:value-type="float" office:value="178.70691847454401" table:style-name="ce1">
            <text:p>178.7069185</text:p>
          </table:table-cell>
          <table:table-cell office:value-type="float" office:value="107.487961548238" table:style-name="ce1">
            <text:p>107.4879615</text:p>
          </table:table-cell>
          <table:table-cell office:value-type="float" office:value="3.5594554487386301" table:style-name="ce1">
            <text:p>3.559455449</text:p>
          </table:table-cell>
          <table:table-cell office:value-type="float" office:value="29.7817258883248" table:style-name="ce1">
            <text:p>29.78172589</text:p>
          </table:table-cell>
          <table:table-cell office:value-type="float" office:value="1.30133305618847E-2" table:style-name="ce1">
            <text:p>0.013013331</text:p>
          </table:table-cell>
          <table:table-cell office:value-type="float" office:value="9.8733272763933608E-3" table:style-name="ce1">
            <text:p>0.009873327</text:p>
          </table:table-cell>
          <table:table-cell office:value-type="float" office:value="1.20162190533944E-2" table:style-name="ce1">
            <text:p>0.012016219</text:p>
          </table:table-cell>
          <table:table-cell office:value-type="float" office:value="1.3180288870803401" table:style-name="ce1">
            <text:p>1.318028887</text:p>
          </table:table-cell>
          <table:table-cell office:value-type="string" table:style-name="ce1">
            <text:p>F6_S7_2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7_2_DOC_VM_A</text:p>
          </table:table-cell>
          <table:table-cell office:value-type="float" office:value="2.9437752842907701" table:style-name="ce1">
            <text:p>2.943775284</text:p>
          </table:table-cell>
          <table:table-cell office:value-type="float" office:value="1.86746371919319" table:style-name="ce1">
            <text:p>1.867463719</text:p>
          </table:table-cell>
          <table:table-cell office:value-type="float" office:value="3.4712877108306102" table:style-name="ce1">
            <text:p>3.471287711</text:p>
          </table:table-cell>
          <table:table-cell office:value-type="float" office:value="0.76861833318946304" table:style-name="ce1">
            <text:p>0.768618333</text:p>
          </table:table-cell>
          <table:table-cell office:value-type="float" office:value="0.17163743707252799" table:style-name="ce1">
            <text:p>0.171637437</text:p>
          </table:table-cell>
          <table:table-cell office:value-type="float" office:value="0.31918515797306318" table:style-name="ce1">
            <text:p>0.319185158</text:p>
          </table:table-cell>
          <table:table-cell office:value-type="float" office:value="0.20248376477664801" table:style-name="ce1">
            <text:p>0.202483765</text:p>
          </table:table-cell>
          <table:table-cell office:value-type="float" office:value="0.37638182583571844" table:style-name="ce1">
            <text:p>0.376381826</text:p>
          </table:table-cell>
          <table:table-cell office:value-type="float" office:value="8.3339093649323112E-2" table:style-name="ce1">
            <text:p>0.083339094</text:p>
          </table:table-cell>
          <table:table-cell office:value-type="float" office:value="1.8610157765247156E-2" table:style-name="ce1">
            <text:p>0.018610158</text:p>
          </table:table-cell>
          <table:table-cell office:value-type="string" table:style-name="ce1">
            <text:p>F6_S7_2_BDOC_VM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3.19999980926514" table:style-name="ce1">
            <text:p>13.19999981</text:p>
          </table:table-cell>
          <table:table-cell office:value-type="float" office:value="13.39999961853027" table:style-name="ce1">
            <text:p>13.39999962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9.3000001907348633" table:style-name="ce1">
            <text:p>9.300000191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<text:s text:c="6"/>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7.20001220703125" table:style-name="ce1">
            <text:p>997.2000122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7_2_DOC_VM_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date" office:date-value="2024-08-06T00:00:00" table:style-name="ce5">
            <text:p>06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15989999999999999" table:style-name="ce1">
            <text:p>0.1599</text:p>
          </table:table-cell>
          <table:table-cell table:style-name="ce1"/>
          <table:table-cell office:value-type="string" table:style-name="ce1">
            <text:p>F6_S7_2_BDOC_VM_B</text:p>
          </table:table-cell>
          <table:table-cell office:value-type="float" office:value="0.156" table:style-name="ce1">
            <text:p>0.156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2_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7_2_BDOC_VM_B</text:p>
          </table:table-cell>
          <table:table-cell office:value-type="float" office:value="3.1589365625955002" table:style-name="ce1">
            <text:p>3.158936563</text:p>
          </table:table-cell>
          <table:table-cell office:value-type="float" office:value="0.73840841247977096" table:style-name="ce1">
            <text:p>0.738408412</text:p>
          </table:table-cell>
          <table:table-cell office:value-type="float" office:value="0.17686687745566601" table:style-name="ce1">
            <text:p>0.176866877</text:p>
          </table:table-cell>
          <table:table-cell office:value-type="float" office:value="5.7436689527037302E-2" table:style-name="ce1">
            <text:p>0.05743669</text:p>
          </table:table-cell>
          <table:table-cell office:value-type="float" office:value="0.113368269740604" table:style-name="ce1">
            <text:p>0.11336827</text:p>
          </table:table-cell>
          <table:table-cell office:value-type="float" office:value="0.10878413943135" table:style-name="ce1">
            <text:p>0.108784139</text:p>
          </table:table-cell>
          <table:table-cell office:value-type="float" office:value="1.93195222632472" table:style-name="ce1">
            <text:p>1.931952226</text:p>
          </table:table-cell>
          <table:table-cell office:value-type="float" office:value="1.3819901200800701E-3" table:style-name="ce1">
            <text:p>0.00138199</text:p>
          </table:table-cell>
          <table:table-cell office:value-type="float" office:value="128.528106952744" table:style-name="ce1">
            <text:p>128.528107</text:p>
          </table:table-cell>
          <table:table-cell office:value-type="float" office:value="74.279202161804093" table:style-name="ce1">
            <text:p>74.27920216</text:p>
          </table:table-cell>
          <table:table-cell office:value-type="float" office:value="3.9274783985225299" table:style-name="ce1">
            <text:p>3.927478399</text:p>
          </table:table-cell>
          <table:table-cell office:value-type="float" office:value="36.455479452054902" table:style-name="ce1">
            <text:p>36.45547945</text:p>
          </table:table-cell>
          <table:table-cell office:value-type="float" office:value="1.3993990800458E-2" table:style-name="ce1">
            <text:p>0.013993991</text:p>
          </table:table-cell>
          <table:table-cell office:value-type="float" office:value="1.0669506195736801E-2" table:style-name="ce1">
            <text:p>0.010669506</text:p>
          </table:table-cell>
          <table:table-cell office:value-type="float" office:value="1.30909924221997E-2" table:style-name="ce1">
            <text:p>0.013090992</text:p>
          </table:table-cell>
          <table:table-cell office:value-type="float" office:value="1.31158748528115" table:style-name="ce1">
            <text:p>1.311587485</text:p>
          </table:table-cell>
          <table:table-cell office:value-type="string" table:style-name="ce1">
            <text:p>F6_S7_2_DOC_VM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7_2_BDOC_VM_B</text:p>
          </table:table-cell>
          <table:table-cell office:value-type="float" office:value="2.0367340947366901" table:style-name="ce1">
            <text:p>2.036734095</text:p>
          </table:table-cell>
          <table:table-cell office:value-type="float" office:value="1.3038947098642699" table:style-name="ce1">
            <text:p>1.30389471</text:p>
          </table:table-cell>
          <table:table-cell office:value-type="float" office:value="1.79983702873254" table:style-name="ce1">
            <text:p>1.799837029</text:p>
          </table:table-cell>
          <table:table-cell office:value-type="float" office:value="0.52138391555783303" table:style-name="ce1">
            <text:p>0.521383916</text:p>
          </table:table-cell>
          <table:table-cell office:value-type="float" office:value="0" table:style-name="ce1">
            <text:p>0</text:p>
          </table:table-cell>
          <table:table-cell office:value-type="float" office:value="0.35972944975014753" table:style-name="ce1">
            <text:p>0.35972945</text:p>
          </table:table-cell>
          <table:table-cell office:value-type="float" office:value="0.23029482725492498" table:style-name="ce1">
            <text:p>0.230294827</text:p>
          </table:table-cell>
          <table:table-cell office:value-type="float" office:value="0.31788851851552091" table:style-name="ce1">
            <text:p>0.317888519</text:p>
          </table:table-cell>
          <table:table-cell office:value-type="float" office:value="9.208720447940659E-2" table:style-name="ce1">
            <text:p>0.092087204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3.19999980926514" table:style-name="ce1">
            <text:p>13.19999981</text:p>
          </table:table-cell>
          <table:table-cell office:value-type="float" office:value="13.39999961853027" table:style-name="ce1">
            <text:p>13.39999962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9.3000001907348633" table:style-name="ce1">
            <text:p>9.300000191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<text:s text:c="6"/>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7.20001220703125" table:style-name="ce1">
            <text:p>997.2000122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1_3_DOC_V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16539999999999999" table:style-name="ce1">
            <text:p>0.1654</text:p>
          </table:table-cell>
          <table:table-cell office:value-type="float" office:value="0.16039999999999999" table:style-name="ce1">
            <text:p>0.1604</text:p>
          </table:table-cell>
          <table:table-cell office:value-type="string" table:style-name="ce1">
            <text:p>F6_S1_3_BDOC_VM_A</text:p>
          </table:table-cell>
          <table:table-cell office:value-type="float" office:value="0.1027" table:style-name="ce1">
            <text:p>0.1027</text:p>
          </table:table-cell>
          <table:table-cell office:value-type="float" office:value="0.1142" table:style-name="ce1">
            <text:p>0.1142</text:p>
          </table:table-cell>
          <table:table-cell office:value-type="float" office:value="4.6199999999999991E-2" table:style-name="ce1">
            <text:p>0.0462</text:p>
          </table:table-cell>
          <table:table-cell office:value-type="float" office:value="28.802992518703235" table:style-name="ce1">
            <text:p>28.80299252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3_DOC_VM_A</text:p>
          </table:table-cell>
          <table:table-cell office:value-type="float" office:value="10.689546161696301" table:style-name="ce1">
            <text:p>10.68954616</text:p>
          </table:table-cell>
          <table:table-cell office:value-type="float" office:value="0.17766373989980999" table:style-name="ce1">
            <text:p>0.17766374</text:p>
          </table:table-cell>
          <table:table-cell office:value-type="float" office:value="4.0791066414058698E-2" table:style-name="ce1">
            <text:p>0.040791066</text:p>
          </table:table-cell>
          <table:table-cell office:value-type="float" office:value="3.46944695195361E-18" table:style-name="ce1">
            <text:p>3.46945E-18</text:p>
          </table:table-cell>
          <table:table-cell office:value-type="float" office:value="2.0188590003129999E-2" table:style-name="ce1">
            <text:p>0.02018859</text:p>
          </table:table-cell>
          <table:table-cell office:value-type="float" office:value="3.4483230275782303E-2" table:style-name="ce1">
            <text:p>0.03448323</text:p>
          </table:table-cell>
          <table:table-cell office:value-type="float" office:value="24.565451718716499" table:style-name="ce1">
            <text:p>24.56545172</text:p>
          </table:table-cell>
          <table:table-cell office:value-type="float" office:value="0.135413041674177" table:style-name="ce1">
            <text:p>0.135413042</text:p>
          </table:table-cell>
          <table:table-cell office:value-type="float" office:value="58.570089482125198" table:style-name="ce1">
            <text:p>58.57008948</text:p>
          </table:table-cell>
          <table:table-cell office:value-type="float" office:value="34.807411322426702" table:style-name="ce1">
            <text:p>34.80741132</text:p>
          </table:table-cell>
          <table:table-cell office:value-type="float" office:value="3.80697445972495" table:style-name="ce1">
            <text:p>3.80697446</text:p>
          </table:table-cell>
          <table:table-cell office:value-type="float" office:value="42.647058823529399" table:style-name="ce1">
            <text:p>42.64705882</text:p>
          </table:table-cell>
          <table:table-cell office:value-type="float" office:value="1.3353627945882201E-2" table:style-name="ce1">
            <text:p>0.013353628</text:p>
          </table:table-cell>
          <table:table-cell office:value-type="float" office:value="1.09253686647885E-2" table:style-name="ce1">
            <text:p>0.010925369</text:p>
          </table:table-cell>
          <table:table-cell office:value-type="float" office:value="1.2733535990615601E-2" table:style-name="ce1">
            <text:p>0.012733536</text:p>
          </table:table-cell>
          <table:table-cell office:value-type="float" office:value="1.22225879561573" table:style-name="ce1">
            <text:p>1.222258796</text:p>
          </table:table-cell>
          <table:table-cell office:value-type="string" table:style-name="ce1">
            <text:p>F6_S1_3_BDOC_VM_A</text:p>
          </table:table-cell>
          <table:table-cell office:value-type="float" office:value="0" table:style-name="ce1">
            <text:p>0</text:p>
          </table:table-cell>
          <table:table-cell office:value-type="float" office:value="4.8935122640081402E-2" table:style-name="ce1">
            <text:p>0.048935123</text:p>
          </table:table-cell>
          <table:table-cell office:value-type="float" office:value="3.3723413771326698E-2" table:style-name="ce1">
            <text:p>0.033723414</text:p>
          </table:table-cell>
          <table:table-cell office:value-type="float" office:value="1.0842021724855E-19" table:style-name="ce1">
            <text:p>1.0842E-19</text:p>
          </table:table-cell>
          <table:table-cell office:value-type="float" office:value="1.27281374789896E-2" table:style-name="ce1">
            <text:p>0.012728137</text:p>
          </table:table-cell>
          <table:table-cell office:value-type="float" office:value="1.3932230669944101E-2" table:style-name="ce1">
            <text:p>0.013932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686880475059201" table:style-name="ce1">
            <text:p>30.68688048</text:p>
          </table:table-cell>
          <table:table-cell office:value-type="float" office:value="17.147680128254201" table:style-name="ce1">
            <text:p>17.14768013</text:p>
          </table:table-cell>
          <table:table-cell office:value-type="float" office:value="4.5657197881559899" table:style-name="ce1">
            <text:p>4.565719788</text:p>
          </table:table-cell>
          <table:table-cell office:value-type="float" office:value="-70.555555555555699" table:style-name="ce1">
            <text:p>-70.55555556</text:p>
          </table:table-cell>
          <table:table-cell office:value-type="float" office:value="1.47802944776544E-2" table:style-name="ce1">
            <text:p>0.014780294</text:p>
          </table:table-cell>
          <table:table-cell office:value-type="float" office:value="1.24270054143926E-2" table:style-name="ce1">
            <text:p>0.012427005</text:p>
          </table:table-cell>
          <table:table-cell office:value-type="float" office:value="1.4837675268473899E-2" table:style-name="ce1">
            <text:p>0.014837675</text:p>
          </table:table-cell>
          <table:table-cell office:value-type="float" office:value="1.1893689577487701" table:style-name="ce1">
            <text:p>1.189368958</text:p>
          </table:table-cell>
          <table:table-cell office:value-type="string" table:style-name="ce1">
            <text:p>F6_S1_3_DOC_VM_A</text:p>
          </table:table-cell>
          <table:table-cell office:value-type="float" office:value="0.615798374413147" table:style-name="ce1">
            <text:p>0.615798374</text:p>
          </table:table-cell>
          <table:table-cell office:value-type="float" office:value="0.41385812992947102" table:style-name="ce1">
            <text:p>0.41385813</text:p>
          </table:table-cell>
          <table:table-cell office:value-type="float" office:value="0.46308841296476899" table:style-name="ce1">
            <text:p>0.463088413</text:p>
          </table:table-cell>
          <table:table-cell office:value-type="float" office:value="0.17239506267342999" table:style-name="ce1">
            <text:p>0.172395063</text:p>
          </table:table-cell>
          <table:table-cell office:value-type="float" office:value="0" table:style-name="ce1">
            <text:p>0</text:p>
          </table:table-cell>
          <table:table-cell office:value-type="float" office:value="0.36981778217843353" table:style-name="ce1">
            <text:p>0.369817782</text:p>
          </table:table-cell>
          <table:table-cell office:value-type="float" office:value="0.24854254591511207" table:style-name="ce1">
            <text:p>0.248542546</text:p>
          </table:table-cell>
          <table:table-cell office:value-type="float" office:value="0.27810779786219769" table:style-name="ce1">
            <text:p>0.278107798</text:p>
          </table:table-cell>
          <table:table-cell office:value-type="float" office:value="0.10353187404425665" table:style-name="ce1">
            <text:p>0.1035318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1_3_BDOC_VM_A</text:p>
          </table:table-cell>
          <table:table-cell office:value-type="float" office:value="0.28760731576499099" table:style-name="ce1">
            <text:p>0.287607316</text:p>
          </table:table-cell>
          <table:table-cell office:value-type="float" office:value="0.20960663893139" table:style-name="ce1">
            <text:p>0.209606639</text:p>
          </table:table-cell>
          <table:table-cell office:value-type="float" office:value="7.3561442042969896E-2" table:style-name="ce1">
            <text:p>0.073561442</text:p>
          </table:table-cell>
          <table:table-cell office:value-type="float" office:value="7.8289066633848103E-2" table:style-name="ce1">
            <text:p>0.078289067</text:p>
          </table:table-cell>
          <table:table-cell office:value-type="float" office:value="0" table:style-name="ce1">
            <text:p>0</text:p>
          </table:table-cell>
          <table:table-cell office:value-type="float" office:value="0.44311055680092376" table:style-name="ce1">
            <text:p>0.443110557</text:p>
          </table:table-cell>
          <table:table-cell office:value-type="float" office:value="0.32293655061942655" table:style-name="ce1">
            <text:p>0.322936551</text:p>
          </table:table-cell>
          <table:table-cell office:value-type="float" office:value="0.1133345702839281" table:style-name="ce1">
            <text:p>0.11333457</text:p>
          </table:table-cell>
          <table:table-cell office:value-type="float" office:value="0.1206183222957216" table:style-name="ce1">
            <text:p>0.120618322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9.5" table:style-name="ce1">
            <text:p>9.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83" table:style-name="ce1">
            <text:p>83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E<text:s text:c="6"/></text:p>
          </table:table-cell>
          <table:table-cell office:value-type="float" office:value="0.30000001192092901" table:style-name="ce1">
            <text:p>0.300000012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7.79998779296875" table:style-name="ce1">
            <text:p>997.7999878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1_3_DOC_V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15540000000000001" table:style-name="ce1">
            <text:p>0.1554</text:p>
          </table:table-cell>
          <table:table-cell table:style-name="ce1"/>
          <table:table-cell office:value-type="string" table:style-name="ce1">
            <text:p>F6_S1_3_BDOC_VM_B</text:p>
          </table:table-cell>
          <table:table-cell office:value-type="float" office:value="0.12570000000000001" table:style-name="ce1">
            <text:p>0.1257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3_DOC_VM_B</text:p>
          </table:table-cell>
          <table:table-cell office:value-type="float" office:value="27.3315491921147" table:style-name="ce1">
            <text:p>27.33154919</text:p>
          </table:table-cell>
          <table:table-cell office:value-type="float" office:value="0.179071276102206" table:style-name="ce1">
            <text:p>0.179071276</text:p>
          </table:table-cell>
          <table:table-cell office:value-type="float" office:value="0.111462348404643" table:style-name="ce1">
            <text:p>0.111462348</text:p>
          </table:table-cell>
          <table:table-cell office:value-type="float" office:value="1.8626466618570699E-2" table:style-name="ce1">
            <text:p>0.018626467</text:p>
          </table:table-cell>
          <table:table-cell office:value-type="float" office:value="3.2180488532588897E-2" table:style-name="ce1">
            <text:p>0.032180489</text:p>
          </table:table-cell>
          <table:table-cell office:value-type="float" office:value="3.4167910119151698E-2" table:style-name="ce1">
            <text:p>0.03416791</text:p>
          </table:table-cell>
          <table:table-cell office:value-type="float" office:value="1.4310665930753601" table:style-name="ce1">
            <text:p>1.431066593</text:p>
          </table:table-cell>
          <table:table-cell office:value-type="float" office:value="0.20404876184908799" table:style-name="ce1">
            <text:p>0.204048762</text:p>
          </table:table-cell>
          <table:table-cell office:value-type="float" office:value="53.271950830055097" table:style-name="ce1">
            <text:p>53.27195083</text:p>
          </table:table-cell>
          <table:table-cell office:value-type="float" office:value="31.0750305335925" table:style-name="ce1">
            <text:p>31.07503053</text:p>
          </table:table-cell>
          <table:table-cell office:value-type="float" office:value="4.0073063809059901" table:style-name="ce1">
            <text:p>4.007306381</text:p>
          </table:table-cell>
          <table:table-cell office:value-type="float" office:value="18.7837837837838" table:style-name="ce1">
            <text:p>18.78378378</text:p>
          </table:table-cell>
          <table:table-cell office:value-type="float" office:value="1.3839576792687901E-2" table:style-name="ce1">
            <text:p>0.013839577</text:p>
          </table:table-cell>
          <table:table-cell office:value-type="float" office:value="1.1256335626136999E-2" table:style-name="ce1">
            <text:p>0.011256336</text:p>
          </table:table-cell>
          <table:table-cell office:value-type="float" office:value="1.33480597027778E-2" table:style-name="ce1">
            <text:p>0.01334806</text:p>
          </table:table-cell>
          <table:table-cell office:value-type="float" office:value="1.2294921946492701" table:style-name="ce1">
            <text:p>1.229492195</text:p>
          </table:table-cell>
          <table:table-cell office:value-type="string" table:style-name="ce1">
            <text:p>F6_S1_3_BDOC_VM_B</text:p>
          </table:table-cell>
          <table:table-cell office:value-type="float" office:value="0" table:style-name="ce1">
            <text:p>0</text:p>
          </table:table-cell>
          <table:table-cell office:value-type="float" office:value="0.18814666207253999" table:style-name="ce1">
            <text:p>0.188146662</text:p>
          </table:table-cell>
          <table:table-cell office:value-type="float" office:value="8.0021404642423005E-3" table:style-name="ce1">
            <text:p>0.00800214</text:p>
          </table:table-cell>
          <table:table-cell office:value-type="float" office:value="1.7347234759768099E-17" table:style-name="ce1">
            <text:p>1.73472E-17</text:p>
          </table:table-cell>
          <table:table-cell office:value-type="float" office:value="2.33933475382706E-2" table:style-name="ce1">
            <text:p>0.023393348</text:p>
          </table:table-cell>
          <table:table-cell office:value-type="float" office:value="3.5986424489408399E-2" table:style-name="ce1">
            <text:p>0.035986424</text:p>
          </table:table-cell>
          <table:table-cell office:value-type="float" office:value="3.7750835104986602" table:style-name="ce1">
            <text:p>3.77508351</text:p>
          </table:table-cell>
          <table:table-cell office:value-type="float" office:value="0" table:style-name="ce1">
            <text:p>0</text:p>
          </table:table-cell>
          <table:table-cell office:value-type="float" office:value="53.669969110415501" table:style-name="ce1">
            <text:p>53.66996911</text:p>
          </table:table-cell>
          <table:table-cell office:value-type="float" office:value="31.5421263667427" table:style-name="ce1">
            <text:p>31.54212637</text:p>
          </table:table-cell>
          <table:table-cell office:value-type="float" office:value="3.98222862632085" table:style-name="ce1">
            <text:p>3.982228626</text:p>
          </table:table-cell>
          <table:table-cell office:value-type="float" office:value="52.074074074073998" table:style-name="ce1">
            <text:p>52.07407407</text:p>
          </table:table-cell>
          <table:table-cell office:value-type="float" office:value="1.35352593343291E-2" table:style-name="ce1">
            <text:p>0.013535259</text:p>
          </table:table-cell>
          <table:table-cell office:value-type="float" office:value="1.13036373975373E-2" table:style-name="ce1">
            <text:p>0.011303637</text:p>
          </table:table-cell>
          <table:table-cell office:value-type="float" office:value="1.31925894619613E-2" table:style-name="ce1">
            <text:p>0.013192589</text:p>
          </table:table-cell>
          <table:table-cell office:value-type="float" office:value="1.1974251170935399" table:style-name="ce1">
            <text:p>1.197425117</text:p>
          </table:table-cell>
          <table:table-cell office:value-type="string" table:style-name="ce1">
            <text:p>F6_S1_3_DOC_VM_B</text:p>
          </table:table-cell>
          <table:table-cell office:value-type="float" office:value="0.56345557245625699" table:style-name="ce1">
            <text:p>0.563455572</text:p>
          </table:table-cell>
          <table:table-cell office:value-type="float" office:value="0.37968231916501399" table:style-name="ce1">
            <text:p>0.379682319</text:p>
          </table:table-cell>
          <table:table-cell office:value-type="float" office:value="0.41670054418833802" table:style-name="ce1">
            <text:p>0.416700544</text:p>
          </table:table-cell>
          <table:table-cell office:value-type="float" office:value="0.14739795304801201" table:style-name="ce1">
            <text:p>0.147397953</text:p>
          </table:table-cell>
          <table:table-cell office:value-type="float" office:value="2.8768735216033398E-3" table:style-name="ce1">
            <text:p>0.002876874</text:p>
          </table:table-cell>
          <table:table-cell office:value-type="float" office:value="0.37312139856881826" table:style-name="ce1">
            <text:p>0.373121399</text:p>
          </table:table-cell>
          <table:table-cell office:value-type="float" office:value="0.25142638543999951" table:style-name="ce1">
            <text:p>0.251426385</text:p>
          </table:table-cell>
          <table:table-cell office:value-type="float" office:value="0.27593992753352486" table:style-name="ce1">
            <text:p>0.275939928</text:p>
          </table:table-cell>
          <table:table-cell office:value-type="float" office:value="9.7607217100909721E-2" table:style-name="ce1">
            <text:p>0.097607217</text:p>
          </table:table-cell>
          <table:table-cell office:value-type="float" office:value="1.9050713567476043E-3" table:style-name="ce1">
            <text:p>0.001905071</text:p>
          </table:table-cell>
          <table:table-cell office:value-type="string" table:style-name="ce1">
            <text:p>F6_S1_3_BDOC_VM_B</text:p>
          </table:table-cell>
          <table:table-cell office:value-type="float" office:value="0.641619225246295" table:style-name="ce1">
            <text:p>0.641619225</text:p>
          </table:table-cell>
          <table:table-cell office:value-type="float" office:value="0.45122006232259398" table:style-name="ce1">
            <text:p>0.451220062</text:p>
          </table:table-cell>
          <table:table-cell office:value-type="float" office:value="0.32214397507988202" table:style-name="ce1">
            <text:p>0.322143975</text:p>
          </table:table-cell>
          <table:table-cell office:value-type="float" office:value="0.18082072281895101" table:style-name="ce1">
            <text:p>0.180820723</text:p>
          </table:table-cell>
          <table:table-cell office:value-type="float" office:value="0" table:style-name="ce1">
            <text:p>0</text:p>
          </table:table-cell>
          <table:table-cell office:value-type="float" office:value="0.40206643866617464" table:style-name="ce1">
            <text:p>0.402066439</text:p>
          </table:table-cell>
          <table:table-cell office:value-type="float" office:value="0.28275406405276249" table:style-name="ce1">
            <text:p>0.282754064</text:p>
          </table:table-cell>
          <table:table-cell office:value-type="float" office:value="0.20186938873038549" table:style-name="ce1">
            <text:p>0.201869389</text:p>
          </table:table-cell>
          <table:table-cell office:value-type="float" office:value="0.11331010855067726" table:style-name="ce1">
            <text:p>0.113310109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9.5" table:style-name="ce1">
            <text:p>9.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83" table:style-name="ce1">
            <text:p>83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E<text:s text:c="6"/></text:p>
          </table:table-cell>
          <table:table-cell office:value-type="float" office:value="0.30000001192092901" table:style-name="ce1">
            <text:p>0.300000012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7.79998779296875" table:style-name="ce1">
            <text:p>997.7999878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2_3_DOC_V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30130000000000001" table:style-name="ce1">
            <text:p>0.3013</text:p>
          </table:table-cell>
          <table:table-cell office:value-type="float" office:value="0.22284999999999999" table:style-name="ce1">
            <text:p>0.22285</text:p>
          </table:table-cell>
          <table:table-cell office:value-type="string" table:style-name="ce1">
            <text:p>F6_S2_3_BDOC_VM_A</text:p>
          </table:table-cell>
          <table:table-cell office:value-type="float" office:value="0.15509999999999999" table:style-name="ce1">
            <text:p>0.1551</text:p>
          </table:table-cell>
          <table:table-cell office:value-type="float" office:value="0.13109999999999999" table:style-name="ce1">
            <text:p>0.1311</text:p>
          </table:table-cell>
          <table:table-cell office:value-type="float" office:value="9.1749999999999998E-2" table:style-name="ce1">
            <text:p>0.09175</text:p>
          </table:table-cell>
          <table:table-cell office:value-type="float" office:value="41.171191384339245" table:style-name="ce1">
            <text:p>41.17119138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7T00:00:00" table:style-name="ce5">
            <text:p>07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21" table:style-name="ce1">
            <text:p>1.21</text:p>
          </table:table-cell>
          <table:table-cell office:value-type="float" office:value="4.54" table:style-name="ce1">
            <text:p>4.54</text:p>
          </table:table-cell>
          <table:table-cell office:value-type="float" office:value="8.9215" table:style-name="ce1">
            <text:p>8.9215</text:p>
          </table:table-cell>
          <table:table-cell office:value-type="float" office:value="8.9215000000000006E-3" table:style-name="ce1">
            <text:p>0.0089215</text:p>
          </table:table-cell>
          <table:table-cell office:value-type="float" office:value="-0.33400000000000002" table:style-name="ce1">
            <text:p>-0.334</text:p>
          </table:table-cell>
          <table:table-cell office:value-type="float" office:value="-1.34" table:style-name="ce1">
            <text:p>-1.34</text:p>
          </table:table-cell>
          <table:table-cell office:value-type="float" office:value="-1.1200000000000001" table:style-name="ce1">
            <text:p>-1.12</text:p>
          </table:table-cell>
          <table:table-cell office:value-type="float" office:value="16997.7" table:style-name="ce1">
            <text:p>16997.7</text:p>
          </table:table-cell>
          <table:table-cell office:value-type="float" office:value="104.6" table:style-name="ce1">
            <text:p>104.6</text:p>
          </table:table-cell>
          <table:table-cell office:value-type="float" office:value="104.6" table:style-name="ce1">
            <text:p>104.6</text:p>
          </table:table-cell>
          <table:table-cell office:value-type="float" office:value="14.21" table:style-name="ce1">
            <text:p>14.21</text:p>
          </table:table-cell>
          <table:table-cell office:value-type="float" office:value="370.5" table:style-name="ce1">
            <text:p>370.5</text:p>
          </table:table-cell>
          <table:table-cell office:value-type="float" office:value="-0.47899999999999998" table:style-name="ce1">
            <text:p>-0.479</text:p>
          </table:table-cell>
          <table:table-cell office:value-type="float" office:value="9.6300000000000014E-3" table:style-name="ce1">
            <text:p>0.00963</text:p>
          </table:table-cell>
          <table:table-cell office:value-type="float" office:value="9.630000000000001E-6" table:style-name="ce1">
            <text:p>0.00000963</text:p>
          </table:table-cell>
          <table:table-cell office:value-type="float" office:value="16.934099999999997" table:style-name="ce1">
            <text:p>16.9341</text:p>
          </table:table-cell>
          <table:table-cell office:value-type="float" office:value="1.6934099999999997E-2" table:style-name="ce1">
            <text:p>0.0169341</text:p>
          </table:table-cell>
          <table:table-cell office:value-type="float" office:value="2.19" table:style-name="ce1">
            <text:p>2.19</text:p>
          </table:table-cell>
          <table:table-cell office:value-type="float" office:value="2.21" table:style-name="ce1">
            <text:p>2.21</text:p>
          </table:table-cell>
          <table:table-cell office:value-type="float" office:value="11.007" table:style-name="ce1">
            <text:p>11.007</text:p>
          </table:table-cell>
          <table:table-cell office:value-type="float" office:value="1.1006999999999999E-2" table:style-name="ce1">
            <text:p>0.011007</text:p>
          </table:table-cell>
          <table:table-cell office:value-type="float" office:value="1343.14" table:style-name="ce1">
            <text:p>1343.1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91" table:style-name="ce1">
            <text:p>6.91</text:p>
          </table:table-cell>
          <table:table-cell office:value-type="float" office:value="-38.299999999999997" table:style-name="ce1">
            <text:p>-38.3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-0.33700000000000002" table:style-name="ce1">
            <text:p>-0.337</text:p>
          </table:table-cell>
          <table:table-cell office:value-type="float" office:value="4.6100000000000003" table:style-name="ce1">
            <text:p>4.61</text:p>
          </table:table-cell>
          <table:table-cell table:style-name="ce1"/>
          <table:table-cell office:value-type="string" table:style-name="ce1">
            <text:p>F6_S2_3_DOC_VM_A</text:p>
          </table:table-cell>
          <table:table-cell office:value-type="float" office:value="3.6076473760350298" table:style-name="ce1">
            <text:p>3.607647376</text:p>
          </table:table-cell>
          <table:table-cell office:value-type="float" office:value="0.49887328751287902" table:style-name="ce1">
            <text:p>0.498873288</text:p>
          </table:table-cell>
          <table:table-cell office:value-type="float" office:value="0.45841973414690101" table:style-name="ce1">
            <text:p>0.458419734</text:p>
          </table:table-cell>
          <table:table-cell office:value-type="float" office:value="9.5260401521329599E-2" table:style-name="ce1">
            <text:p>0.095260402</text:p>
          </table:table-cell>
          <table:table-cell office:value-type="float" office:value="9.3639289245891905E-2" table:style-name="ce1">
            <text:p>0.093639289</text:p>
          </table:table-cell>
          <table:table-cell office:value-type="float" office:value="5.2537885047364299E-2" table:style-name="ce1">
            <text:p>0.052537885</text:p>
          </table:table-cell>
          <table:table-cell office:value-type="float" office:value="1.5210069445358301" table:style-name="ce1">
            <text:p>1.521006945</text:p>
          </table:table-cell>
          <table:table-cell office:value-type="float" office:value="1.37760947226127E-2" table:style-name="ce1">
            <text:p>0.013776095</text:p>
          </table:table-cell>
          <table:table-cell office:value-type="float" office:value="77.932637176021302" table:style-name="ce1">
            <text:p>77.93263718</text:p>
          </table:table-cell>
          <table:table-cell office:value-type="float" office:value="46.571428209442402" table:style-name="ce1">
            <text:p>46.57142821</text:p>
          </table:table-cell>
          <table:table-cell office:value-type="float" office:value="3.7658108954289302" table:style-name="ce1">
            <text:p>3.765810895</text:p>
          </table:table-cell>
          <table:table-cell office:value-type="float" office:value="72.09375" table:style-name="ce1">
            <text:p>72.09375</text:p>
          </table:table-cell>
          <table:table-cell office:value-type="float" office:value="1.3204218242452799E-2" table:style-name="ce1">
            <text:p>0.013204218</text:p>
          </table:table-cell>
          <table:table-cell office:value-type="float" office:value="1.07541550737894E-2" table:style-name="ce1">
            <text:p>0.010754155</text:p>
          </table:table-cell>
          <table:table-cell office:value-type="float" office:value="1.26707218259621E-2" table:style-name="ce1">
            <text:p>0.012670722</text:p>
          </table:table-cell>
          <table:table-cell office:value-type="float" office:value="1.2278247944029399" table:style-name="ce1">
            <text:p>1.227824794</text:p>
          </table:table-cell>
          <table:table-cell office:value-type="string" table:style-name="ce1">
            <text:p>F6_S2_3_BDOC_VM_A</text:p>
          </table:table-cell>
          <table:table-cell office:value-type="float" office:value="0" table:style-name="ce1">
            <text:p>0</text:p>
          </table:table-cell>
          <table:table-cell office:value-type="float" office:value="3.5568918193185098E-2" table:style-name="ce1">
            <text:p>0.035568918</text:p>
          </table:table-cell>
          <table:table-cell office:value-type="float" office:value="6.1045222493817199E-2" table:style-name="ce1">
            <text:p>0.061045222</text:p>
          </table:table-cell>
          <table:table-cell office:value-type="float" office:value="0" table:style-name="ce1">
            <text:p>0</text:p>
          </table:table-cell>
          <table:table-cell office:value-type="float" office:value="2.1606503149996601E-2" table:style-name="ce1">
            <text:p>0.021606503</text:p>
          </table:table-cell>
          <table:table-cell office:value-type="float" office:value="1.01385925345028E-2" table:style-name="ce1">
            <text:p>0.010138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623426585027001" table:style-name="ce1">
            <text:p>23.62342659</text:p>
          </table:table-cell>
          <table:table-cell office:value-type="float" office:value="13.7683623870125" table:style-name="ce1">
            <text:p>13.76836239</text:p>
          </table:table-cell>
          <table:table-cell office:value-type="float" office:value="4.1310240963855396" table:style-name="ce1">
            <text:p>4.131024096</text:p>
          </table:table-cell>
          <table:table-cell office:value-type="float" office:value="-10.0591715976331" table:style-name="ce1">
            <text:p>-10.0591716</text:p>
          </table:table-cell>
          <table:table-cell office:value-type="float" office:value="1.37125096467799E-2" table:style-name="ce1">
            <text:p>0.01371251</text:p>
          </table:table-cell>
          <table:table-cell office:value-type="float" office:value="1.2086299511204801E-2" table:style-name="ce1">
            <text:p>0.0120863</text:p>
          </table:table-cell>
          <table:table-cell office:value-type="float" office:value="1.3585632113004601E-2" table:style-name="ce1">
            <text:p>0.013585632</text:p>
          </table:table-cell>
          <table:table-cell office:value-type="float" office:value="1.1345498788994599" table:style-name="ce1">
            <text:p>1.134549879</text:p>
          </table:table-cell>
          <table:table-cell office:value-type="string" table:style-name="ce1">
            <text:p>F6_S2_3_DOC_VM_A</text:p>
          </table:table-cell>
          <table:table-cell office:value-type="float" office:value="0.85349273583184504" table:style-name="ce1">
            <text:p>0.853492736</text:p>
          </table:table-cell>
          <table:table-cell office:value-type="float" office:value="0.54753886435301302" table:style-name="ce1">
            <text:p>0.547538864</text:p>
          </table:table-cell>
          <table:table-cell office:value-type="float" office:value="0.82993675258489497" table:style-name="ce1">
            <text:p>0.829936753</text:p>
          </table:table-cell>
          <table:table-cell office:value-type="float" office:value="0.24671235750280801" table:style-name="ce1">
            <text:p>0.246712358</text:p>
          </table:table-cell>
          <table:table-cell office:value-type="float" office:value="0.261416698985249" table:style-name="ce1">
            <text:p>0.261416699</text:p>
          </table:table-cell>
          <table:table-cell office:value-type="float" office:value="0.31159634299501193" table:style-name="ce1">
            <text:p>0.311596343</text:p>
          </table:table-cell>
          <table:table-cell office:value-type="float" office:value="0.1998975511065797" table:style-name="ce1">
            <text:p>0.199897551</text:p>
          </table:table-cell>
          <table:table-cell office:value-type="float" office:value="0.30299643589885183" table:style-name="ce1">
            <text:p>0.302996436</text:p>
          </table:table-cell>
          <table:table-cell office:value-type="float" office:value="9.0070676810890635E-2" table:style-name="ce1">
            <text:p>0.090070677</text:p>
          </table:table-cell>
          <table:table-cell office:value-type="float" office:value="9.5438993188666083E-2" table:style-name="ce1">
            <text:p>0.095438993</text:p>
          </table:table-cell>
          <table:table-cell office:value-type="string" table:style-name="ce1">
            <text:p>F6_S2_3_BDOC_VM_A</text:p>
          </table:table-cell>
          <table:table-cell office:value-type="float" office:value="0.23635484804798601" table:style-name="ce1">
            <text:p>0.236354848</text:p>
          </table:table-cell>
          <table:table-cell office:value-type="float" office:value="0.18057209098051799" table:style-name="ce1">
            <text:p>0.180572091</text:p>
          </table:table-cell>
          <table:table-cell office:value-type="float" office:value="5.0912557268710003E-2" table:style-name="ce1">
            <text:p>0.050912557</text:p>
          </table:table-cell>
          <table:table-cell office:value-type="float" office:value="7.1273218101764693E-2" table:style-name="ce1">
            <text:p>0.071273218</text:p>
          </table:table-cell>
          <table:table-cell office:value-type="float" office:value="7.0500812631679899E-2" table:style-name="ce1">
            <text:p>0.070500813</text:p>
          </table:table-cell>
          <table:table-cell office:value-type="float" office:value="0.38771260408087904" table:style-name="ce1">
            <text:p>0.387712604</text:p>
          </table:table-cell>
          <table:table-cell office:value-type="float" office:value="0.29620748716003586" table:style-name="ce1">
            <text:p>0.296207487</text:p>
          </table:table-cell>
          <table:table-cell office:value-type="float" office:value="8.3516121298518223E-2" table:style-name="ce1">
            <text:p>0.083516121</text:p>
          </table:table-cell>
          <table:table-cell office:value-type="float" office:value="0.11691541434279923" table:style-name="ce1">
            <text:p>0.116915414</text:p>
          </table:table-cell>
          <table:table-cell office:value-type="float" office:value="0.11564837311776757" table:style-name="ce1">
            <text:p>0.115648373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9.5" table:style-name="ce1">
            <text:p>9.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83" table:style-name="ce1">
            <text:p>83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E<text:s text:c="6"/></text:p>
          </table:table-cell>
          <table:table-cell office:value-type="float" office:value="0.30000001192092901" table:style-name="ce1">
            <text:p>0.300000012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7.79998779296875" table:style-name="ce1">
            <text:p>997.7999878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2_3_DOC_V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1444" table:style-name="ce1">
            <text:p>0.1444</text:p>
          </table:table-cell>
          <table:table-cell table:style-name="ce1"/>
          <table:table-cell office:value-type="string" table:style-name="ce1">
            <text:p>F6_S2_3_BDOC_VM_B</text:p>
          </table:table-cell>
          <table:table-cell office:value-type="float" office:value="0.1071" table:style-name="ce1">
            <text:p>0.1071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7T00:00:00" table:style-name="ce5">
            <text:p>07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1.21" table:style-name="ce1">
            <text:p>1.21</text:p>
          </table:table-cell>
          <table:table-cell office:value-type="float" office:value="4.54" table:style-name="ce1">
            <text:p>4.54</text:p>
          </table:table-cell>
          <table:table-cell office:value-type="float" office:value="8.9215" table:style-name="ce1">
            <text:p>8.9215</text:p>
          </table:table-cell>
          <table:table-cell office:value-type="float" office:value="8.9215000000000006E-3" table:style-name="ce1">
            <text:p>0.0089215</text:p>
          </table:table-cell>
          <table:table-cell office:value-type="float" office:value="-0.33400000000000002" table:style-name="ce1">
            <text:p>-0.334</text:p>
          </table:table-cell>
          <table:table-cell office:value-type="float" office:value="-1.34" table:style-name="ce1">
            <text:p>-1.34</text:p>
          </table:table-cell>
          <table:table-cell office:value-type="float" office:value="-1.1200000000000001" table:style-name="ce1">
            <text:p>-1.12</text:p>
          </table:table-cell>
          <table:table-cell office:value-type="float" office:value="16997.7" table:style-name="ce1">
            <text:p>16997.7</text:p>
          </table:table-cell>
          <table:table-cell office:value-type="float" office:value="104.6" table:style-name="ce1">
            <text:p>104.6</text:p>
          </table:table-cell>
          <table:table-cell office:value-type="float" office:value="104.6" table:style-name="ce1">
            <text:p>104.6</text:p>
          </table:table-cell>
          <table:table-cell office:value-type="float" office:value="14.21" table:style-name="ce1">
            <text:p>14.21</text:p>
          </table:table-cell>
          <table:table-cell office:value-type="float" office:value="370.5" table:style-name="ce1">
            <text:p>370.5</text:p>
          </table:table-cell>
          <table:table-cell office:value-type="float" office:value="-0.47899999999999998" table:style-name="ce1">
            <text:p>-0.479</text:p>
          </table:table-cell>
          <table:table-cell office:value-type="float" office:value="9.6300000000000014E-3" table:style-name="ce1">
            <text:p>0.00963</text:p>
          </table:table-cell>
          <table:table-cell office:value-type="float" office:value="9.630000000000001E-6" table:style-name="ce1">
            <text:p>0.00000963</text:p>
          </table:table-cell>
          <table:table-cell office:value-type="float" office:value="16.934099999999997" table:style-name="ce1">
            <text:p>16.9341</text:p>
          </table:table-cell>
          <table:table-cell office:value-type="float" office:value="1.6934099999999997E-2" table:style-name="ce1">
            <text:p>0.0169341</text:p>
          </table:table-cell>
          <table:table-cell office:value-type="float" office:value="2.19" table:style-name="ce1">
            <text:p>2.19</text:p>
          </table:table-cell>
          <table:table-cell office:value-type="float" office:value="2.21" table:style-name="ce1">
            <text:p>2.21</text:p>
          </table:table-cell>
          <table:table-cell office:value-type="float" office:value="11.007" table:style-name="ce1">
            <text:p>11.007</text:p>
          </table:table-cell>
          <table:table-cell office:value-type="float" office:value="1.1006999999999999E-2" table:style-name="ce1">
            <text:p>0.011007</text:p>
          </table:table-cell>
          <table:table-cell office:value-type="float" office:value="1343.14" table:style-name="ce1">
            <text:p>1343.1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91" table:style-name="ce1">
            <text:p>6.91</text:p>
          </table:table-cell>
          <table:table-cell office:value-type="float" office:value="-38.299999999999997" table:style-name="ce1">
            <text:p>-38.3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-0.33700000000000002" table:style-name="ce1">
            <text:p>-0.337</text:p>
          </table:table-cell>
          <table:table-cell office:value-type="float" office:value="4.6100000000000003" table:style-name="ce1">
            <text:p>4.61</text:p>
          </table:table-cell>
          <table:table-cell table:style-name="ce1"/>
          <table:table-cell office:value-type="string" table:style-name="ce1">
            <text:p>F6_S2_3_DOC_VM_B</text:p>
          </table:table-cell>
          <table:table-cell office:value-type="float" office:value="5.7675575255335501" table:style-name="ce1">
            <text:p>5.767557526</text:p>
          </table:table-cell>
          <table:table-cell office:value-type="float" office:value="0.20391993102634101" table:style-name="ce1">
            <text:p>0.203919931</text:p>
          </table:table-cell>
          <table:table-cell office:value-type="float" office:value="4.5642068704751203E-2" table:style-name="ce1">
            <text:p>0.045642069</text:p>
          </table:table-cell>
          <table:table-cell office:value-type="float" office:value="1.37913921516315E-2" table:style-name="ce1">
            <text:p>0.013791392</text:p>
          </table:table-cell>
          <table:table-cell office:value-type="float" office:value="3.8328891324141502E-2" table:style-name="ce1">
            <text:p>0.038328891</text:p>
          </table:table-cell>
          <table:table-cell office:value-type="float" office:value="3.7770851018166199E-2" table:style-name="ce1">
            <text:p>0.037770851</text:p>
          </table:table-cell>
          <table:table-cell office:value-type="float" office:value="12.152954792586" table:style-name="ce1">
            <text:p>12.15295479</text:p>
          </table:table-cell>
          <table:table-cell office:value-type="float" office:value="0" table:style-name="ce1">
            <text:p>0</text:p>
          </table:table-cell>
          <table:table-cell office:value-type="float" office:value="52.173288799969399" table:style-name="ce1">
            <text:p>52.1732888</text:p>
          </table:table-cell>
          <table:table-cell office:value-type="float" office:value="31.104635199073901" table:style-name="ce1">
            <text:p>31.1046352</text:p>
          </table:table-cell>
          <table:table-cell office:value-type="float" office:value="3.7914312617702399" table:style-name="ce1">
            <text:p>3.791431262</text:p>
          </table:table-cell>
          <table:table-cell office:value-type="float" office:value="31.3333333333333" table:style-name="ce1">
            <text:p>31.33333333</text:p>
          </table:table-cell>
          <table:table-cell office:value-type="float" office:value="1.3259553456452E-2" table:style-name="ce1">
            <text:p>0.013259553</text:p>
          </table:table-cell>
          <table:table-cell office:value-type="float" office:value="1.0854129553113301E-2" table:style-name="ce1">
            <text:p>0.01085413</text:p>
          </table:table-cell>
          <table:table-cell office:value-type="float" office:value="1.26583012608436E-2" table:style-name="ce1">
            <text:p>0.012658301</text:p>
          </table:table-cell>
          <table:table-cell office:value-type="float" office:value="1.2216137085491801" table:style-name="ce1">
            <text:p>1.221613709</text:p>
          </table:table-cell>
          <table:table-cell office:value-type="string" table:style-name="ce1">
            <text:p>F6_S2_3_BDOC_VM_B</text:p>
          </table:table-cell>
          <table:table-cell office:value-type="float" office:value="0.71921057884376005" table:style-name="ce1">
            <text:p>0.719210579</text:p>
          </table:table-cell>
          <table:table-cell office:value-type="float" office:value="0.109787602371568" table:style-name="ce1">
            <text:p>0.109787602</text:p>
          </table:table-cell>
          <table:table-cell office:value-type="float" office:value="1.2604164881565801E-2" table:style-name="ce1">
            <text:p>0.012604165</text:p>
          </table:table-cell>
          <table:table-cell office:value-type="float" office:value="0" table:style-name="ce1">
            <text:p>0</text:p>
          </table:table-cell>
          <table:table-cell office:value-type="float" office:value="1.13727542951807E-2" table:style-name="ce1">
            <text:p>0.011372754</text:p>
          </table:table-cell>
          <table:table-cell office:value-type="float" office:value="2.0982347661334898E-2" table:style-name="ce1">
            <text:p>0.020982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330366514707499" table:style-name="ce1">
            <text:p>38.33036651</text:p>
          </table:table-cell>
          <table:table-cell office:value-type="float" office:value="23.110279050016899" table:style-name="ce1">
            <text:p>23.11027905</text:p>
          </table:table-cell>
          <table:table-cell office:value-type="float" office:value="3.6729241877256298" table:style-name="ce1">
            <text:p>3.672924188</text:p>
          </table:table-cell>
          <table:table-cell office:value-type="float" office:value="35.071428571428598" table:style-name="ce1">
            <text:p>35.07142857</text:p>
          </table:table-cell>
          <table:table-cell office:value-type="float" office:value="1.2795480232643E-2" table:style-name="ce1">
            <text:p>0.01279548</text:p>
          </table:table-cell>
          <table:table-cell office:value-type="float" office:value="1.09203198215688E-2" table:style-name="ce1">
            <text:p>0.01092032</text:p>
          </table:table-cell>
          <table:table-cell office:value-type="float" office:value="1.23748302249015E-2" table:style-name="ce1">
            <text:p>0.01237483</text:p>
          </table:table-cell>
          <table:table-cell office:value-type="float" office:value="1.1717129572863401" table:style-name="ce1">
            <text:p>1.171712957</text:p>
          </table:table-cell>
          <table:table-cell office:value-type="string" table:style-name="ce1">
            <text:p>F6_S2_3_DOC_VM_B</text:p>
          </table:table-cell>
          <table:table-cell office:value-type="float" office:value="0.52842596247891305" table:style-name="ce1">
            <text:p>0.528425962</text:p>
          </table:table-cell>
          <table:table-cell office:value-type="float" office:value="0.360006878493496" table:style-name="ce1">
            <text:p>0.360006878</text:p>
          </table:table-cell>
          <table:table-cell office:value-type="float" office:value="0.50961084249540101" table:style-name="ce1">
            <text:p>0.509610842</text:p>
          </table:table-cell>
          <table:table-cell office:value-type="float" office:value="0.147864420399484" table:style-name="ce1">
            <text:p>0.14786442</text:p>
          </table:table-cell>
          <table:table-cell office:value-type="float" office:value="9.1840092520575796E-3" table:style-name="ce1">
            <text:p>0.009184009</text:p>
          </table:table-cell>
          <table:table-cell office:value-type="float" office:value="0.33980364122543583" table:style-name="ce1">
            <text:p>0.339803641</text:p>
          </table:table-cell>
          <table:table-cell office:value-type="float" office:value="0.23150196406781329" table:style-name="ce1">
            <text:p>0.231501964</text:p>
          </table:table-cell>
          <table:table-cell office:value-type="float" office:value="0.32770460231656312" table:style-name="ce1">
            <text:p>0.327704602</text:p>
          </table:table-cell>
          <table:table-cell office:value-type="float" office:value="9.5084026953801123E-2" table:style-name="ce1">
            <text:p>0.095084027</text:p>
          </table:table-cell>
          <table:table-cell office:value-type="float" office:value="5.9057654363865427E-3" table:style-name="ce1">
            <text:p>0.005905765</text:p>
          </table:table-cell>
          <table:table-cell office:value-type="string" table:style-name="ce1">
            <text:p>F6_S2_3_BDOC_VM_B</text:p>
          </table:table-cell>
          <table:table-cell office:value-type="float" office:value="0.41031467323097298" table:style-name="ce1">
            <text:p>0.410314673</text:p>
          </table:table-cell>
          <table:table-cell office:value-type="float" office:value="0.30513699137897099" table:style-name="ce1">
            <text:p>0.305136991</text:p>
          </table:table-cell>
          <table:table-cell office:value-type="float" office:value="0.21028231763082" table:style-name="ce1">
            <text:p>0.210282318</text:p>
          </table:table-cell>
          <table:table-cell office:value-type="float" office:value="0.124422340595813" table:style-name="ce1">
            <text:p>0.124422341</text:p>
          </table:table-cell>
          <table:table-cell office:value-type="float" office:value="0" table:style-name="ce1">
            <text:p>0</text:p>
          </table:table-cell>
          <table:table-cell office:value-type="float" office:value="0.39071770964790475" table:style-name="ce1">
            <text:p>0.39071771</text:p>
          </table:table-cell>
          <table:table-cell office:value-type="float" office:value="0.29056339969916628" table:style-name="ce1">
            <text:p>0.2905634</text:p>
          </table:table-cell>
          <table:table-cell office:value-type="float" office:value="0.20023906256434901" table:style-name="ce1">
            <text:p>0.200239063</text:p>
          </table:table-cell>
          <table:table-cell office:value-type="float" office:value="0.11847982808858006" table:style-name="ce1">
            <text:p>0.118479828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9.5" table:style-name="ce1">
            <text:p>9.5</text:p>
          </table:table-cell>
          <table:table-cell office:value-type="float" office:value="7.3000001907348633" table:style-name="ce1">
            <text:p>7.300000191</text:p>
          </table:table-cell>
          <table:table-cell office:value-type="float" office:value="83" table:style-name="ce1">
            <text:p>83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E<text:s text:c="6"/></text:p>
          </table:table-cell>
          <table:table-cell office:value-type="float" office:value="0.30000001192092901" table:style-name="ce1">
            <text:p>0.300000012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7.79998779296875" table:style-name="ce1">
            <text:p>997.7999878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3_3_DOC_V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22389999999999999" table:style-name="ce1">
            <text:p>0.2239</text:p>
          </table:table-cell>
          <table:table-cell office:value-type="float" office:value="0.21784999999999999" table:style-name="ce1">
            <text:p>0.21785</text:p>
          </table:table-cell>
          <table:table-cell office:value-type="string" table:style-name="ce1">
            <text:p>F6_S3_3_BDOC_VM_A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0.19695000000000001" table:style-name="ce1">
            <text:p>0.19695</text:p>
          </table:table-cell>
          <table:table-cell office:value-type="float" office:value="2.0899999999999974E-2" table:style-name="ce1">
            <text:p>0.0209</text:p>
          </table:table-cell>
          <table:table-cell office:value-type="float" office:value="9.5937571723662955" table:style-name="ce1">
            <text:p>9.593757172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3_DOC_VM_A</text:p>
          </table:table-cell>
          <table:table-cell office:value-type="float" office:value="2.9327484155450301" table:style-name="ce1">
            <text:p>2.932748416</text:p>
          </table:table-cell>
          <table:table-cell office:value-type="float" office:value="0.63516460787621298" table:style-name="ce1">
            <text:p>0.635164608</text:p>
          </table:table-cell>
          <table:table-cell office:value-type="float" office:value="0.236043490988152" table:style-name="ce1">
            <text:p>0.236043491</text:p>
          </table:table-cell>
          <table:table-cell office:value-type="float" office:value="0.15143803327646299" table:style-name="ce1">
            <text:p>0.151438033</text:p>
          </table:table-cell>
          <table:table-cell office:value-type="float" office:value="9.8252673572375201E-2" table:style-name="ce1">
            <text:p>0.098252674</text:p>
          </table:table-cell>
          <table:table-cell office:value-type="float" office:value="0.10004104218464099" table:style-name="ce1">
            <text:p>0.100041042</text:p>
          </table:table-cell>
          <table:table-cell office:value-type="float" office:value="2.2817221971380599" table:style-name="ce1">
            <text:p>2.281722197</text:p>
          </table:table-cell>
          <table:table-cell office:value-type="float" office:value="1.3971984539291601E-2" table:style-name="ce1">
            <text:p>0.013971985</text:p>
          </table:table-cell>
          <table:table-cell office:value-type="float" office:value="107.459453351848" table:style-name="ce1">
            <text:p>107.4594534</text:p>
          </table:table-cell>
          <table:table-cell office:value-type="float" office:value="64.631370622159096" table:style-name="ce1">
            <text:p>64.63137062</text:p>
          </table:table-cell>
          <table:table-cell office:value-type="float" office:value="3.55224200049941" table:style-name="ce1">
            <text:p>3.552242</text:p>
          </table:table-cell>
          <table:table-cell office:value-type="float" office:value="33.539936102236503" table:style-name="ce1">
            <text:p>33.5399361</text:p>
          </table:table-cell>
          <table:table-cell office:value-type="float" office:value="1.2910631102014399E-2" table:style-name="ce1">
            <text:p>0.012910631</text:p>
          </table:table-cell>
          <table:table-cell office:value-type="float" office:value="9.9131041712356704E-3" table:style-name="ce1">
            <text:p>0.009913104</text:p>
          </table:table-cell>
          <table:table-cell office:value-type="float" office:value="1.19585330209193E-2" table:style-name="ce1">
            <text:p>0.011958533</text:p>
          </table:table-cell>
          <table:table-cell office:value-type="float" office:value="1.30238025133202" table:style-name="ce1">
            <text:p>1.302380251</text:p>
          </table:table-cell>
          <table:table-cell office:value-type="string" table:style-name="ce1">
            <text:p>F6_S3_3_BDOC_VM_A</text:p>
          </table:table-cell>
          <table:table-cell office:value-type="float" office:value="3.95831533897432" table:style-name="ce1">
            <text:p>3.958315339</text:p>
          </table:table-cell>
          <table:table-cell office:value-type="float" office:value="0.41501413516653002" table:style-name="ce1">
            <text:p>0.415014135</text:p>
          </table:table-cell>
          <table:table-cell office:value-type="float" office:value="0.106629968582496" table:style-name="ce1">
            <text:p>0.106629969</text:p>
          </table:table-cell>
          <table:table-cell office:value-type="float" office:value="0" table:style-name="ce1">
            <text:p>0</text:p>
          </table:table-cell>
          <table:table-cell office:value-type="float" office:value="7.1789104869878897E-2" table:style-name="ce1">
            <text:p>0.071789105</text:p>
          </table:table-cell>
          <table:table-cell office:value-type="float" office:value="6.4096829580393005E-2" table:style-name="ce1">
            <text:p>0.06409683</text:p>
          </table:table-cell>
          <table:table-cell office:value-type="float" office:value="2.0455079644113598" table:style-name="ce1">
            <text:p>2.045507964</text:p>
          </table:table-cell>
          <table:table-cell office:value-type="float" office:value="2.66841584412532E-17" table:style-name="ce1">
            <text:p>2.66842E-17</text:p>
          </table:table-cell>
          <table:table-cell office:value-type="float" office:value="83.755984523112502" table:style-name="ce1">
            <text:p>83.75598452</text:p>
          </table:table-cell>
          <table:table-cell office:value-type="float" office:value="48.2731482400742" table:style-name="ce1">
            <text:p>48.27314824</text:p>
          </table:table-cell>
          <table:table-cell office:value-type="float" office:value="3.9694800879300698" table:style-name="ce1">
            <text:p>3.969480088</text:p>
          </table:table-cell>
          <table:table-cell office:value-type="float" office:value="670.89999999999304" table:style-name="ce1">
            <text:p>670.9</text:p>
          </table:table-cell>
          <table:table-cell office:value-type="float" office:value="1.40332144326992E-2" table:style-name="ce1">
            <text:p>0.014033214</text:p>
          </table:table-cell>
          <table:table-cell office:value-type="float" office:value="1.08323477374227E-2" table:style-name="ce1">
            <text:p>0.010832348</text:p>
          </table:table-cell>
          <table:table-cell office:value-type="float" office:value="1.32546466025565E-2" table:style-name="ce1">
            <text:p>0.013254647</text:p>
          </table:table-cell>
          <table:table-cell office:value-type="float" office:value="1.2954915012761701" table:style-name="ce1">
            <text:p>1.295491501</text:p>
          </table:table-cell>
          <table:table-cell office:value-type="string" table:style-name="ce1">
            <text:p>F6_S3_3_DOC_VM_A</text:p>
          </table:table-cell>
          <table:table-cell office:value-type="float" office:value="1.4830377520007201" table:style-name="ce1">
            <text:p>1.483037752</text:p>
          </table:table-cell>
          <table:table-cell office:value-type="float" office:value="0.97333345018916395" table:style-name="ce1">
            <text:p>0.97333345</text:p>
          </table:table-cell>
          <table:table-cell office:value-type="float" office:value="1.70881784064311" table:style-name="ce1">
            <text:p>1.708817841</text:p>
          </table:table-cell>
          <table:table-cell office:value-type="float" office:value="0.40049441133018399" table:style-name="ce1">
            <text:p>0.400494411</text:p>
          </table:table-cell>
          <table:table-cell office:value-type="float" office:value="0" table:style-name="ce1">
            <text:p>0</text:p>
          </table:table-cell>
          <table:table-cell office:value-type="float" office:value="0.32482272739438939" table:style-name="ce1">
            <text:p>0.324822727</text:p>
          </table:table-cell>
          <table:table-cell office:value-type="float" office:value="0.21318461079504722" table:style-name="ce1">
            <text:p>0.213184611</text:p>
          </table:table-cell>
          <table:table-cell office:value-type="float" office:value="0.37427426973390798" table:style-name="ce1">
            <text:p>0.37427427</text:p>
          </table:table-cell>
          <table:table-cell office:value-type="float" office:value="8.7718392076655397E-2" table:style-name="ce1">
            <text:p>0.0877183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3_3_BDOC_VM_A</text:p>
          </table:table-cell>
          <table:table-cell office:value-type="float" office:value="1.1153680579254699" table:style-name="ce1">
            <text:p>1.115368058</text:p>
          </table:table-cell>
          <table:table-cell office:value-type="float" office:value="0.783102152729795" table:style-name="ce1">
            <text:p>0.783102153</text:p>
          </table:table-cell>
          <table:table-cell office:value-type="float" office:value="0.98951577996916196" table:style-name="ce1">
            <text:p>0.98951578</text:p>
          </table:table-cell>
          <table:table-cell office:value-type="float" office:value="0.31673742335509197" table:style-name="ce1">
            <text:p>0.316737423</text:p>
          </table:table-cell>
          <table:table-cell office:value-type="float" office:value="0" table:style-name="ce1">
            <text:p>0</text:p>
          </table:table-cell>
          <table:table-cell office:value-type="float" office:value="0.3480387895754295" table:style-name="ce1">
            <text:p>0.34803879</text:p>
          </table:table-cell>
          <table:table-cell office:value-type="float" office:value="0.24435873289837665" table:style-name="ce1">
            <text:p>0.244358733</text:p>
          </table:table-cell>
          <table:table-cell office:value-type="float" office:value="0.30876791914482693" table:style-name="ce1">
            <text:p>0.308767919</text:p>
          </table:table-cell>
          <table:table-cell office:value-type="float" office:value="9.8834558381366816E-2" table:style-name="ce1">
            <text:p>0.098834558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10.80000019073486" table:style-name="ce1">
            <text:p>10.80000019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WNW<text:s text:c="5"/></text:p>
          </table:table-cell>
          <table:table-cell office:value-type="float" office:value="1.799999952316284" table:style-name="ce1">
            <text:p>1.799999952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3" table:style-name="ce1">
            <text:p>3</text:p>
          </table:table-cell>
          <table:table-cell office:value-type="float" office:value="998.0999755859375" table:style-name="ce1">
            <text:p>998.0999756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3_3_DOC_V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21179999999999999" table:style-name="ce1">
            <text:p>0.2118</text:p>
          </table:table-cell>
          <table:table-cell table:style-name="ce1"/>
          <table:table-cell office:value-type="string" table:style-name="ce1">
            <text:p>F6_S3_3_BDOC_VM_B</text:p>
          </table:table-cell>
          <table:table-cell office:value-type="float" office:value="0.19600000000000001" table:style-name="ce1">
            <text:p>0.196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3_DOC_VM_B</text:p>
          </table:table-cell>
          <table:table-cell office:value-type="float" office:value="3.6643508808446299" table:style-name="ce1">
            <text:p>3.664350881</text:p>
          </table:table-cell>
          <table:table-cell office:value-type="float" office:value="0.89984892761958701" table:style-name="ce1">
            <text:p>0.899848928</text:p>
          </table:table-cell>
          <table:table-cell office:value-type="float" office:value="0.38249902365420901" table:style-name="ce1">
            <text:p>0.382499024</text:p>
          </table:table-cell>
          <table:table-cell office:value-type="float" office:value="0.22196689853656801" table:style-name="ce1">
            <text:p>0.221966899</text:p>
          </table:table-cell>
          <table:table-cell office:value-type="float" office:value="0.131245225071389" table:style-name="ce1">
            <text:p>0.131245225</text:p>
          </table:table-cell>
          <table:table-cell office:value-type="float" office:value="0.101031714032064" table:style-name="ce1">
            <text:p>0.101031714</text:p>
          </table:table-cell>
          <table:table-cell office:value-type="float" office:value="1.54424439052597" table:style-name="ce1">
            <text:p>1.544244391</text:p>
          </table:table-cell>
          <table:table-cell office:value-type="float" office:value="3.6781182224610499E-2" table:style-name="ce1">
            <text:p>0.036781182</text:p>
          </table:table-cell>
          <table:table-cell office:value-type="float" office:value="121.836356084866" table:style-name="ce1">
            <text:p>121.8363561</text:p>
          </table:table-cell>
          <table:table-cell office:value-type="float" office:value="71.179484038997401" table:style-name="ce1">
            <text:p>71.17948404</text:p>
          </table:table-cell>
          <table:table-cell office:value-type="float" office:value="3.80014131422227" table:style-name="ce1">
            <text:p>3.800141314</text:p>
          </table:table-cell>
          <table:table-cell office:value-type="float" office:value="17.969696969697001" table:style-name="ce1">
            <text:p>17.96969697</text:p>
          </table:table-cell>
          <table:table-cell office:value-type="float" office:value="1.36875696108512E-2" table:style-name="ce1">
            <text:p>0.01368757</text:p>
          </table:table-cell>
          <table:table-cell office:value-type="float" office:value="1.03901144513882E-2" table:style-name="ce1">
            <text:p>0.010390114</text:p>
          </table:table-cell>
          <table:table-cell office:value-type="float" office:value="1.26784316495543E-2" table:style-name="ce1">
            <text:p>0.012678432</text:p>
          </table:table-cell>
          <table:table-cell office:value-type="float" office:value="1.31736466185148" table:style-name="ce1">
            <text:p>1.317364662</text:p>
          </table:table-cell>
          <table:table-cell office:value-type="string" table:style-name="ce1">
            <text:p>F6_S3_3_BDOC_VM_B</text:p>
          </table:table-cell>
          <table:table-cell office:value-type="float" office:value="2.4544318210128999" table:style-name="ce1">
            <text:p>2.454431821</text:p>
          </table:table-cell>
          <table:table-cell office:value-type="float" office:value="0.66295997284561303" table:style-name="ce1">
            <text:p>0.662959973</text:p>
          </table:table-cell>
          <table:table-cell office:value-type="float" office:value="0.247698087296158" table:style-name="ce1">
            <text:p>0.247698087</text:p>
          </table:table-cell>
          <table:table-cell office:value-type="float" office:value="5.1295526034664397E-2" table:style-name="ce1">
            <text:p>0.051295526</text:p>
          </table:table-cell>
          <table:table-cell office:value-type="float" office:value="0.10174185804486099" table:style-name="ce1">
            <text:p>0.101741858</text:p>
          </table:table-cell>
          <table:table-cell office:value-type="float" office:value="9.4547243079937004E-2" table:style-name="ce1">
            <text:p>0.094547243</text:p>
          </table:table-cell>
          <table:table-cell office:value-type="float" office:value="2.3254357824036802" table:style-name="ce1">
            <text:p>2.325435782</text:p>
          </table:table-cell>
          <table:table-cell office:value-type="float" office:value="2.9564636656740399E-14" table:style-name="ce1">
            <text:p>2.95646E-14</text:p>
          </table:table-cell>
          <table:table-cell office:value-type="float" office:value="121.908723044932" table:style-name="ce1">
            <text:p>121.908723</text:p>
          </table:table-cell>
          <table:table-cell office:value-type="float" office:value="71.666316315801794" table:style-name="ce1">
            <text:p>71.66631632</text:p>
          </table:table-cell>
          <table:table-cell office:value-type="float" office:value="3.74309282448817" table:style-name="ce1">
            <text:p>3.743092824</text:p>
          </table:table-cell>
          <table:table-cell office:value-type="float" office:value="24.286666666666601" table:style-name="ce1">
            <text:p>24.28666667</text:p>
          </table:table-cell>
          <table:table-cell office:value-type="float" office:value="1.34765415463032E-2" table:style-name="ce1">
            <text:p>0.013476542</text:p>
          </table:table-cell>
          <table:table-cell office:value-type="float" office:value="1.03121183624498E-2" table:style-name="ce1">
            <text:p>0.010312118</text:p>
          </table:table-cell>
          <table:table-cell office:value-type="float" office:value="1.2584035972818101E-2" table:style-name="ce1">
            <text:p>0.012584036</text:p>
          </table:table-cell>
          <table:table-cell office:value-type="float" office:value="1.30686451344238" table:style-name="ce1">
            <text:p>1.306864513</text:p>
          </table:table-cell>
          <table:table-cell office:value-type="string" table:style-name="ce1">
            <text:p>F6_S3_3_DOC_VM_B</text:p>
          </table:table-cell>
          <table:table-cell office:value-type="float" office:value="1.7851193921611701" table:style-name="ce1">
            <text:p>1.785119392</text:p>
          </table:table-cell>
          <table:table-cell office:value-type="float" office:value="1.1278461739812899" table:style-name="ce1">
            <text:p>1.127846174</text:p>
          </table:table-cell>
          <table:table-cell office:value-type="float" office:value="2.3095289885739798" table:style-name="ce1">
            <text:p>2.309528989</text:p>
          </table:table-cell>
          <table:table-cell office:value-type="float" office:value="0.45356961482408098" table:style-name="ce1">
            <text:p>0.453569615</text:p>
          </table:table-cell>
          <table:table-cell office:value-type="float" office:value="2.1047937965044599E-2" table:style-name="ce1">
            <text:p>0.021047938</text:p>
          </table:table-cell>
          <table:table-cell office:value-type="float" office:value="0.31333759253383736" table:style-name="ce1">
            <text:p>0.313337593</text:p>
          </table:table-cell>
          <table:table-cell office:value-type="float" office:value="0.19796804989942673" table:style-name="ce1">
            <text:p>0.19796805</text:p>
          </table:table-cell>
          <table:table-cell office:value-type="float" office:value="0.40538591219423775" table:style-name="ce1">
            <text:p>0.405385912</text:p>
          </table:table-cell>
          <table:table-cell office:value-type="float" office:value="7.961395287035572E-2" table:style-name="ce1">
            <text:p>0.079613953</text:p>
          </table:table-cell>
          <table:table-cell office:value-type="float" office:value="3.6944925021425057E-3" table:style-name="ce1">
            <text:p>0.003694493</text:p>
          </table:table-cell>
          <table:table-cell office:value-type="string" table:style-name="ce1">
            <text:p>F6_S3_3_BDOC_VM_B</text:p>
          </table:table-cell>
          <table:table-cell office:value-type="float" office:value="1.7823490031378699" table:style-name="ce1">
            <text:p>1.782349003</text:p>
          </table:table-cell>
          <table:table-cell office:value-type="float" office:value="1.26454677101193" table:style-name="ce1">
            <text:p>1.264546771</text:p>
          </table:table-cell>
          <table:table-cell office:value-type="float" office:value="1.6809783102173399" table:style-name="ce1">
            <text:p>1.68097831</text:p>
          </table:table-cell>
          <table:table-cell office:value-type="float" office:value="0.49339918675279698" table:style-name="ce1">
            <text:p>0.493399187</text:p>
          </table:table-cell>
          <table:table-cell office:value-type="float" office:value="0" table:style-name="ce1">
            <text:p>0</text:p>
          </table:table-cell>
          <table:table-cell office:value-type="float" office:value="0.34136290337386704" table:style-name="ce1">
            <text:p>0.341362903</text:p>
          </table:table-cell>
          <table:table-cell office:value-type="float" office:value="0.24219126357672732" table:style-name="ce1">
            <text:p>0.242191264</text:p>
          </table:table-cell>
          <table:table-cell office:value-type="float" office:value="0.32194796612451171" table:style-name="ce1">
            <text:p>0.321947966</text:p>
          </table:table-cell>
          <table:table-cell office:value-type="float" office:value="9.4497866924893842E-2" table:style-name="ce1">
            <text:p>0.09449786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10.80000019073486" table:style-name="ce1">
            <text:p>10.80000019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WNW<text:s text:c="5"/></text:p>
          </table:table-cell>
          <table:table-cell office:value-type="float" office:value="1.799999952316284" table:style-name="ce1">
            <text:p>1.799999952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3" table:style-name="ce1">
            <text:p>3</text:p>
          </table:table-cell>
          <table:table-cell office:value-type="float" office:value="998.0999755859375" table:style-name="ce1">
            <text:p>998.0999756</text:p>
          </table:table-cell>
          <table:table-cell table:number-columns-repeated="16257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4_3_DOC_V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5159999999999999" table:style-name="ce1">
            <text:p>0.2516</text:p>
          </table:table-cell>
          <table:table-cell office:value-type="string" table:style-name="ce1">
            <text:p>F6_S4_3_BDOC_VM_A</text:p>
          </table:table-cell>
          <table:table-cell office:value-type="float" office:value="0.16420000000000001" table:style-name="ce1">
            <text:p>0.1642</text:p>
          </table:table-cell>
          <table:table-cell office:value-type="float" office:value="0.16550000000000001" table:style-name="ce1">
            <text:p>0.1655</text:p>
          </table:table-cell>
          <table:table-cell office:value-type="float" office:value="8.6099999999999982E-2" table:style-name="ce1">
            <text:p>0.0861</text:p>
          </table:table-cell>
          <table:table-cell office:value-type="float" office:value="34.220985691573929" table:style-name="ce1">
            <text:p>34.22098569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3_DOC_VM_A</text:p>
          </table:table-cell>
          <table:table-cell office:value-type="float" office:value="6.3052620146358596" table:style-name="ce1">
            <text:p>6.305262015</text:p>
          </table:table-cell>
          <table:table-cell office:value-type="float" office:value="0.56148119991331702" table:style-name="ce1">
            <text:p>0.5614812</text:p>
          </table:table-cell>
          <table:table-cell office:value-type="float" office:value="0.23191937386905101" table:style-name="ce1">
            <text:p>0.231919374</text:p>
          </table:table-cell>
          <table:table-cell office:value-type="float" office:value="6.2555027925213794E-2" table:style-name="ce1">
            <text:p>0.062555028</text:p>
          </table:table-cell>
          <table:table-cell office:value-type="float" office:value="8.9298870321687901E-2" table:style-name="ce1">
            <text:p>0.08929887</text:p>
          </table:table-cell>
          <table:table-cell office:value-type="float" office:value="8.5586711215469805E-2" table:style-name="ce1">
            <text:p>0.085586711</text:p>
          </table:table-cell>
          <table:table-cell office:value-type="float" office:value="1.99432132979381" table:style-name="ce1">
            <text:p>1.99432133</text:p>
          </table:table-cell>
          <table:table-cell office:value-type="float" office:value="2.5802534497927999E-2" table:style-name="ce1">
            <text:p>0.025802534</text:p>
          </table:table-cell>
          <table:table-cell office:value-type="float" office:value="101.132826691574" table:style-name="ce1">
            <text:p>101.1328267</text:p>
          </table:table-cell>
          <table:table-cell office:value-type="float" office:value="59.525114061171799" table:style-name="ce1">
            <text:p>59.52511406</text:p>
          </table:table-cell>
          <table:table-cell office:value-type="float" office:value="3.7421210305572199" table:style-name="ce1">
            <text:p>3.742121031</text:p>
          </table:table-cell>
          <table:table-cell office:value-type="float" office:value="70.511627906976898" table:style-name="ce1">
            <text:p>70.51162791</text:p>
          </table:table-cell>
          <table:table-cell office:value-type="float" office:value="1.35209761075388E-2" table:style-name="ce1">
            <text:p>0.013520976</text:p>
          </table:table-cell>
          <table:table-cell office:value-type="float" office:value="1.0251408542406601E-2" table:style-name="ce1">
            <text:p>0.010251409</text:p>
          </table:table-cell>
          <table:table-cell office:value-type="float" office:value="1.25148027986222E-2" table:style-name="ce1">
            <text:p>0.012514803</text:p>
          </table:table-cell>
          <table:table-cell office:value-type="float" office:value="1.31893837335691" table:style-name="ce1">
            <text:p>1.318938373</text:p>
          </table:table-cell>
          <table:table-cell office:value-type="string" table:style-name="ce1">
            <text:p>F6_S4_3_BDOC_VM_A</text:p>
          </table:table-cell>
          <table:table-cell office:value-type="float" office:value="15.1216752875347" table:style-name="ce1">
            <text:p>15.12167529</text:p>
          </table:table-cell>
          <table:table-cell office:value-type="float" office:value="0.37624244957771702" table:style-name="ce1">
            <text:p>0.37624245</text:p>
          </table:table-cell>
          <table:table-cell office:value-type="float" office:value="9.4785265183304504E-2" table:style-name="ce1">
            <text:p>0.094785265</text:p>
          </table:table-cell>
          <table:table-cell office:value-type="float" office:value="0" table:style-name="ce1">
            <text:p>0</text:p>
          </table:table-cell>
          <table:table-cell office:value-type="float" office:value="5.8834883763637401E-2" table:style-name="ce1">
            <text:p>0.058834884</text:p>
          </table:table-cell>
          <table:table-cell office:value-type="float" office:value="5.6762512653431699E-2" table:style-name="ce1">
            <text:p>0.056762513</text:p>
          </table:table-cell>
          <table:table-cell office:value-type="float" office:value="1.8248951731637699" table:style-name="ce1">
            <text:p>1.824895173</text:p>
          </table:table-cell>
          <table:table-cell office:value-type="float" office:value="0" table:style-name="ce1">
            <text:p>0</text:p>
          </table:table-cell>
          <table:table-cell office:value-type="float" office:value="74.305517420009807" table:style-name="ce1">
            <text:p>74.30551742</text:p>
          </table:table-cell>
          <table:table-cell office:value-type="float" office:value="43.358773770169798" table:style-name="ce1">
            <text:p>43.35877377</text:p>
          </table:table-cell>
          <table:table-cell office:value-type="float" office:value="3.8250180365170099" table:style-name="ce1">
            <text:p>3.825018037</text:p>
          </table:table-cell>
          <table:table-cell office:value-type="float" office:value="37.905325443787" table:style-name="ce1">
            <text:p>37.90532544</text:p>
          </table:table-cell>
          <table:table-cell office:value-type="float" office:value="1.36797002584403E-2" table:style-name="ce1">
            <text:p>0.0136797</text:p>
          </table:table-cell>
          <table:table-cell office:value-type="float" office:value="1.04525996671627E-2" table:style-name="ce1">
            <text:p>0.0104526</text:p>
          </table:table-cell>
          <table:table-cell office:value-type="float" office:value="1.27638389476464E-2" table:style-name="ce1">
            <text:p>0.012763839</text:p>
          </table:table-cell>
          <table:table-cell office:value-type="float" office:value="1.30873664868422" table:style-name="ce1">
            <text:p>1.308736649</text:p>
          </table:table-cell>
          <table:table-cell office:value-type="string" table:style-name="ce1">
            <text:p>F6_S4_3_DOC_VM_A</text:p>
          </table:table-cell>
          <table:table-cell office:value-type="float" office:value="1.3052038427055901" table:style-name="ce1">
            <text:p>1.305203843</text:p>
          </table:table-cell>
          <table:table-cell office:value-type="float" office:value="0.90530586316878303" table:style-name="ce1">
            <text:p>0.905305863</text:p>
          </table:table-cell>
          <table:table-cell office:value-type="float" office:value="1.46867037728639" table:style-name="ce1">
            <text:p>1.468670377</text:p>
          </table:table-cell>
          <table:table-cell office:value-type="float" office:value="0.36464346780284801" table:style-name="ce1">
            <text:p>0.364643468</text:p>
          </table:table-cell>
          <table:table-cell office:value-type="float" office:value="2.1705364117183601E-2" table:style-name="ce1">
            <text:p>0.021705364</text:p>
          </table:table-cell>
          <table:table-cell office:value-type="float" office:value="0.32104158400252125" table:style-name="ce1">
            <text:p>0.321041584</text:p>
          </table:table-cell>
          <table:table-cell office:value-type="float" office:value="0.22267849573289575" table:style-name="ce1">
            <text:p>0.222678496</text:p>
          </table:table-cell>
          <table:table-cell office:value-type="float" office:value="0.36124952200892241" table:style-name="ce1">
            <text:p>0.361249522</text:p>
          </table:table-cell>
          <table:table-cell office:value-type="float" office:value="8.9691519952109708E-2" table:style-name="ce1">
            <text:p>0.08969152</text:p>
          </table:table-cell>
          <table:table-cell office:value-type="float" office:value="5.3388783035508798E-3" table:style-name="ce1">
            <text:p>0.005338878</text:p>
          </table:table-cell>
          <table:table-cell office:value-type="string" table:style-name="ce1">
            <text:p>F6_S4_3_BDOC_VM_A</text:p>
          </table:table-cell>
          <table:table-cell office:value-type="float" office:value="1.05172162920282" table:style-name="ce1">
            <text:p>1.051721629</text:p>
          </table:table-cell>
          <table:table-cell office:value-type="float" office:value="0.713352187211998" table:style-name="ce1">
            <text:p>0.713352187</text:p>
          </table:table-cell>
          <table:table-cell office:value-type="float" office:value="1.04337413640466" table:style-name="ce1">
            <text:p>1.043374136</text:p>
          </table:table-cell>
          <table:table-cell office:value-type="float" office:value="0.28920491569509199" table:style-name="ce1">
            <text:p>0.289204916</text:p>
          </table:table-cell>
          <table:table-cell office:value-type="float" office:value="0" table:style-name="ce1">
            <text:p>0</text:p>
          </table:table-cell>
          <table:table-cell office:value-type="float" office:value="0.33952210717114867" table:style-name="ce1">
            <text:p>0.339522107</text:p>
          </table:table-cell>
          <table:table-cell office:value-type="float" office:value="0.23028796882398078" table:style-name="ce1">
            <text:p>0.230287969</text:p>
          </table:table-cell>
          <table:table-cell office:value-type="float" office:value="0.33682732723534431" table:style-name="ce1">
            <text:p>0.336827327</text:p>
          </table:table-cell>
          <table:table-cell office:value-type="float" office:value="9.3362596769526213E-2" table:style-name="ce1">
            <text:p>0.09336259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1.80000019073486" table:style-name="ce1">
            <text:p>11.80000019</text:p>
          </table:table-cell>
          <table:table-cell office:value-type="float" office:value="12.10000038146973" table:style-name="ce1">
            <text:p>12.10000038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text:s text:c="7"/></text:p>
          </table:table-cell>
          <table:table-cell office:value-type="float" office:value="1.1000000238418579" table:style-name="ce1">
            <text:p>1.100000024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2.7000000476837158" table:style-name="ce1">
            <text:p>2.700000048</text:p>
          </table:table-cell>
          <table:table-cell office:value-type="float" office:value="998" table:style-name="ce1">
            <text:p>998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4_3_DOC_V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26419999999999999" table:style-name="ce1">
            <text:p>0.2642</text:p>
          </table:table-cell>
          <table:table-cell table:style-name="ce1"/>
          <table:table-cell office:value-type="string" table:style-name="ce1">
            <text:p>F6_S4_3_BDOC_VM_B</text:p>
          </table:table-cell>
          <table:table-cell office:value-type="float" office:value="0.1668" table:style-name="ce1">
            <text:p>0.1668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3_DOC_VM_B</text:p>
          </table:table-cell>
          <table:table-cell office:value-type="float" office:value="2.8340694803283899" table:style-name="ce1">
            <text:p>2.83406948</text:p>
          </table:table-cell>
          <table:table-cell office:value-type="float" office:value="1.5460025295042199" table:style-name="ce1">
            <text:p>1.54600253</text:p>
          </table:table-cell>
          <table:table-cell office:value-type="float" office:value="0.713387913784572" table:style-name="ce1">
            <text:p>0.713387914</text:p>
          </table:table-cell>
          <table:table-cell office:value-type="float" office:value="0.42664737251413998" table:style-name="ce1">
            <text:p>0.426647373</text:p>
          </table:table-cell>
          <table:table-cell office:value-type="float" office:value="0.17841656410144" table:style-name="ce1">
            <text:p>0.178416564</text:p>
          </table:table-cell>
          <table:table-cell office:value-type="float" office:value="0.18114923545235101" table:style-name="ce1">
            <text:p>0.181149235</text:p>
          </table:table-cell>
          <table:table-cell office:value-type="float" office:value="1.4909775313720799" table:style-name="ce1">
            <text:p>1.490977531</text:p>
          </table:table-cell>
          <table:table-cell office:value-type="float" office:value="5.88258395341184E-2" table:style-name="ce1">
            <text:p>0.05882584</text:p>
          </table:table-cell>
          <table:table-cell office:value-type="float" office:value="173.87039331016399" table:style-name="ce1">
            <text:p>173.8703933</text:p>
          </table:table-cell>
          <table:table-cell office:value-type="float" office:value="105.57571945196101" table:style-name="ce1">
            <text:p>105.5757195</text:p>
          </table:table-cell>
          <table:table-cell office:value-type="float" office:value="3.4835288515648699" table:style-name="ce1">
            <text:p>3.483528852</text:p>
          </table:table-cell>
          <table:table-cell office:value-type="float" office:value="22.052499999999998" table:style-name="ce1">
            <text:p>22.0525</text:p>
          </table:table-cell>
          <table:table-cell office:value-type="float" office:value="1.2751182038417901E-2" table:style-name="ce1">
            <text:p>0.012751182</text:p>
          </table:table-cell>
          <table:table-cell office:value-type="float" office:value="9.7681433853142995E-3" table:style-name="ce1">
            <text:p>0.009768143</text:p>
          </table:table-cell>
          <table:table-cell office:value-type="float" office:value="1.1812413623140601E-2" table:style-name="ce1">
            <text:p>0.011812414</text:p>
          </table:table-cell>
          <table:table-cell office:value-type="float" office:value="1.3053844047363601" table:style-name="ce1">
            <text:p>1.305384405</text:p>
          </table:table-cell>
          <table:table-cell office:value-type="string" table:style-name="ce1">
            <text:p>F6_S4_3_BDOC_VM_B</text:p>
          </table:table-cell>
          <table:table-cell office:value-type="float" office:value="3.0787978603214801" table:style-name="ce1">
            <text:p>3.07879786</text:p>
          </table:table-cell>
          <table:table-cell office:value-type="float" office:value="0.98857699862878701" table:style-name="ce1">
            <text:p>0.988576999</text:p>
          </table:table-cell>
          <table:table-cell office:value-type="float" office:value="0.29752490326035302" table:style-name="ce1">
            <text:p>0.297524903</text:p>
          </table:table-cell>
          <table:table-cell office:value-type="float" office:value="5.1192500308559402E-2" table:style-name="ce1">
            <text:p>0.0511925</text:p>
          </table:table-cell>
          <table:table-cell office:value-type="float" office:value="0.130563273902425" table:style-name="ce1">
            <text:p>0.130563274</text:p>
          </table:table-cell>
          <table:table-cell office:value-type="float" office:value="0.14550748047909901" table:style-name="ce1">
            <text:p>0.14550748</text:p>
          </table:table-cell>
          <table:table-cell office:value-type="float" office:value="1.6568422382635499" table:style-name="ce1">
            <text:p>1.656842238</text:p>
          </table:table-cell>
          <table:table-cell office:value-type="float" office:value="0" table:style-name="ce1">
            <text:p>0</text:p>
          </table:table-cell>
          <table:table-cell office:value-type="float" office:value="145.62644597186201" table:style-name="ce1">
            <text:p>145.626446</text:p>
          </table:table-cell>
          <table:table-cell office:value-type="float" office:value="87.647353330272395" table:style-name="ce1">
            <text:p>87.64735333</text:p>
          </table:table-cell>
          <table:table-cell office:value-type="float" office:value="3.55469738506959" table:style-name="ce1">
            <text:p>3.554697385</text:p>
          </table:table-cell>
          <table:table-cell office:value-type="float" office:value="24.766031195840601" table:style-name="ce1">
            <text:p>24.7660312</text:p>
          </table:table-cell>
          <table:table-cell office:value-type="float" office:value="1.29142183294988E-2" table:style-name="ce1">
            <text:p>0.012914218</text:p>
          </table:table-cell>
          <table:table-cell office:value-type="float" office:value="9.9535092807764205E-3" table:style-name="ce1">
            <text:p>0.009953509</text:p>
          </table:table-cell>
          <table:table-cell office:value-type="float" office:value="1.2015206778887001E-2" table:style-name="ce1">
            <text:p>0.012015207</text:p>
          </table:table-cell>
          <table:table-cell office:value-type="float" office:value="1.29745378893055" table:style-name="ce1">
            <text:p>1.297453789</text:p>
          </table:table-cell>
          <table:table-cell office:value-type="string" table:style-name="ce1">
            <text:p>F6_S4_3_DOC_VM_B</text:p>
          </table:table-cell>
          <table:table-cell office:value-type="float" office:value="2.9814430221746102" table:style-name="ce1">
            <text:p>2.981443022</text:p>
          </table:table-cell>
          <table:table-cell office:value-type="float" office:value="1.802538867929" table:style-name="ce1">
            <text:p>1.802538868</text:p>
          </table:table-cell>
          <table:table-cell office:value-type="float" office:value="3.5321234857102199" table:style-name="ce1">
            <text:p>3.532123486</text:p>
          </table:table-cell>
          <table:table-cell office:value-type="float" office:value="0.74224140687558704" table:style-name="ce1">
            <text:p>0.742241407</text:p>
          </table:table-cell>
          <table:table-cell office:value-type="float" office:value="8.5031774778174293E-2" table:style-name="ce1">
            <text:p>0.085031775</text:p>
          </table:table-cell>
          <table:table-cell office:value-type="float" office:value="0.32607673448449775" table:style-name="ce1">
            <text:p>0.326076734</text:p>
          </table:table-cell>
          <table:table-cell office:value-type="float" office:value="0.19714144575768747" table:style-name="ce1">
            <text:p>0.197141446</text:p>
          </table:table-cell>
          <table:table-cell office:value-type="float" office:value="0.38630397544083522" table:style-name="ce1">
            <text:p>0.386303975</text:p>
          </table:table-cell>
          <table:table-cell office:value-type="float" office:value="8.1178024316775399E-2" table:style-name="ce1">
            <text:p>0.081178024</text:p>
          </table:table-cell>
          <table:table-cell office:value-type="float" office:value="9.2998200002040853E-3" table:style-name="ce1">
            <text:p>0.00929982</text:p>
          </table:table-cell>
          <table:table-cell office:value-type="string" table:style-name="ce1">
            <text:p>F6_S4_3_BDOC_VM_B</text:p>
          </table:table-cell>
          <table:table-cell office:value-type="float" office:value="2.4781123907832399" table:style-name="ce1">
            <text:p>2.478112391</text:p>
          </table:table-cell>
          <table:table-cell office:value-type="float" office:value="1.6203030309165201" table:style-name="ce1">
            <text:p>1.620303031</text:p>
          </table:table-cell>
          <table:table-cell office:value-type="float" office:value="2.1155330456495598" table:style-name="ce1">
            <text:p>2.115533046</text:p>
          </table:table-cell>
          <table:table-cell office:value-type="float" office:value="0.65504196157648198" table:style-name="ce1">
            <text:p>0.655041962</text:p>
          </table:table-cell>
          <table:table-cell office:value-type="float" office:value="0" table:style-name="ce1">
            <text:p>0</text:p>
          </table:table-cell>
          <table:table-cell office:value-type="float" office:value="0.36076806576228937" table:style-name="ce1">
            <text:p>0.360768066</text:p>
          </table:table-cell>
          <table:table-cell office:value-type="float" office:value="0.23588663395035608" table:style-name="ce1">
            <text:p>0.235886634</text:p>
          </table:table-cell>
          <table:table-cell office:value-type="float" office:value="0.30798311157064673" table:style-name="ce1">
            <text:p>0.307983112</text:p>
          </table:table-cell>
          <table:table-cell office:value-type="float" office:value="9.5362188716707805E-2" table:style-name="ce1">
            <text:p>0.095362189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1.80000019073486" table:style-name="ce1">
            <text:p>11.80000019</text:p>
          </table:table-cell>
          <table:table-cell office:value-type="float" office:value="12.10000038146973" table:style-name="ce1">
            <text:p>12.10000038</text:p>
          </table:table-cell>
          <table:table-cell office:value-type="float" office:value="10.39999961853027" table:style-name="ce1">
            <text:p>10.39999962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text:s text:c="7"/></text:p>
          </table:table-cell>
          <table:table-cell office:value-type="float" office:value="1.1000000238418579" table:style-name="ce1">
            <text:p>1.100000024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2.7000000476837158" table:style-name="ce1">
            <text:p>2.700000048</text:p>
          </table:table-cell>
          <table:table-cell office:value-type="float" office:value="998" table:style-name="ce1">
            <text:p>998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5_3_DOC_V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0.38114999999999999" table:style-name="ce1">
            <text:p>0.38115</text:p>
          </table:table-cell>
          <table:table-cell office:value-type="string" table:style-name="ce1">
            <text:p>F6_S5_3_BDOC_VM_A</text:p>
          </table:table-cell>
          <table:table-cell office:value-type="float" office:value="0.31819999999999998" table:style-name="ce1">
            <text:p>0.3182</text:p>
          </table:table-cell>
          <table:table-cell office:value-type="float" office:value="0.25164999999999998" table:style-name="ce1">
            <text:p>0.25165</text:p>
          </table:table-cell>
          <table:table-cell office:value-type="float" office:value="0.1295" table:style-name="ce1">
            <text:p>0.1295</text:p>
          </table:table-cell>
          <table:table-cell office:value-type="float" office:value="33.976124885215796" table:style-name="ce1">
            <text:p>33.97612489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3_DOC_VM_A</text:p>
          </table:table-cell>
          <table:table-cell office:value-type="float" office:value="3.3457224551541098" table:style-name="ce1">
            <text:p>3.345722455</text:p>
          </table:table-cell>
          <table:table-cell office:value-type="float" office:value="0.72343982970500098" table:style-name="ce1">
            <text:p>0.72343983</text:p>
          </table:table-cell>
          <table:table-cell office:value-type="float" office:value="0.217230043208129" table:style-name="ce1">
            <text:p>0.217230043</text:p>
          </table:table-cell>
          <table:table-cell office:value-type="float" office:value="9.8036513577483206E-2" table:style-name="ce1">
            <text:p>0.098036514</text:p>
          </table:table-cell>
          <table:table-cell office:value-type="float" office:value="0.10325255381857799" table:style-name="ce1">
            <text:p>0.103252554</text:p>
          </table:table-cell>
          <table:table-cell office:value-type="float" office:value="9.5759671042628697E-2" table:style-name="ce1">
            <text:p>0.095759671</text:p>
          </table:table-cell>
          <table:table-cell office:value-type="float" office:value="1.5895623836297701" table:style-name="ce1">
            <text:p>1.589562384</text:p>
          </table:table-cell>
          <table:table-cell office:value-type="float" office:value="2.6266153871150801E-2" table:style-name="ce1">
            <text:p>0.026266154</text:p>
          </table:table-cell>
          <table:table-cell office:value-type="float" office:value="119.204830264302" table:style-name="ce1">
            <text:p>119.2048303</text:p>
          </table:table-cell>
          <table:table-cell office:value-type="float" office:value="69.814380019579502" table:style-name="ce1">
            <text:p>69.81438002</text:p>
          </table:table-cell>
          <table:table-cell office:value-type="float" office:value="3.7671919770773599" table:style-name="ce1">
            <text:p>3.767191977</text:p>
          </table:table-cell>
          <table:table-cell office:value-type="float" office:value="87.1666666666667" table:style-name="ce1">
            <text:p>87.16666667</text:p>
          </table:table-cell>
          <table:table-cell office:value-type="float" office:value="1.3661765228279599E-2" table:style-name="ce1">
            <text:p>0.013661765</text:p>
          </table:table-cell>
          <table:table-cell office:value-type="float" office:value="1.0120072080304901E-2" table:style-name="ce1">
            <text:p>0.010120072</text:p>
          </table:table-cell>
          <table:table-cell office:value-type="float" office:value="1.26157068783995E-2" table:style-name="ce1">
            <text:p>0.012615707</text:p>
          </table:table-cell>
          <table:table-cell office:value-type="float" office:value="1.34996718599142" table:style-name="ce1">
            <text:p>1.349967186</text:p>
          </table:table-cell>
          <table:table-cell office:value-type="string" table:style-name="ce1">
            <text:p>F6_S5_3_BDOC_VM_A</text:p>
          </table:table-cell>
          <table:table-cell office:value-type="float" office:value="3.3662710349766098" table:style-name="ce1">
            <text:p>3.366271035</text:p>
          </table:table-cell>
          <table:table-cell office:value-type="float" office:value="0.48671823716637203" table:style-name="ce1">
            <text:p>0.486718237</text:p>
          </table:table-cell>
          <table:table-cell office:value-type="float" office:value="0.147723229193161" table:style-name="ce1">
            <text:p>0.147723229</text:p>
          </table:table-cell>
          <table:table-cell office:value-type="float" office:value="2.4288738450366099E-2" table:style-name="ce1">
            <text:p>0.024288738</text:p>
          </table:table-cell>
          <table:table-cell office:value-type="float" office:value="7.9497642588151493E-2" table:style-name="ce1">
            <text:p>0.079497643</text:p>
          </table:table-cell>
          <table:table-cell office:value-type="float" office:value="7.5555304083081906E-2" table:style-name="ce1">
            <text:p>0.075555304</text:p>
          </table:table-cell>
          <table:table-cell office:value-type="float" office:value="3.99712674490929" table:style-name="ce1">
            <text:p>3.997126745</text:p>
          </table:table-cell>
          <table:table-cell office:value-type="float" office:value="0" table:style-name="ce1">
            <text:p>0</text:p>
          </table:table-cell>
          <table:table-cell office:value-type="float" office:value="96.746950323966502" table:style-name="ce1">
            <text:p>96.74695032</text:p>
          </table:table-cell>
          <table:table-cell office:value-type="float" office:value="56.359607792850902" table:style-name="ce1">
            <text:p>56.35960779</text:p>
          </table:table-cell>
          <table:table-cell office:value-type="float" office:value="3.8442376950780299" table:style-name="ce1">
            <text:p>3.844237695</text:p>
          </table:table-cell>
          <table:table-cell office:value-type="float" office:value="25.127659574468101" table:style-name="ce1">
            <text:p>25.12765957</text:p>
          </table:table-cell>
          <table:table-cell office:value-type="float" office:value="1.3717762518625999E-2" table:style-name="ce1">
            <text:p>0.013717763</text:p>
          </table:table-cell>
          <table:table-cell office:value-type="float" office:value="1.0564673971016399E-2" table:style-name="ce1">
            <text:p>0.010564674</text:p>
          </table:table-cell>
          <table:table-cell office:value-type="float" office:value="1.2880111062993201E-2" table:style-name="ce1">
            <text:p>0.012880111</text:p>
          </table:table-cell>
          <table:table-cell office:value-type="float" office:value="1.29845583084342" table:style-name="ce1">
            <text:p>1.298455831</text:p>
          </table:table-cell>
          <table:table-cell office:value-type="string" table:style-name="ce1">
            <text:p>F6_S5_3_DOC_VM_A</text:p>
          </table:table-cell>
          <table:table-cell office:value-type="float" office:value="1.5990626878817999" table:style-name="ce1">
            <text:p>1.599062688</text:p>
          </table:table-cell>
          <table:table-cell office:value-type="float" office:value="1.09076800718097" table:style-name="ce1">
            <text:p>1.090768007</text:p>
          </table:table-cell>
          <table:table-cell office:value-type="float" office:value="1.9986516064958399" table:style-name="ce1">
            <text:p>1.998651606</text:p>
          </table:table-cell>
          <table:table-cell office:value-type="float" office:value="0.428897245367723" table:style-name="ce1">
            <text:p>0.428897245</text:p>
          </table:table-cell>
          <table:table-cell office:value-type="float" office:value="0" table:style-name="ce1">
            <text:p>0</text:p>
          </table:table-cell>
          <table:table-cell office:value-type="float" office:value="0.31247685914605455" table:style-name="ce1">
            <text:p>0.312476859</text:p>
          </table:table-cell>
          <table:table-cell office:value-type="float" office:value="0.21314971797159768" table:style-name="ce1">
            <text:p>0.213149718</text:p>
          </table:table-cell>
          <table:table-cell office:value-type="float" office:value="0.39056153411491557" table:style-name="ce1">
            <text:p>0.390561534</text:p>
          </table:table-cell>
          <table:table-cell office:value-type="float" office:value="8.3811888767432327E-2" table:style-name="ce1">
            <text:p>0.0838118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5_3_BDOC_VM_A</text:p>
          </table:table-cell>
          <table:table-cell office:value-type="float" office:value="1.39588047978962" table:style-name="ce1">
            <text:p>1.39588048</text:p>
          </table:table-cell>
          <table:table-cell office:value-type="float" office:value="0.91698494046205603" table:style-name="ce1">
            <text:p>0.91698494</text:p>
          </table:table-cell>
          <table:table-cell office:value-type="float" office:value="1.0380527832416899" table:style-name="ce1">
            <text:p>1.038052783</text:p>
          </table:table-cell>
          <table:table-cell office:value-type="float" office:value="0.370836831609684" table:style-name="ce1">
            <text:p>0.370836832</text:p>
          </table:table-cell>
          <table:table-cell office:value-type="float" office:value="0" table:style-name="ce1">
            <text:p>0</text:p>
          </table:table-cell>
          <table:table-cell office:value-type="float" office:value="0.37505974106943607" table:style-name="ce1">
            <text:p>0.375059741</text:p>
          </table:table-cell>
          <table:table-cell office:value-type="float" office:value="0.24638508763021422" table:style-name="ce1">
            <text:p>0.246385088</text:p>
          </table:table-cell>
          <table:table-cell office:value-type="float" office:value="0.27891485964307905" table:style-name="ce1">
            <text:p>0.27891486</text:p>
          </table:table-cell>
          <table:table-cell office:value-type="float" office:value="9.9640311657270594E-2" table:style-name="ce1">
            <text:p>0.099640312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2.30000019073486" table:style-name="ce1">
            <text:p>12.30000019</text:p>
          </table:table-cell>
          <table:table-cell office:value-type="float" office:value="12.30000019073486" table:style-name="ce1">
            <text:p>12.30000019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8" table:style-name="ce1">
            <text:p>78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SW<text:s text:c="5"/>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998" table:style-name="ce1">
            <text:p>998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5_3_DOC_V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24790000000000001" table:style-name="ce1">
            <text:p>0.2479</text:p>
          </table:table-cell>
          <table:table-cell table:style-name="ce1"/>
          <table:table-cell office:value-type="string" table:style-name="ce1">
            <text:p>F6_S5_3_BDOC_VM_B</text:p>
          </table:table-cell>
          <table:table-cell office:value-type="float" office:value="0.18509999999999999" table:style-name="ce1">
            <text:p>0.1851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3_DOC_VM_B</text:p>
          </table:table-cell>
          <table:table-cell office:value-type="float" office:value="2.9677600546632998" table:style-name="ce1">
            <text:p>2.967760055</text:p>
          </table:table-cell>
          <table:table-cell office:value-type="float" office:value="0.84271407515143404" table:style-name="ce1">
            <text:p>0.842714075</text:p>
          </table:table-cell>
          <table:table-cell office:value-type="float" office:value="0.25877124602408202" table:style-name="ce1">
            <text:p>0.258771246</text:p>
          </table:table-cell>
          <table:table-cell office:value-type="float" office:value="0.13816060263593499" table:style-name="ce1">
            <text:p>0.138160603</text:p>
          </table:table-cell>
          <table:table-cell office:value-type="float" office:value="0.120124222354276" table:style-name="ce1">
            <text:p>0.120124222</text:p>
          </table:table-cell>
          <table:table-cell office:value-type="float" office:value="0.113605254672336" table:style-name="ce1">
            <text:p>0.113605255</text:p>
          </table:table-cell>
          <table:table-cell office:value-type="float" office:value="1.81041447577309" table:style-name="ce1">
            <text:p>1.810414476</text:p>
          </table:table-cell>
          <table:table-cell office:value-type="float" office:value="4.1687992074527003E-2" table:style-name="ce1">
            <text:p>0.041687992</text:p>
          </table:table-cell>
          <table:table-cell office:value-type="float" office:value="126.686038878349" table:style-name="ce1">
            <text:p>126.6860389</text:p>
          </table:table-cell>
          <table:table-cell office:value-type="float" office:value="74.716693329473003" table:style-name="ce1">
            <text:p>74.71669333</text:p>
          </table:table-cell>
          <table:table-cell office:value-type="float" office:value="3.7343088913631299" table:style-name="ce1">
            <text:p>3.734308891</text:p>
          </table:table-cell>
          <table:table-cell office:value-type="float" office:value="30.377659574468101" table:style-name="ce1">
            <text:p>30.37765957</text:p>
          </table:table-cell>
          <table:table-cell office:value-type="float" office:value="1.3441456929489301E-2" table:style-name="ce1">
            <text:p>0.013441457</text:p>
          </table:table-cell>
          <table:table-cell office:value-type="float" office:value="1.0275188624761501E-2" table:style-name="ce1">
            <text:p>0.010275189</text:p>
          </table:table-cell>
          <table:table-cell office:value-type="float" office:value="1.25129436483798E-2" table:style-name="ce1">
            <text:p>0.012512944</text:p>
          </table:table-cell>
          <table:table-cell office:value-type="float" office:value="1.30814697621196" table:style-name="ce1">
            <text:p>1.308146976</text:p>
          </table:table-cell>
          <table:table-cell office:value-type="string" table:style-name="ce1">
            <text:p>F6_S5_3_BDOC_VM_B</text:p>
          </table:table-cell>
          <table:table-cell office:value-type="float" office:value="9.1419882873555594" table:style-name="ce1">
            <text:p>9.141988287</text:p>
          </table:table-cell>
          <table:table-cell office:value-type="float" office:value="0.74904438967263298" table:style-name="ce1">
            <text:p>0.74904439</text:p>
          </table:table-cell>
          <table:table-cell office:value-type="float" office:value="0.28627656817519698" table:style-name="ce1">
            <text:p>0.286276568</text:p>
          </table:table-cell>
          <table:table-cell office:value-type="float" office:value="4.7861288678859602E-2" table:style-name="ce1">
            <text:p>0.047861289</text:p>
          </table:table-cell>
          <table:table-cell office:value-type="float" office:value="9.4857674672795197E-2" table:style-name="ce1">
            <text:p>0.094857675</text:p>
          </table:table-cell>
          <table:table-cell office:value-type="float" office:value="9.4580939088018595E-2" table:style-name="ce1">
            <text:p>0.094580939</text:p>
          </table:table-cell>
          <table:table-cell office:value-type="float" office:value="1.45556366599413" table:style-name="ce1">
            <text:p>1.455563666</text:p>
          </table:table-cell>
          <table:table-cell office:value-type="float" office:value="2.6929641540251801E-16" table:style-name="ce1">
            <text:p>2.69296E-16</text:p>
          </table:table-cell>
          <table:table-cell office:value-type="float" office:value="122.657611434701" table:style-name="ce1">
            <text:p>122.6576114</text:p>
          </table:table-cell>
          <table:table-cell office:value-type="float" office:value="72.369153003711006" table:style-name="ce1">
            <text:p>72.369153</text:p>
          </table:table-cell>
          <table:table-cell office:value-type="float" office:value="3.7285526747620601" table:style-name="ce1">
            <text:p>3.728552675</text:p>
          </table:table-cell>
          <table:table-cell office:value-type="float" office:value="33.158208955223898" table:style-name="ce1">
            <text:p>33.15820896</text:p>
          </table:table-cell>
          <table:table-cell office:value-type="float" office:value="1.3458885317452001E-2" table:style-name="ce1">
            <text:p>0.013458885</text:p>
          </table:table-cell>
          <table:table-cell office:value-type="float" office:value="1.0259397835339801E-2" table:style-name="ce1">
            <text:p>0.010259398</text:p>
          </table:table-cell>
          <table:table-cell office:value-type="float" office:value="1.25140293663143E-2" table:style-name="ce1">
            <text:p>0.012514029</text:p>
          </table:table-cell>
          <table:table-cell office:value-type="float" office:value="1.3118591883717701" table:style-name="ce1">
            <text:p>1.311859188</text:p>
          </table:table-cell>
          <table:table-cell office:value-type="string" table:style-name="ce1">
            <text:p>F6_S5_3_DOC_VM_B</text:p>
          </table:table-cell>
          <table:table-cell office:value-type="float" office:value="1.83944585390697" table:style-name="ce1">
            <text:p>1.839445854</text:p>
          </table:table-cell>
          <table:table-cell office:value-type="float" office:value="1.16716640603216" table:style-name="ce1">
            <text:p>1.167166406</text:p>
          </table:table-cell>
          <table:table-cell office:value-type="float" office:value="2.0945748678701799" table:style-name="ce1">
            <text:p>2.094574868</text:p>
          </table:table-cell>
          <table:table-cell office:value-type="float" office:value="0.47840760581977998" table:style-name="ce1">
            <text:p>0.478407606</text:p>
          </table:table-cell>
          <table:table-cell office:value-type="float" office:value="0" table:style-name="ce1">
            <text:p>0</text:p>
          </table:table-cell>
          <table:table-cell office:value-type="float" office:value="0.32967373827714441" table:style-name="ce1">
            <text:p>0.329673738</text:p>
          </table:table-cell>
          <table:table-cell office:value-type="float" office:value="0.20918479956930663" table:style-name="ce1">
            <text:p>0.2091848</text:p>
          </table:table-cell>
          <table:table-cell office:value-type="float" office:value="0.37539910474964239" table:style-name="ce1">
            <text:p>0.375399105</text:p>
          </table:table-cell>
          <table:table-cell office:value-type="float" office:value="8.5742357403906511E-2" table:style-name="ce1">
            <text:p>0.0857423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5_3_BDOC_VM_B</text:p>
          </table:table-cell>
          <table:table-cell office:value-type="float" office:value="1.82372658148648" table:style-name="ce1">
            <text:p>1.823726581</text:p>
          </table:table-cell>
          <table:table-cell office:value-type="float" office:value="1.2154210450843299" table:style-name="ce1">
            <text:p>1.215421045</text:p>
          </table:table-cell>
          <table:table-cell office:value-type="float" office:value="1.59510973439479" table:style-name="ce1">
            <text:p>1.595109734</text:p>
          </table:table-cell>
          <table:table-cell office:value-type="float" office:value="0.48902773222373902" table:style-name="ce1">
            <text:p>0.489027732</text:p>
          </table:table-cell>
          <table:table-cell office:value-type="float" office:value="0" table:style-name="ce1">
            <text:p>0</text:p>
          </table:table-cell>
          <table:table-cell office:value-type="float" office:value="0.35596820171316618" table:style-name="ce1">
            <text:p>0.355968202</text:p>
          </table:table-cell>
          <table:table-cell office:value-type="float" office:value="0.23723470839053151" table:style-name="ce1">
            <text:p>0.237234708</text:p>
          </table:table-cell>
          <table:table-cell office:value-type="float" office:value="0.31134510482644345" table:style-name="ce1">
            <text:p>0.311345105</text:p>
          </table:table-cell>
          <table:table-cell office:value-type="float" office:value="9.5451985069858816E-2" table:style-name="ce1">
            <text:p>0.095451985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2.30000019073486" table:style-name="ce1">
            <text:p>12.30000019</text:p>
          </table:table-cell>
          <table:table-cell office:value-type="float" office:value="12.30000019073486" table:style-name="ce1">
            <text:p>12.30000019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8" table:style-name="ce1">
            <text:p>78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SW<text:s text:c="5"/></text:p>
          </table:table-cell>
          <table:table-cell office:value-type="float" office:value="1.200000047683716" table:style-name="ce1">
            <text:p>1.200000048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998" table:style-name="ce1">
            <text:p>998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6_3_DOC_VM_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47199999999999998" table:style-name="ce1">
            <text:p>0.472</text:p>
          </table:table-cell>
          <table:table-cell office:value-type="float" office:value="0.33465" table:style-name="ce1">
            <text:p>0.33465</text:p>
          </table:table-cell>
          <table:table-cell office:value-type="string" table:style-name="ce1">
            <text:p>F6_S6_3_BDOC_VM_A</text:p>
          </table:table-cell>
          <table:table-cell office:value-type="float" office:value="0.17749999999999999" table:style-name="ce1">
            <text:p>0.1775</text:p>
          </table:table-cell>
          <table:table-cell office:value-type="float" office:value="0.3296" table:style-name="ce1">
            <text:p>0.3296</text:p>
          </table:table-cell>
          <table:table-cell office:value-type="float" office:value="5.0499999999999989E-3" table:style-name="ce1">
            <text:p>0.00505</text:p>
          </table:table-cell>
          <table:table-cell office:value-type="float" office:value="1.5090392947855946" table:style-name="ce1">
            <text:p>1.509039295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3_DOC_VM_A</text:p>
          </table:table-cell>
          <table:table-cell office:value-type="float" office:value="1.5766328077529499" table:style-name="ce1">
            <text:p>1.576632808</text:p>
          </table:table-cell>
          <table:table-cell office:value-type="float" office:value="0.86510094813732497" table:style-name="ce1">
            <text:p>0.865100948</text:p>
          </table:table-cell>
          <table:table-cell office:value-type="float" office:value="0.347104550904689" table:style-name="ce1">
            <text:p>0.347104551</text:p>
          </table:table-cell>
          <table:table-cell office:value-type="float" office:value="0.20984502803628399" table:style-name="ce1">
            <text:p>0.209845028</text:p>
          </table:table-cell>
          <table:table-cell office:value-type="float" office:value="0.105948589428273" table:style-name="ce1">
            <text:p>0.105948589</text:p>
          </table:table-cell>
          <table:table-cell office:value-type="float" office:value="0.115214349796815" table:style-name="ce1">
            <text:p>0.11521435</text:p>
          </table:table-cell>
          <table:table-cell office:value-type="float" office:value="2.0014193225098902" table:style-name="ce1">
            <text:p>2.001419323</text:p>
          </table:table-cell>
          <table:table-cell office:value-type="float" office:value="3.3349370910103801E-2" table:style-name="ce1">
            <text:p>0.033349371</text:p>
          </table:table-cell>
          <table:table-cell office:value-type="float" office:value="127.825270264835" table:style-name="ce1">
            <text:p>127.8252703</text:p>
          </table:table-cell>
          <table:table-cell office:value-type="float" office:value="75.994079821538705" table:style-name="ce1">
            <text:p>75.99407982</text:p>
          </table:table-cell>
          <table:table-cell office:value-type="float" office:value="3.62403622567617" table:style-name="ce1">
            <text:p>3.624036226</text:p>
          </table:table-cell>
          <table:table-cell office:value-type="float" office:value="30.255528255528201" table:style-name="ce1">
            <text:p>30.25552826</text:p>
          </table:table-cell>
          <table:table-cell office:value-type="float" office:value="1.3276678349593601E-2" table:style-name="ce1">
            <text:p>0.013276678</text:p>
          </table:table-cell>
          <table:table-cell office:value-type="float" office:value="9.9809387934708393E-3" table:style-name="ce1">
            <text:p>0.009980939</text:p>
          </table:table-cell>
          <table:table-cell office:value-type="float" office:value="1.2103170216587E-2" table:style-name="ce1">
            <text:p>0.01210317</text:p>
          </table:table-cell>
          <table:table-cell office:value-type="float" office:value="1.33020336306227" table:style-name="ce1">
            <text:p>1.330203363</text:p>
          </table:table-cell>
          <table:table-cell office:value-type="string" table:style-name="ce1">
            <text:p>F6_S6_3_BDOC_VM_A</text:p>
          </table:table-cell>
          <table:table-cell office:value-type="float" office:value="4.2650990682675998" table:style-name="ce1">
            <text:p>4.265099068</text:p>
          </table:table-cell>
          <table:table-cell office:value-type="float" office:value="0.68991303567474904" table:style-name="ce1">
            <text:p>0.689913036</text:p>
          </table:table-cell>
          <table:table-cell office:value-type="float" office:value="0.13171432095350599" table:style-name="ce1">
            <text:p>0.131714321</text:p>
          </table:table-cell>
          <table:table-cell office:value-type="float" office:value="6.0505041408575301E-2" table:style-name="ce1">
            <text:p>0.060505041</text:p>
          </table:table-cell>
          <table:table-cell office:value-type="float" office:value="7.9773793070273796E-2" table:style-name="ce1">
            <text:p>0.079773793</text:p>
          </table:table-cell>
          <table:table-cell office:value-type="float" office:value="9.6158487427800296E-2" table:style-name="ce1">
            <text:p>0.096158487</text:p>
          </table:table-cell>
          <table:table-cell office:value-type="float" office:value="1.2878511743701999" table:style-name="ce1">
            <text:p>1.287851174</text:p>
          </table:table-cell>
          <table:table-cell office:value-type="float" office:value="4.4997478963026303E-3" table:style-name="ce1">
            <text:p>0.004499748</text:p>
          </table:table-cell>
          <table:table-cell office:value-type="float" office:value="109.05920175693301" table:style-name="ce1">
            <text:p>109.0592018</text:p>
          </table:table-cell>
          <table:table-cell office:value-type="float" office:value="64.688387014938002" table:style-name="ce1">
            <text:p>64.68838701</text:p>
          </table:table-cell>
          <table:table-cell office:value-type="float" office:value="3.6886317172897201" table:style-name="ce1">
            <text:p>3.688631717</text:p>
          </table:table-cell>
          <table:table-cell office:value-type="float" office:value="26.080310880829" table:style-name="ce1">
            <text:p>26.08031088</text:p>
          </table:table-cell>
          <table:table-cell office:value-type="float" office:value="1.33130828188785E-2" table:style-name="ce1">
            <text:p>0.013313083</text:p>
          </table:table-cell>
          <table:table-cell office:value-type="float" office:value="1.0166277661687401E-2" table:style-name="ce1">
            <text:p>0.010166278</text:p>
          </table:table-cell>
          <table:table-cell office:value-type="float" office:value="1.2421046626889001E-2" table:style-name="ce1">
            <text:p>0.012421047</text:p>
          </table:table-cell>
          <table:table-cell office:value-type="float" office:value="1.30953366236004" table:style-name="ce1">
            <text:p>1.309533662</text:p>
          </table:table-cell>
          <table:table-cell office:value-type="string" table:style-name="ce1">
            <text:p>F6_S6_3_DOC_VM_A</text:p>
          </table:table-cell>
          <table:table-cell office:value-type="float" office:value="1.8316834502005901" table:style-name="ce1">
            <text:p>1.83168345</text:p>
          </table:table-cell>
          <table:table-cell office:value-type="float" office:value="1.23430671585094" table:style-name="ce1">
            <text:p>1.234306716</text:p>
          </table:table-cell>
          <table:table-cell office:value-type="float" office:value="2.1540753082240598" table:style-name="ce1">
            <text:p>2.154075308</text:p>
          </table:table-cell>
          <table:table-cell office:value-type="float" office:value="0.495985482969939" table:style-name="ce1">
            <text:p>0.495985483</text:p>
          </table:table-cell>
          <table:table-cell office:value-type="float" office:value="2.1301034464314202E-2" table:style-name="ce1">
            <text:p>0.021301034</text:p>
          </table:table-cell>
          <table:table-cell office:value-type="float" office:value="0.31925589589888709" table:style-name="ce1">
            <text:p>0.319255896</text:p>
          </table:table-cell>
          <table:table-cell office:value-type="float" office:value="0.21513526059311772" table:style-name="ce1">
            <text:p>0.215135261</text:p>
          </table:table-cell>
          <table:table-cell office:value-type="float" office:value="0.37544764750996279" table:style-name="ce1">
            <text:p>0.375447648</text:p>
          </table:table-cell>
          <table:table-cell office:value-type="float" office:value="8.644850162350344E-2" table:style-name="ce1">
            <text:p>0.086448502</text:p>
          </table:table-cell>
          <table:table-cell office:value-type="float" office:value="3.7126943745290548E-3" table:style-name="ce1">
            <text:p>0.003712694</text:p>
          </table:table-cell>
          <table:table-cell office:value-type="string" table:style-name="ce1">
            <text:p>F6_S6_3_BDOC_VM_A</text:p>
          </table:table-cell>
          <table:table-cell office:value-type="float" office:value="1.6694383918119799" table:style-name="ce1">
            <text:p>1.669438392</text:p>
          </table:table-cell>
          <table:table-cell office:value-type="float" office:value="1.1059651342700201" table:style-name="ce1">
            <text:p>1.105965134</text:p>
          </table:table-cell>
          <table:table-cell office:value-type="float" office:value="1.5206925348594" table:style-name="ce1">
            <text:p>1.520692535</text:p>
          </table:table-cell>
          <table:table-cell office:value-type="float" office:value="0.45077322386912599" table:style-name="ce1">
            <text:p>0.450773224</text:p>
          </table:table-cell>
          <table:table-cell office:value-type="float" office:value="0" table:style-name="ce1">
            <text:p>0</text:p>
          </table:table-cell>
          <table:table-cell office:value-type="float" office:value="0.35169251387519862" table:style-name="ce1">
            <text:p>0.351692514</text:p>
          </table:table-cell>
          <table:table-cell office:value-type="float" office:value="0.23298832723475035" table:style-name="ce1">
            <text:p>0.232988327</text:p>
          </table:table-cell>
          <table:table-cell office:value-type="float" office:value="0.32035694341225146" table:style-name="ce1">
            <text:p>0.320356943</text:p>
          </table:table-cell>
          <table:table-cell office:value-type="float" office:value="9.4962215477799677E-2" table:style-name="ce1">
            <text:p>0.094962215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2.5" table:style-name="ce1">
            <text:p>12.5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76" table:style-name="ce1">
            <text:p>76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W<text:s text:c="6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3.2999999523162842" table:style-name="ce1">
            <text:p>3.299999952</text:p>
          </table:table-cell>
          <table:table-cell office:value-type="float" office:value="998.0999755859375" table:style-name="ce1">
            <text:p>998.0999756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6_3_DOC_VM_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1973" table:style-name="ce1">
            <text:p>0.1973</text:p>
          </table:table-cell>
          <table:table-cell table:style-name="ce1"/>
          <table:table-cell office:value-type="string" table:style-name="ce1">
            <text:p>F6_S6_3_BDOC_VM_B</text:p>
          </table:table-cell>
          <table:table-cell office:value-type="float" office:value="0.48170000000000002" table:style-name="ce1">
            <text:p>0.4817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3_DOC_VM_B</text:p>
          </table:table-cell>
          <table:table-cell office:value-type="float" office:value="2.8439311450281002" table:style-name="ce1">
            <text:p>2.843931145</text:p>
          </table:table-cell>
          <table:table-cell office:value-type="float" office:value="0.44750139844896403" table:style-name="ce1">
            <text:p>0.447501398</text:p>
          </table:table-cell>
          <table:table-cell office:value-type="float" office:value="0.148314089201563" table:style-name="ce1">
            <text:p>0.148314089</text:p>
          </table:table-cell>
          <table:table-cell office:value-type="float" office:value="7.2967888818830304E-2" table:style-name="ce1">
            <text:p>0.072967889</text:p>
          </table:table-cell>
          <table:table-cell office:value-type="float" office:value="8.0728845332586702E-2" table:style-name="ce1">
            <text:p>0.080728845</text:p>
          </table:table-cell>
          <table:table-cell office:value-type="float" office:value="9.2267952838994902E-2" table:style-name="ce1">
            <text:p>0.092267953</text:p>
          </table:table-cell>
          <table:table-cell office:value-type="float" office:value="3.06519959862755" table:style-name="ce1">
            <text:p>3.065199599</text:p>
          </table:table-cell>
          <table:table-cell office:value-type="float" office:value="6.1229584696390102E-2" table:style-name="ce1">
            <text:p>0.061229585</text:p>
          </table:table-cell>
          <table:table-cell office:value-type="float" office:value="29.029019208103499" table:style-name="ce1">
            <text:p>29.02901921</text:p>
          </table:table-cell>
          <table:table-cell office:value-type="float" office:value="17.400964488483599" table:style-name="ce1">
            <text:p>17.40096449</text:p>
          </table:table-cell>
          <table:table-cell office:value-type="float" office:value="3.68323746918652" table:style-name="ce1">
            <text:p>3.683237469</text:p>
          </table:table-cell>
          <table:table-cell office:value-type="float" office:value="23.225000000000001" table:style-name="ce1">
            <text:p>23.225</text:p>
          </table:table-cell>
          <table:table-cell office:value-type="float" office:value="1.2986639107824801E-2" table:style-name="ce1">
            <text:p>0.012986639</text:p>
          </table:table-cell>
          <table:table-cell office:value-type="float" office:value="1.00618103506574E-2" table:style-name="ce1">
            <text:p>0.01006181</text:p>
          </table:table-cell>
          <table:table-cell office:value-type="float" office:value="1.23839505568006E-2" table:style-name="ce1">
            <text:p>0.012383951</text:p>
          </table:table-cell>
          <table:table-cell office:value-type="float" office:value="1.29068613452611" table:style-name="ce1">
            <text:p>1.290686135</text:p>
          </table:table-cell>
          <table:table-cell office:value-type="string" table:style-name="ce1">
            <text:p>F6_S6_3_BDOC_VM_B</text:p>
          </table:table-cell>
          <table:table-cell office:value-type="float" office:value="2.8322065536385899" table:style-name="ce1">
            <text:p>2.832206554</text:p>
          </table:table-cell>
          <table:table-cell office:value-type="float" office:value="0.56837932856433304" table:style-name="ce1">
            <text:p>0.568379329</text:p>
          </table:table-cell>
          <table:table-cell office:value-type="float" office:value="0.12760933014112699" table:style-name="ce1">
            <text:p>0.12760933</text:p>
          </table:table-cell>
          <table:table-cell office:value-type="float" office:value="7.9692901962999899E-2" table:style-name="ce1">
            <text:p>0.079692902</text:p>
          </table:table-cell>
          <table:table-cell office:value-type="float" office:value="7.8208284256234606E-2" table:style-name="ce1">
            <text:p>0.078208284</text:p>
          </table:table-cell>
          <table:table-cell office:value-type="float" office:value="9.5806676257197396E-2" table:style-name="ce1">
            <text:p>0.095806676</text:p>
          </table:table-cell>
          <table:table-cell office:value-type="float" office:value="2.4684947267881001" table:style-name="ce1">
            <text:p>2.468494727</text:p>
          </table:table-cell>
          <table:table-cell office:value-type="float" office:value="4.60149786519047E-3" table:style-name="ce1">
            <text:p>0.004601498</text:p>
          </table:table-cell>
          <table:table-cell office:value-type="float" office:value="101.847724539494" table:style-name="ce1">
            <text:p>101.8477245</text:p>
          </table:table-cell>
          <table:table-cell office:value-type="float" office:value="59.8946241451427" table:style-name="ce1">
            <text:p>59.89462415</text:p>
          </table:table-cell>
          <table:table-cell office:value-type="float" office:value="3.7495635613394702" table:style-name="ce1">
            <text:p>3.749563561</text:p>
          </table:table-cell>
          <table:table-cell office:value-type="float" office:value="21.653301886792399" table:style-name="ce1">
            <text:p>21.65330189</text:p>
          </table:table-cell>
          <table:table-cell office:value-type="float" office:value="1.3473070476143699E-2" table:style-name="ce1">
            <text:p>0.01347307</text:p>
          </table:table-cell>
          <table:table-cell office:value-type="float" office:value="1.0351205174776499E-2" table:style-name="ce1">
            <text:p>0.010351205</text:p>
          </table:table-cell>
          <table:table-cell office:value-type="float" office:value="1.25112018467216E-2" table:style-name="ce1">
            <text:p>0.012511202</text:p>
          </table:table-cell>
          <table:table-cell office:value-type="float" office:value="1.30159437946168" table:style-name="ce1">
            <text:p>1.301594379</text:p>
          </table:table-cell>
          <table:table-cell office:value-type="string" table:style-name="ce1">
            <text:p>F6_S6_3_DOC_VM_B</text:p>
          </table:table-cell>
          <table:table-cell office:value-type="float" office:value="1.0245797858452399" table:style-name="ce1">
            <text:p>1.024579786</text:p>
          </table:table-cell>
          <table:table-cell office:value-type="float" office:value="0.793679720622818" table:style-name="ce1">
            <text:p>0.793679721</text:p>
          </table:table-cell>
          <table:table-cell office:value-type="float" office:value="1.0988733928588701" table:style-name="ce1">
            <text:p>1.098873393</text:p>
          </table:table-cell>
          <table:table-cell office:value-type="float" office:value="0.38805125017730602" table:style-name="ce1">
            <text:p>0.38805125</text:p>
          </table:table-cell>
          <table:table-cell office:value-type="float" office:value="4.9674079237145198E-18" table:style-name="ce1">
            <text:p>4.96741E-18</text:p>
          </table:table-cell>
          <table:table-cell office:value-type="float" office:value="0.30999174009681829" table:style-name="ce1">
            <text:p>0.30999174</text:p>
          </table:table-cell>
          <table:table-cell office:value-type="float" office:value="0.240131770189527" table:style-name="ce1">
            <text:p>0.24013177</text:p>
          </table:table-cell>
          <table:table-cell office:value-type="float" office:value="0.33246964258366579" table:style-name="ce1">
            <text:p>0.332469643</text:p>
          </table:table-cell>
          <table:table-cell office:value-type="float" office:value="0.11740684712998892" table:style-name="ce1">
            <text:p>0.117406847</text:p>
          </table:table-cell>
          <table:table-cell office:value-type="float" office:value="1.502914118857678E-18" table:style-name="ce1">
            <text:p>1.50291E-18</text:p>
          </table:table-cell>
          <table:table-cell office:value-type="string" table:style-name="ce1">
            <text:p>F6_S6_3_BDOC_VM_B</text:p>
          </table:table-cell>
          <table:table-cell office:value-type="float" office:value="1.5465606563615699" table:style-name="ce1">
            <text:p>1.546560656</text:p>
          </table:table-cell>
          <table:table-cell office:value-type="float" office:value="1.0487826775442799" table:style-name="ce1">
            <text:p>1.048782678</text:p>
          </table:table-cell>
          <table:table-cell office:value-type="float" office:value="1.2878836367939299" table:style-name="ce1">
            <text:p>1.287883637</text:p>
          </table:table-cell>
          <table:table-cell office:value-type="float" office:value="0.419906230667631" table:style-name="ce1">
            <text:p>0.419906231</text:p>
          </table:table-cell>
          <table:table-cell office:value-type="float" office:value="0" table:style-name="ce1">
            <text:p>0</text:p>
          </table:table-cell>
          <table:table-cell office:value-type="float" office:value="0.3594033891096185" table:style-name="ce1">
            <text:p>0.359403389</text:p>
          </table:table-cell>
          <table:table-cell office:value-type="float" office:value="0.24372535742351811" table:style-name="ce1">
            <text:p>0.243725357</text:p>
          </table:table-cell>
          <table:table-cell office:value-type="float" office:value="0.29928974459463115" table:style-name="ce1">
            <text:p>0.299289745</text:p>
          </table:table-cell>
          <table:table-cell office:value-type="float" office:value="9.7581508872232214E-2" table:style-name="ce1">
            <text:p>0.097581509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2.5" table:style-name="ce1">
            <text:p>12.5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76" table:style-name="ce1">
            <text:p>76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W<text:s text:c="6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3.2999999523162842" table:style-name="ce1">
            <text:p>3.299999952</text:p>
          </table:table-cell>
          <table:table-cell office:value-type="float" office:value="998.0999755859375" table:style-name="ce1">
            <text:p>998.0999756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7_3_DOC_VM_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32179999999999997" table:style-name="ce1">
            <text:p>0.3218</text:p>
          </table:table-cell>
          <table:table-cell office:value-type="float" office:value="0.27859999999999996" table:style-name="ce1">
            <text:p>0.2786</text:p>
          </table:table-cell>
          <table:table-cell office:value-type="string" table:style-name="ce1">
            <text:p>F6_S7_3_BDOC_VM_A</text:p>
          </table:table-cell>
          <table:table-cell office:value-type="float" office:value="0.15079999999999999" table:style-name="ce1">
            <text:p>0.1508</text:p>
          </table:table-cell>
          <table:table-cell office:value-type="float" office:value="0.13755000000000001" table:style-name="ce1">
            <text:p>0.13755</text:p>
          </table:table-cell>
          <table:table-cell office:value-type="float" office:value="0.14104999999999995" table:style-name="ce1">
            <text:p>0.14105</text:p>
          </table:table-cell>
          <table:table-cell office:value-type="float" office:value="50.628140703517573" table:style-name="ce1">
            <text:p>50.6281407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3_DOC_VM_A</text:p>
          </table:table-cell>
          <table:table-cell office:value-type="float" office:value="3.1418907407588801" table:style-name="ce1">
            <text:p>3.141890741</text:p>
          </table:table-cell>
          <table:table-cell office:value-type="float" office:value="0.85071020614645898" table:style-name="ce1">
            <text:p>0.850710206</text:p>
          </table:table-cell>
          <table:table-cell office:value-type="float" office:value="0.370753231115657" table:style-name="ce1">
            <text:p>0.370753231</text:p>
          </table:table-cell>
          <table:table-cell office:value-type="float" office:value="0.16253305981268801" table:style-name="ce1">
            <text:p>0.16253306</text:p>
          </table:table-cell>
          <table:table-cell office:value-type="float" office:value="0.102518633896977" table:style-name="ce1">
            <text:p>0.102518634</text:p>
          </table:table-cell>
          <table:table-cell office:value-type="float" office:value="0.11639092241792399" table:style-name="ce1">
            <text:p>0.116390922</text:p>
          </table:table-cell>
          <table:table-cell office:value-type="float" office:value="1.3461117746378599" table:style-name="ce1">
            <text:p>1.346111775</text:p>
          </table:table-cell>
          <table:table-cell office:value-type="float" office:value="1.8830921721657502E-2" table:style-name="ce1">
            <text:p>0.018830922</text:p>
          </table:table-cell>
          <table:table-cell office:value-type="float" office:value="127.036908987757" table:style-name="ce1">
            <text:p>127.036909</text:p>
          </table:table-cell>
          <table:table-cell office:value-type="float" office:value="74.837304929582203" table:style-name="ce1">
            <text:p>74.83730493</text:p>
          </table:table-cell>
          <table:table-cell office:value-type="float" office:value="3.7007354327739002" table:style-name="ce1">
            <text:p>3.700735433</text:p>
          </table:table-cell>
          <table:table-cell office:value-type="float" office:value="24.419753086419799" table:style-name="ce1">
            <text:p>24.41975309</text:p>
          </table:table-cell>
          <table:table-cell office:value-type="float" office:value="1.35359806068251E-2" table:style-name="ce1">
            <text:p>0.013535981</text:p>
          </table:table-cell>
          <table:table-cell office:value-type="float" office:value="1.01154241606094E-2" table:style-name="ce1">
            <text:p>0.010115424</text:p>
          </table:table-cell>
          <table:table-cell office:value-type="float" office:value="1.23028940397845E-2" table:style-name="ce1">
            <text:p>0.012302894</text:p>
          </table:table-cell>
          <table:table-cell office:value-type="float" office:value="1.33815254722938" table:style-name="ce1">
            <text:p>1.338152547</text:p>
          </table:table-cell>
          <table:table-cell office:value-type="string" table:style-name="ce1">
            <text:p>F6_S7_3_BDOC_VM_A</text:p>
          </table:table-cell>
          <table:table-cell office:value-type="float" office:value="3.4480001349822098" table:style-name="ce1">
            <text:p>3.448000135</text:p>
          </table:table-cell>
          <table:table-cell office:value-type="float" office:value="1.0007154807288301" table:style-name="ce1">
            <text:p>1.000715481</text:p>
          </table:table-cell>
          <table:table-cell office:value-type="float" office:value="0.39606893148356898" table:style-name="ce1">
            <text:p>0.396068931</text:p>
          </table:table-cell>
          <table:table-cell office:value-type="float" office:value="0.21373631458709499" table:style-name="ce1">
            <text:p>0.213736315</text:p>
          </table:table-cell>
          <table:table-cell office:value-type="float" office:value="0.14767197098971999" table:style-name="ce1">
            <text:p>0.147671971</text:p>
          </table:table-cell>
          <table:table-cell office:value-type="float" office:value="0.13425146551394501" table:style-name="ce1">
            <text:p>0.134251466</text:p>
          </table:table-cell>
          <table:table-cell office:value-type="float" office:value="2.2153959844534201" table:style-name="ce1">
            <text:p>2.215395984</text:p>
          </table:table-cell>
          <table:table-cell office:value-type="float" office:value="5.9114240339937204E-3" table:style-name="ce1">
            <text:p>0.005911424</text:p>
          </table:table-cell>
          <table:table-cell office:value-type="float" office:value="150.910330525738" table:style-name="ce1">
            <text:p>150.9103305</text:p>
          </table:table-cell>
          <table:table-cell office:value-type="float" office:value="90.997066406032801" table:style-name="ce1">
            <text:p>90.99706641</text:p>
          </table:table-cell>
          <table:table-cell office:value-type="float" office:value="3.5353801021698401" table:style-name="ce1">
            <text:p>3.535380102</text:p>
          </table:table-cell>
          <table:table-cell office:value-type="float" office:value="19.239690721649499" table:style-name="ce1">
            <text:p>19.23969072</text:p>
          </table:table-cell>
          <table:table-cell office:value-type="float" office:value="1.2864138913669301E-2" table:style-name="ce1">
            <text:p>0.012864139</text:p>
          </table:table-cell>
          <table:table-cell office:value-type="float" office:value="9.9337235080126894E-3" table:style-name="ce1">
            <text:p>0.009933724</text:p>
          </table:table-cell>
          <table:table-cell office:value-type="float" office:value="1.19702172193667E-2" table:style-name="ce1">
            <text:p>0.011970217</text:p>
          </table:table-cell>
          <table:table-cell office:value-type="float" office:value="1.2949966750426301" table:style-name="ce1">
            <text:p>1.294996675</text:p>
          </table:table-cell>
          <table:table-cell office:value-type="string" table:style-name="ce1">
            <text:p>F6_S7_3_DOC_VM_A</text:p>
          </table:table-cell>
          <table:table-cell office:value-type="float" office:value="1.8404092746246401" table:style-name="ce1">
            <text:p>1.840409275</text:p>
          </table:table-cell>
          <table:table-cell office:value-type="float" office:value="1.19238641697973" table:style-name="ce1">
            <text:p>1.192386417</text:p>
          </table:table-cell>
          <table:table-cell office:value-type="float" office:value="2.1597285974059801" table:style-name="ce1">
            <text:p>2.159728597</text:p>
          </table:table-cell>
          <table:table-cell office:value-type="float" office:value="0.484664112194788" table:style-name="ce1">
            <text:p>0.484664112</text:p>
          </table:table-cell>
          <table:table-cell office:value-type="float" office:value="0" table:style-name="ce1">
            <text:p>0</text:p>
          </table:table-cell>
          <table:table-cell office:value-type="float" office:value="0.32417618450604224" table:style-name="ce1">
            <text:p>0.324176185</text:p>
          </table:table-cell>
          <table:table-cell office:value-type="float" office:value="0.21003115146339224" table:style-name="ce1">
            <text:p>0.210031151</text:p>
          </table:table-cell>
          <table:table-cell office:value-type="float" office:value="0.3804222169106663" table:style-name="ce1">
            <text:p>0.380422217</text:p>
          </table:table-cell>
          <table:table-cell office:value-type="float" office:value="8.5370447119899134E-2" table:style-name="ce1">
            <text:p>0.0853704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7_3_BDOC_VM_A</text:p>
          </table:table-cell>
          <table:table-cell office:value-type="float" office:value="2.53132304960398" table:style-name="ce1">
            <text:p>2.53132305</text:p>
          </table:table-cell>
          <table:table-cell office:value-type="float" office:value="1.7462913110823901" table:style-name="ce1">
            <text:p>1.746291311</text:p>
          </table:table-cell>
          <table:table-cell office:value-type="float" office:value="2.4854570903319799" table:style-name="ce1">
            <text:p>2.48545709</text:p>
          </table:table-cell>
          <table:table-cell office:value-type="float" office:value="0.68014043463535201" table:style-name="ce1">
            <text:p>0.680140435</text:p>
          </table:table-cell>
          <table:table-cell office:value-type="float" office:value="0" table:style-name="ce1">
            <text:p>0</text:p>
          </table:table-cell>
          <table:table-cell office:value-type="float" office:value="0.34008477636958551" table:style-name="ce1">
            <text:p>0.340084776</text:p>
          </table:table-cell>
          <table:table-cell office:value-type="float" office:value="0.23461528946236918" table:style-name="ce1">
            <text:p>0.234615289</text:p>
          </table:table-cell>
          <table:table-cell office:value-type="float" office:value="0.33392265711561075" table:style-name="ce1">
            <text:p>0.333922657</text:p>
          </table:table-cell>
          <table:table-cell office:value-type="float" office:value="9.1377277052434536E-2" table:style-name="ce1">
            <text:p>0.09137727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2.5" table:style-name="ce1">
            <text:p>12.5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76" table:style-name="ce1">
            <text:p>76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W<text:s text:c="6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3.2999999523162842" table:style-name="ce1">
            <text:p>3.299999952</text:p>
          </table:table-cell>
          <table:table-cell office:value-type="float" office:value="998.0999755859375" table:style-name="ce1">
            <text:p>998.0999756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7_3_DOC_VM_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date" office:date-value="2024-08-07T00:00:00" table:style-name="ce5">
            <text:p>07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2354" table:style-name="ce1">
            <text:p>0.2354</text:p>
          </table:table-cell>
          <table:table-cell table:style-name="ce1"/>
          <table:table-cell office:value-type="string" table:style-name="ce1">
            <text:p>F6_S7_3_BDOC_VM_B</text:p>
          </table:table-cell>
          <table:table-cell office:value-type="float" office:value="0.12429999999999999" table:style-name="ce1">
            <text:p>0.1243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3_DOC_VM_B</text:p>
          </table:table-cell>
          <table:table-cell office:value-type="float" office:value="13.1034514844097" table:style-name="ce1">
            <text:p>13.10345148</text:p>
          </table:table-cell>
          <table:table-cell office:value-type="float" office:value="0.70055457640984298" table:style-name="ce1">
            <text:p>0.700554576</text:p>
          </table:table-cell>
          <table:table-cell office:value-type="float" office:value="0.21886498301870499" table:style-name="ce1">
            <text:p>0.218864983</text:p>
          </table:table-cell>
          <table:table-cell office:value-type="float" office:value="7.3626061177378696E-3" table:style-name="ce1">
            <text:p>0.007362606</text:p>
          </table:table-cell>
          <table:table-cell office:value-type="float" office:value="9.0343554850676397E-2" table:style-name="ce1">
            <text:p>0.090343555</text:p>
          </table:table-cell>
          <table:table-cell office:value-type="float" office:value="9.3184351699562698E-2" table:style-name="ce1">
            <text:p>0.093184352</text:p>
          </table:table-cell>
          <table:table-cell office:value-type="float" office:value="2.1416487240450399" table:style-name="ce1">
            <text:p>2.141648724</text:p>
          </table:table-cell>
          <table:table-cell office:value-type="float" office:value="0" table:style-name="ce1">
            <text:p>0</text:p>
          </table:table-cell>
          <table:table-cell office:value-type="float" office:value="118.034897743242" table:style-name="ce1">
            <text:p>118.0348977</text:p>
          </table:table-cell>
          <table:table-cell office:value-type="float" office:value="68.644447498520094" table:style-name="ce1">
            <text:p>68.6444475</text:p>
          </table:table-cell>
          <table:table-cell office:value-type="float" office:value="3.8515594713656398" table:style-name="ce1">
            <text:p>3.851559471</text:p>
          </table:table-cell>
          <table:table-cell office:value-type="float" office:value="38.148014440433101" table:style-name="ce1">
            <text:p>38.14801444</text:p>
          </table:table-cell>
          <table:table-cell office:value-type="float" office:value="1.3832739526964399E-2" table:style-name="ce1">
            <text:p>0.01383274</text:p>
          </table:table-cell>
          <table:table-cell office:value-type="float" office:value="1.03393111768129E-2" table:style-name="ce1">
            <text:p>0.010339311</text:p>
          </table:table-cell>
          <table:table-cell office:value-type="float" office:value="1.30993192325492E-2" table:style-name="ce1">
            <text:p>0.013099319</text:p>
          </table:table-cell>
          <table:table-cell office:value-type="float" office:value="1.3378782484065099" table:style-name="ce1">
            <text:p>1.337878248</text:p>
          </table:table-cell>
          <table:table-cell office:value-type="string" table:style-name="ce1">
            <text:p>F6_S7_3_BDOC_VM_B</text:p>
          </table:table-cell>
          <table:table-cell office:value-type="float" office:value="5.6174138361967501" table:style-name="ce1">
            <text:p>5.617413836</text:p>
          </table:table-cell>
          <table:table-cell office:value-type="float" office:value="0.59109031959727099" table:style-name="ce1">
            <text:p>0.59109032</text:p>
          </table:table-cell>
          <table:table-cell office:value-type="float" office:value="0.186140846424109" table:style-name="ce1">
            <text:p>0.186140846</text:p>
          </table:table-cell>
          <table:table-cell office:value-type="float" office:value="3.3695616082923201E-2" table:style-name="ce1">
            <text:p>0.033695616</text:p>
          </table:table-cell>
          <table:table-cell office:value-type="float" office:value="9.5936601434857494E-2" table:style-name="ce1">
            <text:p>0.095936601</text:p>
          </table:table-cell>
          <table:table-cell office:value-type="float" office:value="8.8777988863995502E-2" table:style-name="ce1">
            <text:p>0.088777989</text:p>
          </table:table-cell>
          <table:table-cell office:value-type="float" office:value="3.2139601827290201" table:style-name="ce1">
            <text:p>3.213960183</text:p>
          </table:table-cell>
          <table:table-cell office:value-type="float" office:value="1.38211248682629E-3" table:style-name="ce1">
            <text:p>0.001382112</text:p>
          </table:table-cell>
          <table:table-cell office:value-type="float" office:value="114.26194759800801" table:style-name="ce1">
            <text:p>114.2619476</text:p>
          </table:table-cell>
          <table:table-cell office:value-type="float" office:value="66.7596171295407" table:style-name="ce1">
            <text:p>66.75961713</text:p>
          </table:table-cell>
          <table:table-cell office:value-type="float" office:value="3.8415036830073701" table:style-name="ce1">
            <text:p>3.841503683</text:p>
          </table:table-cell>
          <table:table-cell office:value-type="float" office:value="45.0322580645161" table:style-name="ce1">
            <text:p>45.03225806</text:p>
          </table:table-cell>
          <table:table-cell office:value-type="float" office:value="1.3709029072614299E-2" table:style-name="ce1">
            <text:p>0.013709029</text:p>
          </table:table-cell>
          <table:table-cell office:value-type="float" office:value="1.05604311099595E-2" table:style-name="ce1">
            <text:p>0.010560431</text:p>
          </table:table-cell>
          <table:table-cell office:value-type="float" office:value="1.2878348566355601E-2" table:style-name="ce1">
            <text:p>0.012878349</text:p>
          </table:table-cell>
          <table:table-cell office:value-type="float" office:value="1.29815051392033" table:style-name="ce1">
            <text:p>1.298150514</text:p>
          </table:table-cell>
          <table:table-cell office:value-type="string" table:style-name="ce1">
            <text:p>F6_S7_3_DOC_VM_B</text:p>
          </table:table-cell>
          <table:table-cell office:value-type="float" office:value="1.7187410460635" table:style-name="ce1">
            <text:p>1.718741046</text:p>
          </table:table-cell>
          <table:table-cell office:value-type="float" office:value="1.11736709573407" table:style-name="ce1">
            <text:p>1.117367096</text:p>
          </table:table-cell>
          <table:table-cell office:value-type="float" office:value="1.7202726523785501" table:style-name="ce1">
            <text:p>1.720272652</text:p>
          </table:table-cell>
          <table:table-cell office:value-type="float" office:value="0.43321329773107098" table:style-name="ce1">
            <text:p>0.433213298</text:p>
          </table:table-cell>
          <table:table-cell office:value-type="float" office:value="0" table:style-name="ce1">
            <text:p>0</text:p>
          </table:table-cell>
          <table:table-cell office:value-type="float" office:value="0.34446510365466204" table:style-name="ce1">
            <text:p>0.344465104</text:p>
          </table:table-cell>
          <table:table-cell office:value-type="float" office:value="0.22393947787183116" table:style-name="ce1">
            <text:p>0.223939478</text:p>
          </table:table-cell>
          <table:table-cell office:value-type="float" office:value="0.3447720637573955" table:style-name="ce1">
            <text:p>0.344772064</text:p>
          </table:table-cell>
          <table:table-cell office:value-type="float" office:value="8.6823354716111231E-2" table:style-name="ce1">
            <text:p>0.0868233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7_3_BDOC_VM_B</text:p>
          </table:table-cell>
          <table:table-cell office:value-type="float" office:value="1.7119195459386101" table:style-name="ce1">
            <text:p>1.711919546</text:p>
          </table:table-cell>
          <table:table-cell office:value-type="float" office:value="1.0951653328026401" table:style-name="ce1">
            <text:p>1.095165333</text:p>
          </table:table-cell>
          <table:table-cell office:value-type="float" office:value="1.3128822369209701" table:style-name="ce1">
            <text:p>1.312882237</text:p>
          </table:table-cell>
          <table:table-cell office:value-type="float" office:value="0.45611039461078401" table:style-name="ce1">
            <text:p>0.456110395</text:p>
          </table:table-cell>
          <table:table-cell office:value-type="float" office:value="0" table:style-name="ce1">
            <text:p>0</text:p>
          </table:table-cell>
          <table:table-cell office:value-type="float" office:value="0.37410195568048382" table:style-name="ce1">
            <text:p>0.374101956</text:p>
          </table:table-cell>
          <table:table-cell office:value-type="float" office:value="0.23932403468780047" table:style-name="ce1">
            <text:p>0.239324035</text:p>
          </table:table-cell>
          <table:table-cell office:value-type="float" office:value="0.28690122358584019" table:style-name="ce1">
            <text:p>0.286901224</text:p>
          </table:table-cell>
          <table:table-cell office:value-type="float" office:value="9.9672786045875553E-2" table:style-name="ce1">
            <text:p>0.099672786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2.5" table:style-name="ce1">
            <text:p>12.5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8.3999996185302734" table:style-name="ce1">
            <text:p>8.399999619</text:p>
          </table:table-cell>
          <table:table-cell office:value-type="float" office:value="76" table:style-name="ce1">
            <text:p>76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W<text:s text:c="6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3.2999999523162842" table:style-name="ce1">
            <text:p>3.299999952</text:p>
          </table:table-cell>
          <table:table-cell office:value-type="float" office:value="998.0999755859375" table:style-name="ce1">
            <text:p>998.0999756</text:p>
          </table:table-cell>
          <table:table-cell table:number-columns-repeated="16257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1_4_DOC_V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2162" table:style-name="ce1">
            <text:p>0.2162</text:p>
          </table:table-cell>
          <table:table-cell office:value-type="float" office:value="0.18009999999999998" table:style-name="ce1">
            <text:p>0.1801</text:p>
          </table:table-cell>
          <table:table-cell office:value-type="string" table:style-name="ce1">
            <text:p>F6_S1_4_BDOC_VM_A</text:p>
          </table:table-cell>
          <table:table-cell office:value-type="float" office:value="0.11459999999999999" table:style-name="ce1">
            <text:p>0.1146</text:p>
          </table:table-cell>
          <table:table-cell office:value-type="float" office:value="0.11645" table:style-name="ce1">
            <text:p>0.11645</text:p>
          </table:table-cell>
          <table:table-cell office:value-type="float" office:value="6.3649999999999984E-2" table:style-name="ce1">
            <text:p>0.06365</text:p>
          </table:table-cell>
          <table:table-cell office:value-type="float" office:value="35.341476957245959" table:style-name="ce1">
            <text:p>35.34147696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4_DOC_VM_A</text:p>
          </table:table-cell>
          <table:table-cell office:value-type="float" office:value="0" table:style-name="ce1">
            <text:p>0</text:p>
          </table:table-cell>
          <table:table-cell office:value-type="float" office:value="0.11117765610998701" table:style-name="ce1">
            <text:p>0.111177656</text:p>
          </table:table-cell>
          <table:table-cell office:value-type="float" office:value="1.97519187449871E-2" table:style-name="ce1">
            <text:p>0.019751919</text:p>
          </table:table-cell>
          <table:table-cell office:value-type="float" office:value="3.4741401877624901E-3" table:style-name="ce1">
            <text:p>0.00347414</text:p>
          </table:table-cell>
          <table:table-cell office:value-type="float" office:value="1.33247801708194E-2" table:style-name="ce1">
            <text:p>0.01332478</text:p>
          </table:table-cell>
          <table:table-cell office:value-type="float" office:value="2.31124284085737E-2" table:style-name="ce1">
            <text:p>0.023112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693277595941701" table:style-name="ce1">
            <text:p>39.6932776</text:p>
          </table:table-cell>
          <table:table-cell office:value-type="float" office:value="22.4469152494162" table:style-name="ce1">
            <text:p>22.44691525</text:p>
          </table:table-cell>
          <table:table-cell office:value-type="float" office:value="4.2639082058414504" table:style-name="ce1">
            <text:p>4.263908206</text:p>
          </table:table-cell>
          <table:table-cell office:value-type="float" office:value="-26.6111111111111" table:style-name="ce1">
            <text:p>-26.61111111</text:p>
          </table:table-cell>
          <table:table-cell office:value-type="float" office:value="1.47102788225581E-2" table:style-name="ce1">
            <text:p>0.014710279</text:p>
          </table:table-cell>
          <table:table-cell office:value-type="float" office:value="1.17501090453449E-2" table:style-name="ce1">
            <text:p>0.011750109</text:p>
          </table:table-cell>
          <table:table-cell office:value-type="float" office:value="1.3863369766876301E-2" table:style-name="ce1">
            <text:p>0.01386337</text:p>
          </table:table-cell>
          <table:table-cell office:value-type="float" office:value="1.25192700474435" table:style-name="ce1">
            <text:p>1.251927005</text:p>
          </table:table-cell>
          <table:table-cell office:value-type="string" table:style-name="ce1">
            <text:p>F6_S1_4_BDOC_VM_A</text:p>
          </table:table-cell>
          <table:table-cell office:value-type="float" office:value="0" table:style-name="ce1">
            <text:p>0</text:p>
          </table:table-cell>
          <table:table-cell office:value-type="float" office:value="7.7567368843290296E-2" table:style-name="ce1">
            <text:p>0.077567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949298351931898E-2" table:style-name="ce1">
            <text:p>0.016949298</text:p>
          </table:table-cell>
          <table:table-cell office:value-type="float" office:value="2.1040707658286799E-2" table:style-name="ce1">
            <text:p>0.0210407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9771823380025" table:style-name="ce1">
            <text:p>43.97718234</text:p>
          </table:table-cell>
          <table:table-cell office:value-type="float" office:value="25.257165531960901" table:style-name="ce1">
            <text:p>25.25716553</text:p>
          </table:table-cell>
          <table:table-cell office:value-type="float" office:value="4.2272491439244604" table:style-name="ce1">
            <text:p>4.227249144</text:p>
          </table:table-cell>
          <table:table-cell office:value-type="float" office:value="-30.009345794392502" table:style-name="ce1">
            <text:p>-30.00934579</text:p>
          </table:table-cell>
          <table:table-cell office:value-type="float" office:value="1.42600921649525E-2" table:style-name="ce1">
            <text:p>0.014260092</text:p>
          </table:table-cell>
          <table:table-cell office:value-type="float" office:value="1.1763866816150499E-2" table:style-name="ce1">
            <text:p>0.011763867</text:p>
          </table:table-cell>
          <table:table-cell office:value-type="float" office:value="1.3990693907146801E-2" table:style-name="ce1">
            <text:p>0.013990694</text:p>
          </table:table-cell>
          <table:table-cell office:value-type="float" office:value="1.21219428847791" table:style-name="ce1">
            <text:p>1.212194288</text:p>
          </table:table-cell>
          <table:table-cell office:value-type="string" table:style-name="ce1">
            <text:p>F6_S1_4_DOC_VM_A</text:p>
          </table:table-cell>
          <table:table-cell office:value-type="float" office:value="0.38057845051998701" table:style-name="ce1">
            <text:p>0.380578451</text:p>
          </table:table-cell>
          <table:table-cell office:value-type="float" office:value="0.25952410772517798" table:style-name="ce1">
            <text:p>0.259524108</text:p>
          </table:table-cell>
          <table:table-cell office:value-type="float" office:value="0.232977430871639" table:style-name="ce1">
            <text:p>0.232977431</text:p>
          </table:table-cell>
          <table:table-cell office:value-type="float" office:value="0.106461881399546" table:style-name="ce1">
            <text:p>0.106461881</text:p>
          </table:table-cell>
          <table:table-cell office:value-type="float" office:value="0" table:style-name="ce1">
            <text:p>0</text:p>
          </table:table-cell>
          <table:table-cell office:value-type="float" office:value="0.38852698590553469" table:style-name="ce1">
            <text:p>0.388526986</text:p>
          </table:table-cell>
          <table:table-cell office:value-type="float" office:value="0.26494437403515375" table:style-name="ce1">
            <text:p>0.264944374</text:p>
          </table:table-cell>
          <table:table-cell office:value-type="float" office:value="0.23784325906234985" table:style-name="ce1">
            <text:p>0.237843259</text:p>
          </table:table-cell>
          <table:table-cell office:value-type="float" office:value="0.10868538099696168" table:style-name="ce1">
            <text:p>0.1086853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1_4_BDOC_VM_A</text:p>
          </table:table-cell>
          <table:table-cell office:value-type="float" office:value="0.41183791040941797" table:style-name="ce1">
            <text:p>0.41183791</text:p>
          </table:table-cell>
          <table:table-cell office:value-type="float" office:value="0.33061326961165" table:style-name="ce1">
            <text:p>0.33061327</text:p>
          </table:table-cell>
          <table:table-cell office:value-type="float" office:value="0.17859224688889999" table:style-name="ce1">
            <text:p>0.178592247</text:p>
          </table:table-cell>
          <table:table-cell office:value-type="float" office:value="0.12767597099949399" table:style-name="ce1">
            <text:p>0.127675971</text:p>
          </table:table-cell>
          <table:table-cell office:value-type="float" office:value="0" table:style-name="ce1">
            <text:p>0</text:p>
          </table:table-cell>
          <table:table-cell office:value-type="float" office:value="0.39270553327265978" table:style-name="ce1">
            <text:p>0.392705533</text:p>
          </table:table-cell>
          <table:table-cell office:value-type="float" office:value="0.31525427132434186" table:style-name="ce1">
            <text:p>0.315254271</text:p>
          </table:table-cell>
          <table:table-cell office:value-type="float" office:value="0.17029555021572912" table:style-name="ce1">
            <text:p>0.17029555</text:p>
          </table:table-cell>
          <table:table-cell office:value-type="float" office:value="0.12174464518726916" table:style-name="ce1">
            <text:p>0.121744645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" table:style-name="ce1">
            <text:p>8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995.70001220703125" table:style-name="ce1">
            <text:p>995.7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1_4_DOC_V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14399999999999999" table:style-name="ce1">
            <text:p>0.144</text:p>
          </table:table-cell>
          <table:table-cell table:style-name="ce1"/>
          <table:table-cell office:value-type="string" table:style-name="ce1">
            <text:p>F6_S1_4_BDOC_VM_B</text:p>
          </table:table-cell>
          <table:table-cell office:value-type="float" office:value="0.1183" table:style-name="ce1">
            <text:p>0.1183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4_DOC_VM_B</text:p>
          </table:table-cell>
          <table:table-cell office:value-type="float" office:value="11.591235296376899" table:style-name="ce1">
            <text:p>11.5912353</text:p>
          </table:table-cell>
          <table:table-cell office:value-type="float" office:value="0.15050634130346799" table:style-name="ce1">
            <text:p>0.150506341</text:p>
          </table:table-cell>
          <table:table-cell office:value-type="float" office:value="5.4014496309356702E-2" table:style-name="ce1">
            <text:p>0.054014496</text:p>
          </table:table-cell>
          <table:table-cell office:value-type="float" office:value="0" table:style-name="ce1">
            <text:p>0</text:p>
          </table:table-cell>
          <table:table-cell office:value-type="float" office:value="2.9485420932175498E-2" table:style-name="ce1">
            <text:p>0.029485421</text:p>
          </table:table-cell>
          <table:table-cell office:value-type="float" office:value="2.9079680718368198E-2" table:style-name="ce1">
            <text:p>0.029079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217329257314397" table:style-name="ce1">
            <text:p>43.21732926</text:p>
          </table:table-cell>
          <table:table-cell office:value-type="float" office:value="26.017018612648901" table:style-name="ce1">
            <text:p>26.01701861</text:p>
          </table:table-cell>
          <table:table-cell office:value-type="float" office:value="3.6761677087164402" table:style-name="ce1">
            <text:p>3.676167709</text:p>
          </table:table-cell>
          <table:table-cell office:value-type="float" office:value="-64.907692307692201" table:style-name="ce1">
            <text:p>-64.90769231</text:p>
          </table:table-cell>
          <table:table-cell office:value-type="float" office:value="1.2946207993476301E-2" table:style-name="ce1">
            <text:p>0.012946208</text:p>
          </table:table-cell>
          <table:table-cell office:value-type="float" office:value="1.0287310838090299E-2" table:style-name="ce1">
            <text:p>0.010287311</text:p>
          </table:table-cell>
          <table:table-cell office:value-type="float" office:value="1.28161203542495E-2" table:style-name="ce1">
            <text:p>0.01281612</text:p>
          </table:table-cell>
          <table:table-cell office:value-type="float" office:value="1.2584637712647799" table:style-name="ce1">
            <text:p>1.258463771</text:p>
          </table:table-cell>
          <table:table-cell office:value-type="string" table:style-name="ce1">
            <text:p>F6_S1_4_BDOC_VM_B</text:p>
          </table:table-cell>
          <table:table-cell office:value-type="float" office:value="0" table:style-name="ce1">
            <text:p>0</text:p>
          </table:table-cell>
          <table:table-cell office:value-type="float" office:value="0.1646560736081" table:style-name="ce1">
            <text:p>0.164656074</text:p>
          </table:table-cell>
          <table:table-cell office:value-type="float" office:value="6.3279162927074098E-2" table:style-name="ce1">
            <text:p>0.063279163</text:p>
          </table:table-cell>
          <table:table-cell office:value-type="float" office:value="4.33680868994202E-18" table:style-name="ce1">
            <text:p>4.33681E-18</text:p>
          </table:table-cell>
          <table:table-cell office:value-type="float" office:value="5.4590010616891498E-2" table:style-name="ce1">
            <text:p>0.054590011</text:p>
          </table:table-cell>
          <table:table-cell office:value-type="float" office:value="3.7313383960153601E-2" table:style-name="ce1">
            <text:p>0.037313384</text:p>
          </table:table-cell>
          <table:table-cell office:value-type="float" office:value="25.3363786931553" table:style-name="ce1">
            <text:p>25.33637869</text:p>
          </table:table-cell>
          <table:table-cell office:value-type="float" office:value="0" table:style-name="ce1">
            <text:p>0</text:p>
          </table:table-cell>
          <table:table-cell office:value-type="float" office:value="51.982503177978401" table:style-name="ce1">
            <text:p>51.98250318</text:p>
          </table:table-cell>
          <table:table-cell office:value-type="float" office:value="31.351340744751798" table:style-name="ce1">
            <text:p>31.35134074</text:p>
          </table:table-cell>
          <table:table-cell office:value-type="float" office:value="3.7531586335984999" table:style-name="ce1">
            <text:p>3.753158634</text:p>
          </table:table-cell>
          <table:table-cell office:value-type="float" office:value="47.8125" table:style-name="ce1">
            <text:p>47.8125</text:p>
          </table:table-cell>
          <table:table-cell office:value-type="float" office:value="1.2929954735595099E-2" table:style-name="ce1">
            <text:p>0.012929955</text:p>
          </table:table-cell>
          <table:table-cell office:value-type="float" office:value="1.09814552721152E-2" table:style-name="ce1">
            <text:p>0.010981455</text:p>
          </table:table-cell>
          <table:table-cell office:value-type="float" office:value="1.2640595744215799E-2" table:style-name="ce1">
            <text:p>0.012640596</text:p>
          </table:table-cell>
          <table:table-cell office:value-type="float" office:value="1.1774354505115301" table:style-name="ce1">
            <text:p>1.177435451</text:p>
          </table:table-cell>
          <table:table-cell office:value-type="string" table:style-name="ce1">
            <text:p>F6_S1_4_DOC_VM_B</text:p>
          </table:table-cell>
          <table:table-cell office:value-type="float" office:value="0.52277773262415606" table:style-name="ce1">
            <text:p>0.522777733</text:p>
          </table:table-cell>
          <table:table-cell office:value-type="float" office:value="0.38143090997791301" table:style-name="ce1">
            <text:p>0.38143091</text:p>
          </table:table-cell>
          <table:table-cell office:value-type="float" office:value="0.27709036515907598" table:style-name="ce1">
            <text:p>0.277090365</text:p>
          </table:table-cell>
          <table:table-cell office:value-type="float" office:value="0.143035035931909" table:style-name="ce1">
            <text:p>0.143035036</text:p>
          </table:table-cell>
          <table:table-cell office:value-type="float" office:value="5.6752145241730001E-2" table:style-name="ce1">
            <text:p>0.056752145</text:p>
          </table:table-cell>
          <table:table-cell office:value-type="float" office:value="0.37852650820248118" table:style-name="ce1">
            <text:p>0.378526508</text:p>
          </table:table-cell>
          <table:table-cell office:value-type="float" office:value="0.27618182922537682" table:style-name="ce1">
            <text:p>0.276181829</text:p>
          </table:table-cell>
          <table:table-cell office:value-type="float" office:value="0.20063220339115301" table:style-name="ce1">
            <text:p>0.200632203</text:p>
          </table:table-cell>
          <table:table-cell office:value-type="float" office:value="0.10356705980980831" table:style-name="ce1">
            <text:p>0.10356706</text:p>
          </table:table-cell>
          <table:table-cell office:value-type="float" office:value="4.109239937118065E-2" table:style-name="ce1">
            <text:p>0.041092399</text:p>
          </table:table-cell>
          <table:table-cell office:value-type="string" table:style-name="ce1">
            <text:p>F6_S1_4_BDOC_VM_B</text:p>
          </table:table-cell>
          <table:table-cell office:value-type="float" office:value="0.63182304573843096" table:style-name="ce1">
            <text:p>0.631823046</text:p>
          </table:table-cell>
          <table:table-cell office:value-type="float" office:value="0.47622734056379301" table:style-name="ce1">
            <text:p>0.476227341</text:p>
          </table:table-cell>
          <table:table-cell office:value-type="float" office:value="0.25945555755966798" table:style-name="ce1">
            <text:p>0.259455558</text:p>
          </table:table-cell>
          <table:table-cell office:value-type="float" office:value="0.18323041643478899" table:style-name="ce1">
            <text:p>0.183230416</text:p>
          </table:table-cell>
          <table:table-cell office:value-type="float" office:value="4.9059683468200797E-2" table:style-name="ce1">
            <text:p>0.049059683</text:p>
          </table:table-cell>
          <table:table-cell office:value-type="float" office:value="0.39493974760153139" table:style-name="ce1">
            <text:p>0.394939748</text:p>
          </table:table-cell>
          <table:table-cell office:value-type="float" office:value="0.29768003391423747" table:style-name="ce1">
            <text:p>0.297680034</text:p>
          </table:table-cell>
          <table:table-cell office:value-type="float" office:value="0.1621803970392863" table:style-name="ce1">
            <text:p>0.162180397</text:p>
          </table:table-cell>
          <table:table-cell office:value-type="float" office:value="0.11453361017419662" table:style-name="ce1">
            <text:p>0.11453361</text:p>
          </table:table-cell>
          <table:table-cell office:value-type="float" office:value="3.0666211270748072E-2" table:style-name="ce1">
            <text:p>0.030666211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" table:style-name="ce1">
            <text:p>8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995.70001220703125" table:style-name="ce1">
            <text:p>995.7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2_4_DOC_V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3246" table:style-name="ce1">
            <text:p>0.3246</text:p>
          </table:table-cell>
          <table:table-cell office:value-type="float" office:value="0.2074" table:style-name="ce1">
            <text:p>0.2074</text:p>
          </table:table-cell>
          <table:table-cell office:value-type="string" table:style-name="ce1">
            <text:p>F6_S2_4_BDOC_VM_A</text:p>
          </table:table-cell>
          <table:table-cell office:value-type="float" office:value="9.2009999999999995E-2" table:style-name="ce1">
            <text:p>0.09201</text:p>
          </table:table-cell>
          <table:table-cell office:value-type="float" office:value="9.7104999999999997E-2" table:style-name="ce1">
            <text:p>0.097105</text:p>
          </table:table-cell>
          <table:table-cell office:value-type="float" office:value="0.110295" table:style-name="ce1">
            <text:p>0.110295</text:p>
          </table:table-cell>
          <table:table-cell office:value-type="float" office:value="53.179845708775318" table:style-name="ce1">
            <text:p>53.17984571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8T00:00:00" table:style-name="ce5">
            <text:p>08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4716000000000005" table:style-name="ce1">
            <text:p>4.4716</text:p>
          </table:table-cell>
          <table:table-cell office:value-type="float" office:value="4.4716000000000001E-3" table:style-name="ce1">
            <text:p>0.0044716</text:p>
          </table:table-cell>
          <table:table-cell office:value-type="float" office:value="-0.36599999999999999" table:style-name="ce1">
            <text:p>-0.366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04" table:style-name="ce1">
            <text:p>-1.04</text:p>
          </table:table-cell>
          <table:table-cell office:value-type="float" office:value="8477.2000000000007" table:style-name="ce1">
            <text:p>8477.2</text:p>
          </table:table-cell>
          <table:table-cell office:value-type="float" office:value="104.3" table:style-name="ce1">
            <text:p>104.3</text:p>
          </table:table-cell>
          <table:table-cell office:value-type="float" office:value="104.3" table:style-name="ce1">
            <text:p>104.3</text:p>
          </table:table-cell>
          <table:table-cell office:value-type="float" office:value="14.62" table:style-name="ce1">
            <text:p>14.62</text:p>
          </table:table-cell>
          <table:table-cell office:value-type="float" office:value="360.1" table:style-name="ce1">
            <text:p>360.1</text:p>
          </table:table-cell>
          <table:table-cell office:value-type="float" office:value="-0.52400000000000002" table:style-name="ce1">
            <text:p>-0.524</text:p>
          </table:table-cell>
          <table:table-cell office:value-type="float" office:value="4.5799999999999999E-3" table:style-name="ce1">
            <text:p>0.00458</text:p>
          </table:table-cell>
          <table:table-cell office:value-type="float" office:value="4.5800000000000002E-6" table:style-name="ce1">
            <text:p>0.00000458</text:p>
          </table:table-cell>
          <table:table-cell office:value-type="float" office:value="8.4412000000000003" table:style-name="ce1">
            <text:p>8.4412</text:p>
          </table:table-cell>
          <table:table-cell office:value-type="float" office:value="8.4411999999999994E-3" table:style-name="ce1">
            <text:p>0.0084412</text:p>
          </table:table-cell>
          <table:table-cell office:value-type="float" office:value="1.83" table:style-name="ce1">
            <text:p>1.83</text:p>
          </table:table-cell>
          <table:table-cell office:value-type="float" office:value="1.85" table:style-name="ce1">
            <text:p>1.85</text:p>
          </table:table-cell>
          <table:table-cell office:value-type="float" office:value="5.4870000000000001" table:style-name="ce1">
            <text:p>5.487</text:p>
          </table:table-cell>
          <table:table-cell office:value-type="float" office:value="5.4869999999999997E-3" table:style-name="ce1">
            <text:p>0.005487</text:p>
          </table:table-cell>
          <table:table-cell office:value-type="float" office:value="63.71" table:style-name="ce1">
            <text:p>63.7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17" table:style-name="ce1">
            <text:p>7.17</text:p>
          </table:table-cell>
          <table:table-cell office:value-type="float" office:value="-51.6" table:style-name="ce1">
            <text:p>-51.6</text:p>
          </table:table-cell>
          <table:table-cell office:value-type="float" office:value="0.378" table:style-name="ce1">
            <text:p>0.378</text:p>
          </table:table-cell>
          <table:table-cell office:value-type="float" office:value="-0.36899999999999999" table:style-name="ce1">
            <text:p>-0.369</text:p>
          </table:table-cell>
          <table:table-cell office:value-type="float" office:value="4.67" table:style-name="ce1">
            <text:p>4.67</text:p>
          </table:table-cell>
          <table:table-cell table:style-name="ce1"/>
          <table:table-cell office:value-type="string" table:style-name="ce1">
            <text:p>F6_S2_4_DOC_VM_A</text:p>
          </table:table-cell>
          <table:table-cell office:value-type="float" office:value="20.551288225556601" table:style-name="ce1">
            <text:p>20.55128823</text:p>
          </table:table-cell>
          <table:table-cell office:value-type="float" office:value="0.24299061231250399" table:style-name="ce1">
            <text:p>0.242990612</text:p>
          </table:table-cell>
          <table:table-cell office:value-type="float" office:value="0.31550475960688101" table:style-name="ce1">
            <text:p>0.31550476</text:p>
          </table:table-cell>
          <table:table-cell office:value-type="float" office:value="0" table:style-name="ce1">
            <text:p>0</text:p>
          </table:table-cell>
          <table:table-cell office:value-type="float" office:value="0.14504498756568299" table:style-name="ce1">
            <text:p>0.145044988</text:p>
          </table:table-cell>
          <table:table-cell office:value-type="float" office:value="3.0119893737861499E-2" table:style-name="ce1">
            <text:p>0.030119894</text:p>
          </table:table-cell>
          <table:table-cell office:value-type="float" office:value="2.3772291801139702" table:style-name="ce1">
            <text:p>2.37722918</text:p>
          </table:table-cell>
          <table:table-cell office:value-type="float" office:value="9.8848343679206004E-18" table:style-name="ce1">
            <text:p>9.88483E-18</text:p>
          </table:table-cell>
          <table:table-cell office:value-type="float" office:value="47.174486209988501" table:style-name="ce1">
            <text:p>47.17448621</text:p>
          </table:table-cell>
          <table:table-cell office:value-type="float" office:value="27.740668025118701" table:style-name="ce1">
            <text:p>27.74066803</text:p>
          </table:table-cell>
          <table:table-cell office:value-type="float" office:value="3.8321219020930002" table:style-name="ce1">
            <text:p>3.832121902</text:p>
          </table:table-cell>
          <table:table-cell office:value-type="float" office:value="34.148760330578497" table:style-name="ce1">
            <text:p>34.14876033</text:p>
          </table:table-cell>
          <table:table-cell office:value-type="float" office:value="1.3567492401025101E-2" table:style-name="ce1">
            <text:p>0.013567492</text:p>
          </table:table-cell>
          <table:table-cell office:value-type="float" office:value="1.07611244767323E-2" table:style-name="ce1">
            <text:p>0.010761124</text:p>
          </table:table-cell>
          <table:table-cell office:value-type="float" office:value="1.2574675770479E-2" table:style-name="ce1">
            <text:p>0.012574676</text:p>
          </table:table-cell>
          <table:table-cell office:value-type="float" office:value="1.26078760917233" table:style-name="ce1">
            <text:p>1.260787609</text:p>
          </table:table-cell>
          <table:table-cell office:value-type="string" table:style-name="ce1">
            <text:p>F6_S2_4_BDOC_VM_A</text:p>
          </table:table-cell>
          <table:table-cell office:value-type="float" office:value="26.5800916995817" table:style-name="ce1">
            <text:p>26.5800917</text:p>
          </table:table-cell>
          <table:table-cell office:value-type="float" office:value="0.17376328266839799" table:style-name="ce1">
            <text:p>0.173763283</text:p>
          </table:table-cell>
          <table:table-cell office:value-type="float" office:value="1.31935639360563E-2" table:style-name="ce1">
            <text:p>0.013193564</text:p>
          </table:table-cell>
          <table:table-cell office:value-type="float" office:value="0" table:style-name="ce1">
            <text:p>0</text:p>
          </table:table-cell>
          <table:table-cell office:value-type="float" office:value="4.7352692241105401E-2" table:style-name="ce1">
            <text:p>0.047352692</text:p>
          </table:table-cell>
          <table:table-cell office:value-type="float" office:value="3.5378468911886798E-2" table:style-name="ce1">
            <text:p>0.035378469</text:p>
          </table:table-cell>
          <table:table-cell office:value-type="float" office:value="2.36033886332722" table:style-name="ce1">
            <text:p>2.360338863</text:p>
          </table:table-cell>
          <table:table-cell office:value-type="float" office:value="0" table:style-name="ce1">
            <text:p>0</text:p>
          </table:table-cell>
          <table:table-cell office:value-type="float" office:value="54.605257245807799" table:style-name="ce1">
            <text:p>54.60525725</text:p>
          </table:table-cell>
          <table:table-cell office:value-type="float" office:value="32.615569607714697" table:style-name="ce1">
            <text:p>32.61556961</text:p>
          </table:table-cell>
          <table:table-cell office:value-type="float" office:value="3.8306561600242501" table:style-name="ce1">
            <text:p>3.83065616</text:p>
          </table:table-cell>
          <table:table-cell office:value-type="float" office:value="462.99999999999602" table:style-name="ce1">
            <text:p>463</text:p>
          </table:table-cell>
          <table:table-cell office:value-type="float" office:value="1.31979512574754E-2" table:style-name="ce1">
            <text:p>0.013197951</text:p>
          </table:table-cell>
          <table:table-cell office:value-type="float" office:value="1.11261219727524E-2" table:style-name="ce1">
            <text:p>0.011126122</text:p>
          </table:table-cell>
          <table:table-cell office:value-type="float" office:value="1.28964015208762E-2" table:style-name="ce1">
            <text:p>0.012896402</text:p>
          </table:table-cell>
          <table:table-cell office:value-type="float" office:value="1.1862130659538701" table:style-name="ce1">
            <text:p>1.186213066</text:p>
          </table:table-cell>
          <table:table-cell office:value-type="string" table:style-name="ce1">
            <text:p>F6_S2_4_DOC_VM_A</text:p>
          </table:table-cell>
          <table:table-cell office:value-type="float" office:value="0.54067475715630298" table:style-name="ce1">
            <text:p>0.540674757</text:p>
          </table:table-cell>
          <table:table-cell office:value-type="float" office:value="0.42056985165028798" table:style-name="ce1">
            <text:p>0.420569852</text:p>
          </table:table-cell>
          <table:table-cell office:value-type="float" office:value="0.36471632457834002" table:style-name="ce1">
            <text:p>0.364716325</text:p>
          </table:table-cell>
          <table:table-cell office:value-type="float" office:value="0.14538494828793599" table:style-name="ce1">
            <text:p>0.145384948</text:p>
          </table:table-cell>
          <table:table-cell office:value-type="float" office:value="0.48954384303197601" table:style-name="ce1">
            <text:p>0.489543843</text:p>
          </table:table-cell>
          <table:table-cell office:value-type="float" office:value="0.27572930305282028" table:style-name="ce1">
            <text:p>0.275729303</text:p>
          </table:table-cell>
          <table:table-cell office:value-type="float" office:value="0.21447909403145707" table:style-name="ce1">
            <text:p>0.214479094</text:p>
          </table:table-cell>
          <table:table-cell office:value-type="float" office:value="0.18599532650069747" table:style-name="ce1">
            <text:p>0.185995327</text:p>
          </table:table-cell>
          <table:table-cell office:value-type="float" office:value="7.4142337764465382E-2" table:style-name="ce1">
            <text:p>0.074142338</text:p>
          </table:table-cell>
          <table:table-cell office:value-type="float" office:value="0.24965393865055982" table:style-name="ce1">
            <text:p>0.249653939</text:p>
          </table:table-cell>
          <table:table-cell office:value-type="string" table:style-name="ce1">
            <text:p>F6_S2_4_BDOC_VM_A</text:p>
          </table:table-cell>
          <table:table-cell office:value-type="float" office:value="0.67569393610680095" table:style-name="ce1">
            <text:p>0.675693936</text:p>
          </table:table-cell>
          <table:table-cell office:value-type="float" office:value="0.50731927555128897" table:style-name="ce1">
            <text:p>0.507319276</text:p>
          </table:table-cell>
          <table:table-cell office:value-type="float" office:value="0.30171392864114099" table:style-name="ce1">
            <text:p>0.301713929</text:p>
          </table:table-cell>
          <table:table-cell office:value-type="float" office:value="0.19587255176405999" table:style-name="ce1">
            <text:p>0.195872552</text:p>
          </table:table-cell>
          <table:table-cell office:value-type="float" office:value="3.1106183560508299E-2" table:style-name="ce1">
            <text:p>0.031106184</text:p>
          </table:table-cell>
          <table:table-cell office:value-type="float" office:value="0.39474885593914133" table:style-name="ce1">
            <text:p>0.394748856</text:p>
          </table:table-cell>
          <table:table-cell office:value-type="float" office:value="0.29638227149650109" table:style-name="ce1">
            <text:p>0.296382271</text:p>
          </table:table-cell>
          <table:table-cell office:value-type="float" office:value="0.1762650540246507" table:style-name="ce1">
            <text:p>0.176265054</text:p>
          </table:table-cell>
          <table:table-cell office:value-type="float" office:value="0.11443119671052007" table:style-name="ce1">
            <text:p>0.114431197</text:p>
          </table:table-cell>
          <table:table-cell office:value-type="float" office:value="1.8172621829186764E-2" table:style-name="ce1">
            <text:p>0.018172622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" table:style-name="ce1">
            <text:p>8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995.70001220703125" table:style-name="ce1">
            <text:p>995.7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2_4_DOC_V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9.0200000000000002E-2" table:style-name="ce1">
            <text:p>0.0902</text:p>
          </table:table-cell>
          <table:table-cell table:style-name="ce1"/>
          <table:table-cell office:value-type="string" table:style-name="ce1">
            <text:p>F6_S2_4_BDOC_VM_B</text:p>
          </table:table-cell>
          <table:table-cell office:value-type="float" office:value="0.1022" table:style-name="ce1">
            <text:p>0.1022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8T00:00:00" table:style-name="ce5">
            <text:p>08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4716000000000005" table:style-name="ce1">
            <text:p>4.4716</text:p>
          </table:table-cell>
          <table:table-cell office:value-type="float" office:value="4.4716000000000001E-3" table:style-name="ce1">
            <text:p>0.0044716</text:p>
          </table:table-cell>
          <table:table-cell office:value-type="float" office:value="-0.36599999999999999" table:style-name="ce1">
            <text:p>-0.366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04" table:style-name="ce1">
            <text:p>-1.04</text:p>
          </table:table-cell>
          <table:table-cell office:value-type="float" office:value="8477.2000000000007" table:style-name="ce1">
            <text:p>8477.2</text:p>
          </table:table-cell>
          <table:table-cell office:value-type="float" office:value="104.3" table:style-name="ce1">
            <text:p>104.3</text:p>
          </table:table-cell>
          <table:table-cell office:value-type="float" office:value="104.3" table:style-name="ce1">
            <text:p>104.3</text:p>
          </table:table-cell>
          <table:table-cell office:value-type="float" office:value="14.62" table:style-name="ce1">
            <text:p>14.62</text:p>
          </table:table-cell>
          <table:table-cell office:value-type="float" office:value="360.1" table:style-name="ce1">
            <text:p>360.1</text:p>
          </table:table-cell>
          <table:table-cell office:value-type="float" office:value="-0.52400000000000002" table:style-name="ce1">
            <text:p>-0.524</text:p>
          </table:table-cell>
          <table:table-cell office:value-type="float" office:value="4.5799999999999999E-3" table:style-name="ce1">
            <text:p>0.00458</text:p>
          </table:table-cell>
          <table:table-cell office:value-type="float" office:value="4.5800000000000002E-6" table:style-name="ce1">
            <text:p>0.00000458</text:p>
          </table:table-cell>
          <table:table-cell office:value-type="float" office:value="8.4412000000000003" table:style-name="ce1">
            <text:p>8.4412</text:p>
          </table:table-cell>
          <table:table-cell office:value-type="float" office:value="8.4411999999999994E-3" table:style-name="ce1">
            <text:p>0.0084412</text:p>
          </table:table-cell>
          <table:table-cell office:value-type="float" office:value="1.83" table:style-name="ce1">
            <text:p>1.83</text:p>
          </table:table-cell>
          <table:table-cell office:value-type="float" office:value="1.85" table:style-name="ce1">
            <text:p>1.85</text:p>
          </table:table-cell>
          <table:table-cell office:value-type="float" office:value="5.4870000000000001" table:style-name="ce1">
            <text:p>5.487</text:p>
          </table:table-cell>
          <table:table-cell office:value-type="float" office:value="5.4869999999999997E-3" table:style-name="ce1">
            <text:p>0.005487</text:p>
          </table:table-cell>
          <table:table-cell office:value-type="float" office:value="63.71" table:style-name="ce1">
            <text:p>63.7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17" table:style-name="ce1">
            <text:p>7.17</text:p>
          </table:table-cell>
          <table:table-cell office:value-type="float" office:value="-51.6" table:style-name="ce1">
            <text:p>-51.6</text:p>
          </table:table-cell>
          <table:table-cell office:value-type="float" office:value="0.378" table:style-name="ce1">
            <text:p>0.378</text:p>
          </table:table-cell>
          <table:table-cell office:value-type="float" office:value="-0.36899999999999999" table:style-name="ce1">
            <text:p>-0.369</text:p>
          </table:table-cell>
          <table:table-cell office:value-type="float" office:value="4.67" table:style-name="ce1">
            <text:p>4.67</text:p>
          </table:table-cell>
          <table:table-cell table:style-name="ce1"/>
          <table:table-cell office:value-type="string" table:style-name="ce1">
            <text:p>F6_S2_4_DOC_VM_B</text:p>
          </table:table-cell>
          <table:table-cell office:value-type="float" office:value="0" table:style-name="ce1">
            <text:p>0</text:p>
          </table:table-cell>
          <table:table-cell office:value-type="float" office:value="6.3045467658722196E-2" table:style-name="ce1">
            <text:p>0.063045468</text:p>
          </table:table-cell>
          <table:table-cell office:value-type="float" office:value="3.0114151664975002E-3" table:style-name="ce1">
            <text:p>0.003011415</text:p>
          </table:table-cell>
          <table:table-cell office:value-type="float" office:value="0" table:style-name="ce1">
            <text:p>0</text:p>
          </table:table-cell>
          <table:table-cell office:value-type="float" office:value="1.9020682516320199E-2" table:style-name="ce1">
            <text:p>0.019020683</text:p>
          </table:table-cell>
          <table:table-cell office:value-type="float" office:value="2.04653758033118E-2" table:style-name="ce1">
            <text:p>0.020465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208638257320999" table:style-name="ce1">
            <text:p>39.20863826</text:p>
          </table:table-cell>
          <table:table-cell office:value-type="float" office:value="23.5510596249615" table:style-name="ce1">
            <text:p>23.55105962</text:p>
          </table:table-cell>
          <table:table-cell office:value-type="float" office:value="3.6876587100050799" table:style-name="ce1">
            <text:p>3.68765871</text:p>
          </table:table-cell>
          <table:table-cell office:value-type="float" office:value="-1027.99999999995" table:style-name="ce1">
            <text:p>-1028</text:p>
          </table:table-cell>
          <table:table-cell office:value-type="float" office:value="1.31248056478629E-2" table:style-name="ce1">
            <text:p>0.013124806</text:p>
          </table:table-cell>
          <table:table-cell office:value-type="float" office:value="1.00265773680144E-2" table:style-name="ce1">
            <text:p>0.010026577</text:p>
          </table:table-cell>
          <table:table-cell office:value-type="float" office:value="1.2650169496025401E-2" table:style-name="ce1">
            <text:p>0.012650169</text:p>
          </table:table-cell>
          <table:table-cell office:value-type="float" office:value="1.30900158310573" table:style-name="ce1">
            <text:p>1.309001583</text:p>
          </table:table-cell>
          <table:table-cell office:value-type="string" table:style-name="ce1">
            <text:p>F6_S2_4_BDOC_VM_B</text:p>
          </table:table-cell>
          <table:table-cell office:value-type="float" office:value="7.5782402859700202" table:style-name="ce1">
            <text:p>7.578240286</text:p>
          </table:table-cell>
          <table:table-cell office:value-type="float" office:value="0.14255483703726701" table:style-name="ce1">
            <text:p>0.142554837</text:p>
          </table:table-cell>
          <table:table-cell office:value-type="float" office:value="1.1505238410421699E-2" table:style-name="ce1">
            <text:p>0.011505238</text:p>
          </table:table-cell>
          <table:table-cell office:value-type="float" office:value="4.3368086899420197E-19" table:style-name="ce1">
            <text:p>4.33681E-19</text:p>
          </table:table-cell>
          <table:table-cell office:value-type="float" office:value="1.85667318868354E-2" table:style-name="ce1">
            <text:p>0.018566732</text:p>
          </table:table-cell>
          <table:table-cell office:value-type="float" office:value="3.0859313960718299E-2" table:style-name="ce1">
            <text:p>0.030859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535224541224203" table:style-name="ce1">
            <text:p>47.53522454</text:p>
          </table:table-cell>
          <table:table-cell office:value-type="float" office:value="27.111294766366999" table:style-name="ce1">
            <text:p>27.11129477</text:p>
          </table:table-cell>
          <table:table-cell office:value-type="float" office:value="4.2659883720930196" table:style-name="ce1">
            <text:p>4.265988372</text:p>
          </table:table-cell>
          <table:table-cell office:value-type="float" office:value="-282.5" table:style-name="ce1">
            <text:p>-282.5</text:p>
          </table:table-cell>
          <table:table-cell office:value-type="float" office:value="1.4357294756644001E-2" table:style-name="ce1">
            <text:p>0.014357295</text:p>
          </table:table-cell>
          <table:table-cell office:value-type="float" office:value="1.1806157720640101E-2" table:style-name="ce1">
            <text:p>0.011806158</text:p>
          </table:table-cell>
          <table:table-cell office:value-type="float" office:value="1.40866696577758E-2" table:style-name="ce1">
            <text:p>0.01408667</text:p>
          </table:table-cell>
          <table:table-cell office:value-type="float" office:value="1.21608529179174" table:style-name="ce1">
            <text:p>1.216085292</text:p>
          </table:table-cell>
          <table:table-cell office:value-type="string" table:style-name="ce1">
            <text:p>F6_S2_4_DOC_VM_B</text:p>
          </table:table-cell>
          <table:table-cell office:value-type="float" office:value="0.414832809032675" table:style-name="ce1">
            <text:p>0.414832809</text:p>
          </table:table-cell>
          <table:table-cell office:value-type="float" office:value="0.34321667233963399" table:style-name="ce1">
            <text:p>0.343216672</text:p>
          </table:table-cell>
          <table:table-cell office:value-type="float" office:value="0.12236143047202901" table:style-name="ce1">
            <text:p>0.12236143</text:p>
          </table:table-cell>
          <table:table-cell office:value-type="float" office:value="0.12516749569233801" table:style-name="ce1">
            <text:p>0.125167496</text:p>
          </table:table-cell>
          <table:table-cell office:value-type="float" office:value="8.9126216051126292E-3" table:style-name="ce1">
            <text:p>0.008912622</text:p>
          </table:table-cell>
          <table:table-cell office:value-type="float" office:value="0.40890732112594819" table:style-name="ce1">
            <text:p>0.408907321</text:p>
          </table:table-cell>
          <table:table-cell office:value-type="float" office:value="0.33831415210243809" table:style-name="ce1">
            <text:p>0.338314152</text:p>
          </table:table-cell>
          <table:table-cell office:value-type="float" office:value="0.12061361506127953" table:style-name="ce1">
            <text:p>0.120613615</text:p>
          </table:table-cell>
          <table:table-cell office:value-type="float" office:value="0.1233795983373296" table:style-name="ce1">
            <text:p>0.123379598</text:p>
          </table:table-cell>
          <table:table-cell office:value-type="float" office:value="8.7853133730046735E-3" table:style-name="ce1">
            <text:p>0.008785313</text:p>
          </table:table-cell>
          <table:table-cell office:value-type="string" table:style-name="ce1">
            <text:p>F6_S2_4_BDOC_VM_B</text:p>
          </table:table-cell>
          <table:table-cell office:value-type="float" office:value="0.50058392508164595" table:style-name="ce1">
            <text:p>0.500583925</text:p>
          </table:table-cell>
          <table:table-cell office:value-type="float" office:value="0.35575319324654198" table:style-name="ce1">
            <text:p>0.355753193</text:p>
          </table:table-cell>
          <table:table-cell office:value-type="float" office:value="0.20146502032880001" table:style-name="ce1">
            <text:p>0.20146502</text:p>
          </table:table-cell>
          <table:table-cell office:value-type="float" office:value="0.14191137209467999" table:style-name="ce1">
            <text:p>0.141911372</text:p>
          </table:table-cell>
          <table:table-cell office:value-type="float" office:value="0" table:style-name="ce1">
            <text:p>0</text:p>
          </table:table-cell>
          <table:table-cell office:value-type="float" office:value="0.4172528862895028" table:style-name="ce1">
            <text:p>0.417252886</text:p>
          </table:table-cell>
          <table:table-cell office:value-type="float" office:value="0.29653178867982283" table:style-name="ce1">
            <text:p>0.296531789</text:p>
          </table:table-cell>
          <table:table-cell office:value-type="float" office:value="0.16792760815252816" table:style-name="ce1">
            <text:p>0.167927608</text:p>
          </table:table-cell>
          <table:table-cell office:value-type="float" office:value="0.1182877168781461" table:style-name="ce1">
            <text:p>0.11828771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.8000001907348633" table:style-name="ce1">
            <text:p>8.800000191</text:p>
          </table:table-cell>
          <table:table-cell office:value-type="float" office:value="8" table:style-name="ce1">
            <text:p>8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NE<text:s text:c="5"/>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1.6000000238418579" table:style-name="ce1">
            <text:p>1.600000024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995.70001220703125" table:style-name="ce1">
            <text:p>995.7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3_4_DOC_V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24809999999999999" table:style-name="ce1">
            <text:p>0.2481</text:p>
          </table:table-cell>
          <table:table-cell office:value-type="float" office:value="0.20974999999999999" table:style-name="ce1">
            <text:p>0.20975</text:p>
          </table:table-cell>
          <table:table-cell office:value-type="string" table:style-name="ce1">
            <text:p>F6_S3_4_BDOC_VM_A</text:p>
          </table:table-cell>
          <table:table-cell office:value-type="float" office:value="9.6610000000000001E-2" table:style-name="ce1">
            <text:p>0.09661</text:p>
          </table:table-cell>
          <table:table-cell office:value-type="float" office:value="0.12740499999999999" table:style-name="ce1">
            <text:p>0.127405</text:p>
          </table:table-cell>
          <table:table-cell office:value-type="float" office:value="8.2345000000000002E-2" table:style-name="ce1">
            <text:p>0.082345</text:p>
          </table:table-cell>
          <table:table-cell office:value-type="float" office:value="39.25864123957092" table:style-name="ce1">
            <text:p>39.25864124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4_DOC_VM_A</text:p>
          </table:table-cell>
          <table:table-cell office:value-type="float" office:value="2.4965048930323501" table:style-name="ce1">
            <text:p>2.496504893</text:p>
          </table:table-cell>
          <table:table-cell office:value-type="float" office:value="0.66877041253607705" table:style-name="ce1">
            <text:p>0.668770413</text:p>
          </table:table-cell>
          <table:table-cell office:value-type="float" office:value="0.166303186841773" table:style-name="ce1">
            <text:p>0.166303187</text:p>
          </table:table-cell>
          <table:table-cell office:value-type="float" office:value="0.111913549486303" table:style-name="ce1">
            <text:p>0.111913549</text:p>
          </table:table-cell>
          <table:table-cell office:value-type="float" office:value="0.10374349063170001" table:style-name="ce1">
            <text:p>0.103743491</text:p>
          </table:table-cell>
          <table:table-cell office:value-type="float" office:value="9.2171004637073395E-2" table:style-name="ce1">
            <text:p>0.092171005</text:p>
          </table:table-cell>
          <table:table-cell office:value-type="float" office:value="2.5408650149477898" table:style-name="ce1">
            <text:p>2.540865015</text:p>
          </table:table-cell>
          <table:table-cell office:value-type="float" office:value="1.45499754126389E-2" table:style-name="ce1">
            <text:p>0.014549975</text:p>
          </table:table-cell>
          <table:table-cell office:value-type="float" office:value="111.02297790052999" table:style-name="ce1">
            <text:p>111.0229779</text:p>
          </table:table-cell>
          <table:table-cell office:value-type="float" office:value="65.431793059247497" table:style-name="ce1">
            <text:p>65.43179306</text:p>
          </table:table-cell>
          <table:table-cell office:value-type="float" office:value="3.6848834294309301" table:style-name="ce1">
            <text:p>3.684883429</text:p>
          </table:table-cell>
          <table:table-cell office:value-type="float" office:value="26.660714285714299" table:style-name="ce1">
            <text:p>26.66071429</text:p>
          </table:table-cell>
          <table:table-cell office:value-type="float" office:value="1.3538169523892699E-2" table:style-name="ce1">
            <text:p>0.01353817</text:p>
          </table:table-cell>
          <table:table-cell office:value-type="float" office:value="1.00857741375517E-2" table:style-name="ce1">
            <text:p>0.010085774</text:p>
          </table:table-cell>
          <table:table-cell office:value-type="float" office:value="1.2235380120978899E-2" table:style-name="ce1">
            <text:p>0.01223538</text:p>
          </table:table-cell>
          <table:table-cell office:value-type="float" office:value="1.3423034602259201" table:style-name="ce1">
            <text:p>1.34230346</text:p>
          </table:table-cell>
          <table:table-cell office:value-type="string" table:style-name="ce1">
            <text:p>F6_S3_4_BDOC_VM_A</text:p>
          </table:table-cell>
          <table:table-cell office:value-type="float" office:value="2.5949432068537401" table:style-name="ce1">
            <text:p>2.594943207</text:p>
          </table:table-cell>
          <table:table-cell office:value-type="float" office:value="0.65015852853070999" table:style-name="ce1">
            <text:p>0.650158529</text:p>
          </table:table-cell>
          <table:table-cell office:value-type="float" office:value="0.190662628163352" table:style-name="ce1">
            <text:p>0.190662628</text:p>
          </table:table-cell>
          <table:table-cell office:value-type="float" office:value="3.8153028826684497E-2" table:style-name="ce1">
            <text:p>0.038153029</text:p>
          </table:table-cell>
          <table:table-cell office:value-type="float" office:value="9.2350863224348601E-2" table:style-name="ce1">
            <text:p>0.092350863</text:p>
          </table:table-cell>
          <table:table-cell office:value-type="float" office:value="8.9660902886407698E-2" table:style-name="ce1">
            <text:p>0.089660903</text:p>
          </table:table-cell>
          <table:table-cell office:value-type="float" office:value="2.5235198590124699" table:style-name="ce1">
            <text:p>2.523519859</text:p>
          </table:table-cell>
          <table:table-cell office:value-type="float" office:value="0" table:style-name="ce1">
            <text:p>0</text:p>
          </table:table-cell>
          <table:table-cell office:value-type="float" office:value="113.86392931764701" table:style-name="ce1">
            <text:p>113.8639293</text:p>
          </table:table-cell>
          <table:table-cell office:value-type="float" office:value="67.282632886377897" table:style-name="ce1">
            <text:p>67.28263289</text:p>
          </table:table-cell>
          <table:table-cell office:value-type="float" office:value="3.7302154455725698" table:style-name="ce1">
            <text:p>3.730215446</text:p>
          </table:table-cell>
          <table:table-cell office:value-type="float" office:value="32.566455696202503" table:style-name="ce1">
            <text:p>32.5664557</text:p>
          </table:table-cell>
          <table:table-cell office:value-type="float" office:value="1.3467703099416599E-2" table:style-name="ce1">
            <text:p>0.013467703</text:p>
          </table:table-cell>
          <table:table-cell office:value-type="float" office:value="1.0301319981108E-2" table:style-name="ce1">
            <text:p>0.01030132</text:p>
          </table:table-cell>
          <table:table-cell office:value-type="float" office:value="1.25218333881405E-2" table:style-name="ce1">
            <text:p>0.012521833</text:p>
          </table:table-cell>
          <table:table-cell office:value-type="float" office:value="1.3073764453599599" table:style-name="ce1">
            <text:p>1.307376445</text:p>
          </table:table-cell>
          <table:table-cell office:value-type="string" table:style-name="ce1">
            <text:p>F6_S3_4_DOC_VM_A</text:p>
          </table:table-cell>
          <table:table-cell office:value-type="float" office:value="1.5279454424197501" table:style-name="ce1">
            <text:p>1.527945442</text:p>
          </table:table-cell>
          <table:table-cell office:value-type="float" office:value="0.99430210737289004" table:style-name="ce1">
            <text:p>0.994302107</text:p>
          </table:table-cell>
          <table:table-cell office:value-type="float" office:value="1.6663671255532799" table:style-name="ce1">
            <text:p>1.666367126</text:p>
          </table:table-cell>
          <table:table-cell office:value-type="float" office:value="0.40654488037824699" table:style-name="ce1">
            <text:p>0.40654488</text:p>
          </table:table-cell>
          <table:table-cell office:value-type="float" office:value="0" table:style-name="ce1">
            <text:p>0</text:p>
          </table:table-cell>
          <table:table-cell office:value-type="float" office:value="0.33251194520903982" table:style-name="ce1">
            <text:p>0.332511945</text:p>
          </table:table-cell>
          <table:table-cell office:value-type="float" office:value="0.21638032266677074" table:style-name="ce1">
            <text:p>0.216380323</text:p>
          </table:table-cell>
          <table:table-cell office:value-type="float" office:value="0.36263531338699545" table:style-name="ce1">
            <text:p>0.362635313</text:p>
          </table:table-cell>
          <table:table-cell office:value-type="float" office:value="8.8472418737194025E-2" table:style-name="ce1">
            <text:p>0.0884724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3_4_BDOC_VM_A</text:p>
          </table:table-cell>
          <table:table-cell office:value-type="float" office:value="1.6536404351463201" table:style-name="ce1">
            <text:p>1.653640435</text:p>
          </table:table-cell>
          <table:table-cell office:value-type="float" office:value="1.1224323404472401" table:style-name="ce1">
            <text:p>1.12243234</text:p>
          </table:table-cell>
          <table:table-cell office:value-type="float" office:value="1.22760582488073" table:style-name="ce1">
            <text:p>1.227605825</text:p>
          </table:table-cell>
          <table:table-cell office:value-type="float" office:value="0.43921721073410502" table:style-name="ce1">
            <text:p>0.439217211</text:p>
          </table:table-cell>
          <table:table-cell office:value-type="float" office:value="1.6127236694017701E-2" table:style-name="ce1">
            <text:p>0.016127237</text:p>
          </table:table-cell>
          <table:table-cell office:value-type="float" office:value="0.37085263237744781" table:style-name="ce1">
            <text:p>0.370852632</text:p>
          </table:table-cell>
          <table:table-cell office:value-type="float" office:value="0.25172158304390202" table:style-name="ce1">
            <text:p>0.251721583</text:p>
          </table:table-cell>
          <table:table-cell office:value-type="float" office:value="0.27530824839719392" table:style-name="ce1">
            <text:p>0.275308248</text:p>
          </table:table-cell>
          <table:table-cell office:value-type="float" office:value="9.8500771585093974E-2" table:style-name="ce1">
            <text:p>0.098500772</text:p>
          </table:table-cell>
          <table:table-cell office:value-type="float" office:value="3.6167645963624661E-3" table:style-name="ce1">
            <text:p>0.003616765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.1000003814697266" table:style-name="ce1">
            <text:p>9.100000381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8.1999998092651367" table:style-name="ce1">
            <text:p>8.199999809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NE<text:s text:c="5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2.5" table:style-name="ce1">
            <text:p>2.5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5.70001220703125" table:style-name="ce1">
            <text:p>995.7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3_4_DOC_V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1714" table:style-name="ce1">
            <text:p>0.1714</text:p>
          </table:table-cell>
          <table:table-cell table:style-name="ce1"/>
          <table:table-cell office:value-type="string" table:style-name="ce1">
            <text:p>F6_S3_4_BDOC_VM_B</text:p>
          </table:table-cell>
          <table:table-cell office:value-type="float" office:value="0.15820000000000001" table:style-name="ce1">
            <text:p>0.1582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4_DOC_VM_B</text:p>
          </table:table-cell>
          <table:table-cell office:value-type="float" office:value="2.2258821859285201" table:style-name="ce1">
            <text:p>2.225882186</text:p>
          </table:table-cell>
          <table:table-cell office:value-type="float" office:value="0.41124224447452201" table:style-name="ce1">
            <text:p>0.411242244</text:p>
          </table:table-cell>
          <table:table-cell office:value-type="float" office:value="9.9487654292886404E-2" table:style-name="ce1">
            <text:p>0.099487654</text:p>
          </table:table-cell>
          <table:table-cell office:value-type="float" office:value="1.85518625024024E-2" table:style-name="ce1">
            <text:p>0.018551863</text:p>
          </table:table-cell>
          <table:table-cell office:value-type="float" office:value="5.4624378955374198E-2" table:style-name="ce1">
            <text:p>0.054624379</text:p>
          </table:table-cell>
          <table:table-cell office:value-type="float" office:value="7.0112416183945897E-2" table:style-name="ce1">
            <text:p>0.070112416</text:p>
          </table:table-cell>
          <table:table-cell office:value-type="float" office:value="2.3832451031042399" table:style-name="ce1">
            <text:p>2.383245103</text:p>
          </table:table-cell>
          <table:table-cell office:value-type="float" office:value="6.1574956640417601E-2" table:style-name="ce1">
            <text:p>0.061574957</text:p>
          </table:table-cell>
          <table:table-cell office:value-type="float" office:value="88.508081567415402" table:style-name="ce1">
            <text:p>88.50808157</text:p>
          </table:table-cell>
          <table:table-cell office:value-type="float" office:value="51.229228911841801" table:style-name="ce1">
            <text:p>51.22922891</text:p>
          </table:table-cell>
          <table:table-cell office:value-type="float" office:value="3.95483497394325" table:style-name="ce1">
            <text:p>3.954834974</text:p>
          </table:table-cell>
          <table:table-cell office:value-type="float" office:value="24.597938144329898" table:style-name="ce1">
            <text:p>24.59793814</text:p>
          </table:table-cell>
          <table:table-cell office:value-type="float" office:value="1.4016976438223199E-2" table:style-name="ce1">
            <text:p>0.014016976</text:p>
          </table:table-cell>
          <table:table-cell office:value-type="float" office:value="1.0832873272485499E-2" table:style-name="ce1">
            <text:p>0.010832873</text:p>
          </table:table-cell>
          <table:table-cell office:value-type="float" office:value="1.32991084420023E-2" table:style-name="ce1">
            <text:p>0.013299108</text:p>
          </table:table-cell>
          <table:table-cell office:value-type="float" office:value="1.2939296976569401" table:style-name="ce1">
            <text:p>1.293929698</text:p>
          </table:table-cell>
          <table:table-cell office:value-type="string" table:style-name="ce1">
            <text:p>F6_S3_4_BDOC_VM_B</text:p>
          </table:table-cell>
          <table:table-cell office:value-type="float" office:value="3.9280528719855798" table:style-name="ce1">
            <text:p>3.928052872</text:p>
          </table:table-cell>
          <table:table-cell office:value-type="float" office:value="0.40146574280464598" table:style-name="ce1">
            <text:p>0.401465743</text:p>
          </table:table-cell>
          <table:table-cell office:value-type="float" office:value="2.9211666486304501E-2" table:style-name="ce1">
            <text:p>0.029211666</text:p>
          </table:table-cell>
          <table:table-cell office:value-type="float" office:value="1.4767252544459099E-2" table:style-name="ce1">
            <text:p>0.014767253</text:p>
          </table:table-cell>
          <table:table-cell office:value-type="float" office:value="5.2398003779842398E-2" table:style-name="ce1">
            <text:p>0.052398004</text:p>
          </table:table-cell>
          <table:table-cell office:value-type="float" office:value="5.7380813912217797E-2" table:style-name="ce1">
            <text:p>0.057380814</text:p>
          </table:table-cell>
          <table:table-cell office:value-type="float" office:value="2.3884257601341301" table:style-name="ce1">
            <text:p>2.38842576</text:p>
          </table:table-cell>
          <table:table-cell office:value-type="float" office:value="0" table:style-name="ce1">
            <text:p>0</text:p>
          </table:table-cell>
          <table:table-cell office:value-type="float" office:value="79.813081668633103" table:style-name="ce1">
            <text:p>79.81308167</text:p>
          </table:table-cell>
          <table:table-cell office:value-type="float" office:value="45.988106652550599" table:style-name="ce1">
            <text:p>45.98810665</text:p>
          </table:table-cell>
          <table:table-cell office:value-type="float" office:value="3.9609617650208802" table:style-name="ce1">
            <text:p>3.960961765</text:p>
          </table:table-cell>
          <table:table-cell office:value-type="float" office:value="42.309210526315802" table:style-name="ce1">
            <text:p>42.30921053</text:p>
          </table:table-cell>
          <table:table-cell office:value-type="float" office:value="1.3990933754616901E-2" table:style-name="ce1">
            <text:p>0.013990934</text:p>
          </table:table-cell>
          <table:table-cell office:value-type="float" office:value="1.0788952772295499E-2" table:style-name="ce1">
            <text:p>0.010788953</text:p>
          </table:table-cell>
          <table:table-cell office:value-type="float" office:value="1.31846952251066E-2" table:style-name="ce1">
            <text:p>0.013184695</text:p>
          </table:table-cell>
          <table:table-cell office:value-type="float" office:value="1.2967832976842499" table:style-name="ce1">
            <text:p>1.296783298</text:p>
          </table:table-cell>
          <table:table-cell office:value-type="string" table:style-name="ce1">
            <text:p>F6_S3_4_DOC_VM_B</text:p>
          </table:table-cell>
          <table:table-cell office:value-type="float" office:value="1.16068143519153" table:style-name="ce1">
            <text:p>1.160681435</text:p>
          </table:table-cell>
          <table:table-cell office:value-type="float" office:value="0.79681147315148004" table:style-name="ce1">
            <text:p>0.796811473</text:p>
          </table:table-cell>
          <table:table-cell office:value-type="float" office:value="0.99503779258323499" table:style-name="ce1">
            <text:p>0.995037793</text:p>
          </table:table-cell>
          <table:table-cell office:value-type="float" office:value="0.317278869558628" table:style-name="ce1">
            <text:p>0.31727887</text:p>
          </table:table-cell>
          <table:table-cell office:value-type="float" office:value="0" table:style-name="ce1">
            <text:p>0</text:p>
          </table:table-cell>
          <table:table-cell office:value-type="float" office:value="0.35496912287140164" table:style-name="ce1">
            <text:p>0.354969123</text:p>
          </table:table-cell>
          <table:table-cell office:value-type="float" office:value="0.2436874245962044" table:style-name="ce1">
            <text:p>0.243687425</text:p>
          </table:table-cell>
          <table:table-cell office:value-type="float" office:value="0.30431062455899627" table:style-name="ce1">
            <text:p>0.304310625</text:p>
          </table:table-cell>
          <table:table-cell office:value-type="float" office:value="9.703282797339767E-2" table:style-name="ce1">
            <text:p>0.0970328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3_4_BDOC_VM_B</text:p>
          </table:table-cell>
          <table:table-cell office:value-type="float" office:value="1.1041144467280199" table:style-name="ce1">
            <text:p>1.104114447</text:p>
          </table:table-cell>
          <table:table-cell office:value-type="float" office:value="0.71290198987287201" table:style-name="ce1">
            <text:p>0.71290199</text:p>
          </table:table-cell>
          <table:table-cell office:value-type="float" office:value="0.75085303823309502" table:style-name="ce1">
            <text:p>0.750853038</text:p>
          </table:table-cell>
          <table:table-cell office:value-type="float" office:value="0.29507259204304198" table:style-name="ce1">
            <text:p>0.295072592</text:p>
          </table:table-cell>
          <table:table-cell office:value-type="float" office:value="0" table:style-name="ce1">
            <text:p>0</text:p>
          </table:table-cell>
          <table:table-cell office:value-type="float" office:value="0.38565727874906541" table:style-name="ce1">
            <text:p>0.385657279</text:p>
          </table:table-cell>
          <table:table-cell office:value-type="float" office:value="0.24901027447283411" table:style-name="ce1">
            <text:p>0.249010274</text:p>
          </table:table-cell>
          <table:table-cell office:value-type="float" office:value="0.26226623546460542" table:style-name="ce1">
            <text:p>0.262266235</text:p>
          </table:table-cell>
          <table:table-cell office:value-type="float" office:value="0.10306621131349498" table:style-name="ce1">
            <text:p>0.10306621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.1000003814697266" table:style-name="ce1">
            <text:p>9.100000381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8.1999998092651367" table:style-name="ce1">
            <text:p>8.199999809</text:p>
          </table:table-cell>
          <table:table-cell office:value-type="float" office:value="7.5999999046325684" table:style-name="ce1">
            <text:p>7.599999905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NE<text:s text:c="5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2.5" table:style-name="ce1">
            <text:p>2.5</text:p>
          </table:table-cell>
          <table:table-cell office:value-type="float" office:value="3.0999999046325679" table:style-name="ce1">
            <text:p>3.099999905</text:p>
          </table:table-cell>
          <table:table-cell office:value-type="float" office:value="995.70001220703125" table:style-name="ce1">
            <text:p>995.7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4_4_DOC_V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2676" table:style-name="ce1">
            <text:p>0.2676</text:p>
          </table:table-cell>
          <table:table-cell office:value-type="float" office:value="0.20585000000000001" table:style-name="ce1">
            <text:p>0.20585</text:p>
          </table:table-cell>
          <table:table-cell office:value-type="string" table:style-name="ce1">
            <text:p>F6_S4_4_BDOC_VM_A</text:p>
          </table:table-cell>
          <table:table-cell office:value-type="float" office:value="0.1181" table:style-name="ce1">
            <text:p>0.1181</text:p>
          </table:table-cell>
          <table:table-cell office:value-type="float" office:value="0.12870000000000001" table:style-name="ce1">
            <text:p>0.1287</text:p>
          </table:table-cell>
          <table:table-cell office:value-type="float" office:value="7.7149999999999996E-2" table:style-name="ce1">
            <text:p>0.07715</text:p>
          </table:table-cell>
          <table:table-cell office:value-type="float" office:value="37.478746660189458" table:style-name="ce1">
            <text:p>37.47874666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4_DOC_VM_A</text:p>
          </table:table-cell>
          <table:table-cell office:value-type="float" office:value="9.5565095411496106" table:style-name="ce1">
            <text:p>9.556509541</text:p>
          </table:table-cell>
          <table:table-cell office:value-type="float" office:value="0.59009062327442097" table:style-name="ce1">
            <text:p>0.590090623</text:p>
          </table:table-cell>
          <table:table-cell office:value-type="float" office:value="0.20701921822553601" table:style-name="ce1">
            <text:p>0.207019218</text:p>
          </table:table-cell>
          <table:table-cell office:value-type="float" office:value="0.11215486633534499" table:style-name="ce1">
            <text:p>0.112154866</text:p>
          </table:table-cell>
          <table:table-cell office:value-type="float" office:value="8.7731689934741994E-2" table:style-name="ce1">
            <text:p>0.08773169</text:p>
          </table:table-cell>
          <table:table-cell office:value-type="float" office:value="8.4871805682524795E-2" table:style-name="ce1">
            <text:p>0.084871806</text:p>
          </table:table-cell>
          <table:table-cell office:value-type="float" office:value="2.6742462960198399" table:style-name="ce1">
            <text:p>2.674246296</text:p>
          </table:table-cell>
          <table:table-cell office:value-type="float" office:value="2.34667673269492E-2" table:style-name="ce1">
            <text:p>0.023466767</text:p>
          </table:table-cell>
          <table:table-cell office:value-type="float" office:value="97.150450949786403" table:style-name="ce1">
            <text:p>97.15045095</text:p>
          </table:table-cell>
          <table:table-cell office:value-type="float" office:value="56.279565549142099" table:style-name="ce1">
            <text:p>56.27956555</text:p>
          </table:table-cell>
          <table:table-cell office:value-type="float" office:value="3.85126406296787" table:style-name="ce1">
            <text:p>3.851264063</text:p>
          </table:table-cell>
          <table:table-cell office:value-type="float" office:value="24.964705882353002" table:style-name="ce1">
            <text:p>24.96470588</text:p>
          </table:table-cell>
          <table:table-cell office:value-type="float" office:value="1.39820563518384E-2" table:style-name="ce1">
            <text:p>0.013982056</text:p>
          </table:table-cell>
          <table:table-cell office:value-type="float" office:value="1.0387544616611301E-2" table:style-name="ce1">
            <text:p>0.010387545</text:p>
          </table:table-cell>
          <table:table-cell office:value-type="float" office:value="1.27154532612411E-2" table:style-name="ce1">
            <text:p>0.012715453</text:p>
          </table:table-cell>
          <table:table-cell office:value-type="float" office:value="1.34604055798509" table:style-name="ce1">
            <text:p>1.346040558</text:p>
          </table:table-cell>
          <table:table-cell office:value-type="string" table:style-name="ce1">
            <text:p>F6_S4_4_BDOC_VM_A</text:p>
          </table:table-cell>
          <table:table-cell office:value-type="float" office:value="9.8614011824442809" table:style-name="ce1">
            <text:p>9.861401182</text:p>
          </table:table-cell>
          <table:table-cell office:value-type="float" office:value="0.77838172868314404" table:style-name="ce1">
            <text:p>0.778381729</text:p>
          </table:table-cell>
          <table:table-cell office:value-type="float" office:value="0.18745740390454599" table:style-name="ce1">
            <text:p>0.187457404</text:p>
          </table:table-cell>
          <table:table-cell office:value-type="float" office:value="0.180609457192348" table:style-name="ce1">
            <text:p>0.180609457</text:p>
          </table:table-cell>
          <table:table-cell office:value-type="float" office:value="0.102343555076715" table:style-name="ce1">
            <text:p>0.102343555</text:p>
          </table:table-cell>
          <table:table-cell office:value-type="float" office:value="0.10207214188665099" table:style-name="ce1">
            <text:p>0.102072142</text:p>
          </table:table-cell>
          <table:table-cell office:value-type="float" office:value="3.1197076670698598" table:style-name="ce1">
            <text:p>3.119707667</text:p>
          </table:table-cell>
          <table:table-cell office:value-type="float" office:value="3.7088473576249001E-3" table:style-name="ce1">
            <text:p>0.003708847</text:p>
          </table:table-cell>
          <table:table-cell office:value-type="float" office:value="121.531537677318" table:style-name="ce1">
            <text:p>121.5315377</text:p>
          </table:table-cell>
          <table:table-cell office:value-type="float" office:value="72.187139134455194" table:style-name="ce1">
            <text:p>72.18713913</text:p>
          </table:table-cell>
          <table:table-cell office:value-type="float" office:value="3.67366187989556" table:style-name="ce1">
            <text:p>3.67366188</text:p>
          </table:table-cell>
          <table:table-cell office:value-type="float" office:value="35.623417721518997" table:style-name="ce1">
            <text:p>35.62341772</text:p>
          </table:table-cell>
          <table:table-cell office:value-type="float" office:value="1.32471814518545E-2" table:style-name="ce1">
            <text:p>0.013247181</text:p>
          </table:table-cell>
          <table:table-cell office:value-type="float" office:value="1.01612823409237E-2" table:style-name="ce1">
            <text:p>0.010161282</text:p>
          </table:table-cell>
          <table:table-cell office:value-type="float" office:value="1.23722642890198E-2" table:style-name="ce1">
            <text:p>0.012372264</text:p>
          </table:table-cell>
          <table:table-cell office:value-type="float" office:value="1.30369189708494" table:style-name="ce1">
            <text:p>1.303691897</text:p>
          </table:table-cell>
          <table:table-cell office:value-type="string" table:style-name="ce1">
            <text:p>F6_S4_4_DOC_VM_A</text:p>
          </table:table-cell>
          <table:table-cell office:value-type="float" office:value="1.30899549022984" table:style-name="ce1">
            <text:p>1.30899549</text:p>
          </table:table-cell>
          <table:table-cell office:value-type="float" office:value="0.83804254932088496" table:style-name="ce1">
            <text:p>0.838042549</text:p>
          </table:table-cell>
          <table:table-cell office:value-type="float" office:value="1.4450655152048599" table:style-name="ce1">
            <text:p>1.445065515</text:p>
          </table:table-cell>
          <table:table-cell office:value-type="float" office:value="0.33991642555886897" table:style-name="ce1">
            <text:p>0.339916426</text:p>
          </table:table-cell>
          <table:table-cell office:value-type="float" office:value="0" table:style-name="ce1">
            <text:p>0</text:p>
          </table:table-cell>
          <table:table-cell office:value-type="float" office:value="0.33290662224080464" table:style-name="ce1">
            <text:p>0.332906622</text:p>
          </table:table-cell>
          <table:table-cell office:value-type="float" office:value="0.21313283083924323" table:style-name="ce1">
            <text:p>0.213132831</text:p>
          </table:table-cell>
          <table:table-cell office:value-type="float" office:value="0.36751225132108672" table:style-name="ce1">
            <text:p>0.367512251</text:p>
          </table:table-cell>
          <table:table-cell office:value-type="float" office:value="8.6448295598865452E-2" table:style-name="ce1">
            <text:p>0.0864482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4_4_BDOC_VM_A</text:p>
          </table:table-cell>
          <table:table-cell office:value-type="float" office:value="1.8808997130015701" table:style-name="ce1">
            <text:p>1.880899713</text:p>
          </table:table-cell>
          <table:table-cell office:value-type="float" office:value="1.24520385861731" table:style-name="ce1">
            <text:p>1.245203859</text:p>
          </table:table-cell>
          <table:table-cell office:value-type="float" office:value="1.62301010975454" table:style-name="ce1">
            <text:p>1.62301011</text:p>
          </table:table-cell>
          <table:table-cell office:value-type="float" office:value="0.51296024397107698" table:style-name="ce1">
            <text:p>0.512960244</text:p>
          </table:table-cell>
          <table:table-cell office:value-type="float" office:value="0" table:style-name="ce1">
            <text:p>0</text:p>
          </table:table-cell>
          <table:table-cell office:value-type="float" office:value="0.3574445626737241" table:style-name="ce1">
            <text:p>0.357444563</text:p>
          </table:table-cell>
          <table:table-cell office:value-type="float" office:value="0.23663746961437629" table:style-name="ce1">
            <text:p>0.23663747</text:p>
          </table:table-cell>
          <table:table-cell office:value-type="float" office:value="0.30843544442380388" table:style-name="ce1">
            <text:p>0.308435444</text:p>
          </table:table-cell>
          <table:table-cell office:value-type="float" office:value="9.7482523288095882E-2" table:style-name="ce1">
            <text:p>0.097482523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8.8999996185302734" table:style-name="ce1">
            <text:p>8.899999619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NE<text:s text:c="5"/></text:p>
          </table:table-cell>
          <table:table-cell office:value-type="float" office:value="1.5" table:style-name="ce1">
            <text:p>1.5</text:p>
          </table:table-cell>
          <table:table-cell office:value-type="float" office:value="1.799999952316284" table:style-name="ce1">
            <text:p>1.799999952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995.20001220703125" table:style-name="ce1">
            <text:p>995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4_4_DOC_V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14410000000000001" table:style-name="ce1">
            <text:p>0.1441</text:p>
          </table:table-cell>
          <table:table-cell table:style-name="ce1"/>
          <table:table-cell office:value-type="string" table:style-name="ce1">
            <text:p>F6_S4_4_BDOC_VM_B</text:p>
          </table:table-cell>
          <table:table-cell office:value-type="float" office:value="0.13930000000000001" table:style-name="ce1">
            <text:p>0.1393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4_DOC_VM_B</text:p>
          </table:table-cell>
          <table:table-cell office:value-type="float" office:value="3.3746894585865599" table:style-name="ce1">
            <text:p>3.374689459</text:p>
          </table:table-cell>
          <table:table-cell office:value-type="float" office:value="0.41945576225359099" table:style-name="ce1">
            <text:p>0.419455762</text:p>
          </table:table-cell>
          <table:table-cell office:value-type="float" office:value="0.114437611123776" table:style-name="ce1">
            <text:p>0.114437611</text:p>
          </table:table-cell>
          <table:table-cell office:value-type="float" office:value="7.3080204705036102E-3" table:style-name="ce1">
            <text:p>0.00730802</text:p>
          </table:table-cell>
          <table:table-cell office:value-type="float" office:value="4.9772406565347503E-2" table:style-name="ce1">
            <text:p>0.049772407</text:p>
          </table:table-cell>
          <table:table-cell office:value-type="float" office:value="5.5616375495780801E-2" table:style-name="ce1">
            <text:p>0.055616375</text:p>
          </table:table-cell>
          <table:table-cell office:value-type="float" office:value="2.24047617945185" table:style-name="ce1">
            <text:p>2.240476179</text:p>
          </table:table-cell>
          <table:table-cell office:value-type="float" office:value="1.7858511422749301E-2" table:style-name="ce1">
            <text:p>0.017858511</text:p>
          </table:table-cell>
          <table:table-cell office:value-type="float" office:value="86.758116896739907" table:style-name="ce1">
            <text:p>86.7581169</text:p>
          </table:table-cell>
          <table:table-cell office:value-type="float" office:value="50.031884663484902" table:style-name="ce1">
            <text:p>50.03188466</text:p>
          </table:table-cell>
          <table:table-cell office:value-type="float" office:value="3.9983594332587602" table:style-name="ce1">
            <text:p>3.998359433</text:p>
          </table:table-cell>
          <table:table-cell office:value-type="float" office:value="30.197368421052602" table:style-name="ce1">
            <text:p>30.19736842</text:p>
          </table:table-cell>
          <table:table-cell office:value-type="float" office:value="1.40540521347917E-2" table:style-name="ce1">
            <text:p>0.014054052</text:p>
          </table:table-cell>
          <table:table-cell office:value-type="float" office:value="1.08987833394116E-2" table:style-name="ce1">
            <text:p>0.010898783</text:p>
          </table:table-cell>
          <table:table-cell office:value-type="float" office:value="1.33591414690907E-2" table:style-name="ce1">
            <text:p>0.013359141</text:p>
          </table:table-cell>
          <table:table-cell office:value-type="float" office:value="1.2895065161971" table:style-name="ce1">
            <text:p>1.289506516</text:p>
          </table:table-cell>
          <table:table-cell office:value-type="string" table:style-name="ce1">
            <text:p>F6_S4_4_BDOC_VM_B</text:p>
          </table:table-cell>
          <table:table-cell office:value-type="float" office:value="3.2467838452556901" table:style-name="ce1">
            <text:p>3.246783845</text:p>
          </table:table-cell>
          <table:table-cell office:value-type="float" office:value="0.51509934630019005" table:style-name="ce1">
            <text:p>0.515099346</text:p>
          </table:table-cell>
          <table:table-cell office:value-type="float" office:value="0.14646154507442999" table:style-name="ce1">
            <text:p>0.146461545</text:p>
          </table:table-cell>
          <table:table-cell office:value-type="float" office:value="3.9023573126776498E-2" table:style-name="ce1">
            <text:p>0.039023573</text:p>
          </table:table-cell>
          <table:table-cell office:value-type="float" office:value="7.58095067314173E-2" table:style-name="ce1">
            <text:p>0.075809507</text:p>
          </table:table-cell>
          <table:table-cell office:value-type="float" office:value="8.1299018009190094E-2" table:style-name="ce1">
            <text:p>0.081299018</text:p>
          </table:table-cell>
          <table:table-cell office:value-type="float" office:value="2.37514231700044" table:style-name="ce1">
            <text:p>2.375142317</text:p>
          </table:table-cell>
          <table:table-cell office:value-type="float" office:value="3.3119668834594202E-3" table:style-name="ce1">
            <text:p>0.003311967</text:p>
          </table:table-cell>
          <table:table-cell office:value-type="float" office:value="101.257824168051" table:style-name="ce1">
            <text:p>101.2578242</text:p>
          </table:table-cell>
          <table:table-cell office:value-type="float" office:value="59.189594519049798" table:style-name="ce1">
            <text:p>59.18959452</text:p>
          </table:table-cell>
          <table:table-cell office:value-type="float" office:value="3.8076688983566598" table:style-name="ce1">
            <text:p>3.807668898</text:p>
          </table:table-cell>
          <table:table-cell office:value-type="float" office:value="44.1492537313433" table:style-name="ce1">
            <text:p>44.14925373</text:p>
          </table:table-cell>
          <table:table-cell office:value-type="float" office:value="1.3664677213185599E-2" table:style-name="ce1">
            <text:p>0.013664677</text:p>
          </table:table-cell>
          <table:table-cell office:value-type="float" office:value="1.04562968187457E-2" table:style-name="ce1">
            <text:p>0.010456297</text:p>
          </table:table-cell>
          <table:table-cell office:value-type="float" office:value="1.26932166750332E-2" table:style-name="ce1">
            <text:p>0.012693217</text:p>
          </table:table-cell>
          <table:table-cell office:value-type="float" office:value="1.3068371575573401" table:style-name="ce1">
            <text:p>1.306837158</text:p>
          </table:table-cell>
          <table:table-cell office:value-type="string" table:style-name="ce1">
            <text:p>F6_S4_4_DOC_VM_B</text:p>
          </table:table-cell>
          <table:table-cell office:value-type="float" office:value="1.1909357349188301" table:style-name="ce1">
            <text:p>1.190935735</text:p>
          </table:table-cell>
          <table:table-cell office:value-type="float" office:value="0.78741253379333997" table:style-name="ce1">
            <text:p>0.787412534</text:p>
          </table:table-cell>
          <table:table-cell office:value-type="float" office:value="1.0097438263823799" table:style-name="ce1">
            <text:p>1.009743826</text:p>
          </table:table-cell>
          <table:table-cell office:value-type="float" office:value="0.32034760605651902" table:style-name="ce1">
            <text:p>0.320347606</text:p>
          </table:table-cell>
          <table:table-cell office:value-type="float" office:value="0" table:style-name="ce1">
            <text:p>0</text:p>
          </table:table-cell>
          <table:table-cell office:value-type="float" office:value="0.35996900124988856" table:style-name="ce1">
            <text:p>0.359969001</text:p>
          </table:table-cell>
          <table:table-cell office:value-type="float" office:value="0.23800117424518397" table:style-name="ce1">
            <text:p>0.238001174</text:p>
          </table:table-cell>
          <table:table-cell office:value-type="float" office:value="0.30520242700239353" table:style-name="ce1">
            <text:p>0.305202427</text:p>
          </table:table-cell>
          <table:table-cell office:value-type="float" office:value="9.6827397502533899E-2" table:style-name="ce1">
            <text:p>0.0968273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4_4_BDOC_VM_B</text:p>
          </table:table-cell>
          <table:table-cell office:value-type="float" office:value="1.4972905872428099" table:style-name="ce1">
            <text:p>1.497290587</text:p>
          </table:table-cell>
          <table:table-cell office:value-type="float" office:value="0.94917254989975897" table:style-name="ce1">
            <text:p>0.94917255</text:p>
          </table:table-cell>
          <table:table-cell office:value-type="float" office:value="1.1517488525594699" table:style-name="ce1">
            <text:p>1.151748853</text:p>
          </table:table-cell>
          <table:table-cell office:value-type="float" office:value="0.39905215760986601" table:style-name="ce1">
            <text:p>0.399052158</text:p>
          </table:table-cell>
          <table:table-cell office:value-type="float" office:value="0" table:style-name="ce1">
            <text:p>0</text:p>
          </table:table-cell>
          <table:table-cell office:value-type="float" office:value="0.37457884494566457" table:style-name="ce1">
            <text:p>0.374578845</text:p>
          </table:table-cell>
          <table:table-cell office:value-type="float" office:value="0.23745554832498678" table:style-name="ce1">
            <text:p>0.237455548</text:p>
          </table:table-cell>
          <table:table-cell office:value-type="float" office:value="0.28813428638034905" table:style-name="ce1">
            <text:p>0.288134286</text:p>
          </table:table-cell>
          <table:table-cell office:value-type="float" office:value="9.9831320348999733E-2" table:style-name="ce1">
            <text:p>0.09983132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8.8999996185302734" table:style-name="ce1">
            <text:p>8.899999619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NE<text:s text:c="5"/></text:p>
          </table:table-cell>
          <table:table-cell office:value-type="float" office:value="1.5" table:style-name="ce1">
            <text:p>1.5</text:p>
          </table:table-cell>
          <table:table-cell office:value-type="float" office:value="1.799999952316284" table:style-name="ce1">
            <text:p>1.799999952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995.20001220703125" table:style-name="ce1">
            <text:p>995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5_4_DOC_V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0.22170000000000001" table:style-name="ce1">
            <text:p>0.2217</text:p>
          </table:table-cell>
          <table:table-cell office:value-type="string" table:style-name="ce1">
            <text:p>F6_S5_4_BDOC_VM_A</text:p>
          </table:table-cell>
          <table:table-cell office:value-type="float" office:value="9.9169999999999994E-2" table:style-name="ce1">
            <text:p>0.09917</text:p>
          </table:table-cell>
          <table:table-cell office:value-type="float" office:value="0.10628499999999999" table:style-name="ce1">
            <text:p>0.106285</text:p>
          </table:table-cell>
          <table:table-cell office:value-type="float" office:value="0.11541500000000002" table:style-name="ce1">
            <text:p>0.115415</text:p>
          </table:table-cell>
          <table:table-cell office:value-type="float" office:value="52.059088858818228" table:style-name="ce1">
            <text:p>52.05908886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4_DOC_VM_A</text:p>
          </table:table-cell>
          <table:table-cell office:value-type="float" office:value="5.0930203217324701" table:style-name="ce1">
            <text:p>5.093020322</text:p>
          </table:table-cell>
          <table:table-cell office:value-type="float" office:value="0.67709341268516698" table:style-name="ce1">
            <text:p>0.677093413</text:p>
          </table:table-cell>
          <table:table-cell office:value-type="float" office:value="0.29822880926508299" table:style-name="ce1">
            <text:p>0.298228809</text:p>
          </table:table-cell>
          <table:table-cell office:value-type="float" office:value="7.9233073848485006E-2" table:style-name="ce1">
            <text:p>0.079233074</text:p>
          </table:table-cell>
          <table:table-cell office:value-type="float" office:value="0.137529901025914" table:style-name="ce1">
            <text:p>0.137529901</text:p>
          </table:table-cell>
          <table:table-cell office:value-type="float" office:value="8.8221159171240501E-2" table:style-name="ce1">
            <text:p>0.088221159</text:p>
          </table:table-cell>
          <table:table-cell office:value-type="float" office:value="2.5074264079147199" table:style-name="ce1">
            <text:p>2.507426408</text:p>
          </table:table-cell>
          <table:table-cell office:value-type="float" office:value="2.6475471307169599E-2" table:style-name="ce1">
            <text:p>0.026475471</text:p>
          </table:table-cell>
          <table:table-cell office:value-type="float" office:value="105.185376455244" table:style-name="ce1">
            <text:p>105.1853765</text:p>
          </table:table-cell>
          <table:table-cell office:value-type="float" office:value="61.804673303235901" table:style-name="ce1">
            <text:p>61.8046733</text:p>
          </table:table-cell>
          <table:table-cell office:value-type="float" office:value="3.7111212605617698" table:style-name="ce1">
            <text:p>3.711121261</text:p>
          </table:table-cell>
          <table:table-cell office:value-type="float" office:value="38.305882352941097" table:style-name="ce1">
            <text:p>38.30588235</text:p>
          </table:table-cell>
          <table:table-cell office:value-type="float" office:value="1.35436965404763E-2" table:style-name="ce1">
            <text:p>0.013543697</text:p>
          </table:table-cell>
          <table:table-cell office:value-type="float" office:value="1.0154285328415001E-2" table:style-name="ce1">
            <text:p>0.010154285</text:p>
          </table:table-cell>
          <table:table-cell office:value-type="float" office:value="1.2316526240248701E-2" table:style-name="ce1">
            <text:p>0.012316526</text:p>
          </table:table-cell>
          <table:table-cell office:value-type="float" office:value="1.3337912125215401" table:style-name="ce1">
            <text:p>1.333791213</text:p>
          </table:table-cell>
          <table:table-cell office:value-type="string" table:style-name="ce1">
            <text:p>F6_S5_4_BDOC_VM_A</text:p>
          </table:table-cell>
          <table:table-cell office:value-type="float" office:value="5.5827500314059302" table:style-name="ce1">
            <text:p>5.582750031</text:p>
          </table:table-cell>
          <table:table-cell office:value-type="float" office:value="0.358633369964451" table:style-name="ce1">
            <text:p>0.35863337</text:p>
          </table:table-cell>
          <table:table-cell office:value-type="float" office:value="9.4389268897430198E-2" table:style-name="ce1">
            <text:p>0.094389269</text:p>
          </table:table-cell>
          <table:table-cell office:value-type="float" office:value="1.8437840631107E-2" table:style-name="ce1">
            <text:p>0.018437841</text:p>
          </table:table-cell>
          <table:table-cell office:value-type="float" office:value="7.2768127265092603E-2" table:style-name="ce1">
            <text:p>0.072768127</text:p>
          </table:table-cell>
          <table:table-cell office:value-type="float" office:value="6.2837706711036403E-2" table:style-name="ce1">
            <text:p>0.062837707</text:p>
          </table:table-cell>
          <table:table-cell office:value-type="float" office:value="3.4260081694990201" table:style-name="ce1">
            <text:p>3.426008169</text:p>
          </table:table-cell>
          <table:table-cell office:value-type="float" office:value="1.00277104359028E-16" table:style-name="ce1">
            <text:p>1.00277E-16</text:p>
          </table:table-cell>
          <table:table-cell office:value-type="float" office:value="89.034386731528301" table:style-name="ce1">
            <text:p>89.03438673</text:p>
          </table:table-cell>
          <table:table-cell office:value-type="float" office:value="51.778559926884697" table:style-name="ce1">
            <text:p>51.77855993</text:p>
          </table:table-cell>
          <table:table-cell office:value-type="float" office:value="3.87272983246516" table:style-name="ce1">
            <text:p>3.872729832</text:p>
          </table:table-cell>
          <table:table-cell office:value-type="float" office:value="33.386666666666699" table:style-name="ce1">
            <text:p>33.38666667</text:p>
          </table:table-cell>
          <table:table-cell office:value-type="float" office:value="1.37443837491235E-2" table:style-name="ce1">
            <text:p>0.013744384</text:p>
          </table:table-cell>
          <table:table-cell office:value-type="float" office:value="1.06382089754791E-2" table:style-name="ce1">
            <text:p>0.010638209</text:p>
          </table:table-cell>
          <table:table-cell office:value-type="float" office:value="1.2967176817812599E-2" table:style-name="ce1">
            <text:p>0.012967177</text:p>
          </table:table-cell>
          <table:table-cell office:value-type="float" office:value="1.29198286862047" table:style-name="ce1">
            <text:p>1.291982869</text:p>
          </table:table-cell>
          <table:table-cell office:value-type="string" table:style-name="ce1">
            <text:p>F6_S5_4_DOC_VM_A</text:p>
          </table:table-cell>
          <table:table-cell office:value-type="float" office:value="1.4386020731628" table:style-name="ce1">
            <text:p>1.438602073</text:p>
          </table:table-cell>
          <table:table-cell office:value-type="float" office:value="1.0034743411565701" table:style-name="ce1">
            <text:p>1.003474341</text:p>
          </table:table-cell>
          <table:table-cell office:value-type="float" office:value="1.66953334542988" table:style-name="ce1">
            <text:p>1.669533345</text:p>
          </table:table-cell>
          <table:table-cell office:value-type="float" office:value="0.39118552138444002" table:style-name="ce1">
            <text:p>0.391185521</text:p>
          </table:table-cell>
          <table:table-cell office:value-type="float" office:value="0.104811346737231" table:style-name="ce1">
            <text:p>0.104811347</text:p>
          </table:table-cell>
          <table:table-cell office:value-type="float" office:value="0.31222328409305816" table:style-name="ce1">
            <text:p>0.312223284</text:p>
          </table:table-cell>
          <table:table-cell office:value-type="float" office:value="0.21778646099835455" table:style-name="ce1">
            <text:p>0.217786461</text:p>
          </table:table-cell>
          <table:table-cell office:value-type="float" office:value="0.36234285612210276" table:style-name="ce1">
            <text:p>0.362342856</text:p>
          </table:table-cell>
          <table:table-cell office:value-type="float" office:value="8.4899938944049735E-2" table:style-name="ce1">
            <text:p>0.084899939</text:p>
          </table:table-cell>
          <table:table-cell office:value-type="float" office:value="2.2747459842434977E-2" table:style-name="ce1">
            <text:p>0.02274746</text:p>
          </table:table-cell>
          <table:table-cell office:value-type="string" table:style-name="ce1">
            <text:p>F6_S5_4_BDOC_VM_A</text:p>
          </table:table-cell>
          <table:table-cell office:value-type="float" office:value="1.2153602723296" table:style-name="ce1">
            <text:p>1.215360272</text:p>
          </table:table-cell>
          <table:table-cell office:value-type="float" office:value="0.85226622413515996" table:style-name="ce1">
            <text:p>0.852266224</text:p>
          </table:table-cell>
          <table:table-cell office:value-type="float" office:value="1.05911035772065" table:style-name="ce1">
            <text:p>1.059110358</text:p>
          </table:table-cell>
          <table:table-cell office:value-type="float" office:value="0.34054303828296301" table:style-name="ce1">
            <text:p>0.340543038</text:p>
          </table:table-cell>
          <table:table-cell office:value-type="float" office:value="0" table:style-name="ce1">
            <text:p>0</text:p>
          </table:table-cell>
          <table:table-cell office:value-type="float" office:value="0.35052268926128699" table:style-name="ce1">
            <text:p>0.350522689</text:p>
          </table:table-cell>
          <table:table-cell office:value-type="float" office:value="0.24580254567462326" table:style-name="ce1">
            <text:p>0.245802546</text:p>
          </table:table-cell>
          <table:table-cell office:value-type="float" office:value="0.30545856999351284" table:style-name="ce1">
            <text:p>0.30545857</text:p>
          </table:table-cell>
          <table:table-cell office:value-type="float" office:value="9.8216195070577023E-2" table:style-name="ce1">
            <text:p>0.098216195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1.39999961853027" table:style-name="ce1">
            <text:p>11.39999962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E<text:s text:c="7"/>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4" table:style-name="ce1">
            <text:p>4</text:p>
          </table:table-cell>
          <table:table-cell office:value-type="float" office:value="994.79998779296875" table:style-name="ce1">
            <text:p>994.799987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5_4_DOC_V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17860000000000001" table:style-name="ce1">
            <text:p>0.1786</text:p>
          </table:table-cell>
          <table:table-cell table:style-name="ce1"/>
          <table:table-cell office:value-type="string" table:style-name="ce1">
            <text:p>F6_S5_4_BDOC_VM_B</text:p>
          </table:table-cell>
          <table:table-cell office:value-type="float" office:value="0.1134" table:style-name="ce1">
            <text:p>0.1134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4_DOC_VM_B</text:p>
          </table:table-cell>
          <table:table-cell office:value-type="float" office:value="8.0818629346434303" table:style-name="ce1">
            <text:p>8.081862935</text:p>
          </table:table-cell>
          <table:table-cell office:value-type="float" office:value="0.54108736488153397" table:style-name="ce1">
            <text:p>0.541087365</text:p>
          </table:table-cell>
          <table:table-cell office:value-type="float" office:value="0.52499024186363397" table:style-name="ce1">
            <text:p>0.524990242</text:p>
          </table:table-cell>
          <table:table-cell office:value-type="float" office:value="1.02503468920361E-2" table:style-name="ce1">
            <text:p>0.010250347</text:p>
          </table:table-cell>
          <table:table-cell office:value-type="float" office:value="0.216096156658551" table:style-name="ce1">
            <text:p>0.216096157</text:p>
          </table:table-cell>
          <table:table-cell office:value-type="float" office:value="7.7962022039770304E-2" table:style-name="ce1">
            <text:p>0.077962022</text:p>
          </table:table-cell>
          <table:table-cell office:value-type="float" office:value="2.3422399155853801" table:style-name="ce1">
            <text:p>2.342239916</text:p>
          </table:table-cell>
          <table:table-cell office:value-type="float" office:value="4.0917675538329402E-16" table:style-name="ce1">
            <text:p>4.09177E-16</text:p>
          </table:table-cell>
          <table:table-cell office:value-type="float" office:value="101.96175732505201" table:style-name="ce1">
            <text:p>101.9617573</text:p>
          </table:table-cell>
          <table:table-cell office:value-type="float" office:value="58.7882868314137" table:style-name="ce1">
            <text:p>58.78828683</text:p>
          </table:table-cell>
          <table:table-cell office:value-type="float" office:value="4.0005083238022596" table:style-name="ce1">
            <text:p>4.000508324</text:p>
          </table:table-cell>
          <table:table-cell office:value-type="float" office:value="25.4339622641509" table:style-name="ce1">
            <text:p>25.43396226</text:p>
          </table:table-cell>
          <table:table-cell office:value-type="float" office:value="1.4108928242214901E-2" table:style-name="ce1">
            <text:p>0.014108928</text:p>
          </table:table-cell>
          <table:table-cell office:value-type="float" office:value="1.0881547209351699E-2" table:style-name="ce1">
            <text:p>0.010881547</text:p>
          </table:table-cell>
          <table:table-cell office:value-type="float" office:value="1.33869792624797E-2" table:style-name="ce1">
            <text:p>0.013386979</text:p>
          </table:table-cell>
          <table:table-cell office:value-type="float" office:value="1.2965921087112999" table:style-name="ce1">
            <text:p>1.296592109</text:p>
          </table:table-cell>
          <table:table-cell office:value-type="string" table:style-name="ce1">
            <text:p>F6_S5_4_BDOC_VM_B</text:p>
          </table:table-cell>
          <table:table-cell office:value-type="float" office:value="3.8047686980841" table:style-name="ce1">
            <text:p>3.804768698</text:p>
          </table:table-cell>
          <table:table-cell office:value-type="float" office:value="0.81026022956581301" table:style-name="ce1">
            <text:p>0.81026023</text:p>
          </table:table-cell>
          <table:table-cell office:value-type="float" office:value="0.26651226127535199" table:style-name="ce1">
            <text:p>0.266512261</text:p>
          </table:table-cell>
          <table:table-cell office:value-type="float" office:value="8.6063746354852796E-2" table:style-name="ce1">
            <text:p>0.086063746</text:p>
          </table:table-cell>
          <table:table-cell office:value-type="float" office:value="0.12378231714245699" table:style-name="ce1">
            <text:p>0.123782317</text:p>
          </table:table-cell>
          <table:table-cell office:value-type="float" office:value="0.107863715693853" table:style-name="ce1">
            <text:p>0.107863716</text:p>
          </table:table-cell>
          <table:table-cell office:value-type="float" office:value="2.2799755139945299" table:style-name="ce1">
            <text:p>2.279975514</text:p>
          </table:table-cell>
          <table:table-cell office:value-type="float" office:value="5.7756336483951098E-3" table:style-name="ce1">
            <text:p>0.005775634</text:p>
          </table:table-cell>
          <table:table-cell office:value-type="float" office:value="131.60589569371299" table:style-name="ce1">
            <text:p>131.6058957</text:p>
          </table:table-cell>
          <table:table-cell office:value-type="float" office:value="79.429317486467497" table:style-name="ce1">
            <text:p>79.42931749</text:p>
          </table:table-cell>
          <table:table-cell office:value-type="float" office:value="3.5396880717957599" table:style-name="ce1">
            <text:p>3.539688072</text:p>
          </table:table-cell>
          <table:table-cell office:value-type="float" office:value="24.150837988826801" table:style-name="ce1">
            <text:p>24.15083799</text:p>
          </table:table-cell>
          <table:table-cell office:value-type="float" office:value="1.28194693258953E-2" table:style-name="ce1">
            <text:p>0.012819469</text:p>
          </table:table-cell>
          <table:table-cell office:value-type="float" office:value="9.9339362277850694E-3" table:style-name="ce1">
            <text:p>0.009933936</text:p>
          </table:table-cell>
          <table:table-cell office:value-type="float" office:value="1.1958873906582301E-2" table:style-name="ce1">
            <text:p>0.011958874</text:p>
          </table:table-cell>
          <table:table-cell office:value-type="float" office:value="1.2904722792601999" table:style-name="ce1">
            <text:p>1.290472279</text:p>
          </table:table-cell>
          <table:table-cell office:value-type="string" table:style-name="ce1">
            <text:p>F6_S5_4_DOC_VM_B</text:p>
          </table:table-cell>
          <table:table-cell office:value-type="float" office:value="1.3417952047644599" table:style-name="ce1">
            <text:p>1.341795205</text:p>
          </table:table-cell>
          <table:table-cell office:value-type="float" office:value="1.0402520498545" table:style-name="ce1">
            <text:p>1.04025205</text:p>
          </table:table-cell>
          <table:table-cell office:value-type="float" office:value="1.13542250477683" table:style-name="ce1">
            <text:p>1.135422505</text:p>
          </table:table-cell>
          <table:table-cell office:value-type="float" office:value="0.366999974932888" table:style-name="ce1">
            <text:p>0.366999975</text:p>
          </table:table-cell>
          <table:table-cell office:value-type="float" office:value="0.65578978162970303" table:style-name="ce1">
            <text:p>0.655789782</text:p>
          </table:table-cell>
          <table:table-cell office:value-type="float" office:value="0.29553271130168579" table:style-name="ce1">
            <text:p>0.295532711</text:p>
          </table:table-cell>
          <table:table-cell office:value-type="float" office:value="0.22911731062908602" table:style-name="ce1">
            <text:p>0.229117311</text:p>
          </table:table-cell>
          <table:table-cell office:value-type="float" office:value="0.25007876769730403" table:style-name="ce1">
            <text:p>0.250078768</text:p>
          </table:table-cell>
          <table:table-cell office:value-type="float" office:value="8.0832378334968327E-2" table:style-name="ce1">
            <text:p>0.080832378</text:p>
          </table:table-cell>
          <table:table-cell office:value-type="float" office:value="0.14443883203695584" table:style-name="ce1">
            <text:p>0.144438832</text:p>
          </table:table-cell>
          <table:table-cell office:value-type="string" table:style-name="ce1">
            <text:p>F6_S5_4_BDOC_VM_B</text:p>
          </table:table-cell>
          <table:table-cell office:value-type="float" office:value="2.02075887136411" table:style-name="ce1">
            <text:p>2.020758871</text:p>
          </table:table-cell>
          <table:table-cell office:value-type="float" office:value="1.4364946591549299" table:style-name="ce1">
            <text:p>1.436494659</text:p>
          </table:table-cell>
          <table:table-cell office:value-type="float" office:value="1.80663768934835" table:style-name="ce1">
            <text:p>1.806637689</text:p>
          </table:table-cell>
          <table:table-cell office:value-type="float" office:value="0.56151160005659695" table:style-name="ce1">
            <text:p>0.5615116</text:p>
          </table:table-cell>
          <table:table-cell office:value-type="float" office:value="1.32716833621985E-2" table:style-name="ce1">
            <text:p>0.013271683</text:p>
          </table:table-cell>
          <table:table-cell office:value-type="float" office:value="0.34609890827563083" table:style-name="ce1">
            <text:p>0.346098908</text:p>
          </table:table-cell>
          <table:table-cell office:value-type="float" office:value="0.24603095417400414" table:style-name="ce1">
            <text:p>0.246030954</text:p>
          </table:table-cell>
          <table:table-cell office:value-type="float" office:value="0.30942599871452309" table:style-name="ce1">
            <text:p>0.309425999</text:p>
          </table:table-cell>
          <table:table-cell office:value-type="float" office:value="9.6171074400629969E-2" table:style-name="ce1">
            <text:p>0.096171074</text:p>
          </table:table-cell>
          <table:table-cell office:value-type="float" office:value="2.2730644352119285E-3" table:style-name="ce1">
            <text:p>0.002273064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1.39999961853027" table:style-name="ce1">
            <text:p>11.39999962</text:p>
          </table:table-cell>
          <table:table-cell office:value-type="float" office:value="11.89999961853027" table:style-name="ce1">
            <text:p>11.89999962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8.3000001907348633" table:style-name="ce1">
            <text:p>8.300000191</text:p>
          </table:table-cell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E<text:s text:c="7"/>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4" table:style-name="ce1">
            <text:p>4</text:p>
          </table:table-cell>
          <table:table-cell office:value-type="float" office:value="994.79998779296875" table:style-name="ce1">
            <text:p>994.799987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6_4_DOC_VM_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25159999999999999" table:style-name="ce1">
            <text:p>0.2516</text:p>
          </table:table-cell>
          <table:table-cell office:value-type="float" office:value="0.20484999999999998" table:style-name="ce1">
            <text:p>0.20485</text:p>
          </table:table-cell>
          <table:table-cell office:value-type="string" table:style-name="ce1">
            <text:p>F6_S6_4_BDOC_VM_A</text:p>
          </table:table-cell>
          <table:table-cell office:value-type="float" office:value="0.1757" table:style-name="ce1">
            <text:p>0.1757</text:p>
          </table:table-cell>
          <table:table-cell office:value-type="float" office:value="0.14829999999999999" table:style-name="ce1">
            <text:p>0.1483</text:p>
          </table:table-cell>
          <table:table-cell office:value-type="float" office:value="5.6549999999999989E-2" table:style-name="ce1">
            <text:p>0.05655</text:p>
          </table:table-cell>
          <table:table-cell office:value-type="float" office:value="27.605565047595789" table:style-name="ce1">
            <text:p>27.60556505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4_DOC_VM_A</text:p>
          </table:table-cell>
          <table:table-cell office:value-type="float" office:value="3.6888805442977102" table:style-name="ce1">
            <text:p>3.688880544</text:p>
          </table:table-cell>
          <table:table-cell office:value-type="float" office:value="0.50307346235877004" table:style-name="ce1">
            <text:p>0.503073462</text:p>
          </table:table-cell>
          <table:table-cell office:value-type="float" office:value="0.17874044227726299" table:style-name="ce1">
            <text:p>0.178740442</text:p>
          </table:table-cell>
          <table:table-cell office:value-type="float" office:value="0.121709071340433" table:style-name="ce1">
            <text:p>0.121709071</text:p>
          </table:table-cell>
          <table:table-cell office:value-type="float" office:value="8.8614994716245093E-2" table:style-name="ce1">
            <text:p>0.088614995</text:p>
          </table:table-cell>
          <table:table-cell office:value-type="float" office:value="7.1343399567211904E-2" table:style-name="ce1">
            <text:p>0.0713434</text:p>
          </table:table-cell>
          <table:table-cell office:value-type="float" office:value="2.0091768545436701" table:style-name="ce1">
            <text:p>2.009176855</text:p>
          </table:table-cell>
          <table:table-cell office:value-type="float" office:value="2.6745785560391599E-2" table:style-name="ce1">
            <text:p>0.026745786</text:p>
          </table:table-cell>
          <table:table-cell office:value-type="float" office:value="95.461888548257406" table:style-name="ce1">
            <text:p>95.46188855</text:p>
          </table:table-cell>
          <table:table-cell office:value-type="float" office:value="56.179786861779" table:style-name="ce1">
            <text:p>56.17978686</text:p>
          </table:table-cell>
          <table:table-cell office:value-type="float" office:value="3.7015693659761499" table:style-name="ce1">
            <text:p>3.701569366</text:p>
          </table:table-cell>
          <table:table-cell office:value-type="float" office:value="47.854838709677502" table:style-name="ce1">
            <text:p>47.85483871</text:p>
          </table:table-cell>
          <table:table-cell office:value-type="float" office:value="1.35854681241241E-2" table:style-name="ce1">
            <text:p>0.013585468</text:p>
          </table:table-cell>
          <table:table-cell office:value-type="float" office:value="1.00939875064163E-2" table:style-name="ce1">
            <text:p>0.010093988</text:p>
          </table:table-cell>
          <table:table-cell office:value-type="float" office:value="1.2294981838020099E-2" table:style-name="ce1">
            <text:p>0.012294982</text:p>
          </table:table-cell>
          <table:table-cell office:value-type="float" office:value="1.3458970615416901" table:style-name="ce1">
            <text:p>1.345897062</text:p>
          </table:table-cell>
          <table:table-cell office:value-type="string" table:style-name="ce1">
            <text:p>F6_S6_4_BDOC_VM_A</text:p>
          </table:table-cell>
          <table:table-cell office:value-type="float" office:value="4.8040279138103896" table:style-name="ce1">
            <text:p>4.804027914</text:p>
          </table:table-cell>
          <table:table-cell office:value-type="float" office:value="0.53009367725999801" table:style-name="ce1">
            <text:p>0.530093677</text:p>
          </table:table-cell>
          <table:table-cell office:value-type="float" office:value="0.25286869421404401" table:style-name="ce1">
            <text:p>0.252868694</text:p>
          </table:table-cell>
          <table:table-cell office:value-type="float" office:value="2.8421709430404001E-14" table:style-name="ce1">
            <text:p>2.84217E-14</text:p>
          </table:table-cell>
          <table:table-cell office:value-type="float" office:value="0.101311447844651" table:style-name="ce1">
            <text:p>0.101311448</text:p>
          </table:table-cell>
          <table:table-cell office:value-type="float" office:value="8.7326042297309697E-2" table:style-name="ce1">
            <text:p>0.087326042</text:p>
          </table:table-cell>
          <table:table-cell office:value-type="float" office:value="3.0550095989879198" table:style-name="ce1">
            <text:p>3.055009599</text:p>
          </table:table-cell>
          <table:table-cell office:value-type="float" office:value="0" table:style-name="ce1">
            <text:p>0</text:p>
          </table:table-cell>
          <table:table-cell office:value-type="float" office:value="108.255489912569" table:style-name="ce1">
            <text:p>108.2554899</text:p>
          </table:table-cell>
          <table:table-cell office:value-type="float" office:value="64.851760909631395" table:style-name="ce1">
            <text:p>64.85176091</text:p>
          </table:table-cell>
          <table:table-cell office:value-type="float" office:value="3.63146645413708" table:style-name="ce1">
            <text:p>3.631466454</text:p>
          </table:table-cell>
          <table:table-cell office:value-type="float" office:value="21.822033898305101" table:style-name="ce1">
            <text:p>21.8220339</text:p>
          </table:table-cell>
          <table:table-cell office:value-type="float" office:value="1.30404459914441E-2" table:style-name="ce1">
            <text:p>0.013040446</text:p>
          </table:table-cell>
          <table:table-cell office:value-type="float" office:value="1.0100914495781901E-2" table:style-name="ce1">
            <text:p>0.010100914</text:p>
          </table:table-cell>
          <table:table-cell office:value-type="float" office:value="1.2257343369022001E-2" table:style-name="ce1">
            <text:p>0.012257343</text:p>
          </table:table-cell>
          <table:table-cell office:value-type="float" office:value="1.29101637251654" table:style-name="ce1">
            <text:p>1.291016373</text:p>
          </table:table-cell>
          <table:table-cell office:value-type="string" table:style-name="ce1">
            <text:p>F6_S6_4_DOC_VM_A</text:p>
          </table:table-cell>
          <table:table-cell office:value-type="float" office:value="1.2944388979067301" table:style-name="ce1">
            <text:p>1.294438898</text:p>
          </table:table-cell>
          <table:table-cell office:value-type="float" office:value="0.82339034541851797" table:style-name="ce1">
            <text:p>0.823390345</text:p>
          </table:table-cell>
          <table:table-cell office:value-type="float" office:value="1.2959489272718601" table:style-name="ce1">
            <text:p>1.295948927</text:p>
          </table:table-cell>
          <table:table-cell office:value-type="float" office:value="0.33562234015955" table:style-name="ce1">
            <text:p>0.33562234</text:p>
          </table:table-cell>
          <table:table-cell office:value-type="float" office:value="4.00085196578151E-2" table:style-name="ce1">
            <text:p>0.04000852</text:p>
          </table:table-cell>
          <table:table-cell office:value-type="float" office:value="0.34159387057911472" table:style-name="ce1">
            <text:p>0.341593871</text:p>
          </table:table-cell>
          <table:table-cell office:value-type="float" office:value="0.21728727060336853" table:style-name="ce1">
            <text:p>0.217287271</text:p>
          </table:table-cell>
          <table:table-cell office:value-type="float" office:value="0.34199235734921796" table:style-name="ce1">
            <text:p>0.341992357</text:p>
          </table:table-cell>
          <table:table-cell office:value-type="float" office:value="8.8568517535527358E-2" table:style-name="ce1">
            <text:p>0.088568518</text:p>
          </table:table-cell>
          <table:table-cell office:value-type="float" office:value="1.0557983932771464E-2" table:style-name="ce1">
            <text:p>0.010557984</text:p>
          </table:table-cell>
          <table:table-cell office:value-type="string" table:style-name="ce1">
            <text:p>F6_S6_4_BDOC_VM_A</text:p>
          </table:table-cell>
          <table:table-cell office:value-type="float" office:value="1.5909730249359699" table:style-name="ce1">
            <text:p>1.590973025</text:p>
          </table:table-cell>
          <table:table-cell office:value-type="float" office:value="1.11943237796599" table:style-name="ce1">
            <text:p>1.119432378</text:p>
          </table:table-cell>
          <table:table-cell office:value-type="float" office:value="1.3066587837150201" table:style-name="ce1">
            <text:p>1.306658784</text:p>
          </table:table-cell>
          <table:table-cell office:value-type="float" office:value="0.43630831283224297" table:style-name="ce1">
            <text:p>0.436308313</text:p>
          </table:table-cell>
          <table:table-cell office:value-type="float" office:value="4.12630274997089E-2" table:style-name="ce1">
            <text:p>0.041263027</text:p>
          </table:table-cell>
          <table:table-cell office:value-type="float" office:value="0.35397153237382989" table:style-name="ce1">
            <text:p>0.353971532</text:p>
          </table:table-cell>
          <table:table-cell office:value-type="float" office:value="0.24905965595076582" table:style-name="ce1">
            <text:p>0.249059656</text:p>
          </table:table-cell>
          <table:table-cell office:value-type="float" office:value="0.29071518166057209" table:style-name="ce1">
            <text:p>0.290715182</text:p>
          </table:table-cell>
          <table:table-cell office:value-type="float" office:value="9.7073124220245652E-2" table:style-name="ce1">
            <text:p>0.097073124</text:p>
          </table:table-cell>
          <table:table-cell office:value-type="float" office:value="9.1805057945864733E-3" table:style-name="ce1">
            <text:p>0.009180506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.39999961853027" table:style-name="ce1">
            <text:p>12.3999996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30000019073486" table:style-name="ce1">
            <text:p>11.30000019</text:p>
          </table:table-cell>
          <table:table-cell office:value-type="float" office:value="8.1000003814697266" table:style-name="ce1">
            <text:p>8.100000381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E<text:s text:c="7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994.29998779296875" table:style-name="ce1">
            <text:p>994.299987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6_4_DOC_VM_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15809999999999999" table:style-name="ce1">
            <text:p>0.1581</text:p>
          </table:table-cell>
          <table:table-cell table:style-name="ce1"/>
          <table:table-cell office:value-type="string" table:style-name="ce1">
            <text:p>F6_S6_4_BDOC_VM_B</text:p>
          </table:table-cell>
          <table:table-cell office:value-type="float" office:value="0.12089999999999999" table:style-name="ce1">
            <text:p>0.1209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4_DOC_VM_B</text:p>
          </table:table-cell>
          <table:table-cell office:value-type="float" office:value="0" table:style-name="ce1">
            <text:p>0</text:p>
          </table:table-cell>
          <table:table-cell office:value-type="float" office:value="0.36906783138420002" table:style-name="ce1">
            <text:p>0.369067831</text:p>
          </table:table-cell>
          <table:table-cell office:value-type="float" office:value="0.111796186299898" table:style-name="ce1">
            <text:p>0.111796186</text:p>
          </table:table-cell>
          <table:table-cell office:value-type="float" office:value="2.4641801626330601E-3" table:style-name="ce1">
            <text:p>0.00246418</text:p>
          </table:table-cell>
          <table:table-cell office:value-type="float" office:value="8.3368254210398604E-2" table:style-name="ce1">
            <text:p>0.083368254</text:p>
          </table:table-cell>
          <table:table-cell office:value-type="float" office:value="6.2297400008532101E-2" table:style-name="ce1">
            <text:p>0.0622974</text:p>
          </table:table-cell>
          <table:table-cell office:value-type="float" office:value="3.3571344480296599" table:style-name="ce1">
            <text:p>3.357134448</text:p>
          </table:table-cell>
          <table:table-cell office:value-type="float" office:value="0.15235194882352701" table:style-name="ce1">
            <text:p>0.152351949</text:p>
          </table:table-cell>
          <table:table-cell office:value-type="float" office:value="84.068478214304506" table:style-name="ce1">
            <text:p>84.06847821</text:p>
          </table:table-cell>
          <table:table-cell office:value-type="float" office:value="48.792874589635701" table:style-name="ce1">
            <text:p>48.79287459</text:p>
          </table:table-cell>
          <table:table-cell office:value-type="float" office:value="3.9278184110971002" table:style-name="ce1">
            <text:p>3.927818411</text:p>
          </table:table-cell>
          <table:table-cell office:value-type="float" office:value="46.263513513513502" table:style-name="ce1">
            <text:p>46.26351351</text:p>
          </table:table-cell>
          <table:table-cell office:value-type="float" office:value="1.3903795233033299E-2" table:style-name="ce1">
            <text:p>0.013903795</text:p>
          </table:table-cell>
          <table:table-cell office:value-type="float" office:value="1.08136301986477E-2" table:style-name="ce1">
            <text:p>0.01081363</text:p>
          </table:table-cell>
          <table:table-cell office:value-type="float" office:value="1.3167959588205999E-2" table:style-name="ce1">
            <text:p>0.01316796</text:p>
          </table:table-cell>
          <table:table-cell office:value-type="float" office:value="1.2857657398689299" table:style-name="ce1">
            <text:p>1.28576574</text:p>
          </table:table-cell>
          <table:table-cell office:value-type="string" table:style-name="ce1">
            <text:p>F6_S6_4_BDOC_VM_B</text:p>
          </table:table-cell>
          <table:table-cell office:value-type="float" office:value="16.457353970198898" table:style-name="ce1">
            <text:p>16.45735397</text:p>
          </table:table-cell>
          <table:table-cell office:value-type="float" office:value="0.37969865964006999" table:style-name="ce1">
            <text:p>0.37969866</text:p>
          </table:table-cell>
          <table:table-cell office:value-type="float" office:value="8.3053787472522303E-2" table:style-name="ce1">
            <text:p>0.083053787</text:p>
          </table:table-cell>
          <table:table-cell office:value-type="float" office:value="3.2228318755040099E-2" table:style-name="ce1">
            <text:p>0.032228319</text:p>
          </table:table-cell>
          <table:table-cell office:value-type="float" office:value="8.5697075455518898E-2" table:style-name="ce1">
            <text:p>0.085697075</text:p>
          </table:table-cell>
          <table:table-cell office:value-type="float" office:value="8.3341436525749699E-2" table:style-name="ce1">
            <text:p>0.083341437</text:p>
          </table:table-cell>
          <table:table-cell office:value-type="float" office:value="2.67613471340939" table:style-name="ce1">
            <text:p>2.676134713</text:p>
          </table:table-cell>
          <table:table-cell office:value-type="float" office:value="0" table:style-name="ce1">
            <text:p>0</text:p>
          </table:table-cell>
          <table:table-cell office:value-type="float" office:value="89.936780794163596" table:style-name="ce1">
            <text:p>89.93678079</text:p>
          </table:table-cell>
          <table:table-cell office:value-type="float" office:value="52.680953989519999" table:style-name="ce1">
            <text:p>52.68095399</text:p>
          </table:table-cell>
          <table:table-cell office:value-type="float" office:value="3.8056253139126102" table:style-name="ce1">
            <text:p>3.805625314</text:p>
          </table:table-cell>
          <table:table-cell office:value-type="float" office:value="31.492000000000001" table:style-name="ce1">
            <text:p>31.492</text:p>
          </table:table-cell>
          <table:table-cell office:value-type="float" office:value="1.3535672621976899E-2" table:style-name="ce1">
            <text:p>0.013535673</text:p>
          </table:table-cell>
          <table:table-cell office:value-type="float" office:value="1.04729767485043E-2" table:style-name="ce1">
            <text:p>0.010472977</text:p>
          </table:table-cell>
          <table:table-cell office:value-type="float" office:value="1.2727037750787601E-2" table:style-name="ce1">
            <text:p>0.012727038</text:p>
          </table:table-cell>
          <table:table-cell office:value-type="float" office:value="1.2924379521715199" table:style-name="ce1">
            <text:p>1.292437952</text:p>
          </table:table-cell>
          <table:table-cell office:value-type="string" table:style-name="ce1">
            <text:p>F6_S6_4_DOC_VM_B</text:p>
          </table:table-cell>
          <table:table-cell office:value-type="float" office:value="1.17177827398281" table:style-name="ce1">
            <text:p>1.171778274</text:p>
          </table:table-cell>
          <table:table-cell office:value-type="float" office:value="0.81486431558587202" table:style-name="ce1">
            <text:p>0.814864316</text:p>
          </table:table-cell>
          <table:table-cell office:value-type="float" office:value="0.89747359283888195" table:style-name="ce1">
            <text:p>0.897473593</text:p>
          </table:table-cell>
          <table:table-cell office:value-type="float" office:value="0.313293516408852" table:style-name="ce1">
            <text:p>0.313293516</text:p>
          </table:table-cell>
          <table:table-cell office:value-type="float" office:value="0" table:style-name="ce1">
            <text:p>0</text:p>
          </table:table-cell>
          <table:table-cell office:value-type="float" office:value="0.36647736272788772" table:style-name="ce1">
            <text:p>0.366477363</text:p>
          </table:table-cell>
          <table:table-cell office:value-type="float" office:value="0.25485139295333659" table:style-name="ce1">
            <text:p>0.254851393</text:p>
          </table:table-cell>
          <table:table-cell office:value-type="float" office:value="0.28068770579231661" table:style-name="ce1">
            <text:p>0.280687706</text:p>
          </table:table-cell>
          <table:table-cell office:value-type="float" office:value="9.798353852645901E-2" table:style-name="ce1">
            <text:p>0.0979835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6_4_BDOC_VM_B</text:p>
          </table:table-cell>
          <table:table-cell office:value-type="float" office:value="1.29165950225492" table:style-name="ce1">
            <text:p>1.291659502</text:p>
          </table:table-cell>
          <table:table-cell office:value-type="float" office:value="0.86045929597609305" table:style-name="ce1">
            <text:p>0.860459296</text:p>
          </table:table-cell>
          <table:table-cell office:value-type="float" office:value="0.970902886655716" table:style-name="ce1">
            <text:p>0.970902887</text:p>
          </table:table-cell>
          <table:table-cell office:value-type="float" office:value="0.344854602084958" table:style-name="ce1">
            <text:p>0.344854602</text:p>
          </table:table-cell>
          <table:table-cell office:value-type="float" office:value="0" table:style-name="ce1">
            <text:p>0</text:p>
          </table:table-cell>
          <table:table-cell office:value-type="float" office:value="0.37246412367923826" table:style-name="ce1">
            <text:p>0.372464124</text:p>
          </table:table-cell>
          <table:table-cell office:value-type="float" office:value="0.24812283506442112" table:style-name="ce1">
            <text:p>0.248122835</text:p>
          </table:table-cell>
          <table:table-cell office:value-type="float" office:value="0.27997045059054115" table:style-name="ce1">
            <text:p>0.279970451</text:p>
          </table:table-cell>
          <table:table-cell office:value-type="float" office:value="9.9442590665799455E-2" table:style-name="ce1">
            <text:p>0.09944259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.39999961853027" table:style-name="ce1">
            <text:p>12.3999996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30000019073486" table:style-name="ce1">
            <text:p>11.30000019</text:p>
          </table:table-cell>
          <table:table-cell office:value-type="float" office:value="8.1000003814697266" table:style-name="ce1">
            <text:p>8.100000381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E<text:s text:c="7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994.29998779296875" table:style-name="ce1">
            <text:p>994.299987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7_4_DOC_VM_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2122" table:style-name="ce1">
            <text:p>0.2122</text:p>
          </table:table-cell>
          <table:table-cell office:value-type="float" office:value="0.20255000000000001" table:style-name="ce1">
            <text:p>0.20255</text:p>
          </table:table-cell>
          <table:table-cell office:value-type="string" table:style-name="ce1">
            <text:p>F6_S7_4_BDOC_VM_A</text:p>
          </table:table-cell>
          <table:table-cell office:value-type="float" office:value="0.1525" table:style-name="ce1">
            <text:p>0.1525</text:p>
          </table:table-cell>
          <table:table-cell office:value-type="float" office:value="0.14229999999999998" table:style-name="ce1">
            <text:p>0.1423</text:p>
          </table:table-cell>
          <table:table-cell office:value-type="float" office:value="6.0250000000000026E-2" table:style-name="ce1">
            <text:p>0.06025</text:p>
          </table:table-cell>
          <table:table-cell office:value-type="float" office:value="29.745741792150099" table:style-name="ce1">
            <text:p>29.74574179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4_DOC_VM_A</text:p>
          </table:table-cell>
          <table:table-cell office:value-type="float" office:value="3.06544637282517" table:style-name="ce1">
            <text:p>3.065446373</text:p>
          </table:table-cell>
          <table:table-cell office:value-type="float" office:value="0.58347619739697598" table:style-name="ce1">
            <text:p>0.583476197</text:p>
          </table:table-cell>
          <table:table-cell office:value-type="float" office:value="0.13745106792237" table:style-name="ce1">
            <text:p>0.137451068</text:p>
          </table:table-cell>
          <table:table-cell office:value-type="float" office:value="4.7894620302379599E-2" table:style-name="ce1">
            <text:p>0.04789462</text:p>
          </table:table-cell>
          <table:table-cell office:value-type="float" office:value="8.5978436282911005E-2" table:style-name="ce1">
            <text:p>0.085978436</text:p>
          </table:table-cell>
          <table:table-cell office:value-type="float" office:value="7.5543423025869999E-2" table:style-name="ce1">
            <text:p>0.075543423</text:p>
          </table:table-cell>
          <table:table-cell office:value-type="float" office:value="1.35160413637694" table:style-name="ce1">
            <text:p>1.351604136</text:p>
          </table:table-cell>
          <table:table-cell office:value-type="float" office:value="2.5874641245408202E-3" table:style-name="ce1">
            <text:p>0.002587464</text:p>
          </table:table-cell>
          <table:table-cell office:value-type="float" office:value="101.20848305891499" table:style-name="ce1">
            <text:p>101.2084831</text:p>
          </table:table-cell>
          <table:table-cell office:value-type="float" office:value="59.071175857124402" table:style-name="ce1">
            <text:p>59.07117586</text:p>
          </table:table-cell>
          <table:table-cell office:value-type="float" office:value="3.7773347831339898" table:style-name="ce1">
            <text:p>3.777334783</text:p>
          </table:table-cell>
          <table:table-cell office:value-type="float" office:value="32.425531914893597" table:style-name="ce1">
            <text:p>32.42553191</text:p>
          </table:table-cell>
          <table:table-cell office:value-type="float" office:value="1.3712076963974199E-2" table:style-name="ce1">
            <text:p>0.013712077</text:p>
          </table:table-cell>
          <table:table-cell office:value-type="float" office:value="1.02594310040916E-2" table:style-name="ce1">
            <text:p>0.010259431</text:p>
          </table:table-cell>
          <table:table-cell office:value-type="float" office:value="1.2506971489185101E-2" table:style-name="ce1">
            <text:p>0.012506971</text:p>
          </table:table-cell>
          <table:table-cell office:value-type="float" office:value="1.3365338641592901" table:style-name="ce1">
            <text:p>1.336533864</text:p>
          </table:table-cell>
          <table:table-cell office:value-type="string" table:style-name="ce1">
            <text:p>F6_S7_4_BDOC_VM_A</text:p>
          </table:table-cell>
          <table:table-cell office:value-type="float" office:value="3.5885523420266301" table:style-name="ce1">
            <text:p>3.588552342</text:p>
          </table:table-cell>
          <table:table-cell office:value-type="float" office:value="0.42984040263365803" table:style-name="ce1">
            <text:p>0.429840403</text:p>
          </table:table-cell>
          <table:table-cell office:value-type="float" office:value="5.7576637748809403E-2" table:style-name="ce1">
            <text:p>0.057576638</text:p>
          </table:table-cell>
          <table:table-cell office:value-type="float" office:value="7.1054273576010003E-15" table:style-name="ce1">
            <text:p>7.10543E-15</text:p>
          </table:table-cell>
          <table:table-cell office:value-type="float" office:value="5.2555878019600002E-2" table:style-name="ce1">
            <text:p>0.052555878</text:p>
          </table:table-cell>
          <table:table-cell office:value-type="float" office:value="6.3424533906484698E-2" table:style-name="ce1">
            <text:p>0.063424534</text:p>
          </table:table-cell>
          <table:table-cell office:value-type="float" office:value="2.2278007234143602" table:style-name="ce1">
            <text:p>2.227800723</text:p>
          </table:table-cell>
          <table:table-cell office:value-type="float" office:value="1.03088992730415E-15" table:style-name="ce1">
            <text:p>1.03089E-15</text:p>
          </table:table-cell>
          <table:table-cell office:value-type="float" office:value="82.538903831101294" table:style-name="ce1">
            <text:p>82.53890383</text:p>
          </table:table-cell>
          <table:table-cell office:value-type="float" office:value="47.792894777821203" table:style-name="ce1">
            <text:p>47.79289478</text:p>
          </table:table-cell>
          <table:table-cell office:value-type="float" office:value="3.9226193528537001" table:style-name="ce1">
            <text:p>3.922619353</text:p>
          </table:table-cell>
          <table:table-cell office:value-type="float" office:value="49.043165467625997" table:style-name="ce1">
            <text:p>49.04316547</text:p>
          </table:table-cell>
          <table:table-cell office:value-type="float" office:value="1.3934640932796999E-2" table:style-name="ce1">
            <text:p>0.013934641</text:p>
          </table:table-cell>
          <table:table-cell office:value-type="float" office:value="1.0728056391759E-2" table:style-name="ce1">
            <text:p>0.010728056</text:p>
          </table:table-cell>
          <table:table-cell office:value-type="float" office:value="1.30761317626025E-2" table:style-name="ce1">
            <text:p>0.013076132</text:p>
          </table:table-cell>
          <table:table-cell office:value-type="float" office:value="1.2988970624260701" table:style-name="ce1">
            <text:p>1.298897062</text:p>
          </table:table-cell>
          <table:table-cell office:value-type="string" table:style-name="ce1">
            <text:p>F6_S7_4_DOC_VM_A</text:p>
          </table:table-cell>
          <table:table-cell office:value-type="float" office:value="1.37484988247079" table:style-name="ce1">
            <text:p>1.374849882</text:p>
          </table:table-cell>
          <table:table-cell office:value-type="float" office:value="0.88445247375661296" table:style-name="ce1">
            <text:p>0.884452474</text:p>
          </table:table-cell>
          <table:table-cell office:value-type="float" office:value="1.3783013228990699" table:style-name="ce1">
            <text:p>1.378301323</text:p>
          </table:table-cell>
          <table:table-cell office:value-type="float" office:value="0.35995304951446999" table:style-name="ce1">
            <text:p>0.35995305</text:p>
          </table:table-cell>
          <table:table-cell office:value-type="float" office:value="0" table:style-name="ce1">
            <text:p>0</text:p>
          </table:table-cell>
          <table:table-cell office:value-type="float" office:value="0.34392254464346289" table:style-name="ce1">
            <text:p>0.343922545</text:p>
          </table:table-cell>
          <table:table-cell office:value-type="float" office:value="0.2212482608238813" table:style-name="ce1">
            <text:p>0.221248261</text:p>
          </table:table-cell>
          <table:table-cell office:value-type="float" office:value="0.34478593212300801" table:style-name="ce1">
            <text:p>0.344785932</text:p>
          </table:table-cell>
          <table:table-cell office:value-type="float" office:value="9.0043262409647898E-2" table:style-name="ce1">
            <text:p>0.0900432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7_4_BDOC_VM_A</text:p>
          </table:table-cell>
          <table:table-cell office:value-type="float" office:value="1.16472367721425" table:style-name="ce1">
            <text:p>1.164723677</text:p>
          </table:table-cell>
          <table:table-cell office:value-type="float" office:value="0.73035606664457997" table:style-name="ce1">
            <text:p>0.730356067</text:p>
          </table:table-cell>
          <table:table-cell office:value-type="float" office:value="0.76570875803878402" table:style-name="ce1">
            <text:p>0.765708758</text:p>
          </table:table-cell>
          <table:table-cell office:value-type="float" office:value="0.30384597003267999" table:style-name="ce1">
            <text:p>0.30384597</text:p>
          </table:table-cell>
          <table:table-cell office:value-type="float" office:value="0" table:style-name="ce1">
            <text:p>0</text:p>
          </table:table-cell>
          <table:table-cell office:value-type="float" office:value="0.39287260815526115" table:style-name="ce1">
            <text:p>0.392872608</text:p>
          </table:table-cell>
          <table:table-cell office:value-type="float" office:value="0.24635619451899582" table:style-name="ce1">
            <text:p>0.246356195</text:p>
          </table:table-cell>
          <table:table-cell office:value-type="float" office:value="0.25828100067264809" table:style-name="ce1">
            <text:p>0.258281001</text:p>
          </table:table-cell>
          <table:table-cell office:value-type="float" office:value="0.10249019665309489" table:style-name="ce1">
            <text:p>0.102490197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.39999961853027" table:style-name="ce1">
            <text:p>12.3999996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30000019073486" table:style-name="ce1">
            <text:p>11.30000019</text:p>
          </table:table-cell>
          <table:table-cell office:value-type="float" office:value="8.1000003814697266" table:style-name="ce1">
            <text:p>8.100000381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E<text:s text:c="7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994.29998779296875" table:style-name="ce1">
            <text:p>994.299987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7_4_DOC_VM_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19289999999999999" table:style-name="ce1">
            <text:p>0.1929</text:p>
          </table:table-cell>
          <table:table-cell table:style-name="ce1"/>
          <table:table-cell office:value-type="string" table:style-name="ce1">
            <text:p>F6_S7_4_BDOC_VM_B</text:p>
          </table:table-cell>
          <table:table-cell office:value-type="float" office:value="0.1321" table:style-name="ce1">
            <text:p>0.1321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4_DOC_VM_B</text:p>
          </table:table-cell>
          <table:table-cell office:value-type="float" office:value="7.3410607012806599" table:style-name="ce1">
            <text:p>7.341060701</text:p>
          </table:table-cell>
          <table:table-cell office:value-type="float" office:value="0.45545138508350602" table:style-name="ce1">
            <text:p>0.455451385</text:p>
          </table:table-cell>
          <table:table-cell office:value-type="float" office:value="0.216953230949855" table:style-name="ce1">
            <text:p>0.216953231</text:p>
          </table:table-cell>
          <table:table-cell office:value-type="float" office:value="1.30511581661352E-2" table:style-name="ce1">
            <text:p>0.013051158</text:p>
          </table:table-cell>
          <table:table-cell office:value-type="float" office:value="8.5289119293008794E-2" table:style-name="ce1">
            <text:p>0.085289119</text:p>
          </table:table-cell>
          <table:table-cell office:value-type="float" office:value="6.6888258035589801E-2" table:style-name="ce1">
            <text:p>0.066888258</text:p>
          </table:table-cell>
          <table:table-cell office:value-type="float" office:value="2.2773834094827201" table:style-name="ce1">
            <text:p>2.277383409</text:p>
          </table:table-cell>
          <table:table-cell office:value-type="float" office:value="2.4288790158845499E-3" table:style-name="ce1">
            <text:p>0.002428879</text:p>
          </table:table-cell>
          <table:table-cell office:value-type="float" office:value="87.157231646192201" table:style-name="ce1">
            <text:p>87.15723165</text:p>
          </table:table-cell>
          <table:table-cell office:value-type="float" office:value="50.960593984325797" table:style-name="ce1">
            <text:p>50.96059398</text:p>
          </table:table-cell>
          <table:table-cell office:value-type="float" office:value="3.7923748708798901" table:style-name="ce1">
            <text:p>3.792374871</text:p>
          </table:table-cell>
          <table:table-cell office:value-type="float" office:value="-211.21052631578999" table:style-name="ce1">
            <text:p>-211.2105263</text:p>
          </table:table-cell>
          <table:table-cell office:value-type="float" office:value="1.3718098547009E-2" table:style-name="ce1">
            <text:p>0.013718099</text:p>
          </table:table-cell>
          <table:table-cell office:value-type="float" office:value="1.0238590394452501E-2" table:style-name="ce1">
            <text:p>0.01023859</text:p>
          </table:table-cell>
          <table:table-cell office:value-type="float" office:value="1.29098125840151E-2" table:style-name="ce1">
            <text:p>0.012909813</text:p>
          </table:table-cell>
          <table:table-cell office:value-type="float" office:value="1.3398424996512901" table:style-name="ce1">
            <text:p>1.3398425</text:p>
          </table:table-cell>
          <table:table-cell office:value-type="string" table:style-name="ce1">
            <text:p>F6_S7_4_BDOC_VM_B</text:p>
          </table:table-cell>
          <table:table-cell office:value-type="float" office:value="2.9685190043301501" table:style-name="ce1">
            <text:p>2.968519004</text:p>
          </table:table-cell>
          <table:table-cell office:value-type="float" office:value="0.773729795613463" table:style-name="ce1">
            <text:p>0.773729796</text:p>
          </table:table-cell>
          <table:table-cell office:value-type="float" office:value="0.31689068425572497" table:style-name="ce1">
            <text:p>0.316890684</text:p>
          </table:table-cell>
          <table:table-cell office:value-type="float" office:value="0.14339400167375499" table:style-name="ce1">
            <text:p>0.143394002</text:p>
          </table:table-cell>
          <table:table-cell office:value-type="float" office:value="0.15283115099953201" table:style-name="ce1">
            <text:p>0.152831151</text:p>
          </table:table-cell>
          <table:table-cell office:value-type="float" office:value="0.12185988606609" table:style-name="ce1">
            <text:p>0.121859886</text:p>
          </table:table-cell>
          <table:table-cell office:value-type="float" office:value="2.2224061080180202" table:style-name="ce1">
            <text:p>2.222406108</text:p>
          </table:table-cell>
          <table:table-cell office:value-type="float" office:value="2.1873822561008999E-3" table:style-name="ce1">
            <text:p>0.002187382</text:p>
          </table:table-cell>
          <table:table-cell office:value-type="float" office:value="132.64973426920301" table:style-name="ce1">
            <text:p>132.6497343</text:p>
          </table:table-cell>
          <table:table-cell office:value-type="float" office:value="79.0916050061617" table:style-name="ce1">
            <text:p>79.09160501</text:p>
          </table:table-cell>
          <table:table-cell office:value-type="float" office:value="3.6586949399886799" table:style-name="ce1">
            <text:p>3.65869494</text:p>
          </table:table-cell>
          <table:table-cell office:value-type="float" office:value="25.885654885654901" table:style-name="ce1">
            <text:p>25.88565489</text:p>
          </table:table-cell>
          <table:table-cell office:value-type="float" office:value="1.3178525984900999E-2" table:style-name="ce1">
            <text:p>0.013178526</text:p>
          </table:table-cell>
          <table:table-cell office:value-type="float" office:value="1.0126372935374E-2" table:style-name="ce1">
            <text:p>0.010126373</text:p>
          </table:table-cell>
          <table:table-cell office:value-type="float" office:value="1.2313522231580699E-2" table:style-name="ce1">
            <text:p>0.012313522</text:p>
          </table:table-cell>
          <table:table-cell office:value-type="float" office:value="1.30140634450318" table:style-name="ce1">
            <text:p>1.301406345</text:p>
          </table:table-cell>
          <table:table-cell office:value-type="string" table:style-name="ce1">
            <text:p>F6_S7_4_DOC_VM_B</text:p>
          </table:table-cell>
          <table:table-cell office:value-type="float" office:value="1.1451234796535199" table:style-name="ce1">
            <text:p>1.14512348</text:p>
          </table:table-cell>
          <table:table-cell office:value-type="float" office:value="0.82186034594363999" table:style-name="ce1">
            <text:p>0.821860346</text:p>
          </table:table-cell>
          <table:table-cell office:value-type="float" office:value="0.75340605689210405" table:style-name="ce1">
            <text:p>0.753406057</text:p>
          </table:table-cell>
          <table:table-cell office:value-type="float" office:value="0.31832644330722898" table:style-name="ce1">
            <text:p>0.318326443</text:p>
          </table:table-cell>
          <table:table-cell office:value-type="float" office:value="0.119175016861371" table:style-name="ce1">
            <text:p>0.119175017</text:p>
          </table:table-cell>
          <table:table-cell office:value-type="float" office:value="0.362622824979696" table:style-name="ce1">
            <text:p>0.362622825</text:p>
          </table:table-cell>
          <table:table-cell office:value-type="float" office:value="0.26025605594520385" table:style-name="ce1">
            <text:p>0.260256056</text:p>
          </table:table-cell>
          <table:table-cell office:value-type="float" office:value="0.23857884111300484" table:style-name="ce1">
            <text:p>0.238578841</text:p>
          </table:table-cell>
          <table:table-cell office:value-type="float" office:value="0.10080348206005943" table:style-name="ce1">
            <text:p>0.100803482</text:p>
          </table:table-cell>
          <table:table-cell office:value-type="float" office:value="3.773879590203582E-2" table:style-name="ce1">
            <text:p>0.037738796</text:p>
          </table:table-cell>
          <table:table-cell office:value-type="string" table:style-name="ce1">
            <text:p>F6_S7_4_BDOC_VM_B</text:p>
          </table:table-cell>
          <table:table-cell office:value-type="float" office:value="2.0380951303091002" table:style-name="ce1">
            <text:p>2.03809513</text:p>
          </table:table-cell>
          <table:table-cell office:value-type="float" office:value="1.4051420774561501" table:style-name="ce1">
            <text:p>1.405142077</text:p>
          </table:table-cell>
          <table:table-cell office:value-type="float" office:value="1.82055819290204" table:style-name="ce1">
            <text:p>1.820558193</text:p>
          </table:table-cell>
          <table:table-cell office:value-type="float" office:value="0.55526241254082898" table:style-name="ce1">
            <text:p>0.555262413</text:p>
          </table:table-cell>
          <table:table-cell office:value-type="float" office:value="0.17910659372851101" table:style-name="ce1">
            <text:p>0.179106594</text:p>
          </table:table-cell>
          <table:table-cell office:value-type="float" office:value="0.33978647333376311" table:style-name="ce1">
            <text:p>0.339786473</text:p>
          </table:table-cell>
          <table:table-cell office:value-type="float" office:value="0.23426201453083897" table:style-name="ce1">
            <text:p>0.234262015</text:p>
          </table:table-cell>
          <table:table-cell office:value-type="float" office:value="0.30351922178002316" table:style-name="ce1">
            <text:p>0.303519222</text:p>
          </table:table-cell>
          <table:table-cell office:value-type="float" office:value="9.2572056194173483E-2" table:style-name="ce1">
            <text:p>0.092572056</text:p>
          </table:table-cell>
          <table:table-cell office:value-type="float" office:value="2.9860234161201319E-2" table:style-name="ce1">
            <text:p>0.029860234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.39999961853027" table:style-name="ce1">
            <text:p>12.39999962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1.30000019073486" table:style-name="ce1">
            <text:p>11.30000019</text:p>
          </table:table-cell>
          <table:table-cell office:value-type="float" office:value="8.1000003814697266" table:style-name="ce1">
            <text:p>8.100000381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E<text:s text:c="7"/></text:p>
          </table:table-cell>
          <table:table-cell office:value-type="float" office:value="1.700000047683716" table:style-name="ce1">
            <text:p>1.700000048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3.4000000953674321" table:style-name="ce1">
            <text:p>3.400000095</text:p>
          </table:table-cell>
          <table:table-cell office:value-type="float" office:value="994.29998779296875" table:style-name="ce1">
            <text:p>994.2999878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8_4_DOC_NM_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6180" table:style-name="ce1">
            <text:p>6180</text:p>
          </table:table-cell>
          <table:table-cell office:value-type="float" office:value="0.62809999999999999" table:style-name="ce1">
            <text:p>0.6281</text:p>
          </table:table-cell>
          <table:table-cell office:value-type="float" office:value="0.62809999999999999" table:style-name="ce1">
            <text:p>0.6281</text:p>
          </table:table-cell>
          <table:table-cell office:value-type="string" table:style-name="ce1">
            <text:p>F6_S8_4_BDOC_NM_B</text:p>
          </table:table-cell>
          <table:table-cell office:value-type="float" office:value="0.1661" table:style-name="ce1">
            <text:p>0.1661</text:p>
          </table:table-cell>
          <table:table-cell office:value-type="float" office:value="0.1661" table:style-name="ce1">
            <text:p>0.1661</text:p>
          </table:table-cell>
          <table:table-cell office:value-type="float" office:value="0.46199999999999997" table:style-name="ce1">
            <text:p>0.462</text:p>
          </table:table-cell>
          <table:table-cell office:value-type="float" office:value="73.555166374781081" table:style-name="ce1">
            <text:p>73.55516637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8_4_DOC_NM_B</text:p>
          </table:table-cell>
          <table:table-cell office:value-type="float" office:value="4.9694672244139504" table:style-name="ce1">
            <text:p>4.969467224</text:p>
          </table:table-cell>
          <table:table-cell office:value-type="float" office:value="0.41267248421064601" table:style-name="ce1">
            <text:p>0.412672484</text:p>
          </table:table-cell>
          <table:table-cell office:value-type="float" office:value="0.131652192373963" table:style-name="ce1">
            <text:p>0.131652192</text:p>
          </table:table-cell>
          <table:table-cell office:value-type="float" office:value="3.7739709015010298E-3" table:style-name="ce1">
            <text:p>0.003773971</text:p>
          </table:table-cell>
          <table:table-cell office:value-type="float" office:value="6.4699236682386599E-2" table:style-name="ce1">
            <text:p>0.064699237</text:p>
          </table:table-cell>
          <table:table-cell office:value-type="float" office:value="6.4210049067810401E-2" table:style-name="ce1">
            <text:p>0.064210049</text:p>
          </table:table-cell>
          <table:table-cell office:value-type="float" office:value="4.4537944742286202" table:style-name="ce1">
            <text:p>4.453794474</text:p>
          </table:table-cell>
          <table:table-cell office:value-type="float" office:value="1.5305191612057999E-15" table:style-name="ce1">
            <text:p>1.53052E-15</text:p>
          </table:table-cell>
          <table:table-cell office:value-type="float" office:value="85.228542513536695" table:style-name="ce1">
            <text:p>85.22854251</text:p>
          </table:table-cell>
          <table:table-cell office:value-type="float" office:value="49.699654528638597" table:style-name="ce1">
            <text:p>49.69965453</text:p>
          </table:table-cell>
          <table:table-cell office:value-type="float" office:value="3.89405149452501" table:style-name="ce1">
            <text:p>3.894051495</text:p>
          </table:table-cell>
          <table:table-cell office:value-type="float" office:value="32.260273972602803" table:style-name="ce1">
            <text:p>32.26027397</text:p>
          </table:table-cell>
          <table:table-cell office:value-type="float" office:value="1.38603933676685E-2" table:style-name="ce1">
            <text:p>0.013860393</text:p>
          </table:table-cell>
          <table:table-cell office:value-type="float" office:value="1.06936693133684E-2" table:style-name="ce1">
            <text:p>0.010693669</text:p>
          </table:table-cell>
          <table:table-cell office:value-type="float" office:value="1.3112756933204E-2" table:style-name="ce1">
            <text:p>0.013112757</text:p>
          </table:table-cell>
          <table:table-cell office:value-type="float" office:value="1.2961307257127599" table:style-name="ce1">
            <text:p>1.296130726</text:p>
          </table:table-cell>
          <table:table-cell office:value-type="string" table:style-name="ce1">
            <text:p>F6_S8_4_BDOC_NM_B</text:p>
          </table:table-cell>
          <table:table-cell office:value-type="float" office:value="3.64876048427183" table:style-name="ce1">
            <text:p>3.648760484</text:p>
          </table:table-cell>
          <table:table-cell office:value-type="float" office:value="0.79584041923681104" table:style-name="ce1">
            <text:p>0.795840419</text:p>
          </table:table-cell>
          <table:table-cell office:value-type="float" office:value="0.26081267319585799" table:style-name="ce1">
            <text:p>0.260812673</text:p>
          </table:table-cell>
          <table:table-cell office:value-type="float" office:value="6.8041026415414804E-2" table:style-name="ce1">
            <text:p>0.068041026</text:p>
          </table:table-cell>
          <table:table-cell office:value-type="float" office:value="0.122685974738431" table:style-name="ce1">
            <text:p>0.122685975</text:p>
          </table:table-cell>
          <table:table-cell office:value-type="float" office:value="0.115349651320182" table:style-name="ce1">
            <text:p>0.115349651</text:p>
          </table:table-cell>
          <table:table-cell office:value-type="float" office:value="2.09445574771342" table:style-name="ce1">
            <text:p>2.094455748</text:p>
          </table:table-cell>
          <table:table-cell office:value-type="float" office:value="8.6548375743676909E-3" table:style-name="ce1">
            <text:p>0.008654838</text:p>
          </table:table-cell>
          <table:table-cell office:value-type="float" office:value="128.11364163600501" table:style-name="ce1">
            <text:p>128.1136416</text:p>
          </table:table-cell>
          <table:table-cell office:value-type="float" office:value="76.374554596428695" table:style-name="ce1">
            <text:p>76.3745546</text:p>
          </table:table-cell>
          <table:table-cell office:value-type="float" office:value="3.6483229317182602" table:style-name="ce1">
            <text:p>3.648322932</text:p>
          </table:table-cell>
          <table:table-cell office:value-type="float" office:value="23.924302788844599" table:style-name="ce1">
            <text:p>23.92430279</text:p>
          </table:table-cell>
          <table:table-cell office:value-type="float" office:value="1.3133979575558201E-2" table:style-name="ce1">
            <text:p>0.01313398</text:p>
          </table:table-cell>
          <table:table-cell office:value-type="float" office:value="1.01178456078983E-2" table:style-name="ce1">
            <text:p>0.010117846</text:p>
          </table:table-cell>
          <table:table-cell office:value-type="float" office:value="1.22786290932152E-2" table:style-name="ce1">
            <text:p>0.012278629</text:p>
          </table:table-cell>
          <table:table-cell office:value-type="float" office:value="1.29810041431205" table:style-name="ce1">
            <text:p>1.298100414</text:p>
          </table:table-cell>
          <table:table-cell office:value-type="string" table:style-name="ce1">
            <text:p>F6_S8_4_DOC_NM_B</text:p>
          </table:table-cell>
          <table:table-cell office:value-type="float" office:value="1.20804557080778" table:style-name="ce1">
            <text:p>1.208045571</text:p>
          </table:table-cell>
          <table:table-cell office:value-type="float" office:value="0.774963044854734" table:style-name="ce1">
            <text:p>0.774963045</text:p>
          </table:table-cell>
          <table:table-cell office:value-type="float" office:value="0.92453473652315898" table:style-name="ce1">
            <text:p>0.924534737</text:p>
          </table:table-cell>
          <table:table-cell office:value-type="float" office:value="0.31774921913611898" table:style-name="ce1">
            <text:p>0.317749219</text:p>
          </table:table-cell>
          <table:table-cell office:value-type="float" office:value="0" table:style-name="ce1">
            <text:p>0</text:p>
          </table:table-cell>
          <table:table-cell office:value-type="float" office:value="0.3745537944524201" table:style-name="ce1">
            <text:p>0.374553794</text:p>
          </table:table-cell>
          <table:table-cell office:value-type="float" office:value="0.24027682069696332" table:style-name="ce1">
            <text:p>0.240276821</text:p>
          </table:table-cell>
          <table:table-cell office:value-type="float" office:value="0.28665143272390492" table:style-name="ce1">
            <text:p>0.286651433</text:p>
          </table:table-cell>
          <table:table-cell office:value-type="float" office:value="9.8517952126711633E-2" table:style-name="ce1">
            <text:p>0.0985179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8_4_BDOC_NM_B</text:p>
          </table:table-cell>
          <table:table-cell office:value-type="float" office:value="1.9928799141225899" table:style-name="ce1">
            <text:p>1.992879914</text:p>
          </table:table-cell>
          <table:table-cell office:value-type="float" office:value="1.3161072060904699" table:style-name="ce1">
            <text:p>1.316107206</text:p>
          </table:table-cell>
          <table:table-cell office:value-type="float" office:value="1.8035542123030399" table:style-name="ce1">
            <text:p>1.803554212</text:p>
          </table:table-cell>
          <table:table-cell office:value-type="float" office:value="0.53916586423741297" table:style-name="ce1">
            <text:p>0.539165864</text:p>
          </table:table-cell>
          <table:table-cell office:value-type="float" office:value="0" table:style-name="ce1">
            <text:p>0</text:p>
          </table:table-cell>
          <table:table-cell office:value-type="float" office:value="0.35261556282805162" table:style-name="ce1">
            <text:p>0.352615563</text:p>
          </table:table-cell>
          <table:table-cell office:value-type="float" office:value="0.23286896512375518" table:style-name="ce1">
            <text:p>0.232868965</text:p>
          </table:table-cell>
          <table:table-cell office:value-type="float" office:value="0.3191167110247764" table:style-name="ce1">
            <text:p>0.319116711</text:p>
          </table:table-cell>
          <table:table-cell office:value-type="float" office:value="9.5398761023416753E-2" table:style-name="ce1">
            <text:p>0.09539876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8.8999996185302734" table:style-name="ce1">
            <text:p>8.899999619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8.6999998092651367" table:style-name="ce1">
            <text:p>8.699999809</text:p>
          </table:table-cell>
          <table:table-cell office:value-type="float" office:value="7.5" table:style-name="ce1">
            <text:p>7.5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NE<text:s text:c="5"/>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4.9000000953674316" table:style-name="ce1">
            <text:p>4.900000095</text:p>
          </table:table-cell>
          <table:table-cell office:value-type="float" office:value="7" table:style-name="ce1">
            <text:p>7</text:p>
          </table:table-cell>
          <table:table-cell office:value-type="float" office:value="990.5" table:style-name="ce1">
            <text:p>990.5</text:p>
          </table:table-cell>
          <table:table-cell office:value-type="float" office:value="1.799999952316284" table:style-name="ce1">
            <text:p>1.799999952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8_4_DOC_NM_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date" office:date-value="2024-08-08T00:00:00" table:style-name="ce5">
            <text:p>08.08.2024</text:p>
          </table:table-cell>
          <table:table-cell table:style-name="ce8"/>
          <table:table-cell office:value-type="float" office:value="6180" table:style-name="ce1">
            <text:p>6180</text:p>
          </table:table-cell>
          <table:table-cell office:value-type="float" office:value="0.62809999999999999" table:style-name="ce1">
            <text:p>0.6281</text:p>
          </table:table-cell>
          <table:table-cell table:style-name="ce1"/>
          <table:table-cell office:value-type="string" table:style-name="ce1">
            <text:p>F6_S8_4_BDOC_NM_B</text:p>
          </table:table-cell>
          <table:table-cell office:value-type="float" office:value="0.1661" table:style-name="ce1">
            <text:p>0.1661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8_4_DOC_NM_B</text:p>
          </table:table-cell>
          <table:table-cell office:value-type="float" office:value="4.9694672244139504" table:style-name="ce1">
            <text:p>4.969467224</text:p>
          </table:table-cell>
          <table:table-cell office:value-type="float" office:value="0.41267248421064601" table:style-name="ce1">
            <text:p>0.412672484</text:p>
          </table:table-cell>
          <table:table-cell office:value-type="float" office:value="0.131652192373963" table:style-name="ce1">
            <text:p>0.131652192</text:p>
          </table:table-cell>
          <table:table-cell office:value-type="float" office:value="3.7739709015010298E-3" table:style-name="ce1">
            <text:p>0.003773971</text:p>
          </table:table-cell>
          <table:table-cell office:value-type="float" office:value="6.4699236682386599E-2" table:style-name="ce1">
            <text:p>0.064699237</text:p>
          </table:table-cell>
          <table:table-cell office:value-type="float" office:value="6.4210049067810401E-2" table:style-name="ce1">
            <text:p>0.064210049</text:p>
          </table:table-cell>
          <table:table-cell office:value-type="float" office:value="4.4537944742286202" table:style-name="ce1">
            <text:p>4.453794474</text:p>
          </table:table-cell>
          <table:table-cell office:value-type="float" office:value="1.5305191612057999E-15" table:style-name="ce1">
            <text:p>1.53052E-15</text:p>
          </table:table-cell>
          <table:table-cell office:value-type="float" office:value="85.228542513536695" table:style-name="ce1">
            <text:p>85.22854251</text:p>
          </table:table-cell>
          <table:table-cell office:value-type="float" office:value="49.699654528638597" table:style-name="ce1">
            <text:p>49.69965453</text:p>
          </table:table-cell>
          <table:table-cell office:value-type="float" office:value="3.89405149452501" table:style-name="ce1">
            <text:p>3.894051495</text:p>
          </table:table-cell>
          <table:table-cell office:value-type="float" office:value="32.260273972602803" table:style-name="ce1">
            <text:p>32.26027397</text:p>
          </table:table-cell>
          <table:table-cell office:value-type="float" office:value="1.38603933676685E-2" table:style-name="ce1">
            <text:p>0.013860393</text:p>
          </table:table-cell>
          <table:table-cell office:value-type="float" office:value="1.06936693133684E-2" table:style-name="ce1">
            <text:p>0.010693669</text:p>
          </table:table-cell>
          <table:table-cell office:value-type="float" office:value="1.3112756933204E-2" table:style-name="ce1">
            <text:p>0.013112757</text:p>
          </table:table-cell>
          <table:table-cell office:value-type="float" office:value="1.2961307257127599" table:style-name="ce1">
            <text:p>1.296130726</text:p>
          </table:table-cell>
          <table:table-cell office:value-type="string" table:style-name="ce1">
            <text:p>F6_S8_4_BDOC_NM_B</text:p>
          </table:table-cell>
          <table:table-cell office:value-type="float" office:value="3.64876048427183" table:style-name="ce1">
            <text:p>3.648760484</text:p>
          </table:table-cell>
          <table:table-cell office:value-type="float" office:value="0.79584041923681104" table:style-name="ce1">
            <text:p>0.795840419</text:p>
          </table:table-cell>
          <table:table-cell office:value-type="float" office:value="0.26081267319585799" table:style-name="ce1">
            <text:p>0.260812673</text:p>
          </table:table-cell>
          <table:table-cell office:value-type="float" office:value="6.8041026415414804E-2" table:style-name="ce1">
            <text:p>0.068041026</text:p>
          </table:table-cell>
          <table:table-cell office:value-type="float" office:value="0.122685974738431" table:style-name="ce1">
            <text:p>0.122685975</text:p>
          </table:table-cell>
          <table:table-cell office:value-type="float" office:value="0.115349651320182" table:style-name="ce1">
            <text:p>0.115349651</text:p>
          </table:table-cell>
          <table:table-cell office:value-type="float" office:value="2.09445574771342" table:style-name="ce1">
            <text:p>2.094455748</text:p>
          </table:table-cell>
          <table:table-cell office:value-type="float" office:value="8.6548375743676909E-3" table:style-name="ce1">
            <text:p>0.008654838</text:p>
          </table:table-cell>
          <table:table-cell office:value-type="float" office:value="128.11364163600501" table:style-name="ce1">
            <text:p>128.1136416</text:p>
          </table:table-cell>
          <table:table-cell office:value-type="float" office:value="76.374554596428695" table:style-name="ce1">
            <text:p>76.3745546</text:p>
          </table:table-cell>
          <table:table-cell office:value-type="float" office:value="3.6483229317182602" table:style-name="ce1">
            <text:p>3.648322932</text:p>
          </table:table-cell>
          <table:table-cell office:value-type="float" office:value="23.924302788844599" table:style-name="ce1">
            <text:p>23.92430279</text:p>
          </table:table-cell>
          <table:table-cell office:value-type="float" office:value="1.3133979575558201E-2" table:style-name="ce1">
            <text:p>0.01313398</text:p>
          </table:table-cell>
          <table:table-cell office:value-type="float" office:value="1.01178456078983E-2" table:style-name="ce1">
            <text:p>0.010117846</text:p>
          </table:table-cell>
          <table:table-cell office:value-type="float" office:value="1.22786290932152E-2" table:style-name="ce1">
            <text:p>0.012278629</text:p>
          </table:table-cell>
          <table:table-cell office:value-type="float" office:value="1.29810041431205" table:style-name="ce1">
            <text:p>1.298100414</text:p>
          </table:table-cell>
          <table:table-cell office:value-type="string" table:style-name="ce1">
            <text:p>F6_S8_4_DOC_NM_B</text:p>
          </table:table-cell>
          <table:table-cell office:value-type="float" office:value="1.20804557080778" table:style-name="ce1">
            <text:p>1.208045571</text:p>
          </table:table-cell>
          <table:table-cell office:value-type="float" office:value="0.774963044854734" table:style-name="ce1">
            <text:p>0.774963045</text:p>
          </table:table-cell>
          <table:table-cell office:value-type="float" office:value="0.92453473652315898" table:style-name="ce1">
            <text:p>0.924534737</text:p>
          </table:table-cell>
          <table:table-cell office:value-type="float" office:value="0.31774921913611898" table:style-name="ce1">
            <text:p>0.317749219</text:p>
          </table:table-cell>
          <table:table-cell office:value-type="float" office:value="0" table:style-name="ce1">
            <text:p>0</text:p>
          </table:table-cell>
          <table:table-cell office:value-type="float" office:value="0.3745537944524201" table:style-name="ce1">
            <text:p>0.374553794</text:p>
          </table:table-cell>
          <table:table-cell office:value-type="float" office:value="0.24027682069696332" table:style-name="ce1">
            <text:p>0.240276821</text:p>
          </table:table-cell>
          <table:table-cell office:value-type="float" office:value="0.28665143272390492" table:style-name="ce1">
            <text:p>0.286651433</text:p>
          </table:table-cell>
          <table:table-cell office:value-type="float" office:value="9.8517952126711633E-2" table:style-name="ce1">
            <text:p>0.0985179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8_4_BDOC_NM_B</text:p>
          </table:table-cell>
          <table:table-cell office:value-type="float" office:value="1.9928799141225899" table:style-name="ce1">
            <text:p>1.992879914</text:p>
          </table:table-cell>
          <table:table-cell office:value-type="float" office:value="1.3161072060904699" table:style-name="ce1">
            <text:p>1.316107206</text:p>
          </table:table-cell>
          <table:table-cell office:value-type="float" office:value="1.8035542123030399" table:style-name="ce1">
            <text:p>1.803554212</text:p>
          </table:table-cell>
          <table:table-cell office:value-type="float" office:value="0.53916586423741297" table:style-name="ce1">
            <text:p>0.539165864</text:p>
          </table:table-cell>
          <table:table-cell office:value-type="float" office:value="0" table:style-name="ce1">
            <text:p>0</text:p>
          </table:table-cell>
          <table:table-cell office:value-type="float" office:value="0.35261556282805162" table:style-name="ce1">
            <text:p>0.352615563</text:p>
          </table:table-cell>
          <table:table-cell office:value-type="float" office:value="0.23286896512375518" table:style-name="ce1">
            <text:p>0.232868965</text:p>
          </table:table-cell>
          <table:table-cell office:value-type="float" office:value="0.3191167110247764" table:style-name="ce1">
            <text:p>0.319116711</text:p>
          </table:table-cell>
          <table:table-cell office:value-type="float" office:value="9.5398761023416753E-2" table:style-name="ce1">
            <text:p>0.095398761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8.8999996185302734" table:style-name="ce1">
            <text:p>8.899999619</text:p>
          </table:table-cell>
          <table:table-cell office:value-type="float" office:value="13.60000038146973" table:style-name="ce1">
            <text:p>13.60000038</text:p>
          </table:table-cell>
          <table:table-cell office:value-type="float" office:value="8.6999998092651367" table:style-name="ce1">
            <text:p>8.699999809</text:p>
          </table:table-cell>
          <table:table-cell office:value-type="float" office:value="7.5" table:style-name="ce1">
            <text:p>7.5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NE<text:s text:c="5"/>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4.9000000953674316" table:style-name="ce1">
            <text:p>4.900000095</text:p>
          </table:table-cell>
          <table:table-cell office:value-type="float" office:value="7" table:style-name="ce1">
            <text:p>7</text:p>
          </table:table-cell>
          <table:table-cell office:value-type="float" office:value="990.5" table:style-name="ce1">
            <text:p>990.5</text:p>
          </table:table-cell>
          <table:table-cell office:value-type="float" office:value="1.799999952316284" table:style-name="ce1">
            <text:p>1.799999952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1_5_DOC_VM_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27750000000000002" table:style-name="ce1">
            <text:p>0.2775</text:p>
          </table:table-cell>
          <table:table-cell office:value-type="float" office:value="0.2324" table:style-name="ce1">
            <text:p>0.2324</text:p>
          </table:table-cell>
          <table:table-cell office:value-type="string" table:style-name="ce1">
            <text:p>F6_S1_5_BDOC_VM_A</text:p>
          </table:table-cell>
          <table:table-cell office:value-type="float" office:value="9.4420000000000004E-2" table:style-name="ce1">
            <text:p>0.09442</text:p>
          </table:table-cell>
          <table:table-cell office:value-type="float" office:value="0.10901" table:style-name="ce1">
            <text:p>0.10901</text:p>
          </table:table-cell>
          <table:table-cell office:value-type="float" office:value="0.12339" table:style-name="ce1">
            <text:p>0.12339</text:p>
          </table:table-cell>
          <table:table-cell office:value-type="float" office:value="53.093803786574867" table:style-name="ce1">
            <text:p>53.09380379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5_DOC_VM_A</text:p>
          </table:table-cell>
          <table:table-cell office:value-type="float" office:value="7.3666749779961096" table:style-name="ce1">
            <text:p>7.366674978</text:p>
          </table:table-cell>
          <table:table-cell office:value-type="float" office:value="0.37503881809482198" table:style-name="ce1">
            <text:p>0.375038818</text:p>
          </table:table-cell>
          <table:table-cell office:value-type="float" office:value="0.23099426613597601" table:style-name="ce1">
            <text:p>0.230994266</text:p>
          </table:table-cell>
          <table:table-cell office:value-type="float" office:value="5.1215287573427297E-2" table:style-name="ce1">
            <text:p>0.051215288</text:p>
          </table:table-cell>
          <table:table-cell office:value-type="float" office:value="0.121018081170689" table:style-name="ce1">
            <text:p>0.121018081</text:p>
          </table:table-cell>
          <table:table-cell office:value-type="float" office:value="6.6056155073567893E-2" table:style-name="ce1">
            <text:p>0.066056155</text:p>
          </table:table-cell>
          <table:table-cell office:value-type="float" office:value="2.3859121754131101" table:style-name="ce1">
            <text:p>2.385912175</text:p>
          </table:table-cell>
          <table:table-cell office:value-type="float" office:value="0" table:style-name="ce1">
            <text:p>0</text:p>
          </table:table-cell>
          <table:table-cell office:value-type="float" office:value="80.407367916444002" table:style-name="ce1">
            <text:p>80.40736792</text:p>
          </table:table-cell>
          <table:table-cell office:value-type="float" office:value="48.263280018247102" table:style-name="ce1">
            <text:p>48.26328002</text:p>
          </table:table-cell>
          <table:table-cell office:value-type="float" office:value="3.6866514716083598" table:style-name="ce1">
            <text:p>3.686651472</text:p>
          </table:table-cell>
          <table:table-cell office:value-type="float" office:value="31.956896551724199" table:style-name="ce1">
            <text:p>31.95689655</text:p>
          </table:table-cell>
          <table:table-cell office:value-type="float" office:value="1.31359681570216E-2" table:style-name="ce1">
            <text:p>0.013135968</text:p>
          </table:table-cell>
          <table:table-cell office:value-type="float" office:value="1.0580181733052901E-2" table:style-name="ce1">
            <text:p>0.010580182</text:p>
          </table:table-cell>
          <table:table-cell office:value-type="float" office:value="1.24129583247382E-2" table:style-name="ce1">
            <text:p>0.012412958</text:p>
          </table:table-cell>
          <table:table-cell office:value-type="float" office:value="1.2415635655845501" table:style-name="ce1">
            <text:p>1.241563566</text:p>
          </table:table-cell>
          <table:table-cell office:value-type="string" table:style-name="ce1">
            <text:p>F6_S1_5_BDOC_VM_A</text:p>
          </table:table-cell>
          <table:table-cell office:value-type="float" office:value="29.4452566376867" table:style-name="ce1">
            <text:p>29.44525664</text:p>
          </table:table-cell>
          <table:table-cell office:value-type="float" office:value="0.16797828746592799" table:style-name="ce1">
            <text:p>0.167978287</text:p>
          </table:table-cell>
          <table:table-cell office:value-type="float" office:value="5.8955491304175198E-2" table:style-name="ce1">
            <text:p>0.058955491</text:p>
          </table:table-cell>
          <table:table-cell office:value-type="float" office:value="2.8189256484623103E-17" table:style-name="ce1">
            <text:p>2.81893E-17</text:p>
          </table:table-cell>
          <table:table-cell office:value-type="float" office:value="7.3673588588436104E-2" table:style-name="ce1">
            <text:p>0.073673589</text:p>
          </table:table-cell>
          <table:table-cell office:value-type="float" office:value="3.7191560393015501E-2" table:style-name="ce1">
            <text:p>0.03719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594433872186897" table:style-name="ce1">
            <text:p>47.59443387</text:p>
          </table:table-cell>
          <table:table-cell office:value-type="float" office:value="28.621132705916001" table:style-name="ce1">
            <text:p>28.62113271</text:p>
          </table:table-cell>
          <table:table-cell office:value-type="float" office:value="3.7234042553191502" table:style-name="ce1">
            <text:p>3.723404255</text:p>
          </table:table-cell>
          <table:table-cell office:value-type="float" office:value="-51.999999999999901" table:style-name="ce1">
            <text:p>-52</text:p>
          </table:table-cell>
          <table:table-cell office:value-type="float" office:value="1.28983311258699E-2" table:style-name="ce1">
            <text:p>0.012898331</text:p>
          </table:table-cell>
          <table:table-cell office:value-type="float" office:value="1.0581870206663501E-2" table:style-name="ce1">
            <text:p>0.01058187</text:p>
          </table:table-cell>
          <table:table-cell office:value-type="float" office:value="1.2515301526332999E-2" table:style-name="ce1">
            <text:p>0.012515302</text:p>
          </table:table-cell>
          <table:table-cell office:value-type="float" office:value="1.21890846078869" table:style-name="ce1">
            <text:p>1.218908461</text:p>
          </table:table-cell>
          <table:table-cell office:value-type="string" table:style-name="ce1">
            <text:p>F6_S1_5_DOC_VM_A</text:p>
          </table:table-cell>
          <table:table-cell office:value-type="float" office:value="0.95668345813294298" table:style-name="ce1">
            <text:p>0.956683458</text:p>
          </table:table-cell>
          <table:table-cell office:value-type="float" office:value="0.68670538101760403" table:style-name="ce1">
            <text:p>0.686705381</text:p>
          </table:table-cell>
          <table:table-cell office:value-type="float" office:value="0.70868832488724798" table:style-name="ce1">
            <text:p>0.708688325</text:p>
          </table:table-cell>
          <table:table-cell office:value-type="float" office:value="0.26314131662969398" table:style-name="ce1">
            <text:p>0.263141317</text:p>
          </table:table-cell>
          <table:table-cell office:value-type="float" office:value="0.21219645547878599" table:style-name="ce1">
            <text:p>0.212196455</text:p>
          </table:table-cell>
          <table:table-cell office:value-type="float" office:value="0.33835976669094364" table:style-name="ce1">
            <text:p>0.338359767</text:p>
          </table:table-cell>
          <table:table-cell office:value-type="float" office:value="0.24287393132101556" table:style-name="ce1">
            <text:p>0.242873931</text:p>
          </table:table-cell>
          <table:table-cell office:value-type="float" office:value="0.25064885801769854" table:style-name="ce1">
            <text:p>0.250648858</text:p>
          </table:table-cell>
          <table:table-cell office:value-type="float" office:value="9.3067810198510056E-2" table:style-name="ce1">
            <text:p>0.09306781</text:p>
          </table:table-cell>
          <table:table-cell office:value-type="float" office:value="7.5049633771832103E-2" table:style-name="ce1">
            <text:p>0.075049634</text:p>
          </table:table-cell>
          <table:table-cell office:value-type="string" table:style-name="ce1">
            <text:p>F6_S1_5_BDOC_VM_A</text:p>
          </table:table-cell>
          <table:table-cell office:value-type="float" office:value="0.57750808324468905" table:style-name="ce1">
            <text:p>0.577508083</text:p>
          </table:table-cell>
          <table:table-cell office:value-type="float" office:value="0.48044265287078503" table:style-name="ce1">
            <text:p>0.480442653</text:p>
          </table:table-cell>
          <table:table-cell office:value-type="float" office:value="0.30390752379645403" table:style-name="ce1">
            <text:p>0.303907524</text:p>
          </table:table-cell>
          <table:table-cell office:value-type="float" office:value="0.16832184967492" table:style-name="ce1">
            <text:p>0.16832185</text:p>
          </table:table-cell>
          <table:table-cell office:value-type="float" office:value="0.16886848361353099" table:style-name="ce1">
            <text:p>0.168868484</text:p>
          </table:table-cell>
          <table:table-cell office:value-type="float" office:value="0.33990086308060052" table:style-name="ce1">
            <text:p>0.339900863</text:p>
          </table:table-cell>
          <table:table-cell office:value-type="float" office:value="0.28277157863143204" table:style-name="ce1">
            <text:p>0.282771579</text:p>
          </table:table-cell>
          <table:table-cell office:value-type="float" office:value="0.17886923600225269" table:style-name="ce1">
            <text:p>0.178869236</text:p>
          </table:table-cell>
          <table:table-cell office:value-type="float" office:value="9.9068296426922012E-2" table:style-name="ce1">
            <text:p>0.099068296</text:p>
          </table:table-cell>
          <table:table-cell office:value-type="float" office:value="9.9390025858792669E-2" table:style-name="ce1">
            <text:p>0.099390026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7.9000000953674316" table:style-name="ce1">
            <text:p>7.900000095</text:p>
          </table:table-cell>
          <table:table-cell office:value-type="float" office:value="7.0999999046325684" table:style-name="ce1">
            <text:p>7.099999905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<text:s text:c="7"/>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0.20001220703125" table:style-name="ce1">
            <text:p>990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1_5_DOC_VM_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0.18729999999999999" table:style-name="ce1">
            <text:p>0.1873</text:p>
          </table:table-cell>
          <table:table-cell table:style-name="ce1"/>
          <table:table-cell office:value-type="string" table:style-name="ce1">
            <text:p>F6_S1_5_BDOC_VM_B</text:p>
          </table:table-cell>
          <table:table-cell office:value-type="float" office:value="0.1236" table:style-name="ce1">
            <text:p>0.1236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1_5_DOC_VM_B</text:p>
          </table:table-cell>
          <table:table-cell office:value-type="float" office:value="0" table:style-name="ce1">
            <text:p>0</text:p>
          </table:table-cell>
          <table:table-cell office:value-type="float" office:value="0.302037179662769" table:style-name="ce1">
            <text:p>0.30203718</text:p>
          </table:table-cell>
          <table:table-cell office:value-type="float" office:value="0.22282721674400799" table:style-name="ce1">
            <text:p>0.222827217</text:p>
          </table:table-cell>
          <table:table-cell office:value-type="float" office:value="2.3637087323663802E-2" table:style-name="ce1">
            <text:p>0.023637087</text:p>
          </table:table-cell>
          <table:table-cell office:value-type="float" office:value="9.4260014545227505E-2" table:style-name="ce1">
            <text:p>0.094260015</text:p>
          </table:table-cell>
          <table:table-cell office:value-type="float" office:value="3.6574699491396197E-2" table:style-name="ce1">
            <text:p>0.036574699</text:p>
          </table:table-cell>
          <table:table-cell office:value-type="float" office:value="2.0977122686593699" table:style-name="ce1">
            <text:p>2.097712269</text:p>
          </table:table-cell>
          <table:table-cell office:value-type="float" office:value="4.019198294503E-2" table:style-name="ce1">
            <text:p>0.040191983</text:p>
          </table:table-cell>
          <table:table-cell office:value-type="float" office:value="57.628222532181503" table:style-name="ce1">
            <text:p>57.62822253</text:p>
          </table:table-cell>
          <table:table-cell office:value-type="float" office:value="33.911596074342803" table:style-name="ce1">
            <text:p>33.91159607</text:p>
          </table:table-cell>
          <table:table-cell office:value-type="float" office:value="3.8789090909090902" table:style-name="ce1">
            <text:p>3.878909091</text:p>
          </table:table-cell>
          <table:table-cell office:value-type="float" office:value="-187.99999999999901" table:style-name="ce1">
            <text:p>-188</text:p>
          </table:table-cell>
          <table:table-cell office:value-type="float" office:value="1.3714508292662899E-2" table:style-name="ce1">
            <text:p>0.013714508</text:p>
          </table:table-cell>
          <table:table-cell office:value-type="float" office:value="1.0813558487898001E-2" table:style-name="ce1">
            <text:p>0.010813558</text:p>
          </table:table-cell>
          <table:table-cell office:value-type="float" office:value="1.30393355692483E-2" table:style-name="ce1">
            <text:p>0.013039336</text:p>
          </table:table-cell>
          <table:table-cell office:value-type="float" office:value="1.2682696734855099" table:style-name="ce1">
            <text:p>1.268269673</text:p>
          </table:table-cell>
          <table:table-cell office:value-type="string" table:style-name="ce1">
            <text:p>F6_S1_5_BDOC_VM_B</text:p>
          </table:table-cell>
          <table:table-cell office:value-type="float" office:value="110.673014712015" table:style-name="ce1">
            <text:p>110.6730147</text:p>
          </table:table-cell>
          <table:table-cell office:value-type="float" office:value="0.10226589853526501" table:style-name="ce1">
            <text:p>0.102265899</text:p>
          </table:table-cell>
          <table:table-cell office:value-type="float" office:value="0.16536867721040199" table:style-name="ce1">
            <text:p>0.165368677</text:p>
          </table:table-cell>
          <table:table-cell office:value-type="float" office:value="1.9515639104739099E-18" table:style-name="ce1">
            <text:p>1.95156E-18</text:p>
          </table:table-cell>
          <table:table-cell office:value-type="float" office:value="7.8291327299158595E-2" table:style-name="ce1">
            <text:p>0.078291327</text:p>
          </table:table-cell>
          <table:table-cell office:value-type="float" office:value="1.7605255123129399E-2" table:style-name="ce1">
            <text:p>0.017605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921484484355297" table:style-name="ce1">
            <text:p>32.92148448</text:p>
          </table:table-cell>
          <table:table-cell office:value-type="float" office:value="19.013870522671301" table:style-name="ce1">
            <text:p>19.01387052</text:p>
          </table:table-cell>
          <table:table-cell office:value-type="float" office:value="4.1866245536940401" table:style-name="ce1">
            <text:p>4.186624554</text:p>
          </table:table-cell>
          <table:table-cell office:value-type="float" office:value="-21.3363636363637" table:style-name="ce1">
            <text:p>-21.33636364</text:p>
          </table:table-cell>
          <table:table-cell office:value-type="float" office:value="1.3954711087106299E-2" table:style-name="ce1">
            <text:p>0.013954711</text:p>
          </table:table-cell>
          <table:table-cell office:value-type="float" office:value="1.1848871177137101E-2" table:style-name="ce1">
            <text:p>0.011848871</text:p>
          </table:table-cell>
          <table:table-cell office:value-type="float" office:value="1.38428440591838E-2" table:style-name="ce1">
            <text:p>0.013842844</text:p>
          </table:table-cell>
          <table:table-cell office:value-type="float" office:value="1.17772493923577" table:style-name="ce1">
            <text:p>1.177724939</text:p>
          </table:table-cell>
          <table:table-cell office:value-type="string" table:style-name="ce1">
            <text:p>F6_S1_5_DOC_VM_B</text:p>
          </table:table-cell>
          <table:table-cell office:value-type="float" office:value="0.59554044702794595" table:style-name="ce1">
            <text:p>0.595540447</text:p>
          </table:table-cell>
          <table:table-cell office:value-type="float" office:value="0.43553799843056501" table:style-name="ce1">
            <text:p>0.435537998</text:p>
          </table:table-cell>
          <table:table-cell office:value-type="float" office:value="0.49040715921003297" table:style-name="ce1">
            <text:p>0.490407159</text:p>
          </table:table-cell>
          <table:table-cell office:value-type="float" office:value="0.164598004964324" table:style-name="ce1">
            <text:p>0.164598005</text:p>
          </table:table-cell>
          <table:table-cell office:value-type="float" office:value="0.31783325673803797" table:style-name="ce1">
            <text:p>0.317833257</text:p>
          </table:table-cell>
          <table:table-cell office:value-type="float" office:value="0.29718820028021914" table:style-name="ce1">
            <text:p>0.2971882</text:p>
          </table:table-cell>
          <table:table-cell office:value-type="float" office:value="0.21734334679228709" table:style-name="ce1">
            <text:p>0.217343347</text:p>
          </table:table-cell>
          <table:table-cell office:value-type="float" office:value="0.24472430340793552" table:style-name="ce1">
            <text:p>0.244724303</text:p>
          </table:table-cell>
          <table:table-cell office:value-type="float" office:value="8.2138140422167827E-2" table:style-name="ce1">
            <text:p>0.08213814</text:p>
          </table:table-cell>
          <table:table-cell office:value-type="float" office:value="0.15860600909739039" table:style-name="ce1">
            <text:p>0.158606009</text:p>
          </table:table-cell>
          <table:table-cell office:value-type="string" table:style-name="ce1">
            <text:p>F6_S1_5_BDOC_VM_B</text:p>
          </table:table-cell>
          <table:table-cell office:value-type="float" office:value="0.35795080386696199" table:style-name="ce1">
            <text:p>0.357950804</text:p>
          </table:table-cell>
          <table:table-cell office:value-type="float" office:value="0.31665159919890901" table:style-name="ce1">
            <text:p>0.316651599</text:p>
          </table:table-cell>
          <table:table-cell office:value-type="float" office:value="9.82796775009981E-2" table:style-name="ce1">
            <text:p>0.098279678</text:p>
          </table:table-cell>
          <table:table-cell office:value-type="float" office:value="0.10050810942775799" table:style-name="ce1">
            <text:p>0.100508109</text:p>
          </table:table-cell>
          <table:table-cell office:value-type="float" office:value="0.310411271980498" table:style-name="ce1">
            <text:p>0.310411272</text:p>
          </table:table-cell>
          <table:table-cell office:value-type="float" office:value="0.30237401740468833" table:style-name="ce1">
            <text:p>0.302374017</text:p>
          </table:table-cell>
          <table:table-cell office:value-type="float" office:value="0.26748708239520885" table:style-name="ce1">
            <text:p>0.267487082</text:p>
          </table:table-cell>
          <table:table-cell office:value-type="float" office:value="8.302040558137376E-2" table:style-name="ce1">
            <text:p>0.083020406</text:p>
          </table:table-cell>
          <table:table-cell office:value-type="float" office:value="8.4902842796007585E-2" table:style-name="ce1">
            <text:p>0.084902843</text:p>
          </table:table-cell>
          <table:table-cell office:value-type="float" office:value="0.26221565182272144" table:style-name="ce1">
            <text:p>0.262215652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7.9000000953674316" table:style-name="ce1">
            <text:p>7.900000095</text:p>
          </table:table-cell>
          <table:table-cell office:value-type="float" office:value="7.0999999046325684" table:style-name="ce1">
            <text:p>7.099999905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<text:s text:c="7"/>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0.20001220703125" table:style-name="ce1">
            <text:p>990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2_5_DOC_VM_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42370000000000002" table:style-name="ce1">
            <text:p>0.4237</text:p>
          </table:table-cell>
          <table:table-cell office:value-type="float" office:value="0.31069999999999998" table:style-name="ce1">
            <text:p>0.3107</text:p>
          </table:table-cell>
          <table:table-cell office:value-type="string" table:style-name="ce1">
            <text:p>F6_S2_5_BDOC_VM_A</text:p>
          </table:table-cell>
          <table:table-cell office:value-type="float" office:value="0.1134" table:style-name="ce1">
            <text:p>0.1134</text:p>
          </table:table-cell>
          <table:table-cell office:value-type="float" office:value="0.10652" table:style-name="ce1">
            <text:p>0.10652</text:p>
          </table:table-cell>
          <table:table-cell office:value-type="float" office:value="0.20417999999999997" table:style-name="ce1">
            <text:p>0.20418</text:p>
          </table:table-cell>
          <table:table-cell office:value-type="float" office:value="65.7161248793048" table:style-name="ce1">
            <text:p>65.71612488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9T00:00:00" table:style-name="ce5">
            <text:p>09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51" table:style-name="ce1">
            <text:p>0.51</text:p>
          </table:table-cell>
          <table:table-cell office:value-type="float" office:value="1.74" table:style-name="ce1">
            <text:p>1.74</text:p>
          </table:table-cell>
          <table:table-cell office:value-type="float" office:value="3.5853999999999999" table:style-name="ce1">
            <text:p>3.5854</text:p>
          </table:table-cell>
          <table:table-cell office:value-type="float" office:value="3.5853999999999999E-3" table:style-name="ce1">
            <text:p>0.0035854</text:p>
          </table:table-cell>
          <table:table-cell office:value-type="float" office:value="-0.37" table:style-name="ce1">
            <text:p>-0.37</text:p>
          </table:table-cell>
          <table:table-cell office:value-type="float" office:value="-0.92" table:style-name="ce1">
            <text:p>-0.92</text:p>
          </table:table-cell>
          <table:table-cell office:value-type="float" office:value="-0.98" table:style-name="ce1">
            <text:p>-0.98</text:p>
          </table:table-cell>
          <table:table-cell office:value-type="float" office:value="6839.2" table:style-name="ce1">
            <text:p>6839.2</text:p>
          </table:table-cell>
          <table:table-cell office:value-type="float" office:value="104.2" table:style-name="ce1">
            <text:p>104.2</text:p>
          </table:table-cell>
          <table:table-cell office:value-type="float" office:value="104.2" table:style-name="ce1">
            <text:p>104.2</text:p>
          </table:table-cell>
          <table:table-cell office:value-type="float" office:value="14.78" table:style-name="ce1">
            <text:p>14.78</text:p>
          </table:table-cell>
          <table:table-cell office:value-type="float" office:value="355.1" table:style-name="ce1">
            <text:p>355.1</text:p>
          </table:table-cell>
          <table:table-cell office:value-type="float" office:value="-0.52800000000000002" table:style-name="ce1">
            <text:p>-0.528</text:p>
          </table:table-cell>
          <table:table-cell office:value-type="float" office:value="3.64E-3" table:style-name="ce1">
            <text:p>0.00364</text:p>
          </table:table-cell>
          <table:table-cell office:value-type="float" office:value="3.6399999999999999E-6" table:style-name="ce1">
            <text:p>0.00000364</text:p>
          </table:table-cell>
          <table:table-cell office:value-type="float" office:value="6.8144" table:style-name="ce1">
            <text:p>6.8144</text:p>
          </table:table-cell>
          <table:table-cell office:value-type="float" office:value="6.8144E-3" table:style-name="ce1">
            <text:p>0.0068144</text:p>
          </table:table-cell>
          <table:table-cell office:value-type="float" office:value="0.61" table:style-name="ce1">
            <text:p>0.61</text:p>
          </table:table-cell>
          <table:table-cell office:value-type="float" office:value="0.63" table:style-name="ce1">
            <text:p>0.63</text:p>
          </table:table-cell>
          <table:table-cell office:value-type="float" office:value="4.4290000000000003" table:style-name="ce1">
            <text:p>4.429</text:p>
          </table:table-cell>
          <table:table-cell office:value-type="float" office:value="4.4290000000000006E-3" table:style-name="ce1">
            <text:p>0.004429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19" table:style-name="ce1">
            <text:p>7.19</text:p>
          </table:table-cell>
          <table:table-cell office:value-type="float" office:value="-52.7" table:style-name="ce1">
            <text:p>-52.7</text:p>
          </table:table-cell>
          <table:table-cell office:value-type="float" office:value="0.191" table:style-name="ce1">
            <text:p>0.191</text:p>
          </table:table-cell>
          <table:table-cell office:value-type="float" office:value="-0.373" table:style-name="ce1">
            <text:p>-0.373</text:p>
          </table:table-cell>
          <table:table-cell office:value-type="float" office:value="4.63" table:style-name="ce1">
            <text:p>4.63</text:p>
          </table:table-cell>
          <table:table-cell table:style-name="ce1"/>
          <table:table-cell office:value-type="string" table:style-name="ce1">
            <text:p>F6_S2_5_DOC_VM_A</text:p>
          </table:table-cell>
          <table:table-cell office:value-type="float" office:value="14.2874975521687" table:style-name="ce1">
            <text:p>14.28749755</text:p>
          </table:table-cell>
          <table:table-cell office:value-type="float" office:value="1.0492168180717301" table:style-name="ce1">
            <text:p>1.049216818</text:p>
          </table:table-cell>
          <table:table-cell office:value-type="float" office:value="8.0117477701037405" table:style-name="ce1">
            <text:p>8.01174777</text:p>
          </table:table-cell>
          <table:table-cell office:value-type="float" office:value="1.37975211857212" table:style-name="ce1">
            <text:p>1.379752119</text:p>
          </table:table-cell>
          <table:table-cell office:value-type="float" office:value="3.96461803944521" table:style-name="ce1">
            <text:p>3.964618039</text:p>
          </table:table-cell>
          <table:table-cell office:value-type="float" office:value="5.5985433061579201E-2" table:style-name="ce1">
            <text:p>0.055985433</text:p>
          </table:table-cell>
          <table:table-cell office:value-type="float" office:value="2.4945336898560799" table:style-name="ce1">
            <text:p>2.49453369</text:p>
          </table:table-cell>
          <table:table-cell office:value-type="float" office:value="3.7303498045622202E-4" table:style-name="ce1">
            <text:p>0.000373035</text:p>
          </table:table-cell>
          <table:table-cell office:value-type="float" office:value="81.555371055665304" table:style-name="ce1">
            <text:p>81.55537106</text:p>
          </table:table-cell>
          <table:table-cell office:value-type="float" office:value="48.605378374920498" table:style-name="ce1">
            <text:p>48.60537837</text:p>
          </table:table-cell>
          <table:table-cell office:value-type="float" office:value="3.94986945169713" table:style-name="ce1">
            <text:p>3.949869452</text:p>
          </table:table-cell>
          <table:table-cell office:value-type="float" office:value="38.951807228915598" table:style-name="ce1">
            <text:p>38.95180723</text:p>
          </table:table-cell>
          <table:table-cell office:value-type="float" office:value="1.32267922570598E-2" table:style-name="ce1">
            <text:p>0.013226792</text:p>
          </table:table-cell>
          <table:table-cell office:value-type="float" office:value="1.12289622480656E-2" table:style-name="ce1">
            <text:p>0.011228962</text:p>
          </table:table-cell>
          <table:table-cell office:value-type="float" office:value="1.35106614220027E-2" table:style-name="ce1">
            <text:p>0.013510661</text:p>
          </table:table-cell>
          <table:table-cell office:value-type="float" office:value="1.17791759958391" table:style-name="ce1">
            <text:p>1.1779176</text:p>
          </table:table-cell>
          <table:table-cell office:value-type="string" table:style-name="ce1">
            <text:p>F6_S2_5_BDOC_VM_A</text:p>
          </table:table-cell>
          <table:table-cell office:value-type="float" office:value="14.135699539025" table:style-name="ce1">
            <text:p>14.13569954</text:p>
          </table:table-cell>
          <table:table-cell office:value-type="float" office:value="0.60856145567595399" table:style-name="ce1">
            <text:p>0.608561456</text:p>
          </table:table-cell>
          <table:table-cell office:value-type="float" office:value="6.3004427135240304" table:style-name="ce1">
            <text:p>6.300442714</text:p>
          </table:table-cell>
          <table:table-cell office:value-type="float" office:value="1.0757863723862" table:style-name="ce1">
            <text:p>1.075786372</text:p>
          </table:table-cell>
          <table:table-cell office:value-type="float" office:value="3.2580380325084701" table:style-name="ce1">
            <text:p>3.258038033</text:p>
          </table:table-cell>
          <table:table-cell office:value-type="float" office:value="1.7073938794318601E-2" table:style-name="ce1">
            <text:p>0.017073939</text:p>
          </table:table-cell>
          <table:table-cell office:value-type="float" office:value="0" table:style-name="ce1">
            <text:p>0</text:p>
          </table:table-cell>
          <table:table-cell office:value-type="float" office:value="1.5728577672177101E-17" table:style-name="ce1">
            <text:p>1.57286E-17</text:p>
          </table:table-cell>
          <table:table-cell office:value-type="float" office:value="32.754821182386301" table:style-name="ce1">
            <text:p>32.75482118</text:p>
          </table:table-cell>
          <table:table-cell office:value-type="float" office:value="19.630086152320199" table:style-name="ce1">
            <text:p>19.63008615</text:p>
          </table:table-cell>
          <table:table-cell office:value-type="float" office:value="4.2218382861091897" table:style-name="ce1">
            <text:p>4.221838286</text:p>
          </table:table-cell>
          <table:table-cell office:value-type="float" office:value="-44.6346153846155" table:style-name="ce1">
            <text:p>-44.63461538</text:p>
          </table:table-cell>
          <table:table-cell office:value-type="float" office:value="1.2760865967863E-2" table:style-name="ce1">
            <text:p>0.012760866</text:p>
          </table:table-cell>
          <table:table-cell office:value-type="float" office:value="1.20623916567311E-2" table:style-name="ce1">
            <text:p>0.012062392</text:p>
          </table:table-cell>
          <table:table-cell office:value-type="float" office:value="1.48243601420963E-2" table:style-name="ce1">
            <text:p>0.01482436</text:p>
          </table:table-cell>
          <table:table-cell office:value-type="float" office:value="1.05790512619793" table:style-name="ce1">
            <text:p>1.057905126</text:p>
          </table:table-cell>
          <table:table-cell office:value-type="string" table:style-name="ce1">
            <text:p>F6_S2_5_DOC_VM_A</text:p>
          </table:table-cell>
          <table:table-cell office:value-type="float" office:value="0" table:style-name="ce1">
            <text:p>0</text:p>
          </table:table-cell>
          <table:table-cell office:value-type="float" office:value="2.05262752562576" table:style-name="ce1">
            <text:p>2.052627526</text:p>
          </table:table-cell>
          <table:table-cell office:value-type="float" office:value="0.498326162690713" table:style-name="ce1">
            <text:p>0.498326163</text:p>
          </table:table-cell>
          <table:table-cell office:value-type="float" office:value="0.23345672796453801" table:style-name="ce1">
            <text:p>0.233456728</text:p>
          </table:table-cell>
          <table:table-cell office:value-type="float" office:value="17.434057288929001" table:style-name="ce1">
            <text:p>17.43405729</text:p>
          </table:table-cell>
          <table:table-cell office:value-type="float" office:value="0" table:style-name="ce1">
            <text:p>0</text:p>
          </table:table-cell>
          <table:table-cell office:value-type="float" office:value="0.10152240790714458" table:style-name="ce1">
            <text:p>0.101522408</text:p>
          </table:table-cell>
          <table:table-cell office:value-type="float" office:value="2.4647078599448043E-2" table:style-name="ce1">
            <text:p>0.024647079</text:p>
          </table:table-cell>
          <table:table-cell office:value-type="float" office:value="1.1546707266267242E-2" table:style-name="ce1">
            <text:p>0.011546707</text:p>
          </table:table-cell>
          <table:table-cell office:value-type="float" office:value="0.86228380622714018" table:style-name="ce1">
            <text:p>0.862283806</text:p>
          </table:table-cell>
          <table:table-cell office:value-type="string" table:style-name="ce1">
            <text:p>F6_S2_5_BDOC_VM_A</text:p>
          </table:table-cell>
          <table:table-cell office:value-type="float" office:value="0" table:style-name="ce1">
            <text:p>0</text:p>
          </table:table-cell>
          <table:table-cell office:value-type="float" office:value="1.5036206722391401" table:style-name="ce1">
            <text:p>1.503620672</text:p>
          </table:table-cell>
          <table:table-cell office:value-type="float" office:value="0" table:style-name="ce1">
            <text:p>0</text:p>
          </table:table-cell>
          <table:table-cell office:value-type="float" office:value="7.4422812804214797E-2" table:style-name="ce1">
            <text:p>0.074422813</text:p>
          </table:table-cell>
          <table:table-cell office:value-type="float" office:value="15.338433757316199" table:style-name="ce1">
            <text:p>15.33843376</text:p>
          </table:table-cell>
          <table:table-cell office:value-type="float" office:value="0" table:style-name="ce1">
            <text:p>0</text:p>
          </table:table-cell>
          <table:table-cell office:value-type="float" office:value="8.8884975914134898E-2" table:style-name="ce1">
            <text:p>0.088884976</text:p>
          </table:table-cell>
          <table:table-cell office:value-type="float" office:value="0" table:style-name="ce1">
            <text:p>0</text:p>
          </table:table-cell>
          <table:table-cell office:value-type="float" office:value="4.3994273593710755E-3" table:style-name="ce1">
            <text:p>0.004399427</text:p>
          </table:table-cell>
          <table:table-cell office:value-type="float" office:value="0.90671559672649393" table:style-name="ce1">
            <text:p>0.906715597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7.9000000953674316" table:style-name="ce1">
            <text:p>7.900000095</text:p>
          </table:table-cell>
          <table:table-cell office:value-type="float" office:value="7.0999999046325684" table:style-name="ce1">
            <text:p>7.099999905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<text:s text:c="7"/>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0.20001220703125" table:style-name="ce1">
            <text:p>990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2_5_DOC_VM_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40" table:style-name="ce1">
            <text:p>40</text:p>
          </table:table-cell>
          <table:table-cell office:value-type="float" office:value="0.19769999999999999" table:style-name="ce1">
            <text:p>0.1977</text:p>
          </table:table-cell>
          <table:table-cell table:style-name="ce1"/>
          <table:table-cell office:value-type="string" table:style-name="ce1">
            <text:p>F6_S2_5_BDOC_VM_B</text:p>
          </table:table-cell>
          <table:table-cell office:value-type="float" office:value="9.9640000000000006E-2" table:style-name="ce1">
            <text:p>0.09964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office:value-type="date" office:date-value="2024-08-09T00:00:00" table:style-name="ce5">
            <text:p>09.08.2024</text:p>
          </table:table-cell>
          <table:table-cell office:value-type="time" office:time-value="PT8H20M0S" table:style-name="ce6">
            <text:p>8:20:00 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ljoekull</text:p>
          </table:table-cell>
          <table:table-cell office:value-type="float" office:value="0.51" table:style-name="ce1">
            <text:p>0.51</text:p>
          </table:table-cell>
          <table:table-cell office:value-type="float" office:value="1.74" table:style-name="ce1">
            <text:p>1.74</text:p>
          </table:table-cell>
          <table:table-cell office:value-type="float" office:value="3.5853999999999999" table:style-name="ce1">
            <text:p>3.5854</text:p>
          </table:table-cell>
          <table:table-cell office:value-type="float" office:value="3.5853999999999999E-3" table:style-name="ce1">
            <text:p>0.0035854</text:p>
          </table:table-cell>
          <table:table-cell office:value-type="float" office:value="-0.37" table:style-name="ce1">
            <text:p>-0.37</text:p>
          </table:table-cell>
          <table:table-cell office:value-type="float" office:value="-0.92" table:style-name="ce1">
            <text:p>-0.92</text:p>
          </table:table-cell>
          <table:table-cell office:value-type="float" office:value="-0.98" table:style-name="ce1">
            <text:p>-0.98</text:p>
          </table:table-cell>
          <table:table-cell office:value-type="float" office:value="6839.2" table:style-name="ce1">
            <text:p>6839.2</text:p>
          </table:table-cell>
          <table:table-cell office:value-type="float" office:value="104.2" table:style-name="ce1">
            <text:p>104.2</text:p>
          </table:table-cell>
          <table:table-cell office:value-type="float" office:value="104.2" table:style-name="ce1">
            <text:p>104.2</text:p>
          </table:table-cell>
          <table:table-cell office:value-type="float" office:value="14.78" table:style-name="ce1">
            <text:p>14.78</text:p>
          </table:table-cell>
          <table:table-cell office:value-type="float" office:value="355.1" table:style-name="ce1">
            <text:p>355.1</text:p>
          </table:table-cell>
          <table:table-cell office:value-type="float" office:value="-0.52800000000000002" table:style-name="ce1">
            <text:p>-0.528</text:p>
          </table:table-cell>
          <table:table-cell office:value-type="float" office:value="3.64E-3" table:style-name="ce1">
            <text:p>0.00364</text:p>
          </table:table-cell>
          <table:table-cell office:value-type="float" office:value="3.6399999999999999E-6" table:style-name="ce1">
            <text:p>0.00000364</text:p>
          </table:table-cell>
          <table:table-cell office:value-type="float" office:value="6.8144" table:style-name="ce1">
            <text:p>6.8144</text:p>
          </table:table-cell>
          <table:table-cell office:value-type="float" office:value="6.8144E-3" table:style-name="ce1">
            <text:p>0.0068144</text:p>
          </table:table-cell>
          <table:table-cell office:value-type="float" office:value="0.61" table:style-name="ce1">
            <text:p>0.61</text:p>
          </table:table-cell>
          <table:table-cell office:value-type="float" office:value="0.63" table:style-name="ce1">
            <text:p>0.63</text:p>
          </table:table-cell>
          <table:table-cell office:value-type="float" office:value="4.4290000000000003" table:style-name="ce1">
            <text:p>4.429</text:p>
          </table:table-cell>
          <table:table-cell office:value-type="float" office:value="4.4290000000000006E-3" table:style-name="ce1">
            <text:p>0.004429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19" table:style-name="ce1">
            <text:p>7.19</text:p>
          </table:table-cell>
          <table:table-cell office:value-type="float" office:value="-52.7" table:style-name="ce1">
            <text:p>-52.7</text:p>
          </table:table-cell>
          <table:table-cell office:value-type="float" office:value="0.191" table:style-name="ce1">
            <text:p>0.191</text:p>
          </table:table-cell>
          <table:table-cell office:value-type="float" office:value="-0.373" table:style-name="ce1">
            <text:p>-0.373</text:p>
          </table:table-cell>
          <table:table-cell office:value-type="float" office:value="4.63" table:style-name="ce1">
            <text:p>4.63</text:p>
          </table:table-cell>
          <table:table-cell table:style-name="ce1"/>
          <table:table-cell office:value-type="string" table:style-name="ce1">
            <text:p>F6_S2_5_DOC_VM_B</text:p>
          </table:table-cell>
          <table:table-cell office:value-type="float" office:value="13.8771873702335" table:style-name="ce1">
            <text:p>13.87718737</text:p>
          </table:table-cell>
          <table:table-cell office:value-type="float" office:value="0.13722295691205499" table:style-name="ce1">
            <text:p>0.137222957</text:p>
          </table:table-cell>
          <table:table-cell office:value-type="float" office:value="0.27377627646203001" table:style-name="ce1">
            <text:p>0.273776276</text:p>
          </table:table-cell>
          <table:table-cell office:value-type="float" office:value="3.8213401727546198E-2" table:style-name="ce1">
            <text:p>0.038213402</text:p>
          </table:table-cell>
          <table:table-cell office:value-type="float" office:value="0.13487687894439701" table:style-name="ce1">
            <text:p>0.134876879</text:p>
          </table:table-cell>
          <table:table-cell office:value-type="float" office:value="2.61517855678477E-2" table:style-name="ce1">
            <text:p>0.026151786</text:p>
          </table:table-cell>
          <table:table-cell office:value-type="float" office:value="3.7531993604296301" table:style-name="ce1">
            <text:p>3.75319936</text:p>
          </table:table-cell>
          <table:table-cell office:value-type="float" office:value="1.667141896406E-3" table:style-name="ce1">
            <text:p>0.001667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355369070046199" table:style-name="ce1">
            <text:p>3.535536907</text:p>
          </table:table-cell>
          <table:table-cell office:value-type="float" office:value="12.804733727810699" table:style-name="ce1">
            <text:p>12.80473373</text:p>
          </table:table-cell>
          <table:table-cell office:value-type="float" office:value="1.2503570250761299E-2" table:style-name="ce1">
            <text:p>0.01250357</text:p>
          </table:table-cell>
          <table:table-cell office:value-type="float" office:value="8.7010189720998308E-3" table:style-name="ce1">
            <text:p>0.008701019</text:p>
          </table:table-cell>
          <table:table-cell office:value-type="float" office:value="1.03073401216128E-2" table:style-name="ce1">
            <text:p>0.01030734</text:p>
          </table:table-cell>
          <table:table-cell office:value-type="float" office:value="1.4370236739920399" table:style-name="ce1">
            <text:p>1.437023674</text:p>
          </table:table-cell>
          <table:table-cell office:value-type="string" table:style-name="ce1">
            <text:p>F6_S2_5_BDOC_VM_B</text:p>
          </table:table-cell>
          <table:table-cell office:value-type="float" office:value="15.5572249740851" table:style-name="ce1">
            <text:p>15.55722497</text:p>
          </table:table-cell>
          <table:table-cell office:value-type="float" office:value="0.10612808608647099" table:style-name="ce1">
            <text:p>0.106128086</text:p>
          </table:table-cell>
          <table:table-cell office:value-type="float" office:value="0.46377564409834798" table:style-name="ce1">
            <text:p>0.463775644</text:p>
          </table:table-cell>
          <table:table-cell office:value-type="float" office:value="1.6952809875810701E-2" table:style-name="ce1">
            <text:p>0.01695281</text:p>
          </table:table-cell>
          <table:table-cell office:value-type="float" office:value="0.26093786525259299" table:style-name="ce1">
            <text:p>0.260937865</text:p>
          </table:table-cell>
          <table:table-cell office:value-type="float" office:value="2.59086886869682E-2" table:style-name="ce1">
            <text:p>0.025908689</text:p>
          </table:table-cell>
          <table:table-cell office:value-type="float" office:value="3.8029171132919699" table:style-name="ce1">
            <text:p>3.802917113</text:p>
          </table:table-cell>
          <table:table-cell office:value-type="float" office:value="2.58840941757088E-17" table:style-name="ce1">
            <text:p>2.58841E-17</text:p>
          </table:table-cell>
          <table:table-cell office:value-type="float" office:value="41.329209481059301" table:style-name="ce1">
            <text:p>41.32920948</text:p>
          </table:table-cell>
          <table:table-cell office:value-type="float" office:value="24.796648513362101" table:style-name="ce1">
            <text:p>24.79664851</text:p>
          </table:table-cell>
          <table:table-cell office:value-type="float" office:value="3.7926527378948398" table:style-name="ce1">
            <text:p>3.792652738</text:p>
          </table:table-cell>
          <table:table-cell office:value-type="float" office:value="28.2661290322581" table:style-name="ce1">
            <text:p>28.26612903</text:p>
          </table:table-cell>
          <table:table-cell office:value-type="float" office:value="1.2995250673511901E-2" table:style-name="ce1">
            <text:p>0.012995251</text:p>
          </table:table-cell>
          <table:table-cell office:value-type="float" office:value="1.1006138620768499E-2" table:style-name="ce1">
            <text:p>0.011006139</text:p>
          </table:table-cell>
          <table:table-cell office:value-type="float" office:value="1.2803223320135801E-2" table:style-name="ce1">
            <text:p>0.012803223</text:p>
          </table:table-cell>
          <table:table-cell office:value-type="float" office:value="1.1807275122802801" table:style-name="ce1">
            <text:p>1.180727512</text:p>
          </table:table-cell>
          <table:table-cell office:value-type="string" table:style-name="ce1">
            <text:p>F6_S2_5_DOC_VM_B</text:p>
          </table:table-cell>
          <table:table-cell office:value-type="float" office:value="0.274493023139117" table:style-name="ce1">
            <text:p>0.274493023</text:p>
          </table:table-cell>
          <table:table-cell office:value-type="float" office:value="0.29764991747283998" table:style-name="ce1">
            <text:p>0.297649917</text:p>
          </table:table-cell>
          <table:table-cell office:value-type="float" office:value="0.15681642311646701" table:style-name="ce1">
            <text:p>0.156816423</text:p>
          </table:table-cell>
          <table:table-cell office:value-type="float" office:value="0.119714874117375" table:style-name="ce1">
            <text:p>0.119714874</text:p>
          </table:table-cell>
          <table:table-cell office:value-type="float" office:value="0.50894625919995995" table:style-name="ce1">
            <text:p>0.508946259</text:p>
          </table:table-cell>
          <table:table-cell office:value-type="float" office:value="0.20218685835726971" table:style-name="ce1">
            <text:p>0.202186858</text:p>
          </table:table-cell>
          <table:table-cell office:value-type="float" office:value="0.2192438300103299" table:style-name="ce1">
            <text:p>0.21924383</text:p>
          </table:table-cell>
          <table:table-cell office:value-type="float" office:value="0.11550829076145089" table:style-name="ce1">
            <text:p>0.115508291</text:p>
          </table:table-cell>
          <table:table-cell office:value-type="float" office:value="8.8179925375228008E-2" table:style-name="ce1">
            <text:p>0.088179925</text:p>
          </table:table-cell>
          <table:table-cell office:value-type="float" office:value="0.37488109549572141" table:style-name="ce1">
            <text:p>0.374881095</text:p>
          </table:table-cell>
          <table:table-cell office:value-type="string" table:style-name="ce1">
            <text:p>F6_S2_5_BDOC_VM_B</text:p>
          </table:table-cell>
          <table:table-cell office:value-type="float" office:value="0.381750661133895" table:style-name="ce1">
            <text:p>0.381750661</text:p>
          </table:table-cell>
          <table:table-cell office:value-type="float" office:value="0.47286837112695401" table:style-name="ce1">
            <text:p>0.472868371</text:p>
          </table:table-cell>
          <table:table-cell office:value-type="float" office:value="0.16538533383603099" table:style-name="ce1">
            <text:p>0.165385334</text:p>
          </table:table-cell>
          <table:table-cell office:value-type="float" office:value="0.12989332723790001" table:style-name="ce1">
            <text:p>0.129893327</text:p>
          </table:table-cell>
          <table:table-cell office:value-type="float" office:value="1.06266706619634" table:style-name="ce1">
            <text:p>1.062667066</text:p>
          </table:table-cell>
          <table:table-cell office:value-type="float" office:value="0.17253762154956964" table:style-name="ce1">
            <text:p>0.172537622</text:p>
          </table:table-cell>
          <table:table-cell office:value-type="float" office:value="0.21371956192015043" table:style-name="ce1">
            <text:p>0.213719562</text:p>
          </table:table-cell>
          <table:table-cell office:value-type="float" office:value="7.4748245502689339E-2" table:style-name="ce1">
            <text:p>0.074748246</text:p>
          </table:table-cell>
          <table:table-cell office:value-type="float" office:value="5.870713012053333E-2" table:style-name="ce1">
            <text:p>0.05870713</text:p>
          </table:table-cell>
          <table:table-cell office:value-type="float" office:value="0.48028744090705716" table:style-name="ce1">
            <text:p>0.480287441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.19999980926514" table:style-name="ce1">
            <text:p>10.19999981</text:p>
          </table:table-cell>
          <table:table-cell office:value-type="float" office:value="7.9000000953674316" table:style-name="ce1">
            <text:p>7.900000095</text:p>
          </table:table-cell>
          <table:table-cell office:value-type="float" office:value="7.0999999046325684" table:style-name="ce1">
            <text:p>7.099999905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<text:s text:c="7"/>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1.3999999761581421" table:style-name="ce1">
            <text:p>1.399999976</text:p>
          </table:table-cell>
          <table:table-cell office:value-type="float" office:value="2.2000000476837158" table:style-name="ce1">
            <text:p>2.200000048</text:p>
          </table:table-cell>
          <table:table-cell office:value-type="float" office:value="990.20001220703125" table:style-name="ce1">
            <text:p>990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3_5_DOC_VM_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87019999999999997" table:style-name="ce1">
            <text:p>0.8702</text:p>
          </table:table-cell>
          <table:table-cell office:value-type="float" office:value="0.59389999999999998" table:style-name="ce1">
            <text:p>0.5939</text:p>
          </table:table-cell>
          <table:table-cell office:value-type="string" table:style-name="ce1">
            <text:p>F6_S3_5_BDOC_VM_A</text:p>
          </table:table-cell>
          <table:table-cell office:value-type="float" office:value="0.1963" table:style-name="ce1">
            <text:p>0.1963</text:p>
          </table:table-cell>
          <table:table-cell office:value-type="float" office:value="0.18004999999999999" table:style-name="ce1">
            <text:p>0.18005</text:p>
          </table:table-cell>
          <table:table-cell office:value-type="float" office:value="0.41385" table:style-name="ce1">
            <text:p>0.41385</text:p>
          </table:table-cell>
          <table:table-cell office:value-type="float" office:value="69.683448391985181" table:style-name="ce1">
            <text:p>69.68344839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5_DOC_VM_A</text:p>
          </table:table-cell>
          <table:table-cell office:value-type="float" office:value="3.6772350430084999" table:style-name="ce1">
            <text:p>3.677235043</text:p>
          </table:table-cell>
          <table:table-cell office:value-type="float" office:value="0.781142904910894" table:style-name="ce1">
            <text:p>0.781142905</text:p>
          </table:table-cell>
          <table:table-cell office:value-type="float" office:value="0.326614168359185" table:style-name="ce1">
            <text:p>0.326614168</text:p>
          </table:table-cell>
          <table:table-cell office:value-type="float" office:value="7.6184452697432903E-2" table:style-name="ce1">
            <text:p>0.076184453</text:p>
          </table:table-cell>
          <table:table-cell office:value-type="float" office:value="0.140238477347921" table:style-name="ce1">
            <text:p>0.140238477</text:p>
          </table:table-cell>
          <table:table-cell office:value-type="float" office:value="9.58061481113575E-2" table:style-name="ce1">
            <text:p>0.095806148</text:p>
          </table:table-cell>
          <table:table-cell office:value-type="float" office:value="2.3557420966390001" table:style-name="ce1">
            <text:p>2.355742097</text:p>
          </table:table-cell>
          <table:table-cell office:value-type="float" office:value="7.7957890310618302E-3" table:style-name="ce1">
            <text:p>0.007795789</text:p>
          </table:table-cell>
          <table:table-cell office:value-type="float" office:value="111.959362505014" table:style-name="ce1">
            <text:p>111.9593625</text:p>
          </table:table-cell>
          <table:table-cell office:value-type="float" office:value="65.124781713514906" table:style-name="ce1">
            <text:p>65.12478171</text:p>
          </table:table-cell>
          <table:table-cell office:value-type="float" office:value="3.8511688311688301" table:style-name="ce1">
            <text:p>3.851168831</text:p>
          </table:table-cell>
          <table:table-cell office:value-type="float" office:value="16.4936708860759" table:style-name="ce1">
            <text:p>16.49367089</text:p>
          </table:table-cell>
          <table:table-cell office:value-type="float" office:value="1.38532876694086E-2" table:style-name="ce1">
            <text:p>0.013853288</text:p>
          </table:table-cell>
          <table:table-cell office:value-type="float" office:value="1.07496761412742E-2" table:style-name="ce1">
            <text:p>0.010749676</text:p>
          </table:table-cell>
          <table:table-cell office:value-type="float" office:value="1.2609211101726E-2" table:style-name="ce1">
            <text:p>0.012609211</text:p>
          </table:table-cell>
          <table:table-cell office:value-type="float" office:value="1.2887167471230001" table:style-name="ce1">
            <text:p>1.288716747</text:p>
          </table:table-cell>
          <table:table-cell office:value-type="string" table:style-name="ce1">
            <text:p>F6_S3_5_BDOC_VM_A</text:p>
          </table:table-cell>
          <table:table-cell office:value-type="float" office:value="8.7203917154635295" table:style-name="ce1">
            <text:p>8.720391715</text:p>
          </table:table-cell>
          <table:table-cell office:value-type="float" office:value="0.39349924367505201" table:style-name="ce1">
            <text:p>0.393499244</text:p>
          </table:table-cell>
          <table:table-cell office:value-type="float" office:value="0.204915537306988" table:style-name="ce1">
            <text:p>0.204915537</text:p>
          </table:table-cell>
          <table:table-cell office:value-type="float" office:value="3.2932413141601599E-2" table:style-name="ce1">
            <text:p>0.032932413</text:p>
          </table:table-cell>
          <table:table-cell office:value-type="float" office:value="0.10881111059082101" table:style-name="ce1">
            <text:p>0.108811111</text:p>
          </table:table-cell>
          <table:table-cell office:value-type="float" office:value="6.8213528392998796E-2" table:style-name="ce1">
            <text:p>0.068213528</text:p>
          </table:table-cell>
          <table:table-cell office:value-type="float" office:value="2.9997274687512201" table:style-name="ce1">
            <text:p>2.999727469</text:p>
          </table:table-cell>
          <table:table-cell office:value-type="float" office:value="9.6013731226779401E-16" table:style-name="ce1">
            <text:p>9.60137E-16</text:p>
          </table:table-cell>
          <table:table-cell office:value-type="float" office:value="79.770319374048995" table:style-name="ce1">
            <text:p>79.77031937</text:p>
          </table:table-cell>
          <table:table-cell office:value-type="float" office:value="46.590068184004799" table:style-name="ce1">
            <text:p>46.59006818</text:p>
          </table:table-cell>
          <table:table-cell office:value-type="float" office:value="3.81987609705731" table:style-name="ce1">
            <text:p>3.819876097</text:p>
          </table:table-cell>
          <table:table-cell office:value-type="float" office:value="98.014084507042298" table:style-name="ce1">
            <text:p>98.01408451</text:p>
          </table:table-cell>
          <table:table-cell office:value-type="float" office:value="1.36575820587817E-2" table:style-name="ce1">
            <text:p>0.013657582</text:p>
          </table:table-cell>
          <table:table-cell office:value-type="float" office:value="1.0468683358320199E-2" table:style-name="ce1">
            <text:p>0.010468683</text:p>
          </table:table-cell>
          <table:table-cell office:value-type="float" office:value="1.27124924845456E-2" table:style-name="ce1">
            <text:p>0.012712492</text:p>
          </table:table-cell>
          <table:table-cell office:value-type="float" office:value="1.3046131582465901" table:style-name="ce1">
            <text:p>1.304613158</text:p>
          </table:table-cell>
          <table:table-cell office:value-type="string" table:style-name="ce1">
            <text:p>F6_S3_5_DOC_VM_A</text:p>
          </table:table-cell>
          <table:table-cell office:value-type="float" office:value="1.55631583039273" table:style-name="ce1">
            <text:p>1.55631583</text:p>
          </table:table-cell>
          <table:table-cell office:value-type="float" office:value="1.0414027917509601" table:style-name="ce1">
            <text:p>1.041402792</text:p>
          </table:table-cell>
          <table:table-cell office:value-type="float" office:value="1.74761716758314" table:style-name="ce1">
            <text:p>1.747617168</text:p>
          </table:table-cell>
          <table:table-cell office:value-type="float" office:value="0.40806608466545002" table:style-name="ce1">
            <text:p>0.408066085</text:p>
          </table:table-cell>
          <table:table-cell office:value-type="float" office:value="0.22771580122724699" table:style-name="ce1">
            <text:p>0.227715801</text:p>
          </table:table-cell>
          <table:table-cell office:value-type="float" office:value="0.31244309645809826" table:style-name="ce1">
            <text:p>0.312443096</text:p>
          </table:table-cell>
          <table:table-cell office:value-type="float" office:value="0.20907010425555456" table:style-name="ce1">
            <text:p>0.209070104</text:p>
          </table:table-cell>
          <table:table-cell office:value-type="float" office:value="0.35084840017672941" table:style-name="ce1">
            <text:p>0.3508484</text:p>
          </table:table-cell>
          <table:table-cell office:value-type="float" office:value="8.1922594734663998E-2" table:style-name="ce1">
            <text:p>0.081922595</text:p>
          </table:table-cell>
          <table:table-cell office:value-type="float" office:value="4.5715804374953824E-2" table:style-name="ce1">
            <text:p>0.045715804</text:p>
          </table:table-cell>
          <table:table-cell office:value-type="string" table:style-name="ce1">
            <text:p>F6_S3_5_BDOC_VM_A</text:p>
          </table:table-cell>
          <table:table-cell office:value-type="float" office:value="1.0869117669664801" table:style-name="ce1">
            <text:p>1.086911767</text:p>
          </table:table-cell>
          <table:table-cell office:value-type="float" office:value="0.80497771124431305" table:style-name="ce1">
            <text:p>0.804977711</text:p>
          </table:table-cell>
          <table:table-cell office:value-type="float" office:value="0.89197894902826202" table:style-name="ce1">
            <text:p>0.891978949</text:p>
          </table:table-cell>
          <table:table-cell office:value-type="float" office:value="0.30481050783665897" table:style-name="ce1">
            <text:p>0.304810508</text:p>
          </table:table-cell>
          <table:table-cell office:value-type="float" office:value="0.13370824325813199" table:style-name="ce1">
            <text:p>0.133708243</text:p>
          </table:table-cell>
          <table:table-cell office:value-type="float" office:value="0.3373001774195471" table:style-name="ce1">
            <text:p>0.337300177</text:p>
          </table:table-cell>
          <table:table-cell office:value-type="float" office:value="0.24980788052307587" table:style-name="ce1">
            <text:p>0.249807881</text:p>
          </table:table-cell>
          <table:table-cell office:value-type="float" office:value="0.27680688249556185" table:style-name="ce1">
            <text:p>0.276806882</text:p>
          </table:table-cell>
          <table:table-cell office:value-type="float" office:value="9.4591522051134455E-2" table:style-name="ce1">
            <text:p>0.094591522</text:p>
          </table:table-cell>
          <table:table-cell office:value-type="float" office:value="4.1493537510680703E-2" table:style-name="ce1">
            <text:p>0.041493538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7.4000000953674316" table:style-name="ce1">
            <text:p>7.400000095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NE<text:s text:c="5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9000000953674321" table:style-name="ce1">
            <text:p>2.900000095</text:p>
          </table:table-cell>
          <table:table-cell office:value-type="float" office:value="990.20001220703125" table:style-name="ce1">
            <text:p>990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3_5_DOC_VM_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940" table:style-name="ce1">
            <text:p>940</text:p>
          </table:table-cell>
          <table:table-cell office:value-type="float" office:value="0.31759999999999999" table:style-name="ce1">
            <text:p>0.3176</text:p>
          </table:table-cell>
          <table:table-cell table:style-name="ce1"/>
          <table:table-cell office:value-type="string" table:style-name="ce1">
            <text:p>F6_S3_5_BDOC_VM_B</text:p>
          </table:table-cell>
          <table:table-cell office:value-type="float" office:value="0.1638" table:style-name="ce1">
            <text:p>0.1638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3_5_DOC_VM_B</text:p>
          </table:table-cell>
          <table:table-cell office:value-type="float" office:value="6.7121822516716403" table:style-name="ce1">
            <text:p>6.712182252</text:p>
          </table:table-cell>
          <table:table-cell office:value-type="float" office:value="0.66737497852301397" table:style-name="ce1">
            <text:p>0.667374979</text:p>
          </table:table-cell>
          <table:table-cell office:value-type="float" office:value="0.60449564131420197" table:style-name="ce1">
            <text:p>0.604495641</text:p>
          </table:table-cell>
          <table:table-cell office:value-type="float" office:value="6.1339664012152198E-2" table:style-name="ce1">
            <text:p>0.061339664</text:p>
          </table:table-cell>
          <table:table-cell office:value-type="float" office:value="0.24595634411360801" table:style-name="ce1">
            <text:p>0.245956344</text:p>
          </table:table-cell>
          <table:table-cell office:value-type="float" office:value="0.104095839328011" table:style-name="ce1">
            <text:p>0.104095839</text:p>
          </table:table-cell>
          <table:table-cell office:value-type="float" office:value="3.1261979141847598" table:style-name="ce1">
            <text:p>3.126197914</text:p>
          </table:table-cell>
          <table:table-cell office:value-type="float" office:value="4.7153424010350697E-17" table:style-name="ce1">
            <text:p>4.71534E-17</text:p>
          </table:table-cell>
          <table:table-cell office:value-type="float" office:value="113.661082535646" table:style-name="ce1">
            <text:p>113.6610825</text:p>
          </table:table-cell>
          <table:table-cell office:value-type="float" office:value="67.678458228554504" table:style-name="ce1">
            <text:p>67.67845823</text:p>
          </table:table-cell>
          <table:table-cell office:value-type="float" office:value="3.7121142655616302" table:style-name="ce1">
            <text:p>3.712114266</text:p>
          </table:table-cell>
          <table:table-cell office:value-type="float" office:value="52.958762886597903" table:style-name="ce1">
            <text:p>52.95876289</text:p>
          </table:table-cell>
          <table:table-cell office:value-type="float" office:value="1.3188563167526901E-2" table:style-name="ce1">
            <text:p>0.013188563</text:p>
          </table:table-cell>
          <table:table-cell office:value-type="float" office:value="1.0364293011710201E-2" table:style-name="ce1">
            <text:p>0.010364293</text:p>
          </table:table-cell>
          <table:table-cell office:value-type="float" office:value="1.2552917745915999E-2" table:style-name="ce1">
            <text:p>0.012552918</text:p>
          </table:table-cell>
          <table:table-cell office:value-type="float" office:value="1.27250002992251" table:style-name="ce1">
            <text:p>1.27250003</text:p>
          </table:table-cell>
          <table:table-cell office:value-type="string" table:style-name="ce1">
            <text:p>F6_S3_5_BDOC_VM_B</text:p>
          </table:table-cell>
          <table:table-cell office:value-type="float" office:value="7.6381622300993604" table:style-name="ce1">
            <text:p>7.63816223</text:p>
          </table:table-cell>
          <table:table-cell office:value-type="float" office:value="0.448158908523141" table:style-name="ce1">
            <text:p>0.448158909</text:p>
          </table:table-cell>
          <table:table-cell office:value-type="float" office:value="0.31351110653436398" table:style-name="ce1">
            <text:p>0.313511107</text:p>
          </table:table-cell>
          <table:table-cell office:value-type="float" office:value="2.6113122003550902E-2" table:style-name="ce1">
            <text:p>0.026113122</text:p>
          </table:table-cell>
          <table:table-cell office:value-type="float" office:value="0.186870007928405" table:style-name="ce1">
            <text:p>0.186870008</text:p>
          </table:table-cell>
          <table:table-cell office:value-type="float" office:value="6.7600029317091498E-2" table:style-name="ce1">
            <text:p>0.067600029</text:p>
          </table:table-cell>
          <table:table-cell office:value-type="float" office:value="2.1431990326929902" table:style-name="ce1">
            <text:p>2.143199033</text:p>
          </table:table-cell>
          <table:table-cell office:value-type="float" office:value="1.13926288820598E-2" table:style-name="ce1">
            <text:p>0.011392629</text:p>
          </table:table-cell>
          <table:table-cell office:value-type="float" office:value="88.597992032951396" table:style-name="ce1">
            <text:p>88.59799203</text:p>
          </table:table-cell>
          <table:table-cell office:value-type="float" office:value="51.940837352486199" table:style-name="ce1">
            <text:p>51.94083735</text:p>
          </table:table-cell>
          <table:table-cell office:value-type="float" office:value="3.8207933699599601" table:style-name="ce1">
            <text:p>3.82079337</text:p>
          </table:table-cell>
          <table:table-cell office:value-type="float" office:value="24.912903225806499" table:style-name="ce1">
            <text:p>24.91290323</text:p>
          </table:table-cell>
          <table:table-cell office:value-type="float" office:value="1.3635541582265201E-2" table:style-name="ce1">
            <text:p>0.013635542</text:p>
          </table:table-cell>
          <table:table-cell office:value-type="float" office:value="1.0477600502394701E-2" table:style-name="ce1">
            <text:p>0.010477601</text:p>
          </table:table-cell>
          <table:table-cell office:value-type="float" office:value="1.2743802252181901E-2" table:style-name="ce1">
            <text:p>0.012743802</text:p>
          </table:table-cell>
          <table:table-cell office:value-type="float" office:value="1.30139926399643" table:style-name="ce1">
            <text:p>1.301399264</text:p>
          </table:table-cell>
          <table:table-cell office:value-type="string" table:style-name="ce1">
            <text:p>F6_S3_5_DOC_VM_B</text:p>
          </table:table-cell>
          <table:table-cell office:value-type="float" office:value="1.6227740698542501" table:style-name="ce1">
            <text:p>1.62277407</text:p>
          </table:table-cell>
          <table:table-cell office:value-type="float" office:value="1.1760971309086199" table:style-name="ce1">
            <text:p>1.176097131</text:p>
          </table:table-cell>
          <table:table-cell office:value-type="float" office:value="1.6139479483949499" table:style-name="ce1">
            <text:p>1.613947948</text:p>
          </table:table-cell>
          <table:table-cell office:value-type="float" office:value="0.44746989191589198" table:style-name="ce1">
            <text:p>0.447469892</text:p>
          </table:table-cell>
          <table:table-cell office:value-type="float" office:value="0.57007966669879195" table:style-name="ce1">
            <text:p>0.570079667</text:p>
          </table:table-cell>
          <table:table-cell office:value-type="float" office:value="0.29883312850038496" table:style-name="ce1">
            <text:p>0.298833129</text:p>
          </table:table-cell>
          <table:table-cell office:value-type="float" office:value="0.21657776740376178" table:style-name="ce1">
            <text:p>0.216577767</text:p>
          </table:table-cell>
          <table:table-cell office:value-type="float" office:value="0.2972078021304338" table:style-name="ce1">
            <text:p>0.297207802</text:p>
          </table:table-cell>
          <table:table-cell office:value-type="float" office:value="8.2401383036003958E-2" table:style-name="ce1">
            <text:p>0.082401383</text:p>
          </table:table-cell>
          <table:table-cell office:value-type="float" office:value="0.10497991892941544" table:style-name="ce1">
            <text:p>0.104979919</text:p>
          </table:table-cell>
          <table:table-cell office:value-type="string" table:style-name="ce1">
            <text:p>F6_S3_5_BDOC_VM_B</text:p>
          </table:table-cell>
          <table:table-cell office:value-type="float" office:value="1.0944829088253001" table:style-name="ce1">
            <text:p>1.094482909</text:p>
          </table:table-cell>
          <table:table-cell office:value-type="float" office:value="0.88864440837203096" table:style-name="ce1">
            <text:p>0.888644408</text:p>
          </table:table-cell>
          <table:table-cell office:value-type="float" office:value="1.18161919202146" table:style-name="ce1">
            <text:p>1.181619192</text:p>
          </table:table-cell>
          <table:table-cell office:value-type="float" office:value="0.314834321809835" table:style-name="ce1">
            <text:p>0.314834322</text:p>
          </table:table-cell>
          <table:table-cell office:value-type="float" office:value="0.504708967746754" table:style-name="ce1">
            <text:p>0.504708968</text:p>
          </table:table-cell>
          <table:table-cell office:value-type="float" office:value="0.27469962379787299" table:style-name="ce1">
            <text:p>0.274699624</text:p>
          </table:table-cell>
          <table:table-cell office:value-type="float" office:value="0.22303709148997308" table:style-name="ce1">
            <text:p>0.223037091</text:p>
          </table:table-cell>
          <table:table-cell office:value-type="float" office:value="0.29656958998932381" table:style-name="ce1">
            <text:p>0.29656959</text:p>
          </table:table-cell>
          <table:table-cell office:value-type="float" office:value="7.9018931280200336E-2" table:style-name="ce1">
            <text:p>0.079018931</text:p>
          </table:table-cell>
          <table:table-cell office:value-type="float" office:value="0.12667476344262971" table:style-name="ce1">
            <text:p>0.126674763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.10000038146973" table:style-name="ce1">
            <text:p>10.10000038</text:p>
          </table:table-cell>
          <table:table-cell office:value-type="float" office:value="9.3999996185302734" table:style-name="ce1">
            <text:p>9.399999619</text:p>
          </table:table-cell>
          <table:table-cell office:value-type="float" office:value="7.4000000953674316" table:style-name="ce1">
            <text:p>7.400000095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NE<text:s text:c="5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9000000953674321" table:style-name="ce1">
            <text:p>2.900000095</text:p>
          </table:table-cell>
          <table:table-cell office:value-type="float" office:value="990.20001220703125" table:style-name="ce1">
            <text:p>990.2000122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4_5_DOC_VM_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79810000000000003" table:style-name="ce1">
            <text:p>0.7981</text:p>
          </table:table-cell>
          <table:table-cell office:value-type="float" office:value="0.52034999999999998" table:style-name="ce1">
            <text:p>0.52035</text:p>
          </table:table-cell>
          <table:table-cell office:value-type="string" table:style-name="ce1">
            <text:p>F6_S4_5_BDOC_VM_A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0.16335" table:style-name="ce1">
            <text:p>0.16335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68.607667915825886" table:style-name="ce1">
            <text:p>68.60766792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5_DOC_VM_A</text:p>
          </table:table-cell>
          <table:table-cell office:value-type="float" office:value="2.9115963693389499" table:style-name="ce1">
            <text:p>2.911596369</text:p>
          </table:table-cell>
          <table:table-cell office:value-type="float" office:value="0.69382532483189197" table:style-name="ce1">
            <text:p>0.693825325</text:p>
          </table:table-cell>
          <table:table-cell office:value-type="float" office:value="0.24921428348011401" table:style-name="ce1">
            <text:p>0.249214283</text:p>
          </table:table-cell>
          <table:table-cell office:value-type="float" office:value="5.4533545657591297E-2" table:style-name="ce1">
            <text:p>0.054533546</text:p>
          </table:table-cell>
          <table:table-cell office:value-type="float" office:value="0.114509937015043" table:style-name="ce1">
            <text:p>0.114509937</text:p>
          </table:table-cell>
          <table:table-cell office:value-type="float" office:value="9.5369287531724495E-2" table:style-name="ce1">
            <text:p>0.095369288</text:p>
          </table:table-cell>
          <table:table-cell office:value-type="float" office:value="2.0624280722369499" table:style-name="ce1">
            <text:p>2.062428072</text:p>
          </table:table-cell>
          <table:table-cell office:value-type="float" office:value="1.9822355351023901E-2" table:style-name="ce1">
            <text:p>0.019822355</text:p>
          </table:table-cell>
          <table:table-cell office:value-type="float" office:value="109.72475849571801" table:style-name="ce1">
            <text:p>109.7247585</text:p>
          </table:table-cell>
          <table:table-cell office:value-type="float" office:value="64.525013120244594" table:style-name="ce1">
            <text:p>64.52501312</text:p>
          </table:table-cell>
          <table:table-cell office:value-type="float" office:value="3.7167617376042101" table:style-name="ce1">
            <text:p>3.716761738</text:p>
          </table:table-cell>
          <table:table-cell office:value-type="float" office:value="20.539877300613501" table:style-name="ce1">
            <text:p>20.5398773</text:p>
          </table:table-cell>
          <table:table-cell office:value-type="float" office:value="1.3538680476077499E-2" table:style-name="ce1">
            <text:p>0.01353868</text:p>
          </table:table-cell>
          <table:table-cell office:value-type="float" office:value="1.01966592616285E-2" table:style-name="ce1">
            <text:p>0.010196659</text:p>
          </table:table-cell>
          <table:table-cell office:value-type="float" office:value="1.2412620364306201E-2" table:style-name="ce1">
            <text:p>0.01241262</text:p>
          </table:table-cell>
          <table:table-cell office:value-type="float" office:value="1.3277564865804099" table:style-name="ce1">
            <text:p>1.327756487</text:p>
          </table:table-cell>
          <table:table-cell office:value-type="string" table:style-name="ce1">
            <text:p>F6_S4_5_BDOC_VM_A</text:p>
          </table:table-cell>
          <table:table-cell office:value-type="float" office:value="7.9735756894801604" table:style-name="ce1">
            <text:p>7.973575689</text:p>
          </table:table-cell>
          <table:table-cell office:value-type="float" office:value="0.238549607060349" table:style-name="ce1">
            <text:p>0.238549607</text:p>
          </table:table-cell>
          <table:table-cell office:value-type="float" office:value="0.106758349631193" table:style-name="ce1">
            <text:p>0.10675835</text:p>
          </table:table-cell>
          <table:table-cell office:value-type="float" office:value="7.1054273576010003E-15" table:style-name="ce1">
            <text:p>7.10543E-15</text:p>
          </table:table-cell>
          <table:table-cell office:value-type="float" office:value="8.3673405784082902E-2" table:style-name="ce1">
            <text:p>0.083673406</text:p>
          </table:table-cell>
          <table:table-cell office:value-type="float" office:value="4.7398240778292702E-2" table:style-name="ce1">
            <text:p>0.047398241</text:p>
          </table:table-cell>
          <table:table-cell office:value-type="float" office:value="3.5176309702782702" table:style-name="ce1">
            <text:p>3.51763097</text:p>
          </table:table-cell>
          <table:table-cell office:value-type="float" office:value="0" table:style-name="ce1">
            <text:p>0</text:p>
          </table:table-cell>
          <table:table-cell office:value-type="float" office:value="61.578800670304098" table:style-name="ce1">
            <text:p>61.57880067</text:p>
          </table:table-cell>
          <table:table-cell office:value-type="float" office:value="35.605640821331299" table:style-name="ce1">
            <text:p>35.60564082</text:p>
          </table:table-cell>
          <table:table-cell office:value-type="float" office:value="3.9362626750362102" table:style-name="ce1">
            <text:p>3.936262675</text:p>
          </table:table-cell>
          <table:table-cell office:value-type="float" office:value="18.024999999999999" table:style-name="ce1">
            <text:p>18.025</text:p>
          </table:table-cell>
          <table:table-cell office:value-type="float" office:value="1.38855662623038E-2" table:style-name="ce1">
            <text:p>0.013885566</text:p>
          </table:table-cell>
          <table:table-cell office:value-type="float" office:value="1.07266087979178E-2" table:style-name="ce1">
            <text:p>0.010726609</text:p>
          </table:table-cell>
          <table:table-cell office:value-type="float" office:value="1.31717738925575E-2" table:style-name="ce1">
            <text:p>0.013171774</text:p>
          </table:table-cell>
          <table:table-cell office:value-type="float" office:value="1.29449731260818" table:style-name="ce1">
            <text:p>1.294497313</text:p>
          </table:table-cell>
          <table:table-cell office:value-type="string" table:style-name="ce1">
            <text:p>F6_S4_5_DOC_VM_A</text:p>
          </table:table-cell>
          <table:table-cell office:value-type="float" office:value="1.51816982634038" table:style-name="ce1">
            <text:p>1.518169826</text:p>
          </table:table-cell>
          <table:table-cell office:value-type="float" office:value="0.98014031674819901" table:style-name="ce1">
            <text:p>0.980140317</text:p>
          </table:table-cell>
          <table:table-cell office:value-type="float" office:value="1.39286976721787" table:style-name="ce1">
            <text:p>1.392869767</text:p>
          </table:table-cell>
          <table:table-cell office:value-type="float" office:value="0.38825469927460499" table:style-name="ce1">
            <text:p>0.388254699</text:p>
          </table:table-cell>
          <table:table-cell office:value-type="float" office:value="0.15254633240557899" table:style-name="ce1">
            <text:p>0.152546332</text:p>
          </table:table-cell>
          <table:table-cell office:value-type="float" office:value="0.34254881648021285" table:style-name="ce1">
            <text:p>0.342548816</text:p>
          </table:table-cell>
          <table:table-cell office:value-type="float" office:value="0.22115174446324484" table:style-name="ce1">
            <text:p>0.221151744</text:p>
          </table:table-cell>
          <table:table-cell office:value-type="float" office:value="0.31427702091911908" table:style-name="ce1">
            <text:p>0.314277021</text:p>
          </table:table-cell>
          <table:table-cell office:value-type="float" office:value="8.7602971302618016E-2" table:style-name="ce1">
            <text:p>0.087602971</text:p>
          </table:table-cell>
          <table:table-cell office:value-type="float" office:value="3.4419446834805245E-2" table:style-name="ce1">
            <text:p>0.034419447</text:p>
          </table:table-cell>
          <table:table-cell office:value-type="string" table:style-name="ce1">
            <text:p>F6_S4_5_BDOC_VM_A</text:p>
          </table:table-cell>
          <table:table-cell office:value-type="float" office:value="0.81184410855392897" table:style-name="ce1">
            <text:p>0.811844109</text:p>
          </table:table-cell>
          <table:table-cell office:value-type="float" office:value="0.59191348150832601" table:style-name="ce1">
            <text:p>0.591913482</text:p>
          </table:table-cell>
          <table:table-cell office:value-type="float" office:value="0.55271992987867902" table:style-name="ce1">
            <text:p>0.55271993</text:p>
          </table:table-cell>
          <table:table-cell office:value-type="float" office:value="0.22585942172611101" table:style-name="ce1">
            <text:p>0.225859422</text:p>
          </table:table-cell>
          <table:table-cell office:value-type="float" office:value="0.12733930157461201" table:style-name="ce1">
            <text:p>0.127339302</text:p>
          </table:table-cell>
          <table:table-cell office:value-type="float" office:value="0.35149692989632886" table:style-name="ce1">
            <text:p>0.35149693</text:p>
          </table:table-cell>
          <table:table-cell office:value-type="float" office:value="0.25627552053683883" table:style-name="ce1">
            <text:p>0.256275521</text:p>
          </table:table-cell>
          <table:table-cell office:value-type="float" office:value="0.23930623674897841" table:style-name="ce1">
            <text:p>0.239306237</text:p>
          </table:table-cell>
          <table:table-cell office:value-type="float" office:value="9.7788346910956975E-2" table:style-name="ce1">
            <text:p>0.097788347</text:p>
          </table:table-cell>
          <table:table-cell office:value-type="float" office:value="5.5132965906896911E-2" table:style-name="ce1">
            <text:p>0.055132966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1.60000038146973" table:style-name="ce1">
            <text:p>11.60000038</text:p>
          </table:table-cell>
          <table:table-cell office:value-type="float" office:value="10" table:style-name="ce1">
            <text:p>10</text:p>
          </table:table-cell>
          <table:table-cell office:value-type="float" office:value="7.5" table:style-name="ce1">
            <text:p>7.5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NE<text:s text:c="5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3.7000000476837158" table:style-name="ce1">
            <text:p>3.700000048</text:p>
          </table:table-cell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4_5_DOC_VM_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1270" table:style-name="ce1">
            <text:p>1270</text:p>
          </table:table-cell>
          <table:table-cell office:value-type="float" office:value="0.24260000000000001" table:style-name="ce1">
            <text:p>0.2426</text:p>
          </table:table-cell>
          <table:table-cell table:style-name="ce1"/>
          <table:table-cell office:value-type="string" table:style-name="ce1">
            <text:p>F6_S4_5_BDOC_VM_B</text:p>
          </table:table-cell>
          <table:table-cell office:value-type="float" office:value="0.1641" table:style-name="ce1">
            <text:p>0.1641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4_5_DOC_VM_B</text:p>
          </table:table-cell>
          <table:table-cell office:value-type="float" office:value="4.9734520573933896" table:style-name="ce1">
            <text:p>4.973452057</text:p>
          </table:table-cell>
          <table:table-cell office:value-type="float" office:value="0.50095258556285704" table:style-name="ce1">
            <text:p>0.500952586</text:p>
          </table:table-cell>
          <table:table-cell office:value-type="float" office:value="0.21746701758377199" table:style-name="ce1">
            <text:p>0.217467018</text:p>
          </table:table-cell>
          <table:table-cell office:value-type="float" office:value="5.6843418860808002E-14" table:style-name="ce1">
            <text:p>5.68434E-14</text:p>
          </table:table-cell>
          <table:table-cell office:value-type="float" office:value="0.111289850948424" table:style-name="ce1">
            <text:p>0.111289851</text:p>
          </table:table-cell>
          <table:table-cell office:value-type="float" office:value="6.4511506248678102E-2" table:style-name="ce1">
            <text:p>0.064511506</text:p>
          </table:table-cell>
          <table:table-cell office:value-type="float" office:value="3.7588077880750501" table:style-name="ce1">
            <text:p>3.758807788</text:p>
          </table:table-cell>
          <table:table-cell office:value-type="float" office:value="5.1680642527549396E-16" table:style-name="ce1">
            <text:p>5.16806E-16</text:p>
          </table:table-cell>
          <table:table-cell office:value-type="float" office:value="99.746889759410195" table:style-name="ce1">
            <text:p>99.74688976</text:p>
          </table:table-cell>
          <table:table-cell office:value-type="float" office:value="55.974747141593298" table:style-name="ce1">
            <text:p>55.97474714</text:p>
          </table:table-cell>
          <table:table-cell office:value-type="float" office:value="4.3288961799859402" table:style-name="ce1">
            <text:p>4.32889618</text:p>
          </table:table-cell>
          <table:table-cell office:value-type="float" office:value="166.43902439024399" table:style-name="ce1">
            <text:p>166.4390244</text:p>
          </table:table-cell>
          <table:table-cell office:value-type="float" office:value="1.48987189443023E-2" table:style-name="ce1">
            <text:p>0.014898719</text:p>
          </table:table-cell>
          <table:table-cell office:value-type="float" office:value="1.16140796841303E-2" table:style-name="ce1">
            <text:p>0.01161408</text:p>
          </table:table-cell>
          <table:table-cell office:value-type="float" office:value="1.44232687298123E-2" table:style-name="ce1">
            <text:p>0.014423269</text:p>
          </table:table-cell>
          <table:table-cell office:value-type="float" office:value="1.28281528536955" table:style-name="ce1">
            <text:p>1.282815285</text:p>
          </table:table-cell>
          <table:table-cell office:value-type="string" table:style-name="ce1">
            <text:p>F6_S4_5_BDOC_VM_B</text:p>
          </table:table-cell>
          <table:table-cell office:value-type="float" office:value="5.2679012911208902" table:style-name="ce1">
            <text:p>5.267901291</text:p>
          </table:table-cell>
          <table:table-cell office:value-type="float" office:value="0.74528342024174798" table:style-name="ce1">
            <text:p>0.74528342</text:p>
          </table:table-cell>
          <table:table-cell office:value-type="float" office:value="0.286462936007297" table:style-name="ce1">
            <text:p>0.286462936</text:p>
          </table:table-cell>
          <table:table-cell office:value-type="float" office:value="2.5874319098960499E-2" table:style-name="ce1">
            <text:p>0.025874319</text:p>
          </table:table-cell>
          <table:table-cell office:value-type="float" office:value="0.114689677501744" table:style-name="ce1">
            <text:p>0.114689678</text:p>
          </table:table-cell>
          <table:table-cell office:value-type="float" office:value="0.113662398941003" table:style-name="ce1">
            <text:p>0.113662399</text:p>
          </table:table-cell>
          <table:table-cell office:value-type="float" office:value="2.24388091936228" table:style-name="ce1">
            <text:p>2.243880919</text:p>
          </table:table-cell>
          <table:table-cell office:value-type="float" office:value="5.3057935488087698E-3" table:style-name="ce1">
            <text:p>0.005305794</text:p>
          </table:table-cell>
          <table:table-cell office:value-type="float" office:value="120.048014995974" table:style-name="ce1">
            <text:p>120.048015</text:p>
          </table:table-cell>
          <table:table-cell office:value-type="float" office:value="71.371366130080204" table:style-name="ce1">
            <text:p>71.37136613</text:p>
          </table:table-cell>
          <table:table-cell office:value-type="float" office:value="3.6836038423319" table:style-name="ce1">
            <text:p>3.683603842</text:p>
          </table:table-cell>
          <table:table-cell office:value-type="float" office:value="23.414736842105199" table:style-name="ce1">
            <text:p>23.41473684</text:p>
          </table:table-cell>
          <table:table-cell office:value-type="float" office:value="1.3261124747391899E-2" table:style-name="ce1">
            <text:p>0.013261125</text:p>
          </table:table-cell>
          <table:table-cell office:value-type="float" office:value="1.01856946378107E-2" table:style-name="ce1">
            <text:p>0.010185695</text:p>
          </table:table-cell>
          <table:table-cell office:value-type="float" office:value="1.2340012447422E-2" table:style-name="ce1">
            <text:p>0.012340012</text:p>
          </table:table-cell>
          <table:table-cell office:value-type="float" office:value="1.30193621730665" table:style-name="ce1">
            <text:p>1.301936217</text:p>
          </table:table-cell>
          <table:table-cell office:value-type="string" table:style-name="ce1">
            <text:p>F6_S4_5_DOC_VM_B</text:p>
          </table:table-cell>
          <table:table-cell office:value-type="float" office:value="1.3613980587216401" table:style-name="ce1">
            <text:p>1.361398059</text:p>
          </table:table-cell>
          <table:table-cell office:value-type="float" office:value="0.880467792017262" table:style-name="ce1">
            <text:p>0.880467792</text:p>
          </table:table-cell>
          <table:table-cell office:value-type="float" office:value="0.96434592474089598" table:style-name="ce1">
            <text:p>0.964345925</text:p>
          </table:table-cell>
          <table:table-cell office:value-type="float" office:value="0.32694958546186498" table:style-name="ce1">
            <text:p>0.326949585</text:p>
          </table:table-cell>
          <table:table-cell office:value-type="float" office:value="0.16228277107563199" table:style-name="ce1">
            <text:p>0.162282771</text:p>
          </table:table-cell>
          <table:table-cell office:value-type="float" office:value="0.36839903678329194" table:style-name="ce1">
            <text:p>0.368399037</text:p>
          </table:table-cell>
          <table:table-cell office:value-type="float" office:value="0.2382576384767657" table:style-name="ce1">
            <text:p>0.238257638</text:p>
          </table:table-cell>
          <table:table-cell office:value-type="float" office:value="0.26095535212826282" table:style-name="ce1">
            <text:p>0.260955352</text:p>
          </table:table-cell>
          <table:table-cell office:value-type="float" office:value="8.8473691870802923E-2" table:style-name="ce1">
            <text:p>0.088473692</text:p>
          </table:table-cell>
          <table:table-cell office:value-type="float" office:value="4.3914280740876444E-2" table:style-name="ce1">
            <text:p>0.043914281</text:p>
          </table:table-cell>
          <table:table-cell office:value-type="string" table:style-name="ce1">
            <text:p>F6_S4_5_BDOC_VM_B</text:p>
          </table:table-cell>
          <table:table-cell office:value-type="float" office:value="1.83153043287021" table:style-name="ce1">
            <text:p>1.831530433</text:p>
          </table:table-cell>
          <table:table-cell office:value-type="float" office:value="1.26061632226444" table:style-name="ce1">
            <text:p>1.260616322</text:p>
          </table:table-cell>
          <table:table-cell office:value-type="float" office:value="1.7650649492116299" table:style-name="ce1">
            <text:p>1.765064949</text:p>
          </table:table-cell>
          <table:table-cell office:value-type="float" office:value="0.49691761977938598" table:style-name="ce1">
            <text:p>0.49691762</text:p>
          </table:table-cell>
          <table:table-cell office:value-type="float" office:value="7.3269566668723599E-2" table:style-name="ce1">
            <text:p>0.073269567</text:p>
          </table:table-cell>
          <table:table-cell office:value-type="float" office:value="0.33746007428654928" table:style-name="ce1">
            <text:p>0.337460074</text:p>
          </table:table-cell>
          <table:table-cell office:value-type="float" office:value="0.23226896486319029" table:style-name="ce1">
            <text:p>0.232268965</text:p>
          </table:table-cell>
          <table:table-cell office:value-type="float" office:value="0.32521378743792378" table:style-name="ce1">
            <text:p>0.325213787</text:p>
          </table:table-cell>
          <table:table-cell office:value-type="float" office:value="9.1557232069716887E-2" table:style-name="ce1">
            <text:p>0.091557232</text:p>
          </table:table-cell>
          <table:table-cell office:value-type="float" office:value="1.3499941342619722E-2" table:style-name="ce1">
            <text:p>0.013499941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1.19999980926514" table:style-name="ce1">
            <text:p>11.19999981</text:p>
          </table:table-cell>
          <table:table-cell office:value-type="float" office:value="11.60000038146973" table:style-name="ce1">
            <text:p>11.60000038</text:p>
          </table:table-cell>
          <table:table-cell office:value-type="float" office:value="10" table:style-name="ce1">
            <text:p>10</text:p>
          </table:table-cell>
          <table:table-cell office:value-type="float" office:value="7.5" table:style-name="ce1">
            <text:p>7.5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NE<text:s text:c="5"/>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2.5999999046325679" table:style-name="ce1">
            <text:p>2.599999905</text:p>
          </table:table-cell>
          <table:table-cell office:value-type="float" office:value="3.7000000476837158" table:style-name="ce1">
            <text:p>3.700000048</text:p>
          </table:table-cell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5_5_DOC_VM_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29709999999999998" table:style-name="ce1">
            <text:p>0.2971</text:p>
          </table:table-cell>
          <table:table-cell office:value-type="float" office:value="0.3548" table:style-name="ce1">
            <text:p>0.3548</text:p>
          </table:table-cell>
          <table:table-cell office:value-type="string" table:style-name="ce1">
            <text:p>F6_S5_5_BDOC_VM_A</text:p>
          </table:table-cell>
          <table:table-cell office:value-type="float" office:value="0.1449" table:style-name="ce1">
            <text:p>0.1449</text:p>
          </table:table-cell>
          <table:table-cell office:value-type="float" office:value="0.14565" table:style-name="ce1">
            <text:p>0.14565</text:p>
          </table:table-cell>
          <table:table-cell office:value-type="float" office:value="0.20915" table:style-name="ce1">
            <text:p>0.20915</text:p>
          </table:table-cell>
          <table:table-cell office:value-type="float" office:value="58.948703494926725" table:style-name="ce1">
            <text:p>58.94870349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5_DOC_VM_A</text:p>
          </table:table-cell>
          <table:table-cell office:value-type="float" office:value="2.16822759524422" table:style-name="ce1">
            <text:p>2.168227595</text:p>
          </table:table-cell>
          <table:table-cell office:value-type="float" office:value="0.72198322641975199" table:style-name="ce1">
            <text:p>0.721983226</text:p>
          </table:table-cell>
          <table:table-cell office:value-type="float" office:value="0.31942885617266398" table:style-name="ce1">
            <text:p>0.319428856</text:p>
          </table:table-cell>
          <table:table-cell office:value-type="float" office:value="0.13373600031098901" table:style-name="ce1">
            <text:p>0.133736</text:p>
          </table:table-cell>
          <table:table-cell office:value-type="float" office:value="0.112404630960839" table:style-name="ce1">
            <text:p>0.112404631</text:p>
          </table:table-cell>
          <table:table-cell office:value-type="float" office:value="8.54975608160089E-2" table:style-name="ce1">
            <text:p>0.085497561</text:p>
          </table:table-cell>
          <table:table-cell office:value-type="float" office:value="2.36450432624485" table:style-name="ce1">
            <text:p>2.364504326</text:p>
          </table:table-cell>
          <table:table-cell office:value-type="float" office:value="1.9058328411054599E-2" table:style-name="ce1">
            <text:p>0.019058328</text:p>
          </table:table-cell>
          <table:table-cell office:value-type="float" office:value="108.66227994566501" table:style-name="ce1">
            <text:p>108.6622799</text:p>
          </table:table-cell>
          <table:table-cell office:value-type="float" office:value="64.590801265758699" table:style-name="ce1">
            <text:p>64.59080127</text:p>
          </table:table-cell>
          <table:table-cell office:value-type="float" office:value="3.6213183730715302" table:style-name="ce1">
            <text:p>3.621318373</text:p>
          </table:table-cell>
          <table:table-cell office:value-type="float" office:value="24.829787234042499" table:style-name="ce1">
            <text:p>24.82978723</text:p>
          </table:table-cell>
          <table:table-cell office:value-type="float" office:value="1.3302760441761499E-2" table:style-name="ce1">
            <text:p>0.01330276</text:p>
          </table:table-cell>
          <table:table-cell office:value-type="float" office:value="9.9240320120305495E-3" table:style-name="ce1">
            <text:p>0.009924032</text:p>
          </table:table-cell>
          <table:table-cell office:value-type="float" office:value="1.20716433691078E-2" table:style-name="ce1">
            <text:p>0.012071643</text:p>
          </table:table-cell>
          <table:table-cell office:value-type="float" office:value="1.34045924334333" table:style-name="ce1">
            <text:p>1.340459243</text:p>
          </table:table-cell>
          <table:table-cell office:value-type="string" table:style-name="ce1">
            <text:p>F6_S5_5_BDOC_VM_A</text:p>
          </table:table-cell>
          <table:table-cell office:value-type="float" office:value="72.484932356519707" table:style-name="ce1">
            <text:p>72.48493236</text:p>
          </table:table-cell>
          <table:table-cell office:value-type="float" office:value="0.31003500192667799" table:style-name="ce1">
            <text:p>0.310035002</text:p>
          </table:table-cell>
          <table:table-cell office:value-type="float" office:value="0.170553941671756" table:style-name="ce1">
            <text:p>0.170553942</text:p>
          </table:table-cell>
          <table:table-cell office:value-type="float" office:value="3.9031278209478198E-18" table:style-name="ce1">
            <text:p>3.90313E-18</text:p>
          </table:table-cell>
          <table:table-cell office:value-type="float" office:value="7.7685881193843898E-2" table:style-name="ce1">
            <text:p>0.077685881</text:p>
          </table:table-cell>
          <table:table-cell office:value-type="float" office:value="6.8722619571929003E-2" table:style-name="ce1">
            <text:p>0.06872262</text:p>
          </table:table-cell>
          <table:table-cell office:value-type="float" office:value="2.71536709415121" table:style-name="ce1">
            <text:p>2.715367094</text:p>
          </table:table-cell>
          <table:table-cell office:value-type="float" office:value="0" table:style-name="ce1">
            <text:p>0</text:p>
          </table:table-cell>
          <table:table-cell office:value-type="float" office:value="77.463348404687295" table:style-name="ce1">
            <text:p>77.4633484</text:p>
          </table:table-cell>
          <table:table-cell office:value-type="float" office:value="44.766640084171897" table:style-name="ce1">
            <text:p>44.76664008</text:p>
          </table:table-cell>
          <table:table-cell office:value-type="float" office:value="3.9349148085246299" table:style-name="ce1">
            <text:p>3.934914809</text:p>
          </table:table-cell>
          <table:table-cell office:value-type="float" office:value="37.261627906976798" table:style-name="ce1">
            <text:p>37.26162791</text:p>
          </table:table-cell>
          <table:table-cell office:value-type="float" office:value="1.39537060919162E-2" table:style-name="ce1">
            <text:p>0.013953706</text:p>
          </table:table-cell>
          <table:table-cell office:value-type="float" office:value="1.07304349533413E-2" table:style-name="ce1">
            <text:p>0.010730435</text:p>
          </table:table-cell>
          <table:table-cell office:value-type="float" office:value="1.3119784543887399E-2" table:style-name="ce1">
            <text:p>0.013119785</text:p>
          </table:table-cell>
          <table:table-cell office:value-type="float" office:value="1.3003858792854599" table:style-name="ce1">
            <text:p>1.300385879</text:p>
          </table:table-cell>
          <table:table-cell office:value-type="string" table:style-name="ce1">
            <text:p>F6_S5_5_DOC_VM_A</text:p>
          </table:table-cell>
          <table:table-cell office:value-type="float" office:value="1.4225987819644299" table:style-name="ce1">
            <text:p>1.422598782</text:p>
          </table:table-cell>
          <table:table-cell office:value-type="float" office:value="0.99959986816511004" table:style-name="ce1">
            <text:p>0.999599868</text:p>
          </table:table-cell>
          <table:table-cell office:value-type="float" office:value="1.8310259711866399" table:style-name="ce1">
            <text:p>1.831025971</text:p>
          </table:table-cell>
          <table:table-cell office:value-type="float" office:value="0.40093603011694001" table:style-name="ce1">
            <text:p>0.40093603</text:p>
          </table:table-cell>
          <table:table-cell office:value-type="float" office:value="7.4771524413837706E-2" table:style-name="ce1">
            <text:p>0.074771524</text:p>
          </table:table-cell>
          <table:table-cell office:value-type="float" office:value="0.30082875563966843" table:style-name="ce1">
            <text:p>0.300828756</text:p>
          </table:table-cell>
          <table:table-cell office:value-type="float" office:value="0.21137961615744266" table:style-name="ce1">
            <text:p>0.211379616</text:p>
          </table:table-cell>
          <table:table-cell office:value-type="float" office:value="0.38719649660839145" table:style-name="ce1">
            <text:p>0.387196497</text:p>
          </table:table-cell>
          <table:table-cell office:value-type="float" office:value="8.4783628778759515E-2" table:style-name="ce1">
            <text:p>0.084783629</text:p>
          </table:table-cell>
          <table:table-cell office:value-type="float" office:value="1.5811502815737895E-2" table:style-name="ce1">
            <text:p>0.015811503</text:p>
          </table:table-cell>
          <table:table-cell office:value-type="string" table:style-name="ce1">
            <text:p>F6_S5_5_BDOC_VM_A</text:p>
          </table:table-cell>
          <table:table-cell office:value-type="float" office:value="1.02953907200186" table:style-name="ce1">
            <text:p>1.029539072</text:p>
          </table:table-cell>
          <table:table-cell office:value-type="float" office:value="0.77020345314893601" table:style-name="ce1">
            <text:p>0.770203453</text:p>
          </table:table-cell>
          <table:table-cell office:value-type="float" office:value="0.74423972600007005" table:style-name="ce1">
            <text:p>0.744239726</text:p>
          </table:table-cell>
          <table:table-cell office:value-type="float" office:value="0.28854269790315301" table:style-name="ce1">
            <text:p>0.288542698</text:p>
          </table:table-cell>
          <table:table-cell office:value-type="float" office:value="4.1325636794292402E-2" table:style-name="ce1">
            <text:p>0.041325637</text:p>
          </table:table-cell>
          <table:table-cell office:value-type="float" office:value="0.35824377129124746" table:style-name="ce1">
            <text:p>0.358243771</text:p>
          </table:table-cell>
          <table:table-cell office:value-type="float" office:value="0.26800400025723159" table:style-name="ce1">
            <text:p>0.268004</text:p>
          </table:table-cell>
          <table:table-cell office:value-type="float" office:value="0.25896952669179324" table:style-name="ce1">
            <text:p>0.258969527</text:p>
          </table:table-cell>
          <table:table-cell office:value-type="float" office:value="0.10040281819939506" table:style-name="ce1">
            <text:p>0.100402818</text:p>
          </table:table-cell>
          <table:table-cell office:value-type="float" office:value="1.4379883560332618E-2" table:style-name="ce1">
            <text:p>0.014379884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.10000038146973" table:style-name="ce1">
            <text:p>12.10000038</text:p>
          </table:table-cell>
          <table:table-cell office:value-type="float" office:value="12.30000019073486" table:style-name="ce1">
            <text:p>12.30000019</text:p>
          </table:table-cell>
          <table:table-cell office:value-type="float" office:value="11" table:style-name="ce1">
            <text:p>1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NE<text:s text:c="5"/></text:p>
          </table:table-cell>
          <table:table-cell office:value-type="float" office:value="1.5" table:style-name="ce1">
            <text:p>1.5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3.7999999523162842" table:style-name="ce1">
            <text:p>3.799999952</text:p>
          </table:table-cell>
          <table:table-cell office:value-type="float" office:value="990.0999755859375" table:style-name="ce1">
            <text:p>990.099975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5_5_DOC_VM_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1900" table:style-name="ce1">
            <text:p>1900</text:p>
          </table:table-cell>
          <table:table-cell office:value-type="float" office:value="0.41249999999999998" table:style-name="ce1">
            <text:p>0.4125</text:p>
          </table:table-cell>
          <table:table-cell table:style-name="ce1"/>
          <table:table-cell office:value-type="string" table:style-name="ce1">
            <text:p>F6_S5_5_BDOC_VM_B</text:p>
          </table:table-cell>
          <table:table-cell office:value-type="float" office:value="0.1464" table:style-name="ce1">
            <text:p>0.1464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5_5_DOC_VM_B</text:p>
          </table:table-cell>
          <table:table-cell office:value-type="float" office:value="4.2689272399542002" table:style-name="ce1">
            <text:p>4.26892724</text:p>
          </table:table-cell>
          <table:table-cell office:value-type="float" office:value="0.66608462585338701" table:style-name="ce1">
            <text:p>0.666084626</text:p>
          </table:table-cell>
          <table:table-cell office:value-type="float" office:value="0.13097499566853801" table:style-name="ce1">
            <text:p>0.130974996</text:p>
          </table:table-cell>
          <table:table-cell office:value-type="float" office:value="0.15428718387624901" table:style-name="ce1">
            <text:p>0.154287184</text:p>
          </table:table-cell>
          <table:table-cell office:value-type="float" office:value="8.7435385943692295E-2" table:style-name="ce1">
            <text:p>0.087435386</text:p>
          </table:table-cell>
          <table:table-cell office:value-type="float" office:value="7.4225861664672294E-2" table:style-name="ce1">
            <text:p>0.074225862</text:p>
          </table:table-cell>
          <table:table-cell office:value-type="float" office:value="2.4374910964813399" table:style-name="ce1">
            <text:p>2.437491096</text:p>
          </table:table-cell>
          <table:table-cell office:value-type="float" office:value="3.7464784786976402E-2" table:style-name="ce1">
            <text:p>0.037464785</text:p>
          </table:table-cell>
          <table:table-cell office:value-type="float" office:value="95.256848828071796" table:style-name="ce1">
            <text:p>95.25684883</text:p>
          </table:table-cell>
          <table:table-cell office:value-type="float" office:value="55.5602818248544" table:style-name="ce1">
            <text:p>55.56028182</text:p>
          </table:table-cell>
          <table:table-cell office:value-type="float" office:value="3.8228494740032" table:style-name="ce1">
            <text:p>3.822849474</text:p>
          </table:table-cell>
          <table:table-cell office:value-type="float" office:value="28.5938566552901" table:style-name="ce1">
            <text:p>28.59385666</text:p>
          </table:table-cell>
          <table:table-cell office:value-type="float" office:value="1.37569528549097E-2" table:style-name="ce1">
            <text:p>0.013756953</text:p>
          </table:table-cell>
          <table:table-cell office:value-type="float" office:value="1.0389725203388499E-2" table:style-name="ce1">
            <text:p>0.010389725</text:p>
          </table:table-cell>
          <table:table-cell office:value-type="float" office:value="1.27561716891145E-2" table:style-name="ce1">
            <text:p>0.012756172</text:p>
          </table:table-cell>
          <table:table-cell office:value-type="float" office:value="1.3240920799736899" table:style-name="ce1">
            <text:p>1.32409208</text:p>
          </table:table-cell>
          <table:table-cell office:value-type="string" table:style-name="ce1">
            <text:p>F6_S5_5_BDOC_VM_B</text:p>
          </table:table-cell>
          <table:table-cell office:value-type="float" office:value="7.2086878244663497" table:style-name="ce1">
            <text:p>7.208687824</text:p>
          </table:table-cell>
          <table:table-cell office:value-type="float" office:value="0.65161658315958004" table:style-name="ce1">
            <text:p>0.651616583</text:p>
          </table:table-cell>
          <table:table-cell office:value-type="float" office:value="0.17005824215402801" table:style-name="ce1">
            <text:p>0.170058242</text:p>
          </table:table-cell>
          <table:table-cell office:value-type="float" office:value="5.9919557799503302E-2" table:style-name="ce1">
            <text:p>0.059919558</text:p>
          </table:table-cell>
          <table:table-cell office:value-type="float" office:value="0.10357290702866399" table:style-name="ce1">
            <text:p>0.103572907</text:p>
          </table:table-cell>
          <table:table-cell office:value-type="float" office:value="9.7869810412461802E-2" table:style-name="ce1">
            <text:p>0.09786981</text:p>
          </table:table-cell>
          <table:table-cell office:value-type="float" office:value="1.5248350820840399" table:style-name="ce1">
            <text:p>1.524835082</text:p>
          </table:table-cell>
          <table:table-cell office:value-type="float" office:value="9.8500165827892106E-3" table:style-name="ce1">
            <text:p>0.009850017</text:p>
          </table:table-cell>
          <table:table-cell office:value-type="float" office:value="118.37261022354799" table:style-name="ce1">
            <text:p>118.3726102</text:p>
          </table:table-cell>
          <table:table-cell office:value-type="float" office:value="70.870279755081" table:style-name="ce1">
            <text:p>70.87027976</text:p>
          </table:table-cell>
          <table:table-cell office:value-type="float" office:value="3.6184158415841599" table:style-name="ce1">
            <text:p>3.618415842</text:p>
          </table:table-cell>
          <table:table-cell office:value-type="float" office:value="21.678160919540201" table:style-name="ce1">
            <text:p>21.67816092</text:p>
          </table:table-cell>
          <table:table-cell office:value-type="float" office:value="1.30121506049638E-2" table:style-name="ce1">
            <text:p>0.013012151</text:p>
          </table:table-cell>
          <table:table-cell office:value-type="float" office:value="1.0060786066819099E-2" table:style-name="ce1">
            <text:p>0.010060786</text:p>
          </table:table-cell>
          <table:table-cell office:value-type="float" office:value="1.21735187783239E-2" table:style-name="ce1">
            <text:p>0.012173519</text:p>
          </table:table-cell>
          <table:table-cell office:value-type="float" office:value="1.2933532746390899" table:style-name="ce1">
            <text:p>1.293353275</text:p>
          </table:table-cell>
          <table:table-cell office:value-type="string" table:style-name="ce1">
            <text:p>F6_S5_5_DOC_VM_B</text:p>
          </table:table-cell>
          <table:table-cell office:value-type="float" office:value="1.2340282242131899" table:style-name="ce1">
            <text:p>1.234028224</text:p>
          </table:table-cell>
          <table:table-cell office:value-type="float" office:value="0.82897104490062301" table:style-name="ce1">
            <text:p>0.828971045</text:p>
          </table:table-cell>
          <table:table-cell office:value-type="float" office:value="1.50690349270552" table:style-name="ce1">
            <text:p>1.506903493</text:p>
          </table:table-cell>
          <table:table-cell office:value-type="float" office:value="0.32919586324507499" table:style-name="ce1">
            <text:p>0.329195863</text:p>
          </table:table-cell>
          <table:table-cell office:value-type="float" office:value="0" table:style-name="ce1">
            <text:p>0</text:p>
          </table:table-cell>
          <table:table-cell office:value-type="float" office:value="0.3164906412678406" table:style-name="ce1">
            <text:p>0.316490641</text:p>
          </table:table-cell>
          <table:table-cell office:value-type="float" office:value="0.21260581601393311" table:style-name="ce1">
            <text:p>0.212605816</text:p>
          </table:table-cell>
          <table:table-cell office:value-type="float" office:value="0.38647483370098856" table:style-name="ce1">
            <text:p>0.386474834</text:p>
          </table:table-cell>
          <table:table-cell office:value-type="float" office:value="8.4428709017237827E-2" table:style-name="ce1">
            <text:p>0.0844287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5_5_BDOC_VM_B</text:p>
          </table:table-cell>
          <table:table-cell office:value-type="float" office:value="1.79653122423055" table:style-name="ce1">
            <text:p>1.796531224</text:p>
          </table:table-cell>
          <table:table-cell office:value-type="float" office:value="1.2140656118486901" table:style-name="ce1">
            <text:p>1.214065612</text:p>
          </table:table-cell>
          <table:table-cell office:value-type="float" office:value="1.5393186704048001" table:style-name="ce1">
            <text:p>1.53931867</text:p>
          </table:table-cell>
          <table:table-cell office:value-type="float" office:value="0.491243412570469" table:style-name="ce1">
            <text:p>0.491243413</text:p>
          </table:table-cell>
          <table:table-cell office:value-type="float" office:value="0" table:style-name="ce1">
            <text:p>0</text:p>
          </table:table-cell>
          <table:table-cell office:value-type="float" office:value="0.35637266213529667" table:style-name="ce1">
            <text:p>0.356372662</text:p>
          </table:table-cell>
          <table:table-cell office:value-type="float" office:value="0.2408306564706342" table:style-name="ce1">
            <text:p>0.240830656</text:p>
          </table:table-cell>
          <table:table-cell office:value-type="float" office:value="0.30535015759699674" table:style-name="ce1">
            <text:p>0.305350158</text:p>
          </table:table-cell>
          <table:table-cell office:value-type="float" office:value="9.7446523797072401E-2" table:style-name="ce1">
            <text:p>0.097446524</text:p>
          </table:table-cell>
          <table:table-cell office:value-type="float" office:value="0" table:style-name="ce1">
            <text:p>0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.10000038146973" table:style-name="ce1">
            <text:p>12.10000038</text:p>
          </table:table-cell>
          <table:table-cell office:value-type="float" office:value="12.30000019073486" table:style-name="ce1">
            <text:p>12.30000019</text:p>
          </table:table-cell>
          <table:table-cell office:value-type="float" office:value="11" table:style-name="ce1">
            <text:p>1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NE<text:s text:c="5"/></text:p>
          </table:table-cell>
          <table:table-cell office:value-type="float" office:value="1.5" table:style-name="ce1">
            <text:p>1.5</text:p>
          </table:table-cell>
          <table:table-cell office:value-type="float" office:value="2.2999999523162842" table:style-name="ce1">
            <text:p>2.299999952</text:p>
          </table:table-cell>
          <table:table-cell office:value-type="float" office:value="3.7999999523162842" table:style-name="ce1">
            <text:p>3.799999952</text:p>
          </table:table-cell>
          <table:table-cell office:value-type="float" office:value="990.0999755859375" table:style-name="ce1">
            <text:p>990.099975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6_5_DOC_VM_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29010000000000002" table:style-name="ce1">
            <text:p>0.2901</text:p>
          </table:table-cell>
          <table:table-cell office:value-type="float" office:value="0.38005" table:style-name="ce1">
            <text:p>0.38005</text:p>
          </table:table-cell>
          <table:table-cell office:value-type="string" table:style-name="ce1">
            <text:p>F6_S6_5_BDOC_VM_A</text:p>
          </table:table-cell>
          <table:table-cell office:value-type="float" office:value="0.16739999999999999" table:style-name="ce1">
            <text:p>0.1674</text:p>
          </table:table-cell>
          <table:table-cell office:value-type="float" office:value="0.17509999999999998" table:style-name="ce1">
            <text:p>0.1751</text:p>
          </table:table-cell>
          <table:table-cell office:value-type="float" office:value="0.20495000000000002" table:style-name="ce1">
            <text:p>0.20495</text:p>
          </table:table-cell>
          <table:table-cell office:value-type="float" office:value="53.92711485330878" table:style-name="ce1">
            <text:p>53.92711485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5_DOC_VM_A</text:p>
          </table:table-cell>
          <table:table-cell office:value-type="float" office:value="7.6811245431364901" table:style-name="ce1">
            <text:p>7.681124543</text:p>
          </table:table-cell>
          <table:table-cell office:value-type="float" office:value="0.51196671602687605" table:style-name="ce1">
            <text:p>0.511966716</text:p>
          </table:table-cell>
          <table:table-cell office:value-type="float" office:value="0.213641473179109" table:style-name="ce1">
            <text:p>0.213641473</text:p>
          </table:table-cell>
          <table:table-cell office:value-type="float" office:value="6.7157914380800293E-2" table:style-name="ce1">
            <text:p>0.067157914</text:p>
          </table:table-cell>
          <table:table-cell office:value-type="float" office:value="0.11873807768672601" table:style-name="ce1">
            <text:p>0.118738078</text:p>
          </table:table-cell>
          <table:table-cell office:value-type="float" office:value="7.8771295457556803E-2" table:style-name="ce1">
            <text:p>0.078771295</text:p>
          </table:table-cell>
          <table:table-cell office:value-type="float" office:value="1.94792764549207" table:style-name="ce1">
            <text:p>1.947927645</text:p>
          </table:table-cell>
          <table:table-cell office:value-type="float" office:value="8.6141508459209593E-3" table:style-name="ce1">
            <text:p>0.008614151</text:p>
          </table:table-cell>
          <table:table-cell office:value-type="float" office:value="93.468507739179699" table:style-name="ce1">
            <text:p>93.46850774</text:p>
          </table:table-cell>
          <table:table-cell office:value-type="float" office:value="54.002199245261799" table:style-name="ce1">
            <text:p>54.00219925</text:p>
          </table:table-cell>
          <table:table-cell office:value-type="float" office:value="3.9494328276616102" table:style-name="ce1">
            <text:p>3.949432828</text:p>
          </table:table-cell>
          <table:table-cell office:value-type="float" office:value="16.626760563380302" table:style-name="ce1">
            <text:p>16.62676056</text:p>
          </table:table-cell>
          <table:table-cell office:value-type="float" office:value="1.39849467646888E-2" table:style-name="ce1">
            <text:p>0.013984947</text:p>
          </table:table-cell>
          <table:table-cell office:value-type="float" office:value="1.1127139650958099E-2" table:style-name="ce1">
            <text:p>0.01112714</text:p>
          </table:table-cell>
          <table:table-cell office:value-type="float" office:value="1.30275541313801E-2" table:style-name="ce1">
            <text:p>0.013027554</text:p>
          </table:table-cell>
          <table:table-cell office:value-type="float" office:value="1.2568321422554201" table:style-name="ce1">
            <text:p>1.256832142</text:p>
          </table:table-cell>
          <table:table-cell office:value-type="string" table:style-name="ce1">
            <text:p>F6_S6_5_BDOC_VM_A</text:p>
          </table:table-cell>
          <table:table-cell office:value-type="float" office:value="5.2319784122567397" table:style-name="ce1">
            <text:p>5.231978412</text:p>
          </table:table-cell>
          <table:table-cell office:value-type="float" office:value="0.31530570925448798" table:style-name="ce1">
            <text:p>0.315305709</text:p>
          </table:table-cell>
          <table:table-cell office:value-type="float" office:value="0.23263454428286001" table:style-name="ce1">
            <text:p>0.232634544</text:p>
          </table:table-cell>
          <table:table-cell office:value-type="float" office:value="1.8408358029120098E-2" table:style-name="ce1">
            <text:p>0.018408358</text:p>
          </table:table-cell>
          <table:table-cell office:value-type="float" office:value="0.107130182315956" table:style-name="ce1">
            <text:p>0.107130182</text:p>
          </table:table-cell>
          <table:table-cell office:value-type="float" office:value="5.2701691988218599E-2" table:style-name="ce1">
            <text:p>0.052701692</text:p>
          </table:table-cell>
          <table:table-cell office:value-type="float" office:value="3.6177504034202199" table:style-name="ce1">
            <text:p>3.617750403</text:p>
          </table:table-cell>
          <table:table-cell office:value-type="float" office:value="0" table:style-name="ce1">
            <text:p>0</text:p>
          </table:table-cell>
          <table:table-cell office:value-type="float" office:value="69.979946852456706" table:style-name="ce1">
            <text:p>69.97994685</text:p>
          </table:table-cell>
          <table:table-cell office:value-type="float" office:value="39.885159687024498" table:style-name="ce1">
            <text:p>39.88515969</text:p>
          </table:table-cell>
          <table:table-cell office:value-type="float" office:value="4.0798063014904704" table:style-name="ce1">
            <text:p>4.079806301</text:p>
          </table:table-cell>
          <table:table-cell office:value-type="float" office:value="-139.36842105263199" table:style-name="ce1">
            <text:p>-139.3684211</text:p>
          </table:table-cell>
          <table:table-cell office:value-type="float" office:value="1.42709143707891E-2" table:style-name="ce1">
            <text:p>0.014270914</text:p>
          </table:table-cell>
          <table:table-cell office:value-type="float" office:value="1.11137740522143E-2" table:style-name="ce1">
            <text:p>0.011113774</text:p>
          </table:table-cell>
          <table:table-cell office:value-type="float" office:value="1.3570721304395E-2" table:style-name="ce1">
            <text:p>0.013570721</text:p>
          </table:table-cell>
          <table:table-cell office:value-type="float" office:value="1.2840745460310801" table:style-name="ce1">
            <text:p>1.284074546</text:p>
          </table:table-cell>
          <table:table-cell office:value-type="string" table:style-name="ce1">
            <text:p>F6_S6_5_DOC_VM_A</text:p>
          </table:table-cell>
          <table:table-cell office:value-type="float" office:value="1.1911271574744799" table:style-name="ce1">
            <text:p>1.191127157</text:p>
          </table:table-cell>
          <table:table-cell office:value-type="float" office:value="0.86448126666359004" table:style-name="ce1">
            <text:p>0.864481267</text:p>
          </table:table-cell>
          <table:table-cell office:value-type="float" office:value="1.3214518803708799" table:style-name="ce1">
            <text:p>1.32145188</text:p>
          </table:table-cell>
          <table:table-cell office:value-type="float" office:value="0.33003245121809199" table:style-name="ce1">
            <text:p>0.330032451</text:p>
          </table:table-cell>
          <table:table-cell office:value-type="float" office:value="0.131720569549552" table:style-name="ce1">
            <text:p>0.13172057</text:p>
          </table:table-cell>
          <table:table-cell office:value-type="float" office:value="0.31028525133835649" table:style-name="ce1">
            <text:p>0.310285251</text:p>
          </table:table-cell>
          <table:table-cell office:value-type="float" office:value="0.22519492181905004" table:style-name="ce1">
            <text:p>0.225194922</text:p>
          </table:table-cell>
          <table:table-cell office:value-type="float" office:value="0.34423447258292167" table:style-name="ce1">
            <text:p>0.344234473</text:p>
          </table:table-cell>
          <table:table-cell office:value-type="float" office:value="8.5972518914894755E-2" table:style-name="ce1">
            <text:p>0.085972519</text:p>
          </table:table-cell>
          <table:table-cell office:value-type="float" office:value="3.4312835344777096E-2" table:style-name="ce1">
            <text:p>0.034312835</text:p>
          </table:table-cell>
          <table:table-cell office:value-type="string" table:style-name="ce1">
            <text:p>F6_S6_5_BDOC_VM_A</text:p>
          </table:table-cell>
          <table:table-cell office:value-type="float" office:value="0.94729100777378195" table:style-name="ce1">
            <text:p>0.947291008</text:p>
          </table:table-cell>
          <table:table-cell office:value-type="float" office:value="0.679285811406249" table:style-name="ce1">
            <text:p>0.679285811</text:p>
          </table:table-cell>
          <table:table-cell office:value-type="float" office:value="0.64108578945460104" table:style-name="ce1">
            <text:p>0.641085789</text:p>
          </table:table-cell>
          <table:table-cell office:value-type="float" office:value="0.25628875644823401" table:style-name="ce1">
            <text:p>0.256288756</text:p>
          </table:table-cell>
          <table:table-cell office:value-type="float" office:value="0.20541837015728301" table:style-name="ce1">
            <text:p>0.20541837</text:p>
          </table:table-cell>
          <table:table-cell office:value-type="float" office:value="0.34707317060890347" table:style-name="ce1">
            <text:p>0.347073171</text:p>
          </table:table-cell>
          <table:table-cell office:value-type="float" office:value="0.24888009954667453" table:style-name="ce1">
            <text:p>0.2488801</text:p>
          </table:table-cell>
          <table:table-cell office:value-type="float" office:value="0.23488418632963037" table:style-name="ce1">
            <text:p>0.234884186</text:p>
          </table:table-cell>
          <table:table-cell office:value-type="float" office:value="9.3900343782365545E-2" table:style-name="ce1">
            <text:p>0.093900344</text:p>
          </table:table-cell>
          <table:table-cell office:value-type="float" office:value="7.5262199732426094E-2" table:style-name="ce1">
            <text:p>0.0752622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3.10000038146973" table:style-name="ce1">
            <text:p>13.10000038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E<text:s text:c="7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990.0999755859375" table:style-name="ce1">
            <text:p>990.099975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6_5_DOC_VM_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2530" table:style-name="ce1">
            <text:p>2530</text:p>
          </table:table-cell>
          <table:table-cell office:value-type="float" office:value="0.47" table:style-name="ce1">
            <text:p>0.47</text:p>
          </table:table-cell>
          <table:table-cell table:style-name="ce1"/>
          <table:table-cell office:value-type="string" table:style-name="ce1">
            <text:p>F6_S6_5_BDOC_VM_B</text:p>
          </table:table-cell>
          <table:table-cell office:value-type="float" office:value="0.18279999999999999" table:style-name="ce1">
            <text:p>0.1828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6_5_DOC_VM_B</text:p>
          </table:table-cell>
          <table:table-cell office:value-type="float" office:value="2.32278345451321" table:style-name="ce1">
            <text:p>2.322783455</text:p>
          </table:table-cell>
          <table:table-cell office:value-type="float" office:value="0.54552251338678004" table:style-name="ce1">
            <text:p>0.545522513</text:p>
          </table:table-cell>
          <table:table-cell office:value-type="float" office:value="0.28230634027534102" table:style-name="ce1">
            <text:p>0.28230634</text:p>
          </table:table-cell>
          <table:table-cell office:value-type="float" office:value="0.113048051131898" table:style-name="ce1">
            <text:p>0.113048051</text:p>
          </table:table-cell>
          <table:table-cell office:value-type="float" office:value="0.126560630359705" table:style-name="ce1">
            <text:p>0.12656063</text:p>
          </table:table-cell>
          <table:table-cell office:value-type="float" office:value="8.5623271510044702E-2" table:style-name="ce1">
            <text:p>0.085623272</text:p>
          </table:table-cell>
          <table:table-cell office:value-type="float" office:value="1.74588509185857" table:style-name="ce1">
            <text:p>1.745885092</text:p>
          </table:table-cell>
          <table:table-cell office:value-type="float" office:value="3.8320760772054901E-2" table:style-name="ce1">
            <text:p>0.038320761</text:p>
          </table:table-cell>
          <table:table-cell office:value-type="float" office:value="100.062672857878" table:style-name="ce1">
            <text:p>100.0626729</text:p>
          </table:table-cell>
          <table:table-cell office:value-type="float" office:value="57.902339805156899" table:style-name="ce1">
            <text:p>57.90233981</text:p>
          </table:table-cell>
          <table:table-cell office:value-type="float" office:value="3.9149438865918502" table:style-name="ce1">
            <text:p>3.914943887</text:p>
          </table:table-cell>
          <table:table-cell office:value-type="float" office:value="19.193548387096801" table:style-name="ce1">
            <text:p>19.19354839</text:p>
          </table:table-cell>
          <table:table-cell office:value-type="float" office:value="1.3923404561781001E-2" table:style-name="ce1">
            <text:p>0.013923405</text:p>
          </table:table-cell>
          <table:table-cell office:value-type="float" office:value="1.06682925456864E-2" table:style-name="ce1">
            <text:p>0.010668293</text:p>
          </table:table-cell>
          <table:table-cell office:value-type="float" office:value="1.29607316290343E-2" table:style-name="ce1">
            <text:p>0.012960732</text:p>
          </table:table-cell>
          <table:table-cell office:value-type="float" office:value="1.30512024320243" table:style-name="ce1">
            <text:p>1.305120243</text:p>
          </table:table-cell>
          <table:table-cell office:value-type="string" table:style-name="ce1">
            <text:p>F6_S6_5_BDOC_VM_B</text:p>
          </table:table-cell>
          <table:table-cell office:value-type="float" office:value="6.5172211826638096" table:style-name="ce1">
            <text:p>6.517221183</text:p>
          </table:table-cell>
          <table:table-cell office:value-type="float" office:value="0.87175640273335397" table:style-name="ce1">
            <text:p>0.871756403</text:p>
          </table:table-cell>
          <table:table-cell office:value-type="float" office:value="0.35786326873812901" table:style-name="ce1">
            <text:p>0.357863269</text:p>
          </table:table-cell>
          <table:table-cell office:value-type="float" office:value="4.6696418205250702E-2" table:style-name="ce1">
            <text:p>0.046696418</text:p>
          </table:table-cell>
          <table:table-cell office:value-type="float" office:value="0.143855341052578" table:style-name="ce1">
            <text:p>0.143855341</text:p>
          </table:table-cell>
          <table:table-cell office:value-type="float" office:value="0.115060371812433" table:style-name="ce1">
            <text:p>0.115060372</text:p>
          </table:table-cell>
          <table:table-cell office:value-type="float" office:value="2.2257676995360698" table:style-name="ce1">
            <text:p>2.2257677</text:p>
          </table:table-cell>
          <table:table-cell office:value-type="float" office:value="2.0407077250722901E-3" table:style-name="ce1">
            <text:p>0.002040708</text:p>
          </table:table-cell>
          <table:table-cell office:value-type="float" office:value="129.09059559689001" table:style-name="ce1">
            <text:p>129.0905956</text:p>
          </table:table-cell>
          <table:table-cell office:value-type="float" office:value="77.190327600803698" table:style-name="ce1">
            <text:p>77.1903276</text:p>
          </table:table-cell>
          <table:table-cell office:value-type="float" office:value="3.62659303313509" table:style-name="ce1">
            <text:p>3.626593033</text:p>
          </table:table-cell>
          <table:table-cell office:value-type="float" office:value="22.341772151898802" table:style-name="ce1">
            <text:p>22.34177215</text:p>
          </table:table-cell>
          <table:table-cell office:value-type="float" office:value="1.3104303378253499E-2" table:style-name="ce1">
            <text:p>0.013104303</text:p>
          </table:table-cell>
          <table:table-cell office:value-type="float" office:value="1.0047415472549601E-2" table:style-name="ce1">
            <text:p>0.010047415</text:p>
          </table:table-cell>
          <table:table-cell office:value-type="float" office:value="1.2206280612641699E-2" table:style-name="ce1">
            <text:p>0.012206281</text:p>
          </table:table-cell>
          <table:table-cell office:value-type="float" office:value="1.30424619286976" table:style-name="ce1">
            <text:p>1.304246193</text:p>
          </table:table-cell>
          <table:table-cell office:value-type="string" table:style-name="ce1">
            <text:p>F6_S6_5_DOC_VM_B</text:p>
          </table:table-cell>
          <table:table-cell office:value-type="float" office:value="1.2748466954623101" table:style-name="ce1">
            <text:p>1.274846695</text:p>
          </table:table-cell>
          <table:table-cell office:value-type="float" office:value="0.86757611941254598" table:style-name="ce1">
            <text:p>0.867576119</text:p>
          </table:table-cell>
          <table:table-cell office:value-type="float" office:value="1.506954189142" table:style-name="ce1">
            <text:p>1.506954189</text:p>
          </table:table-cell>
          <table:table-cell office:value-type="float" office:value="0.35266360515440198" table:style-name="ce1">
            <text:p>0.352663605</text:p>
          </table:table-cell>
          <table:table-cell office:value-type="float" office:value="0.178145736645375" table:style-name="ce1">
            <text:p>0.178145737</text:p>
          </table:table-cell>
          <table:table-cell office:value-type="float" office:value="0.30497365188949693" table:style-name="ce1">
            <text:p>0.304973652</text:p>
          </table:table-cell>
          <table:table-cell office:value-type="float" office:value="0.20754484313379526" table:style-name="ce1">
            <text:p>0.207544843</text:p>
          </table:table-cell>
          <table:table-cell office:value-type="float" office:value="0.3604992850737625" table:style-name="ce1">
            <text:p>0.360499285</text:p>
          </table:table-cell>
          <table:table-cell office:value-type="float" office:value="8.4365522486176708E-2" table:style-name="ce1">
            <text:p>0.084365522</text:p>
          </table:table-cell>
          <table:table-cell office:value-type="float" office:value="4.261669741676858E-2" table:style-name="ce1">
            <text:p>0.042616697</text:p>
          </table:table-cell>
          <table:table-cell office:value-type="string" table:style-name="ce1">
            <text:p>F6_S6_5_BDOC_VM_B</text:p>
          </table:table-cell>
          <table:table-cell office:value-type="float" office:value="1.94155994451194" table:style-name="ce1">
            <text:p>1.941559945</text:p>
          </table:table-cell>
          <table:table-cell office:value-type="float" office:value="1.37172714902527" table:style-name="ce1">
            <text:p>1.371727149</text:p>
          </table:table-cell>
          <table:table-cell office:value-type="float" office:value="1.7521798381893401" table:style-name="ce1">
            <text:p>1.752179838</text:p>
          </table:table-cell>
          <table:table-cell office:value-type="float" office:value="0.53659813110177002" table:style-name="ce1">
            <text:p>0.536598131</text:p>
          </table:table-cell>
          <table:table-cell office:value-type="float" office:value="9.1918969651499594E-2" table:style-name="ce1">
            <text:p>0.09191897</text:p>
          </table:table-cell>
          <table:table-cell office:value-type="float" office:value="0.34098443786228189" table:style-name="ce1">
            <text:p>0.340984438</text:p>
          </table:table-cell>
          <table:table-cell office:value-type="float" office:value="0.24090814817895817" table:style-name="ce1">
            <text:p>0.240908148</text:p>
          </table:table-cell>
          <table:table-cell office:value-type="float" office:value="0.3077247544416169" table:style-name="ce1">
            <text:p>0.307724754</text:p>
          </table:table-cell>
          <table:table-cell office:value-type="float" office:value="9.423948645463151E-2" table:style-name="ce1">
            <text:p>0.094239486</text:p>
          </table:table-cell>
          <table:table-cell office:value-type="float" office:value="1.6143173062511635E-2" table:style-name="ce1">
            <text:p>0.016143173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3.10000038146973" table:style-name="ce1">
            <text:p>13.10000038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E<text:s text:c="7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990.0999755859375" table:style-name="ce1">
            <text:p>990.099975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7_5_DOC_VM_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39760000000000001" table:style-name="ce1">
            <text:p>0.3976</text:p>
          </table:table-cell>
          <table:table-cell office:value-type="float" office:value="0.30199999999999999" table:style-name="ce1">
            <text:p>0.302</text:p>
          </table:table-cell>
          <table:table-cell office:value-type="string" table:style-name="ce1">
            <text:p>F6_S7_5_BDOC_VM_A</text:p>
          </table:table-cell>
          <table:table-cell office:value-type="float" office:value="0.1061" table:style-name="ce1">
            <text:p>0.1061</text:p>
          </table:table-cell>
          <table:table-cell office:value-type="float" office:value="0.13345000000000001" table:style-name="ce1">
            <text:p>0.13345</text:p>
          </table:table-cell>
          <table:table-cell office:value-type="float" office:value="0.16854999999999998" table:style-name="ce1">
            <text:p>0.16855</text:p>
          </table:table-cell>
          <table:table-cell office:value-type="float" office:value="55.811258278145694" table:style-name="ce1">
            <text:p>55.81125828</text:p>
          </table:table-cell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5_DOC_VM_A</text:p>
          </table:table-cell>
          <table:table-cell office:value-type="float" office:value="5.7248531973319299" table:style-name="ce1">
            <text:p>5.724853197</text:p>
          </table:table-cell>
          <table:table-cell office:value-type="float" office:value="0.83349293579016104" table:style-name="ce1">
            <text:p>0.833492936</text:p>
          </table:table-cell>
          <table:table-cell office:value-type="float" office:value="0.35750253979722402" table:style-name="ce1">
            <text:p>0.35750254</text:p>
          </table:table-cell>
          <table:table-cell office:value-type="float" office:value="0.17721641430500801" table:style-name="ce1">
            <text:p>0.177216414</text:p>
          </table:table-cell>
          <table:table-cell office:value-type="float" office:value="0.175658787951193" table:style-name="ce1">
            <text:p>0.175658788</text:p>
          </table:table-cell>
          <table:table-cell office:value-type="float" office:value="9.4479247423098697E-2" table:style-name="ce1">
            <text:p>0.094479247</text:p>
          </table:table-cell>
          <table:table-cell office:value-type="float" office:value="2.0682023321288598" table:style-name="ce1">
            <text:p>2.068202332</text:p>
          </table:table-cell>
          <table:table-cell office:value-type="float" office:value="9.6179652693711599E-3" table:style-name="ce1">
            <text:p>0.009617965</text:p>
          </table:table-cell>
          <table:table-cell office:value-type="float" office:value="112.03392240326301" table:style-name="ce1">
            <text:p>112.0339224</text:p>
          </table:table-cell>
          <table:table-cell office:value-type="float" office:value="65.9591946924523" table:style-name="ce1">
            <text:p>65.95919469</text:p>
          </table:table-cell>
          <table:table-cell office:value-type="float" office:value="3.70979845626072" table:style-name="ce1">
            <text:p>3.709798456</text:p>
          </table:table-cell>
          <table:table-cell office:value-type="float" office:value="21.734177215189899" table:style-name="ce1">
            <text:p>21.73417722</text:p>
          </table:table-cell>
          <table:table-cell office:value-type="float" office:value="1.3538714880483299E-2" table:style-name="ce1">
            <text:p>0.013538715</text:p>
          </table:table-cell>
          <table:table-cell office:value-type="float" office:value="1.01666822885319E-2" table:style-name="ce1">
            <text:p>0.010166682</text:p>
          </table:table-cell>
          <table:table-cell office:value-type="float" office:value="1.22847505235214E-2" table:style-name="ce1">
            <text:p>0.012284751</text:p>
          </table:table-cell>
          <table:table-cell office:value-type="float" office:value="1.3316748272693699" table:style-name="ce1">
            <text:p>1.331674827</text:p>
          </table:table-cell>
          <table:table-cell office:value-type="string" table:style-name="ce1">
            <text:p>F6_S7_5_BDOC_VM_A</text:p>
          </table:table-cell>
          <table:table-cell office:value-type="float" office:value="4.2992313446514903" table:style-name="ce1">
            <text:p>4.299231345</text:p>
          </table:table-cell>
          <table:table-cell office:value-type="float" office:value="0.46140234325392299" table:style-name="ce1">
            <text:p>0.461402343</text:p>
          </table:table-cell>
          <table:table-cell office:value-type="float" office:value="0.223129317141115" table:style-name="ce1">
            <text:p>0.223129317</text:p>
          </table:table-cell>
          <table:table-cell office:value-type="float" office:value="4.4780118726669401E-3" table:style-name="ce1">
            <text:p>0.004478012</text:p>
          </table:table-cell>
          <table:table-cell office:value-type="float" office:value="0.12567631928342801" table:style-name="ce1">
            <text:p>0.125676319</text:p>
          </table:table-cell>
          <table:table-cell office:value-type="float" office:value="7.9754193724980396E-2" table:style-name="ce1">
            <text:p>0.079754194</text:p>
          </table:table-cell>
          <table:table-cell office:value-type="float" office:value="1.4088943670618399" table:style-name="ce1">
            <text:p>1.408894367</text:p>
          </table:table-cell>
          <table:table-cell office:value-type="float" office:value="8.8321501031525303E-3" table:style-name="ce1">
            <text:p>0.00883215</text:p>
          </table:table-cell>
          <table:table-cell office:value-type="float" office:value="97.373034175442498" table:style-name="ce1">
            <text:p>97.37303418</text:p>
          </table:table-cell>
          <table:table-cell office:value-type="float" office:value="58.0218549361743" table:style-name="ce1">
            <text:p>58.02185494</text:p>
          </table:table-cell>
          <table:table-cell office:value-type="float" office:value="3.6650006095331" table:style-name="ce1">
            <text:p>3.66500061</text:p>
          </table:table-cell>
          <table:table-cell office:value-type="float" office:value="26.981981981981999" table:style-name="ce1">
            <text:p>26.98198198</text:p>
          </table:table-cell>
          <table:table-cell office:value-type="float" office:value="1.3119402959613599E-2" table:style-name="ce1">
            <text:p>0.013119403</text:p>
          </table:table-cell>
          <table:table-cell office:value-type="float" office:value="1.0210736166270599E-2" table:style-name="ce1">
            <text:p>0.010210736</text:p>
          </table:table-cell>
          <table:table-cell office:value-type="float" office:value="1.23675587115071E-2" table:style-name="ce1">
            <text:p>0.012367559</text:p>
          </table:table-cell>
          <table:table-cell office:value-type="float" office:value="1.28486357359338" table:style-name="ce1">
            <text:p>1.284863574</text:p>
          </table:table-cell>
          <table:table-cell office:value-type="string" table:style-name="ce1">
            <text:p>F6_S7_5_DOC_VM_A</text:p>
          </table:table-cell>
          <table:table-cell office:value-type="float" office:value="1.52801001567199" table:style-name="ce1">
            <text:p>1.528010016</text:p>
          </table:table-cell>
          <table:table-cell office:value-type="float" office:value="1.07495974050386" table:style-name="ce1">
            <text:p>1.074959741</text:p>
          </table:table-cell>
          <table:table-cell office:value-type="float" office:value="1.8656682378512299" table:style-name="ce1">
            <text:p>1.865668238</text:p>
          </table:table-cell>
          <table:table-cell office:value-type="float" office:value="0.42485507565141201" table:style-name="ce1">
            <text:p>0.424855076</text:p>
          </table:table-cell>
          <table:table-cell office:value-type="float" office:value="0.29023349672932602" table:style-name="ce1">
            <text:p>0.290233497</text:p>
          </table:table-cell>
          <table:table-cell office:value-type="float" office:value="0.29477056632847431" table:style-name="ce1">
            <text:p>0.294770566</text:p>
          </table:table-cell>
          <table:table-cell office:value-type="float" office:value="0.20737199903056963" table:style-name="ce1">
            <text:p>0.207371999</text:p>
          </table:table-cell>
          <table:table-cell office:value-type="float" office:value="0.35990869000331699" table:style-name="ce1">
            <text:p>0.35990869</text:p>
          </table:table-cell>
          <table:table-cell office:value-type="float" office:value="8.1959391609234725E-2" table:style-name="ce1">
            <text:p>0.081959392</text:p>
          </table:table-cell>
          <table:table-cell office:value-type="float" office:value="5.598935302840443E-2" table:style-name="ce1">
            <text:p>0.055989353</text:p>
          </table:table-cell>
          <table:table-cell office:value-type="string" table:style-name="ce1">
            <text:p>F6_S7_5_BDOC_VM_A</text:p>
          </table:table-cell>
          <table:table-cell office:value-type="float" office:value="1.39131148526717" table:style-name="ce1">
            <text:p>1.391311485</text:p>
          </table:table-cell>
          <table:table-cell office:value-type="float" office:value="0.978690271468447" table:style-name="ce1">
            <text:p>0.978690271</text:p>
          </table:table-cell>
          <table:table-cell office:value-type="float" office:value="1.04008687122163" table:style-name="ce1">
            <text:p>1.040086871</text:p>
          </table:table-cell>
          <table:table-cell office:value-type="float" office:value="0.39101969122278601" table:style-name="ce1">
            <text:p>0.391019691</text:p>
          </table:table-cell>
          <table:table-cell office:value-type="float" office:value="0.17170032675062399" table:style-name="ce1">
            <text:p>0.171700327</text:p>
          </table:table-cell>
          <table:table-cell office:value-type="float" office:value="0.350208532367218" table:style-name="ce1">
            <text:p>0.350208532</text:p>
          </table:table-cell>
          <table:table-cell office:value-type="float" office:value="0.24634719632694069" table:style-name="ce1">
            <text:p>0.246347196</text:p>
          </table:table-cell>
          <table:table-cell office:value-type="float" office:value="0.26180140145611835" table:style-name="ce1">
            <text:p>0.261801401</text:p>
          </table:table-cell>
          <table:table-cell office:value-type="float" office:value="9.8423993217822608E-2" table:style-name="ce1">
            <text:p>0.098423993</text:p>
          </table:table-cell>
          <table:table-cell office:value-type="float" office:value="4.3218876631900313E-2" table:style-name="ce1">
            <text:p>0.043218877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3.10000038146973" table:style-name="ce1">
            <text:p>13.10000038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E<text:s text:c="7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990.0999755859375" table:style-name="ce1">
            <text:p>990.099975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7_5_DOC_VM_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date" office:date-value="2024-08-09T00:00:00" table:style-name="ce5">
            <text:p>09.08.2024</text:p>
          </table:table-cell>
          <table:table-cell table:style-name="ce8"/>
          <table:table-cell office:value-type="float" office:value="3070" table:style-name="ce1">
            <text:p>3070</text:p>
          </table:table-cell>
          <table:table-cell office:value-type="float" office:value="0.2064" table:style-name="ce1">
            <text:p>0.2064</text:p>
          </table:table-cell>
          <table:table-cell table:style-name="ce1"/>
          <table:table-cell office:value-type="string" table:style-name="ce1">
            <text:p>F6_S7_5_BDOC_VM_B</text:p>
          </table:table-cell>
          <table:table-cell office:value-type="float" office:value="0.1608" table:style-name="ce1">
            <text:p>0.1608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office:value-type="date" office:date-value="2024-09-12T00:00:00" table:style-name="ce5">
            <text:p>12.09.2024</text:p>
          </table:table-cell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7_5_DOC_VM_B</text:p>
          </table:table-cell>
          <table:table-cell office:value-type="float" office:value="10.1613677862054" table:style-name="ce1">
            <text:p>10.16136779</text:p>
          </table:table-cell>
          <table:table-cell office:value-type="float" office:value="0.47302880246163398" table:style-name="ce1">
            <text:p>0.473028802</text:p>
          </table:table-cell>
          <table:table-cell office:value-type="float" office:value="0.262074314789288" table:style-name="ce1">
            <text:p>0.262074315</text:p>
          </table:table-cell>
          <table:table-cell office:value-type="float" office:value="9.5409791178724406E-18" table:style-name="ce1">
            <text:p>9.54098E-18</text:p>
          </table:table-cell>
          <table:table-cell office:value-type="float" office:value="0.12020875577519501" table:style-name="ce1">
            <text:p>0.120208756</text:p>
          </table:table-cell>
          <table:table-cell office:value-type="float" office:value="6.7717066439385604E-2" table:style-name="ce1">
            <text:p>0.067717066</text:p>
          </table:table-cell>
          <table:table-cell office:value-type="float" office:value="1.8200796916784501" table:style-name="ce1">
            <text:p>1.820079692</text:p>
          </table:table-cell>
          <table:table-cell office:value-type="float" office:value="1.0195995495441499E-14" table:style-name="ce1">
            <text:p>1.0196E-14</text:p>
          </table:table-cell>
          <table:table-cell office:value-type="float" office:value="97.013392313298695" table:style-name="ce1">
            <text:p>97.01339231</text:p>
          </table:table-cell>
          <table:table-cell office:value-type="float" office:value="56.533946378463298" table:style-name="ce1">
            <text:p>56.53394638</text:p>
          </table:table-cell>
          <table:table-cell office:value-type="float" office:value="3.8664715251173001" table:style-name="ce1">
            <text:p>3.866471525</text:p>
          </table:table-cell>
          <table:table-cell office:value-type="float" office:value="32.377431906614802" table:style-name="ce1">
            <text:p>32.37743191</text:p>
          </table:table-cell>
          <table:table-cell office:value-type="float" office:value="1.38007797848766E-2" table:style-name="ce1">
            <text:p>0.01380078</text:p>
          </table:table-cell>
          <table:table-cell office:value-type="float" office:value="1.0548237423688401E-2" table:style-name="ce1">
            <text:p>0.010548237</text:p>
          </table:table-cell>
          <table:table-cell office:value-type="float" office:value="1.3090057265110399E-2" table:style-name="ce1">
            <text:p>0.013090057</text:p>
          </table:table-cell>
          <table:table-cell office:value-type="float" office:value="1.30834936971402" table:style-name="ce1">
            <text:p>1.30834937</text:p>
          </table:table-cell>
          <table:table-cell office:value-type="string" table:style-name="ce1">
            <text:p>F6_S7_5_BDOC_VM_B</text:p>
          </table:table-cell>
          <table:table-cell office:value-type="float" office:value="6.51909363223107" table:style-name="ce1">
            <text:p>6.519093632</text:p>
          </table:table-cell>
          <table:table-cell office:value-type="float" office:value="0.33446009213810202" table:style-name="ce1">
            <text:p>0.334460092</text:p>
          </table:table-cell>
          <table:table-cell office:value-type="float" office:value="0.15719332276731299" table:style-name="ce1">
            <text:p>0.157193323</text:p>
          </table:table-cell>
          <table:table-cell office:value-type="float" office:value="1.9464930799611499E-5" table:style-name="ce1">
            <text:p>1.94649E-05</text:p>
          </table:table-cell>
          <table:table-cell office:value-type="float" office:value="7.6363641551125697E-2" table:style-name="ce1">
            <text:p>0.076363642</text:p>
          </table:table-cell>
          <table:table-cell office:value-type="float" office:value="5.2953695541418697E-2" table:style-name="ce1">
            <text:p>0.052953696</text:p>
          </table:table-cell>
          <table:table-cell office:value-type="float" office:value="3.64726087972732" table:style-name="ce1">
            <text:p>3.64726088</text:p>
          </table:table-cell>
          <table:table-cell office:value-type="float" office:value="0" table:style-name="ce1">
            <text:p>0</text:p>
          </table:table-cell>
          <table:table-cell office:value-type="float" office:value="75.946931650586905" table:style-name="ce1">
            <text:p>75.94693165</text:p>
          </table:table-cell>
          <table:table-cell office:value-type="float" office:value="42.5824736531032" table:style-name="ce1">
            <text:p>42.58247365</text:p>
          </table:table-cell>
          <table:table-cell office:value-type="float" office:value="4.3392317652136398" table:style-name="ce1">
            <text:p>4.339231765</text:p>
          </table:table-cell>
          <table:table-cell office:value-type="float" office:value="30.863636363636399" table:style-name="ce1">
            <text:p>30.86363636</text:p>
          </table:table-cell>
          <table:table-cell office:value-type="float" office:value="1.4760010530263001E-2" table:style-name="ce1">
            <text:p>0.014760011</text:p>
          </table:table-cell>
          <table:table-cell office:value-type="float" office:value="1.18714403753045E-2" table:style-name="ce1">
            <text:p>0.01187144</text:p>
          </table:table-cell>
          <table:table-cell office:value-type="float" office:value="1.43236833720923E-2" table:style-name="ce1">
            <text:p>0.014323683</text:p>
          </table:table-cell>
          <table:table-cell office:value-type="float" office:value="1.2433209504187399" table:style-name="ce1">
            <text:p>1.24332095</text:p>
          </table:table-cell>
          <table:table-cell office:value-type="string" table:style-name="ce1">
            <text:p>F6_S7_5_DOC_VM_B</text:p>
          </table:table-cell>
          <table:table-cell office:value-type="float" office:value="1.37711832065906" table:style-name="ce1">
            <text:p>1.377118321</text:p>
          </table:table-cell>
          <table:table-cell office:value-type="float" office:value="0.95831070292759601" table:style-name="ce1">
            <text:p>0.958310703</text:p>
          </table:table-cell>
          <table:table-cell office:value-type="float" office:value="1.0243391517696201" table:style-name="ce1">
            <text:p>1.024339152</text:p>
          </table:table-cell>
          <table:table-cell office:value-type="float" office:value="0.36076427857073301" table:style-name="ce1">
            <text:p>0.360764279</text:p>
          </table:table-cell>
          <table:table-cell office:value-type="float" office:value="0.188323337320077" table:style-name="ce1">
            <text:p>0.188323337</text:p>
          </table:table-cell>
          <table:table-cell office:value-type="float" office:value="0.35230727205203505" table:style-name="ce1">
            <text:p>0.352307272</text:p>
          </table:table-cell>
          <table:table-cell office:value-type="float" office:value="0.24516399532402686" table:style-name="ce1">
            <text:p>0.245163995</text:p>
          </table:table-cell>
          <table:table-cell office:value-type="float" office:value="0.26205600985929789" table:style-name="ce1">
            <text:p>0.26205601</text:p>
          </table:table-cell>
          <table:table-cell office:value-type="float" office:value="9.2294087537988789E-2" table:style-name="ce1">
            <text:p>0.092294088</text:p>
          </table:table-cell>
          <table:table-cell office:value-type="float" office:value="4.8178635226651348E-2" table:style-name="ce1">
            <text:p>0.048178635</text:p>
          </table:table-cell>
          <table:table-cell office:value-type="string" table:style-name="ce1">
            <text:p>F6_S7_5_BDOC_VM_B</text:p>
          </table:table-cell>
          <table:table-cell office:value-type="float" office:value="0.97085518311212105" table:style-name="ce1">
            <text:p>0.970855183</text:p>
          </table:table-cell>
          <table:table-cell office:value-type="float" office:value="0.67078502502388104" table:style-name="ce1">
            <text:p>0.670785025</text:p>
          </table:table-cell>
          <table:table-cell office:value-type="float" office:value="0.77477992763404102" table:style-name="ce1">
            <text:p>0.774779928</text:p>
          </table:table-cell>
          <table:table-cell office:value-type="float" office:value="0.25409886490349698" table:style-name="ce1">
            <text:p>0.254098865</text:p>
          </table:table-cell>
          <table:table-cell office:value-type="float" office:value="0.115668258980776" table:style-name="ce1">
            <text:p>0.115668259</text:p>
          </table:table-cell>
          <table:table-cell office:value-type="float" office:value="0.34845295474955829" table:style-name="ce1">
            <text:p>0.348452955</text:p>
          </table:table-cell>
          <table:table-cell office:value-type="float" office:value="0.24075374786801151" table:style-name="ce1">
            <text:p>0.240753748</text:p>
          </table:table-cell>
          <table:table-cell office:value-type="float" office:value="0.27807891409645186" table:style-name="ce1">
            <text:p>0.278078914</text:p>
          </table:table-cell>
          <table:table-cell office:value-type="float" office:value="9.1199492791817299E-2" table:style-name="ce1">
            <text:p>0.091199493</text:p>
          </table:table-cell>
          <table:table-cell office:value-type="float" office:value="4.1514890494161197E-2" table:style-name="ce1">
            <text:p>0.04151489</text:p>
          </table:table-cell>
          <table:table-cell office:value-type="float" office:value="6499" table:style-name="ce1">
            <text:p>6499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2.89999961853027" table:style-name="ce1">
            <text:p>12.89999962</text:p>
          </table:table-cell>
          <table:table-cell office:value-type="float" office:value="13.10000038146973" table:style-name="ce1">
            <text:p>13.10000038</text:p>
          </table:table-cell>
          <table:table-cell office:value-type="float" office:value="11.69999980926514" table:style-name="ce1">
            <text:p>11.69999981</text:p>
          </table:table-cell>
          <table:table-cell office:value-type="float" office:value="8.6000003814697266" table:style-name="ce1">
            <text:p>8.60000038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E<text:s text:c="7"/></text:p>
          </table:table-cell>
          <table:table-cell office:value-type="float" office:value="2.0999999046325679" table:style-name="ce1">
            <text:p>2.099999905</text:p>
          </table:table-cell>
          <table:table-cell office:value-type="float" office:value="2.4000000953674321" table:style-name="ce1">
            <text:p>2.400000095</text:p>
          </table:table-cell>
          <table:table-cell office:value-type="float" office:value="3.5999999046325679" table:style-name="ce1">
            <text:p>3.599999905</text:p>
          </table:table-cell>
          <table:table-cell office:value-type="float" office:value="990.0999755859375" table:style-name="ce1">
            <text:p>990.0999756</text:p>
          </table:table-cell>
          <table:table-cell office:value-type="float" office:value="0" table:style-name="ce1">
            <text:p>0</text:p>
          </table:table-cell>
          <table:table-cell table:number-columns-repeated="16256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ICE_2_DOC_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2447" table:style-name="ce1">
            <text:p>0.2447</text:p>
          </table:table-cell>
          <table:table-cell table:style-name="ce1"/>
          <table:table-cell office:value-type="string" table:style-name="ce1">
            <text:p>F6_ICE_2_BDOC_A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2_DOC_A</text:p>
          </table:table-cell>
          <table:table-cell office:value-type="float" office:value="0" table:style-name="ce1">
            <text:p>0</text:p>
          </table:table-cell>
          <table:table-cell office:value-type="float" office:value="7.5869277119338099E-3" table:style-name="ce1">
            <text:p>0.007586928</text:p>
          </table:table-cell>
          <table:table-cell office:value-type="float" office:value="-3.3881317890172002E-20" table:style-name="ce1">
            <text:p>-3.38813E-20</text:p>
          </table:table-cell>
          <table:table-cell office:value-type="float" office:value="2.9646153153900501E-21" table:style-name="ce1">
            <text:p>2.96462E-21</text:p>
          </table:table-cell>
          <table:table-cell office:value-type="float" office:value="7.2416279203062195E-4" table:style-name="ce1">
            <text:p>0.000724163</text:p>
          </table:table-cell>
          <table:table-cell office:value-type="float" office:value="1.82816858426804E-3" table:style-name="ce1">
            <text:p>0.001828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178044370752904" table:style-name="ce1">
            <text:p>8.817804437</text:p>
          </table:table-cell>
          <table:table-cell office:value-type="float" office:value="5.2948492447944" table:style-name="ce1">
            <text:p>5.294849245</text:p>
          </table:table-cell>
          <table:table-cell office:value-type="float" office:value="3.5607517482517501" table:style-name="ce1">
            <text:p>3.560751748</text:p>
          </table:table-cell>
          <table:table-cell office:value-type="float" office:value="-16.0625" table:style-name="ce1">
            <text:p>-16.0625</text:p>
          </table:table-cell>
          <table:table-cell office:value-type="float" office:value="1.3237677756459501E-2" table:style-name="ce1">
            <text:p>0.013237678</text:p>
          </table:table-cell>
          <table:table-cell office:value-type="float" office:value="9.8480638612994005E-3" table:style-name="ce1">
            <text:p>0.009848064</text:p>
          </table:table-cell>
          <table:table-cell office:value-type="float" office:value="1.1531560527558901E-2" table:style-name="ce1">
            <text:p>0.011531561</text:p>
          </table:table-cell>
          <table:table-cell office:value-type="float" office:value="1.34419089304249" table:style-name="ce1">
            <text:p>1.344190893</text:p>
          </table:table-cell>
          <table:table-cell office:value-type="string" table:style-name="ce1">
            <text:p>F6_ICE_2_BDOC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2_DOC_A</text:p>
          </table:table-cell>
          <table:table-cell office:value-type="float" office:value="2.2408506536604901E-2" table:style-name="ce1">
            <text:p>0.022408507</text:p>
          </table:table-cell>
          <table:table-cell office:value-type="float" office:value="2.4169690412185099E-2" table:style-name="ce1">
            <text:p>0.02416969</text:p>
          </table:table-cell>
          <table:table-cell office:value-type="float" office:value="2.3824305167846199E-3" table:style-name="ce1">
            <text:p>0.002382431</text:p>
          </table:table-cell>
          <table:table-cell office:value-type="float" office:value="1.0911795719723999E-2" table:style-name="ce1">
            <text:p>0.010911796</text:p>
          </table:table-cell>
          <table:table-cell office:value-type="float" office:value="3.7443520303546501E-3" table:style-name="ce1">
            <text:p>0.003744352</text:p>
          </table:table-cell>
          <table:table-cell office:value-type="float" office:value="0.35224210061957306" table:style-name="ce1">
            <text:p>0.352242101</text:p>
          </table:table-cell>
          <table:table-cell office:value-type="float" office:value="0.37992636895304321" table:style-name="ce1">
            <text:p>0.379926369</text:p>
          </table:table-cell>
          <table:table-cell office:value-type="float" office:value="3.7449721535058399E-2" table:style-name="ce1">
            <text:p>0.037449722</text:p>
          </table:table-cell>
          <table:table-cell office:value-type="float" office:value="0.17152387373824457" table:style-name="ce1">
            <text:p>0.171523874</text:p>
          </table:table-cell>
          <table:table-cell office:value-type="float" office:value="5.8857935154080721E-2" table:style-name="ce1">
            <text:p>0.058857935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ICE_3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23519999999999999" table:style-name="ce1">
            <text:p>0.2352</text:p>
          </table:table-cell>
          <table:table-cell office:value-type="float" office:value="0.2326" table:style-name="ce1">
            <text:p>0.2326</text:p>
          </table:table-cell>
          <table:table-cell office:value-type="string" table:style-name="ce1">
            <text:p>F6_ICE_3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3_DOC_A_Sem</text:p>
          </table:table-cell>
          <table:table-cell office:value-type="float" office:value="0" table:style-name="ce1">
            <text:p>0</text:p>
          </table:table-cell>
          <table:table-cell office:value-type="float" office:value="1.6556779725554801E-2" table:style-name="ce1">
            <text:p>0.01655678</text:p>
          </table:table-cell>
          <table:table-cell office:value-type="float" office:value="1.6076629922338301E-2" table:style-name="ce1">
            <text:p>0.01607663</text:p>
          </table:table-cell>
          <table:table-cell office:value-type="float" office:value="1.6940658945085999E-21" table:style-name="ce1">
            <text:p>1.69407E-21</text:p>
          </table:table-cell>
          <table:table-cell office:value-type="float" office:value="1.39795217152523E-4" table:style-name="ce1">
            <text:p>0.000139795</text:p>
          </table:table-cell>
          <table:table-cell office:value-type="float" office:value="1.9775180201158098E-3" table:style-name="ce1">
            <text:p>0.001977518</text:p>
          </table:table-cell>
          <table:table-cell office:value-type="float" office:value="0" table:style-name="ce1">
            <text:p>0</text:p>
          </table:table-cell>
          <table:table-cell office:value-type="float" office:value="6.1976194161105698E-18" table:style-name="ce1">
            <text:p>6.19762E-18</text:p>
          </table:table-cell>
          <table:table-cell office:value-type="float" office:value="6.0250976600010899" table:style-name="ce1">
            <text:p>6.02509766</text:p>
          </table:table-cell>
          <table:table-cell office:value-type="float" office:value="3.2850213993381701" table:style-name="ce1">
            <text:p>3.285021399</text:p>
          </table:table-cell>
          <table:table-cell office:value-type="float" office:value="4.5284090909090899" table:style-name="ce1">
            <text:p>4.528409091</text:p>
          </table:table-cell>
          <table:table-cell office:value-type="float" office:value="-4.0625" table:style-name="ce1">
            <text:p>-4.0625</text:p>
          </table:table-cell>
          <table:table-cell office:value-type="float" office:value="1.55955429509995E-2" table:style-name="ce1">
            <text:p>0.015595543</text:p>
          </table:table-cell>
          <table:table-cell office:value-type="float" office:value="1.20718756818925E-2" table:style-name="ce1">
            <text:p>0.012071876</text:p>
          </table:table-cell>
          <table:table-cell office:value-type="float" office:value="1.4488423921462001E-2" table:style-name="ce1">
            <text:p>0.014488424</text:p>
          </table:table-cell>
          <table:table-cell office:value-type="float" office:value="1.29189061931713" table:style-name="ce1">
            <text:p>1.291890619</text:p>
          </table:table-cell>
          <table:table-cell office:value-type="string" table:style-name="ce1">
            <text:p>F6_ICE_3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3_DOC_A_Sem</text:p>
          </table:table-cell>
          <table:table-cell office:value-type="float" office:value="2.1473115651063999E-2" table:style-name="ce1">
            <text:p>0.021473116</text:p>
          </table:table-cell>
          <table:table-cell office:value-type="float" office:value="2.70049924294943E-3" table:style-name="ce1">
            <text:p>0.002700499</text:p>
          </table:table-cell>
          <table:table-cell office:value-type="float" office:value="2.4345297411028002E-3" table:style-name="ce1">
            <text:p>0.00243453</text:p>
          </table:table-cell>
          <table:table-cell office:value-type="float" office:value="1.80011449502611E-3" table:style-name="ce1">
            <text:p>0.001800114</text:p>
          </table:table-cell>
          <table:table-cell office:value-type="float" office:value="3.04723476647181E-2" table:style-name="ce1">
            <text:p>0.030472348</text:p>
          </table:table-cell>
          <table:table-cell office:value-type="float" office:value="0.36468910257457365" table:style-name="ce1">
            <text:p>0.364689103</text:p>
          </table:table-cell>
          <table:table-cell office:value-type="float" office:value="4.5863984594417435E-2" table:style-name="ce1">
            <text:p>0.045863985</text:p>
          </table:table-cell>
          <table:table-cell office:value-type="float" office:value="4.1346886073791361E-2" table:style-name="ce1">
            <text:p>0.041346886</text:p>
          </table:table-cell>
          <table:table-cell office:value-type="float" office:value="3.0572281656296347E-2" table:style-name="ce1">
            <text:p>0.030572282</text:p>
          </table:table-cell>
          <table:table-cell office:value-type="float" office:value="0.51752774510092114" table:style-name="ce1">
            <text:p>0.517527745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ICE_3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23" table:style-name="ce1">
            <text:p>0.23</text:p>
          </table:table-cell>
          <table:table-cell table:style-name="ce1"/>
          <table:table-cell office:value-type="string" table:style-name="ce1">
            <text:p>F6_ICE_3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3_DOC_B_Sem</text:p>
          </table:table-cell>
          <table:table-cell office:value-type="float" office:value="0" table:style-name="ce1">
            <text:p>0</text:p>
          </table:table-cell>
          <table:table-cell office:value-type="float" office:value="8.9436413857960403E-2" table:style-name="ce1">
            <text:p>0.089436414</text:p>
          </table:table-cell>
          <table:table-cell office:value-type="float" office:value="4.0962263475108798E-2" table:style-name="ce1">
            <text:p>0.040962263</text:p>
          </table:table-cell>
          <table:table-cell office:value-type="float" office:value="7.4257661216705602E-3" table:style-name="ce1">
            <text:p>0.007425766</text:p>
          </table:table-cell>
          <table:table-cell office:value-type="float" office:value="9.7565368041507795E-4" table:style-name="ce1">
            <text:p>0.000975654</text:p>
          </table:table-cell>
          <table:table-cell office:value-type="float" office:value="3.0961309740362699E-3" table:style-name="ce1">
            <text:p>0.003096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93611458404399" table:style-name="ce1">
            <text:p>12.29361146</text:p>
          </table:table-cell>
          <table:table-cell office:value-type="float" office:value="7.1358208500977396" table:style-name="ce1">
            <text:p>7.13582085</text:p>
          </table:table-cell>
          <table:table-cell office:value-type="float" office:value="4.00953053300388" table:style-name="ce1">
            <text:p>4.009530533</text:p>
          </table:table-cell>
          <table:table-cell office:value-type="float" office:value="-3.7952755905511801" table:style-name="ce1">
            <text:p>-3.795275591</text:p>
          </table:table-cell>
          <table:table-cell office:value-type="float" office:value="1.41694567412533E-2" table:style-name="ce1">
            <text:p>0.014169457</text:p>
          </table:table-cell>
          <table:table-cell office:value-type="float" office:value="1.07589704054079E-2" table:style-name="ce1">
            <text:p>0.01075897</text:p>
          </table:table-cell>
          <table:table-cell office:value-type="float" office:value="1.3231335671806701E-2" table:style-name="ce1">
            <text:p>0.013231336</text:p>
          </table:table-cell>
          <table:table-cell office:value-type="float" office:value="1.31699002853759" table:style-name="ce1">
            <text:p>1.316990029</text:p>
          </table:table-cell>
          <table:table-cell office:value-type="string" table:style-name="ce1">
            <text:p>F6_ICE_3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3_DOC_B_Sem</text:p>
          </table:table-cell>
          <table:table-cell office:value-type="float" office:value="5.3311548429625898E-2" table:style-name="ce1">
            <text:p>0.053311548</text:p>
          </table:table-cell>
          <table:table-cell office:value-type="float" office:value="2.5559927934271E-2" table:style-name="ce1">
            <text:p>0.025559928</text:p>
          </table:table-cell>
          <table:table-cell office:value-type="float" office:value="1.7570490790231399E-2" table:style-name="ce1">
            <text:p>0.017570491</text:p>
          </table:table-cell>
          <table:table-cell office:value-type="float" office:value="1.57141399303466E-2" table:style-name="ce1">
            <text:p>0.01571414</text:p>
          </table:table-cell>
          <table:table-cell office:value-type="float" office:value="5.5168833397577603E-2" table:style-name="ce1">
            <text:p>0.055168833</text:p>
          </table:table-cell>
          <table:table-cell office:value-type="float" office:value="0.31861089133537845" table:style-name="ce1">
            <text:p>0.318610891</text:p>
          </table:table-cell>
          <table:table-cell office:value-type="float" office:value="0.15275623502769206" table:style-name="ce1">
            <text:p>0.152756235</text:p>
          </table:table-cell>
          <table:table-cell office:value-type="float" office:value="0.10500819985121125" table:style-name="ce1">
            <text:p>0.1050082</text:p>
          </table:table-cell>
          <table:table-cell office:value-type="float" office:value="9.3913913162467957E-2" table:style-name="ce1">
            <text:p>0.093913913</text:p>
          </table:table-cell>
          <table:table-cell office:value-type="float" office:value="0.32971076062325022" table:style-name="ce1">
            <text:p>0.329710761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ICE_4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21360000000000001" table:style-name="ce1">
            <text:p>0.2136</text:p>
          </table:table-cell>
          <table:table-cell office:value-type="float" office:value="0.22570000000000001" table:style-name="ce1">
            <text:p>0.2257</text:p>
          </table:table-cell>
          <table:table-cell office:value-type="string" table:style-name="ce1">
            <text:p>F6_ICE_4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4_DOC_A_Sem</text:p>
          </table:table-cell>
          <table:table-cell office:value-type="float" office:value="0" table:style-name="ce1">
            <text:p>0</text:p>
          </table:table-cell>
          <table:table-cell office:value-type="float" office:value="3.7550218731894299E-3" table:style-name="ce1">
            <text:p>0.003755022</text:p>
          </table:table-cell>
          <table:table-cell office:value-type="float" office:value="0.28101999485534201" table:style-name="ce1">
            <text:p>0.281019995</text:p>
          </table:table-cell>
          <table:table-cell office:value-type="float" office:value="0" table:style-name="ce1">
            <text:p>0</text:p>
          </table:table-cell>
          <table:table-cell office:value-type="float" office:value="0.117859772121392" table:style-name="ce1">
            <text:p>0.117859772</text:p>
          </table:table-cell>
          <table:table-cell office:value-type="float" office:value="1.3552527156068799E-20" table:style-name="ce1">
            <text:p>1.35525E-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126443451799198" table:style-name="ce1">
            <text:p>3.712644345</text:p>
          </table:table-cell>
          <table:table-cell office:value-type="float" office:value="2.0778089291541502" table:style-name="ce1">
            <text:p>2.077808929</text:p>
          </table:table-cell>
          <table:table-cell office:value-type="float" office:value="4.3567774936061401" table:style-name="ce1">
            <text:p>4.356777494</text:p>
          </table:table-cell>
          <table:table-cell office:value-type="float" office:value="-2.78" table:style-name="ce1">
            <text:p>-2.78</text:p>
          </table:table-cell>
          <table:table-cell office:value-type="float" office:value="1.6248250824558001E-2" table:style-name="ce1">
            <text:p>0.016248251</text:p>
          </table:table-cell>
          <table:table-cell office:value-type="float" office:value="1.17843967701585E-2" table:style-name="ce1">
            <text:p>0.011784397</text:p>
          </table:table-cell>
          <table:table-cell office:value-type="float" office:value="1.44803700757013E-2" table:style-name="ce1">
            <text:p>0.01448037</text:p>
          </table:table-cell>
          <table:table-cell office:value-type="float" office:value="1.3787935981333701" table:style-name="ce1">
            <text:p>1.378793598</text:p>
          </table:table-cell>
          <table:table-cell office:value-type="string" table:style-name="ce1">
            <text:p>F6_ICE_4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4_DOC_A_Sem</text:p>
          </table:table-cell>
          <table:table-cell office:value-type="float" office:value="0" table:style-name="ce1">
            <text:p>0</text:p>
          </table:table-cell>
          <table:table-cell office:value-type="float" office:value="5.6430382344246903E-2" table:style-name="ce1">
            <text:p>0.056430382</text:p>
          </table:table-cell>
          <table:table-cell office:value-type="float" office:value="4.0772320680257197E-20" table:style-name="ce1">
            <text:p>4.07723E-20</text:p>
          </table:table-cell>
          <table:table-cell office:value-type="float" office:value="0" table:style-name="ce1">
            <text:p>0</text:p>
          </table:table-cell>
          <table:table-cell office:value-type="float" office:value="0.551493923533939" table:style-name="ce1">
            <text:p>0.551493924</text:p>
          </table:table-cell>
          <table:table-cell office:value-type="float" office:value="0" table:style-name="ce1">
            <text:p>0</text:p>
          </table:table-cell>
          <table:table-cell office:value-type="float" office:value="9.2824685242235166E-2" table:style-name="ce1">
            <text:p>0.092824685</text:p>
          </table:table-cell>
          <table:table-cell office:value-type="float" office:value="6.7068087730690332E-20" table:style-name="ce1">
            <text:p>6.70681E-20</text:p>
          </table:table-cell>
          <table:table-cell office:value-type="float" office:value="0" table:style-name="ce1">
            <text:p>0</text:p>
          </table:table-cell>
          <table:table-cell office:value-type="float" office:value="0.90717531475776481" table:style-name="ce1">
            <text:p>0.907175315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ICE_4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23780000000000001" table:style-name="ce1">
            <text:p>0.2378</text:p>
          </table:table-cell>
          <table:table-cell table:style-name="ce1"/>
          <table:table-cell office:value-type="string" table:style-name="ce1">
            <text:p>F6_ICE_4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4_DOC_B_Sem</text:p>
          </table:table-cell>
          <table:table-cell office:value-type="float" office:value="0" table:style-name="ce1">
            <text:p>0</text:p>
          </table:table-cell>
          <table:table-cell office:value-type="float" office:value="4.49609762784604E-2" table:style-name="ce1">
            <text:p>0.044960976</text:p>
          </table:table-cell>
          <table:table-cell office:value-type="float" office:value="0.28747128382680398" table:style-name="ce1">
            <text:p>0.287471284</text:p>
          </table:table-cell>
          <table:table-cell office:value-type="float" office:value="1.5913760635385198E-2" table:style-name="ce1">
            <text:p>0.015913761</text:p>
          </table:table-cell>
          <table:table-cell office:value-type="float" office:value="0.12537403354213" table:style-name="ce1">
            <text:p>0.125374034</text:p>
          </table:table-cell>
          <table:table-cell office:value-type="float" office:value="6.3861768752948605E-5" table:style-name="ce1">
            <text:p>6.38618E-05</text:p>
          </table:table-cell>
          <table:table-cell office:value-type="float" office:value="0" table:style-name="ce1">
            <text:p>0</text:p>
          </table:table-cell>
          <table:table-cell office:value-type="float" office:value="4.4535287468009801E-17" table:style-name="ce1">
            <text:p>4.45353E-17</text:p>
          </table:table-cell>
          <table:table-cell office:value-type="float" office:value="3.2970825593490898" table:style-name="ce1">
            <text:p>3.297082559</text:p>
          </table:table-cell>
          <table:table-cell office:value-type="float" office:value="1.7773763979730199" table:style-name="ce1">
            <text:p>1.777376398</text:p>
          </table:table-cell>
          <table:table-cell office:value-type="float" office:value="4.9396411092985302" table:style-name="ce1">
            <text:p>4.939641109</text:p>
          </table:table-cell>
          <table:table-cell office:value-type="float" office:value="-2.20338983050847" table:style-name="ce1">
            <text:p>-2.203389831</text:p>
          </table:table-cell>
          <table:table-cell office:value-type="float" office:value="1.6993106702482101E-2" table:style-name="ce1">
            <text:p>0.016993107</text:p>
          </table:table-cell>
          <table:table-cell office:value-type="float" office:value="1.11837816280804E-2" table:style-name="ce1">
            <text:p>0.011183782</text:p>
          </table:table-cell>
          <table:table-cell office:value-type="float" office:value="1.6696597136198001E-2" table:style-name="ce1">
            <text:p>0.016696597</text:p>
          </table:table-cell>
          <table:table-cell office:value-type="float" office:value="1.5194419264961001" table:style-name="ce1">
            <text:p>1.519441926</text:p>
          </table:table-cell>
          <table:table-cell office:value-type="string" table:style-name="ce1">
            <text:p>F6_ICE_4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4_DOC_B_Sem</text:p>
          </table:table-cell>
          <table:table-cell office:value-type="float" office:value="0" table:style-name="ce1">
            <text:p>0</text:p>
          </table:table-cell>
          <table:table-cell office:value-type="float" office:value="3.8503768111123403E-2" table:style-name="ce1">
            <text:p>0.038503768</text:p>
          </table:table-cell>
          <table:table-cell office:value-type="float" office:value="7.7464605948193396E-21" table:style-name="ce1">
            <text:p>7.74646E-21</text:p>
          </table:table-cell>
          <table:table-cell office:value-type="float" office:value="0" table:style-name="ce1">
            <text:p>0</text:p>
          </table:table-cell>
          <table:table-cell office:value-type="float" office:value="0.58690227776957804" table:style-name="ce1">
            <text:p>0.586902278</text:p>
          </table:table-cell>
          <table:table-cell office:value-type="float" office:value="0" table:style-name="ce1">
            <text:p>0</text:p>
          </table:table-cell>
          <table:table-cell office:value-type="float" office:value="6.1566031164444708E-2" table:style-name="ce1">
            <text:p>0.061566031</text:p>
          </table:table-cell>
          <table:table-cell office:value-type="float" office:value="1.2386289908519697E-20" table:style-name="ce1">
            <text:p>1.23863E-20</text:p>
          </table:table-cell>
          <table:table-cell office:value-type="float" office:value="0" table:style-name="ce1">
            <text:p>0</text:p>
          </table:table-cell>
          <table:table-cell office:value-type="float" office:value="0.93843396883555519" table:style-name="ce1">
            <text:p>0.938433969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ICE_5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43469999999999998" table:style-name="ce1">
            <text:p>0.4347</text:p>
          </table:table-cell>
          <table:table-cell office:value-type="float" office:value="0.44005" table:style-name="ce1">
            <text:p>0.44005</text:p>
          </table:table-cell>
          <table:table-cell office:value-type="string" table:style-name="ce1">
            <text:p>F6_ICE_5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5_DOC_A_Sem</text:p>
          </table:table-cell>
          <table:table-cell office:value-type="float" office:value="27.0373724423639" table:style-name="ce1">
            <text:p>27.03737244</text:p>
          </table:table-cell>
          <table:table-cell office:value-type="float" office:value="4.3092468140514498E-2" table:style-name="ce1">
            <text:p>0.043092468</text:p>
          </table:table-cell>
          <table:table-cell office:value-type="float" office:value="0.147709396518209" table:style-name="ce1">
            <text:p>0.147709397</text:p>
          </table:table-cell>
          <table:table-cell office:value-type="float" office:value="4.55483963984624E-3" table:style-name="ce1">
            <text:p>0.00455484</text:p>
          </table:table-cell>
          <table:table-cell office:value-type="float" office:value="7.8314599048383102E-2" table:style-name="ce1">
            <text:p>0.078314599</text:p>
          </table:table-cell>
          <table:table-cell office:value-type="float" office:value="1.19806529606805E-2" table:style-name="ce1">
            <text:p>0.0119806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277043292913199" table:style-name="ce1">
            <text:p>18.27704329</text:p>
          </table:table-cell>
          <table:table-cell office:value-type="float" office:value="10.1028662127844" table:style-name="ce1">
            <text:p>10.10286621</text:p>
          </table:table-cell>
          <table:table-cell office:value-type="float" office:value="4.4850825785828397" table:style-name="ce1">
            <text:p>4.485082579</text:p>
          </table:table-cell>
          <table:table-cell office:value-type="float" office:value="-5.8372093023255802" table:style-name="ce1">
            <text:p>-5.837209302</text:p>
          </table:table-cell>
          <table:table-cell office:value-type="float" office:value="1.5734803007694802E-2" table:style-name="ce1">
            <text:p>0.015734803</text:p>
          </table:table-cell>
          <table:table-cell office:value-type="float" office:value="1.0855421602920801E-2" table:style-name="ce1">
            <text:p>0.010855422</text:p>
          </table:table-cell>
          <table:table-cell office:value-type="float" office:value="1.4680299260085799E-2" table:style-name="ce1">
            <text:p>0.014680299</text:p>
          </table:table-cell>
          <table:table-cell office:value-type="float" office:value="1.44948796861663" table:style-name="ce1">
            <text:p>1.449487969</text:p>
          </table:table-cell>
          <table:table-cell office:value-type="string" table:style-name="ce1">
            <text:p>F6_ICE_5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5_DOC_A_Sem</text:p>
          </table:table-cell>
          <table:table-cell office:value-type="float" office:value="6.3060344634607302E-2" table:style-name="ce1">
            <text:p>0.063060345</text:p>
          </table:table-cell>
          <table:table-cell office:value-type="float" office:value="9.6668323083832094E-2" table:style-name="ce1">
            <text:p>0.096668323</text:p>
          </table:table-cell>
          <table:table-cell office:value-type="float" office:value="1.1868235488047E-2" table:style-name="ce1">
            <text:p>0.011868235</text:p>
          </table:table-cell>
          <table:table-cell office:value-type="float" office:value="3.1972439255253997E-2" table:style-name="ce1">
            <text:p>0.031972439</text:p>
          </table:table-cell>
          <table:table-cell office:value-type="float" office:value="0.355393719469071" table:style-name="ce1">
            <text:p>0.355393719</text:p>
          </table:table-cell>
          <table:table-cell office:value-type="float" office:value="0.11281665807536477" table:style-name="ce1">
            <text:p>0.112816658</text:p>
          </table:table-cell>
          <table:table-cell office:value-type="float" office:value="0.17294223834740213" table:style-name="ce1">
            <text:p>0.172942238</text:p>
          </table:table-cell>
          <table:table-cell office:value-type="float" office:value="2.1232593522460794E-2" table:style-name="ce1">
            <text:p>0.021232594</text:p>
          </table:table-cell>
          <table:table-cell office:value-type="float" office:value="5.7199556523131308E-2" table:style-name="ce1">
            <text:p>0.057199557</text:p>
          </table:table-cell>
          <table:table-cell office:value-type="float" office:value="0.63580895353164091" table:style-name="ce1">
            <text:p>0.635808954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ICE_5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44540000000000002" table:style-name="ce1">
            <text:p>0.4454</text:p>
          </table:table-cell>
          <table:table-cell table:style-name="ce1"/>
          <table:table-cell office:value-type="string" table:style-name="ce1">
            <text:p>F6_ICE_5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5_DOC_B_Sem</text:p>
          </table:table-cell>
          <table:table-cell office:value-type="float" office:value="16.565925986518401" table:style-name="ce1">
            <text:p>16.56592599</text:p>
          </table:table-cell>
          <table:table-cell office:value-type="float" office:value="6.6977401211850904E-2" table:style-name="ce1">
            <text:p>0.066977401</text:p>
          </table:table-cell>
          <table:table-cell office:value-type="float" office:value="0.15292065427422599" table:style-name="ce1">
            <text:p>0.152920654</text:p>
          </table:table-cell>
          <table:table-cell office:value-type="float" office:value="4.1606258369131202E-18" table:style-name="ce1">
            <text:p>4.16063E-18</text:p>
          </table:table-cell>
          <table:table-cell office:value-type="float" office:value="7.6910585335284096E-2" table:style-name="ce1">
            <text:p>0.076910585</text:p>
          </table:table-cell>
          <table:table-cell office:value-type="float" office:value="9.1357702599879093E-3" table:style-name="ce1">
            <text:p>0.00913577</text:p>
          </table:table-cell>
          <table:table-cell office:value-type="float" office:value="2.2915109804785301" table:style-name="ce1">
            <text:p>2.29151098</text:p>
          </table:table-cell>
          <table:table-cell office:value-type="float" office:value="9.9860411804510593E-2" table:style-name="ce1">
            <text:p>0.099860412</text:p>
          </table:table-cell>
          <table:table-cell office:value-type="float" office:value="13.7617835724611" table:style-name="ce1">
            <text:p>13.76178357</text:p>
          </table:table-cell>
          <table:table-cell office:value-type="float" office:value="7.54480382137716" table:style-name="ce1">
            <text:p>7.544803821</text:p>
          </table:table-cell>
          <table:table-cell office:value-type="float" office:value="4.4243902439024403" table:style-name="ce1">
            <text:p>4.424390244</text:p>
          </table:table-cell>
          <table:table-cell office:value-type="float" office:value="-10.0769230769231" table:style-name="ce1">
            <text:p>-10.07692308</text:p>
          </table:table-cell>
          <table:table-cell office:value-type="float" office:value="1.5648158625024201E-2" table:style-name="ce1">
            <text:p>0.015648159</text:p>
          </table:table-cell>
          <table:table-cell office:value-type="float" office:value="1.1172191014686699E-2" table:style-name="ce1">
            <text:p>0.011172191</text:p>
          </table:table-cell>
          <table:table-cell office:value-type="float" office:value="1.47189187062773E-2" table:style-name="ce1">
            <text:p>0.014718919</text:p>
          </table:table-cell>
          <table:table-cell office:value-type="float" office:value="1.4006347192286199" table:style-name="ce1">
            <text:p>1.400634719</text:p>
          </table:table-cell>
          <table:table-cell office:value-type="string" table:style-name="ce1">
            <text:p>F6_ICE_5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5_DOC_B_Sem</text:p>
          </table:table-cell>
          <table:table-cell office:value-type="float" office:value="5.1142214857617503E-2" table:style-name="ce1">
            <text:p>0.051142215</text:p>
          </table:table-cell>
          <table:table-cell office:value-type="float" office:value="7.6341395108790899E-2" table:style-name="ce1">
            <text:p>0.076341395</text:p>
          </table:table-cell>
          <table:table-cell office:value-type="float" office:value="1.2628076686365799E-2" table:style-name="ce1">
            <text:p>0.012628077</text:p>
          </table:table-cell>
          <table:table-cell office:value-type="float" office:value="2.4235517640805601E-2" table:style-name="ce1">
            <text:p>0.024235518</text:p>
          </table:table-cell>
          <table:table-cell office:value-type="float" office:value="0.34196557023218099" table:style-name="ce1">
            <text:p>0.34196557</text:p>
          </table:table-cell>
          <table:table-cell office:value-type="float" office:value="0.10100913394002353" table:style-name="ce1">
            <text:p>0.101009134</text:p>
          </table:table-cell>
          <table:table-cell office:value-type="float" office:value="0.15077912102908381" table:style-name="ce1">
            <text:p>0.150779121</text:p>
          </table:table-cell>
          <table:table-cell office:value-type="float" office:value="2.4941256317686084E-2" table:style-name="ce1">
            <text:p>0.024941256</text:p>
          </table:table-cell>
          <table:table-cell office:value-type="float" office:value="4.7866692013658681E-2" table:style-name="ce1">
            <text:p>0.047866692</text:p>
          </table:table-cell>
          <table:table-cell office:value-type="float" office:value="0.67540379669954798" table:style-name="ce1">
            <text:p>0.675403797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6_ICE_6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42949999999999999" table:style-name="ce1">
            <text:p>0.4295</text:p>
          </table:table-cell>
          <table:table-cell office:value-type="float" office:value="1.2797499999999999" table:style-name="ce1">
            <text:p>1.27975</text:p>
          </table:table-cell>
          <table:table-cell office:value-type="string" table:style-name="ce1">
            <text:p>F6_ICE_6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6_DOC_A_Sem</text:p>
          </table:table-cell>
          <table:table-cell office:value-type="float" office:value="0" table:style-name="ce1">
            <text:p>0</text:p>
          </table:table-cell>
          <table:table-cell office:value-type="float" office:value="1.6186964280876699E-2" table:style-name="ce1">
            <text:p>0.016186964</text:p>
          </table:table-cell>
          <table:table-cell office:value-type="float" office:value="0.12906190842255699" table:style-name="ce1">
            <text:p>0.129061908</text:p>
          </table:table-cell>
          <table:table-cell office:value-type="float" office:value="0" table:style-name="ce1">
            <text:p>0</text:p>
          </table:table-cell>
          <table:table-cell office:value-type="float" office:value="5.94600910884324E-2" table:style-name="ce1">
            <text:p>0.059460091</text:p>
          </table:table-cell>
          <table:table-cell office:value-type="float" office:value="3.7236358141114999E-3" table:style-name="ce1">
            <text:p>0.003723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7816209570425308" table:style-name="ce1">
            <text:p>8.781620957</text:p>
          </table:table-cell>
          <table:table-cell office:value-type="float" office:value="4.9593297026724104" table:style-name="ce1">
            <text:p>4.959329703</text:p>
          </table:table-cell>
          <table:table-cell office:value-type="float" office:value="4.3228556206712803" table:style-name="ce1">
            <text:p>4.322855621</text:p>
          </table:table-cell>
          <table:table-cell office:value-type="float" office:value="-6.2966101694915304" table:style-name="ce1">
            <text:p>-6.296610169</text:p>
          </table:table-cell>
          <table:table-cell office:value-type="float" office:value="1.4989754484726701E-2" table:style-name="ce1">
            <text:p>0.014989754</text:p>
          </table:table-cell>
          <table:table-cell office:value-type="float" office:value="1.0951606498559301E-2" table:style-name="ce1">
            <text:p>0.010951606</text:p>
          </table:table-cell>
          <table:table-cell office:value-type="float" office:value="1.43179687684814E-2" table:style-name="ce1">
            <text:p>0.014317969</text:p>
          </table:table-cell>
          <table:table-cell office:value-type="float" office:value="1.3687265413251" table:style-name="ce1">
            <text:p>1.368726541</text:p>
          </table:table-cell>
          <table:table-cell office:value-type="string" table:style-name="ce1">
            <text:p>F6_ICE_6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6_DOC_A_Sem</text:p>
          </table:table-cell>
          <table:table-cell office:value-type="float" office:value="0" table:style-name="ce1">
            <text:p>0</text:p>
          </table:table-cell>
          <table:table-cell office:value-type="float" office:value="4.7222931502366602E-2" table:style-name="ce1">
            <text:p>0.047222932</text:p>
          </table:table-cell>
          <table:table-cell office:value-type="float" office:value="4.6529911409715604E-22" table:style-name="ce1">
            <text:p>4.65299E-22</text:p>
          </table:table-cell>
          <table:table-cell office:value-type="float" office:value="6.2129918993463302E-3" table:style-name="ce1">
            <text:p>0.006212992</text:p>
          </table:table-cell>
          <table:table-cell office:value-type="float" office:value="0.245306026995086" table:style-name="ce1">
            <text:p>0.245306027</text:p>
          </table:table-cell>
          <table:table-cell office:value-type="float" office:value="0" table:style-name="ce1">
            <text:p>0</text:p>
          </table:table-cell>
          <table:table-cell office:value-type="float" office:value="0.15807264911956137" table:style-name="ce1">
            <text:p>0.158072649</text:p>
          </table:table-cell>
          <table:table-cell office:value-type="float" office:value="1.5575285408665587E-21" table:style-name="ce1">
            <text:p>1.55753E-21</text:p>
          </table:table-cell>
          <table:table-cell office:value-type="float" office:value="2.0797185969677275E-2" table:style-name="ce1">
            <text:p>0.020797186</text:p>
          </table:table-cell>
          <table:table-cell office:value-type="float" office:value="0.82113016491076141" table:style-name="ce1">
            <text:p>0.821130165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6_ICE_7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2.13" table:style-name="ce1">
            <text:p>2.13</text:p>
          </table:table-cell>
          <table:table-cell office:value-type="float" office:value="1.45045" table:style-name="ce1">
            <text:p>1.45045</text:p>
          </table:table-cell>
          <table:table-cell office:value-type="string" table:style-name="ce1">
            <text:p>F6_ICE_7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7_DOC_A_Sem</text:p>
          </table:table-cell>
          <table:table-cell office:value-type="float" office:value="8.1209199717572105" table:style-name="ce1">
            <text:p>8.120919972</text:p>
          </table:table-cell>
          <table:table-cell office:value-type="float" office:value="0.107578884226776" table:style-name="ce1">
            <text:p>0.107578884</text:p>
          </table:table-cell>
          <table:table-cell office:value-type="float" office:value="0.395726965332869" table:style-name="ce1">
            <text:p>0.395726965</text:p>
          </table:table-cell>
          <table:table-cell office:value-type="float" office:value="1.7298852831785901E-2" table:style-name="ce1">
            <text:p>0.017298853</text:p>
          </table:table-cell>
          <table:table-cell office:value-type="float" office:value="0.16793127196487501" table:style-name="ce1">
            <text:p>0.167931272</text:p>
          </table:table-cell>
          <table:table-cell office:value-type="float" office:value="5.42217918735588E-3" table:style-name="ce1">
            <text:p>0.005422179</text:p>
          </table:table-cell>
          <table:table-cell office:value-type="float" office:value="0" table:style-name="ce1">
            <text:p>0</text:p>
          </table:table-cell>
          <table:table-cell office:value-type="float" office:value="1.2280138668143199E-16" table:style-name="ce1">
            <text:p>1.22801E-16</text:p>
          </table:table-cell>
          <table:table-cell office:value-type="float" office:value="5.7126039688090398" table:style-name="ce1">
            <text:p>5.712603969</text:p>
          </table:table-cell>
          <table:table-cell office:value-type="float" office:value="3.1567345155856499" table:style-name="ce1">
            <text:p>3.156734516</text:p>
          </table:table-cell>
          <table:table-cell office:value-type="float" office:value="4.5393258426966296" table:style-name="ce1">
            <text:p>4.539325843</text:p>
          </table:table-cell>
          <table:table-cell office:value-type="float" office:value="-1.7121771217712201" table:style-name="ce1">
            <text:p>-1.712177122</text:p>
          </table:table-cell>
          <table:table-cell office:value-type="float" office:value="1.63220791804797E-2" table:style-name="ce1">
            <text:p>0.016322079</text:p>
          </table:table-cell>
          <table:table-cell office:value-type="float" office:value="1.1582607570501899E-2" table:style-name="ce1">
            <text:p>0.011582608</text:p>
          </table:table-cell>
          <table:table-cell office:value-type="float" office:value="1.45555543315369E-2" table:style-name="ce1">
            <text:p>0.014555554</text:p>
          </table:table-cell>
          <table:table-cell office:value-type="float" office:value="1.4091886547246999" table:style-name="ce1">
            <text:p>1.409188655</text:p>
          </table:table-cell>
          <table:table-cell office:value-type="string" table:style-name="ce1">
            <text:p>F6_ICE_7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7_DOC_A_Sem</text:p>
          </table:table-cell>
          <table:table-cell office:value-type="float" office:value="0" table:style-name="ce1">
            <text:p>0</text:p>
          </table:table-cell>
          <table:table-cell office:value-type="float" office:value="4.8951577597543899E-2" table:style-name="ce1">
            <text:p>0.048951578</text:p>
          </table:table-cell>
          <table:table-cell office:value-type="float" office:value="2.7102326749831301E-3" table:style-name="ce1">
            <text:p>0.002710233</text:p>
          </table:table-cell>
          <table:table-cell office:value-type="float" office:value="1.31078435086988E-3" table:style-name="ce1">
            <text:p>0.001310784</text:p>
          </table:table-cell>
          <table:table-cell office:value-type="float" office:value="0.74690772176544995" table:style-name="ce1">
            <text:p>0.746907722</text:p>
          </table:table-cell>
          <table:table-cell office:value-type="float" office:value="0" table:style-name="ce1">
            <text:p>0</text:p>
          </table:table-cell>
          <table:table-cell office:value-type="float" office:value="6.1198627587864041E-2" table:style-name="ce1">
            <text:p>0.061198628</text:p>
          </table:table-cell>
          <table:table-cell office:value-type="float" office:value="3.3882977483666457E-3" table:style-name="ce1">
            <text:p>0.003388298</text:p>
          </table:table-cell>
          <table:table-cell office:value-type="float" office:value="1.6387255993341218E-3" table:style-name="ce1">
            <text:p>0.001638726</text:p>
          </table:table-cell>
          <table:table-cell office:value-type="float" office:value="0.93377434906443524" table:style-name="ce1">
            <text:p>0.933774349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6_ICE_7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77090000000000003" table:style-name="ce1">
            <text:p>0.7709</text:p>
          </table:table-cell>
          <table:table-cell table:style-name="ce1"/>
          <table:table-cell office:value-type="string" table:style-name="ce1">
            <text:p>F6_ICE_7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7_DOC_B_Sem</text:p>
          </table:table-cell>
          <table:table-cell office:value-type="float" office:value="30.649848419697602" table:style-name="ce1">
            <text:p>30.64984842</text:p>
          </table:table-cell>
          <table:table-cell office:value-type="float" office:value="0.193370747440895" table:style-name="ce1">
            <text:p>0.193370747</text:p>
          </table:table-cell>
          <table:table-cell office:value-type="float" office:value="0.53987472167293005" table:style-name="ce1">
            <text:p>0.539874722</text:p>
          </table:table-cell>
          <table:table-cell office:value-type="float" office:value="4.52716063549587E-2" table:style-name="ce1">
            <text:p>0.045271606</text:p>
          </table:table-cell>
          <table:table-cell office:value-type="float" office:value="0.20104948706688" table:style-name="ce1">
            <text:p>0.201049487</text:p>
          </table:table-cell>
          <table:table-cell office:value-type="float" office:value="3.6412359629034402E-3" table:style-name="ce1">
            <text:p>0.003641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8386575380068697" table:style-name="ce1">
            <text:p>7.838657538</text:p>
          </table:table-cell>
          <table:table-cell office:value-type="float" office:value="4.4538574513056304" table:style-name="ce1">
            <text:p>4.453857451</text:p>
          </table:table-cell>
          <table:table-cell office:value-type="float" office:value="4.2052631578947404" table:style-name="ce1">
            <text:p>4.205263158</text:p>
          </table:table-cell>
          <table:table-cell office:value-type="float" office:value="-3.7833333333333301" table:style-name="ce1">
            <text:p>-3.783333333</text:p>
          </table:table-cell>
          <table:table-cell office:value-type="float" office:value="1.5168340003963301E-2" table:style-name="ce1">
            <text:p>0.01516834</text:p>
          </table:table-cell>
          <table:table-cell office:value-type="float" office:value="1.07620757628218E-2" table:style-name="ce1">
            <text:p>0.010762076</text:p>
          </table:table-cell>
          <table:table-cell office:value-type="float" office:value="1.3755164096883E-2" table:style-name="ce1">
            <text:p>0.013755164</text:p>
          </table:table-cell>
          <table:table-cell office:value-type="float" office:value="1.4094251274798899" table:style-name="ce1">
            <text:p>1.409425127</text:p>
          </table:table-cell>
          <table:table-cell office:value-type="string" table:style-name="ce1">
            <text:p>F6_ICE_7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7_DOC_B_Sem</text:p>
          </table:table-cell>
          <table:table-cell office:value-type="float" office:value="0" table:style-name="ce1">
            <text:p>0</text:p>
          </table:table-cell>
          <table:table-cell office:value-type="float" office:value="3.6695944105067602E-2" table:style-name="ce1">
            <text:p>0.036695944</text:p>
          </table:table-cell>
          <table:table-cell office:value-type="float" office:value="1.62352840921813E-2" table:style-name="ce1">
            <text:p>0.016235284</text:p>
          </table:table-cell>
          <table:table-cell office:value-type="float" office:value="7.7902897792927702E-4" table:style-name="ce1">
            <text:p>0.000779029</text:p>
          </table:table-cell>
          <table:table-cell office:value-type="float" office:value="1.0201762865981501" table:style-name="ce1">
            <text:p>1.020176287</text:p>
          </table:table-cell>
          <table:table-cell office:value-type="float" office:value="0" table:style-name="ce1">
            <text:p>0</text:p>
          </table:table-cell>
          <table:table-cell office:value-type="float" office:value="3.4171155526475462E-2" table:style-name="ce1">
            <text:p>0.034171156</text:p>
          </table:table-cell>
          <table:table-cell office:value-type="float" office:value="1.5118248930781071E-2" table:style-name="ce1">
            <text:p>0.015118249</text:p>
          </table:table-cell>
          <table:table-cell office:value-type="float" office:value="7.2542949946275835E-4" table:style-name="ce1">
            <text:p>0.000725429</text:p>
          </table:table-cell>
          <table:table-cell office:value-type="float" office:value="0.94998516604328065" table:style-name="ce1">
            <text:p>0.949985166</text:p>
          </table:table-cell>
          <table:table-cell table:number-columns-repeated="16284" table:style-name="ce1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6_ICE_8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30890000000000001" table:style-name="ce1">
            <text:p>0.3089</text:p>
          </table:table-cell>
          <table:table-cell office:value-type="float" office:value="0.26105" table:style-name="ce1">
            <text:p>0.26105</text:p>
          </table:table-cell>
          <table:table-cell office:value-type="string" table:style-name="ce1">
            <text:p>F6_ICE_8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8_DOC_A_Sem</text:p>
          </table:table-cell>
          <table:table-cell office:value-type="float" office:value="292.81948318354699" table:style-name="ce1">
            <text:p>292.8194832</text:p>
          </table:table-cell>
          <table:table-cell office:value-type="float" office:value="3.8603506152696801E-3" table:style-name="ce1">
            <text:p>0.003860351</text:p>
          </table:table-cell>
          <table:table-cell office:value-type="float" office:value="0.18906657978899899" table:style-name="ce1">
            <text:p>0.18906658</text:p>
          </table:table-cell>
          <table:table-cell office:value-type="float" office:value="0" table:style-name="ce1">
            <text:p>0</text:p>
          </table:table-cell>
          <table:table-cell office:value-type="float" office:value="0.12393246870598799" table:style-name="ce1">
            <text:p>0.123932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2905408691611E-17" table:style-name="ce1">
            <text:p>2.32905E-17</text:p>
          </table:table-cell>
          <table:table-cell office:value-type="float" office:value="2.8299867261988698" table:style-name="ce1">
            <text:p>2.829986726</text:p>
          </table:table-cell>
          <table:table-cell office:value-type="float" office:value="1.60961662691203" table:style-name="ce1">
            <text:p>1.609616627</text:p>
          </table:table-cell>
          <table:table-cell office:value-type="float" office:value="4.7830882352941204" table:style-name="ce1">
            <text:p>4.783088235</text:p>
          </table:table-cell>
          <table:table-cell office:value-type="float" office:value="-2.17441860465116" table:style-name="ce1">
            <text:p>-2.174418605</text:p>
          </table:table-cell>
          <table:table-cell office:value-type="float" office:value="1.70691965605035E-2" table:style-name="ce1">
            <text:p>0.017069197</text:p>
          </table:table-cell>
          <table:table-cell office:value-type="float" office:value="1.37936503632983E-2" table:style-name="ce1">
            <text:p>0.01379365</text:p>
          </table:table-cell>
          <table:table-cell office:value-type="float" office:value="1.56264906147493E-2" table:style-name="ce1">
            <text:p>0.015626491</text:p>
          </table:table-cell>
          <table:table-cell office:value-type="float" office:value="1.2374676833857401" table:style-name="ce1">
            <text:p>1.237467683</text:p>
          </table:table-cell>
          <table:table-cell office:value-type="string" table:style-name="ce1">
            <text:p>F6_ICE_8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8_DOC_A_Sem</text:p>
          </table:table-cell>
          <table:table-cell office:value-type="float" office:value="0" table:style-name="ce1">
            <text:p>0</text:p>
          </table:table-cell>
          <table:table-cell office:value-type="float" office:value="6.1171374833711302E-2" table:style-name="ce1">
            <text:p>0.061171375</text:p>
          </table:table-cell>
          <table:table-cell office:value-type="float" office:value="2.2744090734139599E-18" table:style-name="ce1">
            <text:p>2.27441E-18</text:p>
          </table:table-cell>
          <table:table-cell office:value-type="float" office:value="0" table:style-name="ce1">
            <text:p>0</text:p>
          </table:table-cell>
          <table:table-cell office:value-type="float" office:value="0.47937521672107902" table:style-name="ce1">
            <text:p>0.479375217</text:p>
          </table:table-cell>
          <table:table-cell office:value-type="float" office:value="0" table:style-name="ce1">
            <text:p>0</text:p>
          </table:table-cell>
          <table:table-cell office:value-type="float" office:value="0.11316577662207108" table:style-name="ce1">
            <text:p>0.113165777</text:p>
          </table:table-cell>
          <table:table-cell office:value-type="float" office:value="4.2076096842494351E-18" table:style-name="ce1">
            <text:p>4.20761E-18</text:p>
          </table:table-cell>
          <table:table-cell office:value-type="float" office:value="0" table:style-name="ce1">
            <text:p>0</text:p>
          </table:table-cell>
          <table:table-cell office:value-type="float" office:value="0.88683422337792883" table:style-name="ce1">
            <text:p>0.886834223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6_ICE_8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2132" table:style-name="ce1">
            <text:p>0.2132</text:p>
          </table:table-cell>
          <table:table-cell table:style-name="ce1"/>
          <table:table-cell office:value-type="string" table:style-name="ce1">
            <text:p>F6_ICE_8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ICE_8_DOC_B_Sem</text:p>
          </table:table-cell>
          <table:table-cell office:value-type="float" office:value="572.76964610375603" table:style-name="ce1">
            <text:p>572.7696461</text:p>
          </table:table-cell>
          <table:table-cell office:value-type="float" office:value="1.2053829883598201E-3" table:style-name="ce1">
            <text:p>0.001205383</text:p>
          </table:table-cell>
          <table:table-cell office:value-type="float" office:value="0.20440851603694901" table:style-name="ce1">
            <text:p>0.204408516</text:p>
          </table:table-cell>
          <table:table-cell office:value-type="float" office:value="0" table:style-name="ce1">
            <text:p>0</text:p>
          </table:table-cell>
          <table:table-cell office:value-type="float" office:value="0.10982191819204" table:style-name="ce1">
            <text:p>0.109821918</text:p>
          </table:table-cell>
          <table:table-cell office:value-type="float" office:value="8.8817841970012504E-16" table:style-name="ce1">
            <text:p>8.88178E-16</text:p>
          </table:table-cell>
          <table:table-cell office:value-type="float" office:value="0" table:style-name="ce1">
            <text:p>0</text:p>
          </table:table-cell>
          <table:table-cell office:value-type="float" office:value="4.0929527885784801E-16" table:style-name="ce1">
            <text:p>4.09295E-16</text:p>
          </table:table-cell>
          <table:table-cell office:value-type="float" office:value="2.92099366082673" table:style-name="ce1">
            <text:p>2.920993661</text:p>
          </table:table-cell>
          <table:table-cell office:value-type="float" office:value="1.6545718596800101" table:style-name="ce1">
            <text:p>1.65457186</text:p>
          </table:table-cell>
          <table:table-cell office:value-type="float" office:value="4.9834254143646399" table:style-name="ce1">
            <text:p>4.983425414</text:p>
          </table:table-cell>
          <table:table-cell office:value-type="float" office:value="-0.48235294117647098" table:style-name="ce1">
            <text:p>-0.482352941</text:p>
          </table:table-cell>
          <table:table-cell office:value-type="float" office:value="1.5386919261128E-2" table:style-name="ce1">
            <text:p>0.015386919</text:p>
          </table:table-cell>
          <table:table-cell office:value-type="float" office:value="1.33932298859782E-2" table:style-name="ce1">
            <text:p>0.01339323</text:p>
          </table:table-cell>
          <table:table-cell office:value-type="float" office:value="1.7827432691735302E-2" table:style-name="ce1">
            <text:p>0.017827433</text:p>
          </table:table-cell>
          <table:table-cell office:value-type="float" office:value="1.14885799707187" table:style-name="ce1">
            <text:p>1.148857997</text:p>
          </table:table-cell>
          <table:table-cell office:value-type="string" table:style-name="ce1">
            <text:p>F6_ICE_8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ICE_8_DOC_B_Sem</text:p>
          </table:table-cell>
          <table:table-cell office:value-type="float" office:value="0" table:style-name="ce1">
            <text:p>0</text:p>
          </table:table-cell>
          <table:table-cell office:value-type="float" office:value="5.361720329558E-2" table:style-name="ce1">
            <text:p>0.053617203</text:p>
          </table:table-cell>
          <table:table-cell office:value-type="float" office:value="4.6357592356639102E-20" table:style-name="ce1">
            <text:p>4.63576E-20</text:p>
          </table:table-cell>
          <table:table-cell office:value-type="float" office:value="0" table:style-name="ce1">
            <text:p>0</text:p>
          </table:table-cell>
          <table:table-cell office:value-type="float" office:value="0.47814088843601299" table:style-name="ce1">
            <text:p>0.478140888</text:p>
          </table:table-cell>
          <table:table-cell office:value-type="float" office:value="0" table:style-name="ce1">
            <text:p>0</text:p>
          </table:table-cell>
          <table:table-cell office:value-type="float" office:value="0.10083006564316374" table:style-name="ce1">
            <text:p>0.100830066</text:p>
          </table:table-cell>
          <table:table-cell office:value-type="float" office:value="8.7177972610971163E-20" table:style-name="ce1">
            <text:p>8.7178E-20</text:p>
          </table:table-cell>
          <table:table-cell office:value-type="float" office:value="0" table:style-name="ce1">
            <text:p>0</text:p>
          </table:table-cell>
          <table:table-cell office:value-type="float" office:value="0.89916993435683634" table:style-name="ce1">
            <text:p>0.899169934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UP_2_DOC_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3500000000000001" table:style-name="ce1">
            <text:p>0.135</text:p>
          </table:table-cell>
          <table:table-cell office:value-type="float" office:value="0.12285000000000001" table:style-name="ce1">
            <text:p>0.12285</text:p>
          </table:table-cell>
          <table:table-cell office:value-type="string" table:style-name="ce1">
            <text:p>F6_SUP_2_BDOC_A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2_DOC_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451961673090299E-3" table:style-name="ce1">
            <text:p>0.001145196</text:p>
          </table:table-cell>
          <table:table-cell office:value-type="float" office:value="1.43995601033231E-20" table:style-name="ce1">
            <text:p>1.43996E-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523486392180402" table:style-name="ce1">
            <text:p>3.152348639</text:p>
          </table:table-cell>
          <table:table-cell office:value-type="float" office:value="1.60961662691203" table:style-name="ce1">
            <text:p>1.609616627</text:p>
          </table:table-cell>
          <table:table-cell office:value-type="float" office:value="5.4971319311663498" table:style-name="ce1">
            <text:p>5.497131931</text:p>
          </table:table-cell>
          <table:table-cell office:value-type="float" office:value="-0.25867507886435298" table:style-name="ce1">
            <text:p>-0.258675079</text:p>
          </table:table-cell>
          <table:table-cell office:value-type="float" office:value="1.7817837878808401E-2" table:style-name="ce1">
            <text:p>0.017817838</text:p>
          </table:table-cell>
          <table:table-cell office:value-type="float" office:value="1.5127773579114099E-2" table:style-name="ce1">
            <text:p>0.015127774</text:p>
          </table:table-cell>
          <table:table-cell office:value-type="float" office:value="1.9175149464809499E-2" table:style-name="ce1">
            <text:p>0.019175149</text:p>
          </table:table-cell>
          <table:table-cell office:value-type="float" office:value="1.1778228822388099" table:style-name="ce1">
            <text:p>1.177822882</text:p>
          </table:table-cell>
          <table:table-cell office:value-type="string" table:style-name="ce1">
            <text:p>F6_SUP_2_BDOC_A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2_DOC_A</text:p>
          </table:table-cell>
          <table:table-cell office:value-type="float" office:value="4.1912503439664501E-22" table:style-name="ce1">
            <text:p>4.19125E-22</text:p>
          </table:table-cell>
          <table:table-cell office:value-type="float" office:value="2.2607920637632999E-4" table:style-name="ce1">
            <text:p>0.000226079</text:p>
          </table:table-cell>
          <table:table-cell office:value-type="float" office:value="0" table:style-name="ce1">
            <text:p>0</text:p>
          </table:table-cell>
          <table:table-cell office:value-type="float" office:value="3.4870136757478401E-4" table:style-name="ce1">
            <text:p>0.000348701</text:p>
          </table:table-cell>
          <table:table-cell office:value-type="float" office:value="3.7953441256927802E-21" table:style-name="ce1">
            <text:p>3.79534E-21</text:p>
          </table:table-cell>
          <table:table-cell office:value-type="float" office:value="7.2919137039640489E-19" table:style-name="ce1">
            <text:p>7.29191E-19</text:p>
          </table:table-cell>
          <table:table-cell office:value-type="float" office:value="0.39333132785305019" table:style-name="ce1">
            <text:p>0.393331328</text:p>
          </table:table-cell>
          <table:table-cell office:value-type="float" office:value="0" table:style-name="ce1">
            <text:p>0</text:p>
          </table:table-cell>
          <table:table-cell office:value-type="float" office:value="0.60666867214694975" table:style-name="ce1">
            <text:p>0.606668672</text:p>
          </table:table-cell>
          <table:table-cell office:value-type="float" office:value="6.6031182988720492E-18" table:style-name="ce1">
            <text:p>6.60312E-18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UP_2_DOC_B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1070000000000001" table:style-name="ce1">
            <text:p>0.1107</text:p>
          </table:table-cell>
          <table:table-cell table:style-name="ce1"/>
          <table:table-cell office:value-type="string" table:style-name="ce1">
            <text:p>F6_SUP_2_BDOC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2_DOC_B</text:p>
          </table:table-cell>
          <table:table-cell office:value-type="float" office:value="0" table:style-name="ce1">
            <text:p>0</text:p>
          </table:table-cell>
          <table:table-cell office:value-type="float" office:value="9.1862288825912696E-7" table:style-name="ce1">
            <text:p>9.18623E-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7507242476928" table:style-name="ce1">
            <text:p>7.275072425</text:p>
          </table:table-cell>
          <table:table-cell office:value-type="float" office:value="6.58429689687107" table:style-name="ce1">
            <text:p>6.584296897</text:p>
          </table:table-cell>
          <table:table-cell office:value-type="float" office:value="1.2816874027993801" table:style-name="ce1">
            <text:p>1.281687403</text:p>
          </table:table-cell>
          <table:table-cell office:value-type="float" office:value="-15.4440677966102" table:style-name="ce1">
            <text:p>-15.4440678</text:p>
          </table:table-cell>
          <table:table-cell office:value-type="float" office:value="3.0738647823301299E-3" table:style-name="ce1">
            <text:p>0.003073865</text:p>
          </table:table-cell>
          <table:table-cell office:value-type="float" office:value="1.5444459946159701E-3" table:style-name="ce1">
            <text:p>0.001544446</text:p>
          </table:table-cell>
          <table:table-cell office:value-type="float" office:value="8.7741403317061102E-3" table:style-name="ce1">
            <text:p>0.00877414</text:p>
          </table:table-cell>
          <table:table-cell office:value-type="float" office:value="1.9902701635705" table:style-name="ce1">
            <text:p>1.990270164</text:p>
          </table:table-cell>
          <table:table-cell office:value-type="string" table:style-name="ce1">
            <text:p>F6_SUP_2_BDOC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2_DOC_B</text:p>
          </table:table-cell>
          <table:table-cell office:value-type="float" office:value="1.1723580901704201E-6" table:style-name="ce1">
            <text:p>1.17236E-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8002227709206E-4" table:style-name="ce1">
            <text:p>0.000178002</text:p>
          </table:table-cell>
          <table:table-cell office:value-type="float" office:value="0" table:style-name="ce1">
            <text:p>0</text:p>
          </table:table-cell>
          <table:table-cell office:value-type="float" office:value="6.543104787657337E-3" table:style-name="ce1">
            <text:p>0.006543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345689521234271" table:style-name="ce1">
            <text:p>0.993456895</text:p>
          </table:table-cell>
          <table:table-cell office:value-type="float" office:value="0" table:style-name="ce1">
            <text:p>0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6_SUP_2_DOC_C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V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9.0859999999999996E-2" table:style-name="ce1">
            <text:p>0.09086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2_BDOC_C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2_DOC_C_Sem</text:p>
          </table:table-cell>
          <table:table-cell office:value-type="float" office:value="0" table:style-name="ce1">
            <text:p>0</text:p>
          </table:table-cell>
          <table:table-cell office:value-type="float" office:value="8.4199314726550498E-7" table:style-name="ce1">
            <text:p>8.41993E-07</text:p>
          </table:table-cell>
          <table:table-cell office:value-type="float" office:value="2.9778502051909002E-23" table:style-name="ce1">
            <text:p>2.97785E-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310344827586198" table:style-name="ce1">
            <text:p>-6.531034483</text:p>
          </table:table-cell>
          <table:table-cell office:value-type="float" office:value="3.7772998846440198E-2" table:style-name="ce1">
            <text:p>0.037772999</text:p>
          </table:table-cell>
          <table:table-cell office:value-type="float" office:value="0" table:style-name="ce1">
            <text:p>0</text:p>
          </table:table-cell>
          <table:table-cell office:value-type="float" office:value="1.1232833694313999" table:style-name="ce1">
            <text:p>1.1232833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6_SUP_2_BDOC_C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2_DOC_C_Sem</text:p>
          </table:table-cell>
          <table:table-cell office:value-type="float" office:value="3.0786911070994201E-7" table:style-name="ce1">
            <text:p>3.07869E-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025523671542801E-4" table:style-name="ce1">
            <text:p>0.000170255</text:p>
          </table:table-cell>
          <table:table-cell office:value-type="float" office:value="3.1916894227511698E-6" table:style-name="ce1">
            <text:p>3.19169E-06</text:p>
          </table:table-cell>
          <table:table-cell office:value-type="float" office:value="1.7718596500830115E-3" table:style-name="ce1">
            <text:p>0.00177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985921177917257" table:style-name="ce1">
            <text:p>0.979859212</text:p>
          </table:table-cell>
          <table:table-cell office:value-type="float" office:value="1.8368928570744441E-2" table:style-name="ce1">
            <text:p>0.018368929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UP_3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3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error" office:string-value="#N/A" table:formula="of:=#N/A" table:style-name="ce5">
            <text:p>#NV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3_DOC_A_Se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543612251060601E-24" table:style-name="ce1">
            <text:p>1.65436E-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490895142205" table:style-name="ce1">
            <text:p>1.649089514</text:p>
          </table:table-cell>
          <table:table-cell office:value-type="float" office:value="0.77410717888276004" table:style-name="ce1">
            <text:p>0.774107179</text:p>
          </table:table-cell>
          <table:table-cell office:value-type="float" office:value="8.3093922651933703" table:style-name="ce1">
            <text:p>8.309392265</text:p>
          </table:table-cell>
          <table:table-cell office:value-type="float" office:value="-0.61538461538461497" table:style-name="ce1">
            <text:p>-0.615384615</text:p>
          </table:table-cell>
          <table:table-cell office:value-type="float" office:value="2.1918633094639799E-2" table:style-name="ce1">
            <text:p>0.021918633</text:p>
          </table:table-cell>
          <table:table-cell office:value-type="float" office:value="2.3387937903676399E-2" table:style-name="ce1">
            <text:p>0.023387938</text:p>
          </table:table-cell>
          <table:table-cell office:value-type="float" office:value="9.0461909836338394E-2" table:style-name="ce1">
            <text:p>0.09046191</text:p>
          </table:table-cell>
          <table:table-cell office:value-type="float" office:value="0.93717681246256401" table:style-name="ce1">
            <text:p>0.937176812</text:p>
          </table:table-cell>
          <table:table-cell office:value-type="string" table:style-name="ce1">
            <text:p>F6_SUP_3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3_DOC_A_Sem</text:p>
          </table:table-cell>
          <table:table-cell office:value-type="float" office:value="1.53233377923231E-6" table:style-name="ce1">
            <text:p>1.53233E-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207840930958301E-4" table:style-name="ce1">
            <text:p>0.000212078</text:p>
          </table:table-cell>
          <table:table-cell office:value-type="float" office:value="1.41044270242457E-5" table:style-name="ce1">
            <text:p>1.41044E-05</text:p>
          </table:table-cell>
          <table:table-cell office:value-type="float" office:value="6.7291686297030777E-3" table:style-name="ce1">
            <text:p>0.006729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3133193192304964" table:style-name="ce1">
            <text:p>0.931331932</text:p>
          </table:table-cell>
          <table:table-cell office:value-type="float" office:value="6.1938899447247307E-2" table:style-name="ce1">
            <text:p>0.061938899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6_SUP_3_DOC_B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3919999999999999" table:style-name="ce1">
            <text:p>0.1392</text:p>
          </table:table-cell>
          <table:table-cell table:style-name="ce1"/>
          <table:table-cell office:value-type="string" table:style-name="ce1">
            <text:p>F6_SUP_3_BDOC_B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3_DOC_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469779601696897E-23" table:style-name="ce1">
            <text:p>2.64698E-23</text:p>
          </table:table-cell>
          <table:table-cell office:value-type="float" office:value="2.00746808499268E-20" table:style-name="ce1">
            <text:p>2.00747E-20</text:p>
          </table:table-cell>
          <table:table-cell office:value-type="float" office:value="1.9058241313221801E-19" table:style-name="ce1">
            <text:p>1.90582E-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2760275765631" table:style-name="ce1">
            <text:p>1.427602758</text:p>
          </table:table-cell>
          <table:table-cell office:value-type="float" office:value="0.66774967696827303" table:style-name="ce1">
            <text:p>0.667749677</text:p>
          </table:table-cell>
          <table:table-cell office:value-type="float" office:value="7.875" table:style-name="ce1">
            <text:p>7.875</text:p>
          </table:table-cell>
          <table:table-cell office:value-type="float" office:value="-0.11111111111111099" table:style-name="ce1">
            <text:p>-0.111111111</text:p>
          </table:table-cell>
          <table:table-cell office:value-type="float" office:value="2.03932296932328E-2" table:style-name="ce1">
            <text:p>0.02039323</text:p>
          </table:table-cell>
          <table:table-cell office:value-type="float" office:value="2.8234932603599001E-2" table:style-name="ce1">
            <text:p>0.028234933</text:p>
          </table:table-cell>
          <table:table-cell office:value-type="float" office:value="4.7617032949859701E-2" table:style-name="ce1">
            <text:p>0.047617033</text:p>
          </table:table-cell>
          <table:table-cell office:value-type="float" office:value="0.72226946596760699" table:style-name="ce1">
            <text:p>0.722269466</text:p>
          </table:table-cell>
          <table:table-cell office:value-type="string" table:style-name="ce1">
            <text:p>F6_SUP_3_BDOC_B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3_DOC_B</text:p>
          </table:table-cell>
          <table:table-cell office:value-type="float" office:value="4.5680501629669399E-4" table:style-name="ce1">
            <text:p>0.000456805</text:p>
          </table:table-cell>
          <table:table-cell office:value-type="float" office:value="1.44590219152549E-4" table:style-name="ce1">
            <text:p>0.00014459</text:p>
          </table:table-cell>
          <table:table-cell office:value-type="float" office:value="0" table:style-name="ce1">
            <text:p>0</text:p>
          </table:table-cell>
          <table:table-cell office:value-type="float" office:value="5.3263973757611998E-4" table:style-name="ce1">
            <text:p>0.00053264</text:p>
          </table:table-cell>
          <table:table-cell office:value-type="float" office:value="8.2046853623840999E-4" table:style-name="ce1">
            <text:p>0.000820469</text:p>
          </table:table-cell>
          <table:table-cell office:value-type="float" office:value="0.23371921008663957" table:style-name="ce1">
            <text:p>0.23371921</text:p>
          </table:table-cell>
          <table:table-cell office:value-type="float" office:value="7.3977978789617829E-2" table:style-name="ce1">
            <text:p>0.073977979</text:p>
          </table:table-cell>
          <table:table-cell office:value-type="float" office:value="0" table:style-name="ce1">
            <text:p>0</text:p>
          </table:table-cell>
          <table:table-cell office:value-type="float" office:value="0.27251920247344863" table:style-name="ce1">
            <text:p>0.272519202</text:p>
          </table:table-cell>
          <table:table-cell office:value-type="float" office:value="0.41978360865029407" table:style-name="ce1">
            <text:p>0.419783609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UP_4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5840000000000001" table:style-name="ce1">
            <text:p>0.1584</text:p>
          </table:table-cell>
          <table:table-cell office:value-type="float" office:value="0.15715000000000001" table:style-name="ce1">
            <text:p>0.15715</text:p>
          </table:table-cell>
          <table:table-cell office:value-type="string" table:style-name="ce1">
            <text:p>F6_SUP_4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4_DOC_A_Se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742834633778299E-20" table:style-name="ce1">
            <text:p>2.27428E-20</text:p>
          </table:table-cell>
          <table:table-cell office:value-type="float" office:value="4.0657581468206398E-20" table:style-name="ce1">
            <text:p>4.06576E-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8636946334516" table:style-name="ce1">
            <text:p>1.686369463</text:p>
          </table:table-cell>
          <table:table-cell office:value-type="float" office:value="0.78836127707748505" table:style-name="ce1">
            <text:p>0.788361277</text:p>
          </table:table-cell>
          <table:table-cell office:value-type="float" office:value="5.9844357976653697" table:style-name="ce1">
            <text:p>5.984435798</text:p>
          </table:table-cell>
          <table:table-cell office:value-type="float" office:value="-0.56198347107437996" table:style-name="ce1">
            <text:p>-0.561983471</text:p>
          </table:table-cell>
          <table:table-cell office:value-type="float" office:value="2.0375678431109399E-2" table:style-name="ce1">
            <text:p>0.020375678</text:p>
          </table:table-cell>
          <table:table-cell office:value-type="float" office:value="1.72122109235021E-2" table:style-name="ce1">
            <text:p>0.017212211</text:p>
          </table:table-cell>
          <table:table-cell office:value-type="float" office:value="2.1424228414719301E-2" table:style-name="ce1">
            <text:p>0.021424228</text:p>
          </table:table-cell>
          <table:table-cell office:value-type="float" office:value="1.18379204866051" table:style-name="ce1">
            <text:p>1.183792049</text:p>
          </table:table-cell>
          <table:table-cell office:value-type="string" table:style-name="ce1">
            <text:p>F6_SUP_4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4_DOC_A_Sem</text:p>
          </table:table-cell>
          <table:table-cell office:value-type="float" office:value="3.4237993135312501E-22" table:style-name="ce1">
            <text:p>3.4238E-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9978569935578E-4" table:style-name="ce1">
            <text:p>0.000109979</text:p>
          </table:table-cell>
          <table:table-cell office:value-type="float" office:value="3.0814596233532299E-4" table:style-name="ce1">
            <text:p>0.000308146</text:p>
          </table:table-cell>
          <table:table-cell office:value-type="float" office:value="8.1884679067646427E-19" table:style-name="ce1">
            <text:p>8.18847E-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302826418308167" table:style-name="ce1">
            <text:p>0.263028264</text:p>
          </table:table-cell>
          <table:table-cell office:value-type="float" office:value="0.73697173581691833" table:style-name="ce1">
            <text:p>0.736971736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6_SUP_4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5590000000000001" table:style-name="ce1">
            <text:p>0.1559</text:p>
          </table:table-cell>
          <table:table-cell table:style-name="ce1"/>
          <table:table-cell office:value-type="string" table:style-name="ce1">
            <text:p>F6_SUP_4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4_DOC_B_Sem</text:p>
          </table:table-cell>
          <table:table-cell office:value-type="float" office:value="0" table:style-name="ce1">
            <text:p>0</text:p>
          </table:table-cell>
          <table:table-cell office:value-type="float" office:value="4.0256656985593297E-5" table:style-name="ce1">
            <text:p>4.02567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1656520478686E-4" table:style-name="ce1">
            <text:p>0.000281657</text:p>
          </table:table-cell>
          <table:table-cell office:value-type="float" office:value="1.40326539063396E-4" table:style-name="ce1">
            <text:p>0.000140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225226610997599" table:style-name="ce1">
            <text:p>3.222522661</text:p>
          </table:table-cell>
          <table:table-cell office:value-type="float" office:value="1.61071309600393" table:style-name="ce1">
            <text:p>1.610713096</text:p>
          </table:table-cell>
          <table:table-cell office:value-type="float" office:value="6.4663774403470704" table:style-name="ce1">
            <text:p>6.46637744</text:p>
          </table:table-cell>
          <table:table-cell office:value-type="float" office:value="-0.43684210526315798" table:style-name="ce1">
            <text:p>-0.436842105</text:p>
          </table:table-cell>
          <table:table-cell office:value-type="float" office:value="1.8693729516865799E-2" table:style-name="ce1">
            <text:p>0.01869373</text:p>
          </table:table-cell>
          <table:table-cell office:value-type="float" office:value="1.7376102995105901E-2" table:style-name="ce1">
            <text:p>0.017376103</text:p>
          </table:table-cell>
          <table:table-cell office:value-type="float" office:value="1.95848812961022E-2" table:style-name="ce1">
            <text:p>0.019584881</text:p>
          </table:table-cell>
          <table:table-cell office:value-type="float" office:value="1.0758298061499201" table:style-name="ce1">
            <text:p>1.075829806</text:p>
          </table:table-cell>
          <table:table-cell office:value-type="string" table:style-name="ce1">
            <text:p>F6_SUP_4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4_DOC_B_Se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092421271197001E-5" table:style-name="ce1">
            <text:p>3.90924E-05</text:p>
          </table:table-cell>
          <table:table-cell office:value-type="float" office:value="3.7170496018577002E-4" table:style-name="ce1">
            <text:p>0.000371705</text:p>
          </table:table-cell>
          <table:table-cell office:value-type="float" office:value="2.1149145899177E-3" table:style-name="ce1">
            <text:p>0.0021149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477782785311105E-2" table:style-name="ce1">
            <text:p>0.015477783</text:p>
          </table:table-cell>
          <table:table-cell office:value-type="float" office:value="0.14716838831922013" table:style-name="ce1">
            <text:p>0.147168388</text:p>
          </table:table-cell>
          <table:table-cell office:value-type="float" office:value="0.83735382889546872" table:style-name="ce1">
            <text:p>0.837353829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UP_5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27" table:style-name="ce1">
            <text:p>0.127</text:p>
          </table:table-cell>
          <table:table-cell office:value-type="float" office:value="0.1164" table:style-name="ce1">
            <text:p>0.1164</text:p>
          </table:table-cell>
          <table:table-cell office:value-type="string" table:style-name="ce1">
            <text:p>F6_SUP_5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5_DOC_A_Se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559494118821699E-20" table:style-name="ce1">
            <text:p>1.65595E-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85270722044399" table:style-name="ce1">
            <text:p>3.438527072</text:p>
          </table:table-cell>
          <table:table-cell office:value-type="float" office:value="1.80369165617867" table:style-name="ce1">
            <text:p>1.803691656</text:p>
          </table:table-cell>
          <table:table-cell office:value-type="float" office:value="4.7113402061855698" table:style-name="ce1">
            <text:p>4.711340206</text:p>
          </table:table-cell>
          <table:table-cell office:value-type="float" office:value="-2.6428571428571401" table:style-name="ce1">
            <text:p>-2.642857143</text:p>
          </table:table-cell>
          <table:table-cell office:value-type="float" office:value="1.7357350749462701E-2" table:style-name="ce1">
            <text:p>0.017357351</text:p>
          </table:table-cell>
          <table:table-cell office:value-type="float" office:value="1.2837988404671799E-2" table:style-name="ce1">
            <text:p>0.012837988</text:p>
          </table:table-cell>
          <table:table-cell office:value-type="float" office:value="1.49856659920478E-2" table:style-name="ce1">
            <text:p>0.014985666</text:p>
          </table:table-cell>
          <table:table-cell office:value-type="float" office:value="1.3520304118008299" table:style-name="ce1">
            <text:p>1.352030412</text:p>
          </table:table-cell>
          <table:table-cell office:value-type="string" table:style-name="ce1">
            <text:p>F6_SUP_5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5_DOC_A_Sem</text:p>
          </table:table-cell>
          <table:table-cell office:value-type="float" office:value="1.2296063611755799E-21" table:style-name="ce1">
            <text:p>1.22961E-21</text:p>
          </table:table-cell>
          <table:table-cell office:value-type="float" office:value="1.1749441893127E-4" table:style-name="ce1">
            <text:p>0.000117494</text:p>
          </table:table-cell>
          <table:table-cell office:value-type="float" office:value="5.4276863315001001E-7" table:style-name="ce1">
            <text:p>5.42769E-07</text:p>
          </table:table-cell>
          <table:table-cell office:value-type="float" office:value="2.9754206160881899E-4" table:style-name="ce1">
            <text:p>0.000297542</text:p>
          </table:table-cell>
          <table:table-cell office:value-type="float" office:value="8.7474109186352303E-7" table:style-name="ce1">
            <text:p>8.74741E-07</text:p>
          </table:table-cell>
          <table:table-cell office:value-type="float" office:value="2.952562323614304E-18" table:style-name="ce1">
            <text:p>2.95256E-18</text:p>
          </table:table-cell>
          <table:table-cell office:value-type="float" office:value="0.28213061149078306" table:style-name="ce1">
            <text:p>0.282130611</text:p>
          </table:table-cell>
          <table:table-cell office:value-type="float" office:value="1.3033099594135218E-3" table:style-name="ce1">
            <text:p>0.00130331</text:p>
          </table:table-cell>
          <table:table-cell office:value-type="float" office:value="0.71446562781019896" table:style-name="ce1">
            <text:p>0.714465628</text:p>
          </table:table-cell>
          <table:table-cell office:value-type="float" office:value="2.1004507396043632E-3" table:style-name="ce1">
            <text:p>0.002100451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6_SUP_5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0580000000000001" table:style-name="ce1">
            <text:p>0.1058</text:p>
          </table:table-cell>
          <table:table-cell table:style-name="ce1"/>
          <table:table-cell office:value-type="string" table:style-name="ce1">
            <text:p>F6_SUP_5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5_DOC_B_Sem</text:p>
          </table:table-cell>
          <table:table-cell office:value-type="float" office:value="0" table:style-name="ce1">
            <text:p>0</text:p>
          </table:table-cell>
          <table:table-cell office:value-type="float" office:value="8.2228223139205203E-7" table:style-name="ce1">
            <text:p>8.22282E-07</text:p>
          </table:table-cell>
          <table:table-cell office:value-type="float" office:value="1.32348898008484E-23" table:style-name="ce1">
            <text:p>1.32349E-23</text:p>
          </table:table-cell>
          <table:table-cell office:value-type="float" office:value="2.5642598989143899E-23" table:style-name="ce1">
            <text:p>2.56426E-23</text:p>
          </table:table-cell>
          <table:table-cell office:value-type="float" office:value="0" table:style-name="ce1">
            <text:p>0</text:p>
          </table:table-cell>
          <table:table-cell office:value-type="float" office:value="3.9979955110403E-19" table:style-name="ce1">
            <text:p>3.998E-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448845741189299" table:style-name="ce1">
            <text:p>3.544884574</text:p>
          </table:table-cell>
          <table:table-cell office:value-type="float" office:value="1.7718940525135101" table:style-name="ce1">
            <text:p>1.771894053</text:p>
          </table:table-cell>
          <table:table-cell office:value-type="float" office:value="6.2099236641221403" table:style-name="ce1">
            <text:p>6.209923664</text:p>
          </table:table-cell>
          <table:table-cell office:value-type="float" office:value="-0.366863905325444" table:style-name="ce1">
            <text:p>-0.366863905</text:p>
          </table:table-cell>
          <table:table-cell office:value-type="float" office:value="1.74647900221729E-2" table:style-name="ce1">
            <text:p>0.01746479</text:p>
          </table:table-cell>
          <table:table-cell office:value-type="float" office:value="1.8062500106046799E-2" table:style-name="ce1">
            <text:p>0.0180625</text:p>
          </table:table-cell>
          <table:table-cell office:value-type="float" office:value="2.35315944162207E-2" table:style-name="ce1">
            <text:p>0.023531594</text:p>
          </table:table-cell>
          <table:table-cell office:value-type="float" office:value="0.96690878447808304" table:style-name="ce1">
            <text:p>0.966908784</text:p>
          </table:table-cell>
          <table:table-cell office:value-type="string" table:style-name="ce1">
            <text:p>F6_SUP_5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5_DOC_B_Sem</text:p>
          </table:table-cell>
          <table:table-cell office:value-type="float" office:value="0" table:style-name="ce1">
            <text:p>0</text:p>
          </table:table-cell>
          <table:table-cell office:value-type="float" office:value="6.4828583535106899E-4" table:style-name="ce1">
            <text:p>0.000648286</text:p>
          </table:table-cell>
          <table:table-cell office:value-type="float" office:value="2.17344809902775E-5" table:style-name="ce1">
            <text:p>2.17345E-05</text:p>
          </table:table-cell>
          <table:table-cell office:value-type="float" office:value="1.6040257615039901E-4" table:style-name="ce1">
            <text:p>0.000160403</text:p>
          </table:table-cell>
          <table:table-cell office:value-type="float" office:value="9.3926738376759499E-4" table:style-name="ce1">
            <text:p>0.000939267</text:p>
          </table:table-cell>
          <table:table-cell office:value-type="float" office:value="0" table:style-name="ce1">
            <text:p>0</text:p>
          </table:table-cell>
          <table:table-cell office:value-type="float" office:value="0.3663272856543997" table:style-name="ce1">
            <text:p>0.366327286</text:p>
          </table:table-cell>
          <table:table-cell office:value-type="float" office:value="1.2281516874364294E-2" table:style-name="ce1">
            <text:p>0.012281517</text:p>
          </table:table-cell>
          <table:table-cell office:value-type="float" office:value="9.0638784821402668E-2" table:style-name="ce1">
            <text:p>0.090638785</text:p>
          </table:table-cell>
          <table:table-cell office:value-type="float" office:value="0.53075241264983331" table:style-name="ce1">
            <text:p>0.530752413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6_SUP_7_DOC_A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1381" table:style-name="ce1">
            <text:p>0.1381</text:p>
          </table:table-cell>
          <table:table-cell office:value-type="float" office:value="0.18004999999999999" table:style-name="ce1">
            <text:p>0.18005</text:p>
          </table:table-cell>
          <table:table-cell office:value-type="string" table:style-name="ce1">
            <text:p>F6_SUP_7_BDOC_A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7_DOC_A_Sem</text:p>
          </table:table-cell>
          <table:table-cell office:value-type="float" office:value="0" table:style-name="ce1">
            <text:p>0</text:p>
          </table:table-cell>
          <table:table-cell office:value-type="float" office:value="1.42275065359121E-22" table:style-name="ce1">
            <text:p>1.42275E-22</text:p>
          </table:table-cell>
          <table:table-cell office:value-type="float" office:value="1.42275065359121E-22" table:style-name="ce1">
            <text:p>1.42275E-22</text:p>
          </table:table-cell>
          <table:table-cell office:value-type="float" office:value="0" table:style-name="ce1">
            <text:p>0</text:p>
          </table:table-cell>
          <table:table-cell office:value-type="float" office:value="5.4210108624276E-21" table:style-name="ce1">
            <text:p>5.42101E-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479930451286" table:style-name="ce1">
            <text:p>1.647993045</text:p>
          </table:table-cell>
          <table:table-cell office:value-type="float" office:value="0.86511411351061995" table:style-name="ce1">
            <text:p>0.865114114</text:p>
          </table:table-cell>
          <table:table-cell office:value-type="float" office:value="4.5963302752293602" table:style-name="ce1">
            <text:p>4.596330275</text:p>
          </table:table-cell>
          <table:table-cell office:value-type="float" office:value="-17.6666666666667" table:style-name="ce1">
            <text:p>-17.66666667</text:p>
          </table:table-cell>
          <table:table-cell office:value-type="float" office:value="1.61976652330704E-2" table:style-name="ce1">
            <text:p>0.016197665</text:p>
          </table:table-cell>
          <table:table-cell office:value-type="float" office:value="1.51187336075903E-2" table:style-name="ce1">
            <text:p>0.015118734</text:p>
          </table:table-cell>
          <table:table-cell office:value-type="float" office:value="1.5443013957077201E-2" table:style-name="ce1">
            <text:p>0.015443014</text:p>
          </table:table-cell>
          <table:table-cell office:value-type="float" office:value="1.0713638888999599" table:style-name="ce1">
            <text:p>1.071363889</text:p>
          </table:table-cell>
          <table:table-cell office:value-type="string" table:style-name="ce1">
            <text:p>F6_SUP_7_BDOC_A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7_DOC_A_Sem</text:p>
          </table:table-cell>
          <table:table-cell office:value-type="float" office:value="0" table:style-name="ce1">
            <text:p>0</text:p>
          </table:table-cell>
          <table:table-cell office:value-type="float" office:value="1.7307470742019199E-3" table:style-name="ce1">
            <text:p>0.001730747</text:p>
          </table:table-cell>
          <table:table-cell office:value-type="float" office:value="0" table:style-name="ce1">
            <text:p>0</text:p>
          </table:table-cell>
          <table:table-cell office:value-type="float" office:value="1.43026928941927E-4" table:style-name="ce1">
            <text:p>0.000143027</text:p>
          </table:table-cell>
          <table:table-cell office:value-type="float" office:value="1.23723851556307E-3" table:style-name="ce1">
            <text:p>0.001237239</text:p>
          </table:table-cell>
          <table:table-cell office:value-type="float" office:value="0" table:style-name="ce1">
            <text:p>0</text:p>
          </table:table-cell>
          <table:table-cell office:value-type="float" office:value="0.55632918986815905" table:style-name="ce1">
            <text:p>0.55632919</text:p>
          </table:table-cell>
          <table:table-cell office:value-type="float" office:value="0" table:style-name="ce1">
            <text:p>0</text:p>
          </table:table-cell>
          <table:table-cell office:value-type="float" office:value="4.5974398393413003E-2" table:style-name="ce1">
            <text:p>0.045974398</text:p>
          </table:table-cell>
          <table:table-cell office:value-type="float" office:value="0.39769641173842801" table:style-name="ce1">
            <text:p>0.397696412</text:p>
          </table:table-cell>
          <table:table-cell table:number-columns-repeated="16284"/>
        </table:table-row>
        <table:table-row table:style-name="ro2">
          <table:table-cell office:value-type="string" table:style-name="ce1">
            <text:p>Virkis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6_SUP_7_DOC_B_Se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</text:p>
          </table:table-cell>
          <table:table-cell table:style-name="ce1"/>
          <table:table-cell table:style-name="ce5"/>
          <table:table-cell table:style-name="ce8"/>
          <table:table-cell table:style-name="ce1"/>
          <table:table-cell office:value-type="float" office:value="0.222" table:style-name="ce1">
            <text:p>0.222</text:p>
          </table:table-cell>
          <table:table-cell table:style-name="ce1"/>
          <table:table-cell office:value-type="string" table:style-name="ce1">
            <text:p>F6_SUP_7_BDOC_B_Sem</text:p>
          </table:table-cell>
          <table:table-cell office:value-type="error" office:string-value="#N/A" table:formula="of:=#N/A" table:style-name="ce1">
            <text:p>#NV</text:p>
          </table:table-cell>
          <table:table-cell table:number-columns-repeated="3" table:style-name="ce1"/>
          <table:table-cell office:value-type="date" office:date-value="2024-09-12T00:00:00" table:style-name="ce5">
            <text:p>12.09.2024</text:p>
          </table:table-cell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number-columns-repeated="32" table:style-name="ce1"/>
          <table:table-cell office:value-type="string" table:style-name="ce1">
            <text:p>F6_SUP_7_DOC_B_Sem</text:p>
          </table:table-cell>
          <table:table-cell office:value-type="float" office:value="0" table:style-name="ce1">
            <text:p>0</text:p>
          </table:table-cell>
          <table:table-cell office:value-type="float" office:value="4.0606449657669703E-3" table:style-name="ce1">
            <text:p>0.004060645</text:p>
          </table:table-cell>
          <table:table-cell office:value-type="float" office:value="0" table:style-name="ce1">
            <text:p>0</text:p>
          </table:table-cell>
          <table:table-cell office:value-type="float" office:value="4.2351647362715002E-21" table:style-name="ce1">
            <text:p>4.23516E-21</text:p>
          </table:table-cell>
          <table:table-cell office:value-type="float" office:value="4.7729849928401802E-4" table:style-name="ce1">
            <text:p>0.000477298</text:p>
          </table:table-cell>
          <table:table-cell office:value-type="float" office:value="1.3280990568453901E-3" table:style-name="ce1">
            <text:p>0.001328099</text:p>
          </table:table-cell>
          <table:table-cell office:value-type="float" office:value="0" table:style-name="ce1">
            <text:p>0</text:p>
          </table:table-cell>
          <table:table-cell office:value-type="float" office:value="1.45084579433153E-18" table:style-name="ce1">
            <text:p>1.45085E-18</text:p>
          </table:table-cell>
          <table:table-cell office:value-type="float" office:value="3.08436755552012" table:style-name="ce1">
            <text:p>3.084367556</text:p>
          </table:table-cell>
          <table:table-cell office:value-type="float" office:value="1.67979064879375" table:style-name="ce1">
            <text:p>1.679790649</text:p>
          </table:table-cell>
          <table:table-cell office:value-type="float" office:value="4.7302631578947398" table:style-name="ce1">
            <text:p>4.730263158</text:p>
          </table:table-cell>
          <table:table-cell office:value-type="float" office:value="-1.17924528301887" table:style-name="ce1">
            <text:p>-1.179245283</text:p>
          </table:table-cell>
          <table:table-cell office:value-type="float" office:value="1.58884252434786E-2" table:style-name="ce1">
            <text:p>0.015888425</text:p>
          </table:table-cell>
          <table:table-cell office:value-type="float" office:value="1.2989784237153801E-2" table:style-name="ce1">
            <text:p>0.012989784</text:p>
          </table:table-cell>
          <table:table-cell office:value-type="float" office:value="1.85162836948345E-2" table:style-name="ce1">
            <text:p>0.018516284</text:p>
          </table:table-cell>
          <table:table-cell office:value-type="float" office:value="1.22314774082498" table:style-name="ce1">
            <text:p>1.223147741</text:p>
          </table:table-cell>
          <table:table-cell office:value-type="string" table:style-name="ce1">
            <text:p>F6_SUP_7_BDOC_B_Sem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error" office:string-value="#N/A" table:formula="of:=#N/A" table:style-name="ce1">
            <text:p>#NV</text:p>
          </table:table-cell>
          <table:table-cell office:value-type="string" table:style-name="ce1">
            <text:p>F6_SUP_7_DOC_B_Sem</text:p>
          </table:table-cell>
          <table:table-cell office:value-type="float" office:value="0" table:style-name="ce1">
            <text:p>0</text:p>
          </table:table-cell>
          <table:table-cell office:value-type="float" office:value="8.3708881465555801E-3" table:style-name="ce1">
            <text:p>0.008370888</text:p>
          </table:table-cell>
          <table:table-cell office:value-type="float" office:value="0" table:style-name="ce1">
            <text:p>0</text:p>
          </table:table-cell>
          <table:table-cell office:value-type="float" office:value="1.1182506125893899E-3" table:style-name="ce1">
            <text:p>0.001118251</text:p>
          </table:table-cell>
          <table:table-cell office:value-type="float" office:value="1.02066739276942E-2" table:style-name="ce1">
            <text:p>0.010206674</text:p>
          </table:table-cell>
          <table:table-cell office:value-type="float" office:value="0" table:style-name="ce1">
            <text:p>0</text:p>
          </table:table-cell>
          <table:table-cell office:value-type="float" office:value="0.42500851727479338" table:style-name="ce1">
            <text:p>0.425008517</text:p>
          </table:table-cell>
          <table:table-cell office:value-type="float" office:value="0" table:style-name="ce1">
            <text:p>0</text:p>
          </table:table-cell>
          <table:table-cell office:value-type="float" office:value="5.6776058463259553E-2" table:style-name="ce1">
            <text:p>0.056776058</text:p>
          </table:table-cell>
          <table:table-cell office:value-type="float" office:value="0.51821542426194711" table:style-name="ce1">
            <text:p>0.518215424</text:p>
          </table:table-cell>
          <table:table-cell table:number-columns-repeated="16284"/>
        </table:table-row>
        <table:table-row table:number-rows-repeated="10484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Sophia k</meta:initial-creator>
    <dc:creator>Sophia k</dc:creator>
    <meta:creation-date>2025-05-17T10:32:35Z</meta:creation-date>
    <dc:date>2025-05-28T09:18:24Z</dc:date>
    <meta:editing-duration>PT0S</meta:editing-duration>
  </office:meta>
</office:document-meta>
</file>